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2.16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73.52mm"/>
    </style:style>
    <style:style style:name="co7" style:family="table-column">
      <style:table-column-properties fo:break-before="auto" style:column-width="74.07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28.31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T1" style:family="text">
      <style:text-properties style:text-position="sub 55%"/>
    </style:style>
  </office:automatic-styles>
  <office:body>
    <office:spreadsheet>
      <table:calculation-settings table:automatic-find-labels="false" table:use-regular-expressions="false" table:use-wildcards="true"/>
      <table:table table:name="GC-SDVRP_3ICF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5" table:default-cell-style-name="ce7"/>
        <table:table-column table:style-name="co2" table:number-columns-repeated="2" table:default-cell-style-name="ce4"/>
        <table:table-column table:style-name="co3" table:default-cell-style-name="Default"/>
        <table:table-column table:style-name="co3" table:number-columns-repeated="996" table:default-cell-style-name="ce4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tatus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 </text:p>
          </table:table-cell>
          <table:table-cell table:style-name="ce6" office:value-type="string" calcext:value-type="string">
            <text:p>Gap (%)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 T<text:span text:style-name="T1">T</text:span> (s)</text:p>
          </table:table-cell>
          <table:table-cell table:style-name="ce1" office:value-type="string" calcext:value-type="string">
            <text:p>VH</text:p>
          </table:table-cell>
          <table:table-cell table:style-name="ce1" office:value-type="string" calcext:value-type="string">
            <text:p>CS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0.8" calcext:value-type="float">
            <text:p>1430.80</text:p>
          </table:table-cell>
          <table:table-cell office:value-type="float" office:value="0" calcext:value-type="float">
            <text:p>0.00</text:p>
          </table:table-cell>
          <table:table-cell office:value-type="float" office:value="284.32" calcext:value-type="float">
            <text:p>284.32</text:p>
          </table:table-cell>
          <table:table-cell office:value-type="float" office:value="189.45" calcext:value-type="float">
            <text:p>189.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29.21" calcext:value-type="float">
            <text:p>1129.21</text:p>
          </table:table-cell>
          <table:table-cell office:value-type="float" office:value="0" calcext:value-type="float">
            <text:p>0.00</text:p>
          </table:table-cell>
          <table:table-cell office:value-type="float" office:value="242.09" calcext:value-type="float">
            <text:p>242.09</text:p>
          </table:table-cell>
          <table:table-cell office:value-type="float" office:value="21.41" calcext:value-type="float">
            <text:p>21.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01.94" calcext:value-type="float">
            <text:p>901.94</text:p>
          </table:table-cell>
          <table:table-cell office:value-type="float" office:value="0" calcext:value-type="float">
            <text:p>0.00</text:p>
          </table:table-cell>
          <table:table-cell office:value-type="float" office:value="200.91" calcext:value-type="float">
            <text:p>200.91</text:p>
          </table:table-cell>
          <table:table-cell office:value-type="float" office:value="10.47" calcext:value-type="float">
            <text:p>10.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758.19" calcext:value-type="float">
            <text:p>758.19</text:p>
          </table:table-cell>
          <table:table-cell office:value-type="float" office:value="0" calcext:value-type="float">
            <text:p>0.00</text:p>
          </table:table-cell>
          <table:table-cell office:value-type="float" office:value="171.35" calcext:value-type="float">
            <text:p>171.35</text:p>
          </table:table-cell>
          <table:table-cell office:value-type="float" office:value="22.46" calcext:value-type="float">
            <text:p>22.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13.79" calcext:value-type="float">
            <text:p>2313.79</text:p>
          </table:table-cell>
          <table:table-cell office:value-type="float" office:value="0" calcext:value-type="float">
            <text:p>0.00</text:p>
          </table:table-cell>
          <table:table-cell office:value-type="float" office:value="480.43" calcext:value-type="float">
            <text:p>480.43</text:p>
          </table:table-cell>
          <table:table-cell office:value-type="float" office:value="145.96" calcext:value-type="float">
            <text:p>145.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1.53" calcext:value-type="float">
            <text:p>1721.53</text:p>
          </table:table-cell>
          <table:table-cell office:value-type="float" office:value="0" calcext:value-type="float">
            <text:p>0.00</text:p>
          </table:table-cell>
          <table:table-cell office:value-type="float" office:value="349.1" calcext:value-type="float">
            <text:p>349.10</text:p>
          </table:table-cell>
          <table:table-cell office:value-type="float" office:value="797.05" calcext:value-type="float">
            <text:p>797.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45.68" calcext:value-type="float">
            <text:p>1245.68</text:p>
          </table:table-cell>
          <table:table-cell office:value-type="float" office:value="0" calcext:value-type="float">
            <text:p>0.00</text:p>
          </table:table-cell>
          <table:table-cell office:value-type="float" office:value="242.41" calcext:value-type="float">
            <text:p>242.41</text:p>
          </table:table-cell>
          <table:table-cell office:value-type="float" office:value="106.31" calcext:value-type="float">
            <text:p>106.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58.73" calcext:value-type="float">
            <text:p>1058.73</text:p>
          </table:table-cell>
          <table:table-cell office:value-type="float" office:value="0" calcext:value-type="float">
            <text:p>0.00</text:p>
          </table:table-cell>
          <table:table-cell office:value-type="float" office:value="211.28" calcext:value-type="float">
            <text:p>211.28</text:p>
          </table:table-cell>
          <table:table-cell office:value-type="float" office:value="232.85" calcext:value-type="float">
            <text:p>232.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9.26" calcext:value-type="float">
            <text:p>2139.26</text:p>
          </table:table-cell>
          <table:table-cell office:value-type="float" office:value="0" calcext:value-type="float">
            <text:p>0.00</text:p>
          </table:table-cell>
          <table:table-cell office:value-type="float" office:value="423.09" calcext:value-type="float">
            <text:p>423.09</text:p>
          </table:table-cell>
          <table:table-cell office:value-type="float" office:value="1987.43" calcext:value-type="float">
            <text:p>1987.4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61.23" calcext:value-type="float">
            <text:p>1661.23</text:p>
          </table:table-cell>
          <table:table-cell office:value-type="float" office:value="0" calcext:value-type="float">
            <text:p>0.00</text:p>
          </table:table-cell>
          <table:table-cell office:value-type="float" office:value="342.92" calcext:value-type="float">
            <text:p>342.92</text:p>
          </table:table-cell>
          <table:table-cell office:value-type="float" office:value="2419.56" calcext:value-type="float">
            <text:p>2419.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03.94" calcext:value-type="float">
            <text:p>1203.94</text:p>
          </table:table-cell>
          <table:table-cell office:value-type="float" office:value="0" calcext:value-type="float">
            <text:p>0.00</text:p>
          </table:table-cell>
          <table:table-cell office:value-type="float" office:value="239.94" calcext:value-type="float">
            <text:p>239.94</text:p>
          </table:table-cell>
          <table:table-cell office:value-type="float" office:value="7.92" calcext:value-type="float">
            <text:p>7.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25.01" calcext:value-type="float">
            <text:p>1025.01</text:p>
          </table:table-cell>
          <table:table-cell office:value-type="float" office:value="0" calcext:value-type="float">
            <text:p>0.00</text:p>
          </table:table-cell>
          <table:table-cell office:value-type="float" office:value="209.46" calcext:value-type="float">
            <text:p>209.46</text:p>
          </table:table-cell>
          <table:table-cell office:value-type="float" office:value="67.93" calcext:value-type="float">
            <text:p>67.9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44.58" calcext:value-type="float">
            <text:p>3244.58</text:p>
          </table:table-cell>
          <table:table-cell office:value-type="float" office:value="3312.74" calcext:value-type="float">
            <text:p>3312.74</text:p>
          </table:table-cell>
          <table:table-cell office:value-type="float" office:value="2.06" calcext:value-type="float">
            <text:p>2.06</text:p>
          </table:table-cell>
          <table:table-cell office:value-type="float" office:value="685.17" calcext:value-type="float">
            <text:p>68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40_60_cap1.5_1</text:p>
          </table:table-cell>
          <table:table-cell office:value-type="string" calcext:value-type="string">
            <text:p>TL</text:p>
          </table:table-cell>
          <table:table-cell office:value-type="float" office:value="2287.92" calcext:value-type="float">
            <text:p>2287.92</text:p>
          </table:table-cell>
          <table:table-cell office:value-type="float" office:value="2419.68" calcext:value-type="float">
            <text:p>2419.68</text:p>
          </table:table-cell>
          <table:table-cell office:value-type="float" office:value="5.45" calcext:value-type="float">
            <text:p>5.45</text:p>
          </table:table-cell>
          <table:table-cell office:value-type="float" office:value="490.3" calcext:value-type="float">
            <text:p>490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40_60_cap2_1</text:p>
          </table:table-cell>
          <table:table-cell office:value-type="string" calcext:value-type="string">
            <text:p>TL</text:p>
          </table:table-cell>
          <table:table-cell office:value-type="float" office:value="1767" calcext:value-type="float">
            <text:p>1767.00</text:p>
          </table:table-cell>
          <table:table-cell office:value-type="float" office:value="1809.82" calcext:value-type="float">
            <text:p>1809.82</text:p>
          </table:table-cell>
          <table:table-cell office:value-type="float" office:value="2.37" calcext:value-type="float">
            <text:p>2.37</text:p>
          </table:table-cell>
          <table:table-cell office:value-type="float" office:value="358.35" calcext:value-type="float">
            <text:p>358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91.79" calcext:value-type="float">
            <text:p>1491.79</text:p>
          </table:table-cell>
          <table:table-cell office:value-type="float" office:value="0" calcext:value-type="float">
            <text:p>0.00</text:p>
          </table:table-cell>
          <table:table-cell office:value-type="float" office:value="303.23" calcext:value-type="float">
            <text:p>303.23</text:p>
          </table:table-cell>
          <table:table-cell office:value-type="float" office:value="459.04" calcext:value-type="float">
            <text:p>459.0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41.84" calcext:value-type="float">
            <text:p>1641.84</text:p>
          </table:table-cell>
          <table:table-cell office:value-type="float" office:value="0" calcext:value-type="float">
            <text:p>0.00</text:p>
          </table:table-cell>
          <table:table-cell office:value-type="float" office:value="335.15" calcext:value-type="float">
            <text:p>335.15</text:p>
          </table:table-cell>
          <table:table-cell office:value-type="float" office:value="2385.29" calcext:value-type="float">
            <text:p>2385.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83" calcext:value-type="float">
            <text:p>1252.83</text:p>
          </table:table-cell>
          <table:table-cell office:value-type="float" office:value="0" calcext:value-type="float">
            <text:p>0.00</text:p>
          </table:table-cell>
          <table:table-cell office:value-type="float" office:value="264.43" calcext:value-type="float">
            <text:p>264.43</text:p>
          </table:table-cell>
          <table:table-cell office:value-type="float" office:value="928.28" calcext:value-type="float">
            <text:p>928.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674.19" calcext:value-type="float">
            <text:p>2674.19</text:p>
          </table:table-cell>
          <table:table-cell office:value-type="float" office:value="2800.71" calcext:value-type="float">
            <text:p>2800.71</text:p>
          </table:table-cell>
          <table:table-cell office:value-type="float" office:value="4.52" calcext:value-type="float">
            <text:p>4.52</text:p>
          </table:table-cell>
          <table:table-cell office:value-type="float" office:value="585.57" calcext:value-type="float">
            <text:p>585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2797.9" calcext:value-type="float">
            <text:p>2797.90</text:p>
          </table:table-cell>
          <table:table-cell office:value-type="float" office:value="2865.6" calcext:value-type="float">
            <text:p>2865.60</text:p>
          </table:table-cell>
          <table:table-cell office:value-type="float" office:value="2.36" calcext:value-type="float">
            <text:p>2.36</text:p>
          </table:table-cell>
          <table:table-cell office:value-type="float" office:value="602.4" calcext:value-type="float">
            <text:p>602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519.93" calcext:value-type="float">
            <text:p>2519.93</text:p>
          </table:table-cell>
          <table:table-cell office:value-type="float" office:value="2772.72" calcext:value-type="float">
            <text:p>2772.72</text:p>
          </table:table-cell>
          <table:table-cell office:value-type="float" office:value="9.12" calcext:value-type="float">
            <text:p>9.12</text:p>
          </table:table-cell>
          <table:table-cell office:value-type="float" office:value="623.84" calcext:value-type="float">
            <text:p>623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752.58" calcext:value-type="float">
            <text:p>2752.58</text:p>
          </table:table-cell>
          <table:table-cell office:value-type="float" office:value="2851.14" calcext:value-type="float">
            <text:p>2851.14</text:p>
          </table:table-cell>
          <table:table-cell office:value-type="float" office:value="3.46" calcext:value-type="float">
            <text:p>3.46</text:p>
          </table:table-cell>
          <table:table-cell office:value-type="float" office:value="618.51" calcext:value-type="float">
            <text:p>618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2825.33" calcext:value-type="float">
            <text:p>2825.33</text:p>
          </table:table-cell>
          <table:table-cell office:value-type="float" office:value="2957.46" calcext:value-type="float">
            <text:p>2957.46</text:p>
          </table:table-cell>
          <table:table-cell office:value-type="float" office:value="4.47" calcext:value-type="float">
            <text:p>4.47</text:p>
          </table:table-cell>
          <table:table-cell office:value-type="float" office:value="646.19" calcext:value-type="float">
            <text:p>646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3577.28" calcext:value-type="float">
            <text:p>3577.28</text:p>
          </table:table-cell>
          <table:table-cell office:value-type="float" office:value="7197.84" calcext:value-type="float">
            <text:p>7197.84</text:p>
          </table:table-cell>
          <table:table-cell office:value-type="float" office:value="50.3" calcext:value-type="float">
            <text:p>50.30</text:p>
          </table:table-cell>
          <table:table-cell office:value-type="float" office:value="2034.5" calcext:value-type="float">
            <text:p>2034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425.24" calcext:value-type="float">
            <text:p>4425.24</text:p>
          </table:table-cell>
          <table:table-cell office:value-type="float" office:value="7752.47" calcext:value-type="float">
            <text:p>7752.47</text:p>
          </table:table-cell>
          <table:table-cell office:value-type="float" office:value="42.92" calcext:value-type="float">
            <text:p>42.92</text:p>
          </table:table-cell>
          <table:table-cell office:value-type="float" office:value="2101.49" calcext:value-type="float">
            <text:p>2101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3770.73" calcext:value-type="float">
            <text:p>3770.73</text:p>
          </table:table-cell>
          <table:table-cell office:value-type="float" office:value="8136.59" calcext:value-type="float">
            <text:p>8136.59</text:p>
          </table:table-cell>
          <table:table-cell office:value-type="float" office:value="53.66" calcext:value-type="float">
            <text:p>53.66</text:p>
          </table:table-cell>
          <table:table-cell office:value-type="float" office:value="2339.81" calcext:value-type="float">
            <text:p>2339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3941.38" calcext:value-type="float">
            <text:p>3941.38</text:p>
          </table:table-cell>
          <table:table-cell office:value-type="float" office:value="7305.89" calcext:value-type="float">
            <text:p>7305.89</text:p>
          </table:table-cell>
          <table:table-cell office:value-type="float" office:value="46.05" calcext:value-type="float">
            <text:p>46.05</text:p>
          </table:table-cell>
          <table:table-cell office:value-type="float" office:value="2016.92" calcext:value-type="float">
            <text:p>2016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598.55" calcext:value-type="float">
            <text:p>3598.55</text:p>
          </table:table-cell>
          <table:table-cell office:value-type="float" office:value="7876.47" calcext:value-type="float">
            <text:p>7876.47</text:p>
          </table:table-cell>
          <table:table-cell office:value-type="float" office:value="54.31" calcext:value-type="float">
            <text:p>54.31</text:p>
          </table:table-cell>
          <table:table-cell office:value-type="float" office:value="2274.6" calcext:value-type="float">
            <text:p>2274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092.75" calcext:value-type="float">
            <text:p>13092.75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586.49" calcext:value-type="float">
            <text:p>13586.49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452.69" calcext:value-type="float">
            <text:p>13452.69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315.53" calcext:value-type="float">
            <text:p>13315.53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748.57" calcext:value-type="float">
            <text:p>13748.57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910.64" calcext:value-type="float">
            <text:p>17910.64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793.93" calcext:value-type="float">
            <text:p>17793.93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472.05" calcext:value-type="float">
            <text:p>18472.05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327.71" calcext:value-type="float">
            <text:p>17327.71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168.22" calcext:value-type="float">
            <text:p>18168.22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62.16" calcext:value-type="float">
            <text:p>962.16</text:p>
          </table:table-cell>
          <table:table-cell office:value-type="float" office:value="0" calcext:value-type="float">
            <text:p>0.00</text:p>
          </table:table-cell>
          <table:table-cell office:value-type="float" office:value="206.23" calcext:value-type="float">
            <text:p>206.23</text:p>
          </table:table-cell>
          <table:table-cell office:value-type="float" office:value="37.15" calcext:value-type="float">
            <text:p>37.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798.26" calcext:value-type="float">
            <text:p>798.26</text:p>
          </table:table-cell>
          <table:table-cell office:value-type="float" office:value="0" calcext:value-type="float">
            <text:p>0.00</text:p>
          </table:table-cell>
          <table:table-cell office:value-type="float" office:value="171.57" calcext:value-type="float">
            <text:p>171.57</text:p>
          </table:table-cell>
          <table:table-cell office:value-type="float" office:value="18.26" calcext:value-type="float">
            <text:p>18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010.66" calcext:value-type="float">
            <text:p>2010.66</text:p>
          </table:table-cell>
          <table:table-cell office:value-type="float" office:value="2149.1" calcext:value-type="float">
            <text:p>2149.10</text:p>
          </table:table-cell>
          <table:table-cell office:value-type="float" office:value="6.44" calcext:value-type="float">
            <text:p>6.44</text:p>
          </table:table-cell>
          <table:table-cell office:value-type="float" office:value="440.29" calcext:value-type="float">
            <text:p>440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538.36" calcext:value-type="float">
            <text:p>1538.36</text:p>
          </table:table-cell>
          <table:table-cell office:value-type="float" office:value="1563.24" calcext:value-type="float">
            <text:p>1563.24</text:p>
          </table:table-cell>
          <table:table-cell office:value-type="float" office:value="1.59" calcext:value-type="float">
            <text:p>1.59</text:p>
          </table:table-cell>
          <table:table-cell office:value-type="float" office:value="306.73" calcext:value-type="float">
            <text:p>306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1.71" calcext:value-type="float">
            <text:p>1251.71</text:p>
          </table:table-cell>
          <table:table-cell office:value-type="float" office:value="0" calcext:value-type="float">
            <text:p>0.00</text:p>
          </table:table-cell>
          <table:table-cell office:value-type="float" office:value="267.12" calcext:value-type="float">
            <text:p>267.12</text:p>
          </table:table-cell>
          <table:table-cell office:value-type="float" office:value="761.55" calcext:value-type="float">
            <text:p>761.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97.53" calcext:value-type="float">
            <text:p>997.53</text:p>
          </table:table-cell>
          <table:table-cell office:value-type="float" office:value="0" calcext:value-type="float">
            <text:p>0.00</text:p>
          </table:table-cell>
          <table:table-cell office:value-type="float" office:value="207.76" calcext:value-type="float">
            <text:p>207.76</text:p>
          </table:table-cell>
          <table:table-cell office:value-type="float" office:value="30.38" calcext:value-type="float">
            <text:p>30.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1_1</text:p>
          </table:table-cell>
          <table:table-cell office:value-type="string" calcext:value-type="string">
            <text:p>TL</text:p>
          </table:table-cell>
          <table:table-cell office:value-type="float" office:value="2061.73" calcext:value-type="float">
            <text:p>2061.73</text:p>
          </table:table-cell>
          <table:table-cell office:value-type="float" office:value="2213.07" calcext:value-type="float">
            <text:p>2213.07</text:p>
          </table:table-cell>
          <table:table-cell office:value-type="float" office:value="6.84" calcext:value-type="float">
            <text:p>6.84</text:p>
          </table:table-cell>
          <table:table-cell office:value-type="float" office:value="446.85" calcext:value-type="float">
            <text:p>446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4.74" calcext:value-type="float">
            <text:p>1594.74</text:p>
          </table:table-cell>
          <table:table-cell office:value-type="float" office:value="0" calcext:value-type="float">
            <text:p>0.00</text:p>
          </table:table-cell>
          <table:table-cell office:value-type="float" office:value="316.58" calcext:value-type="float">
            <text:p>316.58</text:p>
          </table:table-cell>
          <table:table-cell office:value-type="float" office:value="3398.71" calcext:value-type="float">
            <text:p>3398.7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580.63" calcext:value-type="float">
            <text:p>3580.63</text:p>
          </table:table-cell>
          <table:table-cell office:value-type="float" office:value="3800.16" calcext:value-type="float">
            <text:p>3800.16</text:p>
          </table:table-cell>
          <table:table-cell office:value-type="float" office:value="5.78" calcext:value-type="float">
            <text:p>5.78</text:p>
          </table:table-cell>
          <table:table-cell office:value-type="float" office:value="791.68" calcext:value-type="float">
            <text:p>791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345.42" calcext:value-type="float">
            <text:p>3345.42</text:p>
          </table:table-cell>
          <table:table-cell office:value-type="float" office:value="3502.32" calcext:value-type="float">
            <text:p>3502.32</text:p>
          </table:table-cell>
          <table:table-cell office:value-type="float" office:value="4.48" calcext:value-type="float">
            <text:p>4.48</text:p>
          </table:table-cell>
          <table:table-cell office:value-type="float" office:value="751.73" calcext:value-type="float">
            <text:p>751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2855.02" calcext:value-type="float">
            <text:p>2855.02</text:p>
          </table:table-cell>
          <table:table-cell office:value-type="float" office:value="3048.77" calcext:value-type="float">
            <text:p>3048.77</text:p>
          </table:table-cell>
          <table:table-cell office:value-type="float" office:value="6.35" calcext:value-type="float">
            <text:p>6.35</text:p>
          </table:table-cell>
          <table:table-cell office:value-type="float" office:value="640.46" calcext:value-type="float">
            <text:p>640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379.88" calcext:value-type="float">
            <text:p>3379.88</text:p>
          </table:table-cell>
          <table:table-cell office:value-type="float" office:value="3564.61" calcext:value-type="float">
            <text:p>3564.61</text:p>
          </table:table-cell>
          <table:table-cell office:value-type="float" office:value="5.18" calcext:value-type="float">
            <text:p>5.18</text:p>
          </table:table-cell>
          <table:table-cell office:value-type="float" office:value="767.46" calcext:value-type="float">
            <text:p>767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648.96" calcext:value-type="float">
            <text:p>3648.96</text:p>
          </table:table-cell>
          <table:table-cell office:value-type="float" office:value="3772.62" calcext:value-type="float">
            <text:p>3772.62</text:p>
          </table:table-cell>
          <table:table-cell office:value-type="float" office:value="3.28" calcext:value-type="float">
            <text:p>3.28</text:p>
          </table:table-cell>
          <table:table-cell office:value-type="float" office:value="786.94" calcext:value-type="float">
            <text:p>786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36.78" calcext:value-type="float">
            <text:p>5936.78</text:p>
          </table:table-cell>
          <table:table-cell office:value-type="float" office:value="8915.2" calcext:value-type="float">
            <text:p>8915.20</text:p>
          </table:table-cell>
          <table:table-cell office:value-type="float" office:value="33.41" calcext:value-type="float">
            <text:p>33.41</text:p>
          </table:table-cell>
          <table:table-cell office:value-type="float" office:value="2246.25" calcext:value-type="float">
            <text:p>2246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217.64" calcext:value-type="float">
            <text:p>6217.64</text:p>
          </table:table-cell>
          <table:table-cell office:value-type="float" office:value="8894.23" calcext:value-type="float">
            <text:p>8894.23</text:p>
          </table:table-cell>
          <table:table-cell office:value-type="float" office:value="30.09" calcext:value-type="float">
            <text:p>30.09</text:p>
          </table:table-cell>
          <table:table-cell office:value-type="float" office:value="2185.18" calcext:value-type="float">
            <text:p>2185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878.7" calcext:value-type="float">
            <text:p>5878.70</text:p>
          </table:table-cell>
          <table:table-cell office:value-type="float" office:value="9831.99" calcext:value-type="float">
            <text:p>9831.99</text:p>
          </table:table-cell>
          <table:table-cell office:value-type="float" office:value="40.21" calcext:value-type="float">
            <text:p>40.21</text:p>
          </table:table-cell>
          <table:table-cell office:value-type="float" office:value="2587.77" calcext:value-type="float">
            <text:p>2587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585.34" calcext:value-type="float">
            <text:p>5585.34</text:p>
          </table:table-cell>
          <table:table-cell office:value-type="float" office:value="8740.23" calcext:value-type="float">
            <text:p>8740.23</text:p>
          </table:table-cell>
          <table:table-cell office:value-type="float" office:value="36.1" calcext:value-type="float">
            <text:p>36.10</text:p>
          </table:table-cell>
          <table:table-cell office:value-type="float" office:value="2237.75" calcext:value-type="float">
            <text:p>2237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5613.34" calcext:value-type="float">
            <text:p>5613.34</text:p>
          </table:table-cell>
          <table:table-cell office:value-type="float" office:value="9143.96" calcext:value-type="float">
            <text:p>9143.96</text:p>
          </table:table-cell>
          <table:table-cell office:value-type="float" office:value="38.61" calcext:value-type="float">
            <text:p>38.61</text:p>
          </table:table-cell>
          <table:table-cell office:value-type="float" office:value="2375.81" calcext:value-type="float">
            <text:p>2375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182.39" calcext:value-type="float">
            <text:p>15182.39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468.62" calcext:value-type="float">
            <text:p>14468.62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004.01" calcext:value-type="float">
            <text:p>15004.01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927.9" calcext:value-type="float">
            <text:p>14927.90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679.11" calcext:value-type="float">
            <text:p>14679.11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567.84" calcext:value-type="float">
            <text:p>19567.84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142.01" calcext:value-type="float">
            <text:p>19142.01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743.46" calcext:value-type="float">
            <text:p>20743.46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669.99" calcext:value-type="float">
            <text:p>19669.99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165.44" calcext:value-type="float">
            <text:p>20165.44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88.09" calcext:value-type="float">
            <text:p>1288.09</text:p>
          </table:table-cell>
          <table:table-cell office:value-type="float" office:value="0" calcext:value-type="float">
            <text:p>0.00</text:p>
          </table:table-cell>
          <table:table-cell office:value-type="float" office:value="265.42" calcext:value-type="float">
            <text:p>265.42</text:p>
          </table:table-cell>
          <table:table-cell office:value-type="float" office:value="3218.67" calcext:value-type="float">
            <text:p>3218.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21.54" calcext:value-type="float">
            <text:p>1021.54</text:p>
          </table:table-cell>
          <table:table-cell office:value-type="float" office:value="0" calcext:value-type="float">
            <text:p>0.00</text:p>
          </table:table-cell>
          <table:table-cell office:value-type="float" office:value="207.04" calcext:value-type="float">
            <text:p>207.04</text:p>
          </table:table-cell>
          <table:table-cell office:value-type="float" office:value="39.17" calcext:value-type="float">
            <text:p>39.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40_60_cap1.1_1</text:p>
          </table:table-cell>
          <table:table-cell office:value-type="string" calcext:value-type="string">
            <text:p>TL</text:p>
          </table:table-cell>
          <table:table-cell office:value-type="float" office:value="3098.65" calcext:value-type="float">
            <text:p>3098.65</text:p>
          </table:table-cell>
          <table:table-cell office:value-type="float" office:value="3262.39" calcext:value-type="float">
            <text:p>3262.39</text:p>
          </table:table-cell>
          <table:table-cell office:value-type="float" office:value="5.02" calcext:value-type="float">
            <text:p>5.02</text:p>
          </table:table-cell>
          <table:table-cell office:value-type="float" office:value="657.95" calcext:value-type="float">
            <text:p>657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40_60_cap1.5_1</text:p>
          </table:table-cell>
          <table:table-cell office:value-type="string" calcext:value-type="string">
            <text:p>TL</text:p>
          </table:table-cell>
          <table:table-cell office:value-type="float" office:value="2257.3" calcext:value-type="float">
            <text:p>2257.30</text:p>
          </table:table-cell>
          <table:table-cell office:value-type="float" office:value="2348.12" calcext:value-type="float">
            <text:p>2348.12</text:p>
          </table:table-cell>
          <table:table-cell office:value-type="float" office:value="3.87" calcext:value-type="float">
            <text:p>3.87</text:p>
          </table:table-cell>
          <table:table-cell office:value-type="float" office:value="457.94" calcext:value-type="float">
            <text:p>457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67.73" calcext:value-type="float">
            <text:p>1767.73</text:p>
          </table:table-cell>
          <table:table-cell office:value-type="float" office:value="0" calcext:value-type="float">
            <text:p>0.00</text:p>
          </table:table-cell>
          <table:table-cell office:value-type="float" office:value="347.7" calcext:value-type="float">
            <text:p>347.70</text:p>
          </table:table-cell>
          <table:table-cell office:value-type="float" office:value="1170.04" calcext:value-type="float">
            <text:p>1170.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3_size0_p1_40_60_cap2.5_1</text:p>
          </table:table-cell>
          <table:table-cell office:value-type="string" calcext:value-type="string">
            <text:p>TL</text:p>
          </table:table-cell>
          <table:table-cell office:value-type="float" office:value="1472.53" calcext:value-type="float">
            <text:p>1472.53</text:p>
          </table:table-cell>
          <table:table-cell office:value-type="float" office:value="1507.49" calcext:value-type="float">
            <text:p>1507.49</text:p>
          </table:table-cell>
          <table:table-cell office:value-type="float" office:value="2.32" calcext:value-type="float">
            <text:p>2.32</text:p>
          </table:table-cell>
          <table:table-cell office:value-type="float" office:value="313.46" calcext:value-type="float">
            <text:p>31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2206.51" calcext:value-type="float">
            <text:p>2206.51</text:p>
          </table:table-cell>
          <table:table-cell office:value-type="float" office:value="2268.44" calcext:value-type="float">
            <text:p>2268.44</text:p>
          </table:table-cell>
          <table:table-cell office:value-type="float" office:value="2.73" calcext:value-type="float">
            <text:p>2.73</text:p>
          </table:table-cell>
          <table:table-cell office:value-type="float" office:value="453.33" calcext:value-type="float">
            <text:p>453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65.51" calcext:value-type="float">
            <text:p>1665.51</text:p>
          </table:table-cell>
          <table:table-cell office:value-type="float" office:value="0" calcext:value-type="float">
            <text:p>0.00</text:p>
          </table:table-cell>
          <table:table-cell office:value-type="float" office:value="323.78" calcext:value-type="float">
            <text:p>323.78</text:p>
          </table:table-cell>
          <table:table-cell office:value-type="float" office:value="1129.51" calcext:value-type="float">
            <text:p>1129.5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917.84" calcext:value-type="float">
            <text:p>2917.84</text:p>
          </table:table-cell>
          <table:table-cell office:value-type="float" office:value="3058.49" calcext:value-type="float">
            <text:p>3058.49</text:p>
          </table:table-cell>
          <table:table-cell office:value-type="float" office:value="4.6" calcext:value-type="float">
            <text:p>4.60</text:p>
          </table:table-cell>
          <table:table-cell office:value-type="float" office:value="667.41" calcext:value-type="float">
            <text:p>667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206.25" calcext:value-type="float">
            <text:p>3206.25</text:p>
          </table:table-cell>
          <table:table-cell office:value-type="float" office:value="3335.72" calcext:value-type="float">
            <text:p>3335.72</text:p>
          </table:table-cell>
          <table:table-cell office:value-type="float" office:value="3.88" calcext:value-type="float">
            <text:p>3.88</text:p>
          </table:table-cell>
          <table:table-cell office:value-type="float" office:value="716.61" calcext:value-type="float">
            <text:p>716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371.84" calcext:value-type="float">
            <text:p>2371.84</text:p>
          </table:table-cell>
          <table:table-cell office:value-type="float" office:value="2577.65" calcext:value-type="float">
            <text:p>2577.65</text:p>
          </table:table-cell>
          <table:table-cell office:value-type="float" office:value="7.98" calcext:value-type="float">
            <text:p>7.98</text:p>
          </table:table-cell>
          <table:table-cell office:value-type="float" office:value="554.8" calcext:value-type="float">
            <text:p>554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965.73" calcext:value-type="float">
            <text:p>2965.73</text:p>
          </table:table-cell>
          <table:table-cell office:value-type="float" office:value="3117.23" calcext:value-type="float">
            <text:p>3117.23</text:p>
          </table:table-cell>
          <table:table-cell office:value-type="float" office:value="4.86" calcext:value-type="float">
            <text:p>4.86</text:p>
          </table:table-cell>
          <table:table-cell office:value-type="float" office:value="657.21" calcext:value-type="float">
            <text:p>657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2678" calcext:value-type="float">
            <text:p>2678.00</text:p>
          </table:table-cell>
          <table:table-cell office:value-type="float" office:value="2810.09" calcext:value-type="float">
            <text:p>2810.09</text:p>
          </table:table-cell>
          <table:table-cell office:value-type="float" office:value="4.7" calcext:value-type="float">
            <text:p>4.70</text:p>
          </table:table-cell>
          <table:table-cell office:value-type="float" office:value="639.09" calcext:value-type="float">
            <text:p>639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206.56" calcext:value-type="float">
            <text:p>4206.56</text:p>
          </table:table-cell>
          <table:table-cell office:value-type="float" office:value="7426.83" calcext:value-type="float">
            <text:p>7426.83</text:p>
          </table:table-cell>
          <table:table-cell office:value-type="float" office:value="43.36" calcext:value-type="float">
            <text:p>43.36</text:p>
          </table:table-cell>
          <table:table-cell office:value-type="float" office:value="2013.93" calcext:value-type="float">
            <text:p>2013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250.42" calcext:value-type="float">
            <text:p>4250.42</text:p>
          </table:table-cell>
          <table:table-cell office:value-type="float" office:value="7600.58" calcext:value-type="float">
            <text:p>7600.58</text:p>
          </table:table-cell>
          <table:table-cell office:value-type="float" office:value="44.08" calcext:value-type="float">
            <text:p>44.08</text:p>
          </table:table-cell>
          <table:table-cell office:value-type="float" office:value="2081.28" calcext:value-type="float">
            <text:p>2081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5191.89" calcext:value-type="float">
            <text:p>5191.89</text:p>
          </table:table-cell>
          <table:table-cell office:value-type="float" office:value="8564.72" calcext:value-type="float">
            <text:p>8564.72</text:p>
          </table:table-cell>
          <table:table-cell office:value-type="float" office:value="39.38" calcext:value-type="float">
            <text:p>39.38</text:p>
          </table:table-cell>
          <table:table-cell office:value-type="float" office:value="2224.18" calcext:value-type="float">
            <text:p>2224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223.86" calcext:value-type="float">
            <text:p>4223.86</text:p>
          </table:table-cell>
          <table:table-cell office:value-type="float" office:value="7990.45" calcext:value-type="float">
            <text:p>7990.45</text:p>
          </table:table-cell>
          <table:table-cell office:value-type="float" office:value="47.14" calcext:value-type="float">
            <text:p>47.14</text:p>
          </table:table-cell>
          <table:table-cell office:value-type="float" office:value="2244.35" calcext:value-type="float">
            <text:p>2244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223.71" calcext:value-type="float">
            <text:p>5223.71</text:p>
          </table:table-cell>
          <table:table-cell office:value-type="float" office:value="8581.51" calcext:value-type="float">
            <text:p>8581.51</text:p>
          </table:table-cell>
          <table:table-cell office:value-type="float" office:value="39.13" calcext:value-type="float">
            <text:p>39.13</text:p>
          </table:table-cell>
          <table:table-cell office:value-type="float" office:value="2219.71" calcext:value-type="float">
            <text:p>2219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235.98" calcext:value-type="float">
            <text:p>14235.98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973.05" calcext:value-type="float">
            <text:p>13973.05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889.94" calcext:value-type="float">
            <text:p>13889.94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924.56" calcext:value-type="float">
            <text:p>13924.56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500.64" calcext:value-type="float">
            <text:p>14500.64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601.06" calcext:value-type="float">
            <text:p>18601.06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047.87" calcext:value-type="float">
            <text:p>19047.87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537.92" calcext:value-type="float">
            <text:p>18537.92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723.08" calcext:value-type="float">
            <text:p>17723.08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609.16" calcext:value-type="float">
            <text:p>19609.16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2.46" calcext:value-type="float">
            <text:p>1312.46</text:p>
          </table:table-cell>
          <table:table-cell office:value-type="float" office:value="0" calcext:value-type="float">
            <text:p>0.00</text:p>
          </table:table-cell>
          <table:table-cell office:value-type="float" office:value="264.13" calcext:value-type="float">
            <text:p>264.13</text:p>
          </table:table-cell>
          <table:table-cell office:value-type="float" office:value="1461.39" calcext:value-type="float">
            <text:p>1461.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59.88" calcext:value-type="float">
            <text:p>959.88</text:p>
          </table:table-cell>
          <table:table-cell office:value-type="float" office:value="0" calcext:value-type="float">
            <text:p>0.00</text:p>
          </table:table-cell>
          <table:table-cell office:value-type="float" office:value="208.5" calcext:value-type="float">
            <text:p>208.50</text:p>
          </table:table-cell>
          <table:table-cell office:value-type="float" office:value="105.87" calcext:value-type="float">
            <text:p>105.8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058.87" calcext:value-type="float">
            <text:p>2058.87</text:p>
          </table:table-cell>
          <table:table-cell office:value-type="float" office:value="2085.76" calcext:value-type="float">
            <text:p>2085.76</text:p>
          </table:table-cell>
          <table:table-cell office:value-type="float" office:value="1.29" calcext:value-type="float">
            <text:p>1.29</text:p>
          </table:table-cell>
          <table:table-cell office:value-type="float" office:value="411.85" calcext:value-type="float">
            <text:p>411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694.16" calcext:value-type="float">
            <text:p>1694.16</text:p>
          </table:table-cell>
          <table:table-cell office:value-type="float" office:value="1719.99" calcext:value-type="float">
            <text:p>1719.99</text:p>
          </table:table-cell>
          <table:table-cell office:value-type="float" office:value="1.5" calcext:value-type="float">
            <text:p>1.5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45.13" calcext:value-type="float">
            <text:p>1245.13</text:p>
          </table:table-cell>
          <table:table-cell office:value-type="float" office:value="0" calcext:value-type="float">
            <text:p>0.00</text:p>
          </table:table-cell>
          <table:table-cell office:value-type="float" office:value="264.13" calcext:value-type="float">
            <text:p>264.13</text:p>
          </table:table-cell>
          <table:table-cell office:value-type="float" office:value="649.86" calcext:value-type="float">
            <text:p>649.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03.62" calcext:value-type="float">
            <text:p>1103.62</text:p>
          </table:table-cell>
          <table:table-cell office:value-type="float" office:value="0" calcext:value-type="float">
            <text:p>0.00</text:p>
          </table:table-cell>
          <table:table-cell office:value-type="float" office:value="231.31" calcext:value-type="float">
            <text:p>231.31</text:p>
          </table:table-cell>
          <table:table-cell office:value-type="float" office:value="615.23" calcext:value-type="float">
            <text:p>615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1_1</text:p>
          </table:table-cell>
          <table:table-cell office:value-type="string" calcext:value-type="string">
            <text:p>TL</text:p>
          </table:table-cell>
          <table:table-cell office:value-type="float" office:value="2496.09" calcext:value-type="float">
            <text:p>2496.09</text:p>
          </table:table-cell>
          <table:table-cell office:value-type="float" office:value="2545.72" calcext:value-type="float">
            <text:p>2545.72</text:p>
          </table:table-cell>
          <table:table-cell office:value-type="float" office:value="1.95" calcext:value-type="float">
            <text:p>1.95</text:p>
          </table:table-cell>
          <table:table-cell office:value-type="float" office:value="495.58" calcext:value-type="float">
            <text:p>495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1</text:p>
          </table:table-cell>
          <table:table-cell office:value-type="string" calcext:value-type="string">
            <text:p>TL</text:p>
          </table:table-cell>
          <table:table-cell office:value-type="float" office:value="1655.57" calcext:value-type="float">
            <text:p>1655.57</text:p>
          </table:table-cell>
          <table:table-cell office:value-type="float" office:value="1689.53" calcext:value-type="float">
            <text:p>1689.53</text:p>
          </table:table-cell>
          <table:table-cell office:value-type="float" office:value="2.01" calcext:value-type="float">
            <text:p>2.01</text:p>
          </table:table-cell>
          <table:table-cell office:value-type="float" office:value="343.8" calcext:value-type="float">
            <text:p>343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688.39" calcext:value-type="float">
            <text:p>3688.39</text:p>
          </table:table-cell>
          <table:table-cell office:value-type="float" office:value="4008.69" calcext:value-type="float">
            <text:p>4008.69</text:p>
          </table:table-cell>
          <table:table-cell office:value-type="float" office:value="7.99" calcext:value-type="float">
            <text:p>7.99</text:p>
          </table:table-cell>
          <table:table-cell office:value-type="float" office:value="860.08" calcext:value-type="float">
            <text:p>86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360.52" calcext:value-type="float">
            <text:p>3360.52</text:p>
          </table:table-cell>
          <table:table-cell office:value-type="float" office:value="3554.08" calcext:value-type="float">
            <text:p>3554.08</text:p>
          </table:table-cell>
          <table:table-cell office:value-type="float" office:value="5.45" calcext:value-type="float">
            <text:p>5.45</text:p>
          </table:table-cell>
          <table:table-cell office:value-type="float" office:value="752.23" calcext:value-type="float">
            <text:p>752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413.39" calcext:value-type="float">
            <text:p>3413.39</text:p>
          </table:table-cell>
          <table:table-cell office:value-type="float" office:value="3773.51" calcext:value-type="float">
            <text:p>3773.51</text:p>
          </table:table-cell>
          <table:table-cell office:value-type="float" office:value="9.54" calcext:value-type="float">
            <text:p>9.54</text:p>
          </table:table-cell>
          <table:table-cell office:value-type="float" office:value="791.05" calcext:value-type="float">
            <text:p>791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175.86" calcext:value-type="float">
            <text:p>3175.86</text:p>
          </table:table-cell>
          <table:table-cell office:value-type="float" office:value="3333.88" calcext:value-type="float">
            <text:p>3333.88</text:p>
          </table:table-cell>
          <table:table-cell office:value-type="float" office:value="4.74" calcext:value-type="float">
            <text:p>4.74</text:p>
          </table:table-cell>
          <table:table-cell office:value-type="float" office:value="701.87" calcext:value-type="float">
            <text:p>701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656.74" calcext:value-type="float">
            <text:p>3656.74</text:p>
          </table:table-cell>
          <table:table-cell office:value-type="float" office:value="3957.1" calcext:value-type="float">
            <text:p>3957.10</text:p>
          </table:table-cell>
          <table:table-cell office:value-type="float" office:value="7.59" calcext:value-type="float">
            <text:p>7.59</text:p>
          </table:table-cell>
          <table:table-cell office:value-type="float" office:value="850.05" calcext:value-type="float">
            <text:p>850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700.32" calcext:value-type="float">
            <text:p>5700.32</text:p>
          </table:table-cell>
          <table:table-cell office:value-type="float" office:value="9304.97" calcext:value-type="float">
            <text:p>9304.97</text:p>
          </table:table-cell>
          <table:table-cell office:value-type="float" office:value="38.74" calcext:value-type="float">
            <text:p>38.74</text:p>
          </table:table-cell>
          <table:table-cell office:value-type="float" office:value="2437.77" calcext:value-type="float">
            <text:p>2437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739.12" calcext:value-type="float">
            <text:p>5739.12</text:p>
          </table:table-cell>
          <table:table-cell office:value-type="float" office:value="9215.27" calcext:value-type="float">
            <text:p>9215.27</text:p>
          </table:table-cell>
          <table:table-cell office:value-type="float" office:value="37.72" calcext:value-type="float">
            <text:p>37.72</text:p>
          </table:table-cell>
          <table:table-cell office:value-type="float" office:value="2393.94" calcext:value-type="float">
            <text:p>2393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819.98" calcext:value-type="float">
            <text:p>5819.98</text:p>
          </table:table-cell>
          <table:table-cell office:value-type="float" office:value="9640.16" calcext:value-type="float">
            <text:p>9640.16</text:p>
          </table:table-cell>
          <table:table-cell office:value-type="float" office:value="39.63" calcext:value-type="float">
            <text:p>39.63</text:p>
          </table:table-cell>
          <table:table-cell office:value-type="float" office:value="2530.06" calcext:value-type="float">
            <text:p>2530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137.74" calcext:value-type="float">
            <text:p>6137.74</text:p>
          </table:table-cell>
          <table:table-cell office:value-type="float" office:value="9180.33" calcext:value-type="float">
            <text:p>9180.33</text:p>
          </table:table-cell>
          <table:table-cell office:value-type="float" office:value="33.14" calcext:value-type="float">
            <text:p>33.14</text:p>
          </table:table-cell>
          <table:table-cell office:value-type="float" office:value="2299.98" calcext:value-type="float">
            <text:p>2299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630.57" calcext:value-type="float">
            <text:p>6630.57</text:p>
          </table:table-cell>
          <table:table-cell office:value-type="float" office:value="9938.49" calcext:value-type="float">
            <text:p>9938.49</text:p>
          </table:table-cell>
          <table:table-cell office:value-type="float" office:value="33.28" calcext:value-type="float">
            <text:p>33.28</text:p>
          </table:table-cell>
          <table:table-cell office:value-type="float" office:value="2495.26" calcext:value-type="float">
            <text:p>2495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819.78" calcext:value-type="float">
            <text:p>14819.78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468.27" calcext:value-type="float">
            <text:p>14468.27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631.72" calcext:value-type="float">
            <text:p>15631.72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733.66" calcext:value-type="float">
            <text:p>14733.66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107.5" calcext:value-type="float">
            <text:p>15107.50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687.17" calcext:value-type="float">
            <text:p>20687.17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045.22" calcext:value-type="float">
            <text:p>20045.22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807.27" calcext:value-type="float">
            <text:p>20807.27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982.79" calcext:value-type="float">
            <text:p>19982.79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376.65" calcext:value-type="float">
            <text:p>20376.65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44.76" calcext:value-type="float">
            <text:p>1444.76</text:p>
          </table:table-cell>
          <table:table-cell office:value-type="float" office:value="0" calcext:value-type="float">
            <text:p>0.00</text:p>
          </table:table-cell>
          <table:table-cell office:value-type="float" office:value="300.52" calcext:value-type="float">
            <text:p>300.52</text:p>
          </table:table-cell>
          <table:table-cell office:value-type="float" office:value="2129.74" calcext:value-type="float">
            <text:p>2129.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1_100_cap2.5_1</text:p>
          </table:table-cell>
          <table:table-cell office:value-type="string" calcext:value-type="string">
            <text:p>TL</text:p>
          </table:table-cell>
          <table:table-cell office:value-type="float" office:value="1208.65" calcext:value-type="float">
            <text:p>1208.65</text:p>
          </table:table-cell>
          <table:table-cell office:value-type="float" office:value="1252.33" calcext:value-type="float">
            <text:p>1252.33</text:p>
          </table:table-cell>
          <table:table-cell office:value-type="float" office:value="3.49" calcext:value-type="float">
            <text:p>3.49</text:p>
          </table:table-cell>
          <table:table-cell office:value-type="float" office:value="266.94" calcext:value-type="float">
            <text:p>266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08.83" calcext:value-type="float">
            <text:p>3108.83</text:p>
          </table:table-cell>
          <table:table-cell office:value-type="float" office:value="3203.08" calcext:value-type="float">
            <text:p>3203.08</text:p>
          </table:table-cell>
          <table:table-cell office:value-type="float" office:value="2.94" calcext:value-type="float">
            <text:p>2.94</text:p>
          </table:table-cell>
          <table:table-cell office:value-type="float" office:value="627.46" calcext:value-type="float">
            <text:p>627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40_60_cap1.5_1</text:p>
          </table:table-cell>
          <table:table-cell office:value-type="string" calcext:value-type="string">
            <text:p>TL</text:p>
          </table:table-cell>
          <table:table-cell office:value-type="float" office:value="2282.47" calcext:value-type="float">
            <text:p>2282.47</text:p>
          </table:table-cell>
          <table:table-cell office:value-type="float" office:value="2431.87" calcext:value-type="float">
            <text:p>2431.87</text:p>
          </table:table-cell>
          <table:table-cell office:value-type="float" office:value="6.14" calcext:value-type="float">
            <text:p>6.14</text:p>
          </table:table-cell>
          <table:table-cell office:value-type="float" office:value="489.08" calcext:value-type="float">
            <text:p>489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40_60_cap2_1</text:p>
          </table:table-cell>
          <table:table-cell office:value-type="string" calcext:value-type="string">
            <text:p>TL</text:p>
          </table:table-cell>
          <table:table-cell office:value-type="float" office:value="1779.56" calcext:value-type="float">
            <text:p>1779.56</text:p>
          </table:table-cell>
          <table:table-cell office:value-type="float" office:value="1795.94" calcext:value-type="float">
            <text:p>1795.94</text:p>
          </table:table-cell>
          <table:table-cell office:value-type="float" office:value="0.91" calcext:value-type="float">
            <text:p>0.91</text:p>
          </table:table-cell>
          <table:table-cell office:value-type="float" office:value="351.21" calcext:value-type="float">
            <text:p>351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4_size0_p1_40_60_cap2.5_1</text:p>
          </table:table-cell>
          <table:table-cell office:value-type="string" calcext:value-type="string">
            <text:p>TL</text:p>
          </table:table-cell>
          <table:table-cell office:value-type="float" office:value="1522.09" calcext:value-type="float">
            <text:p>1522.09</text:p>
          </table:table-cell>
          <table:table-cell office:value-type="float" office:value="1538.02" calcext:value-type="float">
            <text:p>1538.02</text:p>
          </table:table-cell>
          <table:table-cell office:value-type="float" office:value="1.04" calcext:value-type="float">
            <text:p>1.04</text:p>
          </table:table-cell>
          <table:table-cell office:value-type="float" office:value="314.16" calcext:value-type="float">
            <text:p>314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1920.61" calcext:value-type="float">
            <text:p>1920.61</text:p>
          </table:table-cell>
          <table:table-cell office:value-type="float" office:value="2052.38" calcext:value-type="float">
            <text:p>2052.38</text:p>
          </table:table-cell>
          <table:table-cell office:value-type="float" office:value="6.42" calcext:value-type="float">
            <text:p>6.42</text:p>
          </table:table-cell>
          <table:table-cell office:value-type="float" office:value="419.42" calcext:value-type="float">
            <text:p>419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1</text:p>
          </table:table-cell>
          <table:table-cell office:value-type="string" calcext:value-type="string">
            <text:p>TL</text:p>
          </table:table-cell>
          <table:table-cell office:value-type="float" office:value="1278.22" calcext:value-type="float">
            <text:p>1278.22</text:p>
          </table:table-cell>
          <table:table-cell office:value-type="float" office:value="1334.33" calcext:value-type="float">
            <text:p>1334.33</text:p>
          </table:table-cell>
          <table:table-cell office:value-type="float" office:value="4.21" calcext:value-type="float">
            <text:p>4.21</text:p>
          </table:table-cell>
          <table:table-cell office:value-type="float" office:value="271.46" calcext:value-type="float">
            <text:p>271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796.05" calcext:value-type="float">
            <text:p>2796.05</text:p>
          </table:table-cell>
          <table:table-cell office:value-type="float" office:value="2972.25" calcext:value-type="float">
            <text:p>2972.25</text:p>
          </table:table-cell>
          <table:table-cell office:value-type="float" office:value="5.93" calcext:value-type="float">
            <text:p>5.93</text:p>
          </table:table-cell>
          <table:table-cell office:value-type="float" office:value="650.33" calcext:value-type="float">
            <text:p>650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191.1" calcext:value-type="float">
            <text:p>3191.10</text:p>
          </table:table-cell>
          <table:table-cell office:value-type="float" office:value="3572.03" calcext:value-type="float">
            <text:p>3572.03</text:p>
          </table:table-cell>
          <table:table-cell office:value-type="float" office:value="10.66" calcext:value-type="float">
            <text:p>10.66</text:p>
          </table:table-cell>
          <table:table-cell office:value-type="float" office:value="777.6" calcext:value-type="float">
            <text:p>777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376.76" calcext:value-type="float">
            <text:p>2376.76</text:p>
          </table:table-cell>
          <table:table-cell office:value-type="float" office:value="2516.93" calcext:value-type="float">
            <text:p>2516.93</text:p>
          </table:table-cell>
          <table:table-cell office:value-type="float" office:value="5.57" calcext:value-type="float">
            <text:p>5.57</text:p>
          </table:table-cell>
          <table:table-cell office:value-type="float" office:value="532.31" calcext:value-type="float">
            <text:p>532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976.32" calcext:value-type="float">
            <text:p>2976.32</text:p>
          </table:table-cell>
          <table:table-cell office:value-type="float" office:value="3182.75" calcext:value-type="float">
            <text:p>3182.75</text:p>
          </table:table-cell>
          <table:table-cell office:value-type="float" office:value="6.49" calcext:value-type="float">
            <text:p>6.49</text:p>
          </table:table-cell>
          <table:table-cell office:value-type="float" office:value="678.57" calcext:value-type="float">
            <text:p>678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082.31" calcext:value-type="float">
            <text:p>3082.31</text:p>
          </table:table-cell>
          <table:table-cell office:value-type="float" office:value="3217.84" calcext:value-type="float">
            <text:p>3217.84</text:p>
          </table:table-cell>
          <table:table-cell office:value-type="float" office:value="4.21" calcext:value-type="float">
            <text:p>4.21</text:p>
          </table:table-cell>
          <table:table-cell office:value-type="float" office:value="679.3" calcext:value-type="float">
            <text:p>679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052.26" calcext:value-type="float">
            <text:p>4052.26</text:p>
          </table:table-cell>
          <table:table-cell office:value-type="float" office:value="7646.19" calcext:value-type="float">
            <text:p>7646.19</text:p>
          </table:table-cell>
          <table:table-cell office:value-type="float" office:value="47" calcext:value-type="float">
            <text:p>47.00</text:p>
          </table:table-cell>
          <table:table-cell office:value-type="float" office:value="2107.67" calcext:value-type="float">
            <text:p>2107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824.69" calcext:value-type="float">
            <text:p>4824.69</text:p>
          </table:table-cell>
          <table:table-cell office:value-type="float" office:value="7989.16" calcext:value-type="float">
            <text:p>7989.16</text:p>
          </table:table-cell>
          <table:table-cell office:value-type="float" office:value="39.61" calcext:value-type="float">
            <text:p>39.61</text:p>
          </table:table-cell>
          <table:table-cell office:value-type="float" office:value="2120.66" calcext:value-type="float">
            <text:p>2120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48.51" calcext:value-type="float">
            <text:p>4048.51</text:p>
          </table:table-cell>
          <table:table-cell office:value-type="float" office:value="8068.74" calcext:value-type="float">
            <text:p>8068.74</text:p>
          </table:table-cell>
          <table:table-cell office:value-type="float" office:value="49.82" calcext:value-type="float">
            <text:p>49.82</text:p>
          </table:table-cell>
          <table:table-cell office:value-type="float" office:value="2299.76" calcext:value-type="float">
            <text:p>2299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275.66" calcext:value-type="float">
            <text:p>4275.66</text:p>
          </table:table-cell>
          <table:table-cell office:value-type="float" office:value="7853.24" calcext:value-type="float">
            <text:p>7853.24</text:p>
          </table:table-cell>
          <table:table-cell office:value-type="float" office:value="45.56" calcext:value-type="float">
            <text:p>45.56</text:p>
          </table:table-cell>
          <table:table-cell office:value-type="float" office:value="2159.01" calcext:value-type="float">
            <text:p>2159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481.72" calcext:value-type="float">
            <text:p>5481.72</text:p>
          </table:table-cell>
          <table:table-cell office:value-type="float" office:value="9351.16" calcext:value-type="float">
            <text:p>9351.16</text:p>
          </table:table-cell>
          <table:table-cell office:value-type="float" office:value="41.38" calcext:value-type="float">
            <text:p>41.38</text:p>
          </table:table-cell>
          <table:table-cell office:value-type="float" office:value="2458.55" calcext:value-type="float">
            <text:p>2458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263.76" calcext:value-type="float">
            <text:p>13263.76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410.28" calcext:value-type="float">
            <text:p>13410.28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805.81" calcext:value-type="float">
            <text:p>13805.81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904.61" calcext:value-type="float">
            <text:p>13904.61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246.68" calcext:value-type="float">
            <text:p>14246.68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746.83" calcext:value-type="float">
            <text:p>18746.83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782.95" calcext:value-type="float">
            <text:p>18782.95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610.41" calcext:value-type="float">
            <text:p>19610.41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232.76" calcext:value-type="float">
            <text:p>18232.76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326.87" calcext:value-type="float">
            <text:p>18326.87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59.74" calcext:value-type="float">
            <text:p>959.74</text:p>
          </table:table-cell>
          <table:table-cell office:value-type="float" office:value="0" calcext:value-type="float">
            <text:p>0.00</text:p>
          </table:table-cell>
          <table:table-cell office:value-type="float" office:value="203.24" calcext:value-type="float">
            <text:p>203.24</text:p>
          </table:table-cell>
          <table:table-cell office:value-type="float" office:value="28.99" calcext:value-type="float">
            <text:p>28.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864.99" calcext:value-type="float">
            <text:p>864.99</text:p>
          </table:table-cell>
          <table:table-cell office:value-type="float" office:value="0" calcext:value-type="float">
            <text:p>0.00</text:p>
          </table:table-cell>
          <table:table-cell office:value-type="float" office:value="173.85" calcext:value-type="float">
            <text:p>173.85</text:p>
          </table:table-cell>
          <table:table-cell office:value-type="float" office:value="336.22" calcext:value-type="float">
            <text:p>336.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399.4" calcext:value-type="float">
            <text:p>2399.40</text:p>
          </table:table-cell>
          <table:table-cell office:value-type="float" office:value="2487.45" calcext:value-type="float">
            <text:p>2487.45</text:p>
          </table:table-cell>
          <table:table-cell office:value-type="float" office:value="3.54" calcext:value-type="float">
            <text:p>3.54</text:p>
          </table:table-cell>
          <table:table-cell office:value-type="float" office:value="490.66" calcext:value-type="float">
            <text:p>490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793.46" calcext:value-type="float">
            <text:p>1793.46</text:p>
          </table:table-cell>
          <table:table-cell office:value-type="float" office:value="1854.8" calcext:value-type="float">
            <text:p>1854.80</text:p>
          </table:table-cell>
          <table:table-cell office:value-type="float" office:value="3.31" calcext:value-type="float">
            <text:p>3.31</text:p>
          </table:table-cell>
          <table:table-cell office:value-type="float" office:value="381.24" calcext:value-type="float">
            <text:p>381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41" calcext:value-type="float">
            <text:p>1252.41</text:p>
          </table:table-cell>
          <table:table-cell office:value-type="float" office:value="0" calcext:value-type="float">
            <text:p>0.00</text:p>
          </table:table-cell>
          <table:table-cell office:value-type="float" office:value="266.43" calcext:value-type="float">
            <text:p>266.43</text:p>
          </table:table-cell>
          <table:table-cell office:value-type="float" office:value="1904.67" calcext:value-type="float">
            <text:p>1904.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34.4" calcext:value-type="float">
            <text:p>1134.40</text:p>
          </table:table-cell>
          <table:table-cell office:value-type="float" office:value="0" calcext:value-type="float">
            <text:p>0.00</text:p>
          </table:table-cell>
          <table:table-cell office:value-type="float" office:value="233.32" calcext:value-type="float">
            <text:p>233.32</text:p>
          </table:table-cell>
          <table:table-cell office:value-type="float" office:value="2665.43" calcext:value-type="float">
            <text:p>2665.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1_1</text:p>
          </table:table-cell>
          <table:table-cell office:value-type="string" calcext:value-type="string">
            <text:p>TL</text:p>
          </table:table-cell>
          <table:table-cell office:value-type="float" office:value="2366.64" calcext:value-type="float">
            <text:p>2366.64</text:p>
          </table:table-cell>
          <table:table-cell office:value-type="float" office:value="2452.94" calcext:value-type="float">
            <text:p>2452.94</text:p>
          </table:table-cell>
          <table:table-cell office:value-type="float" office:value="3.52" calcext:value-type="float">
            <text:p>3.52</text:p>
          </table:table-cell>
          <table:table-cell office:value-type="float" office:value="495.19" calcext:value-type="float">
            <text:p>495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1</text:p>
          </table:table-cell>
          <table:table-cell office:value-type="string" calcext:value-type="string">
            <text:p>TL</text:p>
          </table:table-cell>
          <table:table-cell office:value-type="float" office:value="1854.51" calcext:value-type="float">
            <text:p>1854.51</text:p>
          </table:table-cell>
          <table:table-cell office:value-type="float" office:value="1942.91" calcext:value-type="float">
            <text:p>1942.91</text:p>
          </table:table-cell>
          <table:table-cell office:value-type="float" office:value="4.55" calcext:value-type="float">
            <text:p>4.55</text:p>
          </table:table-cell>
          <table:table-cell office:value-type="float" office:value="384.9" calcext:value-type="float">
            <text:p>384.90</text:p>
          </table:table-cell>
          <table:table-cell office:value-type="float" office:value="3600" calcext:value-type="float">
            <text:p>3600.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836.12" calcext:value-type="float">
            <text:p>3836.12</text:p>
          </table:table-cell>
          <table:table-cell office:value-type="float" office:value="4289.81" calcext:value-type="float">
            <text:p>4289.81</text:p>
          </table:table-cell>
          <table:table-cell office:value-type="float" office:value="10.58" calcext:value-type="float">
            <text:p>10.58</text:p>
          </table:table-cell>
          <table:table-cell office:value-type="float" office:value="941.27" calcext:value-type="float">
            <text:p>941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450.96" calcext:value-type="float">
            <text:p>3450.96</text:p>
          </table:table-cell>
          <table:table-cell office:value-type="float" office:value="3630.56" calcext:value-type="float">
            <text:p>3630.56</text:p>
          </table:table-cell>
          <table:table-cell office:value-type="float" office:value="4.95" calcext:value-type="float">
            <text:p>4.95</text:p>
          </table:table-cell>
          <table:table-cell office:value-type="float" office:value="760.17" calcext:value-type="float">
            <text:p>760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325.23" calcext:value-type="float">
            <text:p>3325.23</text:p>
          </table:table-cell>
          <table:table-cell office:value-type="float" office:value="3637.26" calcext:value-type="float">
            <text:p>3637.26</text:p>
          </table:table-cell>
          <table:table-cell office:value-type="float" office:value="8.58" calcext:value-type="float">
            <text:p>8.58</text:p>
          </table:table-cell>
          <table:table-cell office:value-type="float" office:value="740.25" calcext:value-type="float">
            <text:p>740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519.51" calcext:value-type="float">
            <text:p>3519.51</text:p>
          </table:table-cell>
          <table:table-cell office:value-type="float" office:value="4001.26" calcext:value-type="float">
            <text:p>4001.26</text:p>
          </table:table-cell>
          <table:table-cell office:value-type="float" office:value="12.04" calcext:value-type="float">
            <text:p>12.04</text:p>
          </table:table-cell>
          <table:table-cell office:value-type="float" office:value="888.39" calcext:value-type="float">
            <text:p>888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490.25" calcext:value-type="float">
            <text:p>3490.25</text:p>
          </table:table-cell>
          <table:table-cell office:value-type="float" office:value="3751.97" calcext:value-type="float">
            <text:p>3751.97</text:p>
          </table:table-cell>
          <table:table-cell office:value-type="float" office:value="6.98" calcext:value-type="float">
            <text:p>6.98</text:p>
          </table:table-cell>
          <table:table-cell office:value-type="float" office:value="805.31" calcext:value-type="float">
            <text:p>805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656.76" calcext:value-type="float">
            <text:p>5656.76</text:p>
          </table:table-cell>
          <table:table-cell office:value-type="float" office:value="8580.25" calcext:value-type="float">
            <text:p>8580.25</text:p>
          </table:table-cell>
          <table:table-cell office:value-type="float" office:value="34.07" calcext:value-type="float">
            <text:p>34.07</text:p>
          </table:table-cell>
          <table:table-cell office:value-type="float" office:value="2156.89" calcext:value-type="float">
            <text:p>2156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904.55" calcext:value-type="float">
            <text:p>5904.55</text:p>
          </table:table-cell>
          <table:table-cell office:value-type="float" office:value="8787.81" calcext:value-type="float">
            <text:p>8787.81</text:p>
          </table:table-cell>
          <table:table-cell office:value-type="float" office:value="32.81" calcext:value-type="float">
            <text:p>32.81</text:p>
          </table:table-cell>
          <table:table-cell office:value-type="float" office:value="2191.06" calcext:value-type="float">
            <text:p>2191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7197.44" calcext:value-type="float">
            <text:p>7197.44</text:p>
          </table:table-cell>
          <table:table-cell office:value-type="float" office:value="10753.51" calcext:value-type="float">
            <text:p>10753.51</text:p>
          </table:table-cell>
          <table:table-cell office:value-type="float" office:value="33.07" calcext:value-type="float">
            <text:p>33.07</text:p>
          </table:table-cell>
          <table:table-cell office:value-type="float" office:value="2687.2" calcext:value-type="float">
            <text:p>268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784.12" calcext:value-type="float">
            <text:p>5784.12</text:p>
          </table:table-cell>
          <table:table-cell office:value-type="float" office:value="9139.54" calcext:value-type="float">
            <text:p>9139.54</text:p>
          </table:table-cell>
          <table:table-cell office:value-type="float" office:value="36.71" calcext:value-type="float">
            <text:p>36.71</text:p>
          </table:table-cell>
          <table:table-cell office:value-type="float" office:value="2356.94" calcext:value-type="float">
            <text:p>2356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674.32" calcext:value-type="float">
            <text:p>6674.32</text:p>
          </table:table-cell>
          <table:table-cell office:value-type="float" office:value="10063.17" calcext:value-type="float">
            <text:p>10063.17</text:p>
          </table:table-cell>
          <table:table-cell office:value-type="float" office:value="33.68" calcext:value-type="float">
            <text:p>33.68</text:p>
          </table:table-cell>
          <table:table-cell office:value-type="float" office:value="2517.87" calcext:value-type="float">
            <text:p>251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299.05" calcext:value-type="float">
            <text:p>15299.05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609.43" calcext:value-type="float">
            <text:p>15609.43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968.8" calcext:value-type="float">
            <text:p>15968.80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650.16" calcext:value-type="float">
            <text:p>14650.16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473.58" calcext:value-type="float">
            <text:p>15473.58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778.28" calcext:value-type="float">
            <text:p>20778.28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247.41" calcext:value-type="float">
            <text:p>20247.41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903.94" calcext:value-type="float">
            <text:p>20903.94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937.56" calcext:value-type="float">
            <text:p>19937.56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975.19" calcext:value-type="float">
            <text:p>20975.19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2_1</text:p>
          </table:table-cell>
          <table:table-cell office:value-type="string" calcext:value-type="string">
            <text:p>TL</text:p>
          </table:table-cell>
          <table:table-cell office:value-type="float" office:value="1438" calcext:value-type="float">
            <text:p>1438.00</text:p>
          </table:table-cell>
          <table:table-cell office:value-type="float" office:value="1462.69" calcext:value-type="float">
            <text:p>1462.69</text:p>
          </table:table-cell>
          <table:table-cell office:value-type="float" office:value="1.69" calcext:value-type="float">
            <text:p>1.69</text:p>
          </table:table-cell>
          <table:table-cell office:value-type="float" office:value="301.32" calcext:value-type="float">
            <text:p>301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1_100_cap2.5_1</text:p>
          </table:table-cell>
          <table:table-cell office:value-type="string" calcext:value-type="string">
            <text:p>TL</text:p>
          </table:table-cell>
          <table:table-cell office:value-type="float" office:value="1104.86" calcext:value-type="float">
            <text:p>1104.86</text:p>
          </table:table-cell>
          <table:table-cell office:value-type="float" office:value="1152.02" calcext:value-type="float">
            <text:p>1152.02</text:p>
          </table:table-cell>
          <table:table-cell office:value-type="float" office:value="4.09" calcext:value-type="float">
            <text:p>4.09</text:p>
          </table:table-cell>
          <table:table-cell office:value-type="float" office:value="232.79" calcext:value-type="float">
            <text:p>232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03.38" calcext:value-type="float">
            <text:p>3203.38</text:p>
          </table:table-cell>
          <table:table-cell office:value-type="float" office:value="3347.65" calcext:value-type="float">
            <text:p>3347.65</text:p>
          </table:table-cell>
          <table:table-cell office:value-type="float" office:value="4.31" calcext:value-type="float">
            <text:p>4.31</text:p>
          </table:table-cell>
          <table:table-cell office:value-type="float" office:value="659.72" calcext:value-type="float">
            <text:p>659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40_60_cap1.5_1</text:p>
          </table:table-cell>
          <table:table-cell office:value-type="string" calcext:value-type="string">
            <text:p>TL</text:p>
          </table:table-cell>
          <table:table-cell office:value-type="float" office:value="2256.55" calcext:value-type="float">
            <text:p>2256.55</text:p>
          </table:table-cell>
          <table:table-cell office:value-type="float" office:value="2338.94" calcext:value-type="float">
            <text:p>2338.94</text:p>
          </table:table-cell>
          <table:table-cell office:value-type="float" office:value="3.52" calcext:value-type="float">
            <text:p>3.52</text:p>
          </table:table-cell>
          <table:table-cell office:value-type="float" office:value="459.93" calcext:value-type="float">
            <text:p>459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40_60_cap2_1</text:p>
          </table:table-cell>
          <table:table-cell office:value-type="string" calcext:value-type="string">
            <text:p>TL</text:p>
          </table:table-cell>
          <table:table-cell office:value-type="float" office:value="1784.46" calcext:value-type="float">
            <text:p>1784.46</text:p>
          </table:table-cell>
          <table:table-cell office:value-type="float" office:value="1802.09" calcext:value-type="float">
            <text:p>1802.09</text:p>
          </table:table-cell>
          <table:table-cell office:value-type="float" office:value="0.98" calcext:value-type="float">
            <text:p>0.98</text:p>
          </table:table-cell>
          <table:table-cell office:value-type="float" office:value="351.21" calcext:value-type="float">
            <text:p>351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5_size0_p1_40_60_cap2.5_1</text:p>
          </table:table-cell>
          <table:table-cell office:value-type="string" calcext:value-type="string">
            <text:p>TL</text:p>
          </table:table-cell>
          <table:table-cell office:value-type="float" office:value="1493.46" calcext:value-type="float">
            <text:p>1493.46</text:p>
          </table:table-cell>
          <table:table-cell office:value-type="float" office:value="1524.48" calcext:value-type="float">
            <text:p>1524.48</text:p>
          </table:table-cell>
          <table:table-cell office:value-type="float" office:value="2.04" calcext:value-type="float">
            <text:p>2.04</text:p>
          </table:table-cell>
          <table:table-cell office:value-type="float" office:value="311.93" calcext:value-type="float">
            <text:p>311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2221.63" calcext:value-type="float">
            <text:p>2221.63</text:p>
          </table:table-cell>
          <table:table-cell office:value-type="float" office:value="2280.67" calcext:value-type="float">
            <text:p>2280.67</text:p>
          </table:table-cell>
          <table:table-cell office:value-type="float" office:value="2.59" calcext:value-type="float">
            <text:p>2.59</text:p>
          </table:table-cell>
          <table:table-cell office:value-type="float" office:value="457.52" calcext:value-type="float">
            <text:p>457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90.64" calcext:value-type="float">
            <text:p>1690.64</text:p>
          </table:table-cell>
          <table:table-cell office:value-type="float" office:value="0" calcext:value-type="float">
            <text:p>0.00</text:p>
          </table:table-cell>
          <table:table-cell office:value-type="float" office:value="349.61" calcext:value-type="float">
            <text:p>349.61</text:p>
          </table:table-cell>
          <table:table-cell office:value-type="float" office:value="3188.36" calcext:value-type="float">
            <text:p>3188.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3896.25" calcext:value-type="float">
            <text:p>3896.25</text:p>
          </table:table-cell>
          <table:table-cell office:value-type="float" office:value="4442.98" calcext:value-type="float">
            <text:p>4442.98</text:p>
          </table:table-cell>
          <table:table-cell office:value-type="float" office:value="12.31" calcext:value-type="float">
            <text:p>12.31</text:p>
          </table:table-cell>
          <table:table-cell office:value-type="float" office:value="984.35" calcext:value-type="float">
            <text:p>984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691.09" calcext:value-type="float">
            <text:p>3691.09</text:p>
          </table:table-cell>
          <table:table-cell office:value-type="float" office:value="4535.51" calcext:value-type="float">
            <text:p>4535.51</text:p>
          </table:table-cell>
          <table:table-cell office:value-type="float" office:value="18.62" calcext:value-type="float">
            <text:p>18.62</text:p>
          </table:table-cell>
          <table:table-cell office:value-type="float" office:value="1051.06" calcext:value-type="float">
            <text:p>1051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831.68" calcext:value-type="float">
            <text:p>2831.68</text:p>
          </table:table-cell>
          <table:table-cell office:value-type="float" office:value="3157.3" calcext:value-type="float">
            <text:p>3157.30</text:p>
          </table:table-cell>
          <table:table-cell office:value-type="float" office:value="10.31" calcext:value-type="float">
            <text:p>10.31</text:p>
          </table:table-cell>
          <table:table-cell office:value-type="float" office:value="694.69" calcext:value-type="float">
            <text:p>694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616.38" calcext:value-type="float">
            <text:p>2616.38</text:p>
          </table:table-cell>
          <table:table-cell office:value-type="float" office:value="2724.88" calcext:value-type="float">
            <text:p>2724.88</text:p>
          </table:table-cell>
          <table:table-cell office:value-type="float" office:value="3.98" calcext:value-type="float">
            <text:p>3.98</text:p>
          </table:table-cell>
          <table:table-cell office:value-type="float" office:value="620.96" calcext:value-type="float">
            <text:p>620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158.64" calcext:value-type="float">
            <text:p>3158.64</text:p>
          </table:table-cell>
          <table:table-cell office:value-type="float" office:value="3439.17" calcext:value-type="float">
            <text:p>3439.17</text:p>
          </table:table-cell>
          <table:table-cell office:value-type="float" office:value="8.16" calcext:value-type="float">
            <text:p>8.16</text:p>
          </table:table-cell>
          <table:table-cell office:value-type="float" office:value="745.19" calcext:value-type="float">
            <text:p>745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570.77" calcext:value-type="float">
            <text:p>4570.77</text:p>
          </table:table-cell>
          <table:table-cell office:value-type="float" office:value="8054.76" calcext:value-type="float">
            <text:p>8054.76</text:p>
          </table:table-cell>
          <table:table-cell office:value-type="float" office:value="43.25" calcext:value-type="float">
            <text:p>43.25</text:p>
          </table:table-cell>
          <table:table-cell office:value-type="float" office:value="2159.81" calcext:value-type="float">
            <text:p>2159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470.63" calcext:value-type="float">
            <text:p>5470.63</text:p>
          </table:table-cell>
          <table:table-cell office:value-type="float" office:value="7943.34" calcext:value-type="float">
            <text:p>7943.34</text:p>
          </table:table-cell>
          <table:table-cell office:value-type="float" office:value="31.13" calcext:value-type="float">
            <text:p>31.13</text:p>
          </table:table-cell>
          <table:table-cell office:value-type="float" office:value="1965.17" calcext:value-type="float">
            <text:p>196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5191.73" calcext:value-type="float">
            <text:p>5191.73</text:p>
          </table:table-cell>
          <table:table-cell office:value-type="float" office:value="9458.41" calcext:value-type="float">
            <text:p>9458.41</text:p>
          </table:table-cell>
          <table:table-cell office:value-type="float" office:value="45.11" calcext:value-type="float">
            <text:p>45.11</text:p>
          </table:table-cell>
          <table:table-cell office:value-type="float" office:value="2592.95" calcext:value-type="float">
            <text:p>259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955.09" calcext:value-type="float">
            <text:p>4955.09</text:p>
          </table:table-cell>
          <table:table-cell office:value-type="float" office:value="8347.73" calcext:value-type="float">
            <text:p>8347.73</text:p>
          </table:table-cell>
          <table:table-cell office:value-type="float" office:value="40.64" calcext:value-type="float">
            <text:p>40.64</text:p>
          </table:table-cell>
          <table:table-cell office:value-type="float" office:value="2207.1" calcext:value-type="float">
            <text:p>22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321.9" calcext:value-type="float">
            <text:p>5321.90</text:p>
          </table:table-cell>
          <table:table-cell office:value-type="float" office:value="9164.44" calcext:value-type="float">
            <text:p>9164.44</text:p>
          </table:table-cell>
          <table:table-cell office:value-type="float" office:value="41.93" calcext:value-type="float">
            <text:p>41.93</text:p>
          </table:table-cell>
          <table:table-cell office:value-type="float" office:value="2451.09" calcext:value-type="float">
            <text:p>245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114.57" calcext:value-type="float">
            <text:p>14114.57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225.64" calcext:value-type="float">
            <text:p>14225.64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464.44" calcext:value-type="float">
            <text:p>14464.44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087.27" calcext:value-type="float">
            <text:p>14087.27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267.87" calcext:value-type="float">
            <text:p>14267.87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614.03" calcext:value-type="float">
            <text:p>18614.03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686.29" calcext:value-type="float">
            <text:p>18686.29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599.7" calcext:value-type="float">
            <text:p>19599.70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535.67" calcext:value-type="float">
            <text:p>18535.67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9339.64" calcext:value-type="float">
            <text:p>19339.64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2_1</text:p>
          </table:table-cell>
          <table:table-cell office:value-type="string" calcext:value-type="string">
            <text:p>TL</text:p>
          </table:table-cell>
          <table:table-cell office:value-type="float" office:value="1211.37" calcext:value-type="float">
            <text:p>1211.37</text:p>
          </table:table-cell>
          <table:table-cell office:value-type="float" office:value="1257.48" calcext:value-type="float">
            <text:p>1257.48</text:p>
          </table:table-cell>
          <table:table-cell office:value-type="float" office:value="3.67" calcext:value-type="float">
            <text:p>3.67</text:p>
          </table:table-cell>
          <table:table-cell office:value-type="float" office:value="269.62" calcext:value-type="float">
            <text:p>269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831.2" calcext:value-type="float">
            <text:p>831.20</text:p>
          </table:table-cell>
          <table:table-cell office:value-type="float" office:value="0" calcext:value-type="float">
            <text:p>0.00</text:p>
          </table:table-cell>
          <table:table-cell office:value-type="float" office:value="172.89" calcext:value-type="float">
            <text:p>172.89</text:p>
          </table:table-cell>
          <table:table-cell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186.93" calcext:value-type="float">
            <text:p>2186.93</text:p>
          </table:table-cell>
          <table:table-cell office:value-type="float" office:value="2238.38" calcext:value-type="float">
            <text:p>2238.38</text:p>
          </table:table-cell>
          <table:table-cell office:value-type="float" office:value="2.3" calcext:value-type="float">
            <text:p>2.30</text:p>
          </table:table-cell>
          <table:table-cell office:value-type="float" office:value="447.61" calcext:value-type="float">
            <text:p>447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698.17" calcext:value-type="float">
            <text:p>1698.17</text:p>
          </table:table-cell>
          <table:table-cell office:value-type="float" office:value="1736.8" calcext:value-type="float">
            <text:p>1736.80</text:p>
          </table:table-cell>
          <table:table-cell office:value-type="float" office:value="2.22" calcext:value-type="float">
            <text:p>2.22</text:p>
          </table:table-cell>
          <table:table-cell office:value-type="float" office:value="352.11" calcext:value-type="float">
            <text:p>352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23" calcext:value-type="float">
            <text:p>1523.00</text:p>
          </table:table-cell>
          <table:table-cell office:value-type="float" office:value="0" calcext:value-type="float">
            <text:p>0.00</text:p>
          </table:table-cell>
          <table:table-cell office:value-type="float" office:value="307.98" calcext:value-type="float">
            <text:p>307.98</text:p>
          </table:table-cell>
          <table:table-cell office:value-type="float" office:value="675.6" calcext:value-type="float">
            <text:p>675.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0.6_40_60_cap2.5_1</text:p>
          </table:table-cell>
          <table:table-cell office:value-type="string" calcext:value-type="string">
            <text:p>TL</text:p>
          </table:table-cell>
          <table:table-cell office:value-type="float" office:value="1294.3" calcext:value-type="float">
            <text:p>1294.30</text:p>
          </table:table-cell>
          <table:table-cell office:value-type="float" office:value="1313.91" calcext:value-type="float">
            <text:p>1313.91</text:p>
          </table:table-cell>
          <table:table-cell office:value-type="float" office:value="1.49" calcext:value-type="float">
            <text:p>1.49</text:p>
          </table:table-cell>
          <table:table-cell office:value-type="float" office:value="272.76" calcext:value-type="float">
            <text:p>272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1_1</text:p>
          </table:table-cell>
          <table:table-cell office:value-type="string" calcext:value-type="string">
            <text:p>TL</text:p>
          </table:table-cell>
          <table:table-cell office:value-type="float" office:value="2535.13" calcext:value-type="float">
            <text:p>2535.13</text:p>
          </table:table-cell>
          <table:table-cell office:value-type="float" office:value="2617.96" calcext:value-type="float">
            <text:p>2617.96</text:p>
          </table:table-cell>
          <table:table-cell office:value-type="float" office:value="3.16" calcext:value-type="float">
            <text:p>3.16</text:p>
          </table:table-cell>
          <table:table-cell office:value-type="float" office:value="507.56" calcext:value-type="float">
            <text:p>507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1</text:p>
          </table:table-cell>
          <table:table-cell office:value-type="string" calcext:value-type="string">
            <text:p>TL</text:p>
          </table:table-cell>
          <table:table-cell office:value-type="float" office:value="2033.87" calcext:value-type="float">
            <text:p>2033.87</text:p>
          </table:table-cell>
          <table:table-cell office:value-type="float" office:value="2113.61" calcext:value-type="float">
            <text:p>2113.61</text:p>
          </table:table-cell>
          <table:table-cell office:value-type="float" office:value="3.77" calcext:value-type="float">
            <text:p>3.77</text:p>
          </table:table-cell>
          <table:table-cell office:value-type="float" office:value="417.14" calcext:value-type="float">
            <text:p>417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868.36" calcext:value-type="float">
            <text:p>3868.36</text:p>
          </table:table-cell>
          <table:table-cell office:value-type="float" office:value="4255.16" calcext:value-type="float">
            <text:p>4255.16</text:p>
          </table:table-cell>
          <table:table-cell office:value-type="float" office:value="9.09" calcext:value-type="float">
            <text:p>9.09</text:p>
          </table:table-cell>
          <table:table-cell office:value-type="float" office:value="915.63" calcext:value-type="float">
            <text:p>915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686.7" calcext:value-type="float">
            <text:p>3686.70</text:p>
          </table:table-cell>
          <table:table-cell office:value-type="float" office:value="4433.22" calcext:value-type="float">
            <text:p>4433.22</text:p>
          </table:table-cell>
          <table:table-cell office:value-type="float" office:value="16.84" calcext:value-type="float">
            <text:p>16.84</text:p>
          </table:table-cell>
          <table:table-cell office:value-type="float" office:value="1022.04" calcext:value-type="float">
            <text:p>1022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398.63" calcext:value-type="float">
            <text:p>3398.63</text:p>
          </table:table-cell>
          <table:table-cell office:value-type="float" office:value="3780.71" calcext:value-type="float">
            <text:p>3780.71</text:p>
          </table:table-cell>
          <table:table-cell office:value-type="float" office:value="10.11" calcext:value-type="float">
            <text:p>10.11</text:p>
          </table:table-cell>
          <table:table-cell office:value-type="float" office:value="808.18" calcext:value-type="float">
            <text:p>808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682.63" calcext:value-type="float">
            <text:p>3682.63</text:p>
          </table:table-cell>
          <table:table-cell office:value-type="float" office:value="3892.85" calcext:value-type="float">
            <text:p>3892.85</text:p>
          </table:table-cell>
          <table:table-cell office:value-type="float" office:value="5.4" calcext:value-type="float">
            <text:p>5.40</text:p>
          </table:table-cell>
          <table:table-cell office:value-type="float" office:value="809.29" calcext:value-type="float">
            <text:p>809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543.85" calcext:value-type="float">
            <text:p>3543.85</text:p>
          </table:table-cell>
          <table:table-cell office:value-type="float" office:value="4073.2" calcext:value-type="float">
            <text:p>4073.20</text:p>
          </table:table-cell>
          <table:table-cell office:value-type="float" office:value="13" calcext:value-type="float">
            <text:p>13.00</text:p>
          </table:table-cell>
          <table:table-cell office:value-type="float" office:value="914.57" calcext:value-type="float">
            <text:p>914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654.25" calcext:value-type="float">
            <text:p>6654.25</text:p>
          </table:table-cell>
          <table:table-cell office:value-type="float" office:value="9525.94" calcext:value-type="float">
            <text:p>9525.94</text:p>
          </table:table-cell>
          <table:table-cell office:value-type="float" office:value="30.15" calcext:value-type="float">
            <text:p>30.15</text:p>
          </table:table-cell>
          <table:table-cell office:value-type="float" office:value="2335.86" calcext:value-type="float">
            <text:p>2335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277.2" calcext:value-type="float">
            <text:p>6277.20</text:p>
          </table:table-cell>
          <table:table-cell office:value-type="float" office:value="8886.16" calcext:value-type="float">
            <text:p>8886.16</text:p>
          </table:table-cell>
          <table:table-cell office:value-type="float" office:value="29.36" calcext:value-type="float">
            <text:p>29.36</text:p>
          </table:table-cell>
          <table:table-cell office:value-type="float" office:value="2159.33" calcext:value-type="float">
            <text:p>2159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6253.41" calcext:value-type="float">
            <text:p>6253.41</text:p>
          </table:table-cell>
          <table:table-cell office:value-type="float" office:value="9775.99" calcext:value-type="float">
            <text:p>9775.99</text:p>
          </table:table-cell>
          <table:table-cell office:value-type="float" office:value="36.03" calcext:value-type="float">
            <text:p>36.03</text:p>
          </table:table-cell>
          <table:table-cell office:value-type="float" office:value="2473.66" calcext:value-type="float">
            <text:p>247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148.44" calcext:value-type="float">
            <text:p>5148.44</text:p>
          </table:table-cell>
          <table:table-cell office:value-type="float" office:value="8865.92" calcext:value-type="float">
            <text:p>8865.92</text:p>
          </table:table-cell>
          <table:table-cell office:value-type="float" office:value="41.93" calcext:value-type="float">
            <text:p>41.93</text:p>
          </table:table-cell>
          <table:table-cell office:value-type="float" office:value="2371.08" calcext:value-type="float">
            <text:p>2371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125.43" calcext:value-type="float">
            <text:p>6125.43</text:p>
          </table:table-cell>
          <table:table-cell office:value-type="float" office:value="9828.85" calcext:value-type="float">
            <text:p>9828.85</text:p>
          </table:table-cell>
          <table:table-cell office:value-type="float" office:value="37.68" calcext:value-type="float">
            <text:p>37.68</text:p>
          </table:table-cell>
          <table:table-cell office:value-type="float" office:value="2532.88" calcext:value-type="float">
            <text:p>2532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436.14" calcext:value-type="float">
            <text:p>15436.14</text:p>
          </table:table-cell>
          <table:table-cell office:value-type="float" office:value="100" calcext:value-type="float">
            <text:p>100.00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518.51" calcext:value-type="float">
            <text:p>15518.51</text:p>
          </table:table-cell>
          <table:table-cell office:value-type="float" office:value="100" calcext:value-type="float">
            <text:p>100.00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004.16" calcext:value-type="float">
            <text:p>15004.16</text:p>
          </table:table-cell>
          <table:table-cell office:value-type="float" office:value="100" calcext:value-type="float">
            <text:p>100.00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778.34" calcext:value-type="float">
            <text:p>14778.34</text:p>
          </table:table-cell>
          <table:table-cell office:value-type="float" office:value="100" calcext:value-type="float">
            <text:p>100.00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088.18" calcext:value-type="float">
            <text:p>16088.18</text:p>
          </table:table-cell>
          <table:table-cell office:value-type="float" office:value="100" calcext:value-type="float">
            <text:p>100.00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033.68" calcext:value-type="float">
            <text:p>20033.68</text:p>
          </table:table-cell>
          <table:table-cell office:value-type="float" office:value="100" calcext:value-type="float">
            <text:p>100.0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501.18" calcext:value-type="float">
            <text:p>20501.18</text:p>
          </table:table-cell>
          <table:table-cell office:value-type="float" office:value="100" calcext:value-type="float">
            <text:p>100.00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362.71" calcext:value-type="float">
            <text:p>20362.71</text:p>
          </table:table-cell>
          <table:table-cell office:value-type="float" office:value="100" calcext:value-type="float">
            <text:p>100.0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0362.8" calcext:value-type="float">
            <text:p>20362.80</text:p>
          </table:table-cell>
          <table:table-cell office:value-type="float" office:value="100" calcext:value-type="float">
            <text:p>100.00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21078.77" calcext:value-type="float">
            <text:p>21078.77</text:p>
          </table:table-cell>
          <table:table-cell office:value-type="float" office:value="100" calcext:value-type="float">
            <text:p>100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2_1</text:p>
          </table:table-cell>
          <table:table-cell office:value-type="string" calcext:value-type="string">
            <text:p>TL</text:p>
          </table:table-cell>
          <table:table-cell office:value-type="float" office:value="1484" calcext:value-type="float">
            <text:p>1484.00</text:p>
          </table:table-cell>
          <table:table-cell office:value-type="float" office:value="1504.74" calcext:value-type="float">
            <text:p>1504.74</text:p>
          </table:table-cell>
          <table:table-cell office:value-type="float" office:value="1.38" calcext:value-type="float">
            <text:p>1.38</text:p>
          </table:table-cell>
          <table:table-cell office:value-type="float" office:value="311.7" calcext:value-type="float">
            <text:p>311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79.56" calcext:value-type="float">
            <text:p>1179.56</text:p>
          </table:table-cell>
          <table:table-cell office:value-type="float" office:value="0" calcext:value-type="float">
            <text:p>0.00</text:p>
          </table:table-cell>
          <table:table-cell office:value-type="float" office:value="241.8" calcext:value-type="float">
            <text:p>241.80</text:p>
          </table:table-cell>
          <table:table-cell office:value-type="float" office:value="232.02" calcext:value-type="float">
            <text:p>232.0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03.51" calcext:value-type="float">
            <text:p>3203.51</text:p>
          </table:table-cell>
          <table:table-cell office:value-type="float" office:value="3301.69" calcext:value-type="float">
            <text:p>3301.69</text:p>
          </table:table-cell>
          <table:table-cell office:value-type="float" office:value="2.97" calcext:value-type="float">
            <text:p>2.97</text:p>
          </table:table-cell>
          <table:table-cell office:value-type="float" office:value="635.67" calcext:value-type="float">
            <text:p>635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40_60_cap1.5_1</text:p>
          </table:table-cell>
          <table:table-cell office:value-type="string" calcext:value-type="string">
            <text:p>TL</text:p>
          </table:table-cell>
          <table:table-cell office:value-type="float" office:value="2417.58" calcext:value-type="float">
            <text:p>2417.58</text:p>
          </table:table-cell>
          <table:table-cell office:value-type="float" office:value="2496.76" calcext:value-type="float">
            <text:p>2496.76</text:p>
          </table:table-cell>
          <table:table-cell office:value-type="float" office:value="3.17" calcext:value-type="float">
            <text:p>3.17</text:p>
          </table:table-cell>
          <table:table-cell office:value-type="float" office:value="493.26" calcext:value-type="float">
            <text:p>493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7.91" calcext:value-type="float">
            <text:p>1887.91</text:p>
          </table:table-cell>
          <table:table-cell office:value-type="float" office:value="0" calcext:value-type="float">
            <text:p>0.00</text:p>
          </table:table-cell>
          <table:table-cell office:value-type="float" office:value="378.1" calcext:value-type="float">
            <text:p>378.10</text:p>
          </table:table-cell>
          <table:table-cell office:value-type="float" office:value="144.84" calcext:value-type="float">
            <text:p>144.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101_m6_size0_p1_40_60_cap2.5_1</text:p>
          </table:table-cell>
          <table:table-cell office:value-type="string" calcext:value-type="string">
            <text:p>TL</text:p>
          </table:table-cell>
          <table:table-cell office:value-type="float" office:value="1543.74" calcext:value-type="float">
            <text:p>1543.74</text:p>
          </table:table-cell>
          <table:table-cell office:value-type="float" office:value="1575.33" calcext:value-type="float">
            <text:p>1575.33</text:p>
          </table:table-cell>
          <table:table-cell office:value-type="float" office:value="2.01" calcext:value-type="float">
            <text:p>2.01</text:p>
          </table:table-cell>
          <table:table-cell office:value-type="float" office:value="315.5" calcext:value-type="float">
            <text:p>315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66.62" calcext:value-type="float">
            <text:p>1866.62</text:p>
          </table:table-cell>
          <table:table-cell office:value-type="float" office:value="0" calcext:value-type="float">
            <text:p>0.00</text:p>
          </table:table-cell>
          <table:table-cell office:value-type="float" office:value="425.01" calcext:value-type="float">
            <text:p>425.01</text:p>
          </table:table-cell>
          <table:table-cell office:value-type="float" office:value="273.38" calcext:value-type="float">
            <text:p>273.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8.42" calcext:value-type="float">
            <text:p>1508.42</text:p>
          </table:table-cell>
          <table:table-cell office:value-type="float" office:value="0" calcext:value-type="float">
            <text:p>0.00</text:p>
          </table:table-cell>
          <table:table-cell office:value-type="float" office:value="361.46" calcext:value-type="float">
            <text:p>361.46</text:p>
          </table:table-cell>
          <table:table-cell office:value-type="float" office:value="26.32" calcext:value-type="float">
            <text:p>26.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9.15" calcext:value-type="float">
            <text:p>1319.15</text:p>
          </table:table-cell>
          <table:table-cell office:value-type="float" office:value="0" calcext:value-type="float">
            <text:p>0.00</text:p>
          </table:table-cell>
          <table:table-cell office:value-type="float" office:value="339.66" calcext:value-type="float">
            <text:p>339.66</text:p>
          </table:table-cell>
          <table:table-cell office:value-type="float" office:value="53.23" calcext:value-type="float">
            <text:p>53.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27.95" calcext:value-type="float">
            <text:p>1227.95</text:p>
          </table:table-cell>
          <table:table-cell office:value-type="float" office:value="0" calcext:value-type="float">
            <text:p>0.00</text:p>
          </table:table-cell>
          <table:table-cell office:value-type="float" office:value="324.02" calcext:value-type="float">
            <text:p>324.02</text:p>
          </table:table-cell>
          <table:table-cell office:value-type="float" office:value="186.69" calcext:value-type="float">
            <text:p>186.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24.15" calcext:value-type="float">
            <text:p>2624.15</text:p>
          </table:table-cell>
          <table:table-cell office:value-type="float" office:value="0" calcext:value-type="float">
            <text:p>0.00</text:p>
          </table:table-cell>
          <table:table-cell office:value-type="float" office:value="568.84" calcext:value-type="float">
            <text:p>568.84</text:p>
          </table:table-cell>
          <table:table-cell office:value-type="float" office:value="185.53" calcext:value-type="float">
            <text:p>185.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96.9" calcext:value-type="float">
            <text:p>2096.90</text:p>
          </table:table-cell>
          <table:table-cell office:value-type="float" office:value="0" calcext:value-type="float">
            <text:p>0.00</text:p>
          </table:table-cell>
          <table:table-cell office:value-type="float" office:value="460.04" calcext:value-type="float">
            <text:p>460.04</text:p>
          </table:table-cell>
          <table:table-cell office:value-type="float" office:value="774.31" calcext:value-type="float">
            <text:p>774.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5.72" calcext:value-type="float">
            <text:p>1715.72</text:p>
          </table:table-cell>
          <table:table-cell office:value-type="float" office:value="0" calcext:value-type="float">
            <text:p>0.00</text:p>
          </table:table-cell>
          <table:table-cell office:value-type="float" office:value="399.08" calcext:value-type="float">
            <text:p>399.08</text:p>
          </table:table-cell>
          <table:table-cell office:value-type="float" office:value="130.39" calcext:value-type="float">
            <text:p>130.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5.24" calcext:value-type="float">
            <text:p>1545.24</text:p>
          </table:table-cell>
          <table:table-cell office:value-type="float" office:value="0" calcext:value-type="float">
            <text:p>0.00</text:p>
          </table:table-cell>
          <table:table-cell office:value-type="float" office:value="379.33" calcext:value-type="float">
            <text:p>379.33</text:p>
          </table:table-cell>
          <table:table-cell office:value-type="float" office:value="403.3" calcext:value-type="float">
            <text:p>403.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94.06" calcext:value-type="float">
            <text:p>2594.06</text:p>
          </table:table-cell>
          <table:table-cell office:value-type="float" office:value="0" calcext:value-type="float">
            <text:p>0.00</text:p>
          </table:table-cell>
          <table:table-cell office:value-type="float" office:value="546.58" calcext:value-type="float">
            <text:p>546.58</text:p>
          </table:table-cell>
          <table:table-cell office:value-type="float" office:value="2457.57" calcext:value-type="float">
            <text:p>2457.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9.15" calcext:value-type="float">
            <text:p>2089.15</text:p>
          </table:table-cell>
          <table:table-cell office:value-type="float" office:value="0" calcext:value-type="float">
            <text:p>0.00</text:p>
          </table:table-cell>
          <table:table-cell office:value-type="float" office:value="452.45" calcext:value-type="float">
            <text:p>452.45</text:p>
          </table:table-cell>
          <table:table-cell office:value-type="float" office:value="2117.05" calcext:value-type="float">
            <text:p>2117.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7.5" calcext:value-type="float">
            <text:p>1717.50</text:p>
          </table:table-cell>
          <table:table-cell office:value-type="float" office:value="0" calcext:value-type="float">
            <text:p>0.00</text:p>
          </table:table-cell>
          <table:table-cell office:value-type="float" office:value="386.79" calcext:value-type="float">
            <text:p>386.79</text:p>
          </table:table-cell>
          <table:table-cell office:value-type="float" office:value="160.66" calcext:value-type="float">
            <text:p>160.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4.46" calcext:value-type="float">
            <text:p>1544.46</text:p>
          </table:table-cell>
          <table:table-cell office:value-type="float" office:value="0" calcext:value-type="float">
            <text:p>0.00</text:p>
          </table:table-cell>
          <table:table-cell office:value-type="float" office:value="352.76" calcext:value-type="float">
            <text:p>352.76</text:p>
          </table:table-cell>
          <table:table-cell office:value-type="float" office:value="961.32" calcext:value-type="float">
            <text:p>961.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07.5" calcext:value-type="float">
            <text:p>3307.50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101.67" calcext:value-type="float">
            <text:p>101.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4.4" calcext:value-type="float">
            <text:p>2694.40</text:p>
          </table:table-cell>
          <table:table-cell office:value-type="float" office:value="0" calcext:value-type="float">
            <text:p>0.00</text:p>
          </table:table-cell>
          <table:table-cell office:value-type="float" office:value="562.49" calcext:value-type="float">
            <text:p>562.49</text:p>
          </table:table-cell>
          <table:table-cell office:value-type="float" office:value="3335.12" calcext:value-type="float">
            <text:p>3335.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7.34" calcext:value-type="float">
            <text:p>2087.34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164.53" calcext:value-type="float">
            <text:p>164.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00.3" calcext:value-type="float">
            <text:p>1900.30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1582.89" calcext:value-type="float">
            <text:p>1582.8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19.11" calcext:value-type="float">
            <text:p>1819.11</text:p>
          </table:table-cell>
          <table:table-cell office:value-type="float" office:value="0" calcext:value-type="float">
            <text:p>0.00</text:p>
          </table:table-cell>
          <table:table-cell office:value-type="float" office:value="401.75" calcext:value-type="float">
            <text:p>401.75</text:p>
          </table:table-cell>
          <table:table-cell office:value-type="float" office:value="119.64" calcext:value-type="float">
            <text:p>119.6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60.01" calcext:value-type="float">
            <text:p>1560.01</text:p>
          </table:table-cell>
          <table:table-cell office:value-type="float" office:value="0" calcext:value-type="float">
            <text:p>0.00</text:p>
          </table:table-cell>
          <table:table-cell office:value-type="float" office:value="389.09" calcext:value-type="float">
            <text:p>389.09</text:p>
          </table:table-cell>
          <table:table-cell office:value-type="float" office:value="241.75" calcext:value-type="float">
            <text:p>241.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075.33" calcext:value-type="float">
            <text:p>2075.33</text:p>
          </table:table-cell>
          <table:table-cell office:value-type="float" office:value="2133.72" calcext:value-type="float">
            <text:p>2133.72</text:p>
          </table:table-cell>
          <table:table-cell office:value-type="float" office:value="2.74" calcext:value-type="float">
            <text:p>2.74</text:p>
          </table:table-cell>
          <table:table-cell office:value-type="float" office:value="491.35" calcext:value-type="float">
            <text:p>491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286.72" calcext:value-type="float">
            <text:p>3286.72</text:p>
          </table:table-cell>
          <table:table-cell office:value-type="float" office:value="3325.57" calcext:value-type="float">
            <text:p>3325.57</text:p>
          </table:table-cell>
          <table:table-cell office:value-type="float" office:value="1.17" calcext:value-type="float">
            <text:p>1.17</text:p>
          </table:table-cell>
          <table:table-cell office:value-type="float" office:value="669.68" calcext:value-type="float">
            <text:p>669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164.48" calcext:value-type="float">
            <text:p>2164.48</text:p>
          </table:table-cell>
          <table:table-cell office:value-type="float" office:value="2206.06" calcext:value-type="float">
            <text:p>2206.06</text:p>
          </table:table-cell>
          <table:table-cell office:value-type="float" office:value="1.88" calcext:value-type="float">
            <text:p>1.88</text:p>
          </table:table-cell>
          <table:table-cell office:value-type="float" office:value="464.71" calcext:value-type="float">
            <text:p>464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771.95" calcext:value-type="float">
            <text:p>2771.95</text:p>
          </table:table-cell>
          <table:table-cell office:value-type="float" office:value="2932.33" calcext:value-type="float">
            <text:p>2932.33</text:p>
          </table:table-cell>
          <table:table-cell office:value-type="float" office:value="5.47" calcext:value-type="float">
            <text:p>5.47</text:p>
          </table:table-cell>
          <table:table-cell office:value-type="float" office:value="618.85" calcext:value-type="float">
            <text:p>618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26.46" calcext:value-type="float">
            <text:p>3126.46</text:p>
          </table:table-cell>
          <table:table-cell office:value-type="float" office:value="0" calcext:value-type="float">
            <text:p>0.00</text:p>
          </table:table-cell>
          <table:table-cell office:value-type="float" office:value="668.04" calcext:value-type="float">
            <text:p>668.04</text:p>
          </table:table-cell>
          <table:table-cell office:value-type="float" office:value="2722.2" calcext:value-type="float">
            <text:p>2722.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3138.8" calcext:value-type="float">
            <text:p>3138.80</text:p>
          </table:table-cell>
          <table:table-cell office:value-type="float" office:value="5019.19" calcext:value-type="float">
            <text:p>5019.19</text:p>
          </table:table-cell>
          <table:table-cell office:value-type="float" office:value="37.46" calcext:value-type="float">
            <text:p>37.46</text:p>
          </table:table-cell>
          <table:table-cell office:value-type="float" office:value="1278.01" calcext:value-type="float">
            <text:p>1278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3897.44" calcext:value-type="float">
            <text:p>3897.44</text:p>
          </table:table-cell>
          <table:table-cell office:value-type="float" office:value="5089.42" calcext:value-type="float">
            <text:p>5089.42</text:p>
          </table:table-cell>
          <table:table-cell office:value-type="float" office:value="23.42" calcext:value-type="float">
            <text:p>23.42</text:p>
          </table:table-cell>
          <table:table-cell office:value-type="float" office:value="1232.82" calcext:value-type="float">
            <text:p>1232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3854.72" calcext:value-type="float">
            <text:p>3854.72</text:p>
          </table:table-cell>
          <table:table-cell office:value-type="float" office:value="5090.76" calcext:value-type="float">
            <text:p>5090.76</text:p>
          </table:table-cell>
          <table:table-cell office:value-type="float" office:value="24.28" calcext:value-type="float">
            <text:p>24.28</text:p>
          </table:table-cell>
          <table:table-cell office:value-type="float" office:value="1235.84" calcext:value-type="float">
            <text:p>1235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196.11" calcext:value-type="float">
            <text:p>4196.11</text:p>
          </table:table-cell>
          <table:table-cell office:value-type="float" office:value="6353.34" calcext:value-type="float">
            <text:p>6353.34</text:p>
          </table:table-cell>
          <table:table-cell office:value-type="float" office:value="33.95" calcext:value-type="float">
            <text:p>33.95</text:p>
          </table:table-cell>
          <table:table-cell office:value-type="float" office:value="1643.93" calcext:value-type="float">
            <text:p>1643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759.61" calcext:value-type="float">
            <text:p>3759.61</text:p>
          </table:table-cell>
          <table:table-cell office:value-type="float" office:value="5243.1" calcext:value-type="float">
            <text:p>5243.10</text:p>
          </table:table-cell>
          <table:table-cell office:value-type="float" office:value="28.29" calcext:value-type="float">
            <text:p>28.29</text:p>
          </table:table-cell>
          <table:table-cell office:value-type="float" office:value="1294.96" calcext:value-type="float">
            <text:p>1294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441.15" calcext:value-type="float">
            <text:p>13441.15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735.92" calcext:value-type="float">
            <text:p>11735.92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0925.21" calcext:value-type="float">
            <text:p>10925.21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699.79" calcext:value-type="float">
            <text:p>11699.79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304.91" calcext:value-type="float">
            <text:p>11304.91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136.9" calcext:value-type="float">
            <text:p>15136.90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945.84" calcext:value-type="float">
            <text:p>14945.84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552.28" calcext:value-type="float">
            <text:p>15552.28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199.21" calcext:value-type="float">
            <text:p>15199.21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077.31" calcext:value-type="float">
            <text:p>15077.31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44.78" calcext:value-type="float">
            <text:p>1344.78</text:p>
          </table:table-cell>
          <table:table-cell office:value-type="float" office:value="0" calcext:value-type="float">
            <text:p>0.00</text:p>
          </table:table-cell>
          <table:table-cell office:value-type="float" office:value="348.31" calcext:value-type="float">
            <text:p>348.31</text:p>
          </table:table-cell>
          <table:table-cell office:value-type="float" office:value="113.89" calcext:value-type="float">
            <text:p>113.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24.33" calcext:value-type="float">
            <text:p>1224.33</text:p>
          </table:table-cell>
          <table:table-cell office:value-type="float" office:value="0" calcext:value-type="float">
            <text:p>0.00</text:p>
          </table:table-cell>
          <table:table-cell office:value-type="float" office:value="293.74" calcext:value-type="float">
            <text:p>293.74</text:p>
          </table:table-cell>
          <table:table-cell office:value-type="float" office:value="161.23" calcext:value-type="float">
            <text:p>161.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01.85" calcext:value-type="float">
            <text:p>2301.85</text:p>
          </table:table-cell>
          <table:table-cell office:value-type="float" office:value="0" calcext:value-type="float">
            <text:p>0.00</text:p>
          </table:table-cell>
          <table:table-cell office:value-type="float" office:value="497.24" calcext:value-type="float">
            <text:p>497.24</text:p>
          </table:table-cell>
          <table:table-cell office:value-type="float" office:value="1630.28" calcext:value-type="float">
            <text:p>1630.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7.57" calcext:value-type="float">
            <text:p>1887.57</text:p>
          </table:table-cell>
          <table:table-cell office:value-type="float" office:value="0" calcext:value-type="float">
            <text:p>0.00</text:p>
          </table:table-cell>
          <table:table-cell office:value-type="float" office:value="421.98" calcext:value-type="float">
            <text:p>421.98</text:p>
          </table:table-cell>
          <table:table-cell office:value-type="float" office:value="1209.32" calcext:value-type="float">
            <text:p>1209.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83.78" calcext:value-type="float">
            <text:p>1583.78</text:p>
          </table:table-cell>
          <table:table-cell office:value-type="float" office:value="0" calcext:value-type="float">
            <text:p>0.00</text:p>
          </table:table-cell>
          <table:table-cell office:value-type="float" office:value="368.05" calcext:value-type="float">
            <text:p>368.05</text:p>
          </table:table-cell>
          <table:table-cell office:value-type="float" office:value="93.33" calcext:value-type="float">
            <text:p>93.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18.95" calcext:value-type="float">
            <text:p>1418.95</text:p>
          </table:table-cell>
          <table:table-cell office:value-type="float" office:value="0" calcext:value-type="float">
            <text:p>0.00</text:p>
          </table:table-cell>
          <table:table-cell office:value-type="float" office:value="348.31" calcext:value-type="float">
            <text:p>348.31</text:p>
          </table:table-cell>
          <table:table-cell office:value-type="float" office:value="132.65" calcext:value-type="float">
            <text:p>132.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1_1</text:p>
          </table:table-cell>
          <table:table-cell office:value-type="string" calcext:value-type="string">
            <text:p>TL</text:p>
          </table:table-cell>
          <table:table-cell office:value-type="float" office:value="2341.58" calcext:value-type="float">
            <text:p>2341.58</text:p>
          </table:table-cell>
          <table:table-cell office:value-type="float" office:value="2374.02" calcext:value-type="float">
            <text:p>2374.02</text:p>
          </table:table-cell>
          <table:table-cell office:value-type="float" office:value="1.37" calcext:value-type="float">
            <text:p>1.37</text:p>
          </table:table-cell>
          <table:table-cell office:value-type="float" office:value="491.04" calcext:value-type="float">
            <text:p>491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96.15" calcext:value-type="float">
            <text:p>1896.15</text:p>
          </table:table-cell>
          <table:table-cell office:value-type="float" office:value="0" calcext:value-type="float">
            <text:p>0.00</text:p>
          </table:table-cell>
          <table:table-cell office:value-type="float" office:value="419.6" calcext:value-type="float">
            <text:p>419.60</text:p>
          </table:table-cell>
          <table:table-cell office:value-type="float" office:value="777.98" calcext:value-type="float">
            <text:p>777.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2787.82" calcext:value-type="float">
            <text:p>2787.82</text:p>
          </table:table-cell>
          <table:table-cell office:value-type="float" office:value="3000.13" calcext:value-type="float">
            <text:p>3000.13</text:p>
          </table:table-cell>
          <table:table-cell office:value-type="float" office:value="7.08" calcext:value-type="float">
            <text:p>7.08</text:p>
          </table:table-cell>
          <table:table-cell office:value-type="float" office:value="648.38" calcext:value-type="float">
            <text:p>648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232.37" calcext:value-type="float">
            <text:p>4232.37</text:p>
          </table:table-cell>
          <table:table-cell office:value-type="float" office:value="4362.04" calcext:value-type="float">
            <text:p>4362.04</text:p>
          </table:table-cell>
          <table:table-cell office:value-type="float" office:value="2.97" calcext:value-type="float">
            <text:p>2.97</text:p>
          </table:table-cell>
          <table:table-cell office:value-type="float" office:value="900.2" calcext:value-type="float">
            <text:p>900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2856.53" calcext:value-type="float">
            <text:p>2856.53</text:p>
          </table:table-cell>
          <table:table-cell office:value-type="float" office:value="3088.16" calcext:value-type="float">
            <text:p>3088.16</text:p>
          </table:table-cell>
          <table:table-cell office:value-type="float" office:value="7.5" calcext:value-type="float">
            <text:p>7.50</text:p>
          </table:table-cell>
          <table:table-cell office:value-type="float" office:value="638.53" calcext:value-type="float">
            <text:p>638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312.51" calcext:value-type="float">
            <text:p>3312.51</text:p>
          </table:table-cell>
          <table:table-cell office:value-type="float" office:value="3458.79" calcext:value-type="float">
            <text:p>3458.79</text:p>
          </table:table-cell>
          <table:table-cell office:value-type="float" office:value="4.23" calcext:value-type="float">
            <text:p>4.23</text:p>
          </table:table-cell>
          <table:table-cell office:value-type="float" office:value="713.34" calcext:value-type="float">
            <text:p>713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665.98" calcext:value-type="float">
            <text:p>3665.98</text:p>
          </table:table-cell>
          <table:table-cell office:value-type="float" office:value="3914.66" calcext:value-type="float">
            <text:p>3914.66</text:p>
          </table:table-cell>
          <table:table-cell office:value-type="float" office:value="6.35" calcext:value-type="float">
            <text:p>6.35</text:p>
          </table:table-cell>
          <table:table-cell office:value-type="float" office:value="836.58" calcext:value-type="float">
            <text:p>836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626.75" calcext:value-type="float">
            <text:p>5626.75</text:p>
          </table:table-cell>
          <table:table-cell office:value-type="float" office:value="7096.41" calcext:value-type="float">
            <text:p>7096.41</text:p>
          </table:table-cell>
          <table:table-cell office:value-type="float" office:value="20.71" calcext:value-type="float">
            <text:p>20.71</text:p>
          </table:table-cell>
          <table:table-cell office:value-type="float" office:value="1576.48" calcext:value-type="float">
            <text:p>1576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642.75" calcext:value-type="float">
            <text:p>5642.75</text:p>
          </table:table-cell>
          <table:table-cell office:value-type="float" office:value="7119.84" calcext:value-type="float">
            <text:p>7119.84</text:p>
          </table:table-cell>
          <table:table-cell office:value-type="float" office:value="20.75" calcext:value-type="float">
            <text:p>20.75</text:p>
          </table:table-cell>
          <table:table-cell office:value-type="float" office:value="1623.71" calcext:value-type="float">
            <text:p>1623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4970.91" calcext:value-type="float">
            <text:p>4970.91</text:p>
          </table:table-cell>
          <table:table-cell office:value-type="float" office:value="7259.87" calcext:value-type="float">
            <text:p>7259.87</text:p>
          </table:table-cell>
          <table:table-cell office:value-type="float" office:value="31.53" calcext:value-type="float">
            <text:p>31.53</text:p>
          </table:table-cell>
          <table:table-cell office:value-type="float" office:value="1829.34" calcext:value-type="float">
            <text:p>1829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536.71" calcext:value-type="float">
            <text:p>5536.71</text:p>
          </table:table-cell>
          <table:table-cell office:value-type="float" office:value="7271.29" calcext:value-type="float">
            <text:p>7271.29</text:p>
          </table:table-cell>
          <table:table-cell office:value-type="float" office:value="23.86" calcext:value-type="float">
            <text:p>23.86</text:p>
          </table:table-cell>
          <table:table-cell office:value-type="float" office:value="1620.04" calcext:value-type="float">
            <text:p>1620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4992.62" calcext:value-type="float">
            <text:p>4992.62</text:p>
          </table:table-cell>
          <table:table-cell office:value-type="float" office:value="7102" calcext:value-type="float">
            <text:p>7102.00</text:p>
          </table:table-cell>
          <table:table-cell office:value-type="float" office:value="29.7" calcext:value-type="float">
            <text:p>29.70</text:p>
          </table:table-cell>
          <table:table-cell office:value-type="float" office:value="1745.78" calcext:value-type="float">
            <text:p>1745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478.77" calcext:value-type="float">
            <text:p>15478.77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588.95" calcext:value-type="float">
            <text:p>12588.95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320.36" calcext:value-type="float">
            <text:p>12320.36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099.38" calcext:value-type="float">
            <text:p>13099.38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262.07" calcext:value-type="float">
            <text:p>12262.07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967.12" calcext:value-type="float">
            <text:p>16967.12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140.33" calcext:value-type="float">
            <text:p>16140.33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350.49" calcext:value-type="float">
            <text:p>17350.49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016.42" calcext:value-type="float">
            <text:p>17016.42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804.58" calcext:value-type="float">
            <text:p>16804.58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04.84" calcext:value-type="float">
            <text:p>1604.84</text:p>
          </table:table-cell>
          <table:table-cell office:value-type="float" office:value="0" calcext:value-type="float">
            <text:p>0.00</text:p>
          </table:table-cell>
          <table:table-cell office:value-type="float" office:value="375.46" calcext:value-type="float">
            <text:p>375.46</text:p>
          </table:table-cell>
          <table:table-cell office:value-type="float" office:value="512.08" calcext:value-type="float">
            <text:p>512.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5.02" calcext:value-type="float">
            <text:p>1435.02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498.27" calcext:value-type="float">
            <text:p>498.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80.47" calcext:value-type="float">
            <text:p>3280.47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2398.74" calcext:value-type="float">
            <text:p>2398.7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40_60_cap1.5_1</text:p>
          </table:table-cell>
          <table:table-cell office:value-type="string" calcext:value-type="string">
            <text:p>TL</text:p>
          </table:table-cell>
          <table:table-cell office:value-type="float" office:value="2570.89" calcext:value-type="float">
            <text:p>2570.89</text:p>
          </table:table-cell>
          <table:table-cell office:value-type="float" office:value="2668.98" calcext:value-type="float">
            <text:p>2668.98</text:p>
          </table:table-cell>
          <table:table-cell office:value-type="float" office:value="3.68" calcext:value-type="float">
            <text:p>3.68</text:p>
          </table:table-cell>
          <table:table-cell office:value-type="float" office:value="558.96" calcext:value-type="float">
            <text:p>558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68.11" calcext:value-type="float">
            <text:p>2068.11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105.16" calcext:value-type="float">
            <text:p>105.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3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76.83" calcext:value-type="float">
            <text:p>1876.83</text:p>
          </table:table-cell>
          <table:table-cell office:value-type="float" office:value="0" calcext:value-type="float">
            <text:p>0.00</text:p>
          </table:table-cell>
          <table:table-cell office:value-type="float" office:value="429" calcext:value-type="float">
            <text:p>429.00</text:p>
          </table:table-cell>
          <table:table-cell office:value-type="float" office:value="3469.44" calcext:value-type="float">
            <text:p>3469.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6.16" calcext:value-type="float">
            <text:p>1726.16</text:p>
          </table:table-cell>
          <table:table-cell office:value-type="float" office:value="0" calcext:value-type="float">
            <text:p>0.00</text:p>
          </table:table-cell>
          <table:table-cell office:value-type="float" office:value="375.32" calcext:value-type="float">
            <text:p>375.32</text:p>
          </table:table-cell>
          <table:table-cell office:value-type="float" office:value="41.06" calcext:value-type="float">
            <text:p>41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5.99" calcext:value-type="float">
            <text:p>2045.99</text:p>
          </table:table-cell>
          <table:table-cell office:value-type="float" office:value="0" calcext:value-type="float">
            <text:p>0.00</text:p>
          </table:table-cell>
          <table:table-cell office:value-type="float" office:value="439.94" calcext:value-type="float">
            <text:p>439.94</text:p>
          </table:table-cell>
          <table:table-cell office:value-type="float" office:value="2549.73" calcext:value-type="float">
            <text:p>2549.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545.63" calcext:value-type="float">
            <text:p>2545.63</text:p>
          </table:table-cell>
          <table:table-cell office:value-type="float" office:value="2689.05" calcext:value-type="float">
            <text:p>2689.05</text:p>
          </table:table-cell>
          <table:table-cell office:value-type="float" office:value="5.33" calcext:value-type="float">
            <text:p>5.33</text:p>
          </table:table-cell>
          <table:table-cell office:value-type="float" office:value="586.33" calcext:value-type="float">
            <text:p>586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497.67" calcext:value-type="float">
            <text:p>3497.67</text:p>
          </table:table-cell>
          <table:table-cell office:value-type="float" office:value="3690.86" calcext:value-type="float">
            <text:p>3690.86</text:p>
          </table:table-cell>
          <table:table-cell office:value-type="float" office:value="5.23" calcext:value-type="float">
            <text:p>5.23</text:p>
          </table:table-cell>
          <table:table-cell office:value-type="float" office:value="757" calcext:value-type="float">
            <text:p>757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463.63" calcext:value-type="float">
            <text:p>2463.63</text:p>
          </table:table-cell>
          <table:table-cell office:value-type="float" office:value="2576.39" calcext:value-type="float">
            <text:p>2576.39</text:p>
          </table:table-cell>
          <table:table-cell office:value-type="float" office:value="4.38" calcext:value-type="float">
            <text:p>4.38</text:p>
          </table:table-cell>
          <table:table-cell office:value-type="float" office:value="531.73" calcext:value-type="float">
            <text:p>531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775.76" calcext:value-type="float">
            <text:p>2775.76</text:p>
          </table:table-cell>
          <table:table-cell office:value-type="float" office:value="2908.86" calcext:value-type="float">
            <text:p>2908.86</text:p>
          </table:table-cell>
          <table:table-cell office:value-type="float" office:value="4.58" calcext:value-type="float">
            <text:p>4.58</text:p>
          </table:table-cell>
          <table:table-cell office:value-type="float" office:value="620.17" calcext:value-type="float">
            <text:p>620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069.61" calcext:value-type="float">
            <text:p>3069.61</text:p>
          </table:table-cell>
          <table:table-cell office:value-type="float" office:value="3244.69" calcext:value-type="float">
            <text:p>3244.69</text:p>
          </table:table-cell>
          <table:table-cell office:value-type="float" office:value="5.4" calcext:value-type="float">
            <text:p>5.40</text:p>
          </table:table-cell>
          <table:table-cell office:value-type="float" office:value="665.72" calcext:value-type="float">
            <text:p>665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5271.82" calcext:value-type="float">
            <text:p>5271.82</text:p>
          </table:table-cell>
          <table:table-cell office:value-type="float" office:value="8463.24" calcext:value-type="float">
            <text:p>8463.24</text:p>
          </table:table-cell>
          <table:table-cell office:value-type="float" office:value="37.71" calcext:value-type="float">
            <text:p>37.71</text:p>
          </table:table-cell>
          <table:table-cell office:value-type="float" office:value="2152.35" calcext:value-type="float">
            <text:p>2152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3984.56" calcext:value-type="float">
            <text:p>3984.56</text:p>
          </table:table-cell>
          <table:table-cell office:value-type="float" office:value="5143.04" calcext:value-type="float">
            <text:p>5143.04</text:p>
          </table:table-cell>
          <table:table-cell office:value-type="float" office:value="22.53" calcext:value-type="float">
            <text:p>22.53</text:p>
          </table:table-cell>
          <table:table-cell office:value-type="float" office:value="1141.95" calcext:value-type="float">
            <text:p>1141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567.16" calcext:value-type="float">
            <text:p>4567.16</text:p>
          </table:table-cell>
          <table:table-cell office:value-type="float" office:value="7106.72" calcext:value-type="float">
            <text:p>7106.72</text:p>
          </table:table-cell>
          <table:table-cell office:value-type="float" office:value="35.73" calcext:value-type="float">
            <text:p>35.73</text:p>
          </table:table-cell>
          <table:table-cell office:value-type="float" office:value="1840.05" calcext:value-type="float">
            <text:p>1840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764.08" calcext:value-type="float">
            <text:p>4764.08</text:p>
          </table:table-cell>
          <table:table-cell office:value-type="float" office:value="7390.52" calcext:value-type="float">
            <text:p>7390.52</text:p>
          </table:table-cell>
          <table:table-cell office:value-type="float" office:value="35.54" calcext:value-type="float">
            <text:p>35.54</text:p>
          </table:table-cell>
          <table:table-cell office:value-type="float" office:value="1910.54" calcext:value-type="float">
            <text:p>1910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501.87" calcext:value-type="float">
            <text:p>3501.87</text:p>
          </table:table-cell>
          <table:table-cell office:value-type="float" office:value="5347.93" calcext:value-type="float">
            <text:p>5347.93</text:p>
          </table:table-cell>
          <table:table-cell office:value-type="float" office:value="34.52" calcext:value-type="float">
            <text:p>34.52</text:p>
          </table:table-cell>
          <table:table-cell office:value-type="float" office:value="1401.86" calcext:value-type="float">
            <text:p>1401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177.74" calcext:value-type="float">
            <text:p>14177.74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804.7" calcext:value-type="float">
            <text:p>11804.70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581.4" calcext:value-type="float">
            <text:p>11581.40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345.1" calcext:value-type="float">
            <text:p>12345.10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486.19" calcext:value-type="float">
            <text:p>11486.19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717.31" calcext:value-type="float">
            <text:p>15717.31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461.37" calcext:value-type="float">
            <text:p>15461.37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655.98" calcext:value-type="float">
            <text:p>15655.98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364.44" calcext:value-type="float">
            <text:p>15364.44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486.48" calcext:value-type="float">
            <text:p>15486.48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9.29" calcext:value-type="float">
            <text:p>1439.29</text:p>
          </table:table-cell>
          <table:table-cell office:value-type="float" office:value="0" calcext:value-type="float">
            <text:p>0.00</text:p>
          </table:table-cell>
          <table:table-cell office:value-type="float" office:value="327.67" calcext:value-type="float">
            <text:p>327.67</text:p>
          </table:table-cell>
          <table:table-cell office:value-type="float" office:value="225.91" calcext:value-type="float">
            <text:p>225.9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05.93" calcext:value-type="float">
            <text:p>1205.93</text:p>
          </table:table-cell>
          <table:table-cell office:value-type="float" office:value="0" calcext:value-type="float">
            <text:p>0.00</text:p>
          </table:table-cell>
          <table:table-cell office:value-type="float" office:value="304.95" calcext:value-type="float">
            <text:p>304.95</text:p>
          </table:table-cell>
          <table:table-cell office:value-type="float" office:value="524.1" calcext:value-type="float">
            <text:p>524.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07.28" calcext:value-type="float">
            <text:p>3007.28</text:p>
          </table:table-cell>
          <table:table-cell office:value-type="float" office:value="0" calcext:value-type="float">
            <text:p>0.00</text:p>
          </table:table-cell>
          <table:table-cell office:value-type="float" office:value="626.09" calcext:value-type="float">
            <text:p>626.09</text:p>
          </table:table-cell>
          <table:table-cell office:value-type="float" office:value="2716.6" calcext:value-type="float">
            <text:p>2716.6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0.04" calcext:value-type="float">
            <text:p>2040.04</text:p>
          </table:table-cell>
          <table:table-cell office:value-type="float" office:value="0" calcext:value-type="float">
            <text:p>0.00</text:p>
          </table:table-cell>
          <table:table-cell office:value-type="float" office:value="460.2" calcext:value-type="float">
            <text:p>460.20</text:p>
          </table:table-cell>
          <table:table-cell office:value-type="float" office:value="920.11" calcext:value-type="float">
            <text:p>920.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92.33" calcext:value-type="float">
            <text:p>1492.33</text:p>
          </table:table-cell>
          <table:table-cell office:value-type="float" office:value="0" calcext:value-type="float">
            <text:p>0.00</text:p>
          </table:table-cell>
          <table:table-cell office:value-type="float" office:value="357.8" calcext:value-type="float">
            <text:p>357.80</text:p>
          </table:table-cell>
          <table:table-cell office:value-type="float" office:value="707.12" calcext:value-type="float">
            <text:p>707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0.02" calcext:value-type="float">
            <text:p>1590.02</text:p>
          </table:table-cell>
          <table:table-cell office:value-type="float" office:value="0" calcext:value-type="float">
            <text:p>0.00</text:p>
          </table:table-cell>
          <table:table-cell office:value-type="float" office:value="361.64" calcext:value-type="float">
            <text:p>361.64</text:p>
          </table:table-cell>
          <table:table-cell office:value-type="float" office:value="139.63" calcext:value-type="float">
            <text:p>139.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1_1</text:p>
          </table:table-cell>
          <table:table-cell office:value-type="string" calcext:value-type="string">
            <text:p>TL</text:p>
          </table:table-cell>
          <table:table-cell office:value-type="float" office:value="2662.32" calcext:value-type="float">
            <text:p>2662.32</text:p>
          </table:table-cell>
          <table:table-cell office:value-type="float" office:value="2699.5" calcext:value-type="float">
            <text:p>2699.50</text:p>
          </table:table-cell>
          <table:table-cell office:value-type="float" office:value="1.38" calcext:value-type="float">
            <text:p>1.38</text:p>
          </table:table-cell>
          <table:table-cell office:value-type="float" office:value="573.75" calcext:value-type="float">
            <text:p>573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69.79" calcext:value-type="float">
            <text:p>1969.79</text:p>
          </table:table-cell>
          <table:table-cell office:value-type="float" office:value="0" calcext:value-type="float">
            <text:p>0.00</text:p>
          </table:table-cell>
          <table:table-cell office:value-type="float" office:value="436.31" calcext:value-type="float">
            <text:p>436.31</text:p>
          </table:table-cell>
          <table:table-cell office:value-type="float" office:value="3467.63" calcext:value-type="float">
            <text:p>3467.6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221.78" calcext:value-type="float">
            <text:p>3221.78</text:p>
          </table:table-cell>
          <table:table-cell office:value-type="float" office:value="3455.98" calcext:value-type="float">
            <text:p>3455.98</text:p>
          </table:table-cell>
          <table:table-cell office:value-type="float" office:value="6.78" calcext:value-type="float">
            <text:p>6.78</text:p>
          </table:table-cell>
          <table:table-cell office:value-type="float" office:value="721.2" calcext:value-type="float">
            <text:p>721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249.87" calcext:value-type="float">
            <text:p>4249.87</text:p>
          </table:table-cell>
          <table:table-cell office:value-type="float" office:value="4397.6" calcext:value-type="float">
            <text:p>4397.60</text:p>
          </table:table-cell>
          <table:table-cell office:value-type="float" office:value="3.36" calcext:value-type="float">
            <text:p>3.36</text:p>
          </table:table-cell>
          <table:table-cell office:value-type="float" office:value="891.63" calcext:value-type="float">
            <text:p>891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2501.67" calcext:value-type="float">
            <text:p>2501.67</text:p>
          </table:table-cell>
          <table:table-cell office:value-type="float" office:value="2676.89" calcext:value-type="float">
            <text:p>2676.89</text:p>
          </table:table-cell>
          <table:table-cell office:value-type="float" office:value="6.55" calcext:value-type="float">
            <text:p>6.55</text:p>
          </table:table-cell>
          <table:table-cell office:value-type="float" office:value="575.81" calcext:value-type="float">
            <text:p>575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134.78" calcext:value-type="float">
            <text:p>3134.78</text:p>
          </table:table-cell>
          <table:table-cell office:value-type="float" office:value="3228.06" calcext:value-type="float">
            <text:p>3228.06</text:p>
          </table:table-cell>
          <table:table-cell office:value-type="float" office:value="2.89" calcext:value-type="float">
            <text:p>2.89</text:p>
          </table:table-cell>
          <table:table-cell office:value-type="float" office:value="653.8" calcext:value-type="float">
            <text:p>653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696.35" calcext:value-type="float">
            <text:p>3696.35</text:p>
          </table:table-cell>
          <table:table-cell office:value-type="float" office:value="3984.59" calcext:value-type="float">
            <text:p>3984.59</text:p>
          </table:table-cell>
          <table:table-cell office:value-type="float" office:value="7.23" calcext:value-type="float">
            <text:p>7.23</text:p>
          </table:table-cell>
          <table:table-cell office:value-type="float" office:value="823.39" calcext:value-type="float">
            <text:p>823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679.04" calcext:value-type="float">
            <text:p>5679.04</text:p>
          </table:table-cell>
          <table:table-cell office:value-type="float" office:value="7543.88" calcext:value-type="float">
            <text:p>7543.88</text:p>
          </table:table-cell>
          <table:table-cell office:value-type="float" office:value="24.72" calcext:value-type="float">
            <text:p>24.72</text:p>
          </table:table-cell>
          <table:table-cell office:value-type="float" office:value="1659.25" calcext:value-type="float">
            <text:p>1659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047.08" calcext:value-type="float">
            <text:p>5047.08</text:p>
          </table:table-cell>
          <table:table-cell office:value-type="float" office:value="6321.54" calcext:value-type="float">
            <text:p>6321.54</text:p>
          </table:table-cell>
          <table:table-cell office:value-type="float" office:value="20.16" calcext:value-type="float">
            <text:p>20.16</text:p>
          </table:table-cell>
          <table:table-cell office:value-type="float" office:value="1412.71" calcext:value-type="float">
            <text:p>1412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436.78" calcext:value-type="float">
            <text:p>5436.78</text:p>
          </table:table-cell>
          <table:table-cell office:value-type="float" office:value="7336.09" calcext:value-type="float">
            <text:p>7336.09</text:p>
          </table:table-cell>
          <table:table-cell office:value-type="float" office:value="25.89" calcext:value-type="float">
            <text:p>25.89</text:p>
          </table:table-cell>
          <table:table-cell office:value-type="float" office:value="1717.67" calcext:value-type="float">
            <text:p>1717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694.38" calcext:value-type="float">
            <text:p>5694.38</text:p>
          </table:table-cell>
          <table:table-cell office:value-type="float" office:value="7830.45" calcext:value-type="float">
            <text:p>7830.45</text:p>
          </table:table-cell>
          <table:table-cell office:value-type="float" office:value="27.28" calcext:value-type="float">
            <text:p>27.28</text:p>
          </table:table-cell>
          <table:table-cell office:value-type="float" office:value="1882.94" calcext:value-type="float">
            <text:p>1882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079.28" calcext:value-type="float">
            <text:p>6079.28</text:p>
          </table:table-cell>
          <table:table-cell office:value-type="float" office:value="8344.38" calcext:value-type="float">
            <text:p>8344.38</text:p>
          </table:table-cell>
          <table:table-cell office:value-type="float" office:value="27.15" calcext:value-type="float">
            <text:p>27.15</text:p>
          </table:table-cell>
          <table:table-cell office:value-type="float" office:value="2025.67" calcext:value-type="float">
            <text:p>2025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889.36" calcext:value-type="float">
            <text:p>14889.36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703.93" calcext:value-type="float">
            <text:p>12703.93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773.57" calcext:value-type="float">
            <text:p>12773.57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797.16" calcext:value-type="float">
            <text:p>12797.16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947.15" calcext:value-type="float">
            <text:p>12947.15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170.34" calcext:value-type="float">
            <text:p>17170.34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776.96" calcext:value-type="float">
            <text:p>16776.96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019.74" calcext:value-type="float">
            <text:p>17019.74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335.66" calcext:value-type="float">
            <text:p>17335.66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568.44" calcext:value-type="float">
            <text:p>16568.44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61.98" calcext:value-type="float">
            <text:p>1761.98</text:p>
          </table:table-cell>
          <table:table-cell office:value-type="float" office:value="0" calcext:value-type="float">
            <text:p>0.00</text:p>
          </table:table-cell>
          <table:table-cell office:value-type="float" office:value="378.51" calcext:value-type="float">
            <text:p>378.51</text:p>
          </table:table-cell>
          <table:table-cell office:value-type="float" office:value="54.54" calcext:value-type="float">
            <text:p>54.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79.24" calcext:value-type="float">
            <text:p>1579.24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67.13" calcext:value-type="float">
            <text:p>67.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20.84" calcext:value-type="float">
            <text:p>3320.84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1114.65" calcext:value-type="float">
            <text:p>1114.6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40_60_cap1.5_1</text:p>
          </table:table-cell>
          <table:table-cell office:value-type="string" calcext:value-type="string">
            <text:p>TL</text:p>
          </table:table-cell>
          <table:table-cell office:value-type="float" office:value="2614.44" calcext:value-type="float">
            <text:p>2614.44</text:p>
          </table:table-cell>
          <table:table-cell office:value-type="float" office:value="2700.36" calcext:value-type="float">
            <text:p>2700.36</text:p>
          </table:table-cell>
          <table:table-cell office:value-type="float" office:value="3.18" calcext:value-type="float">
            <text:p>3.18</text:p>
          </table:table-cell>
          <table:table-cell office:value-type="float" office:value="562.49" calcext:value-type="float">
            <text:p>562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5.22" calcext:value-type="float">
            <text:p>2135.22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38.84" calcext:value-type="float">
            <text:p>38.8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4_size0_p1_40_60_cap2.5_1</text:p>
          </table:table-cell>
          <table:table-cell office:value-type="string" calcext:value-type="string">
            <text:p>TL</text:p>
          </table:table-cell>
          <table:table-cell office:value-type="float" office:value="1906.28" calcext:value-type="float">
            <text:p>1906.28</text:p>
          </table:table-cell>
          <table:table-cell office:value-type="float" office:value="1931.57" calcext:value-type="float">
            <text:p>1931.57</text:p>
          </table:table-cell>
          <table:table-cell office:value-type="float" office:value="1.31" calcext:value-type="float">
            <text:p>1.31</text:p>
          </table:table-cell>
          <table:table-cell office:value-type="float" office:value="429.94" calcext:value-type="float">
            <text:p>429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50.27" calcext:value-type="float">
            <text:p>2250.27</text:p>
          </table:table-cell>
          <table:table-cell office:value-type="float" office:value="0" calcext:value-type="float">
            <text:p>0.00</text:p>
          </table:table-cell>
          <table:table-cell office:value-type="float" office:value="487.9" calcext:value-type="float">
            <text:p>487.90</text:p>
          </table:table-cell>
          <table:table-cell office:value-type="float" office:value="387.93" calcext:value-type="float">
            <text:p>387.9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4.43" calcext:value-type="float">
            <text:p>1884.43</text:p>
          </table:table-cell>
          <table:table-cell office:value-type="float" office:value="0" calcext:value-type="float">
            <text:p>0.00</text:p>
          </table:table-cell>
          <table:table-cell office:value-type="float" office:value="406.66" calcext:value-type="float">
            <text:p>406.66</text:p>
          </table:table-cell>
          <table:table-cell office:value-type="float" office:value="617.63" calcext:value-type="float">
            <text:p>617.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719.61" calcext:value-type="float">
            <text:p>2719.61</text:p>
          </table:table-cell>
          <table:table-cell office:value-type="float" office:value="2886.08" calcext:value-type="float">
            <text:p>2886.08</text:p>
          </table:table-cell>
          <table:table-cell office:value-type="float" office:value="5.77" calcext:value-type="float">
            <text:p>5.77</text:p>
          </table:table-cell>
          <table:table-cell office:value-type="float" office:value="628.89" calcext:value-type="float">
            <text:p>628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440.93" calcext:value-type="float">
            <text:p>3440.93</text:p>
          </table:table-cell>
          <table:table-cell office:value-type="float" office:value="3652.36" calcext:value-type="float">
            <text:p>3652.36</text:p>
          </table:table-cell>
          <table:table-cell office:value-type="float" office:value="5.79" calcext:value-type="float">
            <text:p>5.79</text:p>
          </table:table-cell>
          <table:table-cell office:value-type="float" office:value="758.79" calcext:value-type="float">
            <text:p>758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274.98" calcext:value-type="float">
            <text:p>2274.98</text:p>
          </table:table-cell>
          <table:table-cell office:value-type="float" office:value="2434.09" calcext:value-type="float">
            <text:p>2434.09</text:p>
          </table:table-cell>
          <table:table-cell office:value-type="float" office:value="6.54" calcext:value-type="float">
            <text:p>6.54</text:p>
          </table:table-cell>
          <table:table-cell office:value-type="float" office:value="528.21" calcext:value-type="float">
            <text:p>528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956.41" calcext:value-type="float">
            <text:p>2956.41</text:p>
          </table:table-cell>
          <table:table-cell office:value-type="float" office:value="3127.62" calcext:value-type="float">
            <text:p>3127.62</text:p>
          </table:table-cell>
          <table:table-cell office:value-type="float" office:value="5.47" calcext:value-type="float">
            <text:p>5.47</text:p>
          </table:table-cell>
          <table:table-cell office:value-type="float" office:value="662.82" calcext:value-type="float">
            <text:p>662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319.82" calcext:value-type="float">
            <text:p>3319.82</text:p>
          </table:table-cell>
          <table:table-cell office:value-type="float" office:value="3423.13" calcext:value-type="float">
            <text:p>3423.13</text:p>
          </table:table-cell>
          <table:table-cell office:value-type="float" office:value="3.02" calcext:value-type="float">
            <text:p>3.02</text:p>
          </table:table-cell>
          <table:table-cell office:value-type="float" office:value="712.13" calcext:value-type="float">
            <text:p>712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8484.94" calcext:value-type="float">
            <text:p>8484.94</text:p>
          </table:table-cell>
          <table:table-cell office:value-type="float" office:value="100" calcext:value-type="float">
            <text:p>100.00</text:p>
          </table:table-cell>
          <table:table-cell office:value-type="float" office:value="2393.07" calcext:value-type="float">
            <text:p>2393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101.9" calcext:value-type="float">
            <text:p>4101.90</text:p>
          </table:table-cell>
          <table:table-cell office:value-type="float" office:value="5015.62" calcext:value-type="float">
            <text:p>5015.62</text:p>
          </table:table-cell>
          <table:table-cell office:value-type="float" office:value="18.22" calcext:value-type="float">
            <text:p>18.22</text:p>
          </table:table-cell>
          <table:table-cell office:value-type="float" office:value="1110.84" calcext:value-type="float">
            <text:p>1110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3858.75" calcext:value-type="float">
            <text:p>3858.75</text:p>
          </table:table-cell>
          <table:table-cell office:value-type="float" office:value="5299.77" calcext:value-type="float">
            <text:p>5299.77</text:p>
          </table:table-cell>
          <table:table-cell office:value-type="float" office:value="27.19" calcext:value-type="float">
            <text:p>27.19</text:p>
          </table:table-cell>
          <table:table-cell office:value-type="float" office:value="1316.13" calcext:value-type="float">
            <text:p>1316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3921.26" calcext:value-type="float">
            <text:p>3921.26</text:p>
          </table:table-cell>
          <table:table-cell office:value-type="float" office:value="7626.45" calcext:value-type="float">
            <text:p>7626.45</text:p>
          </table:table-cell>
          <table:table-cell office:value-type="float" office:value="48.58" calcext:value-type="float">
            <text:p>48.58</text:p>
          </table:table-cell>
          <table:table-cell office:value-type="float" office:value="2167.49" calcext:value-type="float">
            <text:p>2167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622.03" calcext:value-type="float">
            <text:p>3622.03</text:p>
          </table:table-cell>
          <table:table-cell office:value-type="float" office:value="5012.2" calcext:value-type="float">
            <text:p>5012.20</text:p>
          </table:table-cell>
          <table:table-cell office:value-type="float" office:value="27.74" calcext:value-type="float">
            <text:p>27.74</text:p>
          </table:table-cell>
          <table:table-cell office:value-type="float" office:value="1213.66" calcext:value-type="float">
            <text:p>121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261.85" calcext:value-type="float">
            <text:p>14261.85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473.04" calcext:value-type="float">
            <text:p>11473.04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515.95" calcext:value-type="float">
            <text:p>11515.95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944.69" calcext:value-type="float">
            <text:p>11944.69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994.23" calcext:value-type="float">
            <text:p>11994.23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386.28" calcext:value-type="float">
            <text:p>16386.28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677.13" calcext:value-type="float">
            <text:p>15677.13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214.06" calcext:value-type="float">
            <text:p>16214.06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058.65" calcext:value-type="float">
            <text:p>16058.65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869.01" calcext:value-type="float">
            <text:p>15869.01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0.56" calcext:value-type="float">
            <text:p>1590.56</text:p>
          </table:table-cell>
          <table:table-cell office:value-type="float" office:value="0" calcext:value-type="float">
            <text:p>0.00</text:p>
          </table:table-cell>
          <table:table-cell office:value-type="float" office:value="346.17" calcext:value-type="float">
            <text:p>346.17</text:p>
          </table:table-cell>
          <table:table-cell office:value-type="float" office:value="10.36" calcext:value-type="float">
            <text:p>10.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54.25" calcext:value-type="float">
            <text:p>1554.25</text:p>
          </table:table-cell>
          <table:table-cell office:value-type="float" office:value="0" calcext:value-type="float">
            <text:p>0.00</text:p>
          </table:table-cell>
          <table:table-cell office:value-type="float" office:value="357.74" calcext:value-type="float">
            <text:p>357.74</text:p>
          </table:table-cell>
          <table:table-cell office:value-type="float" office:value="687.77" calcext:value-type="float">
            <text:p>687.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48.88" calcext:value-type="float">
            <text:p>2648.88</text:p>
          </table:table-cell>
          <table:table-cell office:value-type="float" office:value="0" calcext:value-type="float">
            <text:p>0.00</text:p>
          </table:table-cell>
          <table:table-cell office:value-type="float" office:value="540.78" calcext:value-type="float">
            <text:p>540.78</text:p>
          </table:table-cell>
          <table:table-cell office:value-type="float" office:value="1094.61" calcext:value-type="float">
            <text:p>1094.6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69.23" calcext:value-type="float">
            <text:p>1869.23</text:p>
          </table:table-cell>
          <table:table-cell office:value-type="float" office:value="0" calcext:value-type="float">
            <text:p>0.00</text:p>
          </table:table-cell>
          <table:table-cell office:value-type="float" office:value="414.7" calcext:value-type="float">
            <text:p>414.70</text:p>
          </table:table-cell>
          <table:table-cell office:value-type="float" office:value="540.48" calcext:value-type="float">
            <text:p>540.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31.29" calcext:value-type="float">
            <text:p>1831.29</text:p>
          </table:table-cell>
          <table:table-cell office:value-type="float" office:value="0" calcext:value-type="float">
            <text:p>0.00</text:p>
          </table:table-cell>
          <table:table-cell office:value-type="float" office:value="401.81" calcext:value-type="float">
            <text:p>401.81</text:p>
          </table:table-cell>
          <table:table-cell office:value-type="float" office:value="174.03" calcext:value-type="float">
            <text:p>174.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9.01" calcext:value-type="float">
            <text:p>1509.01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38.21" calcext:value-type="float">
            <text:p>38.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26.62" calcext:value-type="float">
            <text:p>2626.62</text:p>
          </table:table-cell>
          <table:table-cell office:value-type="float" office:value="0" calcext:value-type="float">
            <text:p>0.00</text:p>
          </table:table-cell>
          <table:table-cell office:value-type="float" office:value="550.96" calcext:value-type="float">
            <text:p>550.96</text:p>
          </table:table-cell>
          <table:table-cell office:value-type="float" office:value="3292.1" calcext:value-type="float">
            <text:p>3292.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08.83" calcext:value-type="float">
            <text:p>2208.83</text:p>
          </table:table-cell>
          <table:table-cell office:value-type="float" office:value="0" calcext:value-type="float">
            <text:p>0.00</text:p>
          </table:table-cell>
          <table:table-cell office:value-type="float" office:value="459.09" calcext:value-type="float">
            <text:p>459.09</text:p>
          </table:table-cell>
          <table:table-cell office:value-type="float" office:value="658.12" calcext:value-type="float">
            <text:p>658.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040.82" calcext:value-type="float">
            <text:p>3040.82</text:p>
          </table:table-cell>
          <table:table-cell office:value-type="float" office:value="3208.06" calcext:value-type="float">
            <text:p>3208.06</text:p>
          </table:table-cell>
          <table:table-cell office:value-type="float" office:value="5.21" calcext:value-type="float">
            <text:p>5.21</text:p>
          </table:table-cell>
          <table:table-cell office:value-type="float" office:value="688.08" calcext:value-type="float">
            <text:p>688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5191.86" calcext:value-type="float">
            <text:p>5191.86</text:p>
          </table:table-cell>
          <table:table-cell office:value-type="float" office:value="5452.33" calcext:value-type="float">
            <text:p>5452.33</text:p>
          </table:table-cell>
          <table:table-cell office:value-type="float" office:value="4.78" calcext:value-type="float">
            <text:p>4.78</text:p>
          </table:table-cell>
          <table:table-cell office:value-type="float" office:value="1082.77" calcext:value-type="float">
            <text:p>1082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190.21" calcext:value-type="float">
            <text:p>3190.21</text:p>
          </table:table-cell>
          <table:table-cell office:value-type="float" office:value="3760.02" calcext:value-type="float">
            <text:p>3760.02</text:p>
          </table:table-cell>
          <table:table-cell office:value-type="float" office:value="15.15" calcext:value-type="float">
            <text:p>15.15</text:p>
          </table:table-cell>
          <table:table-cell office:value-type="float" office:value="820.93" calcext:value-type="float">
            <text:p>820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236.61" calcext:value-type="float">
            <text:p>3236.61</text:p>
          </table:table-cell>
          <table:table-cell office:value-type="float" office:value="3449.69" calcext:value-type="float">
            <text:p>3449.69</text:p>
          </table:table-cell>
          <table:table-cell office:value-type="float" office:value="6.18" calcext:value-type="float">
            <text:p>6.18</text:p>
          </table:table-cell>
          <table:table-cell office:value-type="float" office:value="712.61" calcext:value-type="float">
            <text:p>712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893.07" calcext:value-type="float">
            <text:p>3893.07</text:p>
          </table:table-cell>
          <table:table-cell office:value-type="float" office:value="4103.83" calcext:value-type="float">
            <text:p>4103.83</text:p>
          </table:table-cell>
          <table:table-cell office:value-type="float" office:value="5.14" calcext:value-type="float">
            <text:p>5.14</text:p>
          </table:table-cell>
          <table:table-cell office:value-type="float" office:value="846.31" calcext:value-type="float">
            <text:p>846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763.21" calcext:value-type="float">
            <text:p>5763.21</text:p>
          </table:table-cell>
          <table:table-cell office:value-type="float" office:value="8150.38" calcext:value-type="float">
            <text:p>8150.38</text:p>
          </table:table-cell>
          <table:table-cell office:value-type="float" office:value="29.29" calcext:value-type="float">
            <text:p>29.29</text:p>
          </table:table-cell>
          <table:table-cell office:value-type="float" office:value="1937.11" calcext:value-type="float">
            <text:p>1937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534.45" calcext:value-type="float">
            <text:p>5534.45</text:p>
          </table:table-cell>
          <table:table-cell office:value-type="float" office:value="7731.87" calcext:value-type="float">
            <text:p>7731.87</text:p>
          </table:table-cell>
          <table:table-cell office:value-type="float" office:value="28.42" calcext:value-type="float">
            <text:p>28.42</text:p>
          </table:table-cell>
          <table:table-cell office:value-type="float" office:value="1869.93" calcext:value-type="float">
            <text:p>1869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165.77" calcext:value-type="float">
            <text:p>5165.77</text:p>
          </table:table-cell>
          <table:table-cell office:value-type="float" office:value="7530.64" calcext:value-type="float">
            <text:p>7530.64</text:p>
          </table:table-cell>
          <table:table-cell office:value-type="float" office:value="31.4" calcext:value-type="float">
            <text:p>31.40</text:p>
          </table:table-cell>
          <table:table-cell office:value-type="float" office:value="1890.36" calcext:value-type="float">
            <text:p>1890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106.67" calcext:value-type="float">
            <text:p>6106.67</text:p>
          </table:table-cell>
          <table:table-cell office:value-type="float" office:value="8236.32" calcext:value-type="float">
            <text:p>8236.32</text:p>
          </table:table-cell>
          <table:table-cell office:value-type="float" office:value="25.86" calcext:value-type="float">
            <text:p>25.86</text:p>
          </table:table-cell>
          <table:table-cell office:value-type="float" office:value="1960.71" calcext:value-type="float">
            <text:p>1960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5803.71" calcext:value-type="float">
            <text:p>5803.71</text:p>
          </table:table-cell>
          <table:table-cell office:value-type="float" office:value="8237.42" calcext:value-type="float">
            <text:p>8237.42</text:p>
          </table:table-cell>
          <table:table-cell office:value-type="float" office:value="29.54" calcext:value-type="float">
            <text:p>29.54</text:p>
          </table:table-cell>
          <table:table-cell office:value-type="float" office:value="2006.84" calcext:value-type="float">
            <text:p>2006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418.4" calcext:value-type="float">
            <text:p>15418.40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901.63" calcext:value-type="float">
            <text:p>12901.63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741.97" calcext:value-type="float">
            <text:p>12741.97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297.53" calcext:value-type="float">
            <text:p>13297.53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744.84" calcext:value-type="float">
            <text:p>12744.84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001.39" calcext:value-type="float">
            <text:p>17001.39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252.92" calcext:value-type="float">
            <text:p>17252.92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308.37" calcext:value-type="float">
            <text:p>17308.37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703.17" calcext:value-type="float">
            <text:p>17703.17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778.38" calcext:value-type="float">
            <text:p>16778.38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56.34" calcext:value-type="float">
            <text:p>1656.34</text:p>
          </table:table-cell>
          <table:table-cell office:value-type="float" office:value="0" calcext:value-type="float">
            <text:p>0.00</text:p>
          </table:table-cell>
          <table:table-cell office:value-type="float" office:value="375.07" calcext:value-type="float">
            <text:p>375.07</text:p>
          </table:table-cell>
          <table:table-cell office:value-type="float" office:value="880.5" calcext:value-type="float">
            <text:p>880.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68.49" calcext:value-type="float">
            <text:p>1568.49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51.17" calcext:value-type="float">
            <text:p>51.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60.95" calcext:value-type="float">
            <text:p>3260.95</text:p>
          </table:table-cell>
          <table:table-cell office:value-type="float" office:value="3264.29" calcext:value-type="float">
            <text:p>3264.29</text:p>
          </table:table-cell>
          <table:table-cell office:value-type="float" office:value="0.1" calcext:value-type="float">
            <text:p>0.10</text:p>
          </table:table-cell>
          <table:table-cell office:value-type="float" office:value="665.44" calcext:value-type="float">
            <text:p>665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40_60_cap1.5_1</text:p>
          </table:table-cell>
          <table:table-cell office:value-type="string" calcext:value-type="string">
            <text:p>TL</text:p>
          </table:table-cell>
          <table:table-cell office:value-type="float" office:value="2691.95" calcext:value-type="float">
            <text:p>2691.95</text:p>
          </table:table-cell>
          <table:table-cell office:value-type="float" office:value="2775.74" calcext:value-type="float">
            <text:p>2775.74</text:p>
          </table:table-cell>
          <table:table-cell office:value-type="float" office:value="3.02" calcext:value-type="float">
            <text:p>3.02</text:p>
          </table:table-cell>
          <table:table-cell office:value-type="float" office:value="588.33" calcext:value-type="float">
            <text:p>588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8.73" calcext:value-type="float">
            <text:p>2088.73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271.97" calcext:value-type="float">
            <text:p>271.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5_size0_p1_40_60_cap2.5_1</text:p>
          </table:table-cell>
          <table:table-cell office:value-type="string" calcext:value-type="string">
            <text:p>TL</text:p>
          </table:table-cell>
          <table:table-cell office:value-type="float" office:value="1899.11" calcext:value-type="float">
            <text:p>1899.11</text:p>
          </table:table-cell>
          <table:table-cell office:value-type="float" office:value="1922.62" calcext:value-type="float">
            <text:p>1922.62</text:p>
          </table:table-cell>
          <table:table-cell office:value-type="float" office:value="1.22" calcext:value-type="float">
            <text:p>1.22</text:p>
          </table:table-cell>
          <table:table-cell office:value-type="float" office:value="429.94" calcext:value-type="float">
            <text:p>429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2511.74" calcext:value-type="float">
            <text:p>2511.74</text:p>
          </table:table-cell>
          <table:table-cell office:value-type="float" office:value="2579.72" calcext:value-type="float">
            <text:p>2579.72</text:p>
          </table:table-cell>
          <table:table-cell office:value-type="float" office:value="2.64" calcext:value-type="float">
            <text:p>2.64</text:p>
          </table:table-cell>
          <table:table-cell office:value-type="float" office:value="535.36" calcext:value-type="float">
            <text:p>535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47.59" calcext:value-type="float">
            <text:p>2147.59</text:p>
          </table:table-cell>
          <table:table-cell office:value-type="float" office:value="0" calcext:value-type="float">
            <text:p>0.00</text:p>
          </table:table-cell>
          <table:table-cell office:value-type="float" office:value="457.72" calcext:value-type="float">
            <text:p>457.72</text:p>
          </table:table-cell>
          <table:table-cell office:value-type="float" office:value="2302.53" calcext:value-type="float">
            <text:p>2302.5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546.73" calcext:value-type="float">
            <text:p>2546.73</text:p>
          </table:table-cell>
          <table:table-cell office:value-type="float" office:value="2699.4" calcext:value-type="float">
            <text:p>2699.40</text:p>
          </table:table-cell>
          <table:table-cell office:value-type="float" office:value="5.66" calcext:value-type="float">
            <text:p>5.66</text:p>
          </table:table-cell>
          <table:table-cell office:value-type="float" office:value="593.46" calcext:value-type="float">
            <text:p>59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427.71" calcext:value-type="float">
            <text:p>3427.71</text:p>
          </table:table-cell>
          <table:table-cell office:value-type="float" office:value="3523.37" calcext:value-type="float">
            <text:p>3523.37</text:p>
          </table:table-cell>
          <table:table-cell office:value-type="float" office:value="2.72" calcext:value-type="float">
            <text:p>2.72</text:p>
          </table:table-cell>
          <table:table-cell office:value-type="float" office:value="731.32" calcext:value-type="float">
            <text:p>731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842.07" calcext:value-type="float">
            <text:p>2842.07</text:p>
          </table:table-cell>
          <table:table-cell office:value-type="float" office:value="3023.07" calcext:value-type="float">
            <text:p>3023.07</text:p>
          </table:table-cell>
          <table:table-cell office:value-type="float" office:value="5.99" calcext:value-type="float">
            <text:p>5.99</text:p>
          </table:table-cell>
          <table:table-cell office:value-type="float" office:value="636.35" calcext:value-type="float">
            <text:p>636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612.28" calcext:value-type="float">
            <text:p>2612.28</text:p>
          </table:table-cell>
          <table:table-cell office:value-type="float" office:value="2811.22" calcext:value-type="float">
            <text:p>2811.22</text:p>
          </table:table-cell>
          <table:table-cell office:value-type="float" office:value="7.08" calcext:value-type="float">
            <text:p>7.08</text:p>
          </table:table-cell>
          <table:table-cell office:value-type="float" office:value="593.77" calcext:value-type="float">
            <text:p>593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514.64" calcext:value-type="float">
            <text:p>3514.64</text:p>
          </table:table-cell>
          <table:table-cell office:value-type="float" office:value="3782.33" calcext:value-type="float">
            <text:p>3782.33</text:p>
          </table:table-cell>
          <table:table-cell office:value-type="float" office:value="7.08" calcext:value-type="float">
            <text:p>7.08</text:p>
          </table:table-cell>
          <table:table-cell office:value-type="float" office:value="808.65" calcext:value-type="float">
            <text:p>808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702.02" calcext:value-type="float">
            <text:p>4702.02</text:p>
          </table:table-cell>
          <table:table-cell office:value-type="float" office:value="6543.93" calcext:value-type="float">
            <text:p>6543.93</text:p>
          </table:table-cell>
          <table:table-cell office:value-type="float" office:value="28.15" calcext:value-type="float">
            <text:p>28.15</text:p>
          </table:table-cell>
          <table:table-cell office:value-type="float" office:value="1524.71" calcext:value-type="float">
            <text:p>1524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047.63" calcext:value-type="float">
            <text:p>5047.63</text:p>
          </table:table-cell>
          <table:table-cell office:value-type="float" office:value="6205.06" calcext:value-type="float">
            <text:p>6205.06</text:p>
          </table:table-cell>
          <table:table-cell office:value-type="float" office:value="18.65" calcext:value-type="float">
            <text:p>18.65</text:p>
          </table:table-cell>
          <table:table-cell office:value-type="float" office:value="1418.82" calcext:value-type="float">
            <text:p>1418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3846.21" calcext:value-type="float">
            <text:p>3846.21</text:p>
          </table:table-cell>
          <table:table-cell office:value-type="float" office:value="4870.51" calcext:value-type="float">
            <text:p>4870.51</text:p>
          </table:table-cell>
          <table:table-cell office:value-type="float" office:value="21.03" calcext:value-type="float">
            <text:p>21.03</text:p>
          </table:table-cell>
          <table:table-cell office:value-type="float" office:value="1138.26" calcext:value-type="float">
            <text:p>1138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465.85" calcext:value-type="float">
            <text:p>4465.85</text:p>
          </table:table-cell>
          <table:table-cell office:value-type="float" office:value="5672.75" calcext:value-type="float">
            <text:p>5672.75</text:p>
          </table:table-cell>
          <table:table-cell office:value-type="float" office:value="21.28" calcext:value-type="float">
            <text:p>21.28</text:p>
          </table:table-cell>
          <table:table-cell office:value-type="float" office:value="1250.08" calcext:value-type="float">
            <text:p>125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4012.28" calcext:value-type="float">
            <text:p>4012.28</text:p>
          </table:table-cell>
          <table:table-cell office:value-type="float" office:value="5286.61" calcext:value-type="float">
            <text:p>5286.61</text:p>
          </table:table-cell>
          <table:table-cell office:value-type="float" office:value="24.1" calcext:value-type="float">
            <text:p>24.10</text:p>
          </table:table-cell>
          <table:table-cell office:value-type="float" office:value="1199.8" calcext:value-type="float">
            <text:p>1199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4604.72" calcext:value-type="float">
            <text:p>14604.72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142.15" calcext:value-type="float">
            <text:p>12142.15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1895.76" calcext:value-type="float">
            <text:p>11895.76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329.01" calcext:value-type="float">
            <text:p>12329.01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314.74" calcext:value-type="float">
            <text:p>12314.74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831.03" calcext:value-type="float">
            <text:p>16831.03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199.48" calcext:value-type="float">
            <text:p>16199.48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527.64" calcext:value-type="float">
            <text:p>15527.64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795.95" calcext:value-type="float">
            <text:p>15795.95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993.02" calcext:value-type="float">
            <text:p>15993.02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84.13" calcext:value-type="float">
            <text:p>1584.13</text:p>
          </table:table-cell>
          <table:table-cell office:value-type="float" office:value="0" calcext:value-type="float">
            <text:p>0.00</text:p>
          </table:table-cell>
          <table:table-cell office:value-type="float" office:value="350.31" calcext:value-type="float">
            <text:p>350.31</text:p>
          </table:table-cell>
          <table:table-cell office:value-type="float" office:value="1756.66" calcext:value-type="float">
            <text:p>1756.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3.5" calcext:value-type="float">
            <text:p>1543.50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860.4" calcext:value-type="float">
            <text:p>860.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062.21" calcext:value-type="float">
            <text:p>2062.21</text:p>
          </table:table-cell>
          <table:table-cell office:value-type="float" office:value="2114.3" calcext:value-type="float">
            <text:p>2114.30</text:p>
          </table:table-cell>
          <table:table-cell office:value-type="float" office:value="2.46" calcext:value-type="float">
            <text:p>2.46</text:p>
          </table:table-cell>
          <table:table-cell office:value-type="float" office:value="469.24" calcext:value-type="float">
            <text:p>469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60.19" calcext:value-type="float">
            <text:p>2160.19</text:p>
          </table:table-cell>
          <table:table-cell office:value-type="float" office:value="0" calcext:value-type="float">
            <text:p>0.00</text:p>
          </table:table-cell>
          <table:table-cell office:value-type="float" office:value="467.2" calcext:value-type="float">
            <text:p>467.20</text:p>
          </table:table-cell>
          <table:table-cell office:value-type="float" office:value="3319.64" calcext:value-type="float">
            <text:p>3319.6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47.95" calcext:value-type="float">
            <text:p>1747.95</text:p>
          </table:table-cell>
          <table:table-cell office:value-type="float" office:value="0" calcext:value-type="float">
            <text:p>0.00</text:p>
          </table:table-cell>
          <table:table-cell office:value-type="float" office:value="386.28" calcext:value-type="float">
            <text:p>386.28</text:p>
          </table:table-cell>
          <table:table-cell office:value-type="float" office:value="124.43" calcext:value-type="float">
            <text:p>124.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03.55" calcext:value-type="float">
            <text:p>1403.55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166.1" calcext:value-type="float">
            <text:p>166.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1_1</text:p>
          </table:table-cell>
          <table:table-cell office:value-type="string" calcext:value-type="string">
            <text:p>TL</text:p>
          </table:table-cell>
          <table:table-cell office:value-type="float" office:value="2775.18" calcext:value-type="float">
            <text:p>2775.18</text:p>
          </table:table-cell>
          <table:table-cell office:value-type="float" office:value="2861.51" calcext:value-type="float">
            <text:p>2861.51</text:p>
          </table:table-cell>
          <table:table-cell office:value-type="float" office:value="3.02" calcext:value-type="float">
            <text:p>3.02</text:p>
          </table:table-cell>
          <table:table-cell office:value-type="float" office:value="586.05" calcext:value-type="float">
            <text:p>586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1</text:p>
          </table:table-cell>
          <table:table-cell office:value-type="string" calcext:value-type="string">
            <text:p>TL</text:p>
          </table:table-cell>
          <table:table-cell office:value-type="float" office:value="2310.25" calcext:value-type="float">
            <text:p>2310.25</text:p>
          </table:table-cell>
          <table:table-cell office:value-type="float" office:value="2336.04" calcext:value-type="float">
            <text:p>2336.04</text:p>
          </table:table-cell>
          <table:table-cell office:value-type="float" office:value="1.1" calcext:value-type="float">
            <text:p>1.10</text:p>
          </table:table-cell>
          <table:table-cell office:value-type="float" office:value="492.92" calcext:value-type="float">
            <text:p>492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100.48" calcext:value-type="float">
            <text:p>3100.48</text:p>
          </table:table-cell>
          <table:table-cell office:value-type="float" office:value="3180.35" calcext:value-type="float">
            <text:p>3180.35</text:p>
          </table:table-cell>
          <table:table-cell office:value-type="float" office:value="2.51" calcext:value-type="float">
            <text:p>2.51</text:p>
          </table:table-cell>
          <table:table-cell office:value-type="float" office:value="663.53" calcext:value-type="float">
            <text:p>663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722.98" calcext:value-type="float">
            <text:p>4722.98</text:p>
          </table:table-cell>
          <table:table-cell office:value-type="float" office:value="4923.61" calcext:value-type="float">
            <text:p>4923.61</text:p>
          </table:table-cell>
          <table:table-cell office:value-type="float" office:value="4.07" calcext:value-type="float">
            <text:p>4.07</text:p>
          </table:table-cell>
          <table:table-cell office:value-type="float" office:value="992.24" calcext:value-type="float">
            <text:p>992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279.46" calcext:value-type="float">
            <text:p>3279.46</text:p>
          </table:table-cell>
          <table:table-cell office:value-type="float" office:value="3588.11" calcext:value-type="float">
            <text:p>3588.11</text:p>
          </table:table-cell>
          <table:table-cell office:value-type="float" office:value="8.6" calcext:value-type="float">
            <text:p>8.60</text:p>
          </table:table-cell>
          <table:table-cell office:value-type="float" office:value="761.59" calcext:value-type="float">
            <text:p>761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767.35" calcext:value-type="float">
            <text:p>3767.35</text:p>
          </table:table-cell>
          <table:table-cell office:value-type="float" office:value="4059.89" calcext:value-type="float">
            <text:p>4059.89</text:p>
          </table:table-cell>
          <table:table-cell office:value-type="float" office:value="7.21" calcext:value-type="float">
            <text:p>7.21</text:p>
          </table:table-cell>
          <table:table-cell office:value-type="float" office:value="850.83" calcext:value-type="float">
            <text:p>850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632.19" calcext:value-type="float">
            <text:p>3632.19</text:p>
          </table:table-cell>
          <table:table-cell office:value-type="float" office:value="3797.15" calcext:value-type="float">
            <text:p>3797.15</text:p>
          </table:table-cell>
          <table:table-cell office:value-type="float" office:value="4.34" calcext:value-type="float">
            <text:p>4.34</text:p>
          </table:table-cell>
          <table:table-cell office:value-type="float" office:value="782.73" calcext:value-type="float">
            <text:p>782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83.74" calcext:value-type="float">
            <text:p>5983.74</text:p>
          </table:table-cell>
          <table:table-cell office:value-type="float" office:value="7432.86" calcext:value-type="float">
            <text:p>7432.86</text:p>
          </table:table-cell>
          <table:table-cell office:value-type="float" office:value="19.5" calcext:value-type="float">
            <text:p>19.50</text:p>
          </table:table-cell>
          <table:table-cell office:value-type="float" office:value="1668.38" calcext:value-type="float">
            <text:p>1668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581.62" calcext:value-type="float">
            <text:p>5581.62</text:p>
          </table:table-cell>
          <table:table-cell office:value-type="float" office:value="6750.44" calcext:value-type="float">
            <text:p>6750.44</text:p>
          </table:table-cell>
          <table:table-cell office:value-type="float" office:value="17.31" calcext:value-type="float">
            <text:p>17.31</text:p>
          </table:table-cell>
          <table:table-cell office:value-type="float" office:value="1489.71" calcext:value-type="float">
            <text:p>1489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504.28" calcext:value-type="float">
            <text:p>5504.28</text:p>
          </table:table-cell>
          <table:table-cell office:value-type="float" office:value="7427.75" calcext:value-type="float">
            <text:p>7427.75</text:p>
          </table:table-cell>
          <table:table-cell office:value-type="float" office:value="25.9" calcext:value-type="float">
            <text:p>25.90</text:p>
          </table:table-cell>
          <table:table-cell office:value-type="float" office:value="1806.36" calcext:value-type="float">
            <text:p>1806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812.58" calcext:value-type="float">
            <text:p>6812.58</text:p>
          </table:table-cell>
          <table:table-cell office:value-type="float" office:value="8556.88" calcext:value-type="float">
            <text:p>8556.88</text:p>
          </table:table-cell>
          <table:table-cell office:value-type="float" office:value="20.38" calcext:value-type="float">
            <text:p>20.38</text:p>
          </table:table-cell>
          <table:table-cell office:value-type="float" office:value="1953.98" calcext:value-type="float">
            <text:p>1953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132.04" calcext:value-type="float">
            <text:p>6132.04</text:p>
          </table:table-cell>
          <table:table-cell office:value-type="float" office:value="7525.02" calcext:value-type="float">
            <text:p>7525.02</text:p>
          </table:table-cell>
          <table:table-cell office:value-type="float" office:value="18.51" calcext:value-type="float">
            <text:p>18.51</text:p>
          </table:table-cell>
          <table:table-cell office:value-type="float" office:value="1670.68" calcext:value-type="float">
            <text:p>1670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5556.62" calcext:value-type="float">
            <text:p>15556.62</text:p>
          </table:table-cell>
          <table:table-cell office:value-type="float" office:value="100" calcext:value-type="float">
            <text:p>100.0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040.31" calcext:value-type="float">
            <text:p>13040.31</text:p>
          </table:table-cell>
          <table:table-cell office:value-type="float" office:value="100" calcext:value-type="float">
            <text:p>100.00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697.3" calcext:value-type="float">
            <text:p>12697.30</text:p>
          </table:table-cell>
          <table:table-cell office:value-type="float" office:value="100" calcext:value-type="float">
            <text:p>100.00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3237.36" calcext:value-type="float">
            <text:p>13237.36</text:p>
          </table:table-cell>
          <table:table-cell office:value-type="float" office:value="100" calcext:value-type="float">
            <text:p>100.00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2954.26" calcext:value-type="float">
            <text:p>12954.26</text:p>
          </table:table-cell>
          <table:table-cell office:value-type="float" office:value="100" calcext:value-type="float">
            <text:p>100.00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8028.02" calcext:value-type="float">
            <text:p>18028.02</text:p>
          </table:table-cell>
          <table:table-cell office:value-type="float" office:value="100" calcext:value-type="float">
            <text:p>100.0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6669.96" calcext:value-type="float">
            <text:p>16669.96</text:p>
          </table:table-cell>
          <table:table-cell office:value-type="float" office:value="100" calcext:value-type="float">
            <text:p>100.0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463.81" calcext:value-type="float">
            <text:p>17463.81</text:p>
          </table:table-cell>
          <table:table-cell office:value-type="float" office:value="100" calcext:value-type="float">
            <text:p>100.00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752.64" calcext:value-type="float">
            <text:p>17752.64</text:p>
          </table:table-cell>
          <table:table-cell office:value-type="float" office:value="100" calcext:value-type="float">
            <text:p>100.0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0" calcext:value-type="float">
            <text:p>0.00</text:p>
          </table:table-cell>
          <table:table-cell office:value-type="float" office:value="17398.35" calcext:value-type="float">
            <text:p>17398.35</text:p>
          </table:table-cell>
          <table:table-cell office:value-type="float" office:value="100" calcext:value-type="float">
            <text:p>100.0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96.36" calcext:value-type="float">
            <text:p>1796.36</text:p>
          </table:table-cell>
          <table:table-cell office:value-type="float" office:value="0" calcext:value-type="float">
            <text:p>0.00</text:p>
          </table:table-cell>
          <table:table-cell office:value-type="float" office:value="375.32" calcext:value-type="float">
            <text:p>375.32</text:p>
          </table:table-cell>
          <table:table-cell office:value-type="float" office:value="238.99" calcext:value-type="float">
            <text:p>238.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9.66" calcext:value-type="float">
            <text:p>1729.66</text:p>
          </table:table-cell>
          <table:table-cell office:value-type="float" office:value="0" calcext:value-type="float">
            <text:p>0.00</text:p>
          </table:table-cell>
          <table:table-cell office:value-type="float" office:value="378.41" calcext:value-type="float">
            <text:p>378.41</text:p>
          </table:table-cell>
          <table:table-cell office:value-type="float" office:value="3288.24" calcext:value-type="float">
            <text:p>3288.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82.58" calcext:value-type="float">
            <text:p>3382.58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206.4" calcext:value-type="float">
            <text:p>206.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40_60_cap1.5_1</text:p>
          </table:table-cell>
          <table:table-cell office:value-type="string" calcext:value-type="string">
            <text:p>TL</text:p>
          </table:table-cell>
          <table:table-cell office:value-type="float" office:value="2600.57" calcext:value-type="float">
            <text:p>2600.57</text:p>
          </table:table-cell>
          <table:table-cell office:value-type="float" office:value="2699.82" calcext:value-type="float">
            <text:p>2699.82</text:p>
          </table:table-cell>
          <table:table-cell office:value-type="float" office:value="3.68" calcext:value-type="float">
            <text:p>3.68</text:p>
          </table:table-cell>
          <table:table-cell office:value-type="float" office:value="562.02" calcext:value-type="float">
            <text:p>5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R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96.17" calcext:value-type="float">
            <text:p>2096.17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214.32" calcext:value-type="float">
            <text:p>214.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R101_m6_size0_p1_40_60_cap2.5_1</text:p>
          </table:table-cell>
          <table:table-cell table:style-name="ce5" office:value-type="string" calcext:value-type="string">
            <text:p>TL</text:p>
          </table:table-cell>
          <table:table-cell table:style-name="ce8" office:value-type="float" office:value="1861.17" calcext:value-type="float">
            <text:p>1861.17</text:p>
          </table:table-cell>
          <table:table-cell table:style-name="ce8" office:value-type="float" office:value="1894.13" calcext:value-type="float">
            <text:p>1894.13</text:p>
          </table:table-cell>
          <table:table-cell table:style-name="ce8" office:value-type="float" office:value="1.74" calcext:value-type="float">
            <text:p>1.74</text:p>
          </table:table-cell>
          <table:table-cell table:style-name="ce8" office:value-type="float" office:value="429" calcext:value-type="float">
            <text:p>429.00</text:p>
          </table:table-cell>
          <table:table-cell table:style-name="ce8" office:value-type="float" office:value="3600" calcext:value-type="float">
            <text:p>3600.0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7"/>
        </table:table-row>
        <table:table-row table:style-name="ro2" table:number-rows-repeated="104809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GC-SDVRP_R2ICF" table:style-name="ta1">
        <table:table-column table:style-name="co4" table:default-cell-style-name="ce2"/>
        <table:table-column table:style-name="co5" table:default-cell-style-name="ce4"/>
        <table:table-column table:style-name="co5" table:number-columns-repeated="6" table:default-cell-style-name="ce7"/>
        <table:table-column table:style-name="co5" table:number-columns-repeated="4" table:default-cell-style-name="ce4"/>
        <table:table-column table:style-name="co3" table:default-cell-style-name="Default"/>
        <table:table-column table:style-name="co3" table:number-columns-repeated="994" table:default-cell-style-name="ce4"/>
        <table:table-row table:style-name="ro3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tatus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</text:p>
          </table:table-cell>
          <table:table-cell table:style-name="ce6" office:value-type="string" calcext:value-type="string">
            <text:p>Gap (%)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 T<text:span text:style-name="T1">T</text:span> (s)</text:p>
          </table:table-cell>
          <table:table-cell table:style-name="ce6" office:value-type="string" calcext:value-type="string">
            <text:p> T<text:span text:style-name="T1">ROP</text:span> (s)</text:p>
          </table:table-cell>
          <table:table-cell table:style-name="ce6" office:value-type="string" calcext:value-type="string">
            <text:p> N<text:span text:style-name="T1">ROP</text:span> </text:p>
          </table:table-cell>
          <table:table-cell table:style-name="ce1" office:value-type="string" calcext:value-type="string">
            <text:p>Cut</text:p>
          </table:table-cell>
          <table:table-cell table:style-name="ce1" office:value-type="string" calcext:value-type="string">
            <text:p>VH</text:p>
          </table:table-cell>
          <table:table-cell table:style-name="ce1" office:value-type="string" calcext:value-type="string">
            <text:p>CS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1414.87" calcext:value-type="float">
            <text:p>1414.87</text:p>
          </table:table-cell>
          <table:table-cell office:value-type="float" office:value="1472.63" calcext:value-type="float">
            <text:p>1472.63</text:p>
          </table:table-cell>
          <table:table-cell office:value-type="float" office:value="3.92" calcext:value-type="float">
            <text:p>3.92</text:p>
          </table:table-cell>
          <table:table-cell office:value-type="float" office:value="288.06" calcext:value-type="float">
            <text:p>288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299.99" calcext:value-type="float">
            <text:p>299.99</text:p>
          </table:table-cell>
          <table:table-cell office:value-type="float" office:value="13202" calcext:value-type="float">
            <text:p>13202</text:p>
          </table:table-cell>
          <table:table-cell office:value-type="float" office:value="13201" calcext:value-type="float">
            <text:p>132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29.21" calcext:value-type="float">
            <text:p>1129.21</text:p>
          </table:table-cell>
          <table:table-cell office:value-type="float" office:value="0" calcext:value-type="float">
            <text:p>0.00</text:p>
          </table:table-cell>
          <table:table-cell office:value-type="float" office:value="242.09" calcext:value-type="float">
            <text:p>242.09</text:p>
          </table:table-cell>
          <table:table-cell office:value-type="float" office:value="6.52" calcext:value-type="float">
            <text:p>6.52</text:p>
          </table:table-cell>
          <table:table-cell office:value-type="float" office:value="3.33" calcext:value-type="float">
            <text:p>3.3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01.94" calcext:value-type="float">
            <text:p>901.94</text:p>
          </table:table-cell>
          <table:table-cell office:value-type="float" office:value="0" calcext:value-type="float">
            <text:p>0.00</text:p>
          </table:table-cell>
          <table:table-cell office:value-type="float" office:value="200.91" calcext:value-type="float">
            <text:p>200.91</text:p>
          </table:table-cell>
          <table:table-cell office:value-type="float" office:value="0.54" calcext:value-type="float">
            <text:p>0.54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758.19" calcext:value-type="float">
            <text:p>758.19</text:p>
          </table:table-cell>
          <table:table-cell office:value-type="float" office:value="0" calcext:value-type="float">
            <text:p>0.00</text:p>
          </table:table-cell>
          <table:table-cell office:value-type="float" office:value="171.35" calcext:value-type="float">
            <text:p>171.35</text:p>
          </table:table-cell>
          <table:table-cell office:value-type="float" office:value="1.07" calcext:value-type="float">
            <text:p>1.0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194.67" calcext:value-type="float">
            <text:p>2194.67</text:p>
          </table:table-cell>
          <table:table-cell office:value-type="float" office:value="2313.79" calcext:value-type="float">
            <text:p>2313.79</text:p>
          </table:table-cell>
          <table:table-cell office:value-type="float" office:value="5.15" calcext:value-type="float">
            <text:p>5.15</text:p>
          </table:table-cell>
          <table:table-cell office:value-type="float" office:value="480.43" calcext:value-type="float">
            <text:p>480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166.72" calcext:value-type="float">
            <text:p>166.72</text:p>
          </table:table-cell>
          <table:table-cell table:number-columns-repeated="2" office:value-type="float" office:value="6561" calcext:value-type="float">
            <text:p>65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685.89" calcext:value-type="float">
            <text:p>1685.89</text:p>
          </table:table-cell>
          <table:table-cell office:value-type="float" office:value="1775.79" calcext:value-type="float">
            <text:p>1775.79</text:p>
          </table:table-cell>
          <table:table-cell office:value-type="float" office:value="5.06" calcext:value-type="float">
            <text:p>5.06</text:p>
          </table:table-cell>
          <table:table-cell office:value-type="float" office:value="374.42" calcext:value-type="float">
            <text:p>374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255.56" calcext:value-type="float">
            <text:p>255.56</text:p>
          </table:table-cell>
          <table:table-cell office:value-type="float" office:value="8595" calcext:value-type="float">
            <text:p>8595</text:p>
          </table:table-cell>
          <table:table-cell office:value-type="float" office:value="8594" calcext:value-type="float">
            <text:p>85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45.68" calcext:value-type="float">
            <text:p>1245.68</text:p>
          </table:table-cell>
          <table:table-cell office:value-type="float" office:value="0" calcext:value-type="float">
            <text:p>0.00</text:p>
          </table:table-cell>
          <table:table-cell office:value-type="float" office:value="242.41" calcext:value-type="float">
            <text:p>242.41</text:p>
          </table:table-cell>
          <table:table-cell office:value-type="float" office:value="54.01" calcext:value-type="float">
            <text:p>54.01</text:p>
          </table:table-cell>
          <table:table-cell office:value-type="float" office:value="25.62" calcext:value-type="float">
            <text:p>25.62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2.5_1</text:p>
          </table:table-cell>
          <table:table-cell office:value-type="string" calcext:value-type="string">
            <text:p>TL</text:p>
          </table:table-cell>
          <table:table-cell office:value-type="float" office:value="1046.02" calcext:value-type="float">
            <text:p>1046.02</text:p>
          </table:table-cell>
          <table:table-cell office:value-type="float" office:value="1062.85" calcext:value-type="float">
            <text:p>1062.85</text:p>
          </table:table-cell>
          <table:table-cell office:value-type="float" office:value="1.58" calcext:value-type="float">
            <text:p>1.58</text:p>
          </table:table-cell>
          <table:table-cell office:value-type="float" office:value="211.64" calcext:value-type="float">
            <text:p>211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242.77" calcext:value-type="float">
            <text:p>242.77</text:p>
          </table:table-cell>
          <table:table-cell office:value-type="float" office:value="7988" calcext:value-type="float">
            <text:p>7988</text:p>
          </table:table-cell>
          <table:table-cell office:value-type="float" office:value="7985" calcext:value-type="float">
            <text:p>79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1.1_1</text:p>
          </table:table-cell>
          <table:table-cell office:value-type="string" calcext:value-type="string">
            <text:p>TL</text:p>
          </table:table-cell>
          <table:table-cell office:value-type="float" office:value="2122.34" calcext:value-type="float">
            <text:p>2122.34</text:p>
          </table:table-cell>
          <table:table-cell office:value-type="float" office:value="2151.33" calcext:value-type="float">
            <text:p>2151.33</text:p>
          </table:table-cell>
          <table:table-cell office:value-type="float" office:value="1.35" calcext:value-type="float">
            <text:p>1.35</text:p>
          </table:table-cell>
          <table:table-cell office:value-type="float" office:value="423.38" calcext:value-type="float">
            <text:p>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88.79" calcext:value-type="float">
            <text:p>388.79</text:p>
          </table:table-cell>
          <table:table-cell office:value-type="float" office:value="4384" calcext:value-type="float">
            <text:p>4384</text:p>
          </table:table-cell>
          <table:table-cell office:value-type="float" office:value="4383" calcext:value-type="float">
            <text:p>43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1.5_1</text:p>
          </table:table-cell>
          <table:table-cell office:value-type="string" calcext:value-type="string">
            <text:p>TL</text:p>
          </table:table-cell>
          <table:table-cell office:value-type="float" office:value="1657.46" calcext:value-type="float">
            <text:p>1657.46</text:p>
          </table:table-cell>
          <table:table-cell office:value-type="float" office:value="1661.23" calcext:value-type="float">
            <text:p>1661.23</text:p>
          </table:table-cell>
          <table:table-cell office:value-type="float" office:value="0.23" calcext:value-type="float">
            <text:p>0.23</text:p>
          </table:table-cell>
          <table:table-cell office:value-type="float" office:value="342.92" calcext:value-type="float">
            <text:p>342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833.32" calcext:value-type="float">
            <text:p>833.32</text:p>
          </table:table-cell>
          <table:table-cell office:value-type="float" office:value="11982" calcext:value-type="float">
            <text:p>11982</text:p>
          </table:table-cell>
          <table:table-cell office:value-type="float" office:value="11979" calcext:value-type="float">
            <text:p>1197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03.94" calcext:value-type="float">
            <text:p>1203.94</text:p>
          </table:table-cell>
          <table:table-cell office:value-type="float" office:value="0" calcext:value-type="float">
            <text:p>0.00</text:p>
          </table:table-cell>
          <table:table-cell office:value-type="float" office:value="239.94" calcext:value-type="float">
            <text:p>239.94</text:p>
          </table:table-cell>
          <table:table-cell office:value-type="float" office:value="1.57" calcext:value-type="float">
            <text:p>1.57</text:p>
          </table:table-cell>
          <table:table-cell office:value-type="float" office:value="1.27" calcext:value-type="float">
            <text:p>1.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25.01" calcext:value-type="float">
            <text:p>1025.01</text:p>
          </table:table-cell>
          <table:table-cell office:value-type="float" office:value="0" calcext:value-type="float">
            <text:p>0.00</text:p>
          </table:table-cell>
          <table:table-cell office:value-type="float" office:value="209.46" calcext:value-type="float">
            <text:p>209.46</text:p>
          </table:table-cell>
          <table:table-cell office:value-type="float" office:value="60.09" calcext:value-type="float">
            <text:p>60.09</text:p>
          </table:table-cell>
          <table:table-cell office:value-type="float" office:value="22.65" calcext:value-type="float">
            <text:p>22.65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50.2" calcext:value-type="float">
            <text:p>3150.20</text:p>
          </table:table-cell>
          <table:table-cell office:value-type="float" office:value="3312.74" calcext:value-type="float">
            <text:p>3312.74</text:p>
          </table:table-cell>
          <table:table-cell office:value-type="float" office:value="4.91" calcext:value-type="float">
            <text:p>4.91</text:p>
          </table:table-cell>
          <table:table-cell office:value-type="float" office:value="685.17" calcext:value-type="float">
            <text:p>68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857.98" calcext:value-type="float">
            <text:p>857.98</text:p>
          </table:table-cell>
          <table:table-cell table:number-columns-repeated="2" office:value-type="float" office:value="3474" calcext:value-type="float">
            <text:p>3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1.5_1</text:p>
          </table:table-cell>
          <table:table-cell office:value-type="string" calcext:value-type="string">
            <text:p>TL</text:p>
          </table:table-cell>
          <table:table-cell office:value-type="float" office:value="2311.46" calcext:value-type="float">
            <text:p>2311.46</text:p>
          </table:table-cell>
          <table:table-cell office:value-type="float" office:value="2517.73" calcext:value-type="float">
            <text:p>2517.73</text:p>
          </table:table-cell>
          <table:table-cell office:value-type="float" office:value="8.19" calcext:value-type="float">
            <text:p>8.19</text:p>
          </table:table-cell>
          <table:table-cell office:value-type="float" office:value="515.62" calcext:value-type="float">
            <text:p>515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2989.08" calcext:value-type="float">
            <text:p>2989.08</text:p>
          </table:table-cell>
          <table:table-cell office:value-type="float" office:value="2880" calcext:value-type="float">
            <text:p>2880</text:p>
          </table:table-cell>
          <table:table-cell office:value-type="float" office:value="2879" calcext:value-type="float">
            <text:p>287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2_1</text:p>
          </table:table-cell>
          <table:table-cell office:value-type="string" calcext:value-type="string">
            <text:p>TL</text:p>
          </table:table-cell>
          <table:table-cell office:value-type="float" office:value="1755.18" calcext:value-type="float">
            <text:p>1755.18</text:p>
          </table:table-cell>
          <table:table-cell office:value-type="float" office:value="1829.28" calcext:value-type="float">
            <text:p>1829.28</text:p>
          </table:table-cell>
          <table:table-cell office:value-type="float" office:value="4.05" calcext:value-type="float">
            <text:p>4.05</text:p>
          </table:table-cell>
          <table:table-cell office:value-type="float" office:value="378.1" calcext:value-type="float">
            <text:p>37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60.01" calcext:value-type="float">
            <text:p>360.01</text:p>
          </table:table-cell>
          <table:table-cell office:value-type="float" office:value="4777" calcext:value-type="float">
            <text:p>4777</text:p>
          </table:table-cell>
          <table:table-cell office:value-type="float" office:value="4776" calcext:value-type="float">
            <text:p>477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91.79" calcext:value-type="float">
            <text:p>1491.79</text:p>
          </table:table-cell>
          <table:table-cell office:value-type="float" office:value="0" calcext:value-type="float">
            <text:p>0.00</text:p>
          </table:table-cell>
          <table:table-cell office:value-type="float" office:value="303.23" calcext:value-type="float">
            <text:p>303.23</text:p>
          </table:table-cell>
          <table:table-cell office:value-type="float" office:value="37.45" calcext:value-type="float">
            <text:p>37.45</text:p>
          </table:table-cell>
          <table:table-cell office:value-type="float" office:value="32.76" calcext:value-type="float">
            <text:p>32.76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41.84" calcext:value-type="float">
            <text:p>1641.84</text:p>
          </table:table-cell>
          <table:table-cell office:value-type="float" office:value="0" calcext:value-type="float">
            <text:p>0.00</text:p>
          </table:table-cell>
          <table:table-cell office:value-type="float" office:value="335.15" calcext:value-type="float">
            <text:p>335.15</text:p>
          </table:table-cell>
          <table:table-cell office:value-type="float" office:value="117.64" calcext:value-type="float">
            <text:p>117.64</text:p>
          </table:table-cell>
          <table:table-cell office:value-type="float" office:value="67.46" calcext:value-type="float">
            <text:p>67.46</text:p>
          </table:table-cell>
          <table:table-cell office:value-type="float" office:value="867" calcext:value-type="float">
            <text:p>867</text:p>
          </table:table-cell>
          <table:table-cell office:value-type="float" office:value="863" calcext:value-type="float">
            <text:p>8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83" calcext:value-type="float">
            <text:p>1252.83</text:p>
          </table:table-cell>
          <table:table-cell office:value-type="float" office:value="0" calcext:value-type="float">
            <text:p>0.00</text:p>
          </table:table-cell>
          <table:table-cell office:value-type="float" office:value="264.43" calcext:value-type="float">
            <text:p>264.43</text:p>
          </table:table-cell>
          <table:table-cell office:value-type="float" office:value="9.15" calcext:value-type="float">
            <text:p>9.15</text:p>
          </table:table-cell>
          <table:table-cell office:value-type="float" office:value="5.99" calcext:value-type="float">
            <text:p>5.9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75.36" calcext:value-type="float">
            <text:p>2775.36</text:p>
          </table:table-cell>
          <table:table-cell office:value-type="float" office:value="0" calcext:value-type="float">
            <text:p>0.00</text:p>
          </table:table-cell>
          <table:table-cell office:value-type="float" office:value="575.79" calcext:value-type="float">
            <text:p>575.79</text:p>
          </table:table-cell>
          <table:table-cell office:value-type="float" office:value="70.05" calcext:value-type="float">
            <text:p>70.05</text:p>
          </table:table-cell>
          <table:table-cell office:value-type="float" office:value="30.58" calcext:value-type="float">
            <text:p>30.58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65.6" calcext:value-type="float">
            <text:p>2865.60</text:p>
          </table:table-cell>
          <table:table-cell office:value-type="float" office:value="0" calcext:value-type="float">
            <text:p>0.00</text:p>
          </table:table-cell>
          <table:table-cell office:value-type="float" office:value="602.4" calcext:value-type="float">
            <text:p>602.40</text:p>
          </table:table-cell>
          <table:table-cell office:value-type="float" office:value="1637.46" calcext:value-type="float">
            <text:p>1637.46</text:p>
          </table:table-cell>
          <table:table-cell office:value-type="float" office:value="458.98" calcext:value-type="float">
            <text:p>458.98</text:p>
          </table:table-cell>
          <table:table-cell office:value-type="float" office:value="5519" calcext:value-type="float">
            <text:p>5519</text:p>
          </table:table-cell>
          <table:table-cell office:value-type="float" office:value="5516" calcext:value-type="float">
            <text:p>55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723.64" calcext:value-type="float">
            <text:p>2723.64</text:p>
          </table:table-cell>
          <table:table-cell office:value-type="float" office:value="2772.97" calcext:value-type="float">
            <text:p>2772.97</text:p>
          </table:table-cell>
          <table:table-cell office:value-type="float" office:value="1.78" calcext:value-type="float">
            <text:p>1.78</text:p>
          </table:table-cell>
          <table:table-cell office:value-type="float" office:value="597.33" calcext:value-type="float">
            <text:p>597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32.68" calcext:value-type="float">
            <text:p>332.68</text:p>
          </table:table-cell>
          <table:table-cell table:number-columns-repeated="2" office:value-type="float" office:value="2391" calcext:value-type="float">
            <text:p>239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51.14" calcext:value-type="float">
            <text:p>2851.14</text:p>
          </table:table-cell>
          <table:table-cell office:value-type="float" office:value="0" calcext:value-type="float">
            <text:p>0.00</text:p>
          </table:table-cell>
          <table:table-cell office:value-type="float" office:value="618.51" calcext:value-type="float">
            <text:p>618.51</text:p>
          </table:table-cell>
          <table:table-cell office:value-type="float" office:value="569.49" calcext:value-type="float">
            <text:p>569.49</text:p>
          </table:table-cell>
          <table:table-cell office:value-type="float" office:value="426.9" calcext:value-type="float">
            <text:p>426.90</text:p>
          </table:table-cell>
          <table:table-cell office:value-type="float" office:value="2636" calcext:value-type="float">
            <text:p>2636</text:p>
          </table:table-cell>
          <table:table-cell office:value-type="float" office:value="2635" calcext:value-type="float">
            <text:p>263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2923.09" calcext:value-type="float">
            <text:p>2923.09</text:p>
          </table:table-cell>
          <table:table-cell office:value-type="float" office:value="2947.28" calcext:value-type="float">
            <text:p>2947.28</text:p>
          </table:table-cell>
          <table:table-cell office:value-type="float" office:value="0.82" calcext:value-type="float">
            <text:p>0.82</text:p>
          </table:table-cell>
          <table:table-cell office:value-type="float" office:value="635.67" calcext:value-type="float">
            <text:p>635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938.53" calcext:value-type="float">
            <text:p>938.53</text:p>
          </table:table-cell>
          <table:table-cell office:value-type="float" office:value="8710" calcext:value-type="float">
            <text:p>8710</text:p>
          </table:table-cell>
          <table:table-cell office:value-type="float" office:value="8707" calcext:value-type="float">
            <text:p>87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3844.72" calcext:value-type="float">
            <text:p>3844.72</text:p>
          </table:table-cell>
          <table:table-cell office:value-type="float" office:value="4230.82" calcext:value-type="float">
            <text:p>4230.82</text:p>
          </table:table-cell>
          <table:table-cell office:value-type="float" office:value="9.13" calcext:value-type="float">
            <text:p>9.13</text:p>
          </table:table-cell>
          <table:table-cell office:value-type="float" office:value="909.73" calcext:value-type="float">
            <text:p>90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1088.91" calcext:value-type="float">
            <text:p>1088.91</text:p>
          </table:table-cell>
          <table:table-cell table:number-columns-repeated="2" office:value-type="float" office:value="1311" calcext:value-type="float">
            <text:p>13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708.76" calcext:value-type="float">
            <text:p>4708.76</text:p>
          </table:table-cell>
          <table:table-cell office:value-type="float" office:value="5025.12" calcext:value-type="float">
            <text:p>5025.12</text:p>
          </table:table-cell>
          <table:table-cell office:value-type="float" office:value="6.3" calcext:value-type="float">
            <text:p>6.30</text:p>
          </table:table-cell>
          <table:table-cell office:value-type="float" office:value="1047.17" calcext:value-type="float">
            <text:p>1047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1029.31" calcext:value-type="float">
            <text:p>1029.31</text:p>
          </table:table-cell>
          <table:table-cell office:value-type="float" office:value="1100" calcext:value-type="float">
            <text:p>1100</text:p>
          </table:table-cell>
          <table:table-cell office:value-type="float" office:value="1099" calcext:value-type="float">
            <text:p>109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90.14" calcext:value-type="float">
            <text:p>4090.14</text:p>
          </table:table-cell>
          <table:table-cell office:value-type="float" office:value="6466.28" calcext:value-type="float">
            <text:p>6466.28</text:p>
          </table:table-cell>
          <table:table-cell office:value-type="float" office:value="36.75" calcext:value-type="float">
            <text:p>36.75</text:p>
          </table:table-cell>
          <table:table-cell office:value-type="float" office:value="1688.75" calcext:value-type="float">
            <text:p>1688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293.65" calcext:value-type="float">
            <text:p>3293.65</text:p>
          </table:table-cell>
          <table:table-cell office:value-type="float" office:value="1093" calcext:value-type="float">
            <text:p>1093</text:p>
          </table:table-cell>
          <table:table-cell office:value-type="float" office:value="1091" calcext:value-type="float">
            <text:p>109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233.78" calcext:value-type="float">
            <text:p>4233.78</text:p>
          </table:table-cell>
          <table:table-cell office:value-type="float" office:value="4466.7" calcext:value-type="float">
            <text:p>4466.70</text:p>
          </table:table-cell>
          <table:table-cell office:value-type="float" office:value="5.22" calcext:value-type="float">
            <text:p>5.22</text:p>
          </table:table-cell>
          <table:table-cell office:value-type="float" office:value="949.5" calcext:value-type="float">
            <text:p>949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2732.25" calcext:value-type="float">
            <text:p>2732.25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955.57" calcext:value-type="float">
            <text:p>3955.57</text:p>
          </table:table-cell>
          <table:table-cell office:value-type="float" office:value="4478.63" calcext:value-type="float">
            <text:p>4478.63</text:p>
          </table:table-cell>
          <table:table-cell office:value-type="float" office:value="11.68" calcext:value-type="float">
            <text:p>11.68</text:p>
          </table:table-cell>
          <table:table-cell office:value-type="float" office:value="1023.06" calcext:value-type="float">
            <text:p>1023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2087.51" calcext:value-type="float">
            <text:p>2087.51</text:p>
          </table:table-cell>
          <table:table-cell table:number-columns-repeated="2" office:value-type="float" office:value="1501" calcext:value-type="float">
            <text:p>15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5504.27" calcext:value-type="float">
            <text:p>5504.27</text:p>
          </table:table-cell>
          <table:table-cell office:value-type="float" office:value="8288.27" calcext:value-type="float">
            <text:p>8288.27</text:p>
          </table:table-cell>
          <table:table-cell office:value-type="float" office:value="33.75" calcext:value-type="float">
            <text:p>33.75</text:p>
          </table:table-cell>
          <table:table-cell office:value-type="float" office:value="1907.74" calcext:value-type="float">
            <text:p>1907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25" calcext:value-type="float">
            <text:p>3583.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457.55" calcext:value-type="float">
            <text:p>6457.55</text:p>
          </table:table-cell>
          <table:table-cell office:value-type="float" office:value="7461.32" calcext:value-type="float">
            <text:p>7461.32</text:p>
          </table:table-cell>
          <table:table-cell office:value-type="float" office:value="13.53" calcext:value-type="float">
            <text:p>13.53</text:p>
          </table:table-cell>
          <table:table-cell office:value-type="float" office:value="1625.44" calcext:value-type="float">
            <text:p>1625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2852.58" calcext:value-type="float">
            <text:p>2852.58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5707.68" calcext:value-type="float">
            <text:p>5707.68</text:p>
          </table:table-cell>
          <table:table-cell office:value-type="float" office:value="6183.87" calcext:value-type="float">
            <text:p>6183.87</text:p>
          </table:table-cell>
          <table:table-cell office:value-type="float" office:value="7.7" calcext:value-type="float">
            <text:p>7.70</text:p>
          </table:table-cell>
          <table:table-cell office:value-type="float" office:value="1313.49" calcext:value-type="float">
            <text:p>1313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1790.53" calcext:value-type="float">
            <text:p>1790.53</text:p>
          </table:table-cell>
          <table:table-cell office:value-type="float" office:value="365" calcext:value-type="float">
            <text:p>365</text:p>
          </table:table-cell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199.58" calcext:value-type="float">
            <text:p>6199.58</text:p>
          </table:table-cell>
          <table:table-cell office:value-type="float" office:value="7409.98" calcext:value-type="float">
            <text:p>7409.98</text:p>
          </table:table-cell>
          <table:table-cell office:value-type="float" office:value="16.4" calcext:value-type="float">
            <text:p>16.40</text:p>
          </table:table-cell>
          <table:table-cell office:value-type="float" office:value="1667.92" calcext:value-type="float">
            <text:p>1667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2716.94" calcext:value-type="float">
            <text:p>2716.94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6057.87" calcext:value-type="float">
            <text:p>6057.87</text:p>
          </table:table-cell>
          <table:table-cell office:value-type="float" office:value="11629.34" calcext:value-type="float">
            <text:p>11629.34</text:p>
          </table:table-cell>
          <table:table-cell office:value-type="float" office:value="48.04" calcext:value-type="float">
            <text:p>48.04</text:p>
          </table:table-cell>
          <table:table-cell office:value-type="float" office:value="3184.75" calcext:value-type="float">
            <text:p>3184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98" calcext:value-type="float">
            <text:p>3593.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7687.98" calcext:value-type="float">
            <text:p>7687.98</text:p>
          </table:table-cell>
          <table:table-cell office:value-type="float" office:value="16336.94" calcext:value-type="float">
            <text:p>16336.94</text:p>
          </table:table-cell>
          <table:table-cell office:value-type="float" office:value="52.99" calcext:value-type="float">
            <text:p>52.99</text:p>
          </table:table-cell>
          <table:table-cell office:value-type="float" office:value="4616.47" calcext:value-type="float">
            <text:p>4616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14" calcext:value-type="float">
            <text:p>3587.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7477.74" calcext:value-type="float">
            <text:p>7477.74</text:p>
          </table:table-cell>
          <table:table-cell office:value-type="float" office:value="15953.54" calcext:value-type="float">
            <text:p>15953.54</text:p>
          </table:table-cell>
          <table:table-cell office:value-type="float" office:value="53.3" calcext:value-type="float">
            <text:p>53.30</text:p>
          </table:table-cell>
          <table:table-cell office:value-type="float" office:value="4551.98" calcext:value-type="float">
            <text:p>4551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24" calcext:value-type="float">
            <text:p>3588.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8206.45" calcext:value-type="float">
            <text:p>8206.45</text:p>
          </table:table-cell>
          <table:table-cell office:value-type="float" office:value="16053.93" calcext:value-type="float">
            <text:p>16053.93</text:p>
          </table:table-cell>
          <table:table-cell office:value-type="float" office:value="48.98" calcext:value-type="float">
            <text:p>48.98</text:p>
          </table:table-cell>
          <table:table-cell office:value-type="float" office:value="4424.38" calcext:value-type="float">
            <text:p>4424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12" calcext:value-type="float">
            <text:p>3580.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6761.27" calcext:value-type="float">
            <text:p>6761.27</text:p>
          </table:table-cell>
          <table:table-cell office:value-type="float" office:value="15072.01" calcext:value-type="float">
            <text:p>15072.01</text:p>
          </table:table-cell>
          <table:table-cell office:value-type="float" office:value="55.56" calcext:value-type="float">
            <text:p>55.56</text:p>
          </table:table-cell>
          <table:table-cell office:value-type="float" office:value="4302.75" calcext:value-type="float">
            <text:p>4302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21" calcext:value-type="float">
            <text:p>3586.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7674.5" calcext:value-type="float">
            <text:p>7674.50</text:p>
          </table:table-cell>
          <table:table-cell office:value-type="float" office:value="18168.22" calcext:value-type="float">
            <text:p>18168.22</text:p>
          </table:table-cell>
          <table:table-cell office:value-type="float" office:value="57.76" calcext:value-type="float">
            <text:p>57.76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8" calcext:value-type="float">
            <text:p>3595.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62.16" calcext:value-type="float">
            <text:p>962.16</text:p>
          </table:table-cell>
          <table:table-cell office:value-type="float" office:value="0" calcext:value-type="float">
            <text:p>0.00</text:p>
          </table:table-cell>
          <table:table-cell office:value-type="float" office:value="206.23" calcext:value-type="float">
            <text:p>206.23</text:p>
          </table:table-cell>
          <table:table-cell office:value-type="float" office:value="11.08" calcext:value-type="float">
            <text:p>11.08</text:p>
          </table:table-cell>
          <table:table-cell office:value-type="float" office:value="8.71" calcext:value-type="float">
            <text:p>8.7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798.26" calcext:value-type="float">
            <text:p>798.26</text:p>
          </table:table-cell>
          <table:table-cell office:value-type="float" office:value="0" calcext:value-type="float">
            <text:p>0.00</text:p>
          </table:table-cell>
          <table:table-cell office:value-type="float" office:value="171.57" calcext:value-type="float">
            <text:p>171.57</text:p>
          </table:table-cell>
          <table:table-cell office:value-type="float" office:value="1.15" calcext:value-type="float">
            <text:p>1.15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002.82" calcext:value-type="float">
            <text:p>2002.82</text:p>
          </table:table-cell>
          <table:table-cell office:value-type="float" office:value="2155.23" calcext:value-type="float">
            <text:p>2155.23</text:p>
          </table:table-cell>
          <table:table-cell office:value-type="float" office:value="7.07" calcext:value-type="float">
            <text:p>7.07</text:p>
          </table:table-cell>
          <table:table-cell office:value-type="float" office:value="443.43" calcext:value-type="float">
            <text:p>443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584.35" calcext:value-type="float">
            <text:p>584.35</text:p>
          </table:table-cell>
          <table:table-cell table:number-columns-repeated="2" office:value-type="float" office:value="8706" calcext:value-type="float">
            <text:p>87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527.86" calcext:value-type="float">
            <text:p>1527.86</text:p>
          </table:table-cell>
          <table:table-cell office:value-type="float" office:value="1593.25" calcext:value-type="float">
            <text:p>1593.25</text:p>
          </table:table-cell>
          <table:table-cell office:value-type="float" office:value="4.13" calcext:value-type="float">
            <text:p>4.13</text:p>
          </table:table-cell>
          <table:table-cell office:value-type="float" office:value="316.67" calcext:value-type="float">
            <text:p>316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02.2" calcext:value-type="float">
            <text:p>302.20</text:p>
          </table:table-cell>
          <table:table-cell office:value-type="float" office:value="5704" calcext:value-type="float">
            <text:p>5704</text:p>
          </table:table-cell>
          <table:table-cell office:value-type="float" office:value="5702" calcext:value-type="float">
            <text:p>570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1.71" calcext:value-type="float">
            <text:p>1251.71</text:p>
          </table:table-cell>
          <table:table-cell office:value-type="float" office:value="0" calcext:value-type="float">
            <text:p>0.00</text:p>
          </table:table-cell>
          <table:table-cell office:value-type="float" office:value="267.12" calcext:value-type="float">
            <text:p>267.12</text:p>
          </table:table-cell>
          <table:table-cell office:value-type="float" office:value="6.18" calcext:value-type="float">
            <text:p>6.18</text:p>
          </table:table-cell>
          <table:table-cell office:value-type="float" office:value="1.35" calcext:value-type="float">
            <text:p>1.3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97.53" calcext:value-type="float">
            <text:p>997.53</text:p>
          </table:table-cell>
          <table:table-cell office:value-type="float" office:value="0" calcext:value-type="float">
            <text:p>0.00</text:p>
          </table:table-cell>
          <table:table-cell office:value-type="float" office:value="207.76" calcext:value-type="float">
            <text:p>207.76</text:p>
          </table:table-cell>
          <table:table-cell office:value-type="float" office:value="2.42" calcext:value-type="float">
            <text:p>2.42</text:p>
          </table:table-cell>
          <table:table-cell office:value-type="float" office:value="0.26" calcext:value-type="float">
            <text:p>0.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1_1</text:p>
          </table:table-cell>
          <table:table-cell office:value-type="string" calcext:value-type="string">
            <text:p>TL</text:p>
          </table:table-cell>
          <table:table-cell office:value-type="float" office:value="2116.8" calcext:value-type="float">
            <text:p>2116.80</text:p>
          </table:table-cell>
          <table:table-cell office:value-type="float" office:value="2241.81" calcext:value-type="float">
            <text:p>2241.81</text:p>
          </table:table-cell>
          <table:table-cell office:value-type="float" office:value="5.58" calcext:value-type="float">
            <text:p>5.58</text:p>
          </table:table-cell>
          <table:table-cell office:value-type="float" office:value="458.67" calcext:value-type="float">
            <text:p>458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23" calcext:value-type="float">
            <text:p>3564.23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4.74" calcext:value-type="float">
            <text:p>1594.74</text:p>
          </table:table-cell>
          <table:table-cell office:value-type="float" office:value="0" calcext:value-type="float">
            <text:p>0.00</text:p>
          </table:table-cell>
          <table:table-cell office:value-type="float" office:value="316.58" calcext:value-type="float">
            <text:p>316.58</text:p>
          </table:table-cell>
          <table:table-cell office:value-type="float" office:value="133.74" calcext:value-type="float">
            <text:p>133.74</text:p>
          </table:table-cell>
          <table:table-cell office:value-type="float" office:value="85.61" calcext:value-type="float">
            <text:p>85.61</text:p>
          </table:table-cell>
          <table:table-cell office:value-type="float" office:value="977" calcext:value-type="float">
            <text:p>977</text:p>
          </table:table-cell>
          <table:table-cell office:value-type="float" office:value="975" calcext:value-type="float">
            <text:p>9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672.51" calcext:value-type="float">
            <text:p>3672.51</text:p>
          </table:table-cell>
          <table:table-cell office:value-type="float" office:value="3786.47" calcext:value-type="float">
            <text:p>3786.47</text:p>
          </table:table-cell>
          <table:table-cell office:value-type="float" office:value="3.01" calcext:value-type="float">
            <text:p>3.01</text:p>
          </table:table-cell>
          <table:table-cell office:value-type="float" office:value="801.01" calcext:value-type="float">
            <text:p>801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2961.87" calcext:value-type="float">
            <text:p>2961.87</text:p>
          </table:table-cell>
          <table:table-cell office:value-type="float" office:value="1492" calcext:value-type="float">
            <text:p>1492</text:p>
          </table:table-cell>
          <table:table-cell office:value-type="float" office:value="1490" calcext:value-type="float">
            <text:p>14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437.32" calcext:value-type="float">
            <text:p>3437.32</text:p>
          </table:table-cell>
          <table:table-cell office:value-type="float" office:value="3485.53" calcext:value-type="float">
            <text:p>3485.53</text:p>
          </table:table-cell>
          <table:table-cell office:value-type="float" office:value="1.38" calcext:value-type="float">
            <text:p>1.38</text:p>
          </table:table-cell>
          <table:table-cell office:value-type="float" office:value="722.42" calcext:value-type="float">
            <text:p>722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1551.96" calcext:value-type="float">
            <text:p>1551.96</text:p>
          </table:table-cell>
          <table:table-cell table:number-columns-repeated="2" office:value-type="float" office:value="4112" calcext:value-type="float">
            <text:p>41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2974.47" calcext:value-type="float">
            <text:p>2974.47</text:p>
          </table:table-cell>
          <table:table-cell office:value-type="float" office:value="3060.88" calcext:value-type="float">
            <text:p>3060.88</text:p>
          </table:table-cell>
          <table:table-cell office:value-type="float" office:value="2.82" calcext:value-type="float">
            <text:p>2.82</text:p>
          </table:table-cell>
          <table:table-cell office:value-type="float" office:value="659.29" calcext:value-type="float">
            <text:p>659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259.07" calcext:value-type="float">
            <text:p>259.07</text:p>
          </table:table-cell>
          <table:table-cell office:value-type="float" office:value="1343" calcext:value-type="float">
            <text:p>1343</text:p>
          </table:table-cell>
          <table:table-cell office:value-type="float" office:value="1339" calcext:value-type="float">
            <text:p>13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554.76" calcext:value-type="float">
            <text:p>3554.76</text:p>
          </table:table-cell>
          <table:table-cell office:value-type="float" office:value="3557.1" calcext:value-type="float">
            <text:p>3557.10</text:p>
          </table:table-cell>
          <table:table-cell office:value-type="float" office:value="0.07" calcext:value-type="float">
            <text:p>0.07</text:p>
          </table:table-cell>
          <table:table-cell office:value-type="float" office:value="761.92" calcext:value-type="float">
            <text:p>761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1887.81" calcext:value-type="float">
            <text:p>1887.81</text:p>
          </table:table-cell>
          <table:table-cell office:value-type="float" office:value="3708" calcext:value-type="float">
            <text:p>3708</text:p>
          </table:table-cell>
          <table:table-cell office:value-type="float" office:value="3705" calcext:value-type="float">
            <text:p>37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53.22" calcext:value-type="float">
            <text:p>3753.22</text:p>
          </table:table-cell>
          <table:table-cell office:value-type="float" office:value="0" calcext:value-type="float">
            <text:p>0.00</text:p>
          </table:table-cell>
          <table:table-cell office:value-type="float" office:value="779.72" calcext:value-type="float">
            <text:p>779.72</text:p>
          </table:table-cell>
          <table:table-cell office:value-type="float" office:value="330.05" calcext:value-type="float">
            <text:p>330.05</text:p>
          </table:table-cell>
          <table:table-cell office:value-type="float" office:value="124.78" calcext:value-type="float">
            <text:p>124.78</text:p>
          </table:table-cell>
          <table:table-cell office:value-type="float" office:value="380" calcext:value-type="float">
            <text:p>380</text:p>
          </table:table-cell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240.09" calcext:value-type="float">
            <text:p>6240.09</text:p>
          </table:table-cell>
          <table:table-cell office:value-type="float" office:value="6754.24" calcext:value-type="float">
            <text:p>6754.24</text:p>
          </table:table-cell>
          <table:table-cell office:value-type="float" office:value="7.82" calcext:value-type="float">
            <text:p>7.82</text:p>
          </table:table-cell>
          <table:table-cell office:value-type="float" office:value="1404.99" calcext:value-type="float">
            <text:p>1404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1.66" calcext:value-type="float">
            <text:p>3541.66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444.66" calcext:value-type="float">
            <text:p>6444.66</text:p>
          </table:table-cell>
          <table:table-cell office:value-type="float" office:value="7303.79" calcext:value-type="float">
            <text:p>7303.79</text:p>
          </table:table-cell>
          <table:table-cell office:value-type="float" office:value="17.43" calcext:value-type="float">
            <text:p>17.43</text:p>
          </table:table-cell>
          <table:table-cell office:value-type="float" office:value="1561.58" calcext:value-type="float">
            <text:p>1561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08" calcext:value-type="float">
            <text:p>3588.0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6292.09" calcext:value-type="float">
            <text:p>6292.09</text:p>
          </table:table-cell>
          <table:table-cell office:value-type="float" office:value="6867.51" calcext:value-type="float">
            <text:p>6867.51</text:p>
          </table:table-cell>
          <table:table-cell office:value-type="float" office:value="8.38" calcext:value-type="float">
            <text:p>8.38</text:p>
          </table:table-cell>
          <table:table-cell office:value-type="float" office:value="1478.29" calcext:value-type="float">
            <text:p>1478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5.53" calcext:value-type="float">
            <text:p>3515.53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915.64" calcext:value-type="float">
            <text:p>5915.64</text:p>
          </table:table-cell>
          <table:table-cell office:value-type="float" office:value="6355.4" calcext:value-type="float">
            <text:p>6355.40</text:p>
          </table:table-cell>
          <table:table-cell office:value-type="float" office:value="6.92" calcext:value-type="float">
            <text:p>6.92</text:p>
          </table:table-cell>
          <table:table-cell office:value-type="float" office:value="1332.2" calcext:value-type="float">
            <text:p>1332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2247.76" calcext:value-type="float">
            <text:p>2247.76</text:p>
          </table:table-cell>
          <table:table-cell table:number-columns-repeated="2" office:value-type="float" office:value="1251" calcext:value-type="float">
            <text:p>125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5797.48" calcext:value-type="float">
            <text:p>5797.48</text:p>
          </table:table-cell>
          <table:table-cell office:value-type="float" office:value="6958.45" calcext:value-type="float">
            <text:p>6958.45</text:p>
          </table:table-cell>
          <table:table-cell office:value-type="float" office:value="22.64" calcext:value-type="float">
            <text:p>22.64</text:p>
          </table:table-cell>
          <table:table-cell office:value-type="float" office:value="1534.41" calcext:value-type="float">
            <text:p>1534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6" calcext:value-type="float">
            <text:p>3598.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611.22" calcext:value-type="float">
            <text:p>9611.22</text:p>
          </table:table-cell>
          <table:table-cell office:value-type="float" office:value="14716.65" calcext:value-type="float">
            <text:p>14716.65</text:p>
          </table:table-cell>
          <table:table-cell office:value-type="float" office:value="34.69" calcext:value-type="float">
            <text:p>34.69</text:p>
          </table:table-cell>
          <table:table-cell office:value-type="float" office:value="3716.07" calcext:value-type="float">
            <text:p>3716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2" calcext:value-type="float">
            <text:p>3598.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7978.77" calcext:value-type="float">
            <text:p>7978.77</text:p>
          </table:table-cell>
          <table:table-cell office:value-type="float" office:value="13197.68" calcext:value-type="float">
            <text:p>13197.68</text:p>
          </table:table-cell>
          <table:table-cell office:value-type="float" office:value="41.91" calcext:value-type="float">
            <text:p>41.91</text:p>
          </table:table-cell>
          <table:table-cell office:value-type="float" office:value="3388.06" calcext:value-type="float">
            <text:p>3388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4" calcext:value-type="float">
            <text:p>3595.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564.34" calcext:value-type="float">
            <text:p>8564.34</text:p>
          </table:table-cell>
          <table:table-cell office:value-type="float" office:value="10287.49" calcext:value-type="float">
            <text:p>10287.49</text:p>
          </table:table-cell>
          <table:table-cell office:value-type="float" office:value="36.82" calcext:value-type="float">
            <text:p>36.82</text:p>
          </table:table-cell>
          <table:table-cell office:value-type="float" office:value="2262.39" calcext:value-type="float">
            <text:p>2262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1" calcext:value-type="float">
            <text:p>3595.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9159.89" calcext:value-type="float">
            <text:p>9159.89</text:p>
          </table:table-cell>
          <table:table-cell office:value-type="float" office:value="14927.9" calcext:value-type="float">
            <text:p>14927.90</text:p>
          </table:table-cell>
          <table:table-cell office:value-type="float" office:value="38.64" calcext:value-type="float">
            <text:p>38.64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6" calcext:value-type="float">
            <text:p>3599.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7939.07" calcext:value-type="float">
            <text:p>7939.07</text:p>
          </table:table-cell>
          <table:table-cell office:value-type="float" office:value="13092.27" calcext:value-type="float">
            <text:p>13092.27</text:p>
          </table:table-cell>
          <table:table-cell office:value-type="float" office:value="39.36" calcext:value-type="float">
            <text:p>39.36</text:p>
          </table:table-cell>
          <table:table-cell office:value-type="float" office:value="3442.53" calcext:value-type="float">
            <text:p>3442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6" calcext:value-type="float">
            <text:p>3595.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940.8" calcext:value-type="float">
            <text:p>10940.80</text:p>
          </table:table-cell>
          <table:table-cell office:value-type="float" office:value="19567.84" calcext:value-type="float">
            <text:p>19567.84</text:p>
          </table:table-cell>
          <table:table-cell office:value-type="float" office:value="44.09" calcext:value-type="float">
            <text:p>44.09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86" calcext:value-type="float">
            <text:p>3577.8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0149.9" calcext:value-type="float">
            <text:p>10149.90</text:p>
          </table:table-cell>
          <table:table-cell office:value-type="float" office:value="19142.01" calcext:value-type="float">
            <text:p>19142.01</text:p>
          </table:table-cell>
          <table:table-cell office:value-type="float" office:value="46.98" calcext:value-type="float">
            <text:p>46.98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91" calcext:value-type="float">
            <text:p>3572.9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2459.36" calcext:value-type="float">
            <text:p>12459.36</text:p>
          </table:table-cell>
          <table:table-cell office:value-type="float" office:value="20743.46" calcext:value-type="float">
            <text:p>20743.46</text:p>
          </table:table-cell>
          <table:table-cell office:value-type="float" office:value="39.94" calcext:value-type="float">
            <text:p>39.94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2" calcext:value-type="float">
            <text:p>3599.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258.93" calcext:value-type="float">
            <text:p>11258.93</text:p>
          </table:table-cell>
          <table:table-cell office:value-type="float" office:value="19669.99" calcext:value-type="float">
            <text:p>19669.99</text:p>
          </table:table-cell>
          <table:table-cell office:value-type="float" office:value="42.76" calcext:value-type="float">
            <text:p>42.76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7" calcext:value-type="float">
            <text:p>3598.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1724.48" calcext:value-type="float">
            <text:p>11724.48</text:p>
          </table:table-cell>
          <table:table-cell office:value-type="float" office:value="18432.22" calcext:value-type="float">
            <text:p>18432.22</text:p>
          </table:table-cell>
          <table:table-cell office:value-type="float" office:value="37.21" calcext:value-type="float">
            <text:p>37.21</text:p>
          </table:table-cell>
          <table:table-cell office:value-type="float" office:value="4688.81" calcext:value-type="float">
            <text:p>4688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4" calcext:value-type="float">
            <text:p>3592.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88.09" calcext:value-type="float">
            <text:p>1288.09</text:p>
          </table:table-cell>
          <table:table-cell office:value-type="float" office:value="0" calcext:value-type="float">
            <text:p>0.00</text:p>
          </table:table-cell>
          <table:table-cell office:value-type="float" office:value="265.42" calcext:value-type="float">
            <text:p>265.42</text:p>
          </table:table-cell>
          <table:table-cell office:value-type="float" office:value="6.91" calcext:value-type="float">
            <text:p>6.91</text:p>
          </table:table-cell>
          <table:table-cell office:value-type="float" office:value="3.45" calcext:value-type="float">
            <text:p>3.4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21.54" calcext:value-type="float">
            <text:p>1021.54</text:p>
          </table:table-cell>
          <table:table-cell office:value-type="float" office:value="0" calcext:value-type="float">
            <text:p>0.00</text:p>
          </table:table-cell>
          <table:table-cell office:value-type="float" office:value="207.04" calcext:value-type="float">
            <text:p>207.04</text:p>
          </table:table-cell>
          <table:table-cell office:value-type="float" office:value="38.66" calcext:value-type="float">
            <text:p>38.66</text:p>
          </table:table-cell>
          <table:table-cell office:value-type="float" office:value="33.56" calcext:value-type="float">
            <text:p>33.5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17.34" calcext:value-type="float">
            <text:p>3117.34</text:p>
          </table:table-cell>
          <table:table-cell office:value-type="float" office:value="3324.63" calcext:value-type="float">
            <text:p>3324.63</text:p>
          </table:table-cell>
          <table:table-cell office:value-type="float" office:value="6.23" calcext:value-type="float">
            <text:p>6.23</text:p>
          </table:table-cell>
          <table:table-cell office:value-type="float" office:value="685.17" calcext:value-type="float">
            <text:p>68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" calcext:value-type="float">
            <text:p>3595.8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1.5_1</text:p>
          </table:table-cell>
          <table:table-cell office:value-type="string" calcext:value-type="string">
            <text:p>TL</text:p>
          </table:table-cell>
          <table:table-cell office:value-type="float" office:value="2297.22" calcext:value-type="float">
            <text:p>2297.22</text:p>
          </table:table-cell>
          <table:table-cell office:value-type="float" office:value="2425.57" calcext:value-type="float">
            <text:p>2425.57</text:p>
          </table:table-cell>
          <table:table-cell office:value-type="float" office:value="5.29" calcext:value-type="float">
            <text:p>5.29</text:p>
          </table:table-cell>
          <table:table-cell office:value-type="float" office:value="475.16" calcext:value-type="float">
            <text:p>475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3.35" calcext:value-type="float">
            <text:p>3563.35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67.73" calcext:value-type="float">
            <text:p>1767.73</text:p>
          </table:table-cell>
          <table:table-cell office:value-type="float" office:value="0" calcext:value-type="float">
            <text:p>0.00</text:p>
          </table:table-cell>
          <table:table-cell office:value-type="float" office:value="347.7" calcext:value-type="float">
            <text:p>347.70</text:p>
          </table:table-cell>
          <table:table-cell office:value-type="float" office:value="18.76" calcext:value-type="float">
            <text:p>18.76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7.49" calcext:value-type="float">
            <text:p>1507.49</text:p>
          </table:table-cell>
          <table:table-cell office:value-type="float" office:value="0" calcext:value-type="float">
            <text:p>0.00</text:p>
          </table:table-cell>
          <table:table-cell office:value-type="float" office:value="313.46" calcext:value-type="float">
            <text:p>313.46</text:p>
          </table:table-cell>
          <table:table-cell office:value-type="float" office:value="312.49" calcext:value-type="float">
            <text:p>312.49</text:p>
          </table:table-cell>
          <table:table-cell office:value-type="float" office:value="258.5" calcext:value-type="float">
            <text:p>258.50</text:p>
          </table:table-cell>
          <table:table-cell office:value-type="float" office:value="1595" calcext:value-type="float">
            <text:p>1595</text:p>
          </table:table-cell>
          <table:table-cell office:value-type="float" office:value="1593" calcext:value-type="float">
            <text:p>159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68.44" calcext:value-type="float">
            <text:p>2268.44</text:p>
          </table:table-cell>
          <table:table-cell office:value-type="float" office:value="0" calcext:value-type="float">
            <text:p>0.00</text:p>
          </table:table-cell>
          <table:table-cell office:value-type="float" office:value="453.33" calcext:value-type="float">
            <text:p>453.33</text:p>
          </table:table-cell>
          <table:table-cell office:value-type="float" office:value="305.74" calcext:value-type="float">
            <text:p>305.74</text:p>
          </table:table-cell>
          <table:table-cell office:value-type="float" office:value="222.68" calcext:value-type="float">
            <text:p>222.68</text:p>
          </table:table-cell>
          <table:table-cell office:value-type="float" office:value="503" calcext:value-type="float">
            <text:p>503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65.51" calcext:value-type="float">
            <text:p>1665.51</text:p>
          </table:table-cell>
          <table:table-cell office:value-type="float" office:value="0" calcext:value-type="float">
            <text:p>0.00</text:p>
          </table:table-cell>
          <table:table-cell office:value-type="float" office:value="323.78" calcext:value-type="float">
            <text:p>323.78</text:p>
          </table:table-cell>
          <table:table-cell office:value-type="float" office:value="476.07" calcext:value-type="float">
            <text:p>476.07</text:p>
          </table:table-cell>
          <table:table-cell office:value-type="float" office:value="304.31" calcext:value-type="float">
            <text:p>304.31</text:p>
          </table:table-cell>
          <table:table-cell office:value-type="float" office:value="1365" calcext:value-type="float">
            <text:p>1365</text:p>
          </table:table-cell>
          <table:table-cell office:value-type="float" office:value="1354" calcext:value-type="float">
            <text:p>135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3027.98" calcext:value-type="float">
            <text:p>3027.98</text:p>
          </table:table-cell>
          <table:table-cell office:value-type="float" office:value="3050.66" calcext:value-type="float">
            <text:p>3050.66</text:p>
          </table:table-cell>
          <table:table-cell office:value-type="float" office:value="0.75" calcext:value-type="float">
            <text:p>0.75</text:p>
          </table:table-cell>
          <table:table-cell office:value-type="float" office:value="661.61" calcext:value-type="float">
            <text:p>661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88.86" calcext:value-type="float">
            <text:p>88.86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328.62" calcext:value-type="float">
            <text:p>3328.62</text:p>
          </table:table-cell>
          <table:table-cell office:value-type="float" office:value="3344.68" calcext:value-type="float">
            <text:p>3344.68</text:p>
          </table:table-cell>
          <table:table-cell office:value-type="float" office:value="0.48" calcext:value-type="float">
            <text:p>0.48</text:p>
          </table:table-cell>
          <table:table-cell office:value-type="float" office:value="718.24" calcext:value-type="float">
            <text:p>718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506.52" calcext:value-type="float">
            <text:p>506.52</text:p>
          </table:table-cell>
          <table:table-cell office:value-type="float" office:value="3243" calcext:value-type="float">
            <text:p>3243</text:p>
          </table:table-cell>
          <table:table-cell office:value-type="float" office:value="3238" calcext:value-type="float">
            <text:p>32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13.62" calcext:value-type="float">
            <text:p>2513.62</text:p>
          </table:table-cell>
          <table:table-cell office:value-type="float" office:value="0" calcext:value-type="float">
            <text:p>0.00</text:p>
          </table:table-cell>
          <table:table-cell office:value-type="float" office:value="567.94" calcext:value-type="float">
            <text:p>567.94</text:p>
          </table:table-cell>
          <table:table-cell office:value-type="float" office:value="2264.32" calcext:value-type="float">
            <text:p>2264.32</text:p>
          </table:table-cell>
          <table:table-cell office:value-type="float" office:value="1.16" calcext:value-type="float">
            <text:p>1.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3071.61" calcext:value-type="float">
            <text:p>3071.61</text:p>
          </table:table-cell>
          <table:table-cell office:value-type="float" office:value="3135.11" calcext:value-type="float">
            <text:p>3135.11</text:p>
          </table:table-cell>
          <table:table-cell office:value-type="float" office:value="2.03" calcext:value-type="float">
            <text:p>2.03</text:p>
          </table:table-cell>
          <table:table-cell office:value-type="float" office:value="658.22" calcext:value-type="float">
            <text:p>658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538.35" calcext:value-type="float">
            <text:p>538.35</text:p>
          </table:table-cell>
          <table:table-cell table:number-columns-repeated="2" office:value-type="float" office:value="2459" calcext:value-type="float">
            <text:p>24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2741.71" calcext:value-type="float">
            <text:p>2741.71</text:p>
          </table:table-cell>
          <table:table-cell office:value-type="float" office:value="2805.92" calcext:value-type="float">
            <text:p>2805.92</text:p>
          </table:table-cell>
          <table:table-cell office:value-type="float" office:value="2.29" calcext:value-type="float">
            <text:p>2.29</text:p>
          </table:table-cell>
          <table:table-cell office:value-type="float" office:value="615.38" calcext:value-type="float">
            <text:p>615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51.49" calcext:value-type="float">
            <text:p>51.49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474.74" calcext:value-type="float">
            <text:p>4474.74</text:p>
          </table:table-cell>
          <table:table-cell office:value-type="float" office:value="4750.22" calcext:value-type="float">
            <text:p>4750.22</text:p>
          </table:table-cell>
          <table:table-cell office:value-type="float" office:value="5.8" calcext:value-type="float">
            <text:p>5.80</text:p>
          </table:table-cell>
          <table:table-cell office:value-type="float" office:value="996.88" calcext:value-type="float">
            <text:p>99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1273.59" calcext:value-type="float">
            <text:p>1273.59</text:p>
          </table:table-cell>
          <table:table-cell office:value-type="float" office:value="711" calcext:value-type="float">
            <text:p>711</text:p>
          </table:table-cell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565.9" calcext:value-type="float">
            <text:p>4565.90</text:p>
          </table:table-cell>
          <table:table-cell office:value-type="float" office:value="5016.91" calcext:value-type="float">
            <text:p>5016.91</text:p>
          </table:table-cell>
          <table:table-cell office:value-type="float" office:value="8.99" calcext:value-type="float">
            <text:p>8.99</text:p>
          </table:table-cell>
          <table:table-cell office:value-type="float" office:value="1098.82" calcext:value-type="float">
            <text:p>1098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1602.43" calcext:value-type="float">
            <text:p>1602.43</text:p>
          </table:table-cell>
          <table:table-cell office:value-type="float" office:value="893" calcext:value-type="float">
            <text:p>893</text:p>
          </table:table-cell>
          <table:table-cell office:value-type="float" office:value="890" calcext:value-type="float">
            <text:p>89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5454.2" calcext:value-type="float">
            <text:p>5454.20</text:p>
          </table:table-cell>
          <table:table-cell office:value-type="float" office:value="5974.46" calcext:value-type="float">
            <text:p>5974.46</text:p>
          </table:table-cell>
          <table:table-cell office:value-type="float" office:value="8.71" calcext:value-type="float">
            <text:p>8.71</text:p>
          </table:table-cell>
          <table:table-cell office:value-type="float" office:value="1273.6" calcext:value-type="float">
            <text:p>1273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1400.57" calcext:value-type="float">
            <text:p>1400.57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311.33" calcext:value-type="float">
            <text:p>4311.33</text:p>
          </table:table-cell>
          <table:table-cell office:value-type="float" office:value="8527.35" calcext:value-type="float">
            <text:p>8527.35</text:p>
          </table:table-cell>
          <table:table-cell office:value-type="float" office:value="49.44" calcext:value-type="float">
            <text:p>49.44</text:p>
          </table:table-cell>
          <table:table-cell office:value-type="float" office:value="2449.73" calcext:value-type="float">
            <text:p>244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5" calcext:value-type="float">
            <text:p>3598.8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589.09" calcext:value-type="float">
            <text:p>5589.09</text:p>
          </table:table-cell>
          <table:table-cell office:value-type="float" office:value="5885.63" calcext:value-type="float">
            <text:p>5885.63</text:p>
          </table:table-cell>
          <table:table-cell office:value-type="float" office:value="5.05" calcext:value-type="float">
            <text:p>5.05</text:p>
          </table:table-cell>
          <table:table-cell office:value-type="float" office:value="1211.51" calcext:value-type="float">
            <text:p>1211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417.26" calcext:value-type="float">
            <text:p>3417.26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844.52" calcext:value-type="float">
            <text:p>7844.52</text:p>
          </table:table-cell>
          <table:table-cell office:value-type="float" office:value="9319.37" calcext:value-type="float">
            <text:p>9319.37</text:p>
          </table:table-cell>
          <table:table-cell office:value-type="float" office:value="15.83" calcext:value-type="float">
            <text:p>15.83</text:p>
          </table:table-cell>
          <table:table-cell office:value-type="float" office:value="1965.53" calcext:value-type="float">
            <text:p>1965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7.45" calcext:value-type="float">
            <text:p>3387.45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7027.24" calcext:value-type="float">
            <text:p>7027.24</text:p>
          </table:table-cell>
          <table:table-cell office:value-type="float" office:value="12619.47" calcext:value-type="float">
            <text:p>12619.47</text:p>
          </table:table-cell>
          <table:table-cell office:value-type="float" office:value="44.88" calcext:value-type="float">
            <text:p>44.88</text:p>
          </table:table-cell>
          <table:table-cell office:value-type="float" office:value="3371.42" calcext:value-type="float">
            <text:p>3371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16" calcext:value-type="float">
            <text:p>3593.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484.02" calcext:value-type="float">
            <text:p>6484.02</text:p>
          </table:table-cell>
          <table:table-cell office:value-type="float" office:value="7245.46" calcext:value-type="float">
            <text:p>7245.46</text:p>
          </table:table-cell>
          <table:table-cell office:value-type="float" office:value="10.81" calcext:value-type="float">
            <text:p>10.81</text:p>
          </table:table-cell>
          <table:table-cell office:value-type="float" office:value="1523.44" calcext:value-type="float">
            <text:p>1523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1.32" calcext:value-type="float">
            <text:p>3541.3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352.87" calcext:value-type="float">
            <text:p>7352.87</text:p>
          </table:table-cell>
          <table:table-cell office:value-type="float" office:value="8313.52" calcext:value-type="float">
            <text:p>8313.52</text:p>
          </table:table-cell>
          <table:table-cell office:value-type="float" office:value="11.56" calcext:value-type="float">
            <text:p>11.56</text:p>
          </table:table-cell>
          <table:table-cell office:value-type="float" office:value="1768.1" calcext:value-type="float">
            <text:p>176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2871.78" calcext:value-type="float">
            <text:p>2871.78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419.46" calcext:value-type="float">
            <text:p>7419.46</text:p>
          </table:table-cell>
          <table:table-cell office:value-type="float" office:value="13381.93" calcext:value-type="float">
            <text:p>13381.93</text:p>
          </table:table-cell>
          <table:table-cell office:value-type="float" office:value="44.56" calcext:value-type="float">
            <text:p>44.56</text:p>
          </table:table-cell>
          <table:table-cell office:value-type="float" office:value="3588.61" calcext:value-type="float">
            <text:p>3588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1" calcext:value-type="float">
            <text:p>3599.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8834.96" calcext:value-type="float">
            <text:p>8834.96</text:p>
          </table:table-cell>
          <table:table-cell office:value-type="float" office:value="18601.06" calcext:value-type="float">
            <text:p>18601.06</text:p>
          </table:table-cell>
          <table:table-cell office:value-type="float" office:value="52.5" calcext:value-type="float">
            <text:p>52.5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9" calcext:value-type="float">
            <text:p>3599.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947.66" calcext:value-type="float">
            <text:p>9947.66</text:p>
          </table:table-cell>
          <table:table-cell office:value-type="float" office:value="16824.92" calcext:value-type="float">
            <text:p>16824.92</text:p>
          </table:table-cell>
          <table:table-cell office:value-type="float" office:value="43.59" calcext:value-type="float">
            <text:p>43.59</text:p>
          </table:table-cell>
          <table:table-cell office:value-type="float" office:value="4409.64" calcext:value-type="float">
            <text:p>4409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6" calcext:value-type="float">
            <text:p>3581.4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8303.18" calcext:value-type="float">
            <text:p>8303.18</text:p>
          </table:table-cell>
          <table:table-cell office:value-type="float" office:value="18228.84" calcext:value-type="float">
            <text:p>18228.84</text:p>
          </table:table-cell>
          <table:table-cell office:value-type="float" office:value="54.51" calcext:value-type="float">
            <text:p>54.51</text:p>
          </table:table-cell>
          <table:table-cell office:value-type="float" office:value="5305.67" calcext:value-type="float">
            <text:p>5305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87" calcext:value-type="float">
            <text:p>3593.8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7343.68" calcext:value-type="float">
            <text:p>7343.68</text:p>
          </table:table-cell>
          <table:table-cell office:value-type="float" office:value="17723.08" calcext:value-type="float">
            <text:p>17723.08</text:p>
          </table:table-cell>
          <table:table-cell office:value-type="float" office:value="58.56" calcext:value-type="float">
            <text:p>58.56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" calcext:value-type="float">
            <text:p>3598.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0620.06" calcext:value-type="float">
            <text:p>10620.06</text:p>
          </table:table-cell>
          <table:table-cell office:value-type="float" office:value="17423.65" calcext:value-type="float">
            <text:p>17423.65</text:p>
          </table:table-cell>
          <table:table-cell office:value-type="float" office:value="39.08" calcext:value-type="float">
            <text:p>39.08</text:p>
          </table:table-cell>
          <table:table-cell office:value-type="float" office:value="4496.19" calcext:value-type="float">
            <text:p>4496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58" calcext:value-type="float">
            <text:p>3588.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2.46" calcext:value-type="float">
            <text:p>1312.46</text:p>
          </table:table-cell>
          <table:table-cell office:value-type="float" office:value="0" calcext:value-type="float">
            <text:p>0.00</text:p>
          </table:table-cell>
          <table:table-cell office:value-type="float" office:value="264.13" calcext:value-type="float">
            <text:p>264.13</text:p>
          </table:table-cell>
          <table:table-cell office:value-type="float" office:value="47.16" calcext:value-type="float">
            <text:p>47.16</text:p>
          </table:table-cell>
          <table:table-cell office:value-type="float" office:value="41.42" calcext:value-type="float">
            <text:p>41.42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59.88" calcext:value-type="float">
            <text:p>959.88</text:p>
          </table:table-cell>
          <table:table-cell office:value-type="float" office:value="0" calcext:value-type="float">
            <text:p>0.00</text:p>
          </table:table-cell>
          <table:table-cell office:value-type="float" office:value="208.5" calcext:value-type="float">
            <text:p>208.50</text:p>
          </table:table-cell>
          <table:table-cell office:value-type="float" office:value="6.07" calcext:value-type="float">
            <text:p>6.07</text:p>
          </table:table-cell>
          <table:table-cell office:value-type="float" office:value="1.98" calcext:value-type="float">
            <text:p>1.9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5.76" calcext:value-type="float">
            <text:p>2085.76</text:p>
          </table:table-cell>
          <table:table-cell office:value-type="float" office:value="0" calcext:value-type="float">
            <text:p>0.00</text:p>
          </table:table-cell>
          <table:table-cell office:value-type="float" office:value="411.85" calcext:value-type="float">
            <text:p>411.85</text:p>
          </table:table-cell>
          <table:table-cell office:value-type="float" office:value="287.4" calcext:value-type="float">
            <text:p>287.40</text:p>
          </table:table-cell>
          <table:table-cell office:value-type="float" office:value="247.7" calcext:value-type="float">
            <text:p>247.70</text:p>
          </table:table-cell>
          <table:table-cell office:value-type="float" office:value="448" calcext:value-type="float">
            <text:p>448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9.99" calcext:value-type="float">
            <text:p>1719.99</text:p>
          </table:table-cell>
          <table:table-cell office:value-type="float" office:value="0" calcext:value-type="float">
            <text:p>0.00</text:p>
          </table:table-cell>
          <table:table-cell office:value-type="float" office:value="341.98" calcext:value-type="float">
            <text:p>341.98</text:p>
          </table:table-cell>
          <table:table-cell office:value-type="float" office:value="1576.5" calcext:value-type="float">
            <text:p>1576.50</text:p>
          </table:table-cell>
          <table:table-cell office:value-type="float" office:value="440.56" calcext:value-type="float">
            <text:p>440.56</text:p>
          </table:table-cell>
          <table:table-cell office:value-type="float" office:value="5070" calcext:value-type="float">
            <text:p>5070</text:p>
          </table:table-cell>
          <table:table-cell office:value-type="float" office:value="5068" calcext:value-type="float">
            <text:p>50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45.13" calcext:value-type="float">
            <text:p>1245.13</text:p>
          </table:table-cell>
          <table:table-cell office:value-type="float" office:value="0" calcext:value-type="float">
            <text:p>0.00</text:p>
          </table:table-cell>
          <table:table-cell office:value-type="float" office:value="264.13" calcext:value-type="float">
            <text:p>264.13</text:p>
          </table:table-cell>
          <table:table-cell office:value-type="float" office:value="4.67" calcext:value-type="float">
            <text:p>4.67</text:p>
          </table:table-cell>
          <table:table-cell office:value-type="float" office:value="1.51" calcext:value-type="float">
            <text:p>1.5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03.62" calcext:value-type="float">
            <text:p>1103.62</text:p>
          </table:table-cell>
          <table:table-cell office:value-type="float" office:value="0" calcext:value-type="float">
            <text:p>0.00</text:p>
          </table:table-cell>
          <table:table-cell office:value-type="float" office:value="231.31" calcext:value-type="float">
            <text:p>231.31</text:p>
          </table:table-cell>
          <table:table-cell office:value-type="float" office:value="8.27" calcext:value-type="float">
            <text:p>8.27</text:p>
          </table:table-cell>
          <table:table-cell office:value-type="float" office:value="0.52" calcext:value-type="float">
            <text:p>0.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1_1</text:p>
          </table:table-cell>
          <table:table-cell office:value-type="string" calcext:value-type="string">
            <text:p>TL</text:p>
          </table:table-cell>
          <table:table-cell office:value-type="float" office:value="2520.61" calcext:value-type="float">
            <text:p>2520.61</text:p>
          </table:table-cell>
          <table:table-cell office:value-type="float" office:value="2587.26" calcext:value-type="float">
            <text:p>2587.26</text:p>
          </table:table-cell>
          <table:table-cell office:value-type="float" office:value="2.58" calcext:value-type="float">
            <text:p>2.58</text:p>
          </table:table-cell>
          <table:table-cell office:value-type="float" office:value="504.19" calcext:value-type="float">
            <text:p>504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3" calcext:value-type="float">
            <text:p>3592.53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89.53" calcext:value-type="float">
            <text:p>1689.53</text:p>
          </table:table-cell>
          <table:table-cell office:value-type="float" office:value="0" calcext:value-type="float">
            <text:p>0.00</text:p>
          </table:table-cell>
          <table:table-cell office:value-type="float" office:value="343.8" calcext:value-type="float">
            <text:p>343.80</text:p>
          </table:table-cell>
          <table:table-cell office:value-type="float" office:value="37.12" calcext:value-type="float">
            <text:p>37.12</text:p>
          </table:table-cell>
          <table:table-cell office:value-type="float" office:value="34.1" calcext:value-type="float">
            <text:p>34.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907.71" calcext:value-type="float">
            <text:p>3907.71</text:p>
          </table:table-cell>
          <table:table-cell office:value-type="float" office:value="3946.92" calcext:value-type="float">
            <text:p>3946.92</text:p>
          </table:table-cell>
          <table:table-cell office:value-type="float" office:value="1" calcext:value-type="float">
            <text:p>1.00</text:p>
          </table:table-cell>
          <table:table-cell office:value-type="float" office:value="835.19" calcext:value-type="float">
            <text:p>835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2919.38" calcext:value-type="float">
            <text:p>2919.3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38.86" calcext:value-type="float">
            <text:p>3538.86</text:p>
          </table:table-cell>
          <table:table-cell office:value-type="float" office:value="0" calcext:value-type="float">
            <text:p>0.00</text:p>
          </table:table-cell>
          <table:table-cell office:value-type="float" office:value="748.6" calcext:value-type="float">
            <text:p>748.60</text:p>
          </table:table-cell>
          <table:table-cell office:value-type="float" office:value="1188.33" calcext:value-type="float">
            <text:p>1188.33</text:p>
          </table:table-cell>
          <table:table-cell office:value-type="float" office:value="280.23" calcext:value-type="float">
            <text:p>280.23</text:p>
          </table:table-cell>
          <table:table-cell table:number-columns-repeated="2" office:value-type="float" office:value="1421" calcext:value-type="float">
            <text:p>142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572.42" calcext:value-type="float">
            <text:p>3572.42</text:p>
          </table:table-cell>
          <table:table-cell office:value-type="float" office:value="3681.06" calcext:value-type="float">
            <text:p>3681.06</text:p>
          </table:table-cell>
          <table:table-cell office:value-type="float" office:value="2.95" calcext:value-type="float">
            <text:p>2.95</text:p>
          </table:table-cell>
          <table:table-cell office:value-type="float" office:value="764.26" calcext:value-type="float">
            <text:p>764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2719.6" calcext:value-type="float">
            <text:p>2719.6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21.38" calcext:value-type="float">
            <text:p>3321.38</text:p>
          </table:table-cell>
          <table:table-cell office:value-type="float" office:value="0" calcext:value-type="float">
            <text:p>0.00</text:p>
          </table:table-cell>
          <table:table-cell office:value-type="float" office:value="698.07" calcext:value-type="float">
            <text:p>698.07</text:p>
          </table:table-cell>
          <table:table-cell office:value-type="float" office:value="983.88" calcext:value-type="float">
            <text:p>983.88</text:p>
          </table:table-cell>
          <table:table-cell office:value-type="float" office:value="792.07" calcext:value-type="float">
            <text:p>792.07</text:p>
          </table:table-cell>
          <table:table-cell office:value-type="float" office:value="3292" calcext:value-type="float">
            <text:p>3292</text:p>
          </table:table-cell>
          <table:table-cell office:value-type="float" office:value="3291" calcext:value-type="float">
            <text:p>32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921.94" calcext:value-type="float">
            <text:p>3921.94</text:p>
          </table:table-cell>
          <table:table-cell office:value-type="float" office:value="0" calcext:value-type="float">
            <text:p>0.00</text:p>
          </table:table-cell>
          <table:table-cell office:value-type="float" office:value="831.96" calcext:value-type="float">
            <text:p>831.96</text:p>
          </table:table-cell>
          <table:table-cell office:value-type="float" office:value="3040.59" calcext:value-type="float">
            <text:p>3040.59</text:p>
          </table:table-cell>
          <table:table-cell office:value-type="float" office:value="253.45" calcext:value-type="float">
            <text:p>253.45</text:p>
          </table:table-cell>
          <table:table-cell office:value-type="float" office:value="194" calcext:value-type="float">
            <text:p>194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855.66" calcext:value-type="float">
            <text:p>5855.66</text:p>
          </table:table-cell>
          <table:table-cell office:value-type="float" office:value="6776.5" calcext:value-type="float">
            <text:p>6776.50</text:p>
          </table:table-cell>
          <table:table-cell office:value-type="float" office:value="13.88" calcext:value-type="float">
            <text:p>13.88</text:p>
          </table:table-cell>
          <table:table-cell office:value-type="float" office:value="1476.23" calcext:value-type="float">
            <text:p>1476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8" calcext:value-type="float">
            <text:p>3596.7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027.75" calcext:value-type="float">
            <text:p>6027.75</text:p>
          </table:table-cell>
          <table:table-cell office:value-type="float" office:value="6383.06" calcext:value-type="float">
            <text:p>6383.06</text:p>
          </table:table-cell>
          <table:table-cell office:value-type="float" office:value="5.57" calcext:value-type="float">
            <text:p>5.57</text:p>
          </table:table-cell>
          <table:table-cell office:value-type="float" office:value="1327.65" calcext:value-type="float">
            <text:p>1327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3.18" calcext:value-type="float">
            <text:p>3473.18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6157.06" calcext:value-type="float">
            <text:p>6157.06</text:p>
          </table:table-cell>
          <table:table-cell office:value-type="float" office:value="6692.55" calcext:value-type="float">
            <text:p>6692.55</text:p>
          </table:table-cell>
          <table:table-cell office:value-type="float" office:value="8.01" calcext:value-type="float">
            <text:p>8.01</text:p>
          </table:table-cell>
          <table:table-cell office:value-type="float" office:value="1390.76" calcext:value-type="float">
            <text:p>1390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4.99" calcext:value-type="float">
            <text:p>3504.99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429.2" calcext:value-type="float">
            <text:p>6429.20</text:p>
          </table:table-cell>
          <table:table-cell office:value-type="float" office:value="7138.92" calcext:value-type="float">
            <text:p>7138.92</text:p>
          </table:table-cell>
          <table:table-cell office:value-type="float" office:value="9.96" calcext:value-type="float">
            <text:p>9.96</text:p>
          </table:table-cell>
          <table:table-cell office:value-type="float" office:value="1489.8" calcext:value-type="float">
            <text:p>1489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01" calcext:value-type="float">
            <text:p>3577.0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865.49" calcext:value-type="float">
            <text:p>6865.49</text:p>
          </table:table-cell>
          <table:table-cell office:value-type="float" office:value="7549.97" calcext:value-type="float">
            <text:p>7549.97</text:p>
          </table:table-cell>
          <table:table-cell office:value-type="float" office:value="9.19" calcext:value-type="float">
            <text:p>9.19</text:p>
          </table:table-cell>
          <table:table-cell office:value-type="float" office:value="1583.68" calcext:value-type="float">
            <text:p>1583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9" calcext:value-type="float">
            <text:p>3594.8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8876.86" calcext:value-type="float">
            <text:p>8876.86</text:p>
          </table:table-cell>
          <table:table-cell office:value-type="float" office:value="13713.68" calcext:value-type="float">
            <text:p>13713.68</text:p>
          </table:table-cell>
          <table:table-cell office:value-type="float" office:value="35.3" calcext:value-type="float">
            <text:p>35.30</text:p>
          </table:table-cell>
          <table:table-cell office:value-type="float" office:value="3418.29" calcext:value-type="float">
            <text:p>3418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75" calcext:value-type="float">
            <text:p>3592.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019.27" calcext:value-type="float">
            <text:p>8019.27</text:p>
          </table:table-cell>
          <table:table-cell office:value-type="float" office:value="13503.94" calcext:value-type="float">
            <text:p>13503.94</text:p>
          </table:table-cell>
          <table:table-cell office:value-type="float" office:value="40.75" calcext:value-type="float">
            <text:p>40.75</text:p>
          </table:table-cell>
          <table:table-cell office:value-type="float" office:value="3457.85" calcext:value-type="float">
            <text:p>345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3" calcext:value-type="float">
            <text:p>3595.5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9658.44" calcext:value-type="float">
            <text:p>9658.44</text:p>
          </table:table-cell>
          <table:table-cell office:value-type="float" office:value="15631.72" calcext:value-type="float">
            <text:p>15631.72</text:p>
          </table:table-cell>
          <table:table-cell office:value-type="float" office:value="38.21" calcext:value-type="float">
            <text:p>38.21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3" calcext:value-type="float">
            <text:p>3597.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827.64" calcext:value-type="float">
            <text:p>8827.64</text:p>
          </table:table-cell>
          <table:table-cell office:value-type="float" office:value="11926.9" calcext:value-type="float">
            <text:p>11926.90</text:p>
          </table:table-cell>
          <table:table-cell office:value-type="float" office:value="28.51" calcext:value-type="float">
            <text:p>28.51</text:p>
          </table:table-cell>
          <table:table-cell office:value-type="float" office:value="2724.24" calcext:value-type="float">
            <text:p>2724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32" calcext:value-type="float">
            <text:p>3583.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787.54" calcext:value-type="float">
            <text:p>8787.54</text:p>
          </table:table-cell>
          <table:table-cell office:value-type="float" office:value="9946.54" calcext:value-type="float">
            <text:p>9946.54</text:p>
          </table:table-cell>
          <table:table-cell office:value-type="float" office:value="12.4" calcext:value-type="float">
            <text:p>12.40</text:p>
          </table:table-cell>
          <table:table-cell office:value-type="float" office:value="2108.61" calcext:value-type="float">
            <text:p>2108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23" calcext:value-type="float">
            <text:p>3584.2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2923.26" calcext:value-type="float">
            <text:p>12923.26</text:p>
          </table:table-cell>
          <table:table-cell office:value-type="float" office:value="20687.17" calcext:value-type="float">
            <text:p>20687.17</text:p>
          </table:table-cell>
          <table:table-cell office:value-type="float" office:value="37.53" calcext:value-type="float">
            <text:p>37.53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7" calcext:value-type="float">
            <text:p>3599.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1948.4" calcext:value-type="float">
            <text:p>11948.40</text:p>
          </table:table-cell>
          <table:table-cell office:value-type="float" office:value="18832.33" calcext:value-type="float">
            <text:p>18832.33</text:p>
          </table:table-cell>
          <table:table-cell office:value-type="float" office:value="37.08" calcext:value-type="float">
            <text:p>37.08</text:p>
          </table:table-cell>
          <table:table-cell office:value-type="float" office:value="4771.92" calcext:value-type="float">
            <text:p>4771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8" calcext:value-type="float">
            <text:p>3584.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2832.63" calcext:value-type="float">
            <text:p>12832.63</text:p>
          </table:table-cell>
          <table:table-cell office:value-type="float" office:value="20807.27" calcext:value-type="float">
            <text:p>20807.27</text:p>
          </table:table-cell>
          <table:table-cell office:value-type="float" office:value="38.33" calcext:value-type="float">
            <text:p>38.33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86" calcext:value-type="float">
            <text:p>3591.8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994.4" calcext:value-type="float">
            <text:p>11994.40</text:p>
          </table:table-cell>
          <table:table-cell office:value-type="float" office:value="18037.72" calcext:value-type="float">
            <text:p>18037.72</text:p>
          </table:table-cell>
          <table:table-cell office:value-type="float" office:value="34.93" calcext:value-type="float">
            <text:p>34.93</text:p>
          </table:table-cell>
          <table:table-cell office:value-type="float" office:value="4484.23" calcext:value-type="float">
            <text:p>4484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33" calcext:value-type="float">
            <text:p>3586.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2062.22" calcext:value-type="float">
            <text:p>12062.22</text:p>
          </table:table-cell>
          <table:table-cell office:value-type="float" office:value="20376.65" calcext:value-type="float">
            <text:p>20376.65</text:p>
          </table:table-cell>
          <table:table-cell office:value-type="float" office:value="40.8" calcext:value-type="float">
            <text:p>40.8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2" calcext:value-type="float">
            <text:p>3598.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44.76" calcext:value-type="float">
            <text:p>1444.76</text:p>
          </table:table-cell>
          <table:table-cell office:value-type="float" office:value="0" calcext:value-type="float">
            <text:p>0.00</text:p>
          </table:table-cell>
          <table:table-cell office:value-type="float" office:value="300.52" calcext:value-type="float">
            <text:p>300.52</text:p>
          </table:table-cell>
          <table:table-cell office:value-type="float" office:value="11.12" calcext:value-type="float">
            <text:p>11.12</text:p>
          </table:table-cell>
          <table:table-cell office:value-type="float" office:value="7.55" calcext:value-type="float">
            <text:p>7.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33" calcext:value-type="float">
            <text:p>1252.33</text:p>
          </table:table-cell>
          <table:table-cell office:value-type="float" office:value="0" calcext:value-type="float">
            <text:p>0.00</text:p>
          </table:table-cell>
          <table:table-cell office:value-type="float" office:value="266.94" calcext:value-type="float">
            <text:p>266.94</text:p>
          </table:table-cell>
          <table:table-cell office:value-type="float" office:value="80.68" calcext:value-type="float">
            <text:p>80.68</text:p>
          </table:table-cell>
          <table:table-cell office:value-type="float" office:value="71.08" calcext:value-type="float">
            <text:p>71.08</text:p>
          </table:table-cell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35.51" calcext:value-type="float">
            <text:p>3135.51</text:p>
          </table:table-cell>
          <table:table-cell office:value-type="float" office:value="3251.17" calcext:value-type="float">
            <text:p>3251.17</text:p>
          </table:table-cell>
          <table:table-cell office:value-type="float" office:value="3.56" calcext:value-type="float">
            <text:p>3.56</text:p>
          </table:table-cell>
          <table:table-cell office:value-type="float" office:value="638.44" calcext:value-type="float">
            <text:p>638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15" calcext:value-type="float">
            <text:p>3578.15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1.5_1</text:p>
          </table:table-cell>
          <table:table-cell office:value-type="string" calcext:value-type="string">
            <text:p>TL</text:p>
          </table:table-cell>
          <table:table-cell office:value-type="float" office:value="2304.84" calcext:value-type="float">
            <text:p>2304.84</text:p>
          </table:table-cell>
          <table:table-cell office:value-type="float" office:value="2501.2" calcext:value-type="float">
            <text:p>2501.20</text:p>
          </table:table-cell>
          <table:table-cell office:value-type="float" office:value="7.87" calcext:value-type="float">
            <text:p>7.87</text:p>
          </table:table-cell>
          <table:table-cell office:value-type="float" office:value="503.58" calcext:value-type="float">
            <text:p>503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" calcext:value-type="float">
            <text:p>3594.8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2_1</text:p>
          </table:table-cell>
          <table:table-cell office:value-type="string" calcext:value-type="string">
            <text:p>TL</text:p>
          </table:table-cell>
          <table:table-cell office:value-type="float" office:value="1779.72" calcext:value-type="float">
            <text:p>1779.72</text:p>
          </table:table-cell>
          <table:table-cell office:value-type="float" office:value="1809.24" calcext:value-type="float">
            <text:p>1809.24</text:p>
          </table:table-cell>
          <table:table-cell office:value-type="float" office:value="1.63" calcext:value-type="float">
            <text:p>1.63</text:p>
          </table:table-cell>
          <table:table-cell office:value-type="float" office:value="353.13" calcext:value-type="float">
            <text:p>353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827.1" calcext:value-type="float">
            <text:p>827.10</text:p>
          </table:table-cell>
          <table:table-cell office:value-type="float" office:value="5527" calcext:value-type="float">
            <text:p>5527</text:p>
          </table:table-cell>
          <table:table-cell office:value-type="float" office:value="5526" calcext:value-type="float">
            <text:p>55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38.02" calcext:value-type="float">
            <text:p>1538.02</text:p>
          </table:table-cell>
          <table:table-cell office:value-type="float" office:value="0" calcext:value-type="float">
            <text:p>0.00</text:p>
          </table:table-cell>
          <table:table-cell office:value-type="float" office:value="314.16" calcext:value-type="float">
            <text:p>314.16</text:p>
          </table:table-cell>
          <table:table-cell office:value-type="float" office:value="414.13" calcext:value-type="float">
            <text:p>414.13</text:p>
          </table:table-cell>
          <table:table-cell office:value-type="float" office:value="391.74" calcext:value-type="float">
            <text:p>391.74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1968.06" calcext:value-type="float">
            <text:p>1968.06</text:p>
          </table:table-cell>
          <table:table-cell office:value-type="float" office:value="2079.79" calcext:value-type="float">
            <text:p>2079.79</text:p>
          </table:table-cell>
          <table:table-cell office:value-type="float" office:value="5.37" calcext:value-type="float">
            <text:p>5.37</text:p>
          </table:table-cell>
          <table:table-cell office:value-type="float" office:value="425.48" calcext:value-type="float">
            <text:p>425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4.59" calcext:value-type="float">
            <text:p>3514.59</text:p>
          </table:table-cell>
          <table:table-cell office:value-type="float" office:value="1271" calcext:value-type="float">
            <text:p>1271</text:p>
          </table:table-cell>
          <table:table-cell office:value-type="float" office:value="1268" calcext:value-type="float">
            <text:p>12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1</text:p>
          </table:table-cell>
          <table:table-cell office:value-type="string" calcext:value-type="string">
            <text:p>TL</text:p>
          </table:table-cell>
          <table:table-cell office:value-type="float" office:value="1322.81" calcext:value-type="float">
            <text:p>1322.81</text:p>
          </table:table-cell>
          <table:table-cell office:value-type="float" office:value="1337.69" calcext:value-type="float">
            <text:p>1337.69</text:p>
          </table:table-cell>
          <table:table-cell office:value-type="float" office:value="1.11" calcext:value-type="float">
            <text:p>1.11</text:p>
          </table:table-cell>
          <table:table-cell office:value-type="float" office:value="268.78" calcext:value-type="float">
            <text:p>268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1013.44" calcext:value-type="float">
            <text:p>1013.44</text:p>
          </table:table-cell>
          <table:table-cell office:value-type="float" office:value="9809" calcext:value-type="float">
            <text:p>9809</text:p>
          </table:table-cell>
          <table:table-cell office:value-type="float" office:value="9805" calcext:value-type="float">
            <text:p>98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2923.87" calcext:value-type="float">
            <text:p>2923.87</text:p>
          </table:table-cell>
          <table:table-cell office:value-type="float" office:value="2952.81" calcext:value-type="float">
            <text:p>2952.81</text:p>
          </table:table-cell>
          <table:table-cell office:value-type="float" office:value="0.98" calcext:value-type="float">
            <text:p>0.98</text:p>
          </table:table-cell>
          <table:table-cell office:value-type="float" office:value="652.91" calcext:value-type="float">
            <text:p>652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606.71" calcext:value-type="float">
            <text:p>606.71</text:p>
          </table:table-cell>
          <table:table-cell office:value-type="float" office:value="3268" calcext:value-type="float">
            <text:p>3268</text:p>
          </table:table-cell>
          <table:table-cell office:value-type="float" office:value="3262" calcext:value-type="float">
            <text:p>32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424.01" calcext:value-type="float">
            <text:p>3424.01</text:p>
          </table:table-cell>
          <table:table-cell office:value-type="float" office:value="3627.99" calcext:value-type="float">
            <text:p>3627.99</text:p>
          </table:table-cell>
          <table:table-cell office:value-type="float" office:value="5.63" calcext:value-type="float">
            <text:p>5.63</text:p>
          </table:table-cell>
          <table:table-cell office:value-type="float" office:value="775.39" calcext:value-type="float">
            <text:p>775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913.54" calcext:value-type="float">
            <text:p>913.54</text:p>
          </table:table-cell>
          <table:table-cell table:number-columns-repeated="2" office:value-type="float" office:value="3045" calcext:value-type="float">
            <text:p>304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03.9" calcext:value-type="float">
            <text:p>2503.90</text:p>
          </table:table-cell>
          <table:table-cell office:value-type="float" office:value="0" calcext:value-type="float">
            <text:p>0.00</text:p>
          </table:table-cell>
          <table:table-cell office:value-type="float" office:value="530.99" calcext:value-type="float">
            <text:p>530.99</text:p>
          </table:table-cell>
          <table:table-cell office:value-type="float" office:value="82.74" calcext:value-type="float">
            <text:p>82.74</text:p>
          </table:table-cell>
          <table:table-cell office:value-type="float" office:value="19.37" calcext:value-type="float">
            <text:p>19.3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60.04" calcext:value-type="float">
            <text:p>3160.04</text:p>
          </table:table-cell>
          <table:table-cell office:value-type="float" office:value="0" calcext:value-type="float">
            <text:p>0.00</text:p>
          </table:table-cell>
          <table:table-cell office:value-type="float" office:value="699.16" calcext:value-type="float">
            <text:p>699.16</text:p>
          </table:table-cell>
          <table:table-cell office:value-type="float" office:value="1090.99" calcext:value-type="float">
            <text:p>1090.99</text:p>
          </table:table-cell>
          <table:table-cell office:value-type="float" office:value="65.91" calcext:value-type="float">
            <text:p>65.9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173.4" calcext:value-type="float">
            <text:p>3173.40</text:p>
          </table:table-cell>
          <table:table-cell office:value-type="float" office:value="3198.7" calcext:value-type="float">
            <text:p>3198.70</text:p>
          </table:table-cell>
          <table:table-cell office:value-type="float" office:value="0.79" calcext:value-type="float">
            <text:p>0.79</text:p>
          </table:table-cell>
          <table:table-cell office:value-type="float" office:value="672.28" calcext:value-type="float">
            <text:p>672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2258.24" calcext:value-type="float">
            <text:p>2258.24</text:p>
          </table:table-cell>
          <table:table-cell table:number-columns-repeated="2" office:value-type="float" office:value="3468" calcext:value-type="float">
            <text:p>34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099.54" calcext:value-type="float">
            <text:p>4099.54</text:p>
          </table:table-cell>
          <table:table-cell office:value-type="float" office:value="8663.26" calcext:value-type="float">
            <text:p>8663.26</text:p>
          </table:table-cell>
          <table:table-cell office:value-type="float" office:value="52.68" calcext:value-type="float">
            <text:p>52.68</text:p>
          </table:table-cell>
          <table:table-cell office:value-type="float" office:value="2513.05" calcext:value-type="float">
            <text:p>251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4" calcext:value-type="float">
            <text:p>3599.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116.31" calcext:value-type="float">
            <text:p>5116.31</text:p>
          </table:table-cell>
          <table:table-cell office:value-type="float" office:value="5685.69" calcext:value-type="float">
            <text:p>5685.69</text:p>
          </table:table-cell>
          <table:table-cell office:value-type="float" office:value="10.05" calcext:value-type="float">
            <text:p>10.05</text:p>
          </table:table-cell>
          <table:table-cell office:value-type="float" office:value="1220.95" calcext:value-type="float">
            <text:p>1220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2.27" calcext:value-type="float">
            <text:p>3472.27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318.57" calcext:value-type="float">
            <text:p>4318.57</text:p>
          </table:table-cell>
          <table:table-cell office:value-type="float" office:value="4641.66" calcext:value-type="float">
            <text:p>4641.66</text:p>
          </table:table-cell>
          <table:table-cell office:value-type="float" office:value="6.96" calcext:value-type="float">
            <text:p>6.96</text:p>
          </table:table-cell>
          <table:table-cell office:value-type="float" office:value="1000.97" calcext:value-type="float">
            <text:p>1000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1603.99" calcext:value-type="float">
            <text:p>1603.99</text:p>
          </table:table-cell>
          <table:table-cell office:value-type="float" office:value="1669" calcext:value-type="float">
            <text:p>1669</text:p>
          </table:table-cell>
          <table:table-cell office:value-type="float" office:value="1667" calcext:value-type="float">
            <text:p>166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606.92" calcext:value-type="float">
            <text:p>4606.92</text:p>
          </table:table-cell>
          <table:table-cell office:value-type="float" office:value="4880.57" calcext:value-type="float">
            <text:p>4880.57</text:p>
          </table:table-cell>
          <table:table-cell office:value-type="float" office:value="5.62" calcext:value-type="float">
            <text:p>5.62</text:p>
          </table:table-cell>
          <table:table-cell office:value-type="float" office:value="1010.37" calcext:value-type="float">
            <text:p>1010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7.37" calcext:value-type="float">
            <text:p>3397.37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857.62" calcext:value-type="float">
            <text:p>5857.62</text:p>
          </table:table-cell>
          <table:table-cell office:value-type="float" office:value="6565.62" calcext:value-type="float">
            <text:p>6565.62</text:p>
          </table:table-cell>
          <table:table-cell office:value-type="float" office:value="10.79" calcext:value-type="float">
            <text:p>10.79</text:p>
          </table:table-cell>
          <table:table-cell office:value-type="float" office:value="1340.02" calcext:value-type="float">
            <text:p>1340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9.19" calcext:value-type="float">
            <text:p>3539.1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5758.78" calcext:value-type="float">
            <text:p>5758.78</text:p>
          </table:table-cell>
          <table:table-cell office:value-type="float" office:value="12034.11" calcext:value-type="float">
            <text:p>12034.11</text:p>
          </table:table-cell>
          <table:table-cell office:value-type="float" office:value="56.58" calcext:value-type="float">
            <text:p>56.58</text:p>
          </table:table-cell>
          <table:table-cell office:value-type="float" office:value="3379.87" calcext:value-type="float">
            <text:p>3379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2" calcext:value-type="float">
            <text:p>3595.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5906.93" calcext:value-type="float">
            <text:p>5906.93</text:p>
          </table:table-cell>
          <table:table-cell office:value-type="float" office:value="9799.38" calcext:value-type="float">
            <text:p>9799.38</text:p>
          </table:table-cell>
          <table:table-cell office:value-type="float" office:value="40.44" calcext:value-type="float">
            <text:p>40.44</text:p>
          </table:table-cell>
          <table:table-cell office:value-type="float" office:value="2409.2" calcext:value-type="float">
            <text:p>2409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12" calcext:value-type="float">
            <text:p>3579.1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161.69" calcext:value-type="float">
            <text:p>6161.69</text:p>
          </table:table-cell>
          <table:table-cell office:value-type="float" office:value="12718.79" calcext:value-type="float">
            <text:p>12718.79</text:p>
          </table:table-cell>
          <table:table-cell office:value-type="float" office:value="55.37" calcext:value-type="float">
            <text:p>55.37</text:p>
          </table:table-cell>
          <table:table-cell office:value-type="float" office:value="3591.91" calcext:value-type="float">
            <text:p>3591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144.02" calcext:value-type="float">
            <text:p>7144.02</text:p>
          </table:table-cell>
          <table:table-cell office:value-type="float" office:value="11751.56" calcext:value-type="float">
            <text:p>11751.56</text:p>
          </table:table-cell>
          <table:table-cell office:value-type="float" office:value="39.26" calcext:value-type="float">
            <text:p>39.26</text:p>
          </table:table-cell>
          <table:table-cell office:value-type="float" office:value="3036.47" calcext:value-type="float">
            <text:p>3036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78" calcext:value-type="float">
            <text:p>3588.7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199.23" calcext:value-type="float">
            <text:p>7199.23</text:p>
          </table:table-cell>
          <table:table-cell office:value-type="float" office:value="10241.87" calcext:value-type="float">
            <text:p>10241.87</text:p>
          </table:table-cell>
          <table:table-cell office:value-type="float" office:value="32.28" calcext:value-type="float">
            <text:p>32.28</text:p>
          </table:table-cell>
          <table:table-cell office:value-type="float" office:value="2521.93" calcext:value-type="float">
            <text:p>2521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15.37" calcext:value-type="float">
            <text:p>3415.3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238.3" calcext:value-type="float">
            <text:p>9238.30</text:p>
          </table:table-cell>
          <table:table-cell office:value-type="float" office:value="18746.83" calcext:value-type="float">
            <text:p>18746.83</text:p>
          </table:table-cell>
          <table:table-cell office:value-type="float" office:value="50.72" calcext:value-type="float">
            <text:p>50.72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2" calcext:value-type="float">
            <text:p>3596.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394.2" calcext:value-type="float">
            <text:p>9394.20</text:p>
          </table:table-cell>
          <table:table-cell office:value-type="float" office:value="18782.95" calcext:value-type="float">
            <text:p>18782.95</text:p>
          </table:table-cell>
          <table:table-cell office:value-type="float" office:value="49.99" calcext:value-type="float">
            <text:p>49.99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8" calcext:value-type="float">
            <text:p>3597.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0221.28" calcext:value-type="float">
            <text:p>10221.28</text:p>
          </table:table-cell>
          <table:table-cell office:value-type="float" office:value="19610.41" calcext:value-type="float">
            <text:p>19610.41</text:p>
          </table:table-cell>
          <table:table-cell office:value-type="float" office:value="47.88" calcext:value-type="float">
            <text:p>47.88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1" calcext:value-type="float">
            <text:p>3599.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8532.41" calcext:value-type="float">
            <text:p>8532.41</text:p>
          </table:table-cell>
          <table:table-cell office:value-type="float" office:value="16073.09" calcext:value-type="float">
            <text:p>16073.09</text:p>
          </table:table-cell>
          <table:table-cell office:value-type="float" office:value="46.95" calcext:value-type="float">
            <text:p>46.95</text:p>
          </table:table-cell>
          <table:table-cell office:value-type="float" office:value="4428.89" calcext:value-type="float">
            <text:p>4428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22" calcext:value-type="float">
            <text:p>3584.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8076.33" calcext:value-type="float">
            <text:p>8076.33</text:p>
          </table:table-cell>
          <table:table-cell office:value-type="float" office:value="18326.87" calcext:value-type="float">
            <text:p>18326.87</text:p>
          </table:table-cell>
          <table:table-cell office:value-type="float" office:value="55.93" calcext:value-type="float">
            <text:p>55.93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9" calcext:value-type="float">
            <text:p>3595.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59.74" calcext:value-type="float">
            <text:p>959.74</text:p>
          </table:table-cell>
          <table:table-cell office:value-type="float" office:value="0" calcext:value-type="float">
            <text:p>0.00</text:p>
          </table:table-cell>
          <table:table-cell office:value-type="float" office:value="203.24" calcext:value-type="float">
            <text:p>203.24</text:p>
          </table:table-cell>
          <table:table-cell office:value-type="float" office:value="1.94" calcext:value-type="float">
            <text:p>1.94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2.5_1</text:p>
          </table:table-cell>
          <table:table-cell office:value-type="string" calcext:value-type="string">
            <text:p>TL</text:p>
          </table:table-cell>
          <table:table-cell office:value-type="float" office:value="857.46" calcext:value-type="float">
            <text:p>857.46</text:p>
          </table:table-cell>
          <table:table-cell office:value-type="float" office:value="864.99" calcext:value-type="float">
            <text:p>864.99</text:p>
          </table:table-cell>
          <table:table-cell office:value-type="float" office:value="0.87" calcext:value-type="float">
            <text:p>0.87</text:p>
          </table:table-cell>
          <table:table-cell office:value-type="float" office:value="173.85" calcext:value-type="float">
            <text:p>173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600.21" calcext:value-type="float">
            <text:p>600.21</text:p>
          </table:table-cell>
          <table:table-cell office:value-type="float" office:value="9235" calcext:value-type="float">
            <text:p>9235</text:p>
          </table:table-cell>
          <table:table-cell office:value-type="float" office:value="9234" calcext:value-type="float">
            <text:p>92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436.67" calcext:value-type="float">
            <text:p>2436.67</text:p>
          </table:table-cell>
          <table:table-cell office:value-type="float" office:value="2603.32" calcext:value-type="float">
            <text:p>2603.32</text:p>
          </table:table-cell>
          <table:table-cell office:value-type="float" office:value="6.41" calcext:value-type="float">
            <text:p>6.41</text:p>
          </table:table-cell>
          <table:table-cell office:value-type="float" office:value="514.44" calcext:value-type="float">
            <text:p>514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72" calcext:value-type="float">
            <text:p>3579.72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54.8" calcext:value-type="float">
            <text:p>1854.80</text:p>
          </table:table-cell>
          <table:table-cell office:value-type="float" office:value="0" calcext:value-type="float">
            <text:p>0.00</text:p>
          </table:table-cell>
          <table:table-cell office:value-type="float" office:value="381.24" calcext:value-type="float">
            <text:p>381.24</text:p>
          </table:table-cell>
          <table:table-cell office:value-type="float" office:value="24.42" calcext:value-type="float">
            <text:p>24.42</text:p>
          </table:table-cell>
          <table:table-cell office:value-type="float" office:value="8.5" calcext:value-type="float">
            <text:p>8.5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41" calcext:value-type="float">
            <text:p>1252.41</text:p>
          </table:table-cell>
          <table:table-cell office:value-type="float" office:value="0" calcext:value-type="float">
            <text:p>0.00</text:p>
          </table:table-cell>
          <table:table-cell office:value-type="float" office:value="266.43" calcext:value-type="float">
            <text:p>266.43</text:p>
          </table:table-cell>
          <table:table-cell office:value-type="float" office:value="605.81" calcext:value-type="float">
            <text:p>605.81</text:p>
          </table:table-cell>
          <table:table-cell office:value-type="float" office:value="602.41" calcext:value-type="float">
            <text:p>602.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34.4" calcext:value-type="float">
            <text:p>1134.40</text:p>
          </table:table-cell>
          <table:table-cell office:value-type="float" office:value="0" calcext:value-type="float">
            <text:p>0.00</text:p>
          </table:table-cell>
          <table:table-cell office:value-type="float" office:value="233.32" calcext:value-type="float">
            <text:p>233.32</text:p>
          </table:table-cell>
          <table:table-cell office:value-type="float" office:value="68.26" calcext:value-type="float">
            <text:p>68.26</text:p>
          </table:table-cell>
          <table:table-cell office:value-type="float" office:value="57.01" calcext:value-type="float">
            <text:p>57.01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451.62" calcext:value-type="float">
            <text:p>2451.62</text:p>
          </table:table-cell>
          <table:table-cell office:value-type="float" office:value="0" calcext:value-type="float">
            <text:p>0.00</text:p>
          </table:table-cell>
          <table:table-cell office:value-type="float" office:value="492.59" calcext:value-type="float">
            <text:p>492.59</text:p>
          </table:table-cell>
          <table:table-cell office:value-type="float" office:value="135.4" calcext:value-type="float">
            <text:p>135.40</text:p>
          </table:table-cell>
          <table:table-cell office:value-type="float" office:value="112.41" calcext:value-type="float">
            <text:p>112.41</text:p>
          </table:table-cell>
          <table:table-cell office:value-type="float" office:value="770" calcext:value-type="float">
            <text:p>770</text:p>
          </table:table-cell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1</text:p>
          </table:table-cell>
          <table:table-cell office:value-type="string" calcext:value-type="string">
            <text:p>TL</text:p>
          </table:table-cell>
          <table:table-cell office:value-type="float" office:value="1920.76" calcext:value-type="float">
            <text:p>1920.76</text:p>
          </table:table-cell>
          <table:table-cell office:value-type="float" office:value="1962.19" calcext:value-type="float">
            <text:p>1962.19</text:p>
          </table:table-cell>
          <table:table-cell office:value-type="float" office:value="2.11" calcext:value-type="float">
            <text:p>2.11</text:p>
          </table:table-cell>
          <table:table-cell office:value-type="float" office:value="387" calcext:value-type="float">
            <text:p>387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8.07" calcext:value-type="float">
            <text:p>3398.07</text:p>
          </table:table-cell>
          <table:table-cell office:value-type="float" office:value="804" calcext:value-type="float">
            <text:p>804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15.52" calcext:value-type="float">
            <text:p>4015.52</text:p>
          </table:table-cell>
          <table:table-cell office:value-type="float" office:value="0" calcext:value-type="float">
            <text:p>0.00</text:p>
          </table:table-cell>
          <table:table-cell office:value-type="float" office:value="835.69" calcext:value-type="float">
            <text:p>835.69</text:p>
          </table:table-cell>
          <table:table-cell office:value-type="float" office:value="889.77" calcext:value-type="float">
            <text:p>889.77</text:p>
          </table:table-cell>
          <table:table-cell office:value-type="float" office:value="685.38" calcext:value-type="float">
            <text:p>685.38</text:p>
          </table:table-cell>
          <table:table-cell office:value-type="float" office:value="2206" calcext:value-type="float">
            <text:p>2206</text:p>
          </table:table-cell>
          <table:table-cell office:value-type="float" office:value="2205" calcext:value-type="float">
            <text:p>22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617.94" calcext:value-type="float">
            <text:p>3617.94</text:p>
          </table:table-cell>
          <table:table-cell office:value-type="float" office:value="3620.52" calcext:value-type="float">
            <text:p>3620.52</text:p>
          </table:table-cell>
          <table:table-cell office:value-type="float" office:value="0.07" calcext:value-type="float">
            <text:p>0.07</text:p>
          </table:table-cell>
          <table:table-cell office:value-type="float" office:value="746.03" calcext:value-type="float">
            <text:p>746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1124.48" calcext:value-type="float">
            <text:p>1124.48</text:p>
          </table:table-cell>
          <table:table-cell table:number-columns-repeated="2" office:value-type="float" office:value="4035" calcext:value-type="float">
            <text:p>40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40.39" calcext:value-type="float">
            <text:p>3540.39</text:p>
          </table:table-cell>
          <table:table-cell office:value-type="float" office:value="0" calcext:value-type="float">
            <text:p>0.00</text:p>
          </table:table-cell>
          <table:table-cell office:value-type="float" office:value="724.87" calcext:value-type="float">
            <text:p>724.87</text:p>
          </table:table-cell>
          <table:table-cell office:value-type="float" office:value="2085.65" calcext:value-type="float">
            <text:p>2085.65</text:p>
          </table:table-cell>
          <table:table-cell office:value-type="float" office:value="1593.79" calcext:value-type="float">
            <text:p>1593.79</text:p>
          </table:table-cell>
          <table:table-cell office:value-type="float" office:value="515" calcext:value-type="float">
            <text:p>515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725.43" calcext:value-type="float">
            <text:p>3725.43</text:p>
          </table:table-cell>
          <table:table-cell office:value-type="float" office:value="3826.93" calcext:value-type="float">
            <text:p>3826.93</text:p>
          </table:table-cell>
          <table:table-cell office:value-type="float" office:value="2.66" calcext:value-type="float">
            <text:p>2.66</text:p>
          </table:table-cell>
          <table:table-cell office:value-type="float" office:value="797.87" calcext:value-type="float">
            <text:p>79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1352.56" calcext:value-type="float">
            <text:p>1352.56</text:p>
          </table:table-cell>
          <table:table-cell office:value-type="float" office:value="359" calcext:value-type="float">
            <text:p>359</text:p>
          </table:table-cell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587.99" calcext:value-type="float">
            <text:p>3587.99</text:p>
          </table:table-cell>
          <table:table-cell office:value-type="float" office:value="3620.38" calcext:value-type="float">
            <text:p>3620.38</text:p>
          </table:table-cell>
          <table:table-cell office:value-type="float" office:value="0.89" calcext:value-type="float">
            <text:p>0.89</text:p>
          </table:table-cell>
          <table:table-cell office:value-type="float" office:value="747.27" calcext:value-type="float">
            <text:p>747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1603.87" calcext:value-type="float">
            <text:p>1603.87</text:p>
          </table:table-cell>
          <table:table-cell office:value-type="float" office:value="2462" calcext:value-type="float">
            <text:p>2462</text:p>
          </table:table-cell>
          <table:table-cell office:value-type="float" office:value="2461" calcext:value-type="float">
            <text:p>246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53.63" calcext:value-type="float">
            <text:p>5953.63</text:p>
          </table:table-cell>
          <table:table-cell office:value-type="float" office:value="6413.25" calcext:value-type="float">
            <text:p>6413.25</text:p>
          </table:table-cell>
          <table:table-cell office:value-type="float" office:value="7.32" calcext:value-type="float">
            <text:p>7.32</text:p>
          </table:table-cell>
          <table:table-cell office:value-type="float" office:value="1334.17" calcext:value-type="float">
            <text:p>1334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38" calcext:value-type="float">
            <text:p>3579.3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219.14" calcext:value-type="float">
            <text:p>6219.14</text:p>
          </table:table-cell>
          <table:table-cell office:value-type="float" office:value="6633.99" calcext:value-type="float">
            <text:p>6633.99</text:p>
          </table:table-cell>
          <table:table-cell office:value-type="float" office:value="6.25" calcext:value-type="float">
            <text:p>6.25</text:p>
          </table:table-cell>
          <table:table-cell office:value-type="float" office:value="1394.74" calcext:value-type="float">
            <text:p>139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3.7" calcext:value-type="float">
            <text:p>3483.70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7419.78" calcext:value-type="float">
            <text:p>7419.78</text:p>
          </table:table-cell>
          <table:table-cell office:value-type="float" office:value="9226.02" calcext:value-type="float">
            <text:p>9226.02</text:p>
          </table:table-cell>
          <table:table-cell office:value-type="float" office:value="19.69" calcext:value-type="float">
            <text:p>19.69</text:p>
          </table:table-cell>
          <table:table-cell office:value-type="float" office:value="2061.85" calcext:value-type="float">
            <text:p>2061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45" calcext:value-type="float">
            <text:p>3597.4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930.81" calcext:value-type="float">
            <text:p>5930.81</text:p>
          </table:table-cell>
          <table:table-cell office:value-type="float" office:value="9380.26" calcext:value-type="float">
            <text:p>9380.26</text:p>
          </table:table-cell>
          <table:table-cell office:value-type="float" office:value="36.77" calcext:value-type="float">
            <text:p>36.77</text:p>
          </table:table-cell>
          <table:table-cell office:value-type="float" office:value="2449.73" calcext:value-type="float">
            <text:p>244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5" calcext:value-type="float">
            <text:p>3599.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7007.91" calcext:value-type="float">
            <text:p>7007.91</text:p>
          </table:table-cell>
          <table:table-cell office:value-type="float" office:value="7448.13" calcext:value-type="float">
            <text:p>7448.13</text:p>
          </table:table-cell>
          <table:table-cell office:value-type="float" office:value="5.96" calcext:value-type="float">
            <text:p>5.96</text:p>
          </table:table-cell>
          <table:table-cell office:value-type="float" office:value="1528" calcext:value-type="float">
            <text:p>1528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72" calcext:value-type="float">
            <text:p>3577.7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845.63" calcext:value-type="float">
            <text:p>9845.63</text:p>
          </table:table-cell>
          <table:table-cell office:value-type="float" office:value="15299.05" calcext:value-type="float">
            <text:p>15299.05</text:p>
          </table:table-cell>
          <table:table-cell office:value-type="float" office:value="35.65" calcext:value-type="float">
            <text:p>35.65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1" calcext:value-type="float">
            <text:p>3597.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0216.24" calcext:value-type="float">
            <text:p>10216.24</text:p>
          </table:table-cell>
          <table:table-cell office:value-type="float" office:value="15609.43" calcext:value-type="float">
            <text:p>15609.43</text:p>
          </table:table-cell>
          <table:table-cell office:value-type="float" office:value="34.55" calcext:value-type="float">
            <text:p>34.55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2" calcext:value-type="float">
            <text:p>3598.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0429.9" calcext:value-type="float">
            <text:p>10429.90</text:p>
          </table:table-cell>
          <table:table-cell office:value-type="float" office:value="15968.8" calcext:value-type="float">
            <text:p>15968.80</text:p>
          </table:table-cell>
          <table:table-cell office:value-type="float" office:value="34.69" calcext:value-type="float">
            <text:p>34.69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" calcext:value-type="float">
            <text:p>3599.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658.44" calcext:value-type="float">
            <text:p>8658.44</text:p>
          </table:table-cell>
          <table:table-cell office:value-type="float" office:value="14003.17" calcext:value-type="float">
            <text:p>14003.17</text:p>
          </table:table-cell>
          <table:table-cell office:value-type="float" office:value="38.27" calcext:value-type="float">
            <text:p>38.27</text:p>
          </table:table-cell>
          <table:table-cell office:value-type="float" office:value="3624.62" calcext:value-type="float">
            <text:p>3624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9" calcext:value-type="float">
            <text:p>3596.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9518.58" calcext:value-type="float">
            <text:p>9518.58</text:p>
          </table:table-cell>
          <table:table-cell office:value-type="float" office:value="14814.77" calcext:value-type="float">
            <text:p>14814.77</text:p>
          </table:table-cell>
          <table:table-cell office:value-type="float" office:value="38.49" calcext:value-type="float">
            <text:p>38.49</text:p>
          </table:table-cell>
          <table:table-cell office:value-type="float" office:value="3760.69" calcext:value-type="float">
            <text:p>3760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9" calcext:value-type="float">
            <text:p>3595.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3205.18" calcext:value-type="float">
            <text:p>13205.18</text:p>
          </table:table-cell>
          <table:table-cell office:value-type="float" office:value="20778.28" calcext:value-type="float">
            <text:p>20778.28</text:p>
          </table:table-cell>
          <table:table-cell office:value-type="float" office:value="36.45" calcext:value-type="float">
            <text:p>36.45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8" calcext:value-type="float">
            <text:p>3595.8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2102.26" calcext:value-type="float">
            <text:p>12102.26</text:p>
          </table:table-cell>
          <table:table-cell office:value-type="float" office:value="20247.41" calcext:value-type="float">
            <text:p>20247.41</text:p>
          </table:table-cell>
          <table:table-cell office:value-type="float" office:value="40.23" calcext:value-type="float">
            <text:p>40.23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08" calcext:value-type="float">
            <text:p>3594.0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3021.87" calcext:value-type="float">
            <text:p>13021.87</text:p>
          </table:table-cell>
          <table:table-cell office:value-type="float" office:value="20903.94" calcext:value-type="float">
            <text:p>20903.94</text:p>
          </table:table-cell>
          <table:table-cell office:value-type="float" office:value="37.71" calcext:value-type="float">
            <text:p>37.71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81" calcext:value-type="float">
            <text:p>3585.8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937.09" calcext:value-type="float">
            <text:p>11937.09</text:p>
          </table:table-cell>
          <table:table-cell office:value-type="float" office:value="19937.56" calcext:value-type="float">
            <text:p>19937.56</text:p>
          </table:table-cell>
          <table:table-cell office:value-type="float" office:value="40.13" calcext:value-type="float">
            <text:p>40.13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62" calcext:value-type="float">
            <text:p>3593.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3329.79" calcext:value-type="float">
            <text:p>13329.79</text:p>
          </table:table-cell>
          <table:table-cell office:value-type="float" office:value="20975.19" calcext:value-type="float">
            <text:p>20975.19</text:p>
          </table:table-cell>
          <table:table-cell office:value-type="float" office:value="36.45" calcext:value-type="float">
            <text:p>36.45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7" calcext:value-type="float">
            <text:p>3596.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60.5" calcext:value-type="float">
            <text:p>1460.50</text:p>
          </table:table-cell>
          <table:table-cell office:value-type="float" office:value="0" calcext:value-type="float">
            <text:p>0.00</text:p>
          </table:table-cell>
          <table:table-cell office:value-type="float" office:value="304.05" calcext:value-type="float">
            <text:p>304.05</text:p>
          </table:table-cell>
          <table:table-cell office:value-type="float" office:value="63.14" calcext:value-type="float">
            <text:p>63.14</text:p>
          </table:table-cell>
          <table:table-cell office:value-type="float" office:value="57.25" calcext:value-type="float">
            <text:p>57.25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52.02" calcext:value-type="float">
            <text:p>1152.02</text:p>
          </table:table-cell>
          <table:table-cell office:value-type="float" office:value="0" calcext:value-type="float">
            <text:p>0.00</text:p>
          </table:table-cell>
          <table:table-cell office:value-type="float" office:value="232.79" calcext:value-type="float">
            <text:p>232.79</text:p>
          </table:table-cell>
          <table:table-cell office:value-type="float" office:value="871.47" calcext:value-type="float">
            <text:p>871.47</text:p>
          </table:table-cell>
          <table:table-cell office:value-type="float" office:value="839.2" calcext:value-type="float">
            <text:p>839.20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22.06" calcext:value-type="float">
            <text:p>3222.06</text:p>
          </table:table-cell>
          <table:table-cell office:value-type="float" office:value="3374.27" calcext:value-type="float">
            <text:p>3374.27</text:p>
          </table:table-cell>
          <table:table-cell office:value-type="float" office:value="4.52" calcext:value-type="float">
            <text:p>4.52</text:p>
          </table:table-cell>
          <table:table-cell office:value-type="float" office:value="669.87" calcext:value-type="float">
            <text:p>669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3" calcext:value-type="float">
            <text:p>3596.0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1.5_1</text:p>
          </table:table-cell>
          <table:table-cell office:value-type="string" calcext:value-type="string">
            <text:p>TL</text:p>
          </table:table-cell>
          <table:table-cell office:value-type="float" office:value="2255.52" calcext:value-type="float">
            <text:p>2255.52</text:p>
          </table:table-cell>
          <table:table-cell office:value-type="float" office:value="2601.32" calcext:value-type="float">
            <text:p>2601.32</text:p>
          </table:table-cell>
          <table:table-cell office:value-type="float" office:value="13.9" calcext:value-type="float">
            <text:p>13.90</text:p>
          </table:table-cell>
          <table:table-cell office:value-type="float" office:value="542.44" calcext:value-type="float">
            <text:p>542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2" calcext:value-type="float">
            <text:p>3599.5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2_1</text:p>
          </table:table-cell>
          <table:table-cell office:value-type="string" calcext:value-type="string">
            <text:p>TL</text:p>
          </table:table-cell>
          <table:table-cell office:value-type="float" office:value="1790.28" calcext:value-type="float">
            <text:p>1790.28</text:p>
          </table:table-cell>
          <table:table-cell office:value-type="float" office:value="1807.42" calcext:value-type="float">
            <text:p>1807.42</text:p>
          </table:table-cell>
          <table:table-cell office:value-type="float" office:value="0.95" calcext:value-type="float">
            <text:p>0.95</text:p>
          </table:table-cell>
          <table:table-cell office:value-type="float" office:value="351.08" calcext:value-type="float">
            <text:p>351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1127.22" calcext:value-type="float">
            <text:p>1127.22</text:p>
          </table:table-cell>
          <table:table-cell office:value-type="float" office:value="5950" calcext:value-type="float">
            <text:p>5950</text:p>
          </table:table-cell>
          <table:table-cell office:value-type="float" office:value="5948" calcext:value-type="float">
            <text:p>59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24.48" calcext:value-type="float">
            <text:p>1524.48</text:p>
          </table:table-cell>
          <table:table-cell office:value-type="float" office:value="0" calcext:value-type="float">
            <text:p>0.00</text:p>
          </table:table-cell>
          <table:table-cell office:value-type="float" office:value="311.93" calcext:value-type="float">
            <text:p>311.93</text:p>
          </table:table-cell>
          <table:table-cell office:value-type="float" office:value="73.92" calcext:value-type="float">
            <text:p>73.92</text:p>
          </table:table-cell>
          <table:table-cell office:value-type="float" office:value="56.78" calcext:value-type="float">
            <text:p>56.78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2275.33" calcext:value-type="float">
            <text:p>2275.33</text:p>
          </table:table-cell>
          <table:table-cell office:value-type="float" office:value="2278.07" calcext:value-type="float">
            <text:p>2278.07</text:p>
          </table:table-cell>
          <table:table-cell office:value-type="float" office:value="0.12" calcext:value-type="float">
            <text:p>0.12</text:p>
          </table:table-cell>
          <table:table-cell office:value-type="float" office:value="457.06" calcext:value-type="float">
            <text:p>457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1510.39" calcext:value-type="float">
            <text:p>1510.39</text:p>
          </table:table-cell>
          <table:table-cell office:value-type="float" office:value="8213" calcext:value-type="float">
            <text:p>8213</text:p>
          </table:table-cell>
          <table:table-cell office:value-type="float" office:value="8210" calcext:value-type="float">
            <text:p>82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90.64" calcext:value-type="float">
            <text:p>1690.64</text:p>
          </table:table-cell>
          <table:table-cell office:value-type="float" office:value="0" calcext:value-type="float">
            <text:p>0.00</text:p>
          </table:table-cell>
          <table:table-cell office:value-type="float" office:value="349.61" calcext:value-type="float">
            <text:p>349.61</text:p>
          </table:table-cell>
          <table:table-cell office:value-type="float" office:value="100.54" calcext:value-type="float">
            <text:p>100.54</text:p>
          </table:table-cell>
          <table:table-cell office:value-type="float" office:value="83.09" calcext:value-type="float">
            <text:p>83.09</text:p>
          </table:table-cell>
          <table:table-cell office:value-type="float" office:value="1337" calcext:value-type="float">
            <text:p>1337</text:p>
          </table:table-cell>
          <table:table-cell office:value-type="float" office:value="1335" calcext:value-type="float">
            <text:p>13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4046.24" calcext:value-type="float">
            <text:p>4046.24</text:p>
          </table:table-cell>
          <table:table-cell office:value-type="float" office:value="4115.74" calcext:value-type="float">
            <text:p>4115.74</text:p>
          </table:table-cell>
          <table:table-cell office:value-type="float" office:value="1.69" calcext:value-type="float">
            <text:p>1.69</text:p>
          </table:table-cell>
          <table:table-cell office:value-type="float" office:value="856.18" calcext:value-type="float">
            <text:p>856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441.91" calcext:value-type="float">
            <text:p>441.91</text:p>
          </table:table-cell>
          <table:table-cell table:number-columns-repeated="2"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975.16" calcext:value-type="float">
            <text:p>3975.16</text:p>
          </table:table-cell>
          <table:table-cell office:value-type="float" office:value="4107.66" calcext:value-type="float">
            <text:p>4107.66</text:p>
          </table:table-cell>
          <table:table-cell office:value-type="float" office:value="3.23" calcext:value-type="float">
            <text:p>3.23</text:p>
          </table:table-cell>
          <table:table-cell office:value-type="float" office:value="888.78" calcext:value-type="float">
            <text:p>888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2538.46" calcext:value-type="float">
            <text:p>2538.46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18.65" calcext:value-type="float">
            <text:p>3018.65</text:p>
          </table:table-cell>
          <table:table-cell office:value-type="float" office:value="0" calcext:value-type="float">
            <text:p>0.00</text:p>
          </table:table-cell>
          <table:table-cell office:value-type="float" office:value="642.52" calcext:value-type="float">
            <text:p>642.52</text:p>
          </table:table-cell>
          <table:table-cell office:value-type="float" office:value="105.11" calcext:value-type="float">
            <text:p>105.11</text:p>
          </table:table-cell>
          <table:table-cell office:value-type="float" office:value="34.33" calcext:value-type="float">
            <text:p>34.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24.88" calcext:value-type="float">
            <text:p>2724.88</text:p>
          </table:table-cell>
          <table:table-cell office:value-type="float" office:value="0" calcext:value-type="float">
            <text:p>0.00</text:p>
          </table:table-cell>
          <table:table-cell office:value-type="float" office:value="620.96" calcext:value-type="float">
            <text:p>620.96</text:p>
          </table:table-cell>
          <table:table-cell office:value-type="float" office:value="529.59" calcext:value-type="float">
            <text:p>529.59</text:p>
          </table:table-cell>
          <table:table-cell office:value-type="float" office:value="420.2" calcext:value-type="float">
            <text:p>420.20</text:p>
          </table:table-cell>
          <table:table-cell office:value-type="float" office:value="1867" calcext:value-type="float">
            <text:p>1867</text:p>
          </table:table-cell>
          <table:table-cell office:value-type="float" office:value="1865" calcext:value-type="float">
            <text:p>18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39.17" calcext:value-type="float">
            <text:p>3439.17</text:p>
          </table:table-cell>
          <table:table-cell office:value-type="float" office:value="0" calcext:value-type="float">
            <text:p>0.00</text:p>
          </table:table-cell>
          <table:table-cell office:value-type="float" office:value="745.19" calcext:value-type="float">
            <text:p>745.19</text:p>
          </table:table-cell>
          <table:table-cell office:value-type="float" office:value="1777.08" calcext:value-type="float">
            <text:p>1777.08</text:p>
          </table:table-cell>
          <table:table-cell office:value-type="float" office:value="476.31" calcext:value-type="float">
            <text:p>476.31</text:p>
          </table:table-cell>
          <table:table-cell office:value-type="float" office:value="1787" calcext:value-type="float">
            <text:p>1787</text:p>
          </table:table-cell>
          <table:table-cell office:value-type="float" office:value="1786" calcext:value-type="float">
            <text:p>178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823.66" calcext:value-type="float">
            <text:p>4823.66</text:p>
          </table:table-cell>
          <table:table-cell office:value-type="float" office:value="5172.08" calcext:value-type="float">
            <text:p>5172.08</text:p>
          </table:table-cell>
          <table:table-cell office:value-type="float" office:value="6.74" calcext:value-type="float">
            <text:p>6.74</text:p>
          </table:table-cell>
          <table:table-cell office:value-type="float" office:value="1090.03" calcext:value-type="float">
            <text:p>1090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1536.32" calcext:value-type="float">
            <text:p>1536.32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763.62" calcext:value-type="float">
            <text:p>5763.62</text:p>
          </table:table-cell>
          <table:table-cell office:value-type="float" office:value="6072.1" calcext:value-type="float">
            <text:p>6072.10</text:p>
          </table:table-cell>
          <table:table-cell office:value-type="float" office:value="5.09" calcext:value-type="float">
            <text:p>5.09</text:p>
          </table:table-cell>
          <table:table-cell office:value-type="float" office:value="1243.88" calcext:value-type="float">
            <text:p>1243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304.89" calcext:value-type="float">
            <text:p>3304.89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5440.98" calcext:value-type="float">
            <text:p>5440.98</text:p>
          </table:table-cell>
          <table:table-cell office:value-type="float" office:value="6227.24" calcext:value-type="float">
            <text:p>6227.24</text:p>
          </table:table-cell>
          <table:table-cell office:value-type="float" office:value="12.63" calcext:value-type="float">
            <text:p>12.63</text:p>
          </table:table-cell>
          <table:table-cell office:value-type="float" office:value="1367.44" calcext:value-type="float">
            <text:p>1367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2130.74" calcext:value-type="float">
            <text:p>2130.74</text:p>
          </table:table-cell>
          <table:table-cell table:number-columns-repeated="2" office:value-type="float" office:value="1258" calcext:value-type="float">
            <text:p>12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5234.3" calcext:value-type="float">
            <text:p>5234.30</text:p>
          </table:table-cell>
          <table:table-cell office:value-type="float" office:value="5897.14" calcext:value-type="float">
            <text:p>5897.14</text:p>
          </table:table-cell>
          <table:table-cell office:value-type="float" office:value="11.33" calcext:value-type="float">
            <text:p>11.33</text:p>
          </table:table-cell>
          <table:table-cell office:value-type="float" office:value="1306.42" calcext:value-type="float">
            <text:p>1306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43" calcext:value-type="float">
            <text:p>3573.4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723.49" calcext:value-type="float">
            <text:p>5723.49</text:p>
          </table:table-cell>
          <table:table-cell office:value-type="float" office:value="6016.59" calcext:value-type="float">
            <text:p>6016.59</text:p>
          </table:table-cell>
          <table:table-cell office:value-type="float" office:value="4.87" calcext:value-type="float">
            <text:p>4.87</text:p>
          </table:table-cell>
          <table:table-cell office:value-type="float" office:value="1267.61" calcext:value-type="float">
            <text:p>1267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2494.46" calcext:value-type="float">
            <text:p>2494.46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458.98" calcext:value-type="float">
            <text:p>7458.98</text:p>
          </table:table-cell>
          <table:table-cell office:value-type="float" office:value="12842.4" calcext:value-type="float">
            <text:p>12842.40</text:p>
          </table:table-cell>
          <table:table-cell office:value-type="float" office:value="42.75" calcext:value-type="float">
            <text:p>42.75</text:p>
          </table:table-cell>
          <table:table-cell office:value-type="float" office:value="3405.75" calcext:value-type="float">
            <text:p>3405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81" calcext:value-type="float">
            <text:p>3593.8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7492.44" calcext:value-type="float">
            <text:p>7492.44</text:p>
          </table:table-cell>
          <table:table-cell office:value-type="float" office:value="12172.98" calcext:value-type="float">
            <text:p>12172.98</text:p>
          </table:table-cell>
          <table:table-cell office:value-type="float" office:value="39.17" calcext:value-type="float">
            <text:p>39.17</text:p>
          </table:table-cell>
          <table:table-cell office:value-type="float" office:value="3099.23" calcext:value-type="float">
            <text:p>3099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13" calcext:value-type="float">
            <text:p>3592.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7471.25" calcext:value-type="float">
            <text:p>7471.25</text:p>
          </table:table-cell>
          <table:table-cell office:value-type="float" office:value="13292.6" calcext:value-type="float">
            <text:p>13292.60</text:p>
          </table:table-cell>
          <table:table-cell office:value-type="float" office:value="43.96" calcext:value-type="float">
            <text:p>43.96</text:p>
          </table:table-cell>
          <table:table-cell office:value-type="float" office:value="3574.57" calcext:value-type="float">
            <text:p>3574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3" calcext:value-type="float">
            <text:p>3597.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577.57" calcext:value-type="float">
            <text:p>7577.57</text:p>
          </table:table-cell>
          <table:table-cell office:value-type="float" office:value="8594.16" calcext:value-type="float">
            <text:p>8594.16</text:p>
          </table:table-cell>
          <table:table-cell office:value-type="float" office:value="12.15" calcext:value-type="float">
            <text:p>12.15</text:p>
          </table:table-cell>
          <table:table-cell office:value-type="float" office:value="1834.59" calcext:value-type="float">
            <text:p>1834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" calcext:value-type="float">
            <text:p>3589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083.94" calcext:value-type="float">
            <text:p>7083.94</text:p>
          </table:table-cell>
          <table:table-cell office:value-type="float" office:value="12947.12" calcext:value-type="float">
            <text:p>12947.12</text:p>
          </table:table-cell>
          <table:table-cell office:value-type="float" office:value="46.44" calcext:value-type="float">
            <text:p>46.44</text:p>
          </table:table-cell>
          <table:table-cell office:value-type="float" office:value="3491.74" calcext:value-type="float">
            <text:p>3491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2" calcext:value-type="float">
            <text:p>3596.6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037.35" calcext:value-type="float">
            <text:p>9037.35</text:p>
          </table:table-cell>
          <table:table-cell office:value-type="float" office:value="16613.52" calcext:value-type="float">
            <text:p>16613.52</text:p>
          </table:table-cell>
          <table:table-cell office:value-type="float" office:value="46.6" calcext:value-type="float">
            <text:p>46.60</text:p>
          </table:table-cell>
          <table:table-cell office:value-type="float" office:value="4513" calcext:value-type="float">
            <text:p>4513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83" calcext:value-type="float">
            <text:p>3583.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204.03" calcext:value-type="float">
            <text:p>9204.03</text:p>
          </table:table-cell>
          <table:table-cell office:value-type="float" office:value="16339.31" calcext:value-type="float">
            <text:p>16339.31</text:p>
          </table:table-cell>
          <table:table-cell office:value-type="float" office:value="50.74" calcext:value-type="float">
            <text:p>50.74</text:p>
          </table:table-cell>
          <table:table-cell office:value-type="float" office:value="4406.81" calcext:value-type="float">
            <text:p>4406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39" calcext:value-type="float">
            <text:p>3591.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0393.43" calcext:value-type="float">
            <text:p>10393.43</text:p>
          </table:table-cell>
          <table:table-cell office:value-type="float" office:value="19599.7" calcext:value-type="float">
            <text:p>19599.70</text:p>
          </table:table-cell>
          <table:table-cell office:value-type="float" office:value="46.97" calcext:value-type="float">
            <text:p>46.97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" calcext:value-type="float">
            <text:p>3597.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9136.75" calcext:value-type="float">
            <text:p>9136.75</text:p>
          </table:table-cell>
          <table:table-cell office:value-type="float" office:value="15356.73" calcext:value-type="float">
            <text:p>15356.73</text:p>
          </table:table-cell>
          <table:table-cell office:value-type="float" office:value="41.47" calcext:value-type="float">
            <text:p>41.47</text:p>
          </table:table-cell>
          <table:table-cell office:value-type="float" office:value="3909.99" calcext:value-type="float">
            <text:p>3909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31" calcext:value-type="float">
            <text:p>3581.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0077.34" calcext:value-type="float">
            <text:p>10077.34</text:p>
          </table:table-cell>
          <table:table-cell office:value-type="float" office:value="19339.64" calcext:value-type="float">
            <text:p>19339.64</text:p>
          </table:table-cell>
          <table:table-cell office:value-type="float" office:value="47.89" calcext:value-type="float">
            <text:p>47.89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8" calcext:value-type="float">
            <text:p>3597.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7.48" calcext:value-type="float">
            <text:p>1257.48</text:p>
          </table:table-cell>
          <table:table-cell office:value-type="float" office:value="0" calcext:value-type="float">
            <text:p>0.00</text:p>
          </table:table-cell>
          <table:table-cell office:value-type="float" office:value="269.62" calcext:value-type="float">
            <text:p>269.62</text:p>
          </table:table-cell>
          <table:table-cell office:value-type="float" office:value="153.74" calcext:value-type="float">
            <text:p>153.74</text:p>
          </table:table-cell>
          <table:table-cell office:value-type="float" office:value="126.49" calcext:value-type="float">
            <text:p>126.49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831.2" calcext:value-type="float">
            <text:p>831.20</text:p>
          </table:table-cell>
          <table:table-cell office:value-type="float" office:value="0" calcext:value-type="float">
            <text:p>0.00</text:p>
          </table:table-cell>
          <table:table-cell office:value-type="float" office:value="172.89" calcext:value-type="float">
            <text:p>172.89</text:p>
          </table:table-cell>
          <table:table-cell office:value-type="float" office:value="2.78" calcext:value-type="float">
            <text:p>2.78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235.3" calcext:value-type="float">
            <text:p>2235.30</text:p>
          </table:table-cell>
          <table:table-cell office:value-type="float" office:value="2239.92" calcext:value-type="float">
            <text:p>2239.92</text:p>
          </table:table-cell>
          <table:table-cell office:value-type="float" office:value="0.21" calcext:value-type="float">
            <text:p>0.21</text:p>
          </table:table-cell>
          <table:table-cell office:value-type="float" office:value="449.62" calcext:value-type="float">
            <text:p>449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1505.66" calcext:value-type="float">
            <text:p>1505.66</text:p>
          </table:table-cell>
          <table:table-cell office:value-type="float" office:value="5972" calcext:value-type="float">
            <text:p>5972</text:p>
          </table:table-cell>
          <table:table-cell office:value-type="float" office:value="5970" calcext:value-type="float">
            <text:p>597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36.8" calcext:value-type="float">
            <text:p>1736.80</text:p>
          </table:table-cell>
          <table:table-cell office:value-type="float" office:value="0" calcext:value-type="float">
            <text:p>0.00</text:p>
          </table:table-cell>
          <table:table-cell office:value-type="float" office:value="352.11" calcext:value-type="float">
            <text:p>352.11</text:p>
          </table:table-cell>
          <table:table-cell office:value-type="float" office:value="15.27" calcext:value-type="float">
            <text:p>15.27</text:p>
          </table:table-cell>
          <table:table-cell office:value-type="float" office:value="9.03" calcext:value-type="float">
            <text:p>9.03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23" calcext:value-type="float">
            <text:p>1523.00</text:p>
          </table:table-cell>
          <table:table-cell office:value-type="float" office:value="0" calcext:value-type="float">
            <text:p>0.00</text:p>
          </table:table-cell>
          <table:table-cell office:value-type="float" office:value="307.98" calcext:value-type="float">
            <text:p>307.98</text:p>
          </table:table-cell>
          <table:table-cell office:value-type="float" office:value="13.79" calcext:value-type="float">
            <text:p>13.79</text:p>
          </table:table-cell>
          <table:table-cell office:value-type="float" office:value="12.25" calcext:value-type="float">
            <text:p>12.2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3.91" calcext:value-type="float">
            <text:p>1313.91</text:p>
          </table:table-cell>
          <table:table-cell office:value-type="float" office:value="0" calcext:value-type="float">
            <text:p>0.00</text:p>
          </table:table-cell>
          <table:table-cell office:value-type="float" office:value="272.76" calcext:value-type="float">
            <text:p>272.76</text:p>
          </table:table-cell>
          <table:table-cell office:value-type="float" office:value="128.79" calcext:value-type="float">
            <text:p>128.79</text:p>
          </table:table-cell>
          <table:table-cell office:value-type="float" office:value="115.35" calcext:value-type="float">
            <text:p>115.3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1_1</text:p>
          </table:table-cell>
          <table:table-cell office:value-type="string" calcext:value-type="string">
            <text:p>TL</text:p>
          </table:table-cell>
          <table:table-cell office:value-type="float" office:value="2555.73" calcext:value-type="float">
            <text:p>2555.73</text:p>
          </table:table-cell>
          <table:table-cell office:value-type="float" office:value="2722.75" calcext:value-type="float">
            <text:p>2722.75</text:p>
          </table:table-cell>
          <table:table-cell office:value-type="float" office:value="6.15" calcext:value-type="float">
            <text:p>6.15</text:p>
          </table:table-cell>
          <table:table-cell office:value-type="float" office:value="542.05" calcext:value-type="float">
            <text:p>542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" calcext:value-type="float">
            <text:p>3598.4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13.61" calcext:value-type="float">
            <text:p>2113.61</text:p>
          </table:table-cell>
          <table:table-cell office:value-type="float" office:value="0" calcext:value-type="float">
            <text:p>0.00</text:p>
          </table:table-cell>
          <table:table-cell office:value-type="float" office:value="417.14" calcext:value-type="float">
            <text:p>417.14</text:p>
          </table:table-cell>
          <table:table-cell office:value-type="float" office:value="27.69" calcext:value-type="float">
            <text:p>27.69</text:p>
          </table:table-cell>
          <table:table-cell office:value-type="float" office:value="17.29" calcext:value-type="float">
            <text:p>17.2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4053.04" calcext:value-type="float">
            <text:p>4053.04</text:p>
          </table:table-cell>
          <table:table-cell office:value-type="float" office:value="4060.69" calcext:value-type="float">
            <text:p>4060.69</text:p>
          </table:table-cell>
          <table:table-cell office:value-type="float" office:value="0.19" calcext:value-type="float">
            <text:p>0.19</text:p>
          </table:table-cell>
          <table:table-cell office:value-type="float" office:value="847.94" calcext:value-type="float">
            <text:p>847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923.63" calcext:value-type="float">
            <text:p>923.63</text:p>
          </table:table-cell>
          <table:table-cell table:number-columns-repeated="2" office:value-type="float" office:value="1708" calcext:value-type="float">
            <text:p>170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853.99" calcext:value-type="float">
            <text:p>3853.99</text:p>
          </table:table-cell>
          <table:table-cell office:value-type="float" office:value="3862.35" calcext:value-type="float">
            <text:p>3862.35</text:p>
          </table:table-cell>
          <table:table-cell office:value-type="float" office:value="0.22" calcext:value-type="float">
            <text:p>0.22</text:p>
          </table:table-cell>
          <table:table-cell office:value-type="float" office:value="805.25" calcext:value-type="float">
            <text:p>805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1025.14" calcext:value-type="float">
            <text:p>1025.14</text:p>
          </table:table-cell>
          <table:table-cell table:number-columns-repeated="2" office:value-type="float" office:value="2184" calcext:value-type="float">
            <text:p>21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669.1" calcext:value-type="float">
            <text:p>3669.10</text:p>
          </table:table-cell>
          <table:table-cell office:value-type="float" office:value="3747.38" calcext:value-type="float">
            <text:p>3747.38</text:p>
          </table:table-cell>
          <table:table-cell office:value-type="float" office:value="2.09" calcext:value-type="float">
            <text:p>2.09</text:p>
          </table:table-cell>
          <table:table-cell office:value-type="float" office:value="795.83" calcext:value-type="float">
            <text:p>795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664.35" calcext:value-type="float">
            <text:p>664.35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871.51" calcext:value-type="float">
            <text:p>3871.51</text:p>
          </table:table-cell>
          <table:table-cell office:value-type="float" office:value="3876.31" calcext:value-type="float">
            <text:p>3876.31</text:p>
          </table:table-cell>
          <table:table-cell office:value-type="float" office:value="0.13" calcext:value-type="float">
            <text:p>0.13</text:p>
          </table:table-cell>
          <table:table-cell office:value-type="float" office:value="803.19" calcext:value-type="float">
            <text:p>803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782" calcext:value-type="float">
            <text:p>782.00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634.25" calcext:value-type="float">
            <text:p>3634.25</text:p>
          </table:table-cell>
          <table:table-cell office:value-type="float" office:value="4006.41" calcext:value-type="float">
            <text:p>4006.41</text:p>
          </table:table-cell>
          <table:table-cell office:value-type="float" office:value="9.31" calcext:value-type="float">
            <text:p>9.31</text:p>
          </table:table-cell>
          <table:table-cell office:value-type="float" office:value="882.26" calcext:value-type="float">
            <text:p>882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23" calcext:value-type="float">
            <text:p>3590.2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742.15" calcext:value-type="float">
            <text:p>6742.15</text:p>
          </table:table-cell>
          <table:table-cell office:value-type="float" office:value="9781.89" calcext:value-type="float">
            <text:p>9781.89</text:p>
          </table:table-cell>
          <table:table-cell office:value-type="float" office:value="31.08" calcext:value-type="float">
            <text:p>31.08</text:p>
          </table:table-cell>
          <table:table-cell office:value-type="float" office:value="2432.24" calcext:value-type="float">
            <text:p>2432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6" calcext:value-type="float">
            <text:p>3599.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480.89" calcext:value-type="float">
            <text:p>6480.89</text:p>
          </table:table-cell>
          <table:table-cell office:value-type="float" office:value="7575.33" calcext:value-type="float">
            <text:p>7575.33</text:p>
          </table:table-cell>
          <table:table-cell office:value-type="float" office:value="15.67" calcext:value-type="float">
            <text:p>15.67</text:p>
          </table:table-cell>
          <table:table-cell office:value-type="float" office:value="1584" calcext:value-type="float">
            <text:p>1584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9" calcext:value-type="float">
            <text:p>3596.4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6515.17" calcext:value-type="float">
            <text:p>6515.17</text:p>
          </table:table-cell>
          <table:table-cell office:value-type="float" office:value="7222.19" calcext:value-type="float">
            <text:p>7222.19</text:p>
          </table:table-cell>
          <table:table-cell office:value-type="float" office:value="14.26" calcext:value-type="float">
            <text:p>14.26</text:p>
          </table:table-cell>
          <table:table-cell office:value-type="float" office:value="1539.38" calcext:value-type="float">
            <text:p>1539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1" calcext:value-type="float">
            <text:p>3597.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214.2" calcext:value-type="float">
            <text:p>5214.20</text:p>
          </table:table-cell>
          <table:table-cell office:value-type="float" office:value="8617.92" calcext:value-type="float">
            <text:p>8617.92</text:p>
          </table:table-cell>
          <table:table-cell office:value-type="float" office:value="39.5" calcext:value-type="float">
            <text:p>39.50</text:p>
          </table:table-cell>
          <table:table-cell office:value-type="float" office:value="2257.48" calcext:value-type="float">
            <text:p>2257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9" calcext:value-type="float">
            <text:p>3599.9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538.94" calcext:value-type="float">
            <text:p>6538.94</text:p>
          </table:table-cell>
          <table:table-cell office:value-type="float" office:value="6755.46" calcext:value-type="float">
            <text:p>6755.46</text:p>
          </table:table-cell>
          <table:table-cell office:value-type="float" office:value="3.21" calcext:value-type="float">
            <text:p>3.21</text:p>
          </table:table-cell>
          <table:table-cell office:value-type="float" office:value="1366.33" calcext:value-type="float">
            <text:p>1366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9.82" calcext:value-type="float">
            <text:p>3519.82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0072.67" calcext:value-type="float">
            <text:p>10072.67</text:p>
          </table:table-cell>
          <table:table-cell office:value-type="float" office:value="15436.14" calcext:value-type="float">
            <text:p>15436.14</text:p>
          </table:table-cell>
          <table:table-cell office:value-type="float" office:value="34.75" calcext:value-type="float">
            <text:p>34.75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9" calcext:value-type="float">
            <text:p>3598.5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0060.71" calcext:value-type="float">
            <text:p>10060.71</text:p>
          </table:table-cell>
          <table:table-cell office:value-type="float" office:value="15028.47" calcext:value-type="float">
            <text:p>15028.47</text:p>
          </table:table-cell>
          <table:table-cell office:value-type="float" office:value="35.17" calcext:value-type="float">
            <text:p>35.17</text:p>
          </table:table-cell>
          <table:table-cell office:value-type="float" office:value="3729.78" calcext:value-type="float">
            <text:p>3729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5" calcext:value-type="float">
            <text:p>3597.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482.87" calcext:value-type="float">
            <text:p>8482.87</text:p>
          </table:table-cell>
          <table:table-cell office:value-type="float" office:value="14487.73" calcext:value-type="float">
            <text:p>14487.73</text:p>
          </table:table-cell>
          <table:table-cell office:value-type="float" office:value="42.71" calcext:value-type="float">
            <text:p>42.71</text:p>
          </table:table-cell>
          <table:table-cell office:value-type="float" office:value="3861.81" calcext:value-type="float">
            <text:p>3861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9" calcext:value-type="float">
            <text:p>3598.6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939.64" calcext:value-type="float">
            <text:p>8939.64</text:p>
          </table:table-cell>
          <table:table-cell office:value-type="float" office:value="14047.61" calcext:value-type="float">
            <text:p>14047.61</text:p>
          </table:table-cell>
          <table:table-cell office:value-type="float" office:value="36.39" calcext:value-type="float">
            <text:p>36.39</text:p>
          </table:table-cell>
          <table:table-cell office:value-type="float" office:value="3620.67" calcext:value-type="float">
            <text:p>3620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1" calcext:value-type="float">
            <text:p>3593.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0444.29" calcext:value-type="float">
            <text:p>10444.29</text:p>
          </table:table-cell>
          <table:table-cell office:value-type="float" office:value="16088.18" calcext:value-type="float">
            <text:p>16088.18</text:p>
          </table:table-cell>
          <table:table-cell office:value-type="float" office:value="35.08" calcext:value-type="float">
            <text:p>35.08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9" calcext:value-type="float">
            <text:p>3599.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1637.73" calcext:value-type="float">
            <text:p>11637.73</text:p>
          </table:table-cell>
          <table:table-cell office:value-type="float" office:value="20033.68" calcext:value-type="float">
            <text:p>20033.68</text:p>
          </table:table-cell>
          <table:table-cell office:value-type="float" office:value="41.91" calcext:value-type="float">
            <text:p>41.91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57" calcext:value-type="float">
            <text:p>3598.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2712.18" calcext:value-type="float">
            <text:p>12712.18</text:p>
          </table:table-cell>
          <table:table-cell office:value-type="float" office:value="20501.18" calcext:value-type="float">
            <text:p>20501.18</text:p>
          </table:table-cell>
          <table:table-cell office:value-type="float" office:value="37.99" calcext:value-type="float">
            <text:p>37.99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5" calcext:value-type="float">
            <text:p>3599.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1955.16" calcext:value-type="float">
            <text:p>11955.16</text:p>
          </table:table-cell>
          <table:table-cell office:value-type="float" office:value="20362.71" calcext:value-type="float">
            <text:p>20362.71</text:p>
          </table:table-cell>
          <table:table-cell office:value-type="float" office:value="41.29" calcext:value-type="float">
            <text:p>41.29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09" calcext:value-type="float">
            <text:p>3592.0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2519.24" calcext:value-type="float">
            <text:p>12519.24</text:p>
          </table:table-cell>
          <table:table-cell office:value-type="float" office:value="20362.8" calcext:value-type="float">
            <text:p>20362.80</text:p>
          </table:table-cell>
          <table:table-cell office:value-type="float" office:value="38.52" calcext:value-type="float">
            <text:p>38.52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5" calcext:value-type="float">
            <text:p>3599.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3322.88" calcext:value-type="float">
            <text:p>13322.88</text:p>
          </table:table-cell>
          <table:table-cell office:value-type="float" office:value="21078.77" calcext:value-type="float">
            <text:p>21078.77</text:p>
          </table:table-cell>
          <table:table-cell office:value-type="float" office:value="36.79" calcext:value-type="float">
            <text:p>36.79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5" calcext:value-type="float">
            <text:p>3599.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3.75" calcext:value-type="float">
            <text:p>1503.75</text:p>
          </table:table-cell>
          <table:table-cell office:value-type="float" office:value="0" calcext:value-type="float">
            <text:p>0.00</text:p>
          </table:table-cell>
          <table:table-cell office:value-type="float" office:value="312.75" calcext:value-type="float">
            <text:p>312.75</text:p>
          </table:table-cell>
          <table:table-cell office:value-type="float" office:value="6.9" calcext:value-type="float">
            <text:p>6.90</text:p>
          </table:table-cell>
          <table:table-cell office:value-type="float" office:value="2.98" calcext:value-type="float">
            <text:p>2.9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79.56" calcext:value-type="float">
            <text:p>1179.56</text:p>
          </table:table-cell>
          <table:table-cell office:value-type="float" office:value="0" calcext:value-type="float">
            <text:p>0.00</text:p>
          </table:table-cell>
          <table:table-cell office:value-type="float" office:value="241.8" calcext:value-type="float">
            <text:p>241.80</text:p>
          </table:table-cell>
          <table:table-cell office:value-type="float" office:value="40.71" calcext:value-type="float">
            <text:p>40.71</text:p>
          </table:table-cell>
          <table:table-cell office:value-type="float" office:value="33.74" calcext:value-type="float">
            <text:p>33.74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17.96" calcext:value-type="float">
            <text:p>3217.96</text:p>
          </table:table-cell>
          <table:table-cell office:value-type="float" office:value="3355.81" calcext:value-type="float">
            <text:p>3355.81</text:p>
          </table:table-cell>
          <table:table-cell office:value-type="float" office:value="4.15" calcext:value-type="float">
            <text:p>4.15</text:p>
          </table:table-cell>
          <table:table-cell office:value-type="float" office:value="649.91" calcext:value-type="float">
            <text:p>649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9" calcext:value-type="float">
            <text:p>3597.3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1.5_1</text:p>
          </table:table-cell>
          <table:table-cell office:value-type="string" calcext:value-type="string">
            <text:p>TL</text:p>
          </table:table-cell>
          <table:table-cell office:value-type="float" office:value="2493.74" calcext:value-type="float">
            <text:p>2493.74</text:p>
          </table:table-cell>
          <table:table-cell office:value-type="float" office:value="2494.81" calcext:value-type="float">
            <text:p>2494.81</text:p>
          </table:table-cell>
          <table:table-cell office:value-type="float" office:value="0.04" calcext:value-type="float">
            <text:p>0.04</text:p>
          </table:table-cell>
          <table:table-cell office:value-type="float" office:value="491.19" calcext:value-type="float">
            <text:p>491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8.88" calcext:value-type="float">
            <text:p>3518.88</text:p>
          </table:table-cell>
          <table:table-cell office:value-type="float" office:value="1051" calcext:value-type="float">
            <text:p>1051</text:p>
          </table:table-cell>
          <table:table-cell office:value-type="float" office:value="1048" calcext:value-type="float">
            <text:p>104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7.91" calcext:value-type="float">
            <text:p>1887.91</text:p>
          </table:table-cell>
          <table:table-cell office:value-type="float" office:value="0" calcext:value-type="float">
            <text:p>0.00</text:p>
          </table:table-cell>
          <table:table-cell office:value-type="float" office:value="378.1" calcext:value-type="float">
            <text:p>378.10</text:p>
          </table:table-cell>
          <table:table-cell office:value-type="float" office:value="45.32" calcext:value-type="float">
            <text:p>45.32</text:p>
          </table:table-cell>
          <table:table-cell office:value-type="float" office:value="45.14" calcext:value-type="float">
            <text:p>45.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71.39" calcext:value-type="float">
            <text:p>1571.39</text:p>
          </table:table-cell>
          <table:table-cell office:value-type="float" office:value="0" calcext:value-type="float">
            <text:p>0.00</text:p>
          </table:table-cell>
          <table:table-cell office:value-type="float" office:value="314.17" calcext:value-type="float">
            <text:p>314.17</text:p>
          </table:table-cell>
          <table:table-cell office:value-type="float" office:value="197.47" calcext:value-type="float">
            <text:p>197.47</text:p>
          </table:table-cell>
          <table:table-cell office:value-type="float" office:value="151.92" calcext:value-type="float">
            <text:p>151.92</text:p>
          </table:table-cell>
          <table:table-cell office:value-type="float" office:value="292" calcext:value-type="float">
            <text:p>292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66.62" calcext:value-type="float">
            <text:p>1866.62</text:p>
          </table:table-cell>
          <table:table-cell office:value-type="float" office:value="0" calcext:value-type="float">
            <text:p>0.00</text:p>
          </table:table-cell>
          <table:table-cell office:value-type="float" office:value="425.01" calcext:value-type="float">
            <text:p>425.01</text:p>
          </table:table-cell>
          <table:table-cell office:value-type="float" office:value="10.69" calcext:value-type="float">
            <text:p>10.69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8.42" calcext:value-type="float">
            <text:p>1508.42</text:p>
          </table:table-cell>
          <table:table-cell office:value-type="float" office:value="0" calcext:value-type="float">
            <text:p>0.00</text:p>
          </table:table-cell>
          <table:table-cell office:value-type="float" office:value="361.46" calcext:value-type="float">
            <text:p>361.46</text:p>
          </table:table-cell>
          <table:table-cell office:value-type="float" office:value="0.38" calcext:value-type="float">
            <text:p>0.3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9.15" calcext:value-type="float">
            <text:p>1319.15</text:p>
          </table:table-cell>
          <table:table-cell office:value-type="float" office:value="0" calcext:value-type="float">
            <text:p>0.00</text:p>
          </table:table-cell>
          <table:table-cell office:value-type="float" office:value="339.66" calcext:value-type="float">
            <text:p>339.66</text:p>
          </table:table-cell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27.95" calcext:value-type="float">
            <text:p>1227.95</text:p>
          </table:table-cell>
          <table:table-cell office:value-type="float" office:value="0" calcext:value-type="float">
            <text:p>0.00</text:p>
          </table:table-cell>
          <table:table-cell office:value-type="float" office:value="324.02" calcext:value-type="float">
            <text:p>324.02</text:p>
          </table:table-cell>
          <table:table-cell office:value-type="float" office:value="5.71" calcext:value-type="float">
            <text:p>5.71</text:p>
          </table:table-cell>
          <table:table-cell office:value-type="float" office:value="3.19" calcext:value-type="float">
            <text:p>3.19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574.34" calcext:value-type="float">
            <text:p>2574.34</text:p>
          </table:table-cell>
          <table:table-cell office:value-type="float" office:value="2624.15" calcext:value-type="float">
            <text:p>2624.15</text:p>
          </table:table-cell>
          <table:table-cell office:value-type="float" office:value="1.9" calcext:value-type="float">
            <text:p>1.90</text:p>
          </table:table-cell>
          <table:table-cell office:value-type="float" office:value="568.84" calcext:value-type="float">
            <text:p>568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522.2" calcext:value-type="float">
            <text:p>522.20</text:p>
          </table:table-cell>
          <table:table-cell table:number-columns-repeated="2" office:value-type="float" office:value="15858" calcext:value-type="float">
            <text:p>158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96.9" calcext:value-type="float">
            <text:p>2096.90</text:p>
          </table:table-cell>
          <table:table-cell office:value-type="float" office:value="0" calcext:value-type="float">
            <text:p>0.00</text:p>
          </table:table-cell>
          <table:table-cell office:value-type="float" office:value="460.04" calcext:value-type="float">
            <text:p>460.04</text:p>
          </table:table-cell>
          <table:table-cell office:value-type="float" office:value="6.01" calcext:value-type="float">
            <text:p>6.01</text:p>
          </table:table-cell>
          <table:table-cell office:value-type="float" office:value="0.3" calcext:value-type="float">
            <text:p>0.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5.72" calcext:value-type="float">
            <text:p>1715.72</text:p>
          </table:table-cell>
          <table:table-cell office:value-type="float" office:value="0" calcext:value-type="float">
            <text:p>0.00</text:p>
          </table:table-cell>
          <table:table-cell office:value-type="float" office:value="399.08" calcext:value-type="float">
            <text:p>399.08</text:p>
          </table:table-cell>
          <table:table-cell office:value-type="float" office:value="0.8" calcext:value-type="float">
            <text:p>0.8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5.24" calcext:value-type="float">
            <text:p>1545.24</text:p>
          </table:table-cell>
          <table:table-cell office:value-type="float" office:value="0" calcext:value-type="float">
            <text:p>0.00</text:p>
          </table:table-cell>
          <table:table-cell office:value-type="float" office:value="379.33" calcext:value-type="float">
            <text:p>379.33</text:p>
          </table:table-cell>
          <table:table-cell office:value-type="float" office:value="2.51" calcext:value-type="float">
            <text:p>2.51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94.06" calcext:value-type="float">
            <text:p>2594.06</text:p>
          </table:table-cell>
          <table:table-cell office:value-type="float" office:value="0" calcext:value-type="float">
            <text:p>0.00</text:p>
          </table:table-cell>
          <table:table-cell office:value-type="float" office:value="546.58" calcext:value-type="float">
            <text:p>546.58</text:p>
          </table:table-cell>
          <table:table-cell office:value-type="float" office:value="4.95" calcext:value-type="float">
            <text:p>4.95</text:p>
          </table:table-cell>
          <table:table-cell office:value-type="float" office:value="0.2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9.15" calcext:value-type="float">
            <text:p>2089.15</text:p>
          </table:table-cell>
          <table:table-cell office:value-type="float" office:value="0" calcext:value-type="float">
            <text:p>0.00</text:p>
          </table:table-cell>
          <table:table-cell office:value-type="float" office:value="452.45" calcext:value-type="float">
            <text:p>452.45</text:p>
          </table:table-cell>
          <table:table-cell office:value-type="float" office:value="38.54" calcext:value-type="float">
            <text:p>38.54</text:p>
          </table:table-cell>
          <table:table-cell office:value-type="float" office:value="26.11" calcext:value-type="float">
            <text:p>26.11</text:p>
          </table:table-cell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7.5" calcext:value-type="float">
            <text:p>1717.50</text:p>
          </table:table-cell>
          <table:table-cell office:value-type="float" office:value="0" calcext:value-type="float">
            <text:p>0.00</text:p>
          </table:table-cell>
          <table:table-cell office:value-type="float" office:value="386.79" calcext:value-type="float">
            <text:p>386.79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4.46" calcext:value-type="float">
            <text:p>1544.46</text:p>
          </table:table-cell>
          <table:table-cell office:value-type="float" office:value="0" calcext:value-type="float">
            <text:p>0.00</text:p>
          </table:table-cell>
          <table:table-cell office:value-type="float" office:value="352.76" calcext:value-type="float">
            <text:p>352.76</text:p>
          </table:table-cell>
          <table:table-cell office:value-type="float" office:value="46.11" calcext:value-type="float">
            <text:p>46.11</text:p>
          </table:table-cell>
          <table:table-cell office:value-type="float" office:value="22.57" calcext:value-type="float">
            <text:p>22.57</text:p>
          </table:table-cell>
          <table:table-cell table:number-columns-repeated="2"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07.5" calcext:value-type="float">
            <text:p>3307.50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3.59" calcext:value-type="float">
            <text:p>3.59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4.4" calcext:value-type="float">
            <text:p>2694.40</text:p>
          </table:table-cell>
          <table:table-cell office:value-type="float" office:value="0" calcext:value-type="float">
            <text:p>0.00</text:p>
          </table:table-cell>
          <table:table-cell office:value-type="float" office:value="562.49" calcext:value-type="float">
            <text:p>562.49</text:p>
          </table:table-cell>
          <table:table-cell office:value-type="float" office:value="30.08" calcext:value-type="float">
            <text:p>30.08</text:p>
          </table:table-cell>
          <table:table-cell office:value-type="float" office:value="5.06" calcext:value-type="float">
            <text:p>5.0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7.34" calcext:value-type="float">
            <text:p>2087.34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00.3" calcext:value-type="float">
            <text:p>1900.30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25.95" calcext:value-type="float">
            <text:p>25.95</text:p>
          </table:table-cell>
          <table:table-cell office:value-type="float" office:value="13.05" calcext:value-type="float">
            <text:p>13.05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19.11" calcext:value-type="float">
            <text:p>1819.11</text:p>
          </table:table-cell>
          <table:table-cell office:value-type="float" office:value="0" calcext:value-type="float">
            <text:p>0.00</text:p>
          </table:table-cell>
          <table:table-cell office:value-type="float" office:value="401.75" calcext:value-type="float">
            <text:p>401.75</text:p>
          </table:table-cell>
          <table:table-cell office:value-type="float" office:value="5.96" calcext:value-type="float">
            <text:p>5.96</text:p>
          </table:table-cell>
          <table:table-cell office:value-type="float" office:value="4.62" calcext:value-type="float">
            <text:p>4.6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60.01" calcext:value-type="float">
            <text:p>1560.01</text:p>
          </table:table-cell>
          <table:table-cell office:value-type="float" office:value="0" calcext:value-type="float">
            <text:p>0.00</text:p>
          </table:table-cell>
          <table:table-cell office:value-type="float" office:value="389.09" calcext:value-type="float">
            <text:p>389.09</text:p>
          </table:table-cell>
          <table:table-cell office:value-type="float" office:value="1.56" calcext:value-type="float">
            <text:p>1.56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3.72" calcext:value-type="float">
            <text:p>2133.72</text:p>
          </table:table-cell>
          <table:table-cell office:value-type="float" office:value="0" calcext:value-type="float">
            <text:p>0.00</text:p>
          </table:table-cell>
          <table:table-cell office:value-type="float" office:value="491.35" calcext:value-type="float">
            <text:p>491.35</text:p>
          </table:table-cell>
          <table:table-cell office:value-type="float" office:value="19.92" calcext:value-type="float">
            <text:p>19.92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294.9" calcext:value-type="float">
            <text:p>3294.90</text:p>
          </table:table-cell>
          <table:table-cell office:value-type="float" office:value="3325.8" calcext:value-type="float">
            <text:p>3325.80</text:p>
          </table:table-cell>
          <table:table-cell office:value-type="float" office:value="0.93" calcext:value-type="float">
            <text:p>0.93</text:p>
          </table:table-cell>
          <table:table-cell office:value-type="float" office:value="669.68" calcext:value-type="float">
            <text:p>669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222.32" calcext:value-type="float">
            <text:p>222.32</text:p>
          </table:table-cell>
          <table:table-cell office:value-type="float" office:value="2490" calcext:value-type="float">
            <text:p>2490</text:p>
          </table:table-cell>
          <table:table-cell office:value-type="float" office:value="2487" calcext:value-type="float">
            <text:p>248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06.06" calcext:value-type="float">
            <text:p>2206.06</text:p>
          </table:table-cell>
          <table:table-cell office:value-type="float" office:value="0" calcext:value-type="float">
            <text:p>0.00</text:p>
          </table:table-cell>
          <table:table-cell office:value-type="float" office:value="464.71" calcext:value-type="float">
            <text:p>464.71</text:p>
          </table:table-cell>
          <table:table-cell office:value-type="float" office:value="504.9" calcext:value-type="float">
            <text:p>504.90</text:p>
          </table:table-cell>
          <table:table-cell office:value-type="float" office:value="255.04" calcext:value-type="float">
            <text:p>255.04</text:p>
          </table:table-cell>
          <table:table-cell table:number-columns-repeated="2"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860.81" calcext:value-type="float">
            <text:p>2860.81</text:p>
          </table:table-cell>
          <table:table-cell office:value-type="float" office:value="2932.33" calcext:value-type="float">
            <text:p>2932.33</text:p>
          </table:table-cell>
          <table:table-cell office:value-type="float" office:value="2.44" calcext:value-type="float">
            <text:p>2.44</text:p>
          </table:table-cell>
          <table:table-cell office:value-type="float" office:value="618.85" calcext:value-type="float">
            <text:p>618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173.5" calcext:value-type="float">
            <text:p>173.50</text:p>
          </table:table-cell>
          <table:table-cell office:value-type="float" office:value="794" calcext:value-type="float">
            <text:p>794</text:p>
          </table:table-cell>
          <table:table-cell office:value-type="float" office:value="786" calcext:value-type="float">
            <text:p>7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26.46" calcext:value-type="float">
            <text:p>3126.46</text:p>
          </table:table-cell>
          <table:table-cell office:value-type="float" office:value="0" calcext:value-type="float">
            <text:p>0.00</text:p>
          </table:table-cell>
          <table:table-cell office:value-type="float" office:value="668.04" calcext:value-type="float">
            <text:p>668.04</text:p>
          </table:table-cell>
          <table:table-cell office:value-type="float" office:value="17.94" calcext:value-type="float">
            <text:p>17.94</text:p>
          </table:table-cell>
          <table:table-cell office:value-type="float" office:value="9.32" calcext:value-type="float">
            <text:p>9.3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3486.15" calcext:value-type="float">
            <text:p>3486.15</text:p>
          </table:table-cell>
          <table:table-cell office:value-type="float" office:value="4037.15" calcext:value-type="float">
            <text:p>4037.15</text:p>
          </table:table-cell>
          <table:table-cell office:value-type="float" office:value="13.65" calcext:value-type="float">
            <text:p>13.65</text:p>
          </table:table-cell>
          <table:table-cell office:value-type="float" office:value="889.86" calcext:value-type="float">
            <text:p>889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2352.4" calcext:value-type="float">
            <text:p>2352.40</text:p>
          </table:table-cell>
          <table:table-cell office:value-type="float" office:value="1532" calcext:value-type="float">
            <text:p>1532</text:p>
          </table:table-cell>
          <table:table-cell office:value-type="float" office:value="1529" calcext:value-type="float">
            <text:p>152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3898.28" calcext:value-type="float">
            <text:p>3898.28</text:p>
          </table:table-cell>
          <table:table-cell office:value-type="float" office:value="7345.04" calcext:value-type="float">
            <text:p>7345.04</text:p>
          </table:table-cell>
          <table:table-cell office:value-type="float" office:value="46.93" calcext:value-type="float">
            <text:p>46.93</text:p>
          </table:table-cell>
          <table:table-cell office:value-type="float" office:value="2076.95" calcext:value-type="float">
            <text:p>2076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9" calcext:value-type="float">
            <text:p>3599.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42.18" calcext:value-type="float">
            <text:p>4042.18</text:p>
          </table:table-cell>
          <table:table-cell office:value-type="float" office:value="5936.81" calcext:value-type="float">
            <text:p>5936.81</text:p>
          </table:table-cell>
          <table:table-cell office:value-type="float" office:value="32.17" calcext:value-type="float">
            <text:p>32.17</text:p>
          </table:table-cell>
          <table:table-cell office:value-type="float" office:value="1442.95" calcext:value-type="float">
            <text:p>144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4.33" calcext:value-type="float">
            <text:p>3544.33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338.46" calcext:value-type="float">
            <text:p>4338.46</text:p>
          </table:table-cell>
          <table:table-cell office:value-type="float" office:value="7453.38" calcext:value-type="float">
            <text:p>7453.38</text:p>
          </table:table-cell>
          <table:table-cell office:value-type="float" office:value="42.46" calcext:value-type="float">
            <text:p>42.46</text:p>
          </table:table-cell>
          <table:table-cell office:value-type="float" office:value="2029.73" calcext:value-type="float">
            <text:p>2029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1" calcext:value-type="float">
            <text:p>3598.4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800.84" calcext:value-type="float">
            <text:p>3800.84</text:p>
          </table:table-cell>
          <table:table-cell office:value-type="float" office:value="6556.66" calcext:value-type="float">
            <text:p>6556.66</text:p>
          </table:table-cell>
          <table:table-cell office:value-type="float" office:value="42.03" calcext:value-type="float">
            <text:p>42.03</text:p>
          </table:table-cell>
          <table:table-cell office:value-type="float" office:value="1761.48" calcext:value-type="float">
            <text:p>1761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9" calcext:value-type="float">
            <text:p>3598.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6099.29" calcext:value-type="float">
            <text:p>6099.29</text:p>
          </table:table-cell>
          <table:table-cell office:value-type="float" office:value="8217.3" calcext:value-type="float">
            <text:p>8217.30</text:p>
          </table:table-cell>
          <table:table-cell office:value-type="float" office:value="26.96" calcext:value-type="float">
            <text:p>26.96</text:p>
          </table:table-cell>
          <table:table-cell office:value-type="float" office:value="1841.39" calcext:value-type="float">
            <text:p>1841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5.64" calcext:value-type="float">
            <text:p>3515.6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271.64" calcext:value-type="float">
            <text:p>6271.64</text:p>
          </table:table-cell>
          <table:table-cell office:value-type="float" office:value="7120.06" calcext:value-type="float">
            <text:p>7120.06</text:p>
          </table:table-cell>
          <table:table-cell office:value-type="float" office:value="11.92" calcext:value-type="float">
            <text:p>11.92</text:p>
          </table:table-cell>
          <table:table-cell office:value-type="float" office:value="1544.21" calcext:value-type="float">
            <text:p>1544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2835.86" calcext:value-type="float">
            <text:p>2835.86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4884.78" calcext:value-type="float">
            <text:p>4884.78</text:p>
          </table:table-cell>
          <table:table-cell office:value-type="float" office:value="5897.71" calcext:value-type="float">
            <text:p>5897.71</text:p>
          </table:table-cell>
          <table:table-cell office:value-type="float" office:value="17.22" calcext:value-type="float">
            <text:p>17.22</text:p>
          </table:table-cell>
          <table:table-cell office:value-type="float" office:value="1293.21" calcext:value-type="float">
            <text:p>1293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2977.34" calcext:value-type="float">
            <text:p>2977.34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5784.34" calcext:value-type="float">
            <text:p>5784.34</text:p>
          </table:table-cell>
          <table:table-cell office:value-type="float" office:value="6279.35" calcext:value-type="float">
            <text:p>6279.35</text:p>
          </table:table-cell>
          <table:table-cell office:value-type="float" office:value="7.88" calcext:value-type="float">
            <text:p>7.88</text:p>
          </table:table-cell>
          <table:table-cell office:value-type="float" office:value="1372.87" calcext:value-type="float">
            <text:p>1372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2054.81" calcext:value-type="float">
            <text:p>2054.81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5379.9" calcext:value-type="float">
            <text:p>5379.90</text:p>
          </table:table-cell>
          <table:table-cell office:value-type="float" office:value="8351.93" calcext:value-type="float">
            <text:p>8351.93</text:p>
          </table:table-cell>
          <table:table-cell office:value-type="float" office:value="35.71" calcext:value-type="float">
            <text:p>35.71</text:p>
          </table:table-cell>
          <table:table-cell office:value-type="float" office:value="2133.14" calcext:value-type="float">
            <text:p>2133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265.18" calcext:value-type="float">
            <text:p>3265.18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6551.83" calcext:value-type="float">
            <text:p>6551.83</text:p>
          </table:table-cell>
          <table:table-cell office:value-type="float" office:value="13963.26" calcext:value-type="float">
            <text:p>13963.26</text:p>
          </table:table-cell>
          <table:table-cell office:value-type="float" office:value="53.09" calcext:value-type="float">
            <text:p>53.09</text:p>
          </table:table-cell>
          <table:table-cell office:value-type="float" office:value="4093.08" calcext:value-type="float">
            <text:p>4093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33" calcext:value-type="float">
            <text:p>3587.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6819.21" calcext:value-type="float">
            <text:p>6819.21</text:p>
          </table:table-cell>
          <table:table-cell office:value-type="float" office:value="11569.75" calcext:value-type="float">
            <text:p>11569.75</text:p>
          </table:table-cell>
          <table:table-cell office:value-type="float" office:value="41.35" calcext:value-type="float">
            <text:p>41.35</text:p>
          </table:table-cell>
          <table:table-cell office:value-type="float" office:value="3026.14" calcext:value-type="float">
            <text:p>3026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2.16" calcext:value-type="float">
            <text:p>3562.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7087.08" calcext:value-type="float">
            <text:p>7087.08</text:p>
          </table:table-cell>
          <table:table-cell office:value-type="float" office:value="15552.28" calcext:value-type="float">
            <text:p>15552.28</text:p>
          </table:table-cell>
          <table:table-cell office:value-type="float" office:value="54.43" calcext:value-type="float">
            <text:p>54.43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4" calcext:value-type="float">
            <text:p>3599.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6745.2" calcext:value-type="float">
            <text:p>6745.20</text:p>
          </table:table-cell>
          <table:table-cell office:value-type="float" office:value="7787.59" calcext:value-type="float">
            <text:p>7787.59</text:p>
          </table:table-cell>
          <table:table-cell office:value-type="float" office:value="13.39" calcext:value-type="float">
            <text:p>13.39</text:p>
          </table:table-cell>
          <table:table-cell office:value-type="float" office:value="1748.54" calcext:value-type="float">
            <text:p>1748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2973.26" calcext:value-type="float">
            <text:p>2973.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6981.6" calcext:value-type="float">
            <text:p>6981.60</text:p>
          </table:table-cell>
          <table:table-cell office:value-type="float" office:value="7375.36" calcext:value-type="float">
            <text:p>7375.36</text:p>
          </table:table-cell>
          <table:table-cell office:value-type="float" office:value="5.34" calcext:value-type="float">
            <text:p>5.34</text:p>
          </table:table-cell>
          <table:table-cell office:value-type="float" office:value="1559.02" calcext:value-type="float">
            <text:p>1559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2384.49" calcext:value-type="float">
            <text:p>2384.49</text:p>
          </table:table-cell>
          <table:table-cell office:value-type="float" office:value="156" calcext:value-type="float">
            <text:p>156</text:p>
          </table:table-cell>
          <table:table-cell office:value-type="float" office:value="150" calcext:value-type="float">
            <text:p>1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44.78" calcext:value-type="float">
            <text:p>1344.78</text:p>
          </table:table-cell>
          <table:table-cell office:value-type="float" office:value="0" calcext:value-type="float">
            <text:p>0.00</text:p>
          </table:table-cell>
          <table:table-cell office:value-type="float" office:value="348.31" calcext:value-type="float">
            <text:p>348.31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24.33" calcext:value-type="float">
            <text:p>1224.33</text:p>
          </table:table-cell>
          <table:table-cell office:value-type="float" office:value="0" calcext:value-type="float">
            <text:p>0.00</text:p>
          </table:table-cell>
          <table:table-cell office:value-type="float" office:value="293.74" calcext:value-type="float">
            <text:p>293.74</text:p>
          </table:table-cell>
          <table:table-cell office:value-type="float" office:value="1.02" calcext:value-type="float">
            <text:p>1.0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01.85" calcext:value-type="float">
            <text:p>2301.85</text:p>
          </table:table-cell>
          <table:table-cell office:value-type="float" office:value="0" calcext:value-type="float">
            <text:p>0.00</text:p>
          </table:table-cell>
          <table:table-cell office:value-type="float" office:value="497.24" calcext:value-type="float">
            <text:p>497.24</text:p>
          </table:table-cell>
          <table:table-cell office:value-type="float" office:value="18.64" calcext:value-type="float">
            <text:p>18.64</text:p>
          </table:table-cell>
          <table:table-cell office:value-type="float" office:value="12.46" calcext:value-type="float">
            <text:p>12.46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7.57" calcext:value-type="float">
            <text:p>1887.57</text:p>
          </table:table-cell>
          <table:table-cell office:value-type="float" office:value="0" calcext:value-type="float">
            <text:p>0.00</text:p>
          </table:table-cell>
          <table:table-cell office:value-type="float" office:value="421.98" calcext:value-type="float">
            <text:p>421.98</text:p>
          </table:table-cell>
          <table:table-cell office:value-type="float" office:value="11.43" calcext:value-type="float">
            <text:p>11.43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83.78" calcext:value-type="float">
            <text:p>1583.78</text:p>
          </table:table-cell>
          <table:table-cell office:value-type="float" office:value="0" calcext:value-type="float">
            <text:p>0.00</text:p>
          </table:table-cell>
          <table:table-cell office:value-type="float" office:value="368.05" calcext:value-type="float">
            <text:p>368.05</text:p>
          </table:table-cell>
          <table:table-cell office:value-type="float" office:value="3.07" calcext:value-type="float">
            <text:p>3.07</text:p>
          </table:table-cell>
          <table:table-cell office:value-type="float" office:value="2.45" calcext:value-type="float">
            <text:p>2.4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18.95" calcext:value-type="float">
            <text:p>1418.95</text:p>
          </table:table-cell>
          <table:table-cell office:value-type="float" office:value="0" calcext:value-type="float">
            <text:p>0.00</text:p>
          </table:table-cell>
          <table:table-cell office:value-type="float" office:value="348.31" calcext:value-type="float">
            <text:p>348.3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74.02" calcext:value-type="float">
            <text:p>2374.02</text:p>
          </table:table-cell>
          <table:table-cell office:value-type="float" office:value="0" calcext:value-type="float">
            <text:p>0.00</text:p>
          </table:table-cell>
          <table:table-cell office:value-type="float" office:value="491.04" calcext:value-type="float">
            <text:p>491.04</text:p>
          </table:table-cell>
          <table:table-cell office:value-type="float" office:value="8.68" calcext:value-type="float">
            <text:p>8.68</text:p>
          </table:table-cell>
          <table:table-cell office:value-type="float" office:value="4.28" calcext:value-type="float">
            <text:p>4.2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96.15" calcext:value-type="float">
            <text:p>1896.15</text:p>
          </table:table-cell>
          <table:table-cell office:value-type="float" office:value="0" calcext:value-type="float">
            <text:p>0.00</text:p>
          </table:table-cell>
          <table:table-cell office:value-type="float" office:value="419.6" calcext:value-type="float">
            <text:p>419.60</text:p>
          </table:table-cell>
          <table:table-cell office:value-type="float" office:value="3.21" calcext:value-type="float">
            <text:p>3.2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2880.32" calcext:value-type="float">
            <text:p>2880.32</text:p>
          </table:table-cell>
          <table:table-cell office:value-type="float" office:value="2924.27" calcext:value-type="float">
            <text:p>2924.27</text:p>
          </table:table-cell>
          <table:table-cell office:value-type="float" office:value="1.5" calcext:value-type="float">
            <text:p>1.50</text:p>
          </table:table-cell>
          <table:table-cell office:value-type="float" office:value="605.91" calcext:value-type="float">
            <text:p>605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1413.3" calcext:value-type="float">
            <text:p>1413.30</text:p>
          </table:table-cell>
          <table:table-cell table:number-columns-repeated="2" office:value-type="float" office:value="4888" calcext:value-type="float">
            <text:p>488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319.32" calcext:value-type="float">
            <text:p>4319.32</text:p>
          </table:table-cell>
          <table:table-cell office:value-type="float" office:value="4343.07" calcext:value-type="float">
            <text:p>4343.07</text:p>
          </table:table-cell>
          <table:table-cell office:value-type="float" office:value="0.55" calcext:value-type="float">
            <text:p>0.55</text:p>
          </table:table-cell>
          <table:table-cell office:value-type="float" office:value="895.71" calcext:value-type="float">
            <text:p>895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1259.65" calcext:value-type="float">
            <text:p>1259.65</text:p>
          </table:table-cell>
          <table:table-cell office:value-type="float" office:value="2784" calcext:value-type="float">
            <text:p>2784</text:p>
          </table:table-cell>
          <table:table-cell office:value-type="float" office:value="2783" calcext:value-type="float">
            <text:p>278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2968.51" calcext:value-type="float">
            <text:p>2968.51</text:p>
          </table:table-cell>
          <table:table-cell office:value-type="float" office:value="3101.96" calcext:value-type="float">
            <text:p>3101.96</text:p>
          </table:table-cell>
          <table:table-cell office:value-type="float" office:value="4.3" calcext:value-type="float">
            <text:p>4.30</text:p>
          </table:table-cell>
          <table:table-cell office:value-type="float" office:value="639.82" calcext:value-type="float">
            <text:p>639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446.6" calcext:value-type="float">
            <text:p>446.60</text:p>
          </table:table-cell>
          <table:table-cell office:value-type="float" office:value="1706" calcext:value-type="float">
            <text:p>1706</text:p>
          </table:table-cell>
          <table:table-cell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425.58" calcext:value-type="float">
            <text:p>3425.58</text:p>
          </table:table-cell>
          <table:table-cell office:value-type="float" office:value="3479" calcext:value-type="float">
            <text:p>3479.00</text:p>
          </table:table-cell>
          <table:table-cell office:value-type="float" office:value="1.55" calcext:value-type="float">
            <text:p>1.55</text:p>
          </table:table-cell>
          <table:table-cell office:value-type="float" office:value="716.85" calcext:value-type="float">
            <text:p>716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1231.2" calcext:value-type="float">
            <text:p>1231.20</text:p>
          </table:table-cell>
          <table:table-cell office:value-type="float" office:value="2930" calcext:value-type="float">
            <text:p>2930</text:p>
          </table:table-cell>
          <table:table-cell office:value-type="float" office:value="2929" calcext:value-type="float">
            <text:p>292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820.24" calcext:value-type="float">
            <text:p>3820.24</text:p>
          </table:table-cell>
          <table:table-cell office:value-type="float" office:value="3849.55" calcext:value-type="float">
            <text:p>3849.55</text:p>
          </table:table-cell>
          <table:table-cell office:value-type="float" office:value="0.76" calcext:value-type="float">
            <text:p>0.76</text:p>
          </table:table-cell>
          <table:table-cell office:value-type="float" office:value="800.5" calcext:value-type="float">
            <text:p>800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854.99" calcext:value-type="float">
            <text:p>854.99</text:p>
          </table:table-cell>
          <table:table-cell office:value-type="float" office:value="2108" calcext:value-type="float">
            <text:p>2108</text:p>
          </table:table-cell>
          <table:table-cell office:value-type="float" office:value="2106" calcext:value-type="float">
            <text:p>210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841.42" calcext:value-type="float">
            <text:p>5841.42</text:p>
          </table:table-cell>
          <table:table-cell office:value-type="float" office:value="6577.35" calcext:value-type="float">
            <text:p>6577.35</text:p>
          </table:table-cell>
          <table:table-cell office:value-type="float" office:value="20.7" calcext:value-type="float">
            <text:p>20.70</text:p>
          </table:table-cell>
          <table:table-cell office:value-type="float" office:value="1429.11" calcext:value-type="float">
            <text:p>1429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9" calcext:value-type="float">
            <text:p>3596.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837.86" calcext:value-type="float">
            <text:p>5837.86</text:p>
          </table:table-cell>
          <table:table-cell office:value-type="float" office:value="6602.26" calcext:value-type="float">
            <text:p>6602.26</text:p>
          </table:table-cell>
          <table:table-cell office:value-type="float" office:value="12.05" calcext:value-type="float">
            <text:p>12.05</text:p>
          </table:table-cell>
          <table:table-cell office:value-type="float" office:value="1440.11" calcext:value-type="float">
            <text:p>1440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6" calcext:value-type="float">
            <text:p>3595.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162.1" calcext:value-type="float">
            <text:p>5162.10</text:p>
          </table:table-cell>
          <table:table-cell office:value-type="float" office:value="5748.31" calcext:value-type="float">
            <text:p>5748.31</text:p>
          </table:table-cell>
          <table:table-cell office:value-type="float" office:value="10.21" calcext:value-type="float">
            <text:p>10.21</text:p>
          </table:table-cell>
          <table:table-cell office:value-type="float" office:value="1257.49" calcext:value-type="float">
            <text:p>1257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3.77" calcext:value-type="float">
            <text:p>3563.7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946.02" calcext:value-type="float">
            <text:p>5946.02</text:p>
          </table:table-cell>
          <table:table-cell office:value-type="float" office:value="6419.34" calcext:value-type="float">
            <text:p>6419.34</text:p>
          </table:table-cell>
          <table:table-cell office:value-type="float" office:value="7.45" calcext:value-type="float">
            <text:p>7.45</text:p>
          </table:table-cell>
          <table:table-cell office:value-type="float" office:value="1345" calcext:value-type="float">
            <text:p>1345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03" calcext:value-type="float">
            <text:p>3566.03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5263.75" calcext:value-type="float">
            <text:p>5263.75</text:p>
          </table:table-cell>
          <table:table-cell office:value-type="float" office:value="6005.12" calcext:value-type="float">
            <text:p>6005.12</text:p>
          </table:table-cell>
          <table:table-cell office:value-type="float" office:value="12.35" calcext:value-type="float">
            <text:p>12.35</text:p>
          </table:table-cell>
          <table:table-cell office:value-type="float" office:value="1313.24" calcext:value-type="float">
            <text:p>1313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5.26" calcext:value-type="float">
            <text:p>3525.26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909.73" calcext:value-type="float">
            <text:p>9909.73</text:p>
          </table:table-cell>
          <table:table-cell office:value-type="float" office:value="14581.48" calcext:value-type="float">
            <text:p>14581.48</text:p>
          </table:table-cell>
          <table:table-cell office:value-type="float" office:value="32.08" calcext:value-type="float">
            <text:p>32.08</text:p>
          </table:table-cell>
          <table:table-cell office:value-type="float" office:value="3603.21" calcext:value-type="float">
            <text:p>3603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46" calcext:value-type="float">
            <text:p>3594.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7809.69" calcext:value-type="float">
            <text:p>7809.69</text:p>
          </table:table-cell>
          <table:table-cell office:value-type="float" office:value="12056.96" calcext:value-type="float">
            <text:p>12056.96</text:p>
          </table:table-cell>
          <table:table-cell office:value-type="float" office:value="36.45" calcext:value-type="float">
            <text:p>36.45</text:p>
          </table:table-cell>
          <table:table-cell office:value-type="float" office:value="3056.41" calcext:value-type="float">
            <text:p>3056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2" calcext:value-type="float">
            <text:p>3594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7024.16" calcext:value-type="float">
            <text:p>7024.16</text:p>
          </table:table-cell>
          <table:table-cell office:value-type="float" office:value="12320.36" calcext:value-type="float">
            <text:p>12320.36</text:p>
          </table:table-cell>
          <table:table-cell office:value-type="float" office:value="42.99" calcext:value-type="float">
            <text:p>42.99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7" calcext:value-type="float">
            <text:p>3599.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207.75" calcext:value-type="float">
            <text:p>8207.75</text:p>
          </table:table-cell>
          <table:table-cell office:value-type="float" office:value="13099.38" calcext:value-type="float">
            <text:p>13099.38</text:p>
          </table:table-cell>
          <table:table-cell office:value-type="float" office:value="37.34" calcext:value-type="float">
            <text:p>37.34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6" calcext:value-type="float">
            <text:p>3596.5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7110.39" calcext:value-type="float">
            <text:p>7110.39</text:p>
          </table:table-cell>
          <table:table-cell office:value-type="float" office:value="10626.67" calcext:value-type="float">
            <text:p>10626.67</text:p>
          </table:table-cell>
          <table:table-cell office:value-type="float" office:value="33.13" calcext:value-type="float">
            <text:p>33.13</text:p>
          </table:table-cell>
          <table:table-cell office:value-type="float" office:value="2580.96" calcext:value-type="float">
            <text:p>2580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72" calcext:value-type="float">
            <text:p>3591.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088.78" calcext:value-type="float">
            <text:p>10088.78</text:p>
          </table:table-cell>
          <table:table-cell office:value-type="float" office:value="15548.47" calcext:value-type="float">
            <text:p>15548.47</text:p>
          </table:table-cell>
          <table:table-cell office:value-type="float" office:value="35.11" calcext:value-type="float">
            <text:p>35.11</text:p>
          </table:table-cell>
          <table:table-cell office:value-type="float" office:value="3967.3" calcext:value-type="float">
            <text:p>3967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9" calcext:value-type="float">
            <text:p>3595.5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8748.62" calcext:value-type="float">
            <text:p>8748.62</text:p>
          </table:table-cell>
          <table:table-cell office:value-type="float" office:value="14814.25" calcext:value-type="float">
            <text:p>14814.25</text:p>
          </table:table-cell>
          <table:table-cell office:value-type="float" office:value="45.8" calcext:value-type="float">
            <text:p>45.80</text:p>
          </table:table-cell>
          <table:table-cell office:value-type="float" office:value="3865.05" calcext:value-type="float">
            <text:p>3865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8" calcext:value-type="float">
            <text:p>3597.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0933.89" calcext:value-type="float">
            <text:p>10933.89</text:p>
          </table:table-cell>
          <table:table-cell office:value-type="float" office:value="16558.29" calcext:value-type="float">
            <text:p>16558.29</text:p>
          </table:table-cell>
          <table:table-cell office:value-type="float" office:value="36.98" calcext:value-type="float">
            <text:p>36.98</text:p>
          </table:table-cell>
          <table:table-cell office:value-type="float" office:value="4188.9" calcext:value-type="float">
            <text:p>4188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2" calcext:value-type="float">
            <text:p>3592.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9864.22" calcext:value-type="float">
            <text:p>9864.22</text:p>
          </table:table-cell>
          <table:table-cell office:value-type="float" office:value="17016.42" calcext:value-type="float">
            <text:p>17016.42</text:p>
          </table:table-cell>
          <table:table-cell office:value-type="float" office:value="42.03" calcext:value-type="float">
            <text:p>42.03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2" calcext:value-type="float">
            <text:p>3597.9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9786.74" calcext:value-type="float">
            <text:p>9786.74</text:p>
          </table:table-cell>
          <table:table-cell office:value-type="float" office:value="15806.48" calcext:value-type="float">
            <text:p>15806.48</text:p>
          </table:table-cell>
          <table:table-cell office:value-type="float" office:value="38.08" calcext:value-type="float">
            <text:p>38.08</text:p>
          </table:table-cell>
          <table:table-cell office:value-type="float" office:value="4069.21" calcext:value-type="float">
            <text:p>4069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37" calcext:value-type="float">
            <text:p>3599.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04.84" calcext:value-type="float">
            <text:p>1604.84</text:p>
          </table:table-cell>
          <table:table-cell office:value-type="float" office:value="0" calcext:value-type="float">
            <text:p>0.00</text:p>
          </table:table-cell>
          <table:table-cell office:value-type="float" office:value="375.46" calcext:value-type="float">
            <text:p>375.46</text:p>
          </table:table-cell>
          <table:table-cell office:value-type="float" office:value="4.76" calcext:value-type="float">
            <text:p>4.76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5.02" calcext:value-type="float">
            <text:p>1435.02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3.44" calcext:value-type="float">
            <text:p>3.4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80.47" calcext:value-type="float">
            <text:p>3280.47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2.79" calcext:value-type="float">
            <text:p>2.79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64.06" calcext:value-type="float">
            <text:p>2664.06</text:p>
          </table:table-cell>
          <table:table-cell office:value-type="float" office:value="0" calcext:value-type="float">
            <text:p>0.00</text:p>
          </table:table-cell>
          <table:table-cell office:value-type="float" office:value="562.67" calcext:value-type="float">
            <text:p>562.67</text:p>
          </table:table-cell>
          <table:table-cell office:value-type="float" office:value="114.95" calcext:value-type="float">
            <text:p>114.95</text:p>
          </table:table-cell>
          <table:table-cell office:value-type="float" office:value="11.61" calcext:value-type="float">
            <text:p>11.61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68.11" calcext:value-type="float">
            <text:p>2068.11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76.83" calcext:value-type="float">
            <text:p>1876.83</text:p>
          </table:table-cell>
          <table:table-cell office:value-type="float" office:value="0" calcext:value-type="float">
            <text:p>0.00</text:p>
          </table:table-cell>
          <table:table-cell office:value-type="float" office:value="429" calcext:value-type="float">
            <text:p>429.00</text:p>
          </table:table-cell>
          <table:table-cell office:value-type="float" office:value="246.53" calcext:value-type="float">
            <text:p>246.53</text:p>
          </table:table-cell>
          <table:table-cell office:value-type="float" office:value="143.26" calcext:value-type="float">
            <text:p>143.26</text:p>
          </table:table-cell>
          <table:table-cell office:value-type="float" office:value="2056" calcext:value-type="float">
            <text:p>2056</text:p>
          </table:table-cell>
          <table:table-cell office:value-type="float" office:value="2055" calcext:value-type="float">
            <text:p>205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6.16" calcext:value-type="float">
            <text:p>1726.16</text:p>
          </table:table-cell>
          <table:table-cell office:value-type="float" office:value="0" calcext:value-type="float">
            <text:p>0.00</text:p>
          </table:table-cell>
          <table:table-cell office:value-type="float" office:value="375.32" calcext:value-type="float">
            <text:p>375.32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5.99" calcext:value-type="float">
            <text:p>2045.99</text:p>
          </table:table-cell>
          <table:table-cell office:value-type="float" office:value="0" calcext:value-type="float">
            <text:p>0.00</text:p>
          </table:table-cell>
          <table:table-cell office:value-type="float" office:value="439.94" calcext:value-type="float">
            <text:p>439.94</text:p>
          </table:table-cell>
          <table:table-cell office:value-type="float" office:value="7.6" calcext:value-type="float">
            <text:p>7.60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55.33" calcext:value-type="float">
            <text:p>2655.33</text:p>
          </table:table-cell>
          <table:table-cell office:value-type="float" office:value="0" calcext:value-type="float">
            <text:p>0.00</text:p>
          </table:table-cell>
          <table:table-cell office:value-type="float" office:value="570.54" calcext:value-type="float">
            <text:p>570.54</text:p>
          </table:table-cell>
          <table:table-cell office:value-type="float" office:value="69.22" calcext:value-type="float">
            <text:p>69.22</text:p>
          </table:table-cell>
          <table:table-cell office:value-type="float" office:value="28.76" calcext:value-type="float">
            <text:p>28.7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561.33" calcext:value-type="float">
            <text:p>3561.33</text:p>
          </table:table-cell>
          <table:table-cell office:value-type="float" office:value="3764.8" calcext:value-type="float">
            <text:p>3764.80</text:p>
          </table:table-cell>
          <table:table-cell office:value-type="float" office:value="5.4" calcext:value-type="float">
            <text:p>5.40</text:p>
          </table:table-cell>
          <table:table-cell office:value-type="float" office:value="769.14" calcext:value-type="float">
            <text:p>769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0.59" calcext:value-type="float">
            <text:p>340.59</text:p>
          </table:table-cell>
          <table:table-cell table:number-columns-repeated="2" office:value-type="float" office:value="1547" calcext:value-type="float">
            <text:p>154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55.69" calcext:value-type="float">
            <text:p>2555.69</text:p>
          </table:table-cell>
          <table:table-cell office:value-type="float" office:value="0" calcext:value-type="float">
            <text:p>0.00</text:p>
          </table:table-cell>
          <table:table-cell office:value-type="float" office:value="527.29" calcext:value-type="float">
            <text:p>527.29</text:p>
          </table:table-cell>
          <table:table-cell office:value-type="float" office:value="429.3" calcext:value-type="float">
            <text:p>429.30</text:p>
          </table:table-cell>
          <table:table-cell office:value-type="float" office:value="115.63" calcext:value-type="float">
            <text:p>115.63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902.11" calcext:value-type="float">
            <text:p>2902.11</text:p>
          </table:table-cell>
          <table:table-cell office:value-type="float" office:value="2906.68" calcext:value-type="float">
            <text:p>2906.68</text:p>
          </table:table-cell>
          <table:table-cell office:value-type="float" office:value="0.16" calcext:value-type="float">
            <text:p>0.16</text:p>
          </table:table-cell>
          <table:table-cell office:value-type="float" office:value="619.77" calcext:value-type="float">
            <text:p>619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1397.18" calcext:value-type="float">
            <text:p>1397.18</text:p>
          </table:table-cell>
          <table:table-cell office:value-type="float" office:value="8052" calcext:value-type="float">
            <text:p>8052</text:p>
          </table:table-cell>
          <table:table-cell office:value-type="float" office:value="8049" calcext:value-type="float">
            <text:p>804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176.53" calcext:value-type="float">
            <text:p>3176.53</text:p>
          </table:table-cell>
          <table:table-cell office:value-type="float" office:value="3253.13" calcext:value-type="float">
            <text:p>3253.13</text:p>
          </table:table-cell>
          <table:table-cell office:value-type="float" office:value="2.36" calcext:value-type="float">
            <text:p>2.36</text:p>
          </table:table-cell>
          <table:table-cell office:value-type="float" office:value="668.48" calcext:value-type="float">
            <text:p>668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81.81" calcext:value-type="float">
            <text:p>381.81</text:p>
          </table:table-cell>
          <table:table-cell table:number-columns-repeated="2" office:value-type="float" office:value="2375" calcext:value-type="float">
            <text:p>23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5665.31" calcext:value-type="float">
            <text:p>5665.31</text:p>
          </table:table-cell>
          <table:table-cell office:value-type="float" office:value="6283.27" calcext:value-type="float">
            <text:p>6283.27</text:p>
          </table:table-cell>
          <table:table-cell office:value-type="float" office:value="9.86" calcext:value-type="float">
            <text:p>9.86</text:p>
          </table:table-cell>
          <table:table-cell office:value-type="float" office:value="1318.44" calcext:value-type="float">
            <text:p>1318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42.19" calcext:value-type="float">
            <text:p>3442.19</text:p>
          </table:table-cell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207.34" calcext:value-type="float">
            <text:p>4207.34</text:p>
          </table:table-cell>
          <table:table-cell office:value-type="float" office:value="4363.34" calcext:value-type="float">
            <text:p>4363.34</text:p>
          </table:table-cell>
          <table:table-cell office:value-type="float" office:value="3.58" calcext:value-type="float">
            <text:p>3.58</text:p>
          </table:table-cell>
          <table:table-cell office:value-type="float" office:value="916.38" calcext:value-type="float">
            <text:p>916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551.69" calcext:value-type="float">
            <text:p>551.69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754.88" calcext:value-type="float">
            <text:p>4754.88</text:p>
          </table:table-cell>
          <table:table-cell office:value-type="float" office:value="5261.97" calcext:value-type="float">
            <text:p>5261.97</text:p>
          </table:table-cell>
          <table:table-cell office:value-type="float" office:value="9.65" calcext:value-type="float">
            <text:p>9.65</text:p>
          </table:table-cell>
          <table:table-cell office:value-type="float" office:value="1117.42" calcext:value-type="float">
            <text:p>1117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264.59" calcext:value-type="float">
            <text:p>3264.59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5081.51" calcext:value-type="float">
            <text:p>5081.51</text:p>
          </table:table-cell>
          <table:table-cell office:value-type="float" office:value="5375.23" calcext:value-type="float">
            <text:p>5375.23</text:p>
          </table:table-cell>
          <table:table-cell office:value-type="float" office:value="5.46" calcext:value-type="float">
            <text:p>5.46</text:p>
          </table:table-cell>
          <table:table-cell office:value-type="float" office:value="1119.35" calcext:value-type="float">
            <text:p>1119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1477.99" calcext:value-type="float">
            <text:p>1477.99</text:p>
          </table:table-cell>
          <table:table-cell office:value-type="float" office:value="1044" calcext:value-type="float">
            <text:p>1044</text:p>
          </table:table-cell>
          <table:table-cell office:value-type="float" office:value="1043" calcext:value-type="float">
            <text:p>10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739.02" calcext:value-type="float">
            <text:p>3739.02</text:p>
          </table:table-cell>
          <table:table-cell office:value-type="float" office:value="4005.84" calcext:value-type="float">
            <text:p>4005.84</text:p>
          </table:table-cell>
          <table:table-cell office:value-type="float" office:value="6.66" calcext:value-type="float">
            <text:p>6.66</text:p>
          </table:table-cell>
          <table:table-cell office:value-type="float" office:value="847.79" calcext:value-type="float">
            <text:p>847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772.99" calcext:value-type="float">
            <text:p>772.99</text:p>
          </table:table-cell>
          <table:table-cell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334.3" calcext:value-type="float">
            <text:p>7334.30</text:p>
          </table:table-cell>
          <table:table-cell office:value-type="float" office:value="10671.84" calcext:value-type="float">
            <text:p>10671.84</text:p>
          </table:table-cell>
          <table:table-cell office:value-type="float" office:value="31.52" calcext:value-type="float">
            <text:p>31.52</text:p>
          </table:table-cell>
          <table:table-cell office:value-type="float" office:value="2557.18" calcext:value-type="float">
            <text:p>2557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8.6" calcext:value-type="float">
            <text:p>3568.6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465.34" calcext:value-type="float">
            <text:p>6465.34</text:p>
          </table:table-cell>
          <table:table-cell office:value-type="float" office:value="7140.72" calcext:value-type="float">
            <text:p>7140.72</text:p>
          </table:table-cell>
          <table:table-cell office:value-type="float" office:value="9.46" calcext:value-type="float">
            <text:p>9.46</text:p>
          </table:table-cell>
          <table:table-cell office:value-type="float" office:value="1558.58" calcext:value-type="float">
            <text:p>1558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095.14" calcext:value-type="float">
            <text:p>3095.14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5906.68" calcext:value-type="float">
            <text:p>5906.68</text:p>
          </table:table-cell>
          <table:table-cell office:value-type="float" office:value="7627.73" calcext:value-type="float">
            <text:p>7627.73</text:p>
          </table:table-cell>
          <table:table-cell office:value-type="float" office:value="22.92" calcext:value-type="float">
            <text:p>22.92</text:p>
          </table:table-cell>
          <table:table-cell office:value-type="float" office:value="1788.88" calcext:value-type="float">
            <text:p>1788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97" calcext:value-type="float">
            <text:p>3585.9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746.28" calcext:value-type="float">
            <text:p>6746.28</text:p>
          </table:table-cell>
          <table:table-cell office:value-type="float" office:value="11074.15" calcext:value-type="float">
            <text:p>11074.15</text:p>
          </table:table-cell>
          <table:table-cell office:value-type="float" office:value="39.13" calcext:value-type="float">
            <text:p>39.13</text:p>
          </table:table-cell>
          <table:table-cell office:value-type="float" office:value="2895.91" calcext:value-type="float">
            <text:p>2895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58" calcext:value-type="float">
            <text:p>3587.5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5732.95" calcext:value-type="float">
            <text:p>5732.95</text:p>
          </table:table-cell>
          <table:table-cell office:value-type="float" office:value="6248.32" calcext:value-type="float">
            <text:p>6248.32</text:p>
          </table:table-cell>
          <table:table-cell office:value-type="float" office:value="8.26" calcext:value-type="float">
            <text:p>8.26</text:p>
          </table:table-cell>
          <table:table-cell office:value-type="float" office:value="1341.66" calcext:value-type="float">
            <text:p>1341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208.46" calcext:value-type="float">
            <text:p>3208.46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7599.43" calcext:value-type="float">
            <text:p>7599.43</text:p>
          </table:table-cell>
          <table:table-cell office:value-type="float" office:value="15717.31" calcext:value-type="float">
            <text:p>15717.31</text:p>
          </table:table-cell>
          <table:table-cell office:value-type="float" office:value="51.65" calcext:value-type="float">
            <text:p>51.65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9" calcext:value-type="float">
            <text:p>3590.9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7748.69" calcext:value-type="float">
            <text:p>7748.69</text:p>
          </table:table-cell>
          <table:table-cell office:value-type="float" office:value="14539.93" calcext:value-type="float">
            <text:p>14539.93</text:p>
          </table:table-cell>
          <table:table-cell office:value-type="float" office:value="46.73" calcext:value-type="float">
            <text:p>46.73</text:p>
          </table:table-cell>
          <table:table-cell office:value-type="float" office:value="4043.48" calcext:value-type="float">
            <text:p>4043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27" calcext:value-type="float">
            <text:p>3589.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7620.42" calcext:value-type="float">
            <text:p>7620.42</text:p>
          </table:table-cell>
          <table:table-cell office:value-type="float" office:value="13838.79" calcext:value-type="float">
            <text:p>13838.79</text:p>
          </table:table-cell>
          <table:table-cell office:value-type="float" office:value="46.32" calcext:value-type="float">
            <text:p>46.32</text:p>
          </table:table-cell>
          <table:table-cell office:value-type="float" office:value="3758.74" calcext:value-type="float">
            <text:p>3758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3" calcext:value-type="float">
            <text:p>3581.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7040.75" calcext:value-type="float">
            <text:p>7040.75</text:p>
          </table:table-cell>
          <table:table-cell office:value-type="float" office:value="7805.04" calcext:value-type="float">
            <text:p>7805.04</text:p>
          </table:table-cell>
          <table:table-cell office:value-type="float" office:value="9.83" calcext:value-type="float">
            <text:p>9.83</text:p>
          </table:table-cell>
          <table:table-cell office:value-type="float" office:value="1678.16" calcext:value-type="float">
            <text:p>1678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456.2" calcext:value-type="float">
            <text:p>3456.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7916.9" calcext:value-type="float">
            <text:p>7916.90</text:p>
          </table:table-cell>
          <table:table-cell office:value-type="float" office:value="8807.41" calcext:value-type="float">
            <text:p>8807.41</text:p>
          </table:table-cell>
          <table:table-cell office:value-type="float" office:value="10.12" calcext:value-type="float">
            <text:p>10.12</text:p>
          </table:table-cell>
          <table:table-cell office:value-type="float" office:value="1943.74" calcext:value-type="float">
            <text:p>194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2892.26" calcext:value-type="float">
            <text:p>2892.26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9.29" calcext:value-type="float">
            <text:p>1439.29</text:p>
          </table:table-cell>
          <table:table-cell office:value-type="float" office:value="0" calcext:value-type="float">
            <text:p>0.00</text:p>
          </table:table-cell>
          <table:table-cell office:value-type="float" office:value="327.67" calcext:value-type="float">
            <text:p>327.67</text:p>
          </table:table-cell>
          <table:table-cell office:value-type="float" office:value="7.77" calcext:value-type="float">
            <text:p>7.77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05.93" calcext:value-type="float">
            <text:p>1205.93</text:p>
          </table:table-cell>
          <table:table-cell office:value-type="float" office:value="0" calcext:value-type="float">
            <text:p>0.00</text:p>
          </table:table-cell>
          <table:table-cell office:value-type="float" office:value="304.95" calcext:value-type="float">
            <text:p>304.95</text:p>
          </table:table-cell>
          <table:table-cell office:value-type="float" office:value="16.94" calcext:value-type="float">
            <text:p>16.94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979.54" calcext:value-type="float">
            <text:p>2979.54</text:p>
          </table:table-cell>
          <table:table-cell office:value-type="float" office:value="3007.28" calcext:value-type="float">
            <text:p>3007.28</text:p>
          </table:table-cell>
          <table:table-cell office:value-type="float" office:value="0.92" calcext:value-type="float">
            <text:p>0.92</text:p>
          </table:table-cell>
          <table:table-cell office:value-type="float" office:value="626.09" calcext:value-type="float">
            <text:p>626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547.55" calcext:value-type="float">
            <text:p>547.55</text:p>
          </table:table-cell>
          <table:table-cell office:value-type="float" office:value="8570" calcext:value-type="float">
            <text:p>8570</text:p>
          </table:table-cell>
          <table:table-cell office:value-type="float" office:value="8569" calcext:value-type="float">
            <text:p>856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0.04" calcext:value-type="float">
            <text:p>2040.04</text:p>
          </table:table-cell>
          <table:table-cell office:value-type="float" office:value="0" calcext:value-type="float">
            <text:p>0.00</text:p>
          </table:table-cell>
          <table:table-cell office:value-type="float" office:value="460.2" calcext:value-type="float">
            <text:p>460.20</text:p>
          </table:table-cell>
          <table:table-cell office:value-type="float" office:value="12.52" calcext:value-type="float">
            <text:p>12.52</text:p>
          </table:table-cell>
          <table:table-cell office:value-type="float" office:value="10.51" calcext:value-type="float">
            <text:p>10.5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92.33" calcext:value-type="float">
            <text:p>1492.33</text:p>
          </table:table-cell>
          <table:table-cell office:value-type="float" office:value="0" calcext:value-type="float">
            <text:p>0.00</text:p>
          </table:table-cell>
          <table:table-cell office:value-type="float" office:value="357.8" calcext:value-type="float">
            <text:p>357.80</text:p>
          </table:table-cell>
          <table:table-cell office:value-type="float" office:value="4.77" calcext:value-type="float">
            <text:p>4.77</text:p>
          </table:table-cell>
          <table:table-cell office:value-type="float" office:value="1.14" calcext:value-type="float">
            <text:p>1.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0.02" calcext:value-type="float">
            <text:p>1590.02</text:p>
          </table:table-cell>
          <table:table-cell office:value-type="float" office:value="0" calcext:value-type="float">
            <text:p>0.00</text:p>
          </table:table-cell>
          <table:table-cell office:value-type="float" office:value="361.64" calcext:value-type="float">
            <text:p>361.64</text:p>
          </table:table-cell>
          <table:table-cell office:value-type="float" office:value="0.92" calcext:value-type="float">
            <text:p>0.92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9.5" calcext:value-type="float">
            <text:p>2699.50</text:p>
          </table:table-cell>
          <table:table-cell office:value-type="float" office:value="0" calcext:value-type="float">
            <text:p>0.00</text:p>
          </table:table-cell>
          <table:table-cell office:value-type="float" office:value="573.75" calcext:value-type="float">
            <text:p>573.75</text:p>
          </table:table-cell>
          <table:table-cell office:value-type="float" office:value="3.14" calcext:value-type="float">
            <text:p>3.14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69.94" calcext:value-type="float">
            <text:p>1969.94</text:p>
          </table:table-cell>
          <table:table-cell office:value-type="float" office:value="0" calcext:value-type="float">
            <text:p>0.00</text:p>
          </table:table-cell>
          <table:table-cell office:value-type="float" office:value="436.31" calcext:value-type="float">
            <text:p>436.31</text:p>
          </table:table-cell>
          <table:table-cell office:value-type="float" office:value="18.75" calcext:value-type="float">
            <text:p>18.75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300.06" calcext:value-type="float">
            <text:p>3300.06</text:p>
          </table:table-cell>
          <table:table-cell office:value-type="float" office:value="3554.38" calcext:value-type="float">
            <text:p>3554.38</text:p>
          </table:table-cell>
          <table:table-cell office:value-type="float" office:value="7.16" calcext:value-type="float">
            <text:p>7.16</text:p>
          </table:table-cell>
          <table:table-cell office:value-type="float" office:value="751.35" calcext:value-type="float">
            <text:p>751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7.47" calcext:value-type="float">
            <text:p>3387.47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336.55" calcext:value-type="float">
            <text:p>4336.55</text:p>
          </table:table-cell>
          <table:table-cell office:value-type="float" office:value="4353.49" calcext:value-type="float">
            <text:p>4353.49</text:p>
          </table:table-cell>
          <table:table-cell office:value-type="float" office:value="0.69" calcext:value-type="float">
            <text:p>0.69</text:p>
          </table:table-cell>
          <table:table-cell office:value-type="float" office:value="871.06" calcext:value-type="float">
            <text:p>871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045.91" calcext:value-type="float">
            <text:p>3045.91</text:p>
          </table:table-cell>
          <table:table-cell office:value-type="float" office:value="1193" calcext:value-type="float">
            <text:p>1193</text:p>
          </table:table-cell>
          <table:table-cell office:value-type="float" office:value="1191" calcext:value-type="float">
            <text:p>11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89.86" calcext:value-type="float">
            <text:p>2589.86</text:p>
          </table:table-cell>
          <table:table-cell office:value-type="float" office:value="0" calcext:value-type="float">
            <text:p>0.00</text:p>
          </table:table-cell>
          <table:table-cell office:value-type="float" office:value="536.94" calcext:value-type="float">
            <text:p>536.94</text:p>
          </table:table-cell>
          <table:table-cell office:value-type="float" office:value="232.6" calcext:value-type="float">
            <text:p>232.60</text:p>
          </table:table-cell>
          <table:table-cell office:value-type="float" office:value="41.66" calcext:value-type="float">
            <text:p>41.6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26.2" calcext:value-type="float">
            <text:p>3226.20</text:p>
          </table:table-cell>
          <table:table-cell office:value-type="float" office:value="0" calcext:value-type="float">
            <text:p>0.00</text:p>
          </table:table-cell>
          <table:table-cell office:value-type="float" office:value="665.73" calcext:value-type="float">
            <text:p>665.73</text:p>
          </table:table-cell>
          <table:table-cell office:value-type="float" office:value="546.44" calcext:value-type="float">
            <text:p>546.44</text:p>
          </table:table-cell>
          <table:table-cell office:value-type="float" office:value="450.27" calcext:value-type="float">
            <text:p>450.27</text:p>
          </table:table-cell>
          <table:table-cell office:value-type="float" office:value="1790" calcext:value-type="float">
            <text:p>1790</text:p>
          </table:table-cell>
          <table:table-cell office:value-type="float" office:value="1789" calcext:value-type="float">
            <text:p>178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845.99" calcext:value-type="float">
            <text:p>3845.99</text:p>
          </table:table-cell>
          <table:table-cell office:value-type="float" office:value="4016.25" calcext:value-type="float">
            <text:p>4016.25</text:p>
          </table:table-cell>
          <table:table-cell office:value-type="float" office:value="4.24" calcext:value-type="float">
            <text:p>4.24</text:p>
          </table:table-cell>
          <table:table-cell office:value-type="float" office:value="849.34" calcext:value-type="float">
            <text:p>849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169.55" calcext:value-type="float">
            <text:p>3169.55</text:p>
          </table:table-cell>
          <table:table-cell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13.81" calcext:value-type="float">
            <text:p>5913.81</text:p>
          </table:table-cell>
          <table:table-cell office:value-type="float" office:value="6863.59" calcext:value-type="float">
            <text:p>6863.59</text:p>
          </table:table-cell>
          <table:table-cell office:value-type="float" office:value="13.98" calcext:value-type="float">
            <text:p>13.98</text:p>
          </table:table-cell>
          <table:table-cell office:value-type="float" office:value="1507.71" calcext:value-type="float">
            <text:p>1507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9" calcext:value-type="float">
            <text:p>3597.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406.54" calcext:value-type="float">
            <text:p>5406.54</text:p>
          </table:table-cell>
          <table:table-cell office:value-type="float" office:value="5542.16" calcext:value-type="float">
            <text:p>5542.16</text:p>
          </table:table-cell>
          <table:table-cell office:value-type="float" office:value="2.46" calcext:value-type="float">
            <text:p>2.46</text:p>
          </table:table-cell>
          <table:table-cell office:value-type="float" office:value="1149.15" calcext:value-type="float">
            <text:p>1149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9.08" calcext:value-type="float">
            <text:p>3499.08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682.47" calcext:value-type="float">
            <text:p>5682.47</text:p>
          </table:table-cell>
          <table:table-cell office:value-type="float" office:value="6141.59" calcext:value-type="float">
            <text:p>6141.59</text:p>
          </table:table-cell>
          <table:table-cell office:value-type="float" office:value="8.06" calcext:value-type="float">
            <text:p>8.06</text:p>
          </table:table-cell>
          <table:table-cell office:value-type="float" office:value="1294" calcext:value-type="float">
            <text:p>1294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58" calcext:value-type="float">
            <text:p>3573.5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941.22" calcext:value-type="float">
            <text:p>5941.22</text:p>
          </table:table-cell>
          <table:table-cell office:value-type="float" office:value="6707.9" calcext:value-type="float">
            <text:p>6707.90</text:p>
          </table:table-cell>
          <table:table-cell office:value-type="float" office:value="11.46" calcext:value-type="float">
            <text:p>11.46</text:p>
          </table:table-cell>
          <table:table-cell office:value-type="float" office:value="1416.32" calcext:value-type="float">
            <text:p>1416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3" calcext:value-type="float">
            <text:p>3596.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413.56" calcext:value-type="float">
            <text:p>6413.56</text:p>
          </table:table-cell>
          <table:table-cell office:value-type="float" office:value="6692.68" calcext:value-type="float">
            <text:p>6692.68</text:p>
          </table:table-cell>
          <table:table-cell office:value-type="float" office:value="4.17" calcext:value-type="float">
            <text:p>4.17</text:p>
          </table:table-cell>
          <table:table-cell office:value-type="float" office:value="1370.12" calcext:value-type="float">
            <text:p>1370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2520.57" calcext:value-type="float">
            <text:p>2520.5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8427.29" calcext:value-type="float">
            <text:p>8427.29</text:p>
          </table:table-cell>
          <table:table-cell office:value-type="float" office:value="14073.84" calcext:value-type="float">
            <text:p>14073.84</text:p>
          </table:table-cell>
          <table:table-cell office:value-type="float" office:value="43.4" calcext:value-type="float">
            <text:p>43.40</text:p>
          </table:table-cell>
          <table:table-cell office:value-type="float" office:value="3670.36" calcext:value-type="float">
            <text:p>3670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8" calcext:value-type="float">
            <text:p>3597.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018.85" calcext:value-type="float">
            <text:p>8018.85</text:p>
          </table:table-cell>
          <table:table-cell office:value-type="float" office:value="11933.81" calcext:value-type="float">
            <text:p>11933.81</text:p>
          </table:table-cell>
          <table:table-cell office:value-type="float" office:value="33.12" calcext:value-type="float">
            <text:p>33.12</text:p>
          </table:table-cell>
          <table:table-cell office:value-type="float" office:value="3005.28" calcext:value-type="float">
            <text:p>3005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4" calcext:value-type="float">
            <text:p>3595.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7883.06" calcext:value-type="float">
            <text:p>7883.06</text:p>
          </table:table-cell>
          <table:table-cell office:value-type="float" office:value="12773.57" calcext:value-type="float">
            <text:p>12773.57</text:p>
          </table:table-cell>
          <table:table-cell office:value-type="float" office:value="38.29" calcext:value-type="float">
            <text:p>38.29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6" calcext:value-type="float">
            <text:p>3599.5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7706.28" calcext:value-type="float">
            <text:p>7706.28</text:p>
          </table:table-cell>
          <table:table-cell office:value-type="float" office:value="12250.27" calcext:value-type="float">
            <text:p>12250.27</text:p>
          </table:table-cell>
          <table:table-cell office:value-type="float" office:value="37.09" calcext:value-type="float">
            <text:p>37.09</text:p>
          </table:table-cell>
          <table:table-cell office:value-type="float" office:value="3238.37" calcext:value-type="float">
            <text:p>3238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9" calcext:value-type="float">
            <text:p>3595.4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245.35" calcext:value-type="float">
            <text:p>8245.35</text:p>
          </table:table-cell>
          <table:table-cell office:value-type="float" office:value="12947.15" calcext:value-type="float">
            <text:p>12947.15</text:p>
          </table:table-cell>
          <table:table-cell office:value-type="float" office:value="36.32" calcext:value-type="float">
            <text:p>36.32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6" calcext:value-type="float">
            <text:p>3593.6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035.38" calcext:value-type="float">
            <text:p>10035.38</text:p>
          </table:table-cell>
          <table:table-cell office:value-type="float" office:value="17170.34" calcext:value-type="float">
            <text:p>17170.34</text:p>
          </table:table-cell>
          <table:table-cell office:value-type="float" office:value="41.55" calcext:value-type="float">
            <text:p>41.55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" calcext:value-type="float">
            <text:p>3596.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0338.96" calcext:value-type="float">
            <text:p>10338.96</text:p>
          </table:table-cell>
          <table:table-cell office:value-type="float" office:value="16776.96" calcext:value-type="float">
            <text:p>16776.96</text:p>
          </table:table-cell>
          <table:table-cell office:value-type="float" office:value="38.37" calcext:value-type="float">
            <text:p>38.37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5" calcext:value-type="float">
            <text:p>3596.9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0237.26" calcext:value-type="float">
            <text:p>10237.26</text:p>
          </table:table-cell>
          <table:table-cell office:value-type="float" office:value="17019.74" calcext:value-type="float">
            <text:p>17019.74</text:p>
          </table:table-cell>
          <table:table-cell office:value-type="float" office:value="39.85" calcext:value-type="float">
            <text:p>39.85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7" calcext:value-type="float">
            <text:p>3596.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0585.55" calcext:value-type="float">
            <text:p>10585.55</text:p>
          </table:table-cell>
          <table:table-cell office:value-type="float" office:value="17335.66" calcext:value-type="float">
            <text:p>17335.66</text:p>
          </table:table-cell>
          <table:table-cell office:value-type="float" office:value="38.94" calcext:value-type="float">
            <text:p>38.94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91" calcext:value-type="float">
            <text:p>3593.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9722.34" calcext:value-type="float">
            <text:p>9722.34</text:p>
          </table:table-cell>
          <table:table-cell office:value-type="float" office:value="16568.44" calcext:value-type="float">
            <text:p>16568.44</text:p>
          </table:table-cell>
          <table:table-cell office:value-type="float" office:value="41.32" calcext:value-type="float">
            <text:p>41.32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35" calcext:value-type="float">
            <text:p>3587.3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61.98" calcext:value-type="float">
            <text:p>1761.98</text:p>
          </table:table-cell>
          <table:table-cell office:value-type="float" office:value="0" calcext:value-type="float">
            <text:p>0.00</text:p>
          </table:table-cell>
          <table:table-cell office:value-type="float" office:value="378.51" calcext:value-type="float">
            <text:p>378.51</text:p>
          </table:table-cell>
          <table:table-cell office:value-type="float" office:value="0.61" calcext:value-type="float">
            <text:p>0.6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79.24" calcext:value-type="float">
            <text:p>1579.24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0.62" calcext:value-type="float">
            <text:p>0.62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20.84" calcext:value-type="float">
            <text:p>3320.84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2.88" calcext:value-type="float">
            <text:p>2.88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00.36" calcext:value-type="float">
            <text:p>2700.36</text:p>
          </table:table-cell>
          <table:table-cell office:value-type="float" office:value="0" calcext:value-type="float">
            <text:p>0.00</text:p>
          </table:table-cell>
          <table:table-cell office:value-type="float" office:value="562.49" calcext:value-type="float">
            <text:p>562.49</text:p>
          </table:table-cell>
          <table:table-cell office:value-type="float" office:value="20.06" calcext:value-type="float">
            <text:p>20.06</text:p>
          </table:table-cell>
          <table:table-cell office:value-type="float" office:value="5.1" calcext:value-type="float">
            <text:p>5.1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5.22" calcext:value-type="float">
            <text:p>2135.22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31.57" calcext:value-type="float">
            <text:p>1931.57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11.45" calcext:value-type="float">
            <text:p>11.45</text:p>
          </table:table-cell>
          <table:table-cell office:value-type="float" office:value="3.82" calcext:value-type="float">
            <text:p>3.82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50.27" calcext:value-type="float">
            <text:p>2250.27</text:p>
          </table:table-cell>
          <table:table-cell office:value-type="float" office:value="0" calcext:value-type="float">
            <text:p>0.00</text:p>
          </table:table-cell>
          <table:table-cell office:value-type="float" office:value="487.9" calcext:value-type="float">
            <text:p>487.9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4.43" calcext:value-type="float">
            <text:p>1884.43</text:p>
          </table:table-cell>
          <table:table-cell office:value-type="float" office:value="0" calcext:value-type="float">
            <text:p>0.00</text:p>
          </table:table-cell>
          <table:table-cell office:value-type="float" office:value="406.66" calcext:value-type="float">
            <text:p>406.66</text:p>
          </table:table-cell>
          <table:table-cell office:value-type="float" office:value="2.19" calcext:value-type="float">
            <text:p>2.19</text:p>
          </table:table-cell>
          <table:table-cell office:value-type="float" office:value="0.61" calcext:value-type="float">
            <text:p>0.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40.82" calcext:value-type="float">
            <text:p>2840.82</text:p>
          </table:table-cell>
          <table:table-cell office:value-type="float" office:value="0" calcext:value-type="float">
            <text:p>0.00</text:p>
          </table:table-cell>
          <table:table-cell office:value-type="float" office:value="603.44" calcext:value-type="float">
            <text:p>603.44</text:p>
          </table:table-cell>
          <table:table-cell office:value-type="float" office:value="574" calcext:value-type="float">
            <text:p>574.00</text:p>
          </table:table-cell>
          <table:table-cell office:value-type="float" office:value="249.86" calcext:value-type="float">
            <text:p>249.86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495.3" calcext:value-type="float">
            <text:p>3495.30</text:p>
          </table:table-cell>
          <table:table-cell office:value-type="float" office:value="3754.09" calcext:value-type="float">
            <text:p>3754.09</text:p>
          </table:table-cell>
          <table:table-cell office:value-type="float" office:value="6.89" calcext:value-type="float">
            <text:p>6.89</text:p>
          </table:table-cell>
          <table:table-cell office:value-type="float" office:value="804.72" calcext:value-type="float">
            <text:p>804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1306.39" calcext:value-type="float">
            <text:p>1306.39</text:p>
          </table:table-cell>
          <table:table-cell office:value-type="float" office:value="4212" calcext:value-type="float">
            <text:p>4212</text:p>
          </table:table-cell>
          <table:table-cell office:value-type="float" office:value="4211" calcext:value-type="float">
            <text:p>42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68.61" calcext:value-type="float">
            <text:p>2368.61</text:p>
          </table:table-cell>
          <table:table-cell office:value-type="float" office:value="0" calcext:value-type="float">
            <text:p>0.00</text:p>
          </table:table-cell>
          <table:table-cell office:value-type="float" office:value="517.35" calcext:value-type="float">
            <text:p>517.35</text:p>
          </table:table-cell>
          <table:table-cell office:value-type="float" office:value="146.6" calcext:value-type="float">
            <text:p>146.60</text:p>
          </table:table-cell>
          <table:table-cell office:value-type="float" office:value="5.85" calcext:value-type="float">
            <text:p>5.8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3013.94" calcext:value-type="float">
            <text:p>3013.94</text:p>
          </table:table-cell>
          <table:table-cell office:value-type="float" office:value="3131.26" calcext:value-type="float">
            <text:p>3131.26</text:p>
          </table:table-cell>
          <table:table-cell office:value-type="float" office:value="3.75" calcext:value-type="float">
            <text:p>3.75</text:p>
          </table:table-cell>
          <table:table-cell office:value-type="float" office:value="662.69" calcext:value-type="float">
            <text:p>662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17.21" calcext:value-type="float">
            <text:p>317.21</text:p>
          </table:table-cell>
          <table:table-cell office:value-type="float" office:value="966" calcext:value-type="float">
            <text:p>966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397.32" calcext:value-type="float">
            <text:p>3397.32</text:p>
          </table:table-cell>
          <table:table-cell office:value-type="float" office:value="3451.86" calcext:value-type="float">
            <text:p>3451.86</text:p>
          </table:table-cell>
          <table:table-cell office:value-type="float" office:value="1.58" calcext:value-type="float">
            <text:p>1.58</text:p>
          </table:table-cell>
          <table:table-cell office:value-type="float" office:value="734.41" calcext:value-type="float">
            <text:p>734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1561.64" calcext:value-type="float">
            <text:p>1561.64</text:p>
          </table:table-cell>
          <table:table-cell office:value-type="float" office:value="6450" calcext:value-type="float">
            <text:p>6450</text:p>
          </table:table-cell>
          <table:table-cell office:value-type="float" office:value="6448" calcext:value-type="float">
            <text:p>64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826.47" calcext:value-type="float">
            <text:p>4826.47</text:p>
          </table:table-cell>
          <table:table-cell office:value-type="float" office:value="5162.41" calcext:value-type="float">
            <text:p>5162.41</text:p>
          </table:table-cell>
          <table:table-cell office:value-type="float" office:value="6.51" calcext:value-type="float">
            <text:p>6.51</text:p>
          </table:table-cell>
          <table:table-cell office:value-type="float" office:value="1064.33" calcext:value-type="float">
            <text:p>1064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1202.34" calcext:value-type="float">
            <text:p>1202.34</text:p>
          </table:table-cell>
          <table:table-cell table:number-columns-repeated="2" office:value-type="float" office:value="1163" calcext:value-type="float">
            <text:p>116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361.37" calcext:value-type="float">
            <text:p>4361.37</text:p>
          </table:table-cell>
          <table:table-cell office:value-type="float" office:value="4556.08" calcext:value-type="float">
            <text:p>4556.08</text:p>
          </table:table-cell>
          <table:table-cell office:value-type="float" office:value="4.28" calcext:value-type="float">
            <text:p>4.28</text:p>
          </table:table-cell>
          <table:table-cell office:value-type="float" office:value="972.04" calcext:value-type="float">
            <text:p>972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976.64" calcext:value-type="float">
            <text:p>976.64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67.85" calcext:value-type="float">
            <text:p>4067.85</text:p>
          </table:table-cell>
          <table:table-cell office:value-type="float" office:value="4284.55" calcext:value-type="float">
            <text:p>4284.55</text:p>
          </table:table-cell>
          <table:table-cell office:value-type="float" office:value="5.07" calcext:value-type="float">
            <text:p>5.07</text:p>
          </table:table-cell>
          <table:table-cell office:value-type="float" office:value="906.14" calcext:value-type="float">
            <text:p>906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1594.67" calcext:value-type="float">
            <text:p>1594.67</text:p>
          </table:table-cell>
          <table:table-cell office:value-type="float" office:value="1073" calcext:value-type="float">
            <text:p>1073</text:p>
          </table:table-cell>
          <table:table-cell office:value-type="float" office:value="1072" calcext:value-type="float">
            <text:p>10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320.9" calcext:value-type="float">
            <text:p>4320.90</text:p>
          </table:table-cell>
          <table:table-cell office:value-type="float" office:value="4595.72" calcext:value-type="float">
            <text:p>4595.72</text:p>
          </table:table-cell>
          <table:table-cell office:value-type="float" office:value="6" calcext:value-type="float">
            <text:p>6.00</text:p>
          </table:table-cell>
          <table:table-cell office:value-type="float" office:value="990.1" calcext:value-type="float">
            <text:p>990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2001.49" calcext:value-type="float">
            <text:p>2001.49</text:p>
          </table:table-cell>
          <table:table-cell office:value-type="float" office:value="737" calcext:value-type="float">
            <text:p>737</text:p>
          </table:table-cell>
          <table:table-cell office:value-type="float" office:value="735" calcext:value-type="float">
            <text:p>73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743.66" calcext:value-type="float">
            <text:p>3743.66</text:p>
          </table:table-cell>
          <table:table-cell office:value-type="float" office:value="7779.45" calcext:value-type="float">
            <text:p>7779.45</text:p>
          </table:table-cell>
          <table:table-cell office:value-type="float" office:value="51.88" calcext:value-type="float">
            <text:p>51.88</text:p>
          </table:table-cell>
          <table:table-cell office:value-type="float" office:value="2295.64" calcext:value-type="float">
            <text:p>2295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5" calcext:value-type="float">
            <text:p>3598.9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512.12" calcext:value-type="float">
            <text:p>7512.12</text:p>
          </table:table-cell>
          <table:table-cell office:value-type="float" office:value="9908.98" calcext:value-type="float">
            <text:p>9908.98</text:p>
          </table:table-cell>
          <table:table-cell office:value-type="float" office:value="24.68" calcext:value-type="float">
            <text:p>24.68</text:p>
          </table:table-cell>
          <table:table-cell office:value-type="float" office:value="2258.16" calcext:value-type="float">
            <text:p>2258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2" calcext:value-type="float">
            <text:p>3585.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5654.24" calcext:value-type="float">
            <text:p>5654.24</text:p>
          </table:table-cell>
          <table:table-cell office:value-type="float" office:value="9179.61" calcext:value-type="float">
            <text:p>9179.61</text:p>
          </table:table-cell>
          <table:table-cell office:value-type="float" office:value="39.27" calcext:value-type="float">
            <text:p>39.27</text:p>
          </table:table-cell>
          <table:table-cell office:value-type="float" office:value="2348.46" calcext:value-type="float">
            <text:p>2348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3" calcext:value-type="float">
            <text:p>3590.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5748.67" calcext:value-type="float">
            <text:p>5748.67</text:p>
          </table:table-cell>
          <table:table-cell office:value-type="float" office:value="10422.84" calcext:value-type="float">
            <text:p>10422.84</text:p>
          </table:table-cell>
          <table:table-cell office:value-type="float" office:value="50.08" calcext:value-type="float">
            <text:p>50.08</text:p>
          </table:table-cell>
          <table:table-cell office:value-type="float" office:value="2839.61" calcext:value-type="float">
            <text:p>2839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3" calcext:value-type="float">
            <text:p>3594.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224.58" calcext:value-type="float">
            <text:p>6224.58</text:p>
          </table:table-cell>
          <table:table-cell office:value-type="float" office:value="6852.23" calcext:value-type="float">
            <text:p>6852.23</text:p>
          </table:table-cell>
          <table:table-cell office:value-type="float" office:value="9.16" calcext:value-type="float">
            <text:p>9.16</text:p>
          </table:table-cell>
          <table:table-cell office:value-type="float" office:value="1489.85" calcext:value-type="float">
            <text:p>1489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100.77" calcext:value-type="float">
            <text:p>3100.7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6551.82" calcext:value-type="float">
            <text:p>6551.82</text:p>
          </table:table-cell>
          <table:table-cell office:value-type="float" office:value="10653.14" calcext:value-type="float">
            <text:p>10653.14</text:p>
          </table:table-cell>
          <table:table-cell office:value-type="float" office:value="39.94" calcext:value-type="float">
            <text:p>39.94</text:p>
          </table:table-cell>
          <table:table-cell office:value-type="float" office:value="2777.14" calcext:value-type="float">
            <text:p>2777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4" calcext:value-type="float">
            <text:p>3594.5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8567.96" calcext:value-type="float">
            <text:p>8567.96</text:p>
          </table:table-cell>
          <table:table-cell office:value-type="float" office:value="15246.47" calcext:value-type="float">
            <text:p>15246.47</text:p>
          </table:table-cell>
          <table:table-cell office:value-type="float" office:value="47.71" calcext:value-type="float">
            <text:p>47.71</text:p>
          </table:table-cell>
          <table:table-cell office:value-type="float" office:value="4087.98" calcext:value-type="float">
            <text:p>4087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5" calcext:value-type="float">
            <text:p>3593.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8044.01" calcext:value-type="float">
            <text:p>8044.01</text:p>
          </table:table-cell>
          <table:table-cell office:value-type="float" office:value="15677.13" calcext:value-type="float">
            <text:p>15677.13</text:p>
          </table:table-cell>
          <table:table-cell office:value-type="float" office:value="48.69" calcext:value-type="float">
            <text:p>48.69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7" calcext:value-type="float">
            <text:p>3596.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8621.93" calcext:value-type="float">
            <text:p>8621.93</text:p>
          </table:table-cell>
          <table:table-cell office:value-type="float" office:value="14711.28" calcext:value-type="float">
            <text:p>14711.28</text:p>
          </table:table-cell>
          <table:table-cell office:value-type="float" office:value="41.39" calcext:value-type="float">
            <text:p>41.39</text:p>
          </table:table-cell>
          <table:table-cell office:value-type="float" office:value="3941.77" calcext:value-type="float">
            <text:p>3941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33" calcext:value-type="float">
            <text:p>3591.3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8063.96" calcext:value-type="float">
            <text:p>8063.96</text:p>
          </table:table-cell>
          <table:table-cell office:value-type="float" office:value="14843.3" calcext:value-type="float">
            <text:p>14843.30</text:p>
          </table:table-cell>
          <table:table-cell office:value-type="float" office:value="46.04" calcext:value-type="float">
            <text:p>46.04</text:p>
          </table:table-cell>
          <table:table-cell office:value-type="float" office:value="4080.86" calcext:value-type="float">
            <text:p>4080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45" calcext:value-type="float">
            <text:p>3589.4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8265.08" calcext:value-type="float">
            <text:p>8265.08</text:p>
          </table:table-cell>
          <table:table-cell office:value-type="float" office:value="15869.01" calcext:value-type="float">
            <text:p>15869.01</text:p>
          </table:table-cell>
          <table:table-cell office:value-type="float" office:value="47.92" calcext:value-type="float">
            <text:p>47.92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6" calcext:value-type="float">
            <text:p>3595.2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0.56" calcext:value-type="float">
            <text:p>1590.56</text:p>
          </table:table-cell>
          <table:table-cell office:value-type="float" office:value="0" calcext:value-type="float">
            <text:p>0.00</text:p>
          </table:table-cell>
          <table:table-cell office:value-type="float" office:value="346.17" calcext:value-type="float">
            <text:p>346.17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54.25" calcext:value-type="float">
            <text:p>1554.25</text:p>
          </table:table-cell>
          <table:table-cell office:value-type="float" office:value="0" calcext:value-type="float">
            <text:p>0.00</text:p>
          </table:table-cell>
          <table:table-cell office:value-type="float" office:value="357.74" calcext:value-type="float">
            <text:p>357.74</text:p>
          </table:table-cell>
          <table:table-cell office:value-type="float" office:value="8.88" calcext:value-type="float">
            <text:p>8.88</text:p>
          </table:table-cell>
          <table:table-cell office:value-type="float" office:value="2.61" calcext:value-type="float">
            <text:p>2.6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48.88" calcext:value-type="float">
            <text:p>2648.88</text:p>
          </table:table-cell>
          <table:table-cell office:value-type="float" office:value="0" calcext:value-type="float">
            <text:p>0.00</text:p>
          </table:table-cell>
          <table:table-cell office:value-type="float" office:value="540.78" calcext:value-type="float">
            <text:p>540.78</text:p>
          </table:table-cell>
          <table:table-cell office:value-type="float" office:value="52.78" calcext:value-type="float">
            <text:p>52.78</text:p>
          </table:table-cell>
          <table:table-cell office:value-type="float" office:value="42.71" calcext:value-type="float">
            <text:p>42.71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69.23" calcext:value-type="float">
            <text:p>1869.23</text:p>
          </table:table-cell>
          <table:table-cell office:value-type="float" office:value="0" calcext:value-type="float">
            <text:p>0.00</text:p>
          </table:table-cell>
          <table:table-cell office:value-type="float" office:value="414.7" calcext:value-type="float">
            <text:p>414.70</text:p>
          </table:table-cell>
          <table:table-cell office:value-type="float" office:value="4.93" calcext:value-type="float">
            <text:p>4.93</text:p>
          </table:table-cell>
          <table:table-cell office:value-type="float" office:value="1.83" calcext:value-type="float">
            <text:p>1.8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31.29" calcext:value-type="float">
            <text:p>1831.29</text:p>
          </table:table-cell>
          <table:table-cell office:value-type="float" office:value="0" calcext:value-type="float">
            <text:p>0.00</text:p>
          </table:table-cell>
          <table:table-cell office:value-type="float" office:value="401.81" calcext:value-type="float">
            <text:p>401.81</text:p>
          </table:table-cell>
          <table:table-cell office:value-type="float" office:value="3.44" calcext:value-type="float">
            <text:p>3.44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9.01" calcext:value-type="float">
            <text:p>1509.01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26.62" calcext:value-type="float">
            <text:p>2626.62</text:p>
          </table:table-cell>
          <table:table-cell office:value-type="float" office:value="0" calcext:value-type="float">
            <text:p>0.00</text:p>
          </table:table-cell>
          <table:table-cell office:value-type="float" office:value="550.96" calcext:value-type="float">
            <text:p>550.96</text:p>
          </table:table-cell>
          <table:table-cell office:value-type="float" office:value="1.81" calcext:value-type="float">
            <text:p>1.81</text:p>
          </table:table-cell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08.83" calcext:value-type="float">
            <text:p>2208.83</text:p>
          </table:table-cell>
          <table:table-cell office:value-type="float" office:value="0" calcext:value-type="float">
            <text:p>0.00</text:p>
          </table:table-cell>
          <table:table-cell office:value-type="float" office:value="459.09" calcext:value-type="float">
            <text:p>459.09</text:p>
          </table:table-cell>
          <table:table-cell office:value-type="float" office:value="7.29" calcext:value-type="float">
            <text:p>7.29</text:p>
          </table:table-cell>
          <table:table-cell office:value-type="float" office:value="6.36" calcext:value-type="float">
            <text:p>6.36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57.96" calcext:value-type="float">
            <text:p>3157.96</text:p>
          </table:table-cell>
          <table:table-cell office:value-type="float" office:value="0" calcext:value-type="float">
            <text:p>0.00</text:p>
          </table:table-cell>
          <table:table-cell office:value-type="float" office:value="665.69" calcext:value-type="float">
            <text:p>665.69</text:p>
          </table:table-cell>
          <table:table-cell office:value-type="float" office:value="618.66" calcext:value-type="float">
            <text:p>618.66</text:p>
          </table:table-cell>
          <table:table-cell office:value-type="float" office:value="343.2" calcext:value-type="float">
            <text:p>343.20</text:p>
          </table:table-cell>
          <table:table-cell office:value-type="float" office:value="864" calcext:value-type="float">
            <text:p>864</text:p>
          </table:table-cell>
          <table:table-cell office:value-type="float" office:value="861" calcext:value-type="float">
            <text:p>86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5156.02" calcext:value-type="float">
            <text:p>5156.02</text:p>
          </table:table-cell>
          <table:table-cell office:value-type="float" office:value="6124.17" calcext:value-type="float">
            <text:p>6124.17</text:p>
          </table:table-cell>
          <table:table-cell office:value-type="float" office:value="16.02" calcext:value-type="float">
            <text:p>16.02</text:p>
          </table:table-cell>
          <table:table-cell office:value-type="float" office:value="1331.09" calcext:value-type="float">
            <text:p>133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3" calcext:value-type="float">
            <text:p>3599.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373.16" calcext:value-type="float">
            <text:p>3373.16</text:p>
          </table:table-cell>
          <table:table-cell office:value-type="float" office:value="3380.07" calcext:value-type="float">
            <text:p>3380.07</text:p>
          </table:table-cell>
          <table:table-cell office:value-type="float" office:value="0.2" calcext:value-type="float">
            <text:p>0.20</text:p>
          </table:table-cell>
          <table:table-cell office:value-type="float" office:value="669.86" calcext:value-type="float">
            <text:p>669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2129.27" calcext:value-type="float">
            <text:p>2129.27</text:p>
          </table:table-cell>
          <table:table-cell office:value-type="float" office:value="1223" calcext:value-type="float">
            <text:p>1223</text:p>
          </table:table-cell>
          <table:table-cell office:value-type="float" office:value="1221" calcext:value-type="float">
            <text:p>12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260.55" calcext:value-type="float">
            <text:p>3260.55</text:p>
          </table:table-cell>
          <table:table-cell office:value-type="float" office:value="3658.45" calcext:value-type="float">
            <text:p>3658.45</text:p>
          </table:table-cell>
          <table:table-cell office:value-type="float" office:value="10.88" calcext:value-type="float">
            <text:p>10.88</text:p>
          </table:table-cell>
          <table:table-cell office:value-type="float" office:value="793.86" calcext:value-type="float">
            <text:p>793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600.02" calcext:value-type="float">
            <text:p>3600.0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996.71" calcext:value-type="float">
            <text:p>3996.71</text:p>
          </table:table-cell>
          <table:table-cell office:value-type="float" office:value="4101.35" calcext:value-type="float">
            <text:p>4101.35</text:p>
          </table:table-cell>
          <table:table-cell office:value-type="float" office:value="2.55" calcext:value-type="float">
            <text:p>2.55</text:p>
          </table:table-cell>
          <table:table-cell office:value-type="float" office:value="844.32" calcext:value-type="float">
            <text:p>844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1740.96" calcext:value-type="float">
            <text:p>1740.96</text:p>
          </table:table-cell>
          <table:table-cell office:value-type="float" office:value="1242" calcext:value-type="float">
            <text:p>1242</text:p>
          </table:table-cell>
          <table:table-cell office:value-type="float" office:value="1240" calcext:value-type="float">
            <text:p>12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134.45" calcext:value-type="float">
            <text:p>6134.45</text:p>
          </table:table-cell>
          <table:table-cell office:value-type="float" office:value="6345.42" calcext:value-type="float">
            <text:p>6345.42</text:p>
          </table:table-cell>
          <table:table-cell office:value-type="float" office:value="3.33" calcext:value-type="float">
            <text:p>3.33</text:p>
          </table:table-cell>
          <table:table-cell office:value-type="float" office:value="1305.43" calcext:value-type="float">
            <text:p>1305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11.74" calcext:value-type="float">
            <text:p>3411.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949.27" calcext:value-type="float">
            <text:p>5949.27</text:p>
          </table:table-cell>
          <table:table-cell office:value-type="float" office:value="6106.58" calcext:value-type="float">
            <text:p>6106.58</text:p>
          </table:table-cell>
          <table:table-cell office:value-type="float" office:value="2.58" calcext:value-type="float">
            <text:p>2.58</text:p>
          </table:table-cell>
          <table:table-cell office:value-type="float" office:value="1252.99" calcext:value-type="float">
            <text:p>1252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2.78" calcext:value-type="float">
            <text:p>3532.78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433.48" calcext:value-type="float">
            <text:p>5433.48</text:p>
          </table:table-cell>
          <table:table-cell office:value-type="float" office:value="5820.2" calcext:value-type="float">
            <text:p>5820.20</text:p>
          </table:table-cell>
          <table:table-cell office:value-type="float" office:value="6.81" calcext:value-type="float">
            <text:p>6.81</text:p>
          </table:table-cell>
          <table:table-cell office:value-type="float" office:value="1232.07" calcext:value-type="float">
            <text:p>1232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7.81" calcext:value-type="float">
            <text:p>3487.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260.24" calcext:value-type="float">
            <text:p>6260.24</text:p>
          </table:table-cell>
          <table:table-cell office:value-type="float" office:value="9409.61" calcext:value-type="float">
            <text:p>9409.61</text:p>
          </table:table-cell>
          <table:table-cell office:value-type="float" office:value="33.47" calcext:value-type="float">
            <text:p>33.47</text:p>
          </table:table-cell>
          <table:table-cell office:value-type="float" office:value="2416.88" calcext:value-type="float">
            <text:p>241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86" calcext:value-type="float">
            <text:p>3599.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142.72" calcext:value-type="float">
            <text:p>6142.72</text:p>
          </table:table-cell>
          <table:table-cell office:value-type="float" office:value="7070.3" calcext:value-type="float">
            <text:p>7070.30</text:p>
          </table:table-cell>
          <table:table-cell office:value-type="float" office:value="13.37" calcext:value-type="float">
            <text:p>13.37</text:p>
          </table:table-cell>
          <table:table-cell office:value-type="float" office:value="1544.6" calcext:value-type="float">
            <text:p>1544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15" calcext:value-type="float">
            <text:p>3588.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718.69" calcext:value-type="float">
            <text:p>9718.69</text:p>
          </table:table-cell>
          <table:table-cell office:value-type="float" office:value="15418.4" calcext:value-type="float">
            <text:p>15418.40</text:p>
          </table:table-cell>
          <table:table-cell office:value-type="float" office:value="36.97" calcext:value-type="float">
            <text:p>36.97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" calcext:value-type="float">
            <text:p>3598.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017.29" calcext:value-type="float">
            <text:p>8017.29</text:p>
          </table:table-cell>
          <table:table-cell office:value-type="float" office:value="12901.63" calcext:value-type="float">
            <text:p>12901.63</text:p>
          </table:table-cell>
          <table:table-cell office:value-type="float" office:value="37.86" calcext:value-type="float">
            <text:p>37.86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5" calcext:value-type="float">
            <text:p>3599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183.93" calcext:value-type="float">
            <text:p>8183.93</text:p>
          </table:table-cell>
          <table:table-cell office:value-type="float" office:value="11758.97" calcext:value-type="float">
            <text:p>11758.97</text:p>
          </table:table-cell>
          <table:table-cell office:value-type="float" office:value="30.5" calcext:value-type="float">
            <text:p>30.50</text:p>
          </table:table-cell>
          <table:table-cell office:value-type="float" office:value="2928.98" calcext:value-type="float">
            <text:p>2928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65" calcext:value-type="float">
            <text:p>3592.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628.3" calcext:value-type="float">
            <text:p>8628.30</text:p>
          </table:table-cell>
          <table:table-cell office:value-type="float" office:value="12192" calcext:value-type="float">
            <text:p>12192.00</text:p>
          </table:table-cell>
          <table:table-cell office:value-type="float" office:value="29.49" calcext:value-type="float">
            <text:p>29.49</text:p>
          </table:table-cell>
          <table:table-cell office:value-type="float" office:value="2924.65" calcext:value-type="float">
            <text:p>2924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03" calcext:value-type="float">
            <text:p>3595.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028.07" calcext:value-type="float">
            <text:p>8028.07</text:p>
          </table:table-cell>
          <table:table-cell office:value-type="float" office:value="11983.65" calcext:value-type="float">
            <text:p>11983.65</text:p>
          </table:table-cell>
          <table:table-cell office:value-type="float" office:value="33.37" calcext:value-type="float">
            <text:p>33.37</text:p>
          </table:table-cell>
          <table:table-cell office:value-type="float" office:value="3001.44" calcext:value-type="float">
            <text:p>3001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08" calcext:value-type="float">
            <text:p>3596.0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9737.59" calcext:value-type="float">
            <text:p>9737.59</text:p>
          </table:table-cell>
          <table:table-cell office:value-type="float" office:value="17001.39" calcext:value-type="float">
            <text:p>17001.39</text:p>
          </table:table-cell>
          <table:table-cell office:value-type="float" office:value="42.72" calcext:value-type="float">
            <text:p>42.72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1234.42" calcext:value-type="float">
            <text:p>11234.42</text:p>
          </table:table-cell>
          <table:table-cell office:value-type="float" office:value="17252.92" calcext:value-type="float">
            <text:p>17252.92</text:p>
          </table:table-cell>
          <table:table-cell office:value-type="float" office:value="34.88" calcext:value-type="float">
            <text:p>34.88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9" calcext:value-type="float">
            <text:p>3596.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0833.24" calcext:value-type="float">
            <text:p>10833.24</text:p>
          </table:table-cell>
          <table:table-cell office:value-type="float" office:value="17308.37" calcext:value-type="float">
            <text:p>17308.37</text:p>
          </table:table-cell>
          <table:table-cell office:value-type="float" office:value="37.41" calcext:value-type="float">
            <text:p>37.41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2" calcext:value-type="float">
            <text:p>3594.1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0941.27" calcext:value-type="float">
            <text:p>10941.27</text:p>
          </table:table-cell>
          <table:table-cell office:value-type="float" office:value="17703.17" calcext:value-type="float">
            <text:p>17703.17</text:p>
          </table:table-cell>
          <table:table-cell office:value-type="float" office:value="38.2" calcext:value-type="float">
            <text:p>38.20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9" calcext:value-type="float">
            <text:p>3597.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0041.48" calcext:value-type="float">
            <text:p>10041.48</text:p>
          </table:table-cell>
          <table:table-cell office:value-type="float" office:value="16778.38" calcext:value-type="float">
            <text:p>16778.38</text:p>
          </table:table-cell>
          <table:table-cell office:value-type="float" office:value="40.15" calcext:value-type="float">
            <text:p>40.15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9" calcext:value-type="float">
            <text:p>3596.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56.34" calcext:value-type="float">
            <text:p>1656.34</text:p>
          </table:table-cell>
          <table:table-cell office:value-type="float" office:value="0" calcext:value-type="float">
            <text:p>0.00</text:p>
          </table:table-cell>
          <table:table-cell office:value-type="float" office:value="375.07" calcext:value-type="float">
            <text:p>375.07</text:p>
          </table:table-cell>
          <table:table-cell office:value-type="float" office:value="12.81" calcext:value-type="float">
            <text:p>12.81</text:p>
          </table:table-cell>
          <table:table-cell office:value-type="float" office:value="10.53" calcext:value-type="float">
            <text:p>10.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68.49" calcext:value-type="float">
            <text:p>1568.49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64.29" calcext:value-type="float">
            <text:p>3264.29</text:p>
          </table:table-cell>
          <table:table-cell office:value-type="float" office:value="0" calcext:value-type="float">
            <text:p>0.00</text:p>
          </table:table-cell>
          <table:table-cell office:value-type="float" office:value="665.44" calcext:value-type="float">
            <text:p>665.44</text:p>
          </table:table-cell>
          <table:table-cell office:value-type="float" office:value="191.42" calcext:value-type="float">
            <text:p>191.42</text:p>
          </table:table-cell>
          <table:table-cell office:value-type="float" office:value="177.3" calcext:value-type="float">
            <text:p>177.30</text:p>
          </table:table-cell>
          <table:table-cell table:number-columns-repeated="2" office:value-type="float" office:value="1197" calcext:value-type="float">
            <text:p>119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1.5_1</text:p>
          </table:table-cell>
          <table:table-cell office:value-type="string" calcext:value-type="string">
            <text:p>TL</text:p>
          </table:table-cell>
          <table:table-cell office:value-type="float" office:value="2760.93" calcext:value-type="float">
            <text:p>2760.93</text:p>
          </table:table-cell>
          <table:table-cell office:value-type="float" office:value="2767.38" calcext:value-type="float">
            <text:p>2767.38</text:p>
          </table:table-cell>
          <table:table-cell office:value-type="float" office:value="0.23" calcext:value-type="float">
            <text:p>0.23</text:p>
          </table:table-cell>
          <table:table-cell office:value-type="float" office:value="589.33" calcext:value-type="float">
            <text:p>589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1978.63" calcext:value-type="float">
            <text:p>1978.63</text:p>
          </table:table-cell>
          <table:table-cell office:value-type="float" office:value="10619" calcext:value-type="float">
            <text:p>10619</text:p>
          </table:table-cell>
          <table:table-cell office:value-type="float" office:value="10616" calcext:value-type="float">
            <text:p>106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8.73" calcext:value-type="float">
            <text:p>2088.73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22.73" calcext:value-type="float">
            <text:p>1922.73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6.07" calcext:value-type="float">
            <text:p>6.07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79.72" calcext:value-type="float">
            <text:p>2579.72</text:p>
          </table:table-cell>
          <table:table-cell office:value-type="float" office:value="0" calcext:value-type="float">
            <text:p>0.00</text:p>
          </table:table-cell>
          <table:table-cell office:value-type="float" office:value="535.36" calcext:value-type="float">
            <text:p>535.36</text:p>
          </table:table-cell>
          <table:table-cell office:value-type="float" office:value="1247.11" calcext:value-type="float">
            <text:p>1247.11</text:p>
          </table:table-cell>
          <table:table-cell office:value-type="float" office:value="618.98" calcext:value-type="float">
            <text:p>618.98</text:p>
          </table:table-cell>
          <table:table-cell office:value-type="float" office:value="5583" calcext:value-type="float">
            <text:p>5583</text:p>
          </table:table-cell>
          <table:table-cell office:value-type="float" office:value="5581" calcext:value-type="float">
            <text:p>55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47.59" calcext:value-type="float">
            <text:p>2147.59</text:p>
          </table:table-cell>
          <table:table-cell office:value-type="float" office:value="0" calcext:value-type="float">
            <text:p>0.00</text:p>
          </table:table-cell>
          <table:table-cell office:value-type="float" office:value="457.72" calcext:value-type="float">
            <text:p>457.72</text:p>
          </table:table-cell>
          <table:table-cell office:value-type="float" office:value="139.2" calcext:value-type="float">
            <text:p>139.20</text:p>
          </table:table-cell>
          <table:table-cell office:value-type="float" office:value="102.18" calcext:value-type="float">
            <text:p>102.18</text:p>
          </table:table-cell>
          <table:table-cell table:number-columns-repeated="2" office:value-type="float" office:value="1267" calcext:value-type="float">
            <text:p>12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4.47" calcext:value-type="float">
            <text:p>2694.47</text:p>
          </table:table-cell>
          <table:table-cell office:value-type="float" office:value="0" calcext:value-type="float">
            <text:p>0.00</text:p>
          </table:table-cell>
          <table:table-cell office:value-type="float" office:value="567.29" calcext:value-type="float">
            <text:p>567.29</text:p>
          </table:table-cell>
          <table:table-cell office:value-type="float" office:value="1320.72" calcext:value-type="float">
            <text:p>1320.72</text:p>
          </table:table-cell>
          <table:table-cell office:value-type="float" office:value="77.31" calcext:value-type="float">
            <text:p>77.31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513.71" calcext:value-type="float">
            <text:p>3513.71</text:p>
          </table:table-cell>
          <table:table-cell office:value-type="float" office:value="3518.58" calcext:value-type="float">
            <text:p>3518.58</text:p>
          </table:table-cell>
          <table:table-cell office:value-type="float" office:value="0.14" calcext:value-type="float">
            <text:p>0.14</text:p>
          </table:table-cell>
          <table:table-cell office:value-type="float" office:value="730.67" calcext:value-type="float">
            <text:p>730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912.32" calcext:value-type="float">
            <text:p>912.32</text:p>
          </table:table-cell>
          <table:table-cell table:number-columns-repeated="2" office:value-type="float" office:value="4842" calcext:value-type="float">
            <text:p>484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940.02" calcext:value-type="float">
            <text:p>2940.02</text:p>
          </table:table-cell>
          <table:table-cell office:value-type="float" office:value="2994.52" calcext:value-type="float">
            <text:p>2994.52</text:p>
          </table:table-cell>
          <table:table-cell office:value-type="float" office:value="1.82" calcext:value-type="float">
            <text:p>1.82</text:p>
          </table:table-cell>
          <table:table-cell office:value-type="float" office:value="608.24" calcext:value-type="float">
            <text:p>608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889.33" calcext:value-type="float">
            <text:p>889.33</text:p>
          </table:table-cell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731.52" calcext:value-type="float">
            <text:p>2731.52</text:p>
          </table:table-cell>
          <table:table-cell office:value-type="float" office:value="2805.91" calcext:value-type="float">
            <text:p>2805.91</text:p>
          </table:table-cell>
          <table:table-cell office:value-type="float" office:value="2.65" calcext:value-type="float">
            <text:p>2.65</text:p>
          </table:table-cell>
          <table:table-cell office:value-type="float" office:value="594.33" calcext:value-type="float">
            <text:p>594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825.34" calcext:value-type="float">
            <text:p>825.34</text:p>
          </table:table-cell>
          <table:table-cell office:value-type="float" office:value="2900" calcext:value-type="float">
            <text:p>2900</text:p>
          </table:table-cell>
          <table:table-cell office:value-type="float" office:value="2899" calcext:value-type="float">
            <text:p>289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06.2" calcext:value-type="float">
            <text:p>3706.20</text:p>
          </table:table-cell>
          <table:table-cell office:value-type="float" office:value="0" calcext:value-type="float">
            <text:p>0.00</text:p>
          </table:table-cell>
          <table:table-cell office:value-type="float" office:value="786.96" calcext:value-type="float">
            <text:p>786.96</text:p>
          </table:table-cell>
          <table:table-cell office:value-type="float" office:value="846.56" calcext:value-type="float">
            <text:p>846.56</text:p>
          </table:table-cell>
          <table:table-cell office:value-type="float" office:value="149.36" calcext:value-type="float">
            <text:p>149.36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5071.27" calcext:value-type="float">
            <text:p>5071.27</text:p>
          </table:table-cell>
          <table:table-cell office:value-type="float" office:value="5491.23" calcext:value-type="float">
            <text:p>5491.23</text:p>
          </table:table-cell>
          <table:table-cell office:value-type="float" office:value="7.66" calcext:value-type="float">
            <text:p>7.66</text:p>
          </table:table-cell>
          <table:table-cell office:value-type="float" office:value="1192.93" calcext:value-type="float">
            <text:p>1192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66.85" calcext:value-type="float">
            <text:p>3466.85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341.63" calcext:value-type="float">
            <text:p>5341.63</text:p>
          </table:table-cell>
          <table:table-cell office:value-type="float" office:value="5528.08" calcext:value-type="float">
            <text:p>5528.08</text:p>
          </table:table-cell>
          <table:table-cell office:value-type="float" office:value="3.37" calcext:value-type="float">
            <text:p>3.37</text:p>
          </table:table-cell>
          <table:table-cell office:value-type="float" office:value="1160.25" calcext:value-type="float">
            <text:p>1160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2150.13" calcext:value-type="float">
            <text:p>2150.13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24.31" calcext:value-type="float">
            <text:p>4024.31</text:p>
          </table:table-cell>
          <table:table-cell office:value-type="float" office:value="4274.76" calcext:value-type="float">
            <text:p>4274.76</text:p>
          </table:table-cell>
          <table:table-cell office:value-type="float" office:value="5.86" calcext:value-type="float">
            <text:p>5.86</text:p>
          </table:table-cell>
          <table:table-cell office:value-type="float" office:value="899.45" calcext:value-type="float">
            <text:p>899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908.4" calcext:value-type="float">
            <text:p>908.40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888.85" calcext:value-type="float">
            <text:p>4888.85</text:p>
          </table:table-cell>
          <table:table-cell office:value-type="float" office:value="5147.74" calcext:value-type="float">
            <text:p>5147.74</text:p>
          </table:table-cell>
          <table:table-cell office:value-type="float" office:value="5.03" calcext:value-type="float">
            <text:p>5.03</text:p>
          </table:table-cell>
          <table:table-cell office:value-type="float" office:value="1104.91" calcext:value-type="float">
            <text:p>1104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829.89" calcext:value-type="float">
            <text:p>829.89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4123.75" calcext:value-type="float">
            <text:p>4123.75</text:p>
          </table:table-cell>
          <table:table-cell office:value-type="float" office:value="6495.29" calcext:value-type="float">
            <text:p>6495.29</text:p>
          </table:table-cell>
          <table:table-cell office:value-type="float" office:value="36.78" calcext:value-type="float">
            <text:p>36.78</text:p>
          </table:table-cell>
          <table:table-cell office:value-type="float" office:value="1573.95" calcext:value-type="float">
            <text:p>1573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9" calcext:value-type="float">
            <text:p>3597.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8123.52" calcext:value-type="float">
            <text:p>8123.52</text:p>
          </table:table-cell>
          <table:table-cell office:value-type="float" office:value="13071.39" calcext:value-type="float">
            <text:p>13071.39</text:p>
          </table:table-cell>
          <table:table-cell office:value-type="float" office:value="37.87" calcext:value-type="float">
            <text:p>37.87</text:p>
          </table:table-cell>
          <table:table-cell office:value-type="float" office:value="3419.54" calcext:value-type="float">
            <text:p>3419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08" calcext:value-type="float">
            <text:p>3590.0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7120.62" calcext:value-type="float">
            <text:p>7120.62</text:p>
          </table:table-cell>
          <table:table-cell office:value-type="float" office:value="7657.84" calcext:value-type="float">
            <text:p>7657.84</text:p>
          </table:table-cell>
          <table:table-cell office:value-type="float" office:value="7.02" calcext:value-type="float">
            <text:p>7.02</text:p>
          </table:table-cell>
          <table:table-cell office:value-type="float" office:value="1598.77" calcext:value-type="float">
            <text:p>1598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8.42" calcext:value-type="float">
            <text:p>3438.42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569.52" calcext:value-type="float">
            <text:p>6569.52</text:p>
          </table:table-cell>
          <table:table-cell office:value-type="float" office:value="10465.06" calcext:value-type="float">
            <text:p>10465.06</text:p>
          </table:table-cell>
          <table:table-cell office:value-type="float" office:value="37.28" calcext:value-type="float">
            <text:p>37.28</text:p>
          </table:table-cell>
          <table:table-cell office:value-type="float" office:value="2667.81" calcext:value-type="float">
            <text:p>2667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8" calcext:value-type="float">
            <text:p>3594.6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005.64" calcext:value-type="float">
            <text:p>7005.64</text:p>
          </table:table-cell>
          <table:table-cell office:value-type="float" office:value="7746.01" calcext:value-type="float">
            <text:p>7746.01</text:p>
          </table:table-cell>
          <table:table-cell office:value-type="float" office:value="9.58" calcext:value-type="float">
            <text:p>9.58</text:p>
          </table:table-cell>
          <table:table-cell office:value-type="float" office:value="1688.6" calcext:value-type="float">
            <text:p>168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0.35" calcext:value-type="float">
            <text:p>3520.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364.37" calcext:value-type="float">
            <text:p>7364.37</text:p>
          </table:table-cell>
          <table:table-cell office:value-type="float" office:value="7856.17" calcext:value-type="float">
            <text:p>7856.17</text:p>
          </table:table-cell>
          <table:table-cell office:value-type="float" office:value="6.28" calcext:value-type="float">
            <text:p>6.28</text:p>
          </table:table-cell>
          <table:table-cell office:value-type="float" office:value="1636.98" calcext:value-type="float">
            <text:p>1636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0.64" calcext:value-type="float">
            <text:p>3550.6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734.45" calcext:value-type="float">
            <text:p>9734.45</text:p>
          </table:table-cell>
          <table:table-cell office:value-type="float" office:value="16831.03" calcext:value-type="float">
            <text:p>16831.03</text:p>
          </table:table-cell>
          <table:table-cell office:value-type="float" office:value="42.16" calcext:value-type="float">
            <text:p>42.16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7" calcext:value-type="float">
            <text:p>3596.3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8862.63" calcext:value-type="float">
            <text:p>8862.63</text:p>
          </table:table-cell>
          <table:table-cell office:value-type="float" office:value="15301.4" calcext:value-type="float">
            <text:p>15301.40</text:p>
          </table:table-cell>
          <table:table-cell office:value-type="float" office:value="45.29" calcext:value-type="float">
            <text:p>45.29</text:p>
          </table:table-cell>
          <table:table-cell office:value-type="float" office:value="4056.43" calcext:value-type="float">
            <text:p>4056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8" calcext:value-type="float">
            <text:p>3598.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7388.65" calcext:value-type="float">
            <text:p>7388.65</text:p>
          </table:table-cell>
          <table:table-cell office:value-type="float" office:value="14209.73" calcext:value-type="float">
            <text:p>14209.73</text:p>
          </table:table-cell>
          <table:table-cell office:value-type="float" office:value="48.06" calcext:value-type="float">
            <text:p>48.06</text:p>
          </table:table-cell>
          <table:table-cell office:value-type="float" office:value="4011.04" calcext:value-type="float">
            <text:p>4011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67" calcext:value-type="float">
            <text:p>3592.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7462.76" calcext:value-type="float">
            <text:p>7462.76</text:p>
          </table:table-cell>
          <table:table-cell office:value-type="float" office:value="15795.95" calcext:value-type="float">
            <text:p>15795.95</text:p>
          </table:table-cell>
          <table:table-cell office:value-type="float" office:value="52.76" calcext:value-type="float">
            <text:p>52.76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8535.81" calcext:value-type="float">
            <text:p>8535.81</text:p>
          </table:table-cell>
          <table:table-cell office:value-type="float" office:value="14181.98" calcext:value-type="float">
            <text:p>14181.98</text:p>
          </table:table-cell>
          <table:table-cell office:value-type="float" office:value="39.81" calcext:value-type="float">
            <text:p>39.81</text:p>
          </table:table-cell>
          <table:table-cell office:value-type="float" office:value="3748.09" calcext:value-type="float">
            <text:p>3748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6" calcext:value-type="float">
            <text:p>3590.6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84.13" calcext:value-type="float">
            <text:p>1584.13</text:p>
          </table:table-cell>
          <table:table-cell office:value-type="float" office:value="0" calcext:value-type="float">
            <text:p>0.00</text:p>
          </table:table-cell>
          <table:table-cell office:value-type="float" office:value="350.31" calcext:value-type="float">
            <text:p>350.31</text:p>
          </table:table-cell>
          <table:table-cell office:value-type="float" office:value="11.99" calcext:value-type="float">
            <text:p>11.99</text:p>
          </table:table-cell>
          <table:table-cell office:value-type="float" office:value="5.37" calcext:value-type="float">
            <text:p>5.3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3.5" calcext:value-type="float">
            <text:p>1543.50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3.94" calcext:value-type="float">
            <text:p>3.94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01.7" calcext:value-type="float">
            <text:p>2101.70</text:p>
          </table:table-cell>
          <table:table-cell office:value-type="float" office:value="0" calcext:value-type="float">
            <text:p>0.00</text:p>
          </table:table-cell>
          <table:table-cell office:value-type="float" office:value="465.4" calcext:value-type="float">
            <text:p>465.40</text:p>
          </table:table-cell>
          <table:table-cell office:value-type="float" office:value="8.65" calcext:value-type="float">
            <text:p>8.65</text:p>
          </table:table-cell>
          <table:table-cell office:value-type="float" office:value="2.14" calcext:value-type="float">
            <text:p>2.1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60.19" calcext:value-type="float">
            <text:p>2160.19</text:p>
          </table:table-cell>
          <table:table-cell office:value-type="float" office:value="0" calcext:value-type="float">
            <text:p>0.00</text:p>
          </table:table-cell>
          <table:table-cell office:value-type="float" office:value="467.2" calcext:value-type="float">
            <text:p>467.20</text:p>
          </table:table-cell>
          <table:table-cell office:value-type="float" office:value="882.87" calcext:value-type="float">
            <text:p>882.87</text:p>
          </table:table-cell>
          <table:table-cell office:value-type="float" office:value="398.69" calcext:value-type="float">
            <text:p>398.69</text:p>
          </table:table-cell>
          <table:table-cell table:number-columns-repeated="2" office:value-type="float" office:value="4676" calcext:value-type="float">
            <text:p>4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47.95" calcext:value-type="float">
            <text:p>1747.95</text:p>
          </table:table-cell>
          <table:table-cell office:value-type="float" office:value="0" calcext:value-type="float">
            <text:p>0.00</text:p>
          </table:table-cell>
          <table:table-cell office:value-type="float" office:value="386.28" calcext:value-type="float">
            <text:p>386.28</text:p>
          </table:table-cell>
          <table:table-cell office:value-type="float" office:value="0.4" calcext:value-type="float">
            <text:p>0.40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03.55" calcext:value-type="float">
            <text:p>1403.55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47.77" calcext:value-type="float">
            <text:p>47.77</text:p>
          </table:table-cell>
          <table:table-cell office:value-type="float" office:value="32.12" calcext:value-type="float">
            <text:p>32.12</text:p>
          </table:table-cell>
          <table:table-cell table:number-columns-repeated="2"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43.3" calcext:value-type="float">
            <text:p>2843.30</text:p>
          </table:table-cell>
          <table:table-cell office:value-type="float" office:value="0" calcext:value-type="float">
            <text:p>0.00</text:p>
          </table:table-cell>
          <table:table-cell office:value-type="float" office:value="580.47" calcext:value-type="float">
            <text:p>580.47</text:p>
          </table:table-cell>
          <table:table-cell office:value-type="float" office:value="3.64" calcext:value-type="float">
            <text:p>3.6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36.04" calcext:value-type="float">
            <text:p>2336.04</text:p>
          </table:table-cell>
          <table:table-cell office:value-type="float" office:value="0" calcext:value-type="float">
            <text:p>0.00</text:p>
          </table:table-cell>
          <table:table-cell office:value-type="float" office:value="492.92" calcext:value-type="float">
            <text:p>492.92</text:p>
          </table:table-cell>
          <table:table-cell office:value-type="float" office:value="5.79" calcext:value-type="float">
            <text:p>5.79</text:p>
          </table:table-cell>
          <table:table-cell office:value-type="float" office:value="5.06" calcext:value-type="float">
            <text:p>5.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80.35" calcext:value-type="float">
            <text:p>3180.35</text:p>
          </table:table-cell>
          <table:table-cell office:value-type="float" office:value="0" calcext:value-type="float">
            <text:p>0.00</text:p>
          </table:table-cell>
          <table:table-cell office:value-type="float" office:value="663.53" calcext:value-type="float">
            <text:p>663.53</text:p>
          </table:table-cell>
          <table:table-cell office:value-type="float" office:value="44.68" calcext:value-type="float">
            <text:p>44.68</text:p>
          </table:table-cell>
          <table:table-cell office:value-type="float" office:value="40.05" calcext:value-type="float">
            <text:p>40.05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859.86" calcext:value-type="float">
            <text:p>4859.86</text:p>
          </table:table-cell>
          <table:table-cell office:value-type="float" office:value="4896.31" calcext:value-type="float">
            <text:p>4896.31</text:p>
          </table:table-cell>
          <table:table-cell office:value-type="float" office:value="0.74" calcext:value-type="float">
            <text:p>0.74</text:p>
          </table:table-cell>
          <table:table-cell office:value-type="float" office:value="973" calcext:value-type="float">
            <text:p>973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181.99" calcext:value-type="float">
            <text:p>2181.99</text:p>
          </table:table-cell>
          <table:table-cell office:value-type="float" office:value="1786" calcext:value-type="float">
            <text:p>1786</text:p>
          </table:table-cell>
          <table:table-cell office:value-type="float" office:value="1783" calcext:value-type="float">
            <text:p>178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459.94" calcext:value-type="float">
            <text:p>3459.94</text:p>
          </table:table-cell>
          <table:table-cell office:value-type="float" office:value="3504.58" calcext:value-type="float">
            <text:p>3504.58</text:p>
          </table:table-cell>
          <table:table-cell office:value-type="float" office:value="1.28" calcext:value-type="float">
            <text:p>1.28</text:p>
          </table:table-cell>
          <table:table-cell office:value-type="float" office:value="719.94" calcext:value-type="float">
            <text:p>719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2007.17" calcext:value-type="float">
            <text:p>2007.17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952.43" calcext:value-type="float">
            <text:p>3952.43</text:p>
          </table:table-cell>
          <table:table-cell office:value-type="float" office:value="4014.29" calcext:value-type="float">
            <text:p>4014.29</text:p>
          </table:table-cell>
          <table:table-cell office:value-type="float" office:value="1.54" calcext:value-type="float">
            <text:p>1.54</text:p>
          </table:table-cell>
          <table:table-cell office:value-type="float" office:value="820.48" calcext:value-type="float">
            <text:p>820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725.26" calcext:value-type="float">
            <text:p>725.2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89.48" calcext:value-type="float">
            <text:p>3789.48</text:p>
          </table:table-cell>
          <table:table-cell office:value-type="float" office:value="0" calcext:value-type="float">
            <text:p>0.00</text:p>
          </table:table-cell>
          <table:table-cell office:value-type="float" office:value="780.43" calcext:value-type="float">
            <text:p>780.43</text:p>
          </table:table-cell>
          <table:table-cell office:value-type="float" office:value="83.88" calcext:value-type="float">
            <text:p>83.88</text:p>
          </table:table-cell>
          <table:table-cell office:value-type="float" office:value="49.16" calcext:value-type="float">
            <text:p>49.16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253.62" calcext:value-type="float">
            <text:p>6253.62</text:p>
          </table:table-cell>
          <table:table-cell office:value-type="float" office:value="6617.73" calcext:value-type="float">
            <text:p>6617.73</text:p>
          </table:table-cell>
          <table:table-cell office:value-type="float" office:value="5.63" calcext:value-type="float">
            <text:p>5.63</text:p>
          </table:table-cell>
          <table:table-cell office:value-type="float" office:value="1389.21" calcext:value-type="float">
            <text:p>1389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39" calcext:value-type="float">
            <text:p>3586.3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859.86" calcext:value-type="float">
            <text:p>5859.86</text:p>
          </table:table-cell>
          <table:table-cell office:value-type="float" office:value="5974.66" calcext:value-type="float">
            <text:p>5974.66</text:p>
          </table:table-cell>
          <table:table-cell office:value-type="float" office:value="1.93" calcext:value-type="float">
            <text:p>1.93</text:p>
          </table:table-cell>
          <table:table-cell office:value-type="float" office:value="1226.26" calcext:value-type="float">
            <text:p>1226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1556.96" calcext:value-type="float">
            <text:p>1556.96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680.44" calcext:value-type="float">
            <text:p>5680.44</text:p>
          </table:table-cell>
          <table:table-cell office:value-type="float" office:value="5889.8" calcext:value-type="float">
            <text:p>5889.80</text:p>
          </table:table-cell>
          <table:table-cell office:value-type="float" office:value="3.56" calcext:value-type="float">
            <text:p>3.56</text:p>
          </table:table-cell>
          <table:table-cell office:value-type="float" office:value="1192.56" calcext:value-type="float">
            <text:p>1192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2545.74" calcext:value-type="float">
            <text:p>2545.74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870.08" calcext:value-type="float">
            <text:p>6870.08</text:p>
          </table:table-cell>
          <table:table-cell office:value-type="float" office:value="9722.43" calcext:value-type="float">
            <text:p>9722.43</text:p>
          </table:table-cell>
          <table:table-cell office:value-type="float" office:value="29.34" calcext:value-type="float">
            <text:p>29.34</text:p>
          </table:table-cell>
          <table:table-cell office:value-type="float" office:value="2416.88" calcext:value-type="float">
            <text:p>241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72" calcext:value-type="float">
            <text:p>3599.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346.82" calcext:value-type="float">
            <text:p>6346.82</text:p>
          </table:table-cell>
          <table:table-cell office:value-type="float" office:value="6690.01" calcext:value-type="float">
            <text:p>6690.01</text:p>
          </table:table-cell>
          <table:table-cell office:value-type="float" office:value="5.62" calcext:value-type="float">
            <text:p>5.62</text:p>
          </table:table-cell>
          <table:table-cell office:value-type="float" office:value="1371.57" calcext:value-type="float">
            <text:p>1371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43" calcext:value-type="float">
            <text:p>3587.4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768.85" calcext:value-type="float">
            <text:p>9768.85</text:p>
          </table:table-cell>
          <table:table-cell office:value-type="float" office:value="15556.62" calcext:value-type="float">
            <text:p>15556.62</text:p>
          </table:table-cell>
          <table:table-cell office:value-type="float" office:value="37.2" calcext:value-type="float">
            <text:p>37.2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66" calcext:value-type="float">
            <text:p>3596.6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690.54" calcext:value-type="float">
            <text:p>8690.54</text:p>
          </table:table-cell>
          <table:table-cell office:value-type="float" office:value="12425.07" calcext:value-type="float">
            <text:p>12425.07</text:p>
          </table:table-cell>
          <table:table-cell office:value-type="float" office:value="30.58" calcext:value-type="float">
            <text:p>30.58</text:p>
          </table:table-cell>
          <table:table-cell office:value-type="float" office:value="3054.01" calcext:value-type="float">
            <text:p>3054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6" calcext:value-type="float">
            <text:p>3595.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104.28" calcext:value-type="float">
            <text:p>8104.28</text:p>
          </table:table-cell>
          <table:table-cell office:value-type="float" office:value="12146.09" calcext:value-type="float">
            <text:p>12146.09</text:p>
          </table:table-cell>
          <table:table-cell office:value-type="float" office:value="33.28" calcext:value-type="float">
            <text:p>33.28</text:p>
          </table:table-cell>
          <table:table-cell office:value-type="float" office:value="3094.5" calcext:value-type="float">
            <text:p>3094.5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5" calcext:value-type="float">
            <text:p>3596.9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517.52" calcext:value-type="float">
            <text:p>8517.52</text:p>
          </table:table-cell>
          <table:table-cell office:value-type="float" office:value="12609.56" calcext:value-type="float">
            <text:p>12609.56</text:p>
          </table:table-cell>
          <table:table-cell office:value-type="float" office:value="32.52" calcext:value-type="float">
            <text:p>32.52</text:p>
          </table:table-cell>
          <table:table-cell office:value-type="float" office:value="3201.87" calcext:value-type="float">
            <text:p>3201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1" calcext:value-type="float">
            <text:p>3597.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388.19" calcext:value-type="float">
            <text:p>8388.19</text:p>
          </table:table-cell>
          <table:table-cell office:value-type="float" office:value="12261.31" calcext:value-type="float">
            <text:p>12261.31</text:p>
          </table:table-cell>
          <table:table-cell office:value-type="float" office:value="31.59" calcext:value-type="float">
            <text:p>31.59</text:p>
          </table:table-cell>
          <table:table-cell office:value-type="float" office:value="3064.88" calcext:value-type="float">
            <text:p>306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3" calcext:value-type="float">
            <text:p>3598.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1714.4" calcext:value-type="float">
            <text:p>11714.40</text:p>
          </table:table-cell>
          <table:table-cell office:value-type="float" office:value="18028.02" calcext:value-type="float">
            <text:p>18028.02</text:p>
          </table:table-cell>
          <table:table-cell office:value-type="float" office:value="35.02" calcext:value-type="float">
            <text:p>35.02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7" calcext:value-type="float">
            <text:p>3598.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0118.39" calcext:value-type="float">
            <text:p>10118.39</text:p>
          </table:table-cell>
          <table:table-cell office:value-type="float" office:value="16669.96" calcext:value-type="float">
            <text:p>16669.96</text:p>
          </table:table-cell>
          <table:table-cell office:value-type="float" office:value="39.3" calcext:value-type="float">
            <text:p>39.30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26" calcext:value-type="float">
            <text:p>3585.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0912.76" calcext:value-type="float">
            <text:p>10912.76</text:p>
          </table:table-cell>
          <table:table-cell office:value-type="float" office:value="17463.81" calcext:value-type="float">
            <text:p>17463.81</text:p>
          </table:table-cell>
          <table:table-cell office:value-type="float" office:value="37.51" calcext:value-type="float">
            <text:p>37.51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7" calcext:value-type="float">
            <text:p>3596.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421.35" calcext:value-type="float">
            <text:p>11421.35</text:p>
          </table:table-cell>
          <table:table-cell office:value-type="float" office:value="17752.64" calcext:value-type="float">
            <text:p>17752.64</text:p>
          </table:table-cell>
          <table:table-cell office:value-type="float" office:value="35.66" calcext:value-type="float">
            <text:p>35.66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7" calcext:value-type="float">
            <text:p>3594.5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1041.2" calcext:value-type="float">
            <text:p>11041.20</text:p>
          </table:table-cell>
          <table:table-cell office:value-type="float" office:value="17398.35" calcext:value-type="float">
            <text:p>17398.35</text:p>
          </table:table-cell>
          <table:table-cell office:value-type="float" office:value="36.54" calcext:value-type="float">
            <text:p>36.54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9" calcext:value-type="float">
            <text:p>3597.5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96.36" calcext:value-type="float">
            <text:p>1796.36</text:p>
          </table:table-cell>
          <table:table-cell office:value-type="float" office:value="0" calcext:value-type="float">
            <text:p>0.00</text:p>
          </table:table-cell>
          <table:table-cell office:value-type="float" office:value="375.32" calcext:value-type="float">
            <text:p>375.32</text:p>
          </table:table-cell>
          <table:table-cell office:value-type="float" office:value="2.7" calcext:value-type="float">
            <text:p>2.70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9.66" calcext:value-type="float">
            <text:p>1729.66</text:p>
          </table:table-cell>
          <table:table-cell office:value-type="float" office:value="0" calcext:value-type="float">
            <text:p>0.00</text:p>
          </table:table-cell>
          <table:table-cell office:value-type="float" office:value="378.41" calcext:value-type="float">
            <text:p>378.41</text:p>
          </table:table-cell>
          <table:table-cell office:value-type="float" office:value="33.54" calcext:value-type="float">
            <text:p>33.54</text:p>
          </table:table-cell>
          <table:table-cell office:value-type="float" office:value="27.15" calcext:value-type="float">
            <text:p>27.15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82.58" calcext:value-type="float">
            <text:p>3382.58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9.82" calcext:value-type="float">
            <text:p>2699.82</text:p>
          </table:table-cell>
          <table:table-cell office:value-type="float" office:value="0" calcext:value-type="float">
            <text:p>0.00</text:p>
          </table:table-cell>
          <table:table-cell office:value-type="float" office:value="562.02" calcext:value-type="float">
            <text:p>562.02</text:p>
          </table:table-cell>
          <table:table-cell office:value-type="float" office:value="51.69" calcext:value-type="float">
            <text:p>51.69</text:p>
          </table:table-cell>
          <table:table-cell office:value-type="float" office:value="34.07" calcext:value-type="float">
            <text:p>34.07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96.17" calcext:value-type="float">
            <text:p>2096.17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.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R101_m6_size0_p1_40_60_cap2.5_1</text:p>
          </table:table-cell>
          <table:table-cell table:style-name="ce5" office:value-type="string" calcext:value-type="string">
            <text:p>OP</text:p>
          </table:table-cell>
          <table:table-cell table:number-columns-repeated="2" table:style-name="ce8" office:value-type="float" office:value="1894.13" calcext:value-type="float">
            <text:p>1894.13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429" calcext:value-type="float">
            <text:p>429.00</text:p>
          </table:table-cell>
          <table:table-cell table:style-name="ce8" office:value-type="float" office:value="5.23" calcext:value-type="float">
            <text:p>5.23</text:p>
          </table:table-cell>
          <table:table-cell table:style-name="ce8" office:value-type="float" office:value="0.95" calcext:value-type="float">
            <text:p>0.9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number-rows-repeated="1048094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GC-SDVRP_AR2ICF" table:style-name="ta1">
        <table:table-column table:style-name="co6" table:default-cell-style-name="ce2"/>
        <table:table-column table:style-name="co2" table:default-cell-style-name="ce4"/>
        <table:table-column table:style-name="co2" table:number-columns-repeated="6" table:default-cell-style-name="ce7"/>
        <table:table-column table:style-name="co2" table:number-columns-repeated="4" table:default-cell-style-name="ce4"/>
        <table:table-column table:style-name="co3" table:default-cell-style-name="Default"/>
        <table:table-column table:style-name="co3" table:number-columns-repeated="992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tatus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</text:p>
          </table:table-cell>
          <table:table-cell table:style-name="ce6" office:value-type="string" calcext:value-type="string">
            <text:p>Gap (%)</text:p>
          </table:table-cell>
          <table:table-cell table:style-name="ce6" office:value-type="string" calcext:value-type="string">
            <text:p>Distance</text:p>
          </table:table-cell>
          <table:table-cell table:style-name="ce6" office:value-type="string" calcext:value-type="string">
            <text:p> T<text:span text:style-name="T1">T</text:span> (s)</text:p>
          </table:table-cell>
          <table:table-cell table:style-name="ce6" office:value-type="string" calcext:value-type="string">
            <text:p> T<text:span text:style-name="T1">ROP</text:span> (s)</text:p>
          </table:table-cell>
          <table:table-cell table:style-name="ce6" office:value-type="string" calcext:value-type="string">
            <text:p> N<text:span text:style-name="T1">ROP</text:span> </text:p>
          </table:table-cell>
          <table:table-cell table:style-name="ce1" office:value-type="string" calcext:value-type="string">
            <text:p>Cut</text:p>
          </table:table-cell>
          <table:table-cell table:style-name="ce1" office:value-type="string" calcext:value-type="string">
            <text:p>VH</text:p>
          </table:table-cell>
          <table:table-cell table:style-name="ce1" office:value-type="string" calcext:value-type="string">
            <text:p>CS</text:p>
          </table:table-cell>
          <table:table-cell table:number-columns-repeated="993"/>
          <table:table-cell table:style-name="ce4" table:number-columns-repeated="2"/>
        </table:table-row>
        <table:table-row table:style-name="ro2">
          <table:table-cell office:value-type="string" calcext:value-type="string">
            <text:p>C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0.8" calcext:value-type="float">
            <text:p>1430.80</text:p>
          </table:table-cell>
          <table:table-cell office:value-type="float" office:value="0" calcext:value-type="float">
            <text:p>0.00</text:p>
          </table:table-cell>
          <table:table-cell office:value-type="float" office:value="284.32" calcext:value-type="float">
            <text:p>284.32</text:p>
          </table:table-cell>
          <table:table-cell office:value-type="float" office:value="935.78" calcext:value-type="float">
            <text:p>935.78</text:p>
          </table:table-cell>
          <table:table-cell office:value-type="float" office:value="139.1" calcext:value-type="float">
            <text:p>139.10</text:p>
          </table:table-cell>
          <table:table-cell office:value-type="float" office:value="5866" calcext:value-type="float">
            <text:p>5866</text:p>
          </table:table-cell>
          <table:table-cell office:value-type="float" office:value="5856" calcext:value-type="float">
            <text:p>585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29.21" calcext:value-type="float">
            <text:p>1129.21</text:p>
          </table:table-cell>
          <table:table-cell office:value-type="float" office:value="0" calcext:value-type="float">
            <text:p>0.00</text:p>
          </table:table-cell>
          <table:table-cell office:value-type="float" office:value="242.09" calcext:value-type="float">
            <text:p>242.09</text:p>
          </table:table-cell>
          <table:table-cell office:value-type="float" office:value="7.84" calcext:value-type="float">
            <text:p>7.84</text:p>
          </table:table-cell>
          <table:table-cell office:value-type="float" office:value="2.16" calcext:value-type="float">
            <text:p>2.1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01.94" calcext:value-type="float">
            <text:p>901.94</text:p>
          </table:table-cell>
          <table:table-cell office:value-type="float" office:value="0" calcext:value-type="float">
            <text:p>0.00</text:p>
          </table:table-cell>
          <table:table-cell office:value-type="float" office:value="200.91" calcext:value-type="float">
            <text:p>200.9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758.19" calcext:value-type="float">
            <text:p>758.19</text:p>
          </table:table-cell>
          <table:table-cell office:value-type="float" office:value="0" calcext:value-type="float">
            <text:p>0.00</text:p>
          </table:table-cell>
          <table:table-cell office:value-type="float" office:value="171.35" calcext:value-type="float">
            <text:p>171.3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214.52" calcext:value-type="float">
            <text:p>2214.52</text:p>
          </table:table-cell>
          <table:table-cell office:value-type="float" office:value="2313.79" calcext:value-type="float">
            <text:p>2313.79</text:p>
          </table:table-cell>
          <table:table-cell office:value-type="float" office:value="4.29" calcext:value-type="float">
            <text:p>4.29</text:p>
          </table:table-cell>
          <table:table-cell office:value-type="float" office:value="480.43" calcext:value-type="float">
            <text:p>480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120.72" calcext:value-type="float">
            <text:p>120.72</text:p>
          </table:table-cell>
          <table:table-cell table:number-columns-repeated="2" office:value-type="float" office:value="5068" calcext:value-type="float">
            <text:p>50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694.02" calcext:value-type="float">
            <text:p>1694.02</text:p>
          </table:table-cell>
          <table:table-cell office:value-type="float" office:value="1757.56" calcext:value-type="float">
            <text:p>1757.56</text:p>
          </table:table-cell>
          <table:table-cell office:value-type="float" office:value="3.62" calcext:value-type="float">
            <text:p>3.62</text:p>
          </table:table-cell>
          <table:table-cell office:value-type="float" office:value="355.66" calcext:value-type="float">
            <text:p>355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204.75" calcext:value-type="float">
            <text:p>204.75</text:p>
          </table:table-cell>
          <table:table-cell office:value-type="float" office:value="7707" calcext:value-type="float">
            <text:p>7707</text:p>
          </table:table-cell>
          <table:table-cell office:value-type="float" office:value="7705" calcext:value-type="float">
            <text:p>770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45.68" calcext:value-type="float">
            <text:p>1245.68</text:p>
          </table:table-cell>
          <table:table-cell office:value-type="float" office:value="0" calcext:value-type="float">
            <text:p>0.00</text:p>
          </table:table-cell>
          <table:table-cell office:value-type="float" office:value="242.41" calcext:value-type="float">
            <text:p>242.41</text:p>
          </table:table-cell>
          <table:table-cell office:value-type="float" office:value="5.06" calcext:value-type="float">
            <text:p>5.06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58.73" calcext:value-type="float">
            <text:p>1058.73</text:p>
          </table:table-cell>
          <table:table-cell office:value-type="float" office:value="0" calcext:value-type="float">
            <text:p>0.00</text:p>
          </table:table-cell>
          <table:table-cell office:value-type="float" office:value="211.28" calcext:value-type="float">
            <text:p>211.28</text:p>
          </table:table-cell>
          <table:table-cell office:value-type="float" office:value="62.37" calcext:value-type="float">
            <text:p>62.37</text:p>
          </table:table-cell>
          <table:table-cell office:value-type="float" office:value="4.4" calcext:value-type="float">
            <text:p>4.40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9.26" calcext:value-type="float">
            <text:p>2139.26</text:p>
          </table:table-cell>
          <table:table-cell office:value-type="float" office:value="0" calcext:value-type="float">
            <text:p>0.00</text:p>
          </table:table-cell>
          <table:table-cell office:value-type="float" office:value="423.09" calcext:value-type="float">
            <text:p>423.09</text:p>
          </table:table-cell>
          <table:table-cell office:value-type="float" office:value="521.11" calcext:value-type="float">
            <text:p>521.11</text:p>
          </table:table-cell>
          <table:table-cell office:value-type="float" office:value="113.12" calcext:value-type="float">
            <text:p>113.12</text:p>
          </table:table-cell>
          <table:table-cell office:value-type="float" office:value="1168" calcext:value-type="float">
            <text:p>1168</text:p>
          </table:table-cell>
          <table:table-cell office:value-type="float" office:value="1161" calcext:value-type="float">
            <text:p>116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61.23" calcext:value-type="float">
            <text:p>1661.23</text:p>
          </table:table-cell>
          <table:table-cell office:value-type="float" office:value="0" calcext:value-type="float">
            <text:p>0.00</text:p>
          </table:table-cell>
          <table:table-cell office:value-type="float" office:value="342.92" calcext:value-type="float">
            <text:p>342.92</text:p>
          </table:table-cell>
          <table:table-cell office:value-type="float" office:value="37.56" calcext:value-type="float">
            <text:p>37.56</text:p>
          </table:table-cell>
          <table:table-cell office:value-type="float" office:value="14.11" calcext:value-type="float">
            <text:p>14.11</text:p>
          </table:table-cell>
          <table:table-cell office:value-type="float" office:value="244" calcext:value-type="float">
            <text:p>244</text:p>
          </table:table-cell>
          <table:table-cell office:value-type="float" office:value="239" calcext:value-type="float">
            <text:p>2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03.94" calcext:value-type="float">
            <text:p>1203.94</text:p>
          </table:table-cell>
          <table:table-cell office:value-type="float" office:value="0" calcext:value-type="float">
            <text:p>0.00</text:p>
          </table:table-cell>
          <table:table-cell office:value-type="float" office:value="239.94" calcext:value-type="float">
            <text:p>239.94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25.01" calcext:value-type="float">
            <text:p>1025.01</text:p>
          </table:table-cell>
          <table:table-cell office:value-type="float" office:value="0" calcext:value-type="float">
            <text:p>0.00</text:p>
          </table:table-cell>
          <table:table-cell office:value-type="float" office:value="209.46" calcext:value-type="float">
            <text:p>209.46</text:p>
          </table:table-cell>
          <table:table-cell office:value-type="float" office:value="4.83" calcext:value-type="float">
            <text:p>4.83</text:p>
          </table:table-cell>
          <table:table-cell office:value-type="float" office:value="0.28" calcext:value-type="float">
            <text:p>0.2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64.53" calcext:value-type="float">
            <text:p>3164.53</text:p>
          </table:table-cell>
          <table:table-cell office:value-type="float" office:value="3312.74" calcext:value-type="float">
            <text:p>3312.74</text:p>
          </table:table-cell>
          <table:table-cell office:value-type="float" office:value="4.47" calcext:value-type="float">
            <text:p>4.47</text:p>
          </table:table-cell>
          <table:table-cell office:value-type="float" office:value="685.17" calcext:value-type="float">
            <text:p>685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927.32" calcext:value-type="float">
            <text:p>927.32</text:p>
          </table:table-cell>
          <table:table-cell table:number-columns-repeated="2" office:value-type="float" office:value="5318" calcext:value-type="float">
            <text:p>53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1.5_1</text:p>
          </table:table-cell>
          <table:table-cell office:value-type="string" calcext:value-type="string">
            <text:p>TL</text:p>
          </table:table-cell>
          <table:table-cell office:value-type="float" office:value="2337.56" calcext:value-type="float">
            <text:p>2337.56</text:p>
          </table:table-cell>
          <table:table-cell office:value-type="float" office:value="2435.19" calcext:value-type="float">
            <text:p>2435.19</text:p>
          </table:table-cell>
          <table:table-cell office:value-type="float" office:value="4.01" calcext:value-type="float">
            <text:p>4.01</text:p>
          </table:table-cell>
          <table:table-cell office:value-type="float" office:value="498.63" calcext:value-type="float">
            <text:p>498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1159.07" calcext:value-type="float">
            <text:p>1159.07</text:p>
          </table:table-cell>
          <table:table-cell office:value-type="float" office:value="3452" calcext:value-type="float">
            <text:p>3452</text:p>
          </table:table-cell>
          <table:table-cell office:value-type="float" office:value="3436" calcext:value-type="float">
            <text:p>34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2_1</text:p>
          </table:table-cell>
          <table:table-cell office:value-type="string" calcext:value-type="string">
            <text:p>TL</text:p>
          </table:table-cell>
          <table:table-cell office:value-type="float" office:value="1763.92" calcext:value-type="float">
            <text:p>1763.92</text:p>
          </table:table-cell>
          <table:table-cell office:value-type="float" office:value="1829.28" calcext:value-type="float">
            <text:p>1829.28</text:p>
          </table:table-cell>
          <table:table-cell office:value-type="float" office:value="3.57" calcext:value-type="float">
            <text:p>3.57</text:p>
          </table:table-cell>
          <table:table-cell office:value-type="float" office:value="378.1" calcext:value-type="float">
            <text:p>37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468.02" calcext:value-type="float">
            <text:p>468.02</text:p>
          </table:table-cell>
          <table:table-cell office:value-type="float" office:value="5462" calcext:value-type="float">
            <text:p>5462</text:p>
          </table:table-cell>
          <table:table-cell office:value-type="float" office:value="5460" calcext:value-type="float">
            <text:p>54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91.79" calcext:value-type="float">
            <text:p>1491.79</text:p>
          </table:table-cell>
          <table:table-cell office:value-type="float" office:value="0" calcext:value-type="float">
            <text:p>0.00</text:p>
          </table:table-cell>
          <table:table-cell office:value-type="float" office:value="303.23" calcext:value-type="float">
            <text:p>303.23</text:p>
          </table:table-cell>
          <table:table-cell office:value-type="float" office:value="3.67" calcext:value-type="float">
            <text:p>3.67</text:p>
          </table:table-cell>
          <table:table-cell office:value-type="float" office:value="1.77" calcext:value-type="float">
            <text:p>1.7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41.84" calcext:value-type="float">
            <text:p>1641.84</text:p>
          </table:table-cell>
          <table:table-cell office:value-type="float" office:value="0" calcext:value-type="float">
            <text:p>0.00</text:p>
          </table:table-cell>
          <table:table-cell office:value-type="float" office:value="335.15" calcext:value-type="float">
            <text:p>335.15</text:p>
          </table:table-cell>
          <table:table-cell office:value-type="float" office:value="23.64" calcext:value-type="float">
            <text:p>23.64</text:p>
          </table:table-cell>
          <table:table-cell office:value-type="float" office:value="13.31" calcext:value-type="float">
            <text:p>13.31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83" calcext:value-type="float">
            <text:p>1252.83</text:p>
          </table:table-cell>
          <table:table-cell office:value-type="float" office:value="0" calcext:value-type="float">
            <text:p>0.00</text:p>
          </table:table-cell>
          <table:table-cell office:value-type="float" office:value="264.43" calcext:value-type="float">
            <text:p>264.43</text:p>
          </table:table-cell>
          <table:table-cell office:value-type="float" office:value="10.05" calcext:value-type="float">
            <text:p>10.05</text:p>
          </table:table-cell>
          <table:table-cell office:value-type="float" office:value="4.21" calcext:value-type="float">
            <text:p>4.2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75.36" calcext:value-type="float">
            <text:p>2775.36</text:p>
          </table:table-cell>
          <table:table-cell office:value-type="float" office:value="0" calcext:value-type="float">
            <text:p>0.00</text:p>
          </table:table-cell>
          <table:table-cell office:value-type="float" office:value="575.79" calcext:value-type="float">
            <text:p>575.79</text:p>
          </table:table-cell>
          <table:table-cell office:value-type="float" office:value="13.88" calcext:value-type="float">
            <text:p>13.88</text:p>
          </table:table-cell>
          <table:table-cell office:value-type="float" office:value="0.84" calcext:value-type="float">
            <text:p>0.8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65.6" calcext:value-type="float">
            <text:p>2865.60</text:p>
          </table:table-cell>
          <table:table-cell office:value-type="float" office:value="0" calcext:value-type="float">
            <text:p>0.00</text:p>
          </table:table-cell>
          <table:table-cell office:value-type="float" office:value="602.4" calcext:value-type="float">
            <text:p>602.40</text:p>
          </table:table-cell>
          <table:table-cell office:value-type="float" office:value="11.09" calcext:value-type="float">
            <text:p>11.09</text:p>
          </table:table-cell>
          <table:table-cell office:value-type="float" office:value="7.15" calcext:value-type="float">
            <text:p>7.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737.97" calcext:value-type="float">
            <text:p>2737.97</text:p>
          </table:table-cell>
          <table:table-cell office:value-type="float" office:value="2765.85" calcext:value-type="float">
            <text:p>2765.85</text:p>
          </table:table-cell>
          <table:table-cell office:value-type="float" office:value="1.02" calcext:value-type="float">
            <text:p>1.02</text:p>
          </table:table-cell>
          <table:table-cell office:value-type="float" office:value="605.68" calcext:value-type="float">
            <text:p>605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79.87" calcext:value-type="float">
            <text:p>79.87</text:p>
          </table:table-cell>
          <table:table-cell office:value-type="float" office:value="556" calcext:value-type="float">
            <text:p>556</text:p>
          </table:table-cell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51.14" calcext:value-type="float">
            <text:p>2851.14</text:p>
          </table:table-cell>
          <table:table-cell office:value-type="float" office:value="0" calcext:value-type="float">
            <text:p>0.00</text:p>
          </table:table-cell>
          <table:table-cell office:value-type="float" office:value="618.51" calcext:value-type="float">
            <text:p>618.51</text:p>
          </table:table-cell>
          <table:table-cell office:value-type="float" office:value="34.04" calcext:value-type="float">
            <text:p>34.04</text:p>
          </table:table-cell>
          <table:table-cell office:value-type="float" office:value="13.96" calcext:value-type="float">
            <text:p>13.9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947.28" calcext:value-type="float">
            <text:p>2947.28</text:p>
          </table:table-cell>
          <table:table-cell office:value-type="float" office:value="0" calcext:value-type="float">
            <text:p>0.00</text:p>
          </table:table-cell>
          <table:table-cell office:value-type="float" office:value="635.67" calcext:value-type="float">
            <text:p>635.67</text:p>
          </table:table-cell>
          <table:table-cell office:value-type="float" office:value="240.35" calcext:value-type="float">
            <text:p>240.35</text:p>
          </table:table-cell>
          <table:table-cell office:value-type="float" office:value="106.82" calcext:value-type="float">
            <text:p>106.82</text:p>
          </table:table-cell>
          <table:table-cell table:number-columns-repeated="2" office:value-type="float" office:value="867" calcext:value-type="float">
            <text:p>86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3918.92" calcext:value-type="float">
            <text:p>3918.92</text:p>
          </table:table-cell>
          <table:table-cell office:value-type="float" office:value="4127.13" calcext:value-type="float">
            <text:p>4127.13</text:p>
          </table:table-cell>
          <table:table-cell office:value-type="float" office:value="5.05" calcext:value-type="float">
            <text:p>5.05</text:p>
          </table:table-cell>
          <table:table-cell office:value-type="float" office:value="880.23" calcext:value-type="float">
            <text:p>880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173.36" calcext:value-type="float">
            <text:p>173.36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594.5" calcext:value-type="float">
            <text:p>4594.50</text:p>
          </table:table-cell>
          <table:table-cell office:value-type="float" office:value="7436.88" calcext:value-type="float">
            <text:p>7436.88</text:p>
          </table:table-cell>
          <table:table-cell office:value-type="float" office:value="38.22" calcext:value-type="float">
            <text:p>38.22</text:p>
          </table:table-cell>
          <table:table-cell office:value-type="float" office:value="1965.38" calcext:value-type="float">
            <text:p>1965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1" calcext:value-type="float">
            <text:p>3598.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171.23" calcext:value-type="float">
            <text:p>4171.23</text:p>
          </table:table-cell>
          <table:table-cell office:value-type="float" office:value="4291.33" calcext:value-type="float">
            <text:p>4291.33</text:p>
          </table:table-cell>
          <table:table-cell office:value-type="float" office:value="2.8" calcext:value-type="float">
            <text:p>2.80</text:p>
          </table:table-cell>
          <table:table-cell office:value-type="float" office:value="918.2" calcext:value-type="float">
            <text:p>918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96.5" calcext:value-type="float">
            <text:p>396.50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261.51" calcext:value-type="float">
            <text:p>4261.51</text:p>
          </table:table-cell>
          <table:table-cell office:value-type="float" office:value="4510.76" calcext:value-type="float">
            <text:p>4510.76</text:p>
          </table:table-cell>
          <table:table-cell office:value-type="float" office:value="5.53" calcext:value-type="float">
            <text:p>5.53</text:p>
          </table:table-cell>
          <table:table-cell office:value-type="float" office:value="965.53" calcext:value-type="float">
            <text:p>965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474.77" calcext:value-type="float">
            <text:p>474.77</text:p>
          </table:table-cell>
          <table:table-cell table:number-columns-repeated="2" office:value-type="float" office:value="566" calcext:value-type="float">
            <text:p>56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4001.29" calcext:value-type="float">
            <text:p>4001.29</text:p>
          </table:table-cell>
          <table:table-cell office:value-type="float" office:value="4239.74" calcext:value-type="float">
            <text:p>4239.74</text:p>
          </table:table-cell>
          <table:table-cell office:value-type="float" office:value="5.63" calcext:value-type="float">
            <text:p>5.63</text:p>
          </table:table-cell>
          <table:table-cell office:value-type="float" office:value="934.84" calcext:value-type="float">
            <text:p>934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1296.23" calcext:value-type="float">
            <text:p>1296.23</text:p>
          </table:table-cell>
          <table:table-cell office:value-type="float" office:value="678" calcext:value-type="float">
            <text:p>678</text:p>
          </table:table-cell>
          <table:table-cell office:value-type="float" office:value="670" calcext:value-type="float">
            <text:p>67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5712.05" calcext:value-type="float">
            <text:p>5712.05</text:p>
          </table:table-cell>
          <table:table-cell office:value-type="float" office:value="6450.73" calcext:value-type="float">
            <text:p>6450.73</text:p>
          </table:table-cell>
          <table:table-cell office:value-type="float" office:value="11.45" calcext:value-type="float">
            <text:p>11.45</text:p>
          </table:table-cell>
          <table:table-cell office:value-type="float" office:value="1352.69" calcext:value-type="float">
            <text:p>1352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1396.41" calcext:value-type="float">
            <text:p>1396.41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482.09" calcext:value-type="float">
            <text:p>6482.09</text:p>
          </table:table-cell>
          <table:table-cell office:value-type="float" office:value="8202.49" calcext:value-type="float">
            <text:p>8202.49</text:p>
          </table:table-cell>
          <table:table-cell office:value-type="float" office:value="21" calcext:value-type="float">
            <text:p>21.00</text:p>
          </table:table-cell>
          <table:table-cell office:value-type="float" office:value="1773.66" calcext:value-type="float">
            <text:p>177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017.49" calcext:value-type="float">
            <text:p>3017.49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5709.72" calcext:value-type="float">
            <text:p>5709.72</text:p>
          </table:table-cell>
          <table:table-cell office:value-type="float" office:value="6478.48" calcext:value-type="float">
            <text:p>6478.48</text:p>
          </table:table-cell>
          <table:table-cell office:value-type="float" office:value="11.87" calcext:value-type="float">
            <text:p>11.87</text:p>
          </table:table-cell>
          <table:table-cell office:value-type="float" office:value="1421.34" calcext:value-type="float">
            <text:p>1421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2504.77" calcext:value-type="float">
            <text:p>2504.7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208.58" calcext:value-type="float">
            <text:p>6208.58</text:p>
          </table:table-cell>
          <table:table-cell office:value-type="float" office:value="6789.24" calcext:value-type="float">
            <text:p>6789.24</text:p>
          </table:table-cell>
          <table:table-cell office:value-type="float" office:value="8.55" calcext:value-type="float">
            <text:p>8.55</text:p>
          </table:table-cell>
          <table:table-cell office:value-type="float" office:value="1406.6" calcext:value-type="float">
            <text:p>1406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1711.7" calcext:value-type="float">
            <text:p>1711.70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6223.57" calcext:value-type="float">
            <text:p>6223.57</text:p>
          </table:table-cell>
          <table:table-cell office:value-type="float" office:value="7127.12" calcext:value-type="float">
            <text:p>7127.12</text:p>
          </table:table-cell>
          <table:table-cell office:value-type="float" office:value="12.73" calcext:value-type="float">
            <text:p>12.73</text:p>
          </table:table-cell>
          <table:table-cell office:value-type="float" office:value="1526.55" calcext:value-type="float">
            <text:p>1526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2757.72" calcext:value-type="float">
            <text:p>2757.7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7844.44" calcext:value-type="float">
            <text:p>7844.44</text:p>
          </table:table-cell>
          <table:table-cell office:value-type="float" office:value="11667.76" calcext:value-type="float">
            <text:p>11667.76</text:p>
          </table:table-cell>
          <table:table-cell office:value-type="float" office:value="33.98" calcext:value-type="float">
            <text:p>33.98</text:p>
          </table:table-cell>
          <table:table-cell office:value-type="float" office:value="2852.18" calcext:value-type="float">
            <text:p>2852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219.17" calcext:value-type="float">
            <text:p>3219.1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7604.88" calcext:value-type="float">
            <text:p>7604.88</text:p>
          </table:table-cell>
          <table:table-cell office:value-type="float" office:value="12195.72" calcext:value-type="float">
            <text:p>12195.72</text:p>
          </table:table-cell>
          <table:table-cell office:value-type="float" office:value="37.9" calcext:value-type="float">
            <text:p>37.90</text:p>
          </table:table-cell>
          <table:table-cell office:value-type="float" office:value="3022.7" calcext:value-type="float">
            <text:p>3022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47.09" calcext:value-type="float">
            <text:p>3447.0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8331.63" calcext:value-type="float">
            <text:p>8331.63</text:p>
          </table:table-cell>
          <table:table-cell office:value-type="float" office:value="12267.7" calcext:value-type="float">
            <text:p>12267.70</text:p>
          </table:table-cell>
          <table:table-cell office:value-type="float" office:value="32.34" calcext:value-type="float">
            <text:p>32.34</text:p>
          </table:table-cell>
          <table:table-cell office:value-type="float" office:value="2927.77" calcext:value-type="float">
            <text:p>2927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343.82" calcext:value-type="float">
            <text:p>3343.8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6879.9" calcext:value-type="float">
            <text:p>6879.90</text:p>
          </table:table-cell>
          <table:table-cell office:value-type="float" office:value="12321.24" calcext:value-type="float">
            <text:p>12321.24</text:p>
          </table:table-cell>
          <table:table-cell office:value-type="float" office:value="53.35" calcext:value-type="float">
            <text:p>53.35</text:p>
          </table:table-cell>
          <table:table-cell office:value-type="float" office:value="3286.54" calcext:value-type="float">
            <text:p>3286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5.85" calcext:value-type="float">
            <text:p>3525.8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7885.9" calcext:value-type="float">
            <text:p>7885.90</text:p>
          </table:table-cell>
          <table:table-cell office:value-type="float" office:value="10451.74" calcext:value-type="float">
            <text:p>10451.74</text:p>
          </table:table-cell>
          <table:table-cell office:value-type="float" office:value="25.42" calcext:value-type="float">
            <text:p>25.42</text:p>
          </table:table-cell>
          <table:table-cell office:value-type="float" office:value="2263.97" calcext:value-type="float">
            <text:p>2263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306.84" calcext:value-type="float">
            <text:p>3306.8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62.16" calcext:value-type="float">
            <text:p>962.16</text:p>
          </table:table-cell>
          <table:table-cell office:value-type="float" office:value="0" calcext:value-type="float">
            <text:p>0.00</text:p>
          </table:table-cell>
          <table:table-cell office:value-type="float" office:value="206.23" calcext:value-type="float">
            <text:p>206.2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798.26" calcext:value-type="float">
            <text:p>798.26</text:p>
          </table:table-cell>
          <table:table-cell office:value-type="float" office:value="0" calcext:value-type="float">
            <text:p>0.00</text:p>
          </table:table-cell>
          <table:table-cell office:value-type="float" office:value="171.57" calcext:value-type="float">
            <text:p>171.57</text:p>
          </table:table-cell>
          <table:table-cell office:value-type="float" office:value="0.87" calcext:value-type="float">
            <text:p>0.87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2023.95" calcext:value-type="float">
            <text:p>2023.95</text:p>
          </table:table-cell>
          <table:table-cell office:value-type="float" office:value="2200.25" calcext:value-type="float">
            <text:p>2200.25</text:p>
          </table:table-cell>
          <table:table-cell office:value-type="float" office:value="8.01" calcext:value-type="float">
            <text:p>8.01</text:p>
          </table:table-cell>
          <table:table-cell office:value-type="float" office:value="456.36" calcext:value-type="float">
            <text:p>456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529.86" calcext:value-type="float">
            <text:p>529.86</text:p>
          </table:table-cell>
          <table:table-cell office:value-type="float" office:value="7324" calcext:value-type="float">
            <text:p>7324</text:p>
          </table:table-cell>
          <table:table-cell office:value-type="float" office:value="7318" calcext:value-type="float">
            <text:p>73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1543.04" calcext:value-type="float">
            <text:p>1543.04</text:p>
          </table:table-cell>
          <table:table-cell office:value-type="float" office:value="1580.94" calcext:value-type="float">
            <text:p>1580.94</text:p>
          </table:table-cell>
          <table:table-cell office:value-type="float" office:value="2.4" calcext:value-type="float">
            <text:p>2.40</text:p>
          </table:table-cell>
          <table:table-cell office:value-type="float" office:value="314.36" calcext:value-type="float">
            <text:p>314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03.92" calcext:value-type="float">
            <text:p>303.92</text:p>
          </table:table-cell>
          <table:table-cell office:value-type="float" office:value="5194" calcext:value-type="float">
            <text:p>5194</text:p>
          </table:table-cell>
          <table:table-cell office:value-type="float" office:value="5190" calcext:value-type="float">
            <text:p>519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1.71" calcext:value-type="float">
            <text:p>1251.71</text:p>
          </table:table-cell>
          <table:table-cell office:value-type="float" office:value="0" calcext:value-type="float">
            <text:p>0.00</text:p>
          </table:table-cell>
          <table:table-cell office:value-type="float" office:value="267.12" calcext:value-type="float">
            <text:p>267.12</text:p>
          </table:table-cell>
          <table:table-cell office:value-type="float" office:value="3.61" calcext:value-type="float">
            <text:p>3.61</text:p>
          </table:table-cell>
          <table:table-cell office:value-type="float" office:value="1.34" calcext:value-type="float">
            <text:p>1.3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97.53" calcext:value-type="float">
            <text:p>997.53</text:p>
          </table:table-cell>
          <table:table-cell office:value-type="float" office:value="0" calcext:value-type="float">
            <text:p>0.00</text:p>
          </table:table-cell>
          <table:table-cell office:value-type="float" office:value="207.76" calcext:value-type="float">
            <text:p>207.76</text:p>
          </table:table-cell>
          <table:table-cell office:value-type="float" office:value="1.8" calcext:value-type="float">
            <text:p>1.80</text:p>
          </table:table-cell>
          <table:table-cell office:value-type="float" office:value="0.35" calcext:value-type="float">
            <text:p>0.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1_1</text:p>
          </table:table-cell>
          <table:table-cell office:value-type="string" calcext:value-type="string">
            <text:p>TL</text:p>
          </table:table-cell>
          <table:table-cell office:value-type="float" office:value="2064.52" calcext:value-type="float">
            <text:p>2064.52</text:p>
          </table:table-cell>
          <table:table-cell office:value-type="float" office:value="2234.85" calcext:value-type="float">
            <text:p>2234.85</text:p>
          </table:table-cell>
          <table:table-cell office:value-type="float" office:value="8.1" calcext:value-type="float">
            <text:p>8.10</text:p>
          </table:table-cell>
          <table:table-cell office:value-type="float" office:value="453.23" calcext:value-type="float">
            <text:p>453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57" calcext:value-type="float">
            <text:p>3585.5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4.74" calcext:value-type="float">
            <text:p>1594.74</text:p>
          </table:table-cell>
          <table:table-cell office:value-type="float" office:value="0" calcext:value-type="float">
            <text:p>0.00</text:p>
          </table:table-cell>
          <table:table-cell office:value-type="float" office:value="316.58" calcext:value-type="float">
            <text:p>316.58</text:p>
          </table:table-cell>
          <table:table-cell office:value-type="float" office:value="97.81" calcext:value-type="float">
            <text:p>97.81</text:p>
          </table:table-cell>
          <table:table-cell office:value-type="float" office:value="83.44" calcext:value-type="float">
            <text:p>83.4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680.01" calcext:value-type="float">
            <text:p>3680.01</text:p>
          </table:table-cell>
          <table:table-cell office:value-type="float" office:value="3798.11" calcext:value-type="float">
            <text:p>3798.11</text:p>
          </table:table-cell>
          <table:table-cell office:value-type="float" office:value="3.11" calcext:value-type="float">
            <text:p>3.11</text:p>
          </table:table-cell>
          <table:table-cell office:value-type="float" office:value="798.24" calcext:value-type="float">
            <text:p>798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2535.19" calcext:value-type="float">
            <text:p>2535.19</text:p>
          </table:table-cell>
          <table:table-cell office:value-type="float" office:value="935" calcext:value-type="float">
            <text:p>935</text:p>
          </table:table-cell>
          <table:table-cell office:value-type="float" office:value="933" calcext:value-type="float">
            <text:p>93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69.32" calcext:value-type="float">
            <text:p>3469.32</text:p>
          </table:table-cell>
          <table:table-cell office:value-type="float" office:value="0" calcext:value-type="float">
            <text:p>0.00</text:p>
          </table:table-cell>
          <table:table-cell office:value-type="float" office:value="717.58" calcext:value-type="float">
            <text:p>717.58</text:p>
          </table:table-cell>
          <table:table-cell office:value-type="float" office:value="2030.29" calcext:value-type="float">
            <text:p>2030.29</text:p>
          </table:table-cell>
          <table:table-cell office:value-type="float" office:value="1423.52" calcext:value-type="float">
            <text:p>1423.52</text:p>
          </table:table-cell>
          <table:table-cell table:number-columns-repeated="2" office:value-type="float" office:value="2760" calcext:value-type="float">
            <text:p>27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000.58" calcext:value-type="float">
            <text:p>3000.58</text:p>
          </table:table-cell>
          <table:table-cell office:value-type="float" office:value="3039.57" calcext:value-type="float">
            <text:p>3039.57</text:p>
          </table:table-cell>
          <table:table-cell office:value-type="float" office:value="1.29" calcext:value-type="float">
            <text:p>1.29</text:p>
          </table:table-cell>
          <table:table-cell office:value-type="float" office:value="643.02" calcext:value-type="float">
            <text:p>643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173.67" calcext:value-type="float">
            <text:p>173.67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57.1" calcext:value-type="float">
            <text:p>3557.10</text:p>
          </table:table-cell>
          <table:table-cell office:value-type="float" office:value="0" calcext:value-type="float">
            <text:p>0.00</text:p>
          </table:table-cell>
          <table:table-cell office:value-type="float" office:value="761.92" calcext:value-type="float">
            <text:p>761.92</text:p>
          </table:table-cell>
          <table:table-cell office:value-type="float" office:value="861.35" calcext:value-type="float">
            <text:p>861.35</text:p>
          </table:table-cell>
          <table:table-cell office:value-type="float" office:value="155.8" calcext:value-type="float">
            <text:p>155.8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53.22" calcext:value-type="float">
            <text:p>3753.22</text:p>
          </table:table-cell>
          <table:table-cell office:value-type="float" office:value="0" calcext:value-type="float">
            <text:p>0.00</text:p>
          </table:table-cell>
          <table:table-cell office:value-type="float" office:value="779.72" calcext:value-type="float">
            <text:p>779.72</text:p>
          </table:table-cell>
          <table:table-cell office:value-type="float" office:value="67.42" calcext:value-type="float">
            <text:p>67.42</text:p>
          </table:table-cell>
          <table:table-cell office:value-type="float" office:value="7.23" calcext:value-type="float">
            <text:p>7.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330.29" calcext:value-type="float">
            <text:p>6330.29</text:p>
          </table:table-cell>
          <table:table-cell office:value-type="float" office:value="6625.73" calcext:value-type="float">
            <text:p>6625.73</text:p>
          </table:table-cell>
          <table:table-cell office:value-type="float" office:value="4.47" calcext:value-type="float">
            <text:p>4.47</text:p>
          </table:table-cell>
          <table:table-cell office:value-type="float" office:value="1363.48" calcext:value-type="float">
            <text:p>1363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384.23" calcext:value-type="float">
            <text:p>3384.2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402.39" calcext:value-type="float">
            <text:p>6402.39</text:p>
          </table:table-cell>
          <table:table-cell office:value-type="float" office:value="7355.78" calcext:value-type="float">
            <text:p>7355.78</text:p>
          </table:table-cell>
          <table:table-cell office:value-type="float" office:value="13.08" calcext:value-type="float">
            <text:p>13.08</text:p>
          </table:table-cell>
          <table:table-cell office:value-type="float" office:value="1583.38" calcext:value-type="float">
            <text:p>158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7" calcext:value-type="float">
            <text:p>3587.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965.59" calcext:value-type="float">
            <text:p>5965.59</text:p>
          </table:table-cell>
          <table:table-cell office:value-type="float" office:value="10066.4" calcext:value-type="float">
            <text:p>10066.40</text:p>
          </table:table-cell>
          <table:table-cell office:value-type="float" office:value="40.74" calcext:value-type="float">
            <text:p>40.74</text:p>
          </table:table-cell>
          <table:table-cell office:value-type="float" office:value="2687.2" calcext:value-type="float">
            <text:p>268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8" calcext:value-type="float">
            <text:p>3598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927.95" calcext:value-type="float">
            <text:p>5927.95</text:p>
          </table:table-cell>
          <table:table-cell office:value-type="float" office:value="6445.31" calcext:value-type="float">
            <text:p>6445.31</text:p>
          </table:table-cell>
          <table:table-cell office:value-type="float" office:value="8.03" calcext:value-type="float">
            <text:p>8.03</text:p>
          </table:table-cell>
          <table:table-cell office:value-type="float" office:value="1377.36" calcext:value-type="float">
            <text:p>1377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1180.61" calcext:value-type="float">
            <text:p>1180.61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5836.61" calcext:value-type="float">
            <text:p>5836.61</text:p>
          </table:table-cell>
          <table:table-cell office:value-type="float" office:value="7113.43" calcext:value-type="float">
            <text:p>7113.43</text:p>
          </table:table-cell>
          <table:table-cell office:value-type="float" office:value="17.99" calcext:value-type="float">
            <text:p>17.99</text:p>
          </table:table-cell>
          <table:table-cell office:value-type="float" office:value="1607.53" calcext:value-type="float">
            <text:p>1607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3" calcext:value-type="float">
            <text:p>3596.8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607.34" calcext:value-type="float">
            <text:p>9607.34</text:p>
          </table:table-cell>
          <table:table-cell office:value-type="float" office:value="15182.39" calcext:value-type="float">
            <text:p>15182.39</text:p>
          </table:table-cell>
          <table:table-cell office:value-type="float" office:value="36.72" calcext:value-type="float">
            <text:p>36.72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2" calcext:value-type="float">
            <text:p>3595.8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053.71" calcext:value-type="float">
            <text:p>8053.71</text:p>
          </table:table-cell>
          <table:table-cell office:value-type="float" office:value="12455.13" calcext:value-type="float">
            <text:p>12455.13</text:p>
          </table:table-cell>
          <table:table-cell office:value-type="float" office:value="35.35" calcext:value-type="float">
            <text:p>35.35</text:p>
          </table:table-cell>
          <table:table-cell office:value-type="float" office:value="3132.44" calcext:value-type="float">
            <text:p>3132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59" calcext:value-type="float">
            <text:p>3578.5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571.23" calcext:value-type="float">
            <text:p>8571.23</text:p>
          </table:table-cell>
          <table:table-cell office:value-type="float" office:value="12992.99" calcext:value-type="float">
            <text:p>12992.99</text:p>
          </table:table-cell>
          <table:table-cell office:value-type="float" office:value="35.02" calcext:value-type="float">
            <text:p>35.02</text:p>
          </table:table-cell>
          <table:table-cell office:value-type="float" office:value="3173.45" calcext:value-type="float">
            <text:p>3173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7" calcext:value-type="float">
            <text:p>3592.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9238.44" calcext:value-type="float">
            <text:p>9238.44</text:p>
          </table:table-cell>
          <table:table-cell office:value-type="float" office:value="13699.79" calcext:value-type="float">
            <text:p>13699.79</text:p>
          </table:table-cell>
          <table:table-cell office:value-type="float" office:value="32.67" calcext:value-type="float">
            <text:p>32.67</text:p>
          </table:table-cell>
          <table:table-cell office:value-type="float" office:value="3395.51" calcext:value-type="float">
            <text:p>3395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" calcext:value-type="float">
            <text:p>3592.9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7960.5" calcext:value-type="float">
            <text:p>7960.50</text:p>
          </table:table-cell>
          <table:table-cell office:value-type="float" office:value="12840.19" calcext:value-type="float">
            <text:p>12840.19</text:p>
          </table:table-cell>
          <table:table-cell office:value-type="float" office:value="39.24" calcext:value-type="float">
            <text:p>39.24</text:p>
          </table:table-cell>
          <table:table-cell office:value-type="float" office:value="3329.14" calcext:value-type="float">
            <text:p>3329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23" calcext:value-type="float">
            <text:p>3580.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989.36" calcext:value-type="float">
            <text:p>10989.36</text:p>
          </table:table-cell>
          <table:table-cell office:value-type="float" office:value="17956.64" calcext:value-type="float">
            <text:p>17956.64</text:p>
          </table:table-cell>
          <table:table-cell office:value-type="float" office:value="38.8" calcext:value-type="float">
            <text:p>38.80</text:p>
          </table:table-cell>
          <table:table-cell office:value-type="float" office:value="4671.95" calcext:value-type="float">
            <text:p>4671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18" calcext:value-type="float">
            <text:p>3590.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0104.93" calcext:value-type="float">
            <text:p>10104.93</text:p>
          </table:table-cell>
          <table:table-cell office:value-type="float" office:value="19142.01" calcext:value-type="float">
            <text:p>19142.01</text:p>
          </table:table-cell>
          <table:table-cell office:value-type="float" office:value="47.21" calcext:value-type="float">
            <text:p>47.21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4" calcext:value-type="float">
            <text:p>3589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2706.39" calcext:value-type="float">
            <text:p>12706.39</text:p>
          </table:table-cell>
          <table:table-cell office:value-type="float" office:value="20743.46" calcext:value-type="float">
            <text:p>20743.46</text:p>
          </table:table-cell>
          <table:table-cell office:value-type="float" office:value="38.75" calcext:value-type="float">
            <text:p>38.75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9" calcext:value-type="float">
            <text:p>3583.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440.39" calcext:value-type="float">
            <text:p>11440.39</text:p>
          </table:table-cell>
          <table:table-cell office:value-type="float" office:value="18153.05" calcext:value-type="float">
            <text:p>18153.05</text:p>
          </table:table-cell>
          <table:table-cell office:value-type="float" office:value="36.98" calcext:value-type="float">
            <text:p>36.98</text:p>
          </table:table-cell>
          <table:table-cell office:value-type="float" office:value="4645.08" calcext:value-type="float">
            <text:p>4645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62" calcext:value-type="float">
            <text:p>3578.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1786.98" calcext:value-type="float">
            <text:p>11786.98</text:p>
          </table:table-cell>
          <table:table-cell office:value-type="float" office:value="18361.45" calcext:value-type="float">
            <text:p>18361.45</text:p>
          </table:table-cell>
          <table:table-cell office:value-type="float" office:value="36.83" calcext:value-type="float">
            <text:p>36.83</text:p>
          </table:table-cell>
          <table:table-cell office:value-type="float" office:value="4649.72" calcext:value-type="float">
            <text:p>4649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53" calcext:value-type="float">
            <text:p>3572.5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88.09" calcext:value-type="float">
            <text:p>1288.09</text:p>
          </table:table-cell>
          <table:table-cell office:value-type="float" office:value="0" calcext:value-type="float">
            <text:p>0.00</text:p>
          </table:table-cell>
          <table:table-cell office:value-type="float" office:value="265.42" calcext:value-type="float">
            <text:p>265.42</text:p>
          </table:table-cell>
          <table:table-cell office:value-type="float" office:value="27.18" calcext:value-type="float">
            <text:p>27.18</text:p>
          </table:table-cell>
          <table:table-cell office:value-type="float" office:value="19.83" calcext:value-type="float">
            <text:p>19.8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021.54" calcext:value-type="float">
            <text:p>1021.54</text:p>
          </table:table-cell>
          <table:table-cell office:value-type="float" office:value="0" calcext:value-type="float">
            <text:p>0.00</text:p>
          </table:table-cell>
          <table:table-cell office:value-type="float" office:value="207.04" calcext:value-type="float">
            <text:p>207.04</text:p>
          </table:table-cell>
          <table:table-cell office:value-type="float" office:value="1.68" calcext:value-type="float">
            <text:p>1.68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56.56" calcext:value-type="float">
            <text:p>3156.56</text:p>
          </table:table-cell>
          <table:table-cell office:value-type="float" office:value="3294.21" calcext:value-type="float">
            <text:p>3294.21</text:p>
          </table:table-cell>
          <table:table-cell office:value-type="float" office:value="4.18" calcext:value-type="float">
            <text:p>4.18</text:p>
          </table:table-cell>
          <table:table-cell office:value-type="float" office:value="670.94" calcext:value-type="float">
            <text:p>670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3.51" calcext:value-type="float">
            <text:p>3533.51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1.5_1</text:p>
          </table:table-cell>
          <table:table-cell office:value-type="string" calcext:value-type="string">
            <text:p>TL</text:p>
          </table:table-cell>
          <table:table-cell office:value-type="float" office:value="2340.21" calcext:value-type="float">
            <text:p>2340.21</text:p>
          </table:table-cell>
          <table:table-cell office:value-type="float" office:value="2353.18" calcext:value-type="float">
            <text:p>2353.18</text:p>
          </table:table-cell>
          <table:table-cell office:value-type="float" office:value="0.55" calcext:value-type="float">
            <text:p>0.55</text:p>
          </table:table-cell>
          <table:table-cell office:value-type="float" office:value="461.18" calcext:value-type="float">
            <text:p>461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2347.55" calcext:value-type="float">
            <text:p>2347.55</text:p>
          </table:table-cell>
          <table:table-cell table:number-columns-repeated="2" office:value-type="float" office:value="2168" calcext:value-type="float">
            <text:p>216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67.73" calcext:value-type="float">
            <text:p>1767.73</text:p>
          </table:table-cell>
          <table:table-cell office:value-type="float" office:value="0" calcext:value-type="float">
            <text:p>0.00</text:p>
          </table:table-cell>
          <table:table-cell office:value-type="float" office:value="347.7" calcext:value-type="float">
            <text:p>347.70</text:p>
          </table:table-cell>
          <table:table-cell office:value-type="float" office:value="40.97" calcext:value-type="float">
            <text:p>40.97</text:p>
          </table:table-cell>
          <table:table-cell office:value-type="float" office:value="13.68" calcext:value-type="float">
            <text:p>13.6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3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7.49" calcext:value-type="float">
            <text:p>1507.49</text:p>
          </table:table-cell>
          <table:table-cell office:value-type="float" office:value="0" calcext:value-type="float">
            <text:p>0.00</text:p>
          </table:table-cell>
          <table:table-cell office:value-type="float" office:value="313.46" calcext:value-type="float">
            <text:p>313.46</text:p>
          </table:table-cell>
          <table:table-cell office:value-type="float" office:value="19.82" calcext:value-type="float">
            <text:p>19.82</text:p>
          </table:table-cell>
          <table:table-cell office:value-type="float" office:value="4.65" calcext:value-type="float">
            <text:p>4.6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68.44" calcext:value-type="float">
            <text:p>2268.44</text:p>
          </table:table-cell>
          <table:table-cell office:value-type="float" office:value="0" calcext:value-type="float">
            <text:p>0.00</text:p>
          </table:table-cell>
          <table:table-cell office:value-type="float" office:value="453.33" calcext:value-type="float">
            <text:p>453.33</text:p>
          </table:table-cell>
          <table:table-cell office:value-type="float" office:value="61.24" calcext:value-type="float">
            <text:p>61.24</text:p>
          </table:table-cell>
          <table:table-cell office:value-type="float" office:value="38.55" calcext:value-type="float">
            <text:p>38.5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65.51" calcext:value-type="float">
            <text:p>1665.51</text:p>
          </table:table-cell>
          <table:table-cell office:value-type="float" office:value="0" calcext:value-type="float">
            <text:p>0.00</text:p>
          </table:table-cell>
          <table:table-cell office:value-type="float" office:value="323.78" calcext:value-type="float">
            <text:p>323.78</text:p>
          </table:table-cell>
          <table:table-cell office:value-type="float" office:value="39.32" calcext:value-type="float">
            <text:p>39.32</text:p>
          </table:table-cell>
          <table:table-cell office:value-type="float" office:value="11.46" calcext:value-type="float">
            <text:p>11.46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43.91" calcext:value-type="float">
            <text:p>3043.91</text:p>
          </table:table-cell>
          <table:table-cell office:value-type="float" office:value="0" calcext:value-type="float">
            <text:p>0.00</text:p>
          </table:table-cell>
          <table:table-cell office:value-type="float" office:value="659.91" calcext:value-type="float">
            <text:p>659.91</text:p>
          </table:table-cell>
          <table:table-cell office:value-type="float" office:value="140.44" calcext:value-type="float">
            <text:p>140.44</text:p>
          </table:table-cell>
          <table:table-cell office:value-type="float" office:value="6.07" calcext:value-type="float">
            <text:p>6.0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35.72" calcext:value-type="float">
            <text:p>3335.72</text:p>
          </table:table-cell>
          <table:table-cell office:value-type="float" office:value="0" calcext:value-type="float">
            <text:p>0.00</text:p>
          </table:table-cell>
          <table:table-cell office:value-type="float" office:value="716.61" calcext:value-type="float">
            <text:p>716.61</text:p>
          </table:table-cell>
          <table:table-cell office:value-type="float" office:value="161.57" calcext:value-type="float">
            <text:p>161.57</text:p>
          </table:table-cell>
          <table:table-cell office:value-type="float" office:value="109.15" calcext:value-type="float">
            <text:p>109.15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13.62" calcext:value-type="float">
            <text:p>2513.62</text:p>
          </table:table-cell>
          <table:table-cell office:value-type="float" office:value="0" calcext:value-type="float">
            <text:p>0.00</text:p>
          </table:table-cell>
          <table:table-cell office:value-type="float" office:value="567.94" calcext:value-type="float">
            <text:p>567.94</text:p>
          </table:table-cell>
          <table:table-cell office:value-type="float" office:value="1492.79" calcext:value-type="float">
            <text:p>1492.79</text:p>
          </table:table-cell>
          <table:table-cell office:value-type="float" office:value="748.54" calcext:value-type="float">
            <text:p>748.5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17.23" calcext:value-type="float">
            <text:p>3117.23</text:p>
          </table:table-cell>
          <table:table-cell office:value-type="float" office:value="0" calcext:value-type="float">
            <text:p>0.00</text:p>
          </table:table-cell>
          <table:table-cell office:value-type="float" office:value="657.21" calcext:value-type="float">
            <text:p>657.21</text:p>
          </table:table-cell>
          <table:table-cell office:value-type="float" office:value="634.7" calcext:value-type="float">
            <text:p>634.70</text:p>
          </table:table-cell>
          <table:table-cell office:value-type="float" office:value="166.59" calcext:value-type="float">
            <text:p>166.59</text:p>
          </table:table-cell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2733.22" calcext:value-type="float">
            <text:p>2733.22</text:p>
          </table:table-cell>
          <table:table-cell office:value-type="float" office:value="2807.68" calcext:value-type="float">
            <text:p>2807.68</text:p>
          </table:table-cell>
          <table:table-cell office:value-type="float" office:value="2.65" calcext:value-type="float">
            <text:p>2.65</text:p>
          </table:table-cell>
          <table:table-cell office:value-type="float" office:value="633.67" calcext:value-type="float">
            <text:p>633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20.4" calcext:value-type="float">
            <text:p>20.4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506.85" calcext:value-type="float">
            <text:p>4506.85</text:p>
          </table:table-cell>
          <table:table-cell office:value-type="float" office:value="4828.7" calcext:value-type="float">
            <text:p>4828.70</text:p>
          </table:table-cell>
          <table:table-cell office:value-type="float" office:value="6.68" calcext:value-type="float">
            <text:p>6.68</text:p>
          </table:table-cell>
          <table:table-cell office:value-type="float" office:value="1033.59" calcext:value-type="float">
            <text:p>1033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1572.34" calcext:value-type="float">
            <text:p>1572.34</text:p>
          </table:table-cell>
          <table:table-cell table:number-columns-repeated="2" office:value-type="float" office:value="701" calcext:value-type="float">
            <text:p>70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592.94" calcext:value-type="float">
            <text:p>4592.94</text:p>
          </table:table-cell>
          <table:table-cell office:value-type="float" office:value="4903.52" calcext:value-type="float">
            <text:p>4903.52</text:p>
          </table:table-cell>
          <table:table-cell office:value-type="float" office:value="6.34" calcext:value-type="float">
            <text:p>6.34</text:p>
          </table:table-cell>
          <table:table-cell office:value-type="float" office:value="1035.75" calcext:value-type="float">
            <text:p>1035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1332.5" calcext:value-type="float">
            <text:p>1332.50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5387.02" calcext:value-type="float">
            <text:p>5387.02</text:p>
          </table:table-cell>
          <table:table-cell office:value-type="float" office:value="7528.06" calcext:value-type="float">
            <text:p>7528.06</text:p>
          </table:table-cell>
          <table:table-cell office:value-type="float" office:value="29.5" calcext:value-type="float">
            <text:p>29.50</text:p>
          </table:table-cell>
          <table:table-cell office:value-type="float" office:value="1774.27" calcext:value-type="float">
            <text:p>1774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33" calcext:value-type="float">
            <text:p>3566.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578.62" calcext:value-type="float">
            <text:p>4578.62</text:p>
          </table:table-cell>
          <table:table-cell office:value-type="float" office:value="4708.79" calcext:value-type="float">
            <text:p>4708.79</text:p>
          </table:table-cell>
          <table:table-cell office:value-type="float" office:value="2.76" calcext:value-type="float">
            <text:p>2.76</text:p>
          </table:table-cell>
          <table:table-cell office:value-type="float" office:value="998.11" calcext:value-type="float">
            <text:p>998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58.12" calcext:value-type="float">
            <text:p>58.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619.37" calcext:value-type="float">
            <text:p>5619.37</text:p>
          </table:table-cell>
          <table:table-cell office:value-type="float" office:value="5877.57" calcext:value-type="float">
            <text:p>5877.57</text:p>
          </table:table-cell>
          <table:table-cell office:value-type="float" office:value="4.4" calcext:value-type="float">
            <text:p>4.40</text:p>
          </table:table-cell>
          <table:table-cell office:value-type="float" office:value="1211.7" calcext:value-type="float">
            <text:p>1211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236.13" calcext:value-type="float">
            <text:p>3236.1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770.63" calcext:value-type="float">
            <text:p>7770.63</text:p>
          </table:table-cell>
          <table:table-cell office:value-type="float" office:value="11779.05" calcext:value-type="float">
            <text:p>11779.05</text:p>
          </table:table-cell>
          <table:table-cell office:value-type="float" office:value="39.41" calcext:value-type="float">
            <text:p>39.41</text:p>
          </table:table-cell>
          <table:table-cell office:value-type="float" office:value="2931.23" calcext:value-type="float">
            <text:p>2931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2" calcext:value-type="float">
            <text:p>3572.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7101.58" calcext:value-type="float">
            <text:p>7101.58</text:p>
          </table:table-cell>
          <table:table-cell office:value-type="float" office:value="8356.61" calcext:value-type="float">
            <text:p>8356.61</text:p>
          </table:table-cell>
          <table:table-cell office:value-type="float" office:value="20.82" calcext:value-type="float">
            <text:p>20.82</text:p>
          </table:table-cell>
          <table:table-cell office:value-type="float" office:value="1822.08" calcext:value-type="float">
            <text:p>1822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1" calcext:value-type="float">
            <text:p>3570.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490.9" calcext:value-type="float">
            <text:p>6490.90</text:p>
          </table:table-cell>
          <table:table-cell office:value-type="float" office:value="7583.26" calcext:value-type="float">
            <text:p>7583.26</text:p>
          </table:table-cell>
          <table:table-cell office:value-type="float" office:value="14.44" calcext:value-type="float">
            <text:p>14.44</text:p>
          </table:table-cell>
          <table:table-cell office:value-type="float" office:value="1638.93" calcext:value-type="float">
            <text:p>1638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364.93" calcext:value-type="float">
            <text:p>3364.9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367.86" calcext:value-type="float">
            <text:p>7367.86</text:p>
          </table:table-cell>
          <table:table-cell office:value-type="float" office:value="8177.59" calcext:value-type="float">
            <text:p>8177.59</text:p>
          </table:table-cell>
          <table:table-cell office:value-type="float" office:value="9.93" calcext:value-type="float">
            <text:p>9.93</text:p>
          </table:table-cell>
          <table:table-cell office:value-type="float" office:value="1730.97" calcext:value-type="float">
            <text:p>1730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2718.07" calcext:value-type="float">
            <text:p>2718.07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593.37" calcext:value-type="float">
            <text:p>7593.37</text:p>
          </table:table-cell>
          <table:table-cell office:value-type="float" office:value="13576.56" calcext:value-type="float">
            <text:p>13576.56</text:p>
          </table:table-cell>
          <table:table-cell office:value-type="float" office:value="44.12" calcext:value-type="float">
            <text:p>44.12</text:p>
          </table:table-cell>
          <table:table-cell office:value-type="float" office:value="3678.9" calcext:value-type="float">
            <text:p>3678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5" calcext:value-type="float">
            <text:p>3595.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175.58" calcext:value-type="float">
            <text:p>9175.58</text:p>
          </table:table-cell>
          <table:table-cell office:value-type="float" office:value="15246.72" calcext:value-type="float">
            <text:p>15246.72</text:p>
          </table:table-cell>
          <table:table-cell office:value-type="float" office:value="39.9" calcext:value-type="float">
            <text:p>39.90</text:p>
          </table:table-cell>
          <table:table-cell office:value-type="float" office:value="3983.41" calcext:value-type="float">
            <text:p>3983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5.91" calcext:value-type="float">
            <text:p>3545.9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895.94" calcext:value-type="float">
            <text:p>9895.94</text:p>
          </table:table-cell>
          <table:table-cell office:value-type="float" office:value="19047.87" calcext:value-type="float">
            <text:p>19047.87</text:p>
          </table:table-cell>
          <table:table-cell office:value-type="float" office:value="48.05" calcext:value-type="float">
            <text:p>48.05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82" calcext:value-type="float">
            <text:p>3592.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8422.73" calcext:value-type="float">
            <text:p>8422.73</text:p>
          </table:table-cell>
          <table:table-cell office:value-type="float" office:value="13234.07" calcext:value-type="float">
            <text:p>13234.07</text:p>
          </table:table-cell>
          <table:table-cell office:value-type="float" office:value="38.29" calcext:value-type="float">
            <text:p>38.29</text:p>
          </table:table-cell>
          <table:table-cell office:value-type="float" office:value="3260.91" calcext:value-type="float">
            <text:p>3260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0.73" calcext:value-type="float">
            <text:p>3500.7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7657.43" calcext:value-type="float">
            <text:p>7657.43</text:p>
          </table:table-cell>
          <table:table-cell office:value-type="float" office:value="11242.84" calcext:value-type="float">
            <text:p>11242.84</text:p>
          </table:table-cell>
          <table:table-cell office:value-type="float" office:value="33.33" calcext:value-type="float">
            <text:p>33.33</text:p>
          </table:table-cell>
          <table:table-cell office:value-type="float" office:value="2710.03" calcext:value-type="float">
            <text:p>2710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6.47" calcext:value-type="float">
            <text:p>3516.4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0748.69" calcext:value-type="float">
            <text:p>10748.69</text:p>
          </table:table-cell>
          <table:table-cell office:value-type="float" office:value="14686.49" calcext:value-type="float">
            <text:p>14686.49</text:p>
          </table:table-cell>
          <table:table-cell office:value-type="float" office:value="27.79" calcext:value-type="float">
            <text:p>27.79</text:p>
          </table:table-cell>
          <table:table-cell office:value-type="float" office:value="3429.12" calcext:value-type="float">
            <text:p>3429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17" calcext:value-type="float">
            <text:p>3554.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2.46" calcext:value-type="float">
            <text:p>1312.46</text:p>
          </table:table-cell>
          <table:table-cell office:value-type="float" office:value="0" calcext:value-type="float">
            <text:p>0.00</text:p>
          </table:table-cell>
          <table:table-cell office:value-type="float" office:value="264.13" calcext:value-type="float">
            <text:p>264.13</text:p>
          </table:table-cell>
          <table:table-cell office:value-type="float" office:value="10.74" calcext:value-type="float">
            <text:p>10.74</text:p>
          </table:table-cell>
          <table:table-cell office:value-type="float" office:value="8.81" calcext:value-type="float">
            <text:p>8.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59.88" calcext:value-type="float">
            <text:p>959.88</text:p>
          </table:table-cell>
          <table:table-cell office:value-type="float" office:value="0" calcext:value-type="float">
            <text:p>0.00</text:p>
          </table:table-cell>
          <table:table-cell office:value-type="float" office:value="208.5" calcext:value-type="float">
            <text:p>208.50</text:p>
          </table:table-cell>
          <table:table-cell office:value-type="float" office:value="7.64" calcext:value-type="float">
            <text:p>7.64</text:p>
          </table:table-cell>
          <table:table-cell office:value-type="float" office:value="1.82" calcext:value-type="float">
            <text:p>1.8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5.76" calcext:value-type="float">
            <text:p>2085.76</text:p>
          </table:table-cell>
          <table:table-cell office:value-type="float" office:value="0" calcext:value-type="float">
            <text:p>0.00</text:p>
          </table:table-cell>
          <table:table-cell office:value-type="float" office:value="411.85" calcext:value-type="float">
            <text:p>411.85</text:p>
          </table:table-cell>
          <table:table-cell office:value-type="float" office:value="26.26" calcext:value-type="float">
            <text:p>26.26</text:p>
          </table:table-cell>
          <table:table-cell office:value-type="float" office:value="9.65" calcext:value-type="float">
            <text:p>9.6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9.99" calcext:value-type="float">
            <text:p>1719.99</text:p>
          </table:table-cell>
          <table:table-cell office:value-type="float" office:value="0" calcext:value-type="float">
            <text:p>0.00</text:p>
          </table:table-cell>
          <table:table-cell office:value-type="float" office:value="341.98" calcext:value-type="float">
            <text:p>341.98</text:p>
          </table:table-cell>
          <table:table-cell office:value-type="float" office:value="40.43" calcext:value-type="float">
            <text:p>40.43</text:p>
          </table:table-cell>
          <table:table-cell office:value-type="float" office:value="16.42" calcext:value-type="float">
            <text:p>16.4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45.13" calcext:value-type="float">
            <text:p>1245.13</text:p>
          </table:table-cell>
          <table:table-cell office:value-type="float" office:value="0" calcext:value-type="float">
            <text:p>0.00</text:p>
          </table:table-cell>
          <table:table-cell office:value-type="float" office:value="264.13" calcext:value-type="float">
            <text:p>264.13</text:p>
          </table:table-cell>
          <table:table-cell office:value-type="float" office:value="4.63" calcext:value-type="float">
            <text:p>4.63</text:p>
          </table:table-cell>
          <table:table-cell office:value-type="float" office:value="1.52" calcext:value-type="float">
            <text:p>1.5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03.62" calcext:value-type="float">
            <text:p>1103.62</text:p>
          </table:table-cell>
          <table:table-cell office:value-type="float" office:value="0" calcext:value-type="float">
            <text:p>0.00</text:p>
          </table:table-cell>
          <table:table-cell office:value-type="float" office:value="231.31" calcext:value-type="float">
            <text:p>231.31</text:p>
          </table:table-cell>
          <table:table-cell office:value-type="float" office:value="5.6" calcext:value-type="float">
            <text:p>5.60</text:p>
          </table:table-cell>
          <table:table-cell office:value-type="float" office:value="0.31" calcext:value-type="float">
            <text:p>0.3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1_1</text:p>
          </table:table-cell>
          <table:table-cell office:value-type="string" calcext:value-type="string">
            <text:p>TL</text:p>
          </table:table-cell>
          <table:table-cell office:value-type="float" office:value="2540.81" calcext:value-type="float">
            <text:p>2540.81</text:p>
          </table:table-cell>
          <table:table-cell office:value-type="float" office:value="2541.09" calcext:value-type="float">
            <text:p>2541.09</text:p>
          </table:table-cell>
          <table:table-cell office:value-type="float" office:value="0.01" calcext:value-type="float">
            <text:p>0.01</text:p>
          </table:table-cell>
          <table:table-cell office:value-type="float" office:value="494.04" calcext:value-type="float">
            <text:p>494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2626.44" calcext:value-type="float">
            <text:p>2626.44</text:p>
          </table:table-cell>
          <table:table-cell office:value-type="float" office:value="2603" calcext:value-type="float">
            <text:p>2603</text:p>
          </table:table-cell>
          <table:table-cell office:value-type="float" office:value="2602" calcext:value-type="float">
            <text:p>26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89.53" calcext:value-type="float">
            <text:p>1689.53</text:p>
          </table:table-cell>
          <table:table-cell office:value-type="float" office:value="0" calcext:value-type="float">
            <text:p>0.00</text:p>
          </table:table-cell>
          <table:table-cell office:value-type="float" office:value="343.8" calcext:value-type="float">
            <text:p>343.80</text:p>
          </table:table-cell>
          <table:table-cell office:value-type="float" office:value="11.19" calcext:value-type="float">
            <text:p>11.19</text:p>
          </table:table-cell>
          <table:table-cell office:value-type="float" office:value="1.99" calcext:value-type="float">
            <text:p>1.9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895.9" calcext:value-type="float">
            <text:p>3895.90</text:p>
          </table:table-cell>
          <table:table-cell office:value-type="float" office:value="3940.39" calcext:value-type="float">
            <text:p>3940.39</text:p>
          </table:table-cell>
          <table:table-cell office:value-type="float" office:value="1.13" calcext:value-type="float">
            <text:p>1.13</text:p>
          </table:table-cell>
          <table:table-cell office:value-type="float" office:value="835.19" calcext:value-type="float">
            <text:p>835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27.58" calcext:value-type="float">
            <text:p>27.58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479.47" calcext:value-type="float">
            <text:p>3479.47</text:p>
          </table:table-cell>
          <table:table-cell office:value-type="float" office:value="3603.06" calcext:value-type="float">
            <text:p>3603.06</text:p>
          </table:table-cell>
          <table:table-cell office:value-type="float" office:value="3.48" calcext:value-type="float">
            <text:p>3.48</text:p>
          </table:table-cell>
          <table:table-cell office:value-type="float" office:value="756.11" calcext:value-type="float">
            <text:p>756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212.14" calcext:value-type="float">
            <text:p>212.14</text:p>
          </table:table-cell>
          <table:table-cell office:value-type="float" office:value="902" calcext:value-type="float">
            <text:p>902</text:p>
          </table:table-cell>
          <table:table-cell office:value-type="float" office:value="887" calcext:value-type="float">
            <text:p>88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645.08" calcext:value-type="float">
            <text:p>3645.08</text:p>
          </table:table-cell>
          <table:table-cell office:value-type="float" office:value="3659.29" calcext:value-type="float">
            <text:p>3659.29</text:p>
          </table:table-cell>
          <table:table-cell office:value-type="float" office:value="0.39" calcext:value-type="float">
            <text:p>0.39</text:p>
          </table:table-cell>
          <table:table-cell office:value-type="float" office:value="733.91" calcext:value-type="float">
            <text:p>733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279.39" calcext:value-type="float">
            <text:p>279.39</text:p>
          </table:table-cell>
          <table:table-cell office:value-type="float" office:value="211" calcext:value-type="float">
            <text:p>211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21.38" calcext:value-type="float">
            <text:p>3321.38</text:p>
          </table:table-cell>
          <table:table-cell office:value-type="float" office:value="0" calcext:value-type="float">
            <text:p>0.00</text:p>
          </table:table-cell>
          <table:table-cell office:value-type="float" office:value="698.07" calcext:value-type="float">
            <text:p>698.07</text:p>
          </table:table-cell>
          <table:table-cell office:value-type="float" office:value="81.49" calcext:value-type="float">
            <text:p>81.49</text:p>
          </table:table-cell>
          <table:table-cell office:value-type="float" office:value="15.93" calcext:value-type="float">
            <text:p>15.93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887.43" calcext:value-type="float">
            <text:p>3887.43</text:p>
          </table:table-cell>
          <table:table-cell office:value-type="float" office:value="3921.94" calcext:value-type="float">
            <text:p>3921.94</text:p>
          </table:table-cell>
          <table:table-cell office:value-type="float" office:value="0.89" calcext:value-type="float">
            <text:p>0.89</text:p>
          </table:table-cell>
          <table:table-cell office:value-type="float" office:value="831.96" calcext:value-type="float">
            <text:p>831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118.27" calcext:value-type="float">
            <text:p>118.2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66.91" calcext:value-type="float">
            <text:p>5966.91</text:p>
          </table:table-cell>
          <table:table-cell office:value-type="float" office:value="7083" calcext:value-type="float">
            <text:p>7083.00</text:p>
          </table:table-cell>
          <table:table-cell office:value-type="float" office:value="17.32" calcext:value-type="float">
            <text:p>17.32</text:p>
          </table:table-cell>
          <table:table-cell office:value-type="float" office:value="1532.23" calcext:value-type="float">
            <text:p>1532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17" calcext:value-type="float">
            <text:p>3597.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948.04" calcext:value-type="float">
            <text:p>5948.04</text:p>
          </table:table-cell>
          <table:table-cell office:value-type="float" office:value="6650.84" calcext:value-type="float">
            <text:p>6650.84</text:p>
          </table:table-cell>
          <table:table-cell office:value-type="float" office:value="14.38" calcext:value-type="float">
            <text:p>14.38</text:p>
          </table:table-cell>
          <table:table-cell office:value-type="float" office:value="1415.15" calcext:value-type="float">
            <text:p>1415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88" calcext:value-type="float">
            <text:p>3583.8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916.96" calcext:value-type="float">
            <text:p>5916.96</text:p>
          </table:table-cell>
          <table:table-cell office:value-type="float" office:value="10030.73" calcext:value-type="float">
            <text:p>10030.73</text:p>
          </table:table-cell>
          <table:table-cell office:value-type="float" office:value="41.01" calcext:value-type="float">
            <text:p>41.01</text:p>
          </table:table-cell>
          <table:table-cell office:value-type="float" office:value="2687.2" calcext:value-type="float">
            <text:p>268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6" calcext:value-type="float">
            <text:p>3597.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344.36" calcext:value-type="float">
            <text:p>6344.36</text:p>
          </table:table-cell>
          <table:table-cell office:value-type="float" office:value="9114.09" calcext:value-type="float">
            <text:p>9114.09</text:p>
          </table:table-cell>
          <table:table-cell office:value-type="float" office:value="30.39" calcext:value-type="float">
            <text:p>30.39</text:p>
          </table:table-cell>
          <table:table-cell office:value-type="float" office:value="2261.14" calcext:value-type="float">
            <text:p>2261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54" calcext:value-type="float">
            <text:p>3593.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822.87" calcext:value-type="float">
            <text:p>6822.87</text:p>
          </table:table-cell>
          <table:table-cell office:value-type="float" office:value="7622.47" calcext:value-type="float">
            <text:p>7622.47</text:p>
          </table:table-cell>
          <table:table-cell office:value-type="float" office:value="14.39" calcext:value-type="float">
            <text:p>14.39</text:p>
          </table:table-cell>
          <table:table-cell office:value-type="float" office:value="1583.53" calcext:value-type="float">
            <text:p>1583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42" calcext:value-type="float">
            <text:p>3592.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8930.49" calcext:value-type="float">
            <text:p>8930.49</text:p>
          </table:table-cell>
          <table:table-cell office:value-type="float" office:value="13681.1" calcext:value-type="float">
            <text:p>13681.10</text:p>
          </table:table-cell>
          <table:table-cell office:value-type="float" office:value="36.1" calcext:value-type="float">
            <text:p>36.10</text:p>
          </table:table-cell>
          <table:table-cell office:value-type="float" office:value="3449.88" calcext:value-type="float">
            <text:p>3449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14" calcext:value-type="float">
            <text:p>3578.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017.16" calcext:value-type="float">
            <text:p>8017.16</text:p>
          </table:table-cell>
          <table:table-cell office:value-type="float" office:value="13697.47" calcext:value-type="float">
            <text:p>13697.47</text:p>
          </table:table-cell>
          <table:table-cell office:value-type="float" office:value="41.47" calcext:value-type="float">
            <text:p>41.47</text:p>
          </table:table-cell>
          <table:table-cell office:value-type="float" office:value="3651.67" calcext:value-type="float">
            <text:p>3651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89" calcext:value-type="float">
            <text:p>3590.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9674.33" calcext:value-type="float">
            <text:p>9674.33</text:p>
          </table:table-cell>
          <table:table-cell office:value-type="float" office:value="15631.72" calcext:value-type="float">
            <text:p>15631.72</text:p>
          </table:table-cell>
          <table:table-cell office:value-type="float" office:value="38.11" calcext:value-type="float">
            <text:p>38.11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7" calcext:value-type="float">
            <text:p>3594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822.51" calcext:value-type="float">
            <text:p>8822.51</text:p>
          </table:table-cell>
          <table:table-cell office:value-type="float" office:value="12673.27" calcext:value-type="float">
            <text:p>12673.27</text:p>
          </table:table-cell>
          <table:table-cell office:value-type="float" office:value="30.39" calcext:value-type="float">
            <text:p>30.39</text:p>
          </table:table-cell>
          <table:table-cell office:value-type="float" office:value="3117.38" calcext:value-type="float">
            <text:p>3117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76" calcext:value-type="float">
            <text:p>3575.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654.41" calcext:value-type="float">
            <text:p>8654.41</text:p>
          </table:table-cell>
          <table:table-cell office:value-type="float" office:value="13770.31" calcext:value-type="float">
            <text:p>13770.31</text:p>
          </table:table-cell>
          <table:table-cell office:value-type="float" office:value="37.38" calcext:value-type="float">
            <text:p>37.38</text:p>
          </table:table-cell>
          <table:table-cell office:value-type="float" office:value="3468.19" calcext:value-type="float">
            <text:p>3468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71" calcext:value-type="float">
            <text:p>3595.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3084.59" calcext:value-type="float">
            <text:p>13084.59</text:p>
          </table:table-cell>
          <table:table-cell office:value-type="float" office:value="20687.17" calcext:value-type="float">
            <text:p>20687.17</text:p>
          </table:table-cell>
          <table:table-cell office:value-type="float" office:value="36.75" calcext:value-type="float">
            <text:p>36.75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69" calcext:value-type="float">
            <text:p>3572.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1874.16" calcext:value-type="float">
            <text:p>11874.16</text:p>
          </table:table-cell>
          <table:table-cell office:value-type="float" office:value="20045.22" calcext:value-type="float">
            <text:p>20045.22</text:p>
          </table:table-cell>
          <table:table-cell office:value-type="float" office:value="40.76" calcext:value-type="float">
            <text:p>40.76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8" calcext:value-type="float">
            <text:p>3584.8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2762.29" calcext:value-type="float">
            <text:p>12762.29</text:p>
          </table:table-cell>
          <table:table-cell office:value-type="float" office:value="19643.85" calcext:value-type="float">
            <text:p>19643.85</text:p>
          </table:table-cell>
          <table:table-cell office:value-type="float" office:value="38.66" calcext:value-type="float">
            <text:p>38.66</text:p>
          </table:table-cell>
          <table:table-cell office:value-type="float" office:value="4915.63" calcext:value-type="float">
            <text:p>4915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86" calcext:value-type="float">
            <text:p>3579.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938.63" calcext:value-type="float">
            <text:p>11938.63</text:p>
          </table:table-cell>
          <table:table-cell office:value-type="float" office:value="19982.79" calcext:value-type="float">
            <text:p>19982.79</text:p>
          </table:table-cell>
          <table:table-cell office:value-type="float" office:value="40.26" calcext:value-type="float">
            <text:p>40.26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89" calcext:value-type="float">
            <text:p>3588.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2085.74" calcext:value-type="float">
            <text:p>12085.74</text:p>
          </table:table-cell>
          <table:table-cell office:value-type="float" office:value="20376.65" calcext:value-type="float">
            <text:p>20376.65</text:p>
          </table:table-cell>
          <table:table-cell office:value-type="float" office:value="40.69" calcext:value-type="float">
            <text:p>40.69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58" calcext:value-type="float">
            <text:p>3570.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44.76" calcext:value-type="float">
            <text:p>1444.76</text:p>
          </table:table-cell>
          <table:table-cell office:value-type="float" office:value="0" calcext:value-type="float">
            <text:p>0.00</text:p>
          </table:table-cell>
          <table:table-cell office:value-type="float" office:value="300.52" calcext:value-type="float">
            <text:p>300.52</text:p>
          </table:table-cell>
          <table:table-cell office:value-type="float" office:value="5.58" calcext:value-type="float">
            <text:p>5.58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33" calcext:value-type="float">
            <text:p>1252.33</text:p>
          </table:table-cell>
          <table:table-cell office:value-type="float" office:value="0" calcext:value-type="float">
            <text:p>0.00</text:p>
          </table:table-cell>
          <table:table-cell office:value-type="float" office:value="266.94" calcext:value-type="float">
            <text:p>266.94</text:p>
          </table:table-cell>
          <table:table-cell office:value-type="float" office:value="9.5" calcext:value-type="float">
            <text:p>9.50</text:p>
          </table:table-cell>
          <table:table-cell office:value-type="float" office:value="1.69" calcext:value-type="float">
            <text:p>1.6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82.54" calcext:value-type="float">
            <text:p>3182.54</text:p>
          </table:table-cell>
          <table:table-cell office:value-type="float" office:value="3215.15" calcext:value-type="float">
            <text:p>3215.15</text:p>
          </table:table-cell>
          <table:table-cell office:value-type="float" office:value="1.02" calcext:value-type="float">
            <text:p>1.02</text:p>
          </table:table-cell>
          <table:table-cell office:value-type="float" office:value="630.82" calcext:value-type="float">
            <text:p>630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189.86" calcext:value-type="float">
            <text:p>3189.86</text:p>
          </table:table-cell>
          <table:table-cell office:value-type="float" office:value="595" calcext:value-type="float">
            <text:p>595</text:p>
          </table:table-cell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1.5_1</text:p>
          </table:table-cell>
          <table:table-cell office:value-type="string" calcext:value-type="string">
            <text:p>TL</text:p>
          </table:table-cell>
          <table:table-cell office:value-type="float" office:value="2305.62" calcext:value-type="float">
            <text:p>2305.62</text:p>
          </table:table-cell>
          <table:table-cell office:value-type="float" office:value="2475.81" calcext:value-type="float">
            <text:p>2475.81</text:p>
          </table:table-cell>
          <table:table-cell office:value-type="float" office:value="6.88" calcext:value-type="float">
            <text:p>6.88</text:p>
          </table:table-cell>
          <table:table-cell office:value-type="float" office:value="485.66" calcext:value-type="float">
            <text:p>485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16" calcext:value-type="float">
            <text:p>3578.1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2_1</text:p>
          </table:table-cell>
          <table:table-cell office:value-type="string" calcext:value-type="string">
            <text:p>TL</text:p>
          </table:table-cell>
          <table:table-cell office:value-type="float" office:value="1789.63" calcext:value-type="float">
            <text:p>1789.63</text:p>
          </table:table-cell>
          <table:table-cell office:value-type="float" office:value="1800.83" calcext:value-type="float">
            <text:p>1800.83</text:p>
          </table:table-cell>
          <table:table-cell office:value-type="float" office:value="0.62" calcext:value-type="float">
            <text:p>0.6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846.62" calcext:value-type="float">
            <text:p>846.62</text:p>
          </table:table-cell>
          <table:table-cell office:value-type="float" office:value="3377" calcext:value-type="float">
            <text:p>3377</text:p>
          </table:table-cell>
          <table:table-cell office:value-type="float" office:value="3373" calcext:value-type="float">
            <text:p>337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4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38.02" calcext:value-type="float">
            <text:p>1538.02</text:p>
          </table:table-cell>
          <table:table-cell office:value-type="float" office:value="0" calcext:value-type="float">
            <text:p>0.00</text:p>
          </table:table-cell>
          <table:table-cell office:value-type="float" office:value="314.16" calcext:value-type="float">
            <text:p>314.16</text:p>
          </table:table-cell>
          <table:table-cell office:value-type="float" office:value="22.6" calcext:value-type="float">
            <text:p>22.60</text:p>
          </table:table-cell>
          <table:table-cell office:value-type="float" office:value="5.92" calcext:value-type="float">
            <text:p>5.9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1972.77" calcext:value-type="float">
            <text:p>1972.77</text:p>
          </table:table-cell>
          <table:table-cell office:value-type="float" office:value="2063.22" calcext:value-type="float">
            <text:p>2063.22</text:p>
          </table:table-cell>
          <table:table-cell office:value-type="float" office:value="4.38" calcext:value-type="float">
            <text:p>4.38</text:p>
          </table:table-cell>
          <table:table-cell office:value-type="float" office:value="422.79" calcext:value-type="float">
            <text:p>422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7.36" calcext:value-type="float">
            <text:p>3507.36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33.59" calcext:value-type="float">
            <text:p>1333.59</text:p>
          </table:table-cell>
          <table:table-cell office:value-type="float" office:value="0" calcext:value-type="float">
            <text:p>0.00</text:p>
          </table:table-cell>
          <table:table-cell office:value-type="float" office:value="269.13" calcext:value-type="float">
            <text:p>269.13</text:p>
          </table:table-cell>
          <table:table-cell office:value-type="float" office:value="535.51" calcext:value-type="float">
            <text:p>535.51</text:p>
          </table:table-cell>
          <table:table-cell office:value-type="float" office:value="279.93" calcext:value-type="float">
            <text:p>279.93</text:p>
          </table:table-cell>
          <table:table-cell office:value-type="float" office:value="2056" calcext:value-type="float">
            <text:p>2056</text:p>
          </table:table-cell>
          <table:table-cell office:value-type="float" office:value="2049" calcext:value-type="float">
            <text:p>20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952.81" calcext:value-type="float">
            <text:p>2952.81</text:p>
          </table:table-cell>
          <table:table-cell office:value-type="float" office:value="0" calcext:value-type="float">
            <text:p>0.00</text:p>
          </table:table-cell>
          <table:table-cell office:value-type="float" office:value="652.91" calcext:value-type="float">
            <text:p>652.91</text:p>
          </table:table-cell>
          <table:table-cell office:value-type="float" office:value="443.02" calcext:value-type="float">
            <text:p>443.02</text:p>
          </table:table-cell>
          <table:table-cell office:value-type="float" office:value="11.09" calcext:value-type="float">
            <text:p>11.0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485.03" calcext:value-type="float">
            <text:p>3485.03</text:p>
          </table:table-cell>
          <table:table-cell office:value-type="float" office:value="3577.95" calcext:value-type="float">
            <text:p>3577.95</text:p>
          </table:table-cell>
          <table:table-cell office:value-type="float" office:value="2.6" calcext:value-type="float">
            <text:p>2.60</text:p>
          </table:table-cell>
          <table:table-cell office:value-type="float" office:value="779.24" calcext:value-type="float">
            <text:p>779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120.62" calcext:value-type="float">
            <text:p>120.62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03.9" calcext:value-type="float">
            <text:p>2503.90</text:p>
          </table:table-cell>
          <table:table-cell office:value-type="float" office:value="0" calcext:value-type="float">
            <text:p>0.00</text:p>
          </table:table-cell>
          <table:table-cell office:value-type="float" office:value="530.99" calcext:value-type="float">
            <text:p>530.99</text:p>
          </table:table-cell>
          <table:table-cell office:value-type="float" office:value="366.35" calcext:value-type="float">
            <text:p>366.35</text:p>
          </table:table-cell>
          <table:table-cell office:value-type="float" office:value="37.88" calcext:value-type="float">
            <text:p>37.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60.04" calcext:value-type="float">
            <text:p>3160.04</text:p>
          </table:table-cell>
          <table:table-cell office:value-type="float" office:value="0" calcext:value-type="float">
            <text:p>0.00</text:p>
          </table:table-cell>
          <table:table-cell office:value-type="float" office:value="699.16" calcext:value-type="float">
            <text:p>699.16</text:p>
          </table:table-cell>
          <table:table-cell office:value-type="float" office:value="150.51" calcext:value-type="float">
            <text:p>150.51</text:p>
          </table:table-cell>
          <table:table-cell office:value-type="float" office:value="5.06" calcext:value-type="float">
            <text:p>5.0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3192.25" calcext:value-type="float">
            <text:p>3192.25</text:p>
          </table:table-cell>
          <table:table-cell office:value-type="float" office:value="3198.44" calcext:value-type="float">
            <text:p>3198.44</text:p>
          </table:table-cell>
          <table:table-cell office:value-type="float" office:value="0.19" calcext:value-type="float">
            <text:p>0.19</text:p>
          </table:table-cell>
          <table:table-cell office:value-type="float" office:value="672.09" calcext:value-type="float">
            <text:p>672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1832.43" calcext:value-type="float">
            <text:p>1832.43</text:p>
          </table:table-cell>
          <table:table-cell office:value-type="float" office:value="3396" calcext:value-type="float">
            <text:p>3396</text:p>
          </table:table-cell>
          <table:table-cell office:value-type="float" office:value="3395" calcext:value-type="float">
            <text:p>339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389.3" calcext:value-type="float">
            <text:p>4389.30</text:p>
          </table:table-cell>
          <table:table-cell office:value-type="float" office:value="4816.75" calcext:value-type="float">
            <text:p>4816.75</text:p>
          </table:table-cell>
          <table:table-cell office:value-type="float" office:value="8.88" calcext:value-type="float">
            <text:p>8.88</text:p>
          </table:table-cell>
          <table:table-cell office:value-type="float" office:value="1006.74" calcext:value-type="float">
            <text:p>1006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2944.66" calcext:value-type="float">
            <text:p>2944.66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077.76" calcext:value-type="float">
            <text:p>5077.76</text:p>
          </table:table-cell>
          <table:table-cell office:value-type="float" office:value="5671.92" calcext:value-type="float">
            <text:p>5671.92</text:p>
          </table:table-cell>
          <table:table-cell office:value-type="float" office:value="10.53" calcext:value-type="float">
            <text:p>10.53</text:p>
          </table:table-cell>
          <table:table-cell office:value-type="float" office:value="1184.46" calcext:value-type="float">
            <text:p>1184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8.21" calcext:value-type="float">
            <text:p>3568.2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319.25" calcext:value-type="float">
            <text:p>4319.25</text:p>
          </table:table-cell>
          <table:table-cell office:value-type="float" office:value="5340.01" calcext:value-type="float">
            <text:p>5340.01</text:p>
          </table:table-cell>
          <table:table-cell office:value-type="float" office:value="19.12" calcext:value-type="float">
            <text:p>19.12</text:p>
          </table:table-cell>
          <table:table-cell office:value-type="float" office:value="1238.67" calcext:value-type="float">
            <text:p>1238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1596.63" calcext:value-type="float">
            <text:p>1596.63</text:p>
          </table:table-cell>
          <table:table-cell office:value-type="float" office:value="1275" calcext:value-type="float">
            <text:p>1275</text:p>
          </table:table-cell>
          <table:table-cell office:value-type="float" office:value="1272" calcext:value-type="float">
            <text:p>127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543.58" calcext:value-type="float">
            <text:p>4543.58</text:p>
          </table:table-cell>
          <table:table-cell office:value-type="float" office:value="4962.37" calcext:value-type="float">
            <text:p>4962.37</text:p>
          </table:table-cell>
          <table:table-cell office:value-type="float" office:value="8.9" calcext:value-type="float">
            <text:p>8.90</text:p>
          </table:table-cell>
          <table:table-cell office:value-type="float" office:value="1057.73" calcext:value-type="float">
            <text:p>1057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05" calcext:value-type="float">
            <text:p>3583.0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717.66" calcext:value-type="float">
            <text:p>5717.66</text:p>
          </table:table-cell>
          <table:table-cell office:value-type="float" office:value="6563.98" calcext:value-type="float">
            <text:p>6563.98</text:p>
          </table:table-cell>
          <table:table-cell office:value-type="float" office:value="14.31" calcext:value-type="float">
            <text:p>14.31</text:p>
          </table:table-cell>
          <table:table-cell office:value-type="float" office:value="1409.8" calcext:value-type="float">
            <text:p>1409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1.56" calcext:value-type="float">
            <text:p>3571.5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5973.58" calcext:value-type="float">
            <text:p>5973.58</text:p>
          </table:table-cell>
          <table:table-cell office:value-type="float" office:value="6781.75" calcext:value-type="float">
            <text:p>6781.75</text:p>
          </table:table-cell>
          <table:table-cell office:value-type="float" office:value="11.92" calcext:value-type="float">
            <text:p>11.92</text:p>
          </table:table-cell>
          <table:table-cell office:value-type="float" office:value="1466.62" calcext:value-type="float">
            <text:p>1466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2812.73" calcext:value-type="float">
            <text:p>2812.73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076.38" calcext:value-type="float">
            <text:p>6076.38</text:p>
          </table:table-cell>
          <table:table-cell office:value-type="float" office:value="7662.48" calcext:value-type="float">
            <text:p>7662.48</text:p>
          </table:table-cell>
          <table:table-cell office:value-type="float" office:value="21.09" calcext:value-type="float">
            <text:p>21.09</text:p>
          </table:table-cell>
          <table:table-cell office:value-type="float" office:value="1731.59" calcext:value-type="float">
            <text:p>1731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8.05" calcext:value-type="float">
            <text:p>3438.05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245.12" calcext:value-type="float">
            <text:p>6245.12</text:p>
          </table:table-cell>
          <table:table-cell office:value-type="float" office:value="9874.95" calcext:value-type="float">
            <text:p>9874.95</text:p>
          </table:table-cell>
          <table:table-cell office:value-type="float" office:value="37.37" calcext:value-type="float">
            <text:p>37.37</text:p>
          </table:table-cell>
          <table:table-cell office:value-type="float" office:value="2466.63" calcext:value-type="float">
            <text:p>2466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3.41" calcext:value-type="float">
            <text:p>3553.4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247.21" calcext:value-type="float">
            <text:p>7247.21</text:p>
          </table:table-cell>
          <table:table-cell office:value-type="float" office:value="11217.32" calcext:value-type="float">
            <text:p>11217.32</text:p>
          </table:table-cell>
          <table:table-cell office:value-type="float" office:value="37.82" calcext:value-type="float">
            <text:p>37.82</text:p>
          </table:table-cell>
          <table:table-cell office:value-type="float" office:value="2760.42" calcext:value-type="float">
            <text:p>2760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54" calcext:value-type="float">
            <text:p>3536.5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106.85" calcext:value-type="float">
            <text:p>7106.85</text:p>
          </table:table-cell>
          <table:table-cell office:value-type="float" office:value="11268.04" calcext:value-type="float">
            <text:p>11268.04</text:p>
          </table:table-cell>
          <table:table-cell office:value-type="float" office:value="36.93" calcext:value-type="float">
            <text:p>36.93</text:p>
          </table:table-cell>
          <table:table-cell office:value-type="float" office:value="2876.44" calcext:value-type="float">
            <text:p>2876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65" calcext:value-type="float">
            <text:p>3578.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387.13" calcext:value-type="float">
            <text:p>9387.13</text:p>
          </table:table-cell>
          <table:table-cell office:value-type="float" office:value="15848.38" calcext:value-type="float">
            <text:p>15848.38</text:p>
          </table:table-cell>
          <table:table-cell office:value-type="float" office:value="41.47" calcext:value-type="float">
            <text:p>41.47</text:p>
          </table:table-cell>
          <table:table-cell office:value-type="float" office:value="4145.25" calcext:value-type="float">
            <text:p>4145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5.71" calcext:value-type="float">
            <text:p>3545.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403.48" calcext:value-type="float">
            <text:p>9403.48</text:p>
          </table:table-cell>
          <table:table-cell office:value-type="float" office:value="17479.2" calcext:value-type="float">
            <text:p>17479.20</text:p>
          </table:table-cell>
          <table:table-cell office:value-type="float" office:value="49.94" calcext:value-type="float">
            <text:p>49.94</text:p>
          </table:table-cell>
          <table:table-cell office:value-type="float" office:value="4773.95" calcext:value-type="float">
            <text:p>4773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73" calcext:value-type="float">
            <text:p>3586.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0393.13" calcext:value-type="float">
            <text:p>10393.13</text:p>
          </table:table-cell>
          <table:table-cell office:value-type="float" office:value="17132.27" calcext:value-type="float">
            <text:p>17132.27</text:p>
          </table:table-cell>
          <table:table-cell office:value-type="float" office:value="47" calcext:value-type="float">
            <text:p>47.00</text:p>
          </table:table-cell>
          <table:table-cell office:value-type="float" office:value="4447.64" calcext:value-type="float">
            <text:p>444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48" calcext:value-type="float">
            <text:p>3586.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8662.11" calcext:value-type="float">
            <text:p>8662.11</text:p>
          </table:table-cell>
          <table:table-cell office:value-type="float" office:value="14540.52" calcext:value-type="float">
            <text:p>14540.52</text:p>
          </table:table-cell>
          <table:table-cell office:value-type="float" office:value="40.58" calcext:value-type="float">
            <text:p>40.58</text:p>
          </table:table-cell>
          <table:table-cell office:value-type="float" office:value="3777.75" calcext:value-type="float">
            <text:p>3777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4.13" calcext:value-type="float">
            <text:p>3524.1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8182.6" calcext:value-type="float">
            <text:p>8182.60</text:p>
          </table:table-cell>
          <table:table-cell office:value-type="float" office:value="14149.33" calcext:value-type="float">
            <text:p>14149.33</text:p>
          </table:table-cell>
          <table:table-cell office:value-type="float" office:value="47.02" calcext:value-type="float">
            <text:p>47.02</text:p>
          </table:table-cell>
          <table:table-cell office:value-type="float" office:value="3693.12" calcext:value-type="float">
            <text:p>3693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8.49" calcext:value-type="float">
            <text:p>3558.4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959.74" calcext:value-type="float">
            <text:p>959.74</text:p>
          </table:table-cell>
          <table:table-cell office:value-type="float" office:value="0" calcext:value-type="float">
            <text:p>0.00</text:p>
          </table:table-cell>
          <table:table-cell office:value-type="float" office:value="203.24" calcext:value-type="float">
            <text:p>203.24</text:p>
          </table:table-cell>
          <table:table-cell office:value-type="float" office:value="1.65" calcext:value-type="float">
            <text:p>1.6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864.99" calcext:value-type="float">
            <text:p>864.99</text:p>
          </table:table-cell>
          <table:table-cell office:value-type="float" office:value="0" calcext:value-type="float">
            <text:p>0.00</text:p>
          </table:table-cell>
          <table:table-cell office:value-type="float" office:value="173.85" calcext:value-type="float">
            <text:p>173.85</text:p>
          </table:table-cell>
          <table:table-cell office:value-type="float" office:value="775.77" calcext:value-type="float">
            <text:p>775.77</text:p>
          </table:table-cell>
          <table:table-cell office:value-type="float" office:value="277.65" calcext:value-type="float">
            <text:p>277.65</text:p>
          </table:table-cell>
          <table:table-cell office:value-type="float" office:value="3789" calcext:value-type="float">
            <text:p>3789</text:p>
          </table:table-cell>
          <table:table-cell office:value-type="float" office:value="3785" calcext:value-type="float">
            <text:p>378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487.45" calcext:value-type="float">
            <text:p>2487.45</text:p>
          </table:table-cell>
          <table:table-cell office:value-type="float" office:value="0" calcext:value-type="float">
            <text:p>0.00</text:p>
          </table:table-cell>
          <table:table-cell office:value-type="float" office:value="490.66" calcext:value-type="float">
            <text:p>490.66</text:p>
          </table:table-cell>
          <table:table-cell office:value-type="float" office:value="129.16" calcext:value-type="float">
            <text:p>129.16</text:p>
          </table:table-cell>
          <table:table-cell office:value-type="float" office:value="13.35" calcext:value-type="float">
            <text:p>13.35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54.8" calcext:value-type="float">
            <text:p>1854.80</text:p>
          </table:table-cell>
          <table:table-cell office:value-type="float" office:value="0" calcext:value-type="float">
            <text:p>0.00</text:p>
          </table:table-cell>
          <table:table-cell office:value-type="float" office:value="381.24" calcext:value-type="float">
            <text:p>381.24</text:p>
          </table:table-cell>
          <table:table-cell office:value-type="float" office:value="19.58" calcext:value-type="float">
            <text:p>19.58</text:p>
          </table:table-cell>
          <table:table-cell office:value-type="float" office:value="5.12" calcext:value-type="float">
            <text:p>5.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2.41" calcext:value-type="float">
            <text:p>1252.41</text:p>
          </table:table-cell>
          <table:table-cell office:value-type="float" office:value="0" calcext:value-type="float">
            <text:p>0.00</text:p>
          </table:table-cell>
          <table:table-cell office:value-type="float" office:value="266.43" calcext:value-type="float">
            <text:p>266.43</text:p>
          </table:table-cell>
          <table:table-cell office:value-type="float" office:value="6.21" calcext:value-type="float">
            <text:p>6.21</text:p>
          </table:table-cell>
          <table:table-cell office:value-type="float" office:value="1.1" calcext:value-type="float">
            <text:p>1.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34.4" calcext:value-type="float">
            <text:p>1134.40</text:p>
          </table:table-cell>
          <table:table-cell office:value-type="float" office:value="0" calcext:value-type="float">
            <text:p>0.00</text:p>
          </table:table-cell>
          <table:table-cell office:value-type="float" office:value="233.32" calcext:value-type="float">
            <text:p>233.32</text:p>
          </table:table-cell>
          <table:table-cell office:value-type="float" office:value="10.18" calcext:value-type="float">
            <text:p>10.18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451.6" calcext:value-type="float">
            <text:p>2451.60</text:p>
          </table:table-cell>
          <table:table-cell office:value-type="float" office:value="0" calcext:value-type="float">
            <text:p>0.00</text:p>
          </table:table-cell>
          <table:table-cell office:value-type="float" office:value="492.59" calcext:value-type="float">
            <text:p>492.59</text:p>
          </table:table-cell>
          <table:table-cell office:value-type="float" office:value="232.39" calcext:value-type="float">
            <text:p>232.39</text:p>
          </table:table-cell>
          <table:table-cell office:value-type="float" office:value="69.12" calcext:value-type="float">
            <text:p>69.12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1</text:p>
          </table:table-cell>
          <table:table-cell office:value-type="string" calcext:value-type="string">
            <text:p>TL</text:p>
          </table:table-cell>
          <table:table-cell office:value-type="float" office:value="1928.88" calcext:value-type="float">
            <text:p>1928.88</text:p>
          </table:table-cell>
          <table:table-cell office:value-type="float" office:value="1949.05" calcext:value-type="float">
            <text:p>1949.05</text:p>
          </table:table-cell>
          <table:table-cell office:value-type="float" office:value="1.04" calcext:value-type="float">
            <text:p>1.04</text:p>
          </table:table-cell>
          <table:table-cell office:value-type="float" office:value="386.64" calcext:value-type="float">
            <text:p>386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2035.94" calcext:value-type="float">
            <text:p>2035.94</text:p>
          </table:table-cell>
          <table:table-cell office:value-type="float" office:value="2583" calcext:value-type="float">
            <text:p>2583</text:p>
          </table:table-cell>
          <table:table-cell office:value-type="float" office:value="2580" calcext:value-type="float">
            <text:p>258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15.52" calcext:value-type="float">
            <text:p>4015.52</text:p>
          </table:table-cell>
          <table:table-cell office:value-type="float" office:value="0" calcext:value-type="float">
            <text:p>0.00</text:p>
          </table:table-cell>
          <table:table-cell office:value-type="float" office:value="835.69" calcext:value-type="float">
            <text:p>835.69</text:p>
          </table:table-cell>
          <table:table-cell office:value-type="float" office:value="385.32" calcext:value-type="float">
            <text:p>385.32</text:p>
          </table:table-cell>
          <table:table-cell office:value-type="float" office:value="48.8" calcext:value-type="float">
            <text:p>48.8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3559.94" calcext:value-type="float">
            <text:p>3559.94</text:p>
          </table:table-cell>
          <table:table-cell office:value-type="float" office:value="3623.21" calcext:value-type="float">
            <text:p>3623.21</text:p>
          </table:table-cell>
          <table:table-cell office:value-type="float" office:value="1.75" calcext:value-type="float">
            <text:p>1.75</text:p>
          </table:table-cell>
          <table:table-cell office:value-type="float" office:value="757.85" calcext:value-type="float">
            <text:p>757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51.74" calcext:value-type="float">
            <text:p>51.74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471.85" calcext:value-type="float">
            <text:p>3471.85</text:p>
          </table:table-cell>
          <table:table-cell office:value-type="float" office:value="3540.39" calcext:value-type="float">
            <text:p>3540.39</text:p>
          </table:table-cell>
          <table:table-cell office:value-type="float" office:value="1.94" calcext:value-type="float">
            <text:p>1.94</text:p>
          </table:table-cell>
          <table:table-cell office:value-type="float" office:value="724.87" calcext:value-type="float">
            <text:p>724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431.92" calcext:value-type="float">
            <text:p>431.9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723.26" calcext:value-type="float">
            <text:p>3723.26</text:p>
          </table:table-cell>
          <table:table-cell office:value-type="float" office:value="3827.2" calcext:value-type="float">
            <text:p>3827.20</text:p>
          </table:table-cell>
          <table:table-cell office:value-type="float" office:value="2.72" calcext:value-type="float">
            <text:p>2.72</text:p>
          </table:table-cell>
          <table:table-cell office:value-type="float" office:value="800.17" calcext:value-type="float">
            <text:p>800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942.74" calcext:value-type="float">
            <text:p>942.74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592.35" calcext:value-type="float">
            <text:p>3592.35</text:p>
          </table:table-cell>
          <table:table-cell office:value-type="float" office:value="3610.7" calcext:value-type="float">
            <text:p>3610.70</text:p>
          </table:table-cell>
          <table:table-cell office:value-type="float" office:value="0.51" calcext:value-type="float">
            <text:p>0.51</text:p>
          </table:table-cell>
          <table:table-cell office:value-type="float" office:value="743.56" calcext:value-type="float">
            <text:p>743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1230.36" calcext:value-type="float">
            <text:p>1230.36</text:p>
          </table:table-cell>
          <table:table-cell office:value-type="float" office:value="1247" calcext:value-type="float">
            <text:p>1247</text:p>
          </table:table-cell>
          <table:table-cell office:value-type="float" office:value="1245" calcext:value-type="float">
            <text:p>124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720.72" calcext:value-type="float">
            <text:p>5720.72</text:p>
          </table:table-cell>
          <table:table-cell office:value-type="float" office:value="9493.56" calcext:value-type="float">
            <text:p>9493.56</text:p>
          </table:table-cell>
          <table:table-cell office:value-type="float" office:value="39.74" calcext:value-type="float">
            <text:p>39.74</text:p>
          </table:table-cell>
          <table:table-cell office:value-type="float" office:value="2513.05" calcext:value-type="float">
            <text:p>251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22" calcext:value-type="float">
            <text:p>3599.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125.48" calcext:value-type="float">
            <text:p>6125.48</text:p>
          </table:table-cell>
          <table:table-cell office:value-type="float" office:value="6604.63" calcext:value-type="float">
            <text:p>6604.63</text:p>
          </table:table-cell>
          <table:table-cell office:value-type="float" office:value="7.41" calcext:value-type="float">
            <text:p>7.41</text:p>
          </table:table-cell>
          <table:table-cell office:value-type="float" office:value="1371.69" calcext:value-type="float">
            <text:p>1371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9.21" calcext:value-type="float">
            <text:p>3569.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7294.95" calcext:value-type="float">
            <text:p>7294.95</text:p>
          </table:table-cell>
          <table:table-cell office:value-type="float" office:value="10753.51" calcext:value-type="float">
            <text:p>10753.51</text:p>
          </table:table-cell>
          <table:table-cell office:value-type="float" office:value="32.16" calcext:value-type="float">
            <text:p>32.16</text:p>
          </table:table-cell>
          <table:table-cell office:value-type="float" office:value="2687.2" calcext:value-type="float">
            <text:p>268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2" calcext:value-type="float">
            <text:p>3597.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005.35" calcext:value-type="float">
            <text:p>6005.35</text:p>
          </table:table-cell>
          <table:table-cell office:value-type="float" office:value="6770.33" calcext:value-type="float">
            <text:p>6770.33</text:p>
          </table:table-cell>
          <table:table-cell office:value-type="float" office:value="13.84" calcext:value-type="float">
            <text:p>13.84</text:p>
          </table:table-cell>
          <table:table-cell office:value-type="float" office:value="1439.26" calcext:value-type="float">
            <text:p>1439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8" calcext:value-type="float">
            <text:p>3580.8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888.71" calcext:value-type="float">
            <text:p>6888.71</text:p>
          </table:table-cell>
          <table:table-cell office:value-type="float" office:value="7561.73" calcext:value-type="float">
            <text:p>7561.73</text:p>
          </table:table-cell>
          <table:table-cell office:value-type="float" office:value="12.19" calcext:value-type="float">
            <text:p>12.19</text:p>
          </table:table-cell>
          <table:table-cell office:value-type="float" office:value="1572.98" calcext:value-type="float">
            <text:p>1572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1" calcext:value-type="float">
            <text:p>3593.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823.52" calcext:value-type="float">
            <text:p>9823.52</text:p>
          </table:table-cell>
          <table:table-cell office:value-type="float" office:value="14231.21" calcext:value-type="float">
            <text:p>14231.21</text:p>
          </table:table-cell>
          <table:table-cell office:value-type="float" office:value="31.02" calcext:value-type="float">
            <text:p>31.02</text:p>
          </table:table-cell>
          <table:table-cell office:value-type="float" office:value="3499.7" calcext:value-type="float">
            <text:p>3499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59" calcext:value-type="float">
            <text:p>3592.5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0236.23" calcext:value-type="float">
            <text:p>10236.23</text:p>
          </table:table-cell>
          <table:table-cell office:value-type="float" office:value="14820.57" calcext:value-type="float">
            <text:p>14820.57</text:p>
          </table:table-cell>
          <table:table-cell office:value-type="float" office:value="30.94" calcext:value-type="float">
            <text:p>30.94</text:p>
          </table:table-cell>
          <table:table-cell office:value-type="float" office:value="3639.31" calcext:value-type="float">
            <text:p>3639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21" calcext:value-type="float">
            <text:p>3591.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0388.95" calcext:value-type="float">
            <text:p>10388.95</text:p>
          </table:table-cell>
          <table:table-cell office:value-type="float" office:value="15461.03" calcext:value-type="float">
            <text:p>15461.03</text:p>
          </table:table-cell>
          <table:table-cell office:value-type="float" office:value="32.81" calcext:value-type="float">
            <text:p>32.81</text:p>
          </table:table-cell>
          <table:table-cell office:value-type="float" office:value="3865.99" calcext:value-type="float">
            <text:p>3865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61" calcext:value-type="float">
            <text:p>3565.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694.13" calcext:value-type="float">
            <text:p>8694.13</text:p>
          </table:table-cell>
          <table:table-cell office:value-type="float" office:value="10067.09" calcext:value-type="float">
            <text:p>10067.09</text:p>
          </table:table-cell>
          <table:table-cell office:value-type="float" office:value="13.75" calcext:value-type="float">
            <text:p>13.75</text:p>
          </table:table-cell>
          <table:table-cell office:value-type="float" office:value="2190.69" calcext:value-type="float">
            <text:p>2190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2.03" calcext:value-type="float">
            <text:p>3522.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9467.72" calcext:value-type="float">
            <text:p>9467.72</text:p>
          </table:table-cell>
          <table:table-cell office:value-type="float" office:value="14487.05" calcext:value-type="float">
            <text:p>14487.05</text:p>
          </table:table-cell>
          <table:table-cell office:value-type="float" office:value="34.9" calcext:value-type="float">
            <text:p>34.90</text:p>
          </table:table-cell>
          <table:table-cell office:value-type="float" office:value="3596.61" calcext:value-type="float">
            <text:p>3596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45" calcext:value-type="float">
            <text:p>3578.4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3253.95" calcext:value-type="float">
            <text:p>13253.95</text:p>
          </table:table-cell>
          <table:table-cell office:value-type="float" office:value="20778.28" calcext:value-type="float">
            <text:p>20778.28</text:p>
          </table:table-cell>
          <table:table-cell office:value-type="float" office:value="36.21" calcext:value-type="float">
            <text:p>36.21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6" calcext:value-type="float">
            <text:p>3577.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2246.96" calcext:value-type="float">
            <text:p>12246.96</text:p>
          </table:table-cell>
          <table:table-cell office:value-type="float" office:value="20247.41" calcext:value-type="float">
            <text:p>20247.41</text:p>
          </table:table-cell>
          <table:table-cell office:value-type="float" office:value="39.51" calcext:value-type="float">
            <text:p>39.51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1" calcext:value-type="float">
            <text:p>3583.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2934.9" calcext:value-type="float">
            <text:p>12934.90</text:p>
          </table:table-cell>
          <table:table-cell office:value-type="float" office:value="20903.94" calcext:value-type="float">
            <text:p>20903.94</text:p>
          </table:table-cell>
          <table:table-cell office:value-type="float" office:value="38.12" calcext:value-type="float">
            <text:p>38.12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14" calcext:value-type="float">
            <text:p>3576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871.37" calcext:value-type="float">
            <text:p>11871.37</text:p>
          </table:table-cell>
          <table:table-cell office:value-type="float" office:value="19937.56" calcext:value-type="float">
            <text:p>19937.56</text:p>
          </table:table-cell>
          <table:table-cell office:value-type="float" office:value="40.46" calcext:value-type="float">
            <text:p>40.46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03" calcext:value-type="float">
            <text:p>3570.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3376.23" calcext:value-type="float">
            <text:p>13376.23</text:p>
          </table:table-cell>
          <table:table-cell office:value-type="float" office:value="20975.19" calcext:value-type="float">
            <text:p>20975.19</text:p>
          </table:table-cell>
          <table:table-cell office:value-type="float" office:value="36.23" calcext:value-type="float">
            <text:p>36.23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45" calcext:value-type="float">
            <text:p>3554.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60.5" calcext:value-type="float">
            <text:p>1460.50</text:p>
          </table:table-cell>
          <table:table-cell office:value-type="float" office:value="0" calcext:value-type="float">
            <text:p>0.00</text:p>
          </table:table-cell>
          <table:table-cell office:value-type="float" office:value="304.05" calcext:value-type="float">
            <text:p>304.05</text:p>
          </table:table-cell>
          <table:table-cell office:value-type="float" office:value="13.48" calcext:value-type="float">
            <text:p>13.48</text:p>
          </table:table-cell>
          <table:table-cell office:value-type="float" office:value="3.36" calcext:value-type="float">
            <text:p>3.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52.02" calcext:value-type="float">
            <text:p>1152.02</text:p>
          </table:table-cell>
          <table:table-cell office:value-type="float" office:value="0" calcext:value-type="float">
            <text:p>0.00</text:p>
          </table:table-cell>
          <table:table-cell office:value-type="float" office:value="232.79" calcext:value-type="float">
            <text:p>232.79</text:p>
          </table:table-cell>
          <table:table-cell office:value-type="float" office:value="88.96" calcext:value-type="float">
            <text:p>88.96</text:p>
          </table:table-cell>
          <table:table-cell office:value-type="float" office:value="40.85" calcext:value-type="float">
            <text:p>40.85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1.1_1</text:p>
          </table:table-cell>
          <table:table-cell office:value-type="string" calcext:value-type="string">
            <text:p>TL</text:p>
          </table:table-cell>
          <table:table-cell office:value-type="float" office:value="3205.78" calcext:value-type="float">
            <text:p>3205.78</text:p>
          </table:table-cell>
          <table:table-cell office:value-type="float" office:value="3343.84" calcext:value-type="float">
            <text:p>3343.84</text:p>
          </table:table-cell>
          <table:table-cell office:value-type="float" office:value="4.34" calcext:value-type="float">
            <text:p>4.34</text:p>
          </table:table-cell>
          <table:table-cell office:value-type="float" office:value="656.54" calcext:value-type="float">
            <text:p>656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9" calcext:value-type="float">
            <text:p>3584.9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38.94" calcext:value-type="float">
            <text:p>2338.94</text:p>
          </table:table-cell>
          <table:table-cell office:value-type="float" office:value="0" calcext:value-type="float">
            <text:p>0.00</text:p>
          </table:table-cell>
          <table:table-cell office:value-type="float" office:value="459.93" calcext:value-type="float">
            <text:p>459.93</text:p>
          </table:table-cell>
          <table:table-cell office:value-type="float" office:value="1216.26" calcext:value-type="float">
            <text:p>1216.26</text:p>
          </table:table-cell>
          <table:table-cell office:value-type="float" office:value="836.17" calcext:value-type="float">
            <text:p>836.17</text:p>
          </table:table-cell>
          <table:table-cell office:value-type="float" office:value="811" calcext:value-type="float">
            <text:p>811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02.09" calcext:value-type="float">
            <text:p>1802.09</text:p>
          </table:table-cell>
          <table:table-cell office:value-type="float" office:value="0" calcext:value-type="float">
            <text:p>0.00</text:p>
          </table:table-cell>
          <table:table-cell office:value-type="float" office:value="351.21" calcext:value-type="float">
            <text:p>351.21</text:p>
          </table:table-cell>
          <table:table-cell office:value-type="float" office:value="1460.58" calcext:value-type="float">
            <text:p>1460.58</text:p>
          </table:table-cell>
          <table:table-cell office:value-type="float" office:value="428.87" calcext:value-type="float">
            <text:p>428.87</text:p>
          </table:table-cell>
          <table:table-cell office:value-type="float" office:value="1692" calcext:value-type="float">
            <text:p>1692</text:p>
          </table:table-cell>
          <table:table-cell office:value-type="float" office:value="1690" calcext:value-type="float">
            <text:p>16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5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24.48" calcext:value-type="float">
            <text:p>1524.48</text:p>
          </table:table-cell>
          <table:table-cell office:value-type="float" office:value="0" calcext:value-type="float">
            <text:p>0.00</text:p>
          </table:table-cell>
          <table:table-cell office:value-type="float" office:value="311.93" calcext:value-type="float">
            <text:p>311.93</text:p>
          </table:table-cell>
          <table:table-cell office:value-type="float" office:value="37.63" calcext:value-type="float">
            <text:p>37.63</text:p>
          </table:table-cell>
          <table:table-cell office:value-type="float" office:value="3.83" calcext:value-type="float">
            <text:p>3.8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78.07" calcext:value-type="float">
            <text:p>2278.07</text:p>
          </table:table-cell>
          <table:table-cell office:value-type="float" office:value="0" calcext:value-type="float">
            <text:p>0.00</text:p>
          </table:table-cell>
          <table:table-cell office:value-type="float" office:value="457.06" calcext:value-type="float">
            <text:p>457.06</text:p>
          </table:table-cell>
          <table:table-cell office:value-type="float" office:value="417.19" calcext:value-type="float">
            <text:p>417.19</text:p>
          </table:table-cell>
          <table:table-cell office:value-type="float" office:value="176.94" calcext:value-type="float">
            <text:p>176.94</text:p>
          </table:table-cell>
          <table:table-cell office:value-type="float" office:value="642" calcext:value-type="float">
            <text:p>642</text:p>
          </table:table-cell>
          <table:table-cell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90.64" calcext:value-type="float">
            <text:p>1690.64</text:p>
          </table:table-cell>
          <table:table-cell office:value-type="float" office:value="0" calcext:value-type="float">
            <text:p>0.00</text:p>
          </table:table-cell>
          <table:table-cell office:value-type="float" office:value="349.61" calcext:value-type="float">
            <text:p>349.61</text:p>
          </table:table-cell>
          <table:table-cell office:value-type="float" office:value="12.75" calcext:value-type="float">
            <text:p>12.75</text:p>
          </table:table-cell>
          <table:table-cell office:value-type="float" office:value="4.72" calcext:value-type="float">
            <text:p>4.7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4056.93" calcext:value-type="float">
            <text:p>4056.93</text:p>
          </table:table-cell>
          <table:table-cell office:value-type="float" office:value="4115.74" calcext:value-type="float">
            <text:p>4115.74</text:p>
          </table:table-cell>
          <table:table-cell office:value-type="float" office:value="1.43" calcext:value-type="float">
            <text:p>1.43</text:p>
          </table:table-cell>
          <table:table-cell office:value-type="float" office:value="856.18" calcext:value-type="float">
            <text:p>856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652.01" calcext:value-type="float">
            <text:p>652.01</text:p>
          </table:table-cell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948.72" calcext:value-type="float">
            <text:p>3948.72</text:p>
          </table:table-cell>
          <table:table-cell office:value-type="float" office:value="4094.39" calcext:value-type="float">
            <text:p>4094.39</text:p>
          </table:table-cell>
          <table:table-cell office:value-type="float" office:value="3.56" calcext:value-type="float">
            <text:p>3.56</text:p>
          </table:table-cell>
          <table:table-cell office:value-type="float" office:value="865.29" calcext:value-type="float">
            <text:p>865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1388.75" calcext:value-type="float">
            <text:p>1388.75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18.65" calcext:value-type="float">
            <text:p>3018.65</text:p>
          </table:table-cell>
          <table:table-cell office:value-type="float" office:value="0" calcext:value-type="float">
            <text:p>0.00</text:p>
          </table:table-cell>
          <table:table-cell office:value-type="float" office:value="642.52" calcext:value-type="float">
            <text:p>642.52</text:p>
          </table:table-cell>
          <table:table-cell office:value-type="float" office:value="210.8" calcext:value-type="float">
            <text:p>210.80</text:p>
          </table:table-cell>
          <table:table-cell office:value-type="float" office:value="73.89" calcext:value-type="float">
            <text:p>73.8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24.88" calcext:value-type="float">
            <text:p>2724.88</text:p>
          </table:table-cell>
          <table:table-cell office:value-type="float" office:value="0" calcext:value-type="float">
            <text:p>0.00</text:p>
          </table:table-cell>
          <table:table-cell office:value-type="float" office:value="620.96" calcext:value-type="float">
            <text:p>620.96</text:p>
          </table:table-cell>
          <table:table-cell office:value-type="float" office:value="38.03" calcext:value-type="float">
            <text:p>38.03</text:p>
          </table:table-cell>
          <table:table-cell office:value-type="float" office:value="5.82" calcext:value-type="float">
            <text:p>5.8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39.17" calcext:value-type="float">
            <text:p>3439.17</text:p>
          </table:table-cell>
          <table:table-cell office:value-type="float" office:value="0" calcext:value-type="float">
            <text:p>0.00</text:p>
          </table:table-cell>
          <table:table-cell office:value-type="float" office:value="745.19" calcext:value-type="float">
            <text:p>745.19</text:p>
          </table:table-cell>
          <table:table-cell office:value-type="float" office:value="591.64" calcext:value-type="float">
            <text:p>591.64</text:p>
          </table:table-cell>
          <table:table-cell office:value-type="float" office:value="8.36" calcext:value-type="float">
            <text:p>8.3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863.08" calcext:value-type="float">
            <text:p>4863.08</text:p>
          </table:table-cell>
          <table:table-cell office:value-type="float" office:value="5350.76" calcext:value-type="float">
            <text:p>5350.76</text:p>
          </table:table-cell>
          <table:table-cell office:value-type="float" office:value="9.12" calcext:value-type="float">
            <text:p>9.12</text:p>
          </table:table-cell>
          <table:table-cell office:value-type="float" office:value="1158.04" calcext:value-type="float">
            <text:p>1158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316.3" calcext:value-type="float">
            <text:p>3316.30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755.79" calcext:value-type="float">
            <text:p>5755.79</text:p>
          </table:table-cell>
          <table:table-cell office:value-type="float" office:value="6138.54" calcext:value-type="float">
            <text:p>6138.54</text:p>
          </table:table-cell>
          <table:table-cell office:value-type="float" office:value="6.25" calcext:value-type="float">
            <text:p>6.25</text:p>
          </table:table-cell>
          <table:table-cell office:value-type="float" office:value="1282.37" calcext:value-type="float">
            <text:p>1282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1.76" calcext:value-type="float">
            <text:p>3471.7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5268.65" calcext:value-type="float">
            <text:p>5268.65</text:p>
          </table:table-cell>
          <table:table-cell office:value-type="float" office:value="9687.76" calcext:value-type="float">
            <text:p>9687.76</text:p>
          </table:table-cell>
          <table:table-cell office:value-type="float" office:value="45.62" calcext:value-type="float">
            <text:p>45.62</text:p>
          </table:table-cell>
          <table:table-cell office:value-type="float" office:value="2687.2" calcext:value-type="float">
            <text:p>2687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2" calcext:value-type="float">
            <text:p>3598.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5275.18" calcext:value-type="float">
            <text:p>5275.18</text:p>
          </table:table-cell>
          <table:table-cell office:value-type="float" office:value="5475.83" calcext:value-type="float">
            <text:p>5475.83</text:p>
          </table:table-cell>
          <table:table-cell office:value-type="float" office:value="3.66" calcext:value-type="float">
            <text:p>3.66</text:p>
          </table:table-cell>
          <table:table-cell office:value-type="float" office:value="1135.26" calcext:value-type="float">
            <text:p>1135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1099.07" calcext:value-type="float">
            <text:p>1099.0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5530.6" calcext:value-type="float">
            <text:p>5530.60</text:p>
          </table:table-cell>
          <table:table-cell office:value-type="float" office:value="8009.25" calcext:value-type="float">
            <text:p>8009.25</text:p>
          </table:table-cell>
          <table:table-cell office:value-type="float" office:value="30.95" calcext:value-type="float">
            <text:p>30.95</text:p>
          </table:table-cell>
          <table:table-cell office:value-type="float" office:value="1931.34" calcext:value-type="float">
            <text:p>1931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" calcext:value-type="float">
            <text:p>3590.0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541.74" calcext:value-type="float">
            <text:p>7541.74</text:p>
          </table:table-cell>
          <table:table-cell office:value-type="float" office:value="12722.54" calcext:value-type="float">
            <text:p>12722.54</text:p>
          </table:table-cell>
          <table:table-cell office:value-type="float" office:value="40.72" calcext:value-type="float">
            <text:p>40.72</text:p>
          </table:table-cell>
          <table:table-cell office:value-type="float" office:value="3337.98" calcext:value-type="float">
            <text:p>3337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7.39" calcext:value-type="float">
            <text:p>3577.3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7581.53" calcext:value-type="float">
            <text:p>7581.53</text:p>
          </table:table-cell>
          <table:table-cell office:value-type="float" office:value="10640.3" calcext:value-type="float">
            <text:p>10640.30</text:p>
          </table:table-cell>
          <table:table-cell office:value-type="float" office:value="28.89" calcext:value-type="float">
            <text:p>28.89</text:p>
          </table:table-cell>
          <table:table-cell office:value-type="float" office:value="2496.66" calcext:value-type="float">
            <text:p>2496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82" calcext:value-type="float">
            <text:p>3566.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7532.17" calcext:value-type="float">
            <text:p>7532.17</text:p>
          </table:table-cell>
          <table:table-cell office:value-type="float" office:value="10933.08" calcext:value-type="float">
            <text:p>10933.08</text:p>
          </table:table-cell>
          <table:table-cell office:value-type="float" office:value="35.31" calcext:value-type="float">
            <text:p>35.31</text:p>
          </table:table-cell>
          <table:table-cell office:value-type="float" office:value="2617.9" calcext:value-type="float">
            <text:p>2617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2.14" calcext:value-type="float">
            <text:p>3552.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7630.15" calcext:value-type="float">
            <text:p>7630.15</text:p>
          </table:table-cell>
          <table:table-cell office:value-type="float" office:value="10592.91" calcext:value-type="float">
            <text:p>10592.91</text:p>
          </table:table-cell>
          <table:table-cell office:value-type="float" office:value="27.99" calcext:value-type="float">
            <text:p>27.99</text:p>
          </table:table-cell>
          <table:table-cell office:value-type="float" office:value="2547.52" calcext:value-type="float">
            <text:p>2547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6.7" calcext:value-type="float">
            <text:p>3526.7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147.36" calcext:value-type="float">
            <text:p>7147.36</text:p>
          </table:table-cell>
          <table:table-cell office:value-type="float" office:value="12761.58" calcext:value-type="float">
            <text:p>12761.58</text:p>
          </table:table-cell>
          <table:table-cell office:value-type="float" office:value="44.34" calcext:value-type="float">
            <text:p>44.34</text:p>
          </table:table-cell>
          <table:table-cell office:value-type="float" office:value="3465.23" calcext:value-type="float">
            <text:p>3465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62" calcext:value-type="float">
            <text:p>3586.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027.96" calcext:value-type="float">
            <text:p>9027.96</text:p>
          </table:table-cell>
          <table:table-cell office:value-type="float" office:value="18614.03" calcext:value-type="float">
            <text:p>18614.03</text:p>
          </table:table-cell>
          <table:table-cell office:value-type="float" office:value="51.5" calcext:value-type="float">
            <text:p>51.50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8" calcext:value-type="float">
            <text:p>3590.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280.15" calcext:value-type="float">
            <text:p>9280.15</text:p>
          </table:table-cell>
          <table:table-cell office:value-type="float" office:value="17063.04" calcext:value-type="float">
            <text:p>17063.04</text:p>
          </table:table-cell>
          <table:table-cell office:value-type="float" office:value="45.88" calcext:value-type="float">
            <text:p>45.88</text:p>
          </table:table-cell>
          <table:table-cell office:value-type="float" office:value="4636.31" calcext:value-type="float">
            <text:p>4636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1.64" calcext:value-type="float">
            <text:p>3551.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0400.16" calcext:value-type="float">
            <text:p>10400.16</text:p>
          </table:table-cell>
          <table:table-cell office:value-type="float" office:value="19599.7" calcext:value-type="float">
            <text:p>19599.70</text:p>
          </table:table-cell>
          <table:table-cell office:value-type="float" office:value="46.94" calcext:value-type="float">
            <text:p>46.94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58" calcext:value-type="float">
            <text:p>3575.5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9229.58" calcext:value-type="float">
            <text:p>9229.58</text:p>
          </table:table-cell>
          <table:table-cell office:value-type="float" office:value="15668.46" calcext:value-type="float">
            <text:p>15668.46</text:p>
          </table:table-cell>
          <table:table-cell office:value-type="float" office:value="41.32" calcext:value-type="float">
            <text:p>41.32</text:p>
          </table:table-cell>
          <table:table-cell office:value-type="float" office:value="4110.92" calcext:value-type="float">
            <text:p>4110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2.84" calcext:value-type="float">
            <text:p>3562.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0055.02" calcext:value-type="float">
            <text:p>10055.02</text:p>
          </table:table-cell>
          <table:table-cell office:value-type="float" office:value="19339.64" calcext:value-type="float">
            <text:p>19339.64</text:p>
          </table:table-cell>
          <table:table-cell office:value-type="float" office:value="48.01" calcext:value-type="float">
            <text:p>48.01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47" calcext:value-type="float">
            <text:p>3584.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57.48" calcext:value-type="float">
            <text:p>1257.48</text:p>
          </table:table-cell>
          <table:table-cell office:value-type="float" office:value="0" calcext:value-type="float">
            <text:p>0.00</text:p>
          </table:table-cell>
          <table:table-cell office:value-type="float" office:value="269.62" calcext:value-type="float">
            <text:p>269.62</text:p>
          </table:table-cell>
          <table:table-cell office:value-type="float" office:value="70.65" calcext:value-type="float">
            <text:p>70.65</text:p>
          </table:table-cell>
          <table:table-cell office:value-type="float" office:value="11.45" calcext:value-type="float">
            <text:p>11.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831.2" calcext:value-type="float">
            <text:p>831.20</text:p>
          </table:table-cell>
          <table:table-cell office:value-type="float" office:value="0" calcext:value-type="float">
            <text:p>0.00</text:p>
          </table:table-cell>
          <table:table-cell office:value-type="float" office:value="172.89" calcext:value-type="float">
            <text:p>172.89</text:p>
          </table:table-cell>
          <table:table-cell office:value-type="float" office:value="84.13" calcext:value-type="float">
            <text:p>84.13</text:p>
          </table:table-cell>
          <table:table-cell office:value-type="float" office:value="81.92" calcext:value-type="float">
            <text:p>81.9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38.38" calcext:value-type="float">
            <text:p>2238.38</text:p>
          </table:table-cell>
          <table:table-cell office:value-type="float" office:value="0" calcext:value-type="float">
            <text:p>0.00</text:p>
          </table:table-cell>
          <table:table-cell office:value-type="float" office:value="447.61" calcext:value-type="float">
            <text:p>447.61</text:p>
          </table:table-cell>
          <table:table-cell office:value-type="float" office:value="40.48" calcext:value-type="float">
            <text:p>40.48</text:p>
          </table:table-cell>
          <table:table-cell office:value-type="float" office:value="20.78" calcext:value-type="float">
            <text:p>20.78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36.8" calcext:value-type="float">
            <text:p>1736.80</text:p>
          </table:table-cell>
          <table:table-cell office:value-type="float" office:value="0" calcext:value-type="float">
            <text:p>0.00</text:p>
          </table:table-cell>
          <table:table-cell office:value-type="float" office:value="352.11" calcext:value-type="float">
            <text:p>352.11</text:p>
          </table:table-cell>
          <table:table-cell office:value-type="float" office:value="16.31" calcext:value-type="float">
            <text:p>16.31</text:p>
          </table:table-cell>
          <table:table-cell office:value-type="float" office:value="2.52" calcext:value-type="float">
            <text:p>2.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23" calcext:value-type="float">
            <text:p>1523.00</text:p>
          </table:table-cell>
          <table:table-cell office:value-type="float" office:value="0" calcext:value-type="float">
            <text:p>0.00</text:p>
          </table:table-cell>
          <table:table-cell office:value-type="float" office:value="307.98" calcext:value-type="float">
            <text:p>307.98</text:p>
          </table:table-cell>
          <table:table-cell office:value-type="float" office:value="18.07" calcext:value-type="float">
            <text:p>18.07</text:p>
          </table:table-cell>
          <table:table-cell office:value-type="float" office:value="5.88" calcext:value-type="float">
            <text:p>5.8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3.91" calcext:value-type="float">
            <text:p>1313.91</text:p>
          </table:table-cell>
          <table:table-cell office:value-type="float" office:value="0" calcext:value-type="float">
            <text:p>0.00</text:p>
          </table:table-cell>
          <table:table-cell office:value-type="float" office:value="272.76" calcext:value-type="float">
            <text:p>272.76</text:p>
          </table:table-cell>
          <table:table-cell office:value-type="float" office:value="14.62" calcext:value-type="float">
            <text:p>14.62</text:p>
          </table:table-cell>
          <table:table-cell office:value-type="float" office:value="4.87" calcext:value-type="float">
            <text:p>4.8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1_1</text:p>
          </table:table-cell>
          <table:table-cell office:value-type="string" calcext:value-type="string">
            <text:p>TL</text:p>
          </table:table-cell>
          <table:table-cell office:value-type="float" office:value="2540.62" calcext:value-type="float">
            <text:p>2540.62</text:p>
          </table:table-cell>
          <table:table-cell office:value-type="float" office:value="2679.05" calcext:value-type="float">
            <text:p>2679.05</text:p>
          </table:table-cell>
          <table:table-cell office:value-type="float" office:value="5.17" calcext:value-type="float">
            <text:p>5.17</text:p>
          </table:table-cell>
          <table:table-cell office:value-type="float" office:value="531.96" calcext:value-type="float">
            <text:p>531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14" calcext:value-type="float">
            <text:p>3590.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13.61" calcext:value-type="float">
            <text:p>2113.61</text:p>
          </table:table-cell>
          <table:table-cell office:value-type="float" office:value="0" calcext:value-type="float">
            <text:p>0.00</text:p>
          </table:table-cell>
          <table:table-cell office:value-type="float" office:value="417.14" calcext:value-type="float">
            <text:p>417.14</text:p>
          </table:table-cell>
          <table:table-cell office:value-type="float" office:value="53.59" calcext:value-type="float">
            <text:p>53.59</text:p>
          </table:table-cell>
          <table:table-cell office:value-type="float" office:value="18.07" calcext:value-type="float">
            <text:p>18.0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4021.71" calcext:value-type="float">
            <text:p>4021.71</text:p>
          </table:table-cell>
          <table:table-cell office:value-type="float" office:value="4060.69" calcext:value-type="float">
            <text:p>4060.69</text:p>
          </table:table-cell>
          <table:table-cell office:value-type="float" office:value="0.96" calcext:value-type="float">
            <text:p>0.96</text:p>
          </table:table-cell>
          <table:table-cell office:value-type="float" office:value="847.94" calcext:value-type="float">
            <text:p>847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117.48" calcext:value-type="float">
            <text:p>117.48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862.35" calcext:value-type="float">
            <text:p>3862.35</text:p>
          </table:table-cell>
          <table:table-cell office:value-type="float" office:value="0" calcext:value-type="float">
            <text:p>0.00</text:p>
          </table:table-cell>
          <table:table-cell office:value-type="float" office:value="805.25" calcext:value-type="float">
            <text:p>805.25</text:p>
          </table:table-cell>
          <table:table-cell office:value-type="float" office:value="3227.36" calcext:value-type="float">
            <text:p>3227.36</text:p>
          </table:table-cell>
          <table:table-cell office:value-type="float" office:value="242.67" calcext:value-type="float">
            <text:p>242.67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425.22" calcext:value-type="float">
            <text:p>3425.22</text:p>
          </table:table-cell>
          <table:table-cell office:value-type="float" office:value="3857.35" calcext:value-type="float">
            <text:p>3857.35</text:p>
          </table:table-cell>
          <table:table-cell office:value-type="float" office:value="11.24" calcext:value-type="float">
            <text:p>11.24</text:p>
          </table:table-cell>
          <table:table-cell office:value-type="float" office:value="814.63" calcext:value-type="float">
            <text:p>814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3" calcext:value-type="float">
            <text:p>3595.2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821.4" calcext:value-type="float">
            <text:p>3821.40</text:p>
          </table:table-cell>
          <table:table-cell office:value-type="float" office:value="3876.31" calcext:value-type="float">
            <text:p>3876.31</text:p>
          </table:table-cell>
          <table:table-cell office:value-type="float" office:value="1.44" calcext:value-type="float">
            <text:p>1.44</text:p>
          </table:table-cell>
          <table:table-cell office:value-type="float" office:value="803.19" calcext:value-type="float">
            <text:p>803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356.81" calcext:value-type="float">
            <text:p>3356.8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553.46" calcext:value-type="float">
            <text:p>3553.46</text:p>
          </table:table-cell>
          <table:table-cell office:value-type="float" office:value="4111.09" calcext:value-type="float">
            <text:p>4111.09</text:p>
          </table:table-cell>
          <table:table-cell office:value-type="float" office:value="13.88" calcext:value-type="float">
            <text:p>13.88</text:p>
          </table:table-cell>
          <table:table-cell office:value-type="float" office:value="903.12" calcext:value-type="float">
            <text:p>903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5" calcext:value-type="float">
            <text:p>3592.3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682.92" calcext:value-type="float">
            <text:p>6682.92</text:p>
          </table:table-cell>
          <table:table-cell office:value-type="float" office:value="9998.14" calcext:value-type="float">
            <text:p>9998.14</text:p>
          </table:table-cell>
          <table:table-cell office:value-type="float" office:value="33.16" calcext:value-type="float">
            <text:p>33.16</text:p>
          </table:table-cell>
          <table:table-cell office:value-type="float" office:value="2513.05" calcext:value-type="float">
            <text:p>2513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9" calcext:value-type="float">
            <text:p>3597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6462.56" calcext:value-type="float">
            <text:p>6462.56</text:p>
          </table:table-cell>
          <table:table-cell office:value-type="float" office:value="8559.47" calcext:value-type="float">
            <text:p>8559.47</text:p>
          </table:table-cell>
          <table:table-cell office:value-type="float" office:value="24.67" calcext:value-type="float">
            <text:p>24.67</text:p>
          </table:table-cell>
          <table:table-cell office:value-type="float" office:value="1872.24" calcext:value-type="float">
            <text:p>1872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06" calcext:value-type="float">
            <text:p>3578.0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6453.72" calcext:value-type="float">
            <text:p>6453.72</text:p>
          </table:table-cell>
          <table:table-cell office:value-type="float" office:value="10137.13" calcext:value-type="float">
            <text:p>10137.13</text:p>
          </table:table-cell>
          <table:table-cell office:value-type="float" office:value="36.34" calcext:value-type="float">
            <text:p>36.34</text:p>
          </table:table-cell>
          <table:table-cell office:value-type="float" office:value="2596.11" calcext:value-type="float">
            <text:p>2596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8" calcext:value-type="float">
            <text:p>3592.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349.62" calcext:value-type="float">
            <text:p>5349.62</text:p>
          </table:table-cell>
          <table:table-cell office:value-type="float" office:value="6982.16" calcext:value-type="float">
            <text:p>6982.16</text:p>
          </table:table-cell>
          <table:table-cell office:value-type="float" office:value="25.18" calcext:value-type="float">
            <text:p>25.18</text:p>
          </table:table-cell>
          <table:table-cell office:value-type="float" office:value="1572.29" calcext:value-type="float">
            <text:p>1572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43" calcext:value-type="float">
            <text:p>3574.4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400.63" calcext:value-type="float">
            <text:p>6400.63</text:p>
          </table:table-cell>
          <table:table-cell office:value-type="float" office:value="9973.77" calcext:value-type="float">
            <text:p>9973.77</text:p>
          </table:table-cell>
          <table:table-cell office:value-type="float" office:value="35.83" calcext:value-type="float">
            <text:p>35.83</text:p>
          </table:table-cell>
          <table:table-cell office:value-type="float" office:value="2586.61" calcext:value-type="float">
            <text:p>2586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1" calcext:value-type="float">
            <text:p>3598.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0001.67" calcext:value-type="float">
            <text:p>10001.67</text:p>
          </table:table-cell>
          <table:table-cell office:value-type="float" office:value="15436.14" calcext:value-type="float">
            <text:p>15436.14</text:p>
          </table:table-cell>
          <table:table-cell office:value-type="float" office:value="35.21" calcext:value-type="float">
            <text:p>35.21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4" calcext:value-type="float">
            <text:p>3590.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9986.28" calcext:value-type="float">
            <text:p>9986.28</text:p>
          </table:table-cell>
          <table:table-cell office:value-type="float" office:value="15518.51" calcext:value-type="float">
            <text:p>15518.51</text:p>
          </table:table-cell>
          <table:table-cell office:value-type="float" office:value="35.65" calcext:value-type="float">
            <text:p>35.65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17" calcext:value-type="float">
            <text:p>3573.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579.32" calcext:value-type="float">
            <text:p>8579.32</text:p>
          </table:table-cell>
          <table:table-cell office:value-type="float" office:value="13777.77" calcext:value-type="float">
            <text:p>13777.77</text:p>
          </table:table-cell>
          <table:table-cell office:value-type="float" office:value="40.53" calcext:value-type="float">
            <text:p>40.53</text:p>
          </table:table-cell>
          <table:table-cell office:value-type="float" office:value="3533.49" calcext:value-type="float">
            <text:p>3533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4" calcext:value-type="float">
            <text:p>3572.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917.34" calcext:value-type="float">
            <text:p>8917.34</text:p>
          </table:table-cell>
          <table:table-cell office:value-type="float" office:value="13558.65" calcext:value-type="float">
            <text:p>13558.65</text:p>
          </table:table-cell>
          <table:table-cell office:value-type="float" office:value="34.23" calcext:value-type="float">
            <text:p>34.23</text:p>
          </table:table-cell>
          <table:table-cell office:value-type="float" office:value="3435.96" calcext:value-type="float">
            <text:p>3435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6" calcext:value-type="float">
            <text:p>3580.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0567.2" calcext:value-type="float">
            <text:p>10567.20</text:p>
          </table:table-cell>
          <table:table-cell office:value-type="float" office:value="16088.18" calcext:value-type="float">
            <text:p>16088.18</text:p>
          </table:table-cell>
          <table:table-cell office:value-type="float" office:value="34.32" calcext:value-type="float">
            <text:p>34.32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1" calcext:value-type="float">
            <text:p>3593.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1870.13" calcext:value-type="float">
            <text:p>11870.13</text:p>
          </table:table-cell>
          <table:table-cell office:value-type="float" office:value="19379.03" calcext:value-type="float">
            <text:p>19379.03</text:p>
          </table:table-cell>
          <table:table-cell office:value-type="float" office:value="38.75" calcext:value-type="float">
            <text:p>38.75</text:p>
          </table:table-cell>
          <table:table-cell office:value-type="float" office:value="5038.91" calcext:value-type="float">
            <text:p>5038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62" calcext:value-type="float">
            <text:p>3564.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2756.3" calcext:value-type="float">
            <text:p>12756.30</text:p>
          </table:table-cell>
          <table:table-cell office:value-type="float" office:value="20501.18" calcext:value-type="float">
            <text:p>20501.18</text:p>
          </table:table-cell>
          <table:table-cell office:value-type="float" office:value="37.78" calcext:value-type="float">
            <text:p>37.78</text:p>
          </table:table-cell>
          <table:table-cell office:value-type="float" office:value="5304.4" calcext:value-type="float">
            <text:p>530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88" calcext:value-type="float">
            <text:p>3581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1890.91" calcext:value-type="float">
            <text:p>11890.91</text:p>
          </table:table-cell>
          <table:table-cell office:value-type="float" office:value="20362.71" calcext:value-type="float">
            <text:p>20362.71</text:p>
          </table:table-cell>
          <table:table-cell office:value-type="float" office:value="41.6" calcext:value-type="float">
            <text:p>41.60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66" calcext:value-type="float">
            <text:p>3584.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2677.45" calcext:value-type="float">
            <text:p>12677.45</text:p>
          </table:table-cell>
          <table:table-cell office:value-type="float" office:value="20362.8" calcext:value-type="float">
            <text:p>20362.80</text:p>
          </table:table-cell>
          <table:table-cell office:value-type="float" office:value="37.74" calcext:value-type="float">
            <text:p>37.74</text:p>
          </table:table-cell>
          <table:table-cell office:value-type="float" office:value="5266.76" calcext:value-type="float">
            <text:p>5266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1.6" calcext:value-type="float">
            <text:p>3571.6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3513.8" calcext:value-type="float">
            <text:p>13513.80</text:p>
          </table:table-cell>
          <table:table-cell office:value-type="float" office:value="20847.7" calcext:value-type="float">
            <text:p>20847.70</text:p>
          </table:table-cell>
          <table:table-cell office:value-type="float" office:value="35.18" calcext:value-type="float">
            <text:p>35.18</text:p>
          </table:table-cell>
          <table:table-cell office:value-type="float" office:value="5279.02" calcext:value-type="float">
            <text:p>5279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9.21" calcext:value-type="float">
            <text:p>3539.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3.75" calcext:value-type="float">
            <text:p>1503.75</text:p>
          </table:table-cell>
          <table:table-cell office:value-type="float" office:value="0" calcext:value-type="float">
            <text:p>0.00</text:p>
          </table:table-cell>
          <table:table-cell office:value-type="float" office:value="312.75" calcext:value-type="float">
            <text:p>312.75</text:p>
          </table:table-cell>
          <table:table-cell office:value-type="float" office:value="9.83" calcext:value-type="float">
            <text:p>9.83</text:p>
          </table:table-cell>
          <table:table-cell office:value-type="float" office:value="2.84" calcext:value-type="float">
            <text:p>2.8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179.56" calcext:value-type="float">
            <text:p>1179.56</text:p>
          </table:table-cell>
          <table:table-cell office:value-type="float" office:value="0" calcext:value-type="float">
            <text:p>0.00</text:p>
          </table:table-cell>
          <table:table-cell office:value-type="float" office:value="241.8" calcext:value-type="float">
            <text:p>241.80</text:p>
          </table:table-cell>
          <table:table-cell office:value-type="float" office:value="15" calcext:value-type="float">
            <text:p>15.00</text:p>
          </table:table-cell>
          <table:table-cell office:value-type="float" office:value="7.6" calcext:value-type="float">
            <text:p>7.6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1.1_1</text:p>
          </table:table-cell>
          <table:table-cell office:value-type="string" calcext:value-type="string">
            <text:p>TL</text:p>
          </table:table-cell>
          <table:table-cell office:value-type="float" office:value="3198.53" calcext:value-type="float">
            <text:p>3198.53</text:p>
          </table:table-cell>
          <table:table-cell office:value-type="float" office:value="3360.78" calcext:value-type="float">
            <text:p>3360.78</text:p>
          </table:table-cell>
          <table:table-cell office:value-type="float" office:value="4.85" calcext:value-type="float">
            <text:p>4.85</text:p>
          </table:table-cell>
          <table:table-cell office:value-type="float" office:value="663.21" calcext:value-type="float">
            <text:p>663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41" calcext:value-type="float">
            <text:p>3593.4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494.76" calcext:value-type="float">
            <text:p>2494.76</text:p>
          </table:table-cell>
          <table:table-cell office:value-type="float" office:value="0" calcext:value-type="float">
            <text:p>0.00</text:p>
          </table:table-cell>
          <table:table-cell office:value-type="float" office:value="491.19" calcext:value-type="float">
            <text:p>491.19</text:p>
          </table:table-cell>
          <table:table-cell office:value-type="float" office:value="693.18" calcext:value-type="float">
            <text:p>693.18</text:p>
          </table:table-cell>
          <table:table-cell office:value-type="float" office:value="194.34" calcext:value-type="float">
            <text:p>194.34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7.91" calcext:value-type="float">
            <text:p>1887.91</text:p>
          </table:table-cell>
          <table:table-cell office:value-type="float" office:value="0" calcext:value-type="float">
            <text:p>0.00</text:p>
          </table:table-cell>
          <table:table-cell office:value-type="float" office:value="378.1" calcext:value-type="float">
            <text:p>378.10</text:p>
          </table:table-cell>
          <table:table-cell office:value-type="float" office:value="294.73" calcext:value-type="float">
            <text:p>294.73</text:p>
          </table:table-cell>
          <table:table-cell office:value-type="float" office:value="293.54" calcext:value-type="float">
            <text:p>293.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101_m6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71.39" calcext:value-type="float">
            <text:p>1571.39</text:p>
          </table:table-cell>
          <table:table-cell office:value-type="float" office:value="0" calcext:value-type="float">
            <text:p>0.00</text:p>
          </table:table-cell>
          <table:table-cell office:value-type="float" office:value="314.17" calcext:value-type="float">
            <text:p>314.17</text:p>
          </table:table-cell>
          <table:table-cell office:value-type="float" office:value="81.44" calcext:value-type="float">
            <text:p>81.44</text:p>
          </table:table-cell>
          <table:table-cell office:value-type="float" office:value="15.62" calcext:value-type="float">
            <text:p>15.6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66.62" calcext:value-type="float">
            <text:p>1866.62</text:p>
          </table:table-cell>
          <table:table-cell office:value-type="float" office:value="0" calcext:value-type="float">
            <text:p>0.00</text:p>
          </table:table-cell>
          <table:table-cell office:value-type="float" office:value="425.01" calcext:value-type="float">
            <text:p>425.01</text:p>
          </table:table-cell>
          <table:table-cell office:value-type="float" office:value="3.8" calcext:value-type="float">
            <text:p>3.80</text:p>
          </table:table-cell>
          <table:table-cell office:value-type="float" office:value="0.38" calcext:value-type="float">
            <text:p>0.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8.42" calcext:value-type="float">
            <text:p>1508.42</text:p>
          </table:table-cell>
          <table:table-cell office:value-type="float" office:value="0" calcext:value-type="float">
            <text:p>0.00</text:p>
          </table:table-cell>
          <table:table-cell office:value-type="float" office:value="361.46" calcext:value-type="float">
            <text:p>361.46</text:p>
          </table:table-cell>
          <table:table-cell office:value-type="float" office:value="0.41" calcext:value-type="float">
            <text:p>0.4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19.15" calcext:value-type="float">
            <text:p>1319.15</text:p>
          </table:table-cell>
          <table:table-cell office:value-type="float" office:value="0" calcext:value-type="float">
            <text:p>0.00</text:p>
          </table:table-cell>
          <table:table-cell office:value-type="float" office:value="339.66" calcext:value-type="float">
            <text:p>339.66</text:p>
          </table:table-cell>
          <table:table-cell office:value-type="float" office:value="0.36" calcext:value-type="float">
            <text:p>0.36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27.95" calcext:value-type="float">
            <text:p>1227.95</text:p>
          </table:table-cell>
          <table:table-cell office:value-type="float" office:value="0" calcext:value-type="float">
            <text:p>0.00</text:p>
          </table:table-cell>
          <table:table-cell office:value-type="float" office:value="324.02" calcext:value-type="float">
            <text:p>324.02</text:p>
          </table:table-cell>
          <table:table-cell office:value-type="float" office:value="0.99" calcext:value-type="float">
            <text:p>0.9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24.15" calcext:value-type="float">
            <text:p>2624.15</text:p>
          </table:table-cell>
          <table:table-cell office:value-type="float" office:value="0" calcext:value-type="float">
            <text:p>0.00</text:p>
          </table:table-cell>
          <table:table-cell office:value-type="float" office:value="568.84" calcext:value-type="float">
            <text:p>568.84</text:p>
          </table:table-cell>
          <table:table-cell office:value-type="float" office:value="29.13" calcext:value-type="float">
            <text:p>29.13</text:p>
          </table:table-cell>
          <table:table-cell office:value-type="float" office:value="17.13" calcext:value-type="float">
            <text:p>17.13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96.9" calcext:value-type="float">
            <text:p>2096.90</text:p>
          </table:table-cell>
          <table:table-cell office:value-type="float" office:value="0" calcext:value-type="float">
            <text:p>0.00</text:p>
          </table:table-cell>
          <table:table-cell office:value-type="float" office:value="460.04" calcext:value-type="float">
            <text:p>460.04</text:p>
          </table:table-cell>
          <table:table-cell office:value-type="float" office:value="5.42" calcext:value-type="float">
            <text:p>5.42</text:p>
          </table:table-cell>
          <table:table-cell office:value-type="float" office:value="0.28" calcext:value-type="float">
            <text:p>0.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5.72" calcext:value-type="float">
            <text:p>1715.72</text:p>
          </table:table-cell>
          <table:table-cell office:value-type="float" office:value="0" calcext:value-type="float">
            <text:p>0.00</text:p>
          </table:table-cell>
          <table:table-cell office:value-type="float" office:value="399.08" calcext:value-type="float">
            <text:p>399.08</text:p>
          </table:table-cell>
          <table:table-cell office:value-type="float" office:value="0.82" calcext:value-type="float">
            <text:p>0.8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5.24" calcext:value-type="float">
            <text:p>1545.24</text:p>
          </table:table-cell>
          <table:table-cell office:value-type="float" office:value="0" calcext:value-type="float">
            <text:p>0.00</text:p>
          </table:table-cell>
          <table:table-cell office:value-type="float" office:value="379.33" calcext:value-type="float">
            <text:p>379.33</text:p>
          </table:table-cell>
          <table:table-cell office:value-type="float" office:value="1.07" calcext:value-type="float">
            <text:p>1.07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94.06" calcext:value-type="float">
            <text:p>2594.06</text:p>
          </table:table-cell>
          <table:table-cell office:value-type="float" office:value="0" calcext:value-type="float">
            <text:p>0.00</text:p>
          </table:table-cell>
          <table:table-cell office:value-type="float" office:value="546.58" calcext:value-type="float">
            <text:p>546.58</text:p>
          </table:table-cell>
          <table:table-cell office:value-type="float" office:value="9.09" calcext:value-type="float">
            <text:p>9.09</text:p>
          </table:table-cell>
          <table:table-cell office:value-type="float" office:value="0.36" calcext:value-type="float">
            <text:p>0.3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9.15" calcext:value-type="float">
            <text:p>2089.15</text:p>
          </table:table-cell>
          <table:table-cell office:value-type="float" office:value="0" calcext:value-type="float">
            <text:p>0.00</text:p>
          </table:table-cell>
          <table:table-cell office:value-type="float" office:value="452.45" calcext:value-type="float">
            <text:p>452.45</text:p>
          </table:table-cell>
          <table:table-cell office:value-type="float" office:value="5.42" calcext:value-type="float">
            <text:p>5.42</text:p>
          </table:table-cell>
          <table:table-cell office:value-type="float" office:value="1.3" calcext:value-type="float">
            <text:p>1.3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17.5" calcext:value-type="float">
            <text:p>1717.50</text:p>
          </table:table-cell>
          <table:table-cell office:value-type="float" office:value="0" calcext:value-type="float">
            <text:p>0.00</text:p>
          </table:table-cell>
          <table:table-cell office:value-type="float" office:value="386.79" calcext:value-type="float">
            <text:p>386.79</text:p>
          </table:table-cell>
          <table:table-cell office:value-type="float" office:value="1.21" calcext:value-type="float">
            <text:p>1.21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4.46" calcext:value-type="float">
            <text:p>1544.46</text:p>
          </table:table-cell>
          <table:table-cell office:value-type="float" office:value="0" calcext:value-type="float">
            <text:p>0.00</text:p>
          </table:table-cell>
          <table:table-cell office:value-type="float" office:value="352.76" calcext:value-type="float">
            <text:p>352.76</text:p>
          </table:table-cell>
          <table:table-cell office:value-type="float" office:value="8.05" calcext:value-type="float">
            <text:p>8.05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07.5" calcext:value-type="float">
            <text:p>3307.50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2.77" calcext:value-type="float">
            <text:p>2.7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4.4" calcext:value-type="float">
            <text:p>2694.40</text:p>
          </table:table-cell>
          <table:table-cell office:value-type="float" office:value="0" calcext:value-type="float">
            <text:p>0.00</text:p>
          </table:table-cell>
          <table:table-cell office:value-type="float" office:value="562.49" calcext:value-type="float">
            <text:p>562.49</text:p>
          </table:table-cell>
          <table:table-cell office:value-type="float" office:value="33.51" calcext:value-type="float">
            <text:p>33.51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7.34" calcext:value-type="float">
            <text:p>2087.34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57" calcext:value-type="float">
            <text:p>0.57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00.3" calcext:value-type="float">
            <text:p>1900.30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13.86" calcext:value-type="float">
            <text:p>13.86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19.11" calcext:value-type="float">
            <text:p>1819.11</text:p>
          </table:table-cell>
          <table:table-cell office:value-type="float" office:value="0" calcext:value-type="float">
            <text:p>0.00</text:p>
          </table:table-cell>
          <table:table-cell office:value-type="float" office:value="401.75" calcext:value-type="float">
            <text:p>401.75</text:p>
          </table:table-cell>
          <table:table-cell office:value-type="float" office:value="1.57" calcext:value-type="float">
            <text:p>1.57</text:p>
          </table:table-cell>
          <table:table-cell office:value-type="float" office:value="0.2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60.01" calcext:value-type="float">
            <text:p>1560.01</text:p>
          </table:table-cell>
          <table:table-cell office:value-type="float" office:value="0" calcext:value-type="float">
            <text:p>0.00</text:p>
          </table:table-cell>
          <table:table-cell office:value-type="float" office:value="389.09" calcext:value-type="float">
            <text:p>389.09</text:p>
          </table:table-cell>
          <table:table-cell office:value-type="float" office:value="1.03" calcext:value-type="float">
            <text:p>1.03</text:p>
          </table:table-cell>
          <table:table-cell office:value-type="float" office:value="0.13" calcext:value-type="float">
            <text:p>0.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3.72" calcext:value-type="float">
            <text:p>2133.72</text:p>
          </table:table-cell>
          <table:table-cell office:value-type="float" office:value="0" calcext:value-type="float">
            <text:p>0.00</text:p>
          </table:table-cell>
          <table:table-cell office:value-type="float" office:value="491.35" calcext:value-type="float">
            <text:p>491.35</text:p>
          </table:table-cell>
          <table:table-cell office:value-type="float" office:value="19.76" calcext:value-type="float">
            <text:p>19.76</text:p>
          </table:table-cell>
          <table:table-cell office:value-type="float" office:value="0.77" calcext:value-type="float">
            <text:p>0.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25.57" calcext:value-type="float">
            <text:p>3325.57</text:p>
          </table:table-cell>
          <table:table-cell office:value-type="float" office:value="0" calcext:value-type="float">
            <text:p>0.00</text:p>
          </table:table-cell>
          <table:table-cell office:value-type="float" office:value="669.68" calcext:value-type="float">
            <text:p>669.68</text:p>
          </table:table-cell>
          <table:table-cell office:value-type="float" office:value="386.45" calcext:value-type="float">
            <text:p>386.45</text:p>
          </table:table-cell>
          <table:table-cell office:value-type="float" office:value="6.07" calcext:value-type="float">
            <text:p>6.07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06.06" calcext:value-type="float">
            <text:p>2206.06</text:p>
          </table:table-cell>
          <table:table-cell office:value-type="float" office:value="0" calcext:value-type="float">
            <text:p>0.00</text:p>
          </table:table-cell>
          <table:table-cell office:value-type="float" office:value="464.71" calcext:value-type="float">
            <text:p>464.71</text:p>
          </table:table-cell>
          <table:table-cell office:value-type="float" office:value="62.47" calcext:value-type="float">
            <text:p>62.47</text:p>
          </table:table-cell>
          <table:table-cell office:value-type="float" office:value="25.93" calcext:value-type="float">
            <text:p>25.93</text:p>
          </table:table-cell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2908.05" calcext:value-type="float">
            <text:p>2908.05</text:p>
          </table:table-cell>
          <table:table-cell office:value-type="float" office:value="2942.34" calcext:value-type="float">
            <text:p>2942.34</text:p>
          </table:table-cell>
          <table:table-cell office:value-type="float" office:value="1.17" calcext:value-type="float">
            <text:p>1.17</text:p>
          </table:table-cell>
          <table:table-cell office:value-type="float" office:value="624.29" calcext:value-type="float">
            <text:p>624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108.6" calcext:value-type="float">
            <text:p>108.60</text:p>
          </table:table-cell>
          <table:table-cell office:value-type="float" office:value="733" calcext:value-type="float">
            <text:p>733</text:p>
          </table:table-cell>
          <table:table-cell office:value-type="float" office:value="732" calcext:value-type="float">
            <text:p>7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26.46" calcext:value-type="float">
            <text:p>3126.46</text:p>
          </table:table-cell>
          <table:table-cell office:value-type="float" office:value="0" calcext:value-type="float">
            <text:p>0.00</text:p>
          </table:table-cell>
          <table:table-cell office:value-type="float" office:value="668.04" calcext:value-type="float">
            <text:p>668.04</text:p>
          </table:table-cell>
          <table:table-cell office:value-type="float" office:value="6.92" calcext:value-type="float">
            <text:p>6.92</text:p>
          </table:table-cell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3530.78" calcext:value-type="float">
            <text:p>3530.78</text:p>
          </table:table-cell>
          <table:table-cell office:value-type="float" office:value="3791.92" calcext:value-type="float">
            <text:p>3791.92</text:p>
          </table:table-cell>
          <table:table-cell office:value-type="float" office:value="6.89" calcext:value-type="float">
            <text:p>6.89</text:p>
          </table:table-cell>
          <table:table-cell office:value-type="float" office:value="836.22" calcext:value-type="float">
            <text:p>836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654.38" calcext:value-type="float">
            <text:p>654.38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162.59" calcext:value-type="float">
            <text:p>4162.59</text:p>
          </table:table-cell>
          <table:table-cell office:value-type="float" office:value="4295.78" calcext:value-type="float">
            <text:p>4295.78</text:p>
          </table:table-cell>
          <table:table-cell office:value-type="float" office:value="3.1" calcext:value-type="float">
            <text:p>3.10</text:p>
          </table:table-cell>
          <table:table-cell office:value-type="float" office:value="945.16" calcext:value-type="float">
            <text:p>945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138.14" calcext:value-type="float">
            <text:p>138.14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68.56" calcext:value-type="float">
            <text:p>4068.56</text:p>
          </table:table-cell>
          <table:table-cell office:value-type="float" office:value="4294.82" calcext:value-type="float">
            <text:p>4294.82</text:p>
          </table:table-cell>
          <table:table-cell office:value-type="float" office:value="5.28" calcext:value-type="float">
            <text:p>5.28</text:p>
          </table:table-cell>
          <table:table-cell office:value-type="float" office:value="917.43" calcext:value-type="float">
            <text:p>917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577.73" calcext:value-type="float">
            <text:p>577.73</text:p>
          </table:table-cell>
          <table:table-cell office:value-type="float" office:value="560" calcext:value-type="float">
            <text:p>560</text:p>
          </table:table-cell>
          <table:table-cell office:value-type="float" office:value="556" calcext:value-type="float">
            <text:p>5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500.21" calcext:value-type="float">
            <text:p>4500.21</text:p>
          </table:table-cell>
          <table:table-cell office:value-type="float" office:value="4837.97" calcext:value-type="float">
            <text:p>4837.97</text:p>
          </table:table-cell>
          <table:table-cell office:value-type="float" office:value="7.14" calcext:value-type="float">
            <text:p>7.14</text:p>
          </table:table-cell>
          <table:table-cell office:value-type="float" office:value="1041.93" calcext:value-type="float">
            <text:p>1041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218.65" calcext:value-type="float">
            <text:p>3218.65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4017.04" calcext:value-type="float">
            <text:p>4017.04</text:p>
          </table:table-cell>
          <table:table-cell office:value-type="float" office:value="4107.08" calcext:value-type="float">
            <text:p>4107.08</text:p>
          </table:table-cell>
          <table:table-cell office:value-type="float" office:value="2.21" calcext:value-type="float">
            <text:p>2.21</text:p>
          </table:table-cell>
          <table:table-cell office:value-type="float" office:value="866" calcext:value-type="float">
            <text:p>866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498.89" calcext:value-type="float">
            <text:p>498.89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6149.17" calcext:value-type="float">
            <text:p>6149.17</text:p>
          </table:table-cell>
          <table:table-cell office:value-type="float" office:value="6557.27" calcext:value-type="float">
            <text:p>6557.27</text:p>
          </table:table-cell>
          <table:table-cell office:value-type="float" office:value="6.26" calcext:value-type="float">
            <text:p>6.26</text:p>
          </table:table-cell>
          <table:table-cell office:value-type="float" office:value="1389.82" calcext:value-type="float">
            <text:p>1389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1378.99" calcext:value-type="float">
            <text:p>1378.99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294.86" calcext:value-type="float">
            <text:p>6294.86</text:p>
          </table:table-cell>
          <table:table-cell office:value-type="float" office:value="6775.27" calcext:value-type="float">
            <text:p>6775.27</text:p>
          </table:table-cell>
          <table:table-cell office:value-type="float" office:value="7.09" calcext:value-type="float">
            <text:p>7.09</text:p>
          </table:table-cell>
          <table:table-cell office:value-type="float" office:value="1429.93" calcext:value-type="float">
            <text:p>1429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1352.1" calcext:value-type="float">
            <text:p>1352.1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4906.75" calcext:value-type="float">
            <text:p>4906.75</text:p>
          </table:table-cell>
          <table:table-cell office:value-type="float" office:value="5318.06" calcext:value-type="float">
            <text:p>5318.06</text:p>
          </table:table-cell>
          <table:table-cell office:value-type="float" office:value="7.79" calcext:value-type="float">
            <text:p>7.79</text:p>
          </table:table-cell>
          <table:table-cell office:value-type="float" office:value="1122.15" calcext:value-type="float">
            <text:p>1122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1836.41" calcext:value-type="float">
            <text:p>1836.41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5821.5" calcext:value-type="float">
            <text:p>5821.50</text:p>
          </table:table-cell>
          <table:table-cell office:value-type="float" office:value="6183.81" calcext:value-type="float">
            <text:p>6183.81</text:p>
          </table:table-cell>
          <table:table-cell office:value-type="float" office:value="5.86" calcext:value-type="float">
            <text:p>5.86</text:p>
          </table:table-cell>
          <table:table-cell office:value-type="float" office:value="1326.93" calcext:value-type="float">
            <text:p>1326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1768.54" calcext:value-type="float">
            <text:p>1768.54</text:p>
          </table:table-cell>
          <table:table-cell office:value-type="float" office:value="359" calcext:value-type="float">
            <text:p>359</text:p>
          </table:table-cell>
          <table:table-cell office:value-type="float" office:value="357" calcext:value-type="float">
            <text:p>35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5392.48" calcext:value-type="float">
            <text:p>5392.48</text:p>
          </table:table-cell>
          <table:table-cell office:value-type="float" office:value="5892.04" calcext:value-type="float">
            <text:p>5892.04</text:p>
          </table:table-cell>
          <table:table-cell office:value-type="float" office:value="8.48" calcext:value-type="float">
            <text:p>8.48</text:p>
          </table:table-cell>
          <table:table-cell office:value-type="float" office:value="1271.14" calcext:value-type="float">
            <text:p>1271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1850.19" calcext:value-type="float">
            <text:p>1850.19</text:p>
          </table:table-cell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6768.53" calcext:value-type="float">
            <text:p>6768.53</text:p>
          </table:table-cell>
          <table:table-cell office:value-type="float" office:value="7867.77" calcext:value-type="float">
            <text:p>7867.77</text:p>
          </table:table-cell>
          <table:table-cell office:value-type="float" office:value="14.01" calcext:value-type="float">
            <text:p>14.01</text:p>
          </table:table-cell>
          <table:table-cell office:value-type="float" office:value="1761.72" calcext:value-type="float">
            <text:p>1761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2437.23" calcext:value-type="float">
            <text:p>2437.2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6972.44" calcext:value-type="float">
            <text:p>6972.44</text:p>
          </table:table-cell>
          <table:table-cell office:value-type="float" office:value="11672.83" calcext:value-type="float">
            <text:p>11672.83</text:p>
          </table:table-cell>
          <table:table-cell office:value-type="float" office:value="40.27" calcext:value-type="float">
            <text:p>40.27</text:p>
          </table:table-cell>
          <table:table-cell office:value-type="float" office:value="3125.05" calcext:value-type="float">
            <text:p>3125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0.41" calcext:value-type="float">
            <text:p>3490.4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7616.8" calcext:value-type="float">
            <text:p>7616.80</text:p>
          </table:table-cell>
          <table:table-cell office:value-type="float" office:value="10030.92" calcext:value-type="float">
            <text:p>10030.92</text:p>
          </table:table-cell>
          <table:table-cell office:value-type="float" office:value="24.88" calcext:value-type="float">
            <text:p>24.88</text:p>
          </table:table-cell>
          <table:table-cell office:value-type="float" office:value="2300.43" calcext:value-type="float">
            <text:p>2300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11.98" calcext:value-type="float">
            <text:p>3411.9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6767.46" calcext:value-type="float">
            <text:p>6767.46</text:p>
          </table:table-cell>
          <table:table-cell office:value-type="float" office:value="7462" calcext:value-type="float">
            <text:p>7462.00</text:p>
          </table:table-cell>
          <table:table-cell office:value-type="float" office:value="11.5" calcext:value-type="float">
            <text:p>11.50</text:p>
          </table:table-cell>
          <table:table-cell office:value-type="float" office:value="1652.32" calcext:value-type="float">
            <text:p>1652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2356.93" calcext:value-type="float">
            <text:p>2356.93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6999.84" calcext:value-type="float">
            <text:p>6999.84</text:p>
          </table:table-cell>
          <table:table-cell office:value-type="float" office:value="7413.81" calcext:value-type="float">
            <text:p>7413.81</text:p>
          </table:table-cell>
          <table:table-cell office:value-type="float" office:value="5.59" calcext:value-type="float">
            <text:p>5.59</text:p>
          </table:table-cell>
          <table:table-cell office:value-type="float" office:value="1573.03" calcext:value-type="float">
            <text:p>1573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1274.87" calcext:value-type="float">
            <text:p>1274.8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344.78" calcext:value-type="float">
            <text:p>1344.78</text:p>
          </table:table-cell>
          <table:table-cell office:value-type="float" office:value="0" calcext:value-type="float">
            <text:p>0.00</text:p>
          </table:table-cell>
          <table:table-cell office:value-type="float" office:value="348.31" calcext:value-type="float">
            <text:p>348.31</text:p>
          </table:table-cell>
          <table:table-cell office:value-type="float" office:value="0.6" calcext:value-type="float">
            <text:p>0.6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24.33" calcext:value-type="float">
            <text:p>1224.33</text:p>
          </table:table-cell>
          <table:table-cell office:value-type="float" office:value="0" calcext:value-type="float">
            <text:p>0.00</text:p>
          </table:table-cell>
          <table:table-cell office:value-type="float" office:value="293.74" calcext:value-type="float">
            <text:p>293.74</text:p>
          </table:table-cell>
          <table:table-cell office:value-type="float" office:value="1.4" calcext:value-type="float">
            <text:p>1.4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01.85" calcext:value-type="float">
            <text:p>2301.85</text:p>
          </table:table-cell>
          <table:table-cell office:value-type="float" office:value="0" calcext:value-type="float">
            <text:p>0.00</text:p>
          </table:table-cell>
          <table:table-cell office:value-type="float" office:value="497.24" calcext:value-type="float">
            <text:p>497.24</text:p>
          </table:table-cell>
          <table:table-cell office:value-type="float" office:value="4.49" calcext:value-type="float">
            <text:p>4.49</text:p>
          </table:table-cell>
          <table:table-cell office:value-type="float" office:value="0.95" calcext:value-type="float">
            <text:p>0.9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7.57" calcext:value-type="float">
            <text:p>1887.57</text:p>
          </table:table-cell>
          <table:table-cell office:value-type="float" office:value="0" calcext:value-type="float">
            <text:p>0.00</text:p>
          </table:table-cell>
          <table:table-cell office:value-type="float" office:value="421.98" calcext:value-type="float">
            <text:p>421.98</text:p>
          </table:table-cell>
          <table:table-cell office:value-type="float" office:value="2.95" calcext:value-type="float">
            <text:p>2.95</text:p>
          </table:table-cell>
          <table:table-cell office:value-type="float" office:value="0.62" calcext:value-type="float">
            <text:p>0.6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83.78" calcext:value-type="float">
            <text:p>1583.78</text:p>
          </table:table-cell>
          <table:table-cell office:value-type="float" office:value="0" calcext:value-type="float">
            <text:p>0.00</text:p>
          </table:table-cell>
          <table:table-cell office:value-type="float" office:value="368.05" calcext:value-type="float">
            <text:p>368.05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18.95" calcext:value-type="float">
            <text:p>1418.95</text:p>
          </table:table-cell>
          <table:table-cell office:value-type="float" office:value="0" calcext:value-type="float">
            <text:p>0.00</text:p>
          </table:table-cell>
          <table:table-cell office:value-type="float" office:value="348.31" calcext:value-type="float">
            <text:p>348.31</text:p>
          </table:table-cell>
          <table:table-cell office:value-type="float" office:value="0.45" calcext:value-type="float">
            <text:p>0.4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74.02" calcext:value-type="float">
            <text:p>2374.02</text:p>
          </table:table-cell>
          <table:table-cell office:value-type="float" office:value="0" calcext:value-type="float">
            <text:p>0.00</text:p>
          </table:table-cell>
          <table:table-cell office:value-type="float" office:value="491.04" calcext:value-type="float">
            <text:p>491.04</text:p>
          </table:table-cell>
          <table:table-cell office:value-type="float" office:value="10.53" calcext:value-type="float">
            <text:p>10.53</text:p>
          </table:table-cell>
          <table:table-cell office:value-type="float" office:value="2.01" calcext:value-type="float">
            <text:p>2.0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96.15" calcext:value-type="float">
            <text:p>1896.15</text:p>
          </table:table-cell>
          <table:table-cell office:value-type="float" office:value="0" calcext:value-type="float">
            <text:p>0.00</text:p>
          </table:table-cell>
          <table:table-cell office:value-type="float" office:value="419.6" calcext:value-type="float">
            <text:p>419.60</text:p>
          </table:table-cell>
          <table:table-cell office:value-type="float" office:value="4.04" calcext:value-type="float">
            <text:p>4.04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910.55" calcext:value-type="float">
            <text:p>2910.55</text:p>
          </table:table-cell>
          <table:table-cell office:value-type="float" office:value="0" calcext:value-type="float">
            <text:p>0.00</text:p>
          </table:table-cell>
          <table:table-cell office:value-type="float" office:value="606.04" calcext:value-type="float">
            <text:p>606.04</text:p>
          </table:table-cell>
          <table:table-cell office:value-type="float" office:value="740.67" calcext:value-type="float">
            <text:p>740.67</text:p>
          </table:table-cell>
          <table:table-cell office:value-type="float" office:value="146.58" calcext:value-type="float">
            <text:p>146.58</text:p>
          </table:table-cell>
          <table:table-cell office:value-type="float" office:value="386" calcext:value-type="float">
            <text:p>386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343.07" calcext:value-type="float">
            <text:p>4343.07</text:p>
          </table:table-cell>
          <table:table-cell office:value-type="float" office:value="0" calcext:value-type="float">
            <text:p>0.00</text:p>
          </table:table-cell>
          <table:table-cell office:value-type="float" office:value="895.71" calcext:value-type="float">
            <text:p>895.71</text:p>
          </table:table-cell>
          <table:table-cell office:value-type="float" office:value="1025.55" calcext:value-type="float">
            <text:p>1025.55</text:p>
          </table:table-cell>
          <table:table-cell office:value-type="float" office:value="256.13" calcext:value-type="float">
            <text:p>256.13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007.35" calcext:value-type="float">
            <text:p>3007.35</text:p>
          </table:table-cell>
          <table:table-cell office:value-type="float" office:value="3068.16" calcext:value-type="float">
            <text:p>3068.16</text:p>
          </table:table-cell>
          <table:table-cell office:value-type="float" office:value="1.99" calcext:value-type="float">
            <text:p>1.99</text:p>
          </table:table-cell>
          <table:table-cell office:value-type="float" office:value="633.57" calcext:value-type="float">
            <text:p>633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953.49" calcext:value-type="float">
            <text:p>953.49</text:p>
          </table:table-cell>
          <table:table-cell office:value-type="float" office:value="736" calcext:value-type="float">
            <text:p>736</text:p>
          </table:table-cell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454.92" calcext:value-type="float">
            <text:p>3454.92</text:p>
          </table:table-cell>
          <table:table-cell office:value-type="float" office:value="3458.46" calcext:value-type="float">
            <text:p>3458.46</text:p>
          </table:table-cell>
          <table:table-cell office:value-type="float" office:value="0.1" calcext:value-type="float">
            <text:p>0.10</text:p>
          </table:table-cell>
          <table:table-cell office:value-type="float" office:value="713.21" calcext:value-type="float">
            <text:p>713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1361.97" calcext:value-type="float">
            <text:p>1361.97</text:p>
          </table:table-cell>
          <table:table-cell office:value-type="float" office:value="4900" calcext:value-type="float">
            <text:p>4900</text:p>
          </table:table-cell>
          <table:table-cell office:value-type="float" office:value="4897" calcext:value-type="float">
            <text:p>48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846.24" calcext:value-type="float">
            <text:p>3846.24</text:p>
          </table:table-cell>
          <table:table-cell office:value-type="float" office:value="0" calcext:value-type="float">
            <text:p>0.00</text:p>
          </table:table-cell>
          <table:table-cell office:value-type="float" office:value="801" calcext:value-type="float">
            <text:p>801.00</text:p>
          </table:table-cell>
          <table:table-cell office:value-type="float" office:value="714.27" calcext:value-type="float">
            <text:p>714.27</text:p>
          </table:table-cell>
          <table:table-cell office:value-type="float" office:value="42.31" calcext:value-type="float">
            <text:p>42.31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23.59" calcext:value-type="float">
            <text:p>5923.59</text:p>
          </table:table-cell>
          <table:table-cell office:value-type="float" office:value="6577.73" calcext:value-type="float">
            <text:p>6577.73</text:p>
          </table:table-cell>
          <table:table-cell office:value-type="float" office:value="9.96" calcext:value-type="float">
            <text:p>9.96</text:p>
          </table:table-cell>
          <table:table-cell office:value-type="float" office:value="1404.45" calcext:value-type="float">
            <text:p>1404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65" calcext:value-type="float">
            <text:p>3575.6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727.43" calcext:value-type="float">
            <text:p>5727.43</text:p>
          </table:table-cell>
          <table:table-cell office:value-type="float" office:value="7345.04" calcext:value-type="float">
            <text:p>7345.04</text:p>
          </table:table-cell>
          <table:table-cell office:value-type="float" office:value="31.68" calcext:value-type="float">
            <text:p>31.68</text:p>
          </table:table-cell>
          <table:table-cell office:value-type="float" office:value="1723.67" calcext:value-type="float">
            <text:p>1723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6" calcext:value-type="float">
            <text:p>3599.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144.52" calcext:value-type="float">
            <text:p>5144.52</text:p>
          </table:table-cell>
          <table:table-cell office:value-type="float" office:value="5702.85" calcext:value-type="float">
            <text:p>5702.85</text:p>
          </table:table-cell>
          <table:table-cell office:value-type="float" office:value="10.43" calcext:value-type="float">
            <text:p>10.43</text:p>
          </table:table-cell>
          <table:table-cell office:value-type="float" office:value="1252.81" calcext:value-type="float">
            <text:p>1252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3.02" calcext:value-type="float">
            <text:p>3563.0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756.28" calcext:value-type="float">
            <text:p>5756.28</text:p>
          </table:table-cell>
          <table:table-cell office:value-type="float" office:value="9127.82" calcext:value-type="float">
            <text:p>9127.82</text:p>
          </table:table-cell>
          <table:table-cell office:value-type="float" office:value="36.94" calcext:value-type="float">
            <text:p>36.94</text:p>
          </table:table-cell>
          <table:table-cell office:value-type="float" office:value="2416.88" calcext:value-type="float">
            <text:p>241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7" calcext:value-type="float">
            <text:p>3598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5164.31" calcext:value-type="float">
            <text:p>5164.31</text:p>
          </table:table-cell>
          <table:table-cell office:value-type="float" office:value="8282.75" calcext:value-type="float">
            <text:p>8282.75</text:p>
          </table:table-cell>
          <table:table-cell office:value-type="float" office:value="37.65" calcext:value-type="float">
            <text:p>37.65</text:p>
          </table:table-cell>
          <table:table-cell office:value-type="float" office:value="2183.74" calcext:value-type="float">
            <text:p>2183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84" calcext:value-type="float">
            <text:p>3598.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999.94" calcext:value-type="float">
            <text:p>9999.94</text:p>
          </table:table-cell>
          <table:table-cell office:value-type="float" office:value="15478.77" calcext:value-type="float">
            <text:p>15478.77</text:p>
          </table:table-cell>
          <table:table-cell office:value-type="float" office:value="35.4" calcext:value-type="float">
            <text:p>35.40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7" calcext:value-type="float">
            <text:p>3595.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7881.88" calcext:value-type="float">
            <text:p>7881.88</text:p>
          </table:table-cell>
          <table:table-cell office:value-type="float" office:value="8768.55" calcext:value-type="float">
            <text:p>8768.55</text:p>
          </table:table-cell>
          <table:table-cell office:value-type="float" office:value="10.25" calcext:value-type="float">
            <text:p>10.25</text:p>
          </table:table-cell>
          <table:table-cell office:value-type="float" office:value="1871.09" calcext:value-type="float">
            <text:p>187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53" calcext:value-type="float">
            <text:p>3564.5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7477.23" calcext:value-type="float">
            <text:p>7477.23</text:p>
          </table:table-cell>
          <table:table-cell office:value-type="float" office:value="9102.03" calcext:value-type="float">
            <text:p>9102.03</text:p>
          </table:table-cell>
          <table:table-cell office:value-type="float" office:value="20.94" calcext:value-type="float">
            <text:p>20.94</text:p>
          </table:table-cell>
          <table:table-cell office:value-type="float" office:value="2094.1" calcext:value-type="float">
            <text:p>2094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5.35" calcext:value-type="float">
            <text:p>3545.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377.79" calcext:value-type="float">
            <text:p>8377.79</text:p>
          </table:table-cell>
          <table:table-cell office:value-type="float" office:value="10642.32" calcext:value-type="float">
            <text:p>10642.32</text:p>
          </table:table-cell>
          <table:table-cell office:value-type="float" office:value="21.28" calcext:value-type="float">
            <text:p>21.28</text:p>
          </table:table-cell>
          <table:table-cell office:value-type="float" office:value="2399.29" calcext:value-type="float">
            <text:p>2399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024.06" calcext:value-type="float">
            <text:p>3024.06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7180.72" calcext:value-type="float">
            <text:p>7180.72</text:p>
          </table:table-cell>
          <table:table-cell office:value-type="float" office:value="10512.99" calcext:value-type="float">
            <text:p>10512.99</text:p>
          </table:table-cell>
          <table:table-cell office:value-type="float" office:value="31.79" calcext:value-type="float">
            <text:p>31.79</text:p>
          </table:table-cell>
          <table:table-cell office:value-type="float" office:value="2600.15" calcext:value-type="float">
            <text:p>2600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48" calcext:value-type="float">
            <text:p>3573.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187.96" calcext:value-type="float">
            <text:p>10187.96</text:p>
          </table:table-cell>
          <table:table-cell office:value-type="float" office:value="15456.06" calcext:value-type="float">
            <text:p>15456.06</text:p>
          </table:table-cell>
          <table:table-cell office:value-type="float" office:value="34.08" calcext:value-type="float">
            <text:p>34.08</text:p>
          </table:table-cell>
          <table:table-cell office:value-type="float" office:value="3916.27" calcext:value-type="float">
            <text:p>3916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5.75" calcext:value-type="float">
            <text:p>3535.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9314.63" calcext:value-type="float">
            <text:p>9314.63</text:p>
          </table:table-cell>
          <table:table-cell office:value-type="float" office:value="15034.58" calcext:value-type="float">
            <text:p>15034.58</text:p>
          </table:table-cell>
          <table:table-cell office:value-type="float" office:value="42.29" calcext:value-type="float">
            <text:p>42.29</text:p>
          </table:table-cell>
          <table:table-cell office:value-type="float" office:value="3932.08" calcext:value-type="float">
            <text:p>3932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5.7" calcext:value-type="float">
            <text:p>3525.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1063.34" calcext:value-type="float">
            <text:p>11063.34</text:p>
          </table:table-cell>
          <table:table-cell office:value-type="float" office:value="17350.49" calcext:value-type="float">
            <text:p>17350.49</text:p>
          </table:table-cell>
          <table:table-cell office:value-type="float" office:value="36.24" calcext:value-type="float">
            <text:p>36.24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2.81" calcext:value-type="float">
            <text:p>3562.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9933.85" calcext:value-type="float">
            <text:p>9933.85</text:p>
          </table:table-cell>
          <table:table-cell office:value-type="float" office:value="17016.42" calcext:value-type="float">
            <text:p>17016.42</text:p>
          </table:table-cell>
          <table:table-cell office:value-type="float" office:value="41.62" calcext:value-type="float">
            <text:p>41.62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73" calcext:value-type="float">
            <text:p>3587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0122.41" calcext:value-type="float">
            <text:p>10122.41</text:p>
          </table:table-cell>
          <table:table-cell office:value-type="float" office:value="16804.58" calcext:value-type="float">
            <text:p>16804.58</text:p>
          </table:table-cell>
          <table:table-cell office:value-type="float" office:value="39.76" calcext:value-type="float">
            <text:p>39.76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46" calcext:value-type="float">
            <text:p>3592.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04.84" calcext:value-type="float">
            <text:p>1604.84</text:p>
          </table:table-cell>
          <table:table-cell office:value-type="float" office:value="0" calcext:value-type="float">
            <text:p>0.00</text:p>
          </table:table-cell>
          <table:table-cell office:value-type="float" office:value="375.46" calcext:value-type="float">
            <text:p>375.46</text:p>
          </table:table-cell>
          <table:table-cell office:value-type="float" office:value="2.24" calcext:value-type="float">
            <text:p>2.24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5.02" calcext:value-type="float">
            <text:p>1435.02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7.59" calcext:value-type="float">
            <text:p>7.59</text:p>
          </table:table-cell>
          <table:table-cell office:value-type="float" office:value="5.81" calcext:value-type="float">
            <text:p>5.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80.47" calcext:value-type="float">
            <text:p>3280.47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7.78" calcext:value-type="float">
            <text:p>7.7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64.06" calcext:value-type="float">
            <text:p>2664.06</text:p>
          </table:table-cell>
          <table:table-cell office:value-type="float" office:value="0" calcext:value-type="float">
            <text:p>0.00</text:p>
          </table:table-cell>
          <table:table-cell office:value-type="float" office:value="562.67" calcext:value-type="float">
            <text:p>562.67</text:p>
          </table:table-cell>
          <table:table-cell office:value-type="float" office:value="45.92" calcext:value-type="float">
            <text:p>45.92</text:p>
          </table:table-cell>
          <table:table-cell office:value-type="float" office:value="3.49" calcext:value-type="float">
            <text:p>3.4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68.11" calcext:value-type="float">
            <text:p>2068.11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3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76.83" calcext:value-type="float">
            <text:p>1876.83</text:p>
          </table:table-cell>
          <table:table-cell office:value-type="float" office:value="0" calcext:value-type="float">
            <text:p>0.00</text:p>
          </table:table-cell>
          <table:table-cell office:value-type="float" office:value="429" calcext:value-type="float">
            <text:p>429.00</text:p>
          </table:table-cell>
          <table:table-cell office:value-type="float" office:value="28.56" calcext:value-type="float">
            <text:p>28.56</text:p>
          </table:table-cell>
          <table:table-cell office:value-type="float" office:value="0.49" calcext:value-type="float">
            <text:p>0.4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6.16" calcext:value-type="float">
            <text:p>1726.16</text:p>
          </table:table-cell>
          <table:table-cell office:value-type="float" office:value="0" calcext:value-type="float">
            <text:p>0.00</text:p>
          </table:table-cell>
          <table:table-cell office:value-type="float" office:value="375.32" calcext:value-type="float">
            <text:p>375.32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5.99" calcext:value-type="float">
            <text:p>2045.99</text:p>
          </table:table-cell>
          <table:table-cell office:value-type="float" office:value="0" calcext:value-type="float">
            <text:p>0.00</text:p>
          </table:table-cell>
          <table:table-cell office:value-type="float" office:value="439.94" calcext:value-type="float">
            <text:p>439.94</text:p>
          </table:table-cell>
          <table:table-cell office:value-type="float" office:value="6.32" calcext:value-type="float">
            <text:p>6.32</text:p>
          </table:table-cell>
          <table:table-cell office:value-type="float" office:value="2.04" calcext:value-type="float">
            <text:p>2.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55.33" calcext:value-type="float">
            <text:p>2655.33</text:p>
          </table:table-cell>
          <table:table-cell office:value-type="float" office:value="0" calcext:value-type="float">
            <text:p>0.00</text:p>
          </table:table-cell>
          <table:table-cell office:value-type="float" office:value="570.54" calcext:value-type="float">
            <text:p>570.54</text:p>
          </table:table-cell>
          <table:table-cell office:value-type="float" office:value="17.47" calcext:value-type="float">
            <text:p>17.4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620.81" calcext:value-type="float">
            <text:p>3620.81</text:p>
          </table:table-cell>
          <table:table-cell office:value-type="float" office:value="3657.36" calcext:value-type="float">
            <text:p>3657.36</text:p>
          </table:table-cell>
          <table:table-cell office:value-type="float" office:value="1" calcext:value-type="float">
            <text:p>1.00</text:p>
          </table:table-cell>
          <table:table-cell office:value-type="float" office:value="763.6" calcext:value-type="float">
            <text:p>763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26.61" calcext:value-type="float">
            <text:p>26.61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55.69" calcext:value-type="float">
            <text:p>2555.69</text:p>
          </table:table-cell>
          <table:table-cell office:value-type="float" office:value="0" calcext:value-type="float">
            <text:p>0.00</text:p>
          </table:table-cell>
          <table:table-cell office:value-type="float" office:value="527.29" calcext:value-type="float">
            <text:p>527.29</text:p>
          </table:table-cell>
          <table:table-cell office:value-type="float" office:value="574.15" calcext:value-type="float">
            <text:p>574.15</text:p>
          </table:table-cell>
          <table:table-cell office:value-type="float" office:value="6.08" calcext:value-type="float">
            <text:p>6.0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906.68" calcext:value-type="float">
            <text:p>2906.68</text:p>
          </table:table-cell>
          <table:table-cell office:value-type="float" office:value="0" calcext:value-type="float">
            <text:p>0.00</text:p>
          </table:table-cell>
          <table:table-cell office:value-type="float" office:value="619.77" calcext:value-type="float">
            <text:p>619.77</text:p>
          </table:table-cell>
          <table:table-cell office:value-type="float" office:value="1236.02" calcext:value-type="float">
            <text:p>1236.02</text:p>
          </table:table-cell>
          <table:table-cell office:value-type="float" office:value="125.82" calcext:value-type="float">
            <text:p>125.82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41.7" calcext:value-type="float">
            <text:p>3241.70</text:p>
          </table:table-cell>
          <table:table-cell office:value-type="float" office:value="0" calcext:value-type="float">
            <text:p>0.00</text:p>
          </table:table-cell>
          <table:table-cell office:value-type="float" office:value="668.69" calcext:value-type="float">
            <text:p>668.69</text:p>
          </table:table-cell>
          <table:table-cell office:value-type="float" office:value="2285.92" calcext:value-type="float">
            <text:p>2285.92</text:p>
          </table:table-cell>
          <table:table-cell office:value-type="float" office:value="419.01" calcext:value-type="float">
            <text:p>419.01</text:p>
          </table:table-cell>
          <table:table-cell table:number-columns-repeated="2" office:value-type="float" office:value="2325" calcext:value-type="float">
            <text:p>23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5681.63" calcext:value-type="float">
            <text:p>5681.63</text:p>
          </table:table-cell>
          <table:table-cell office:value-type="float" office:value="5923.17" calcext:value-type="float">
            <text:p>5923.17</text:p>
          </table:table-cell>
          <table:table-cell office:value-type="float" office:value="4.09" calcext:value-type="float">
            <text:p>4.09</text:p>
          </table:table-cell>
          <table:table-cell office:value-type="float" office:value="1220.91" calcext:value-type="float">
            <text:p>1220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2975.95" calcext:value-type="float">
            <text:p>2975.95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234.84" calcext:value-type="float">
            <text:p>4234.84</text:p>
          </table:table-cell>
          <table:table-cell office:value-type="float" office:value="4343.52" calcext:value-type="float">
            <text:p>4343.52</text:p>
          </table:table-cell>
          <table:table-cell office:value-type="float" office:value="2.51" calcext:value-type="float">
            <text:p>2.51</text:p>
          </table:table-cell>
          <table:table-cell office:value-type="float" office:value="910.3" calcext:value-type="float">
            <text:p>910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285.23" calcext:value-type="float">
            <text:p>285.23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762.8" calcext:value-type="float">
            <text:p>4762.80</text:p>
          </table:table-cell>
          <table:table-cell office:value-type="float" office:value="5060.18" calcext:value-type="float">
            <text:p>5060.18</text:p>
          </table:table-cell>
          <table:table-cell office:value-type="float" office:value="5.89" calcext:value-type="float">
            <text:p>5.89</text:p>
          </table:table-cell>
          <table:table-cell office:value-type="float" office:value="1073.55" calcext:value-type="float">
            <text:p>1073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318.36" calcext:value-type="float">
            <text:p>3318.3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897.49" calcext:value-type="float">
            <text:p>4897.49</text:p>
          </table:table-cell>
          <table:table-cell office:value-type="float" office:value="8653.88" calcext:value-type="float">
            <text:p>8653.88</text:p>
          </table:table-cell>
          <table:table-cell office:value-type="float" office:value="43.41" calcext:value-type="float">
            <text:p>43.41</text:p>
          </table:table-cell>
          <table:table-cell office:value-type="float" office:value="2416.88" calcext:value-type="float">
            <text:p>241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4" calcext:value-type="float">
            <text:p>3599.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762.1" calcext:value-type="float">
            <text:p>3762.10</text:p>
          </table:table-cell>
          <table:table-cell office:value-type="float" office:value="3896.73" calcext:value-type="float">
            <text:p>3896.73</text:p>
          </table:table-cell>
          <table:table-cell office:value-type="float" office:value="3.46" calcext:value-type="float">
            <text:p>3.46</text:p>
          </table:table-cell>
          <table:table-cell office:value-type="float" office:value="834.07" calcext:value-type="float">
            <text:p>834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536.43" calcext:value-type="float">
            <text:p>536.43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587.86" calcext:value-type="float">
            <text:p>7587.86</text:p>
          </table:table-cell>
          <table:table-cell office:value-type="float" office:value="8374.48" calcext:value-type="float">
            <text:p>8374.48</text:p>
          </table:table-cell>
          <table:table-cell office:value-type="float" office:value="9.4" calcext:value-type="float">
            <text:p>9.40</text:p>
          </table:table-cell>
          <table:table-cell office:value-type="float" office:value="1793.34" calcext:value-type="float">
            <text:p>1793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322.26" calcext:value-type="float">
            <text:p>3322.2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404.86" calcext:value-type="float">
            <text:p>6404.86</text:p>
          </table:table-cell>
          <table:table-cell office:value-type="float" office:value="8553.52" calcext:value-type="float">
            <text:p>8553.52</text:p>
          </table:table-cell>
          <table:table-cell office:value-type="float" office:value="25.7" calcext:value-type="float">
            <text:p>25.70</text:p>
          </table:table-cell>
          <table:table-cell office:value-type="float" office:value="1934.43" calcext:value-type="float">
            <text:p>1934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3.48" calcext:value-type="float">
            <text:p>3563.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063.88" calcext:value-type="float">
            <text:p>6063.88</text:p>
          </table:table-cell>
          <table:table-cell office:value-type="float" office:value="9241.08" calcext:value-type="float">
            <text:p>9241.08</text:p>
          </table:table-cell>
          <table:table-cell office:value-type="float" office:value="34.81" calcext:value-type="float">
            <text:p>34.81</text:p>
          </table:table-cell>
          <table:table-cell office:value-type="float" office:value="2361.2" calcext:value-type="float">
            <text:p>2361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0.48" calcext:value-type="float">
            <text:p>3540.4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871.02" calcext:value-type="float">
            <text:p>6871.02</text:p>
          </table:table-cell>
          <table:table-cell office:value-type="float" office:value="10670.28" calcext:value-type="float">
            <text:p>10670.28</text:p>
          </table:table-cell>
          <table:table-cell office:value-type="float" office:value="38.24" calcext:value-type="float">
            <text:p>38.24</text:p>
          </table:table-cell>
          <table:table-cell office:value-type="float" office:value="2635.69" calcext:value-type="float">
            <text:p>263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91" calcext:value-type="float">
            <text:p>3586.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5731.85" calcext:value-type="float">
            <text:p>5731.85</text:p>
          </table:table-cell>
          <table:table-cell office:value-type="float" office:value="6090.82" calcext:value-type="float">
            <text:p>6090.82</text:p>
          </table:table-cell>
          <table:table-cell office:value-type="float" office:value="5.9" calcext:value-type="float">
            <text:p>5.90</text:p>
          </table:table-cell>
          <table:table-cell office:value-type="float" office:value="1291.3" calcext:value-type="float">
            <text:p>1291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36.79" calcext:value-type="float">
            <text:p>2436.79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7810.87" calcext:value-type="float">
            <text:p>7810.87</text:p>
          </table:table-cell>
          <table:table-cell office:value-type="float" office:value="12115.05" calcext:value-type="float">
            <text:p>12115.05</text:p>
          </table:table-cell>
          <table:table-cell office:value-type="float" office:value="36.28" calcext:value-type="float">
            <text:p>36.28</text:p>
          </table:table-cell>
          <table:table-cell office:value-type="float" office:value="3111.85" calcext:value-type="float">
            <text:p>3111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7.81" calcext:value-type="float">
            <text:p>3537.8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7995.52" calcext:value-type="float">
            <text:p>7995.52</text:p>
          </table:table-cell>
          <table:table-cell office:value-type="float" office:value="12172.75" calcext:value-type="float">
            <text:p>12172.75</text:p>
          </table:table-cell>
          <table:table-cell office:value-type="float" office:value="39.89" calcext:value-type="float">
            <text:p>39.89</text:p>
          </table:table-cell>
          <table:table-cell office:value-type="float" office:value="3040.94" calcext:value-type="float">
            <text:p>3040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4.38" calcext:value-type="float">
            <text:p>3434.3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7862.14" calcext:value-type="float">
            <text:p>7862.14</text:p>
          </table:table-cell>
          <table:table-cell office:value-type="float" office:value="11624.22" calcext:value-type="float">
            <text:p>11624.22</text:p>
          </table:table-cell>
          <table:table-cell office:value-type="float" office:value="43.26" calcext:value-type="float">
            <text:p>43.26</text:p>
          </table:table-cell>
          <table:table-cell office:value-type="float" office:value="2910.6" calcext:value-type="float">
            <text:p>2910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1.99" calcext:value-type="float">
            <text:p>3511.9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6991.9" calcext:value-type="float">
            <text:p>6991.90</text:p>
          </table:table-cell>
          <table:table-cell office:value-type="float" office:value="10580.03" calcext:value-type="float">
            <text:p>10580.03</text:p>
          </table:table-cell>
          <table:table-cell office:value-type="float" office:value="35.89" calcext:value-type="float">
            <text:p>35.89</text:p>
          </table:table-cell>
          <table:table-cell office:value-type="float" office:value="2569.13" calcext:value-type="float">
            <text:p>2569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5.76" calcext:value-type="float">
            <text:p>3495.7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7810.33" calcext:value-type="float">
            <text:p>7810.33</text:p>
          </table:table-cell>
          <table:table-cell office:value-type="float" office:value="11339.69" calcext:value-type="float">
            <text:p>11339.69</text:p>
          </table:table-cell>
          <table:table-cell office:value-type="float" office:value="40.2" calcext:value-type="float">
            <text:p>40.20</text:p>
          </table:table-cell>
          <table:table-cell office:value-type="float" office:value="2769.53" calcext:value-type="float">
            <text:p>2769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4" calcext:value-type="float">
            <text:p>3514.0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39.29" calcext:value-type="float">
            <text:p>1439.29</text:p>
          </table:table-cell>
          <table:table-cell office:value-type="float" office:value="0" calcext:value-type="float">
            <text:p>0.00</text:p>
          </table:table-cell>
          <table:table-cell office:value-type="float" office:value="327.67" calcext:value-type="float">
            <text:p>327.67</text:p>
          </table:table-cell>
          <table:table-cell office:value-type="float" office:value="2.2" calcext:value-type="float">
            <text:p>2.20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205.93" calcext:value-type="float">
            <text:p>1205.93</text:p>
          </table:table-cell>
          <table:table-cell office:value-type="float" office:value="0" calcext:value-type="float">
            <text:p>0.00</text:p>
          </table:table-cell>
          <table:table-cell office:value-type="float" office:value="304.95" calcext:value-type="float">
            <text:p>304.95</text:p>
          </table:table-cell>
          <table:table-cell office:value-type="float" office:value="8.31" calcext:value-type="float">
            <text:p>8.31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07.28" calcext:value-type="float">
            <text:p>3007.28</text:p>
          </table:table-cell>
          <table:table-cell office:value-type="float" office:value="0" calcext:value-type="float">
            <text:p>0.00</text:p>
          </table:table-cell>
          <table:table-cell office:value-type="float" office:value="626.09" calcext:value-type="float">
            <text:p>626.09</text:p>
          </table:table-cell>
          <table:table-cell office:value-type="float" office:value="39.25" calcext:value-type="float">
            <text:p>39.25</text:p>
          </table:table-cell>
          <table:table-cell office:value-type="float" office:value="5.63" calcext:value-type="float">
            <text:p>5.6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0.04" calcext:value-type="float">
            <text:p>2040.04</text:p>
          </table:table-cell>
          <table:table-cell office:value-type="float" office:value="0" calcext:value-type="float">
            <text:p>0.00</text:p>
          </table:table-cell>
          <table:table-cell office:value-type="float" office:value="460.2" calcext:value-type="float">
            <text:p>460.20</text:p>
          </table:table-cell>
          <table:table-cell office:value-type="float" office:value="4.46" calcext:value-type="float">
            <text:p>4.46</text:p>
          </table:table-cell>
          <table:table-cell office:value-type="float" office:value="2.03" calcext:value-type="float">
            <text:p>2.0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92.33" calcext:value-type="float">
            <text:p>1492.33</text:p>
          </table:table-cell>
          <table:table-cell office:value-type="float" office:value="0" calcext:value-type="float">
            <text:p>0.00</text:p>
          </table:table-cell>
          <table:table-cell office:value-type="float" office:value="357.8" calcext:value-type="float">
            <text:p>357.80</text:p>
          </table:table-cell>
          <table:table-cell office:value-type="float" office:value="3.51" calcext:value-type="float">
            <text:p>3.51</text:p>
          </table:table-cell>
          <table:table-cell office:value-type="float" office:value="0.4" calcext:value-type="float">
            <text:p>0.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0.02" calcext:value-type="float">
            <text:p>1590.02</text:p>
          </table:table-cell>
          <table:table-cell office:value-type="float" office:value="0" calcext:value-type="float">
            <text:p>0.00</text:p>
          </table:table-cell>
          <table:table-cell office:value-type="float" office:value="361.64" calcext:value-type="float">
            <text:p>361.64</text:p>
          </table:table-cell>
          <table:table-cell office:value-type="float" office:value="1.14" calcext:value-type="float">
            <text:p>1.14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9.5" calcext:value-type="float">
            <text:p>2699.50</text:p>
          </table:table-cell>
          <table:table-cell office:value-type="float" office:value="0" calcext:value-type="float">
            <text:p>0.00</text:p>
          </table:table-cell>
          <table:table-cell office:value-type="float" office:value="573.75" calcext:value-type="float">
            <text:p>573.75</text:p>
          </table:table-cell>
          <table:table-cell office:value-type="float" office:value="8.46" calcext:value-type="float">
            <text:p>8.46</text:p>
          </table:table-cell>
          <table:table-cell office:value-type="float" office:value="1" calcext:value-type="float">
            <text:p>1.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69.94" calcext:value-type="float">
            <text:p>1969.94</text:p>
          </table:table-cell>
          <table:table-cell office:value-type="float" office:value="0" calcext:value-type="float">
            <text:p>0.00</text:p>
          </table:table-cell>
          <table:table-cell office:value-type="float" office:value="436.31" calcext:value-type="float">
            <text:p>436.31</text:p>
          </table:table-cell>
          <table:table-cell office:value-type="float" office:value="12.92" calcext:value-type="float">
            <text:p>12.92</text:p>
          </table:table-cell>
          <table:table-cell office:value-type="float" office:value="2.02" calcext:value-type="float">
            <text:p>2.0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3384.6" calcext:value-type="float">
            <text:p>3384.60</text:p>
          </table:table-cell>
          <table:table-cell office:value-type="float" office:value="3400.67" calcext:value-type="float">
            <text:p>3400.67</text:p>
          </table:table-cell>
          <table:table-cell office:value-type="float" office:value="0.47" calcext:value-type="float">
            <text:p>0.47</text:p>
          </table:table-cell>
          <table:table-cell office:value-type="float" office:value="681.91" calcext:value-type="float">
            <text:p>681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2525.92" calcext:value-type="float">
            <text:p>2525.92</text:p>
          </table:table-cell>
          <table:table-cell office:value-type="float" office:value="879" calcext:value-type="float">
            <text:p>879</text:p>
          </table:table-cell>
          <table:table-cell office:value-type="float" office:value="876" calcext:value-type="float">
            <text:p>8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353.49" calcext:value-type="float">
            <text:p>4353.49</text:p>
          </table:table-cell>
          <table:table-cell office:value-type="float" office:value="0" calcext:value-type="float">
            <text:p>0.00</text:p>
          </table:table-cell>
          <table:table-cell office:value-type="float" office:value="871.06" calcext:value-type="float">
            <text:p>871.06</text:p>
          </table:table-cell>
          <table:table-cell office:value-type="float" office:value="453.97" calcext:value-type="float">
            <text:p>453.97</text:p>
          </table:table-cell>
          <table:table-cell office:value-type="float" office:value="292.89" calcext:value-type="float">
            <text:p>292.89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89.86" calcext:value-type="float">
            <text:p>2589.86</text:p>
          </table:table-cell>
          <table:table-cell office:value-type="float" office:value="0" calcext:value-type="float">
            <text:p>0.00</text:p>
          </table:table-cell>
          <table:table-cell office:value-type="float" office:value="536.94" calcext:value-type="float">
            <text:p>536.94</text:p>
          </table:table-cell>
          <table:table-cell office:value-type="float" office:value="386.06" calcext:value-type="float">
            <text:p>386.06</text:p>
          </table:table-cell>
          <table:table-cell office:value-type="float" office:value="132.31" calcext:value-type="float">
            <text:p>132.3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26.2" calcext:value-type="float">
            <text:p>3226.20</text:p>
          </table:table-cell>
          <table:table-cell office:value-type="float" office:value="0" calcext:value-type="float">
            <text:p>0.00</text:p>
          </table:table-cell>
          <table:table-cell office:value-type="float" office:value="665.73" calcext:value-type="float">
            <text:p>665.73</text:p>
          </table:table-cell>
          <table:table-cell office:value-type="float" office:value="38.32" calcext:value-type="float">
            <text:p>38.32</text:p>
          </table:table-cell>
          <table:table-cell office:value-type="float" office:value="15.44" calcext:value-type="float">
            <text:p>15.4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3859.22" calcext:value-type="float">
            <text:p>3859.22</text:p>
          </table:table-cell>
          <table:table-cell office:value-type="float" office:value="3976.38" calcext:value-type="float">
            <text:p>3976.38</text:p>
          </table:table-cell>
          <table:table-cell office:value-type="float" office:value="2.95" calcext:value-type="float">
            <text:p>2.95</text:p>
          </table:table-cell>
          <table:table-cell office:value-type="float" office:value="823.43" calcext:value-type="float">
            <text:p>823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1883.94" calcext:value-type="float">
            <text:p>1883.94</text:p>
          </table:table-cell>
          <table:table-cell office:value-type="float" office:value="374" calcext:value-type="float">
            <text:p>374</text:p>
          </table:table-cell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55.87" calcext:value-type="float">
            <text:p>5955.87</text:p>
          </table:table-cell>
          <table:table-cell office:value-type="float" office:value="8833.92" calcext:value-type="float">
            <text:p>8833.92</text:p>
          </table:table-cell>
          <table:table-cell office:value-type="float" office:value="32.58" calcext:value-type="float">
            <text:p>32.58</text:p>
          </table:table-cell>
          <table:table-cell office:value-type="float" office:value="2253.44" calcext:value-type="float">
            <text:p>2253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39" calcext:value-type="float">
            <text:p>3598.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392.84" calcext:value-type="float">
            <text:p>5392.84</text:p>
          </table:table-cell>
          <table:table-cell office:value-type="float" office:value="5794.27" calcext:value-type="float">
            <text:p>5794.27</text:p>
          </table:table-cell>
          <table:table-cell office:value-type="float" office:value="6.93" calcext:value-type="float">
            <text:p>6.93</text:p>
          </table:table-cell>
          <table:table-cell office:value-type="float" office:value="1251.9" calcext:value-type="float">
            <text:p>1251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98.36" calcext:value-type="float">
            <text:p>3498.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597.16" calcext:value-type="float">
            <text:p>5597.16</text:p>
          </table:table-cell>
          <table:table-cell office:value-type="float" office:value="6106.62" calcext:value-type="float">
            <text:p>6106.62</text:p>
          </table:table-cell>
          <table:table-cell office:value-type="float" office:value="9.03" calcext:value-type="float">
            <text:p>9.03</text:p>
          </table:table-cell>
          <table:table-cell office:value-type="float" office:value="1279.1" calcext:value-type="float">
            <text:p>1279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8.08" calcext:value-type="float">
            <text:p>3558.0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5993.7" calcext:value-type="float">
            <text:p>5993.70</text:p>
          </table:table-cell>
          <table:table-cell office:value-type="float" office:value="6492.4" calcext:value-type="float">
            <text:p>6492.40</text:p>
          </table:table-cell>
          <table:table-cell office:value-type="float" office:value="7.73" calcext:value-type="float">
            <text:p>7.73</text:p>
          </table:table-cell>
          <table:table-cell office:value-type="float" office:value="1347.01" calcext:value-type="float">
            <text:p>1347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24" calcext:value-type="float">
            <text:p>3583.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287.3" calcext:value-type="float">
            <text:p>6287.30</text:p>
          </table:table-cell>
          <table:table-cell office:value-type="float" office:value="7391.32" calcext:value-type="float">
            <text:p>7391.32</text:p>
          </table:table-cell>
          <table:table-cell office:value-type="float" office:value="14.94" calcext:value-type="float">
            <text:p>14.94</text:p>
          </table:table-cell>
          <table:table-cell office:value-type="float" office:value="1645.91" calcext:value-type="float">
            <text:p>1645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2" calcext:value-type="float">
            <text:p>3592.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8834.63" calcext:value-type="float">
            <text:p>8834.63</text:p>
          </table:table-cell>
          <table:table-cell office:value-type="float" office:value="14889.36" calcext:value-type="float">
            <text:p>14889.36</text:p>
          </table:table-cell>
          <table:table-cell office:value-type="float" office:value="40.66" calcext:value-type="float">
            <text:p>40.66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87" calcext:value-type="float">
            <text:p>3574.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037.36" calcext:value-type="float">
            <text:p>8037.36</text:p>
          </table:table-cell>
          <table:table-cell office:value-type="float" office:value="12275.47" calcext:value-type="float">
            <text:p>12275.47</text:p>
          </table:table-cell>
          <table:table-cell office:value-type="float" office:value="34.53" calcext:value-type="float">
            <text:p>34.53</text:p>
          </table:table-cell>
          <table:table-cell office:value-type="float" office:value="3095.45" calcext:value-type="float">
            <text:p>3095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72" calcext:value-type="float">
            <text:p>3591.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286.18" calcext:value-type="float">
            <text:p>8286.18</text:p>
          </table:table-cell>
          <table:table-cell office:value-type="float" office:value="12083.2" calcext:value-type="float">
            <text:p>12083.20</text:p>
          </table:table-cell>
          <table:table-cell office:value-type="float" office:value="31.86" calcext:value-type="float">
            <text:p>31.86</text:p>
          </table:table-cell>
          <table:table-cell office:value-type="float" office:value="3038.16" calcext:value-type="float">
            <text:p>3038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66" calcext:value-type="float">
            <text:p>3570.6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7734.51" calcext:value-type="float">
            <text:p>7734.51</text:p>
          </table:table-cell>
          <table:table-cell office:value-type="float" office:value="11232.64" calcext:value-type="float">
            <text:p>11232.64</text:p>
          </table:table-cell>
          <table:table-cell office:value-type="float" office:value="31.14" calcext:value-type="float">
            <text:p>31.14</text:p>
          </table:table-cell>
          <table:table-cell office:value-type="float" office:value="2806.97" calcext:value-type="float">
            <text:p>2806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03" calcext:value-type="float">
            <text:p>3593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458.17" calcext:value-type="float">
            <text:p>8458.17</text:p>
          </table:table-cell>
          <table:table-cell office:value-type="float" office:value="12068.31" calcext:value-type="float">
            <text:p>12068.31</text:p>
          </table:table-cell>
          <table:table-cell office:value-type="float" office:value="29.93" calcext:value-type="float">
            <text:p>29.93</text:p>
          </table:table-cell>
          <table:table-cell office:value-type="float" office:value="2958.43" calcext:value-type="float">
            <text:p>2958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01" calcext:value-type="float">
            <text:p>3586.0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569.34" calcext:value-type="float">
            <text:p>10569.34</text:p>
          </table:table-cell>
          <table:table-cell office:value-type="float" office:value="15670.72" calcext:value-type="float">
            <text:p>15670.72</text:p>
          </table:table-cell>
          <table:table-cell office:value-type="float" office:value="38.44" calcext:value-type="float">
            <text:p>38.44</text:p>
          </table:table-cell>
          <table:table-cell office:value-type="float" office:value="3936.81" calcext:value-type="float">
            <text:p>3936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7.67" calcext:value-type="float">
            <text:p>3537.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0312.18" calcext:value-type="float">
            <text:p>10312.18</text:p>
          </table:table-cell>
          <table:table-cell office:value-type="float" office:value="16776.96" calcext:value-type="float">
            <text:p>16776.96</text:p>
          </table:table-cell>
          <table:table-cell office:value-type="float" office:value="38.53" calcext:value-type="float">
            <text:p>38.53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29" calcext:value-type="float">
            <text:p>3587.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0239.17" calcext:value-type="float">
            <text:p>10239.17</text:p>
          </table:table-cell>
          <table:table-cell office:value-type="float" office:value="17019.74" calcext:value-type="float">
            <text:p>17019.74</text:p>
          </table:table-cell>
          <table:table-cell office:value-type="float" office:value="39.84" calcext:value-type="float">
            <text:p>39.84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51" calcext:value-type="float">
            <text:p>3578.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0635.41" calcext:value-type="float">
            <text:p>10635.41</text:p>
          </table:table-cell>
          <table:table-cell office:value-type="float" office:value="15951.47" calcext:value-type="float">
            <text:p>15951.47</text:p>
          </table:table-cell>
          <table:table-cell office:value-type="float" office:value="33.33" calcext:value-type="float">
            <text:p>33.33</text:p>
          </table:table-cell>
          <table:table-cell office:value-type="float" office:value="3996.58" calcext:value-type="float">
            <text:p>3996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08" calcext:value-type="float">
            <text:p>3576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9675.63" calcext:value-type="float">
            <text:p>9675.63</text:p>
          </table:table-cell>
          <table:table-cell office:value-type="float" office:value="16568.44" calcext:value-type="float">
            <text:p>16568.44</text:p>
          </table:table-cell>
          <table:table-cell office:value-type="float" office:value="41.6" calcext:value-type="float">
            <text:p>41.6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99" calcext:value-type="float">
            <text:p>3579.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61.98" calcext:value-type="float">
            <text:p>1761.98</text:p>
          </table:table-cell>
          <table:table-cell office:value-type="float" office:value="0" calcext:value-type="float">
            <text:p>0.00</text:p>
          </table:table-cell>
          <table:table-cell office:value-type="float" office:value="378.51" calcext:value-type="float">
            <text:p>378.51</text:p>
          </table:table-cell>
          <table:table-cell office:value-type="float" office:value="2.9" calcext:value-type="float">
            <text:p>2.90</text:p>
          </table:table-cell>
          <table:table-cell office:value-type="float" office:value="2.61" calcext:value-type="float">
            <text:p>2.6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79.24" calcext:value-type="float">
            <text:p>1579.24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20.84" calcext:value-type="float">
            <text:p>3320.84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5.56" calcext:value-type="float">
            <text:p>5.56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00.36" calcext:value-type="float">
            <text:p>2700.36</text:p>
          </table:table-cell>
          <table:table-cell office:value-type="float" office:value="0" calcext:value-type="float">
            <text:p>0.00</text:p>
          </table:table-cell>
          <table:table-cell office:value-type="float" office:value="562.49" calcext:value-type="float">
            <text:p>562.49</text:p>
          </table:table-cell>
          <table:table-cell office:value-type="float" office:value="379.32" calcext:value-type="float">
            <text:p>379.3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35.22" calcext:value-type="float">
            <text:p>2135.22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4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31.57" calcext:value-type="float">
            <text:p>1931.57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35.09" calcext:value-type="float">
            <text:p>35.09</text:p>
          </table:table-cell>
          <table:table-cell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50.27" calcext:value-type="float">
            <text:p>2250.27</text:p>
          </table:table-cell>
          <table:table-cell office:value-type="float" office:value="0" calcext:value-type="float">
            <text:p>0.00</text:p>
          </table:table-cell>
          <table:table-cell office:value-type="float" office:value="487.9" calcext:value-type="float">
            <text:p>487.90</text:p>
          </table:table-cell>
          <table:table-cell office:value-type="float" office:value="1.38" calcext:value-type="float">
            <text:p>1.3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84.43" calcext:value-type="float">
            <text:p>1884.43</text:p>
          </table:table-cell>
          <table:table-cell office:value-type="float" office:value="0" calcext:value-type="float">
            <text:p>0.00</text:p>
          </table:table-cell>
          <table:table-cell office:value-type="float" office:value="406.66" calcext:value-type="float">
            <text:p>406.66</text:p>
          </table:table-cell>
          <table:table-cell office:value-type="float" office:value="8.9" calcext:value-type="float">
            <text:p>8.90</text:p>
          </table:table-cell>
          <table:table-cell office:value-type="float" office:value="5.49" calcext:value-type="float">
            <text:p>5.4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40.82" calcext:value-type="float">
            <text:p>2840.82</text:p>
          </table:table-cell>
          <table:table-cell office:value-type="float" office:value="0" calcext:value-type="float">
            <text:p>0.00</text:p>
          </table:table-cell>
          <table:table-cell office:value-type="float" office:value="603.44" calcext:value-type="float">
            <text:p>603.44</text:p>
          </table:table-cell>
          <table:table-cell office:value-type="float" office:value="368.62" calcext:value-type="float">
            <text:p>368.62</text:p>
          </table:table-cell>
          <table:table-cell office:value-type="float" office:value="18.15" calcext:value-type="float">
            <text:p>18.15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3508.84" calcext:value-type="float">
            <text:p>3508.84</text:p>
          </table:table-cell>
          <table:table-cell office:value-type="float" office:value="3675.77" calcext:value-type="float">
            <text:p>3675.77</text:p>
          </table:table-cell>
          <table:table-cell office:value-type="float" office:value="4.54" calcext:value-type="float">
            <text:p>4.54</text:p>
          </table:table-cell>
          <table:table-cell office:value-type="float" office:value="754.68" calcext:value-type="float">
            <text:p>754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443.38" calcext:value-type="float">
            <text:p>443.38</text:p>
          </table:table-cell>
          <table:table-cell office:value-type="float" office:value="1826" calcext:value-type="float">
            <text:p>1826</text:p>
          </table:table-cell>
          <table:table-cell office:value-type="float" office:value="1824" calcext:value-type="float">
            <text:p>18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68.61" calcext:value-type="float">
            <text:p>2368.61</text:p>
          </table:table-cell>
          <table:table-cell office:value-type="float" office:value="0" calcext:value-type="float">
            <text:p>0.00</text:p>
          </table:table-cell>
          <table:table-cell office:value-type="float" office:value="517.35" calcext:value-type="float">
            <text:p>517.35</text:p>
          </table:table-cell>
          <table:table-cell office:value-type="float" office:value="37.07" calcext:value-type="float">
            <text:p>37.07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12.17" calcext:value-type="float">
            <text:p>3112.17</text:p>
          </table:table-cell>
          <table:table-cell office:value-type="float" office:value="0" calcext:value-type="float">
            <text:p>0.00</text:p>
          </table:table-cell>
          <table:table-cell office:value-type="float" office:value="640.02" calcext:value-type="float">
            <text:p>640.02</text:p>
          </table:table-cell>
          <table:table-cell office:value-type="float" office:value="1504.54" calcext:value-type="float">
            <text:p>1504.54</text:p>
          </table:table-cell>
          <table:table-cell office:value-type="float" office:value="21.81" calcext:value-type="float">
            <text:p>21.8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14.9" calcext:value-type="float">
            <text:p>3414.90</text:p>
          </table:table-cell>
          <table:table-cell office:value-type="float" office:value="0" calcext:value-type="float">
            <text:p>0.00</text:p>
          </table:table-cell>
          <table:table-cell office:value-type="float" office:value="710.04" calcext:value-type="float">
            <text:p>710.04</text:p>
          </table:table-cell>
          <table:table-cell office:value-type="float" office:value="2563.02" calcext:value-type="float">
            <text:p>2563.02</text:p>
          </table:table-cell>
          <table:table-cell office:value-type="float" office:value="1012.65" calcext:value-type="float">
            <text:p>1012.65</text:p>
          </table:table-cell>
          <table:table-cell office:value-type="float" office:value="3432" calcext:value-type="float">
            <text:p>3432</text:p>
          </table:table-cell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757.83" calcext:value-type="float">
            <text:p>4757.83</text:p>
          </table:table-cell>
          <table:table-cell office:value-type="float" office:value="7253.44" calcext:value-type="float">
            <text:p>7253.44</text:p>
          </table:table-cell>
          <table:table-cell office:value-type="float" office:value="34.42" calcext:value-type="float">
            <text:p>34.42</text:p>
          </table:table-cell>
          <table:table-cell office:value-type="float" office:value="1863.87" calcext:value-type="float">
            <text:p>1863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" calcext:value-type="float">
            <text:p>3596.8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4388.67" calcext:value-type="float">
            <text:p>4388.67</text:p>
          </table:table-cell>
          <table:table-cell office:value-type="float" office:value="4536.25" calcext:value-type="float">
            <text:p>4536.25</text:p>
          </table:table-cell>
          <table:table-cell office:value-type="float" office:value="3.25" calcext:value-type="float">
            <text:p>3.25</text:p>
          </table:table-cell>
          <table:table-cell office:value-type="float" office:value="967.1" calcext:value-type="float">
            <text:p>96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439.77" calcext:value-type="float">
            <text:p>439.77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76.63" calcext:value-type="float">
            <text:p>4076.63</text:p>
          </table:table-cell>
          <table:table-cell office:value-type="float" office:value="4241.58" calcext:value-type="float">
            <text:p>4241.58</text:p>
          </table:table-cell>
          <table:table-cell office:value-type="float" office:value="3.89" calcext:value-type="float">
            <text:p>3.89</text:p>
          </table:table-cell>
          <table:table-cell office:value-type="float" office:value="900.28" calcext:value-type="float">
            <text:p>900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960.94" calcext:value-type="float">
            <text:p>960.94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319.36" calcext:value-type="float">
            <text:p>4319.36</text:p>
          </table:table-cell>
          <table:table-cell office:value-type="float" office:value="4701.6" calcext:value-type="float">
            <text:p>4701.60</text:p>
          </table:table-cell>
          <table:table-cell office:value-type="float" office:value="8.36" calcext:value-type="float">
            <text:p>8.36</text:p>
          </table:table-cell>
          <table:table-cell office:value-type="float" office:value="1044.98" calcext:value-type="float">
            <text:p>1044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7.4" calcext:value-type="float">
            <text:p>3547.4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3957.78" calcext:value-type="float">
            <text:p>3957.78</text:p>
          </table:table-cell>
          <table:table-cell office:value-type="float" office:value="4081.42" calcext:value-type="float">
            <text:p>4081.42</text:p>
          </table:table-cell>
          <table:table-cell office:value-type="float" office:value="3.03" calcext:value-type="float">
            <text:p>3.03</text:p>
          </table:table-cell>
          <table:table-cell office:value-type="float" office:value="881.18" calcext:value-type="float">
            <text:p>881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172.63" calcext:value-type="float">
            <text:p>172.63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7652.59" calcext:value-type="float">
            <text:p>7652.59</text:p>
          </table:table-cell>
          <table:table-cell office:value-type="float" office:value="11298.14" calcext:value-type="float">
            <text:p>11298.14</text:p>
          </table:table-cell>
          <table:table-cell office:value-type="float" office:value="38.3" calcext:value-type="float">
            <text:p>38.30</text:p>
          </table:table-cell>
          <table:table-cell office:value-type="float" office:value="2800.21" calcext:value-type="float">
            <text:p>2800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27" calcext:value-type="float">
            <text:p>3566.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5855.13" calcext:value-type="float">
            <text:p>5855.13</text:p>
          </table:table-cell>
          <table:table-cell office:value-type="float" office:value="6367.73" calcext:value-type="float">
            <text:p>6367.73</text:p>
          </table:table-cell>
          <table:table-cell office:value-type="float" office:value="8.07" calcext:value-type="float">
            <text:p>8.07</text:p>
          </table:table-cell>
          <table:table-cell office:value-type="float" office:value="1405.01" calcext:value-type="float">
            <text:p>1405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3167.76" calcext:value-type="float">
            <text:p>3167.7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5973.73" calcext:value-type="float">
            <text:p>5973.73</text:p>
          </table:table-cell>
          <table:table-cell office:value-type="float" office:value="7414.24" calcext:value-type="float">
            <text:p>7414.24</text:p>
          </table:table-cell>
          <table:table-cell office:value-type="float" office:value="19.44" calcext:value-type="float">
            <text:p>19.44</text:p>
          </table:table-cell>
          <table:table-cell office:value-type="float" office:value="1657.44" calcext:value-type="float">
            <text:p>1657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2234.46" calcext:value-type="float">
            <text:p>2234.46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142.81" calcext:value-type="float">
            <text:p>6142.81</text:p>
          </table:table-cell>
          <table:table-cell office:value-type="float" office:value="8994.65" calcext:value-type="float">
            <text:p>8994.65</text:p>
          </table:table-cell>
          <table:table-cell office:value-type="float" office:value="32.17" calcext:value-type="float">
            <text:p>32.17</text:p>
          </table:table-cell>
          <table:table-cell office:value-type="float" office:value="2144.14" calcext:value-type="float">
            <text:p>214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1.55" calcext:value-type="float">
            <text:p>3551.5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6664.98" calcext:value-type="float">
            <text:p>6664.98</text:p>
          </table:table-cell>
          <table:table-cell office:value-type="float" office:value="7682.26" calcext:value-type="float">
            <text:p>7682.26</text:p>
          </table:table-cell>
          <table:table-cell office:value-type="float" office:value="32.82" calcext:value-type="float">
            <text:p>32.82</text:p>
          </table:table-cell>
          <table:table-cell office:value-type="float" office:value="1659.81" calcext:value-type="float">
            <text:p>1659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8.28" calcext:value-type="float">
            <text:p>3558.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034.65" calcext:value-type="float">
            <text:p>9034.65</text:p>
          </table:table-cell>
          <table:table-cell office:value-type="float" office:value="14335.24" calcext:value-type="float">
            <text:p>14335.24</text:p>
          </table:table-cell>
          <table:table-cell office:value-type="float" office:value="44.86" calcext:value-type="float">
            <text:p>44.86</text:p>
          </table:table-cell>
          <table:table-cell office:value-type="float" office:value="3692.44" calcext:value-type="float">
            <text:p>3692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9.58" calcext:value-type="float">
            <text:p>3559.5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8343" calcext:value-type="float">
            <text:p>8343.00</text:p>
          </table:table-cell>
          <table:table-cell office:value-type="float" office:value="14013.37" calcext:value-type="float">
            <text:p>14013.37</text:p>
          </table:table-cell>
          <table:table-cell office:value-type="float" office:value="40.46" calcext:value-type="float">
            <text:p>40.46</text:p>
          </table:table-cell>
          <table:table-cell office:value-type="float" office:value="3732.13" calcext:value-type="float">
            <text:p>3732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1" calcext:value-type="float">
            <text:p>3565.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8689.12" calcext:value-type="float">
            <text:p>8689.12</text:p>
          </table:table-cell>
          <table:table-cell office:value-type="float" office:value="16214.06" calcext:value-type="float">
            <text:p>16214.06</text:p>
          </table:table-cell>
          <table:table-cell office:value-type="float" office:value="46.41" calcext:value-type="float">
            <text:p>46.41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07" calcext:value-type="float">
            <text:p>3572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8279" calcext:value-type="float">
            <text:p>8279.00</text:p>
          </table:table-cell>
          <table:table-cell office:value-type="float" office:value="13037.03" calcext:value-type="float">
            <text:p>13037.03</text:p>
          </table:table-cell>
          <table:table-cell office:value-type="float" office:value="36.5" calcext:value-type="float">
            <text:p>36.50</text:p>
          </table:table-cell>
          <table:table-cell office:value-type="float" office:value="3332.52" calcext:value-type="float">
            <text:p>3332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4.19" calcext:value-type="float">
            <text:p>3524.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8442.05" calcext:value-type="float">
            <text:p>8442.05</text:p>
          </table:table-cell>
          <table:table-cell office:value-type="float" office:value="15869.01" calcext:value-type="float">
            <text:p>15869.01</text:p>
          </table:table-cell>
          <table:table-cell office:value-type="float" office:value="46.8" calcext:value-type="float">
            <text:p>46.80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96" calcext:value-type="float">
            <text:p>3586.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90.56" calcext:value-type="float">
            <text:p>1590.56</text:p>
          </table:table-cell>
          <table:table-cell office:value-type="float" office:value="0" calcext:value-type="float">
            <text:p>0.00</text:p>
          </table:table-cell>
          <table:table-cell office:value-type="float" office:value="346.17" calcext:value-type="float">
            <text:p>346.17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54.25" calcext:value-type="float">
            <text:p>1554.25</text:p>
          </table:table-cell>
          <table:table-cell office:value-type="float" office:value="0" calcext:value-type="float">
            <text:p>0.00</text:p>
          </table:table-cell>
          <table:table-cell office:value-type="float" office:value="357.74" calcext:value-type="float">
            <text:p>357.74</text:p>
          </table:table-cell>
          <table:table-cell office:value-type="float" office:value="8.16" calcext:value-type="float">
            <text:p>8.1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48.88" calcext:value-type="float">
            <text:p>2648.88</text:p>
          </table:table-cell>
          <table:table-cell office:value-type="float" office:value="0" calcext:value-type="float">
            <text:p>0.00</text:p>
          </table:table-cell>
          <table:table-cell office:value-type="float" office:value="540.78" calcext:value-type="float">
            <text:p>540.78</text:p>
          </table:table-cell>
          <table:table-cell office:value-type="float" office:value="8.81" calcext:value-type="float">
            <text:p>8.81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69.23" calcext:value-type="float">
            <text:p>1869.23</text:p>
          </table:table-cell>
          <table:table-cell office:value-type="float" office:value="0" calcext:value-type="float">
            <text:p>0.00</text:p>
          </table:table-cell>
          <table:table-cell office:value-type="float" office:value="414.7" calcext:value-type="float">
            <text:p>414.70</text:p>
          </table:table-cell>
          <table:table-cell office:value-type="float" office:value="7.23" calcext:value-type="float">
            <text:p>7.23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831.29" calcext:value-type="float">
            <text:p>1831.29</text:p>
          </table:table-cell>
          <table:table-cell office:value-type="float" office:value="0" calcext:value-type="float">
            <text:p>0.00</text:p>
          </table:table-cell>
          <table:table-cell office:value-type="float" office:value="401.81" calcext:value-type="float">
            <text:p>401.81</text:p>
          </table:table-cell>
          <table:table-cell office:value-type="float" office:value="7.14" calcext:value-type="float">
            <text:p>7.14</text:p>
          </table:table-cell>
          <table:table-cell office:value-type="float" office:value="5.52" calcext:value-type="float">
            <text:p>5.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09.01" calcext:value-type="float">
            <text:p>1509.01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0.71" calcext:value-type="float">
            <text:p>0.7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26.62" calcext:value-type="float">
            <text:p>2626.62</text:p>
          </table:table-cell>
          <table:table-cell office:value-type="float" office:value="0" calcext:value-type="float">
            <text:p>0.00</text:p>
          </table:table-cell>
          <table:table-cell office:value-type="float" office:value="550.96" calcext:value-type="float">
            <text:p>550.96</text:p>
          </table:table-cell>
          <table:table-cell office:value-type="float" office:value="6.82" calcext:value-type="float">
            <text:p>6.82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208.83" calcext:value-type="float">
            <text:p>2208.83</text:p>
          </table:table-cell>
          <table:table-cell office:value-type="float" office:value="0" calcext:value-type="float">
            <text:p>0.00</text:p>
          </table:table-cell>
          <table:table-cell office:value-type="float" office:value="459.09" calcext:value-type="float">
            <text:p>459.09</text:p>
          </table:table-cell>
          <table:table-cell office:value-type="float" office:value="9.61" calcext:value-type="float">
            <text:p>9.61</text:p>
          </table:table-cell>
          <table:table-cell office:value-type="float" office:value="7.19" calcext:value-type="float">
            <text:p>7.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57.95" calcext:value-type="float">
            <text:p>3157.95</text:p>
          </table:table-cell>
          <table:table-cell office:value-type="float" office:value="0" calcext:value-type="float">
            <text:p>0.00</text:p>
          </table:table-cell>
          <table:table-cell office:value-type="float" office:value="665.68" calcext:value-type="float">
            <text:p>665.68</text:p>
          </table:table-cell>
          <table:table-cell office:value-type="float" office:value="422.91" calcext:value-type="float">
            <text:p>422.91</text:p>
          </table:table-cell>
          <table:table-cell office:value-type="float" office:value="48.91" calcext:value-type="float">
            <text:p>48.9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5165.79" calcext:value-type="float">
            <text:p>5165.79</text:p>
          </table:table-cell>
          <table:table-cell office:value-type="float" office:value="5619.6" calcext:value-type="float">
            <text:p>5619.60</text:p>
          </table:table-cell>
          <table:table-cell office:value-type="float" office:value="8.22" calcext:value-type="float">
            <text:p>8.22</text:p>
          </table:table-cell>
          <table:table-cell office:value-type="float" office:value="1137.9" calcext:value-type="float">
            <text:p>1137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6" calcext:value-type="float">
            <text:p>3591.6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378.53" calcext:value-type="float">
            <text:p>3378.53</text:p>
          </table:table-cell>
          <table:table-cell office:value-type="float" office:value="3380.07" calcext:value-type="float">
            <text:p>3380.07</text:p>
          </table:table-cell>
          <table:table-cell office:value-type="float" office:value="0.05" calcext:value-type="float">
            <text:p>0.05</text:p>
          </table:table-cell>
          <table:table-cell office:value-type="float" office:value="669.86" calcext:value-type="float">
            <text:p>669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722.86" calcext:value-type="float">
            <text:p>722.86</text:p>
          </table:table-cell>
          <table:table-cell office:value-type="float" office:value="845" calcext:value-type="float">
            <text:p>845</text:p>
          </table:table-cell>
          <table:table-cell office:value-type="float" office:value="843" calcext:value-type="float">
            <text:p>84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383.87" calcext:value-type="float">
            <text:p>3383.87</text:p>
          </table:table-cell>
          <table:table-cell office:value-type="float" office:value="3438.32" calcext:value-type="float">
            <text:p>3438.32</text:p>
          </table:table-cell>
          <table:table-cell office:value-type="float" office:value="1.58" calcext:value-type="float">
            <text:p>1.58</text:p>
          </table:table-cell>
          <table:table-cell office:value-type="float" office:value="693.37" calcext:value-type="float">
            <text:p>693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256.35" calcext:value-type="float">
            <text:p>256.35</text:p>
          </table:table-cell>
          <table:table-cell office:value-type="float" office:value="765" calcext:value-type="float">
            <text:p>765</text:p>
          </table:table-cell>
          <table:table-cell office:value-type="float" office:value="764" calcext:value-type="float">
            <text:p>7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4036.84" calcext:value-type="float">
            <text:p>4036.84</text:p>
          </table:table-cell>
          <table:table-cell office:value-type="float" office:value="4080.94" calcext:value-type="float">
            <text:p>4080.94</text:p>
          </table:table-cell>
          <table:table-cell office:value-type="float" office:value="1.08" calcext:value-type="float">
            <text:p>1.08</text:p>
          </table:table-cell>
          <table:table-cell office:value-type="float" office:value="855.46" calcext:value-type="float">
            <text:p>855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618.76" calcext:value-type="float">
            <text:p>618.76</text:p>
          </table:table-cell>
          <table:table-cell office:value-type="float" office:value="722" calcext:value-type="float">
            <text:p>722</text:p>
          </table:table-cell>
          <table:table-cell office:value-type="float" office:value="717" calcext:value-type="float">
            <text:p>7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5986.55" calcext:value-type="float">
            <text:p>5986.55</text:p>
          </table:table-cell>
          <table:table-cell office:value-type="float" office:value="7106.44" calcext:value-type="float">
            <text:p>7106.44</text:p>
          </table:table-cell>
          <table:table-cell office:value-type="float" office:value="16.58" calcext:value-type="float">
            <text:p>16.58</text:p>
          </table:table-cell>
          <table:table-cell office:value-type="float" office:value="1587.83" calcext:value-type="float">
            <text:p>1587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6" calcext:value-type="float">
            <text:p>3595.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877.53" calcext:value-type="float">
            <text:p>5877.53</text:p>
          </table:table-cell>
          <table:table-cell office:value-type="float" office:value="6296.95" calcext:value-type="float">
            <text:p>6296.95</text:p>
          </table:table-cell>
          <table:table-cell office:value-type="float" office:value="15.3" calcext:value-type="float">
            <text:p>15.30</text:p>
          </table:table-cell>
          <table:table-cell office:value-type="float" office:value="1316.98" calcext:value-type="float">
            <text:p>1316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" calcext:value-type="float">
            <text:p>3593.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353.65" calcext:value-type="float">
            <text:p>5353.65</text:p>
          </table:table-cell>
          <table:table-cell office:value-type="float" office:value="6102.21" calcext:value-type="float">
            <text:p>6102.21</text:p>
          </table:table-cell>
          <table:table-cell office:value-type="float" office:value="12.58" calcext:value-type="float">
            <text:p>12.58</text:p>
          </table:table-cell>
          <table:table-cell office:value-type="float" office:value="1302.42" calcext:value-type="float">
            <text:p>1302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97" calcext:value-type="float">
            <text:p>3584.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402.33" calcext:value-type="float">
            <text:p>6402.33</text:p>
          </table:table-cell>
          <table:table-cell office:value-type="float" office:value="7085.86" calcext:value-type="float">
            <text:p>7085.86</text:p>
          </table:table-cell>
          <table:table-cell office:value-type="float" office:value="10.24" calcext:value-type="float">
            <text:p>10.24</text:p>
          </table:table-cell>
          <table:table-cell office:value-type="float" office:value="1518.98" calcext:value-type="float">
            <text:p>1518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89" calcext:value-type="float">
            <text:p>3588.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065.15" calcext:value-type="float">
            <text:p>6065.15</text:p>
          </table:table-cell>
          <table:table-cell office:value-type="float" office:value="6619.44" calcext:value-type="float">
            <text:p>6619.44</text:p>
          </table:table-cell>
          <table:table-cell office:value-type="float" office:value="9.47" calcext:value-type="float">
            <text:p>9.47</text:p>
          </table:table-cell>
          <table:table-cell office:value-type="float" office:value="1391.16" calcext:value-type="float">
            <text:p>1391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15" calcext:value-type="float">
            <text:p>3587.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9856.53" calcext:value-type="float">
            <text:p>9856.53</text:p>
          </table:table-cell>
          <table:table-cell office:value-type="float" office:value="13527.78" calcext:value-type="float">
            <text:p>13527.78</text:p>
          </table:table-cell>
          <table:table-cell office:value-type="float" office:value="27.23" calcext:value-type="float">
            <text:p>27.23</text:p>
          </table:table-cell>
          <table:table-cell office:value-type="float" office:value="3185.79" calcext:value-type="float">
            <text:p>3185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04" calcext:value-type="float">
            <text:p>3573.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369.13" calcext:value-type="float">
            <text:p>8369.13</text:p>
          </table:table-cell>
          <table:table-cell office:value-type="float" office:value="12901.63" calcext:value-type="float">
            <text:p>12901.63</text:p>
          </table:table-cell>
          <table:table-cell office:value-type="float" office:value="35.13" calcext:value-type="float">
            <text:p>35.13</text:p>
          </table:table-cell>
          <table:table-cell office:value-type="float" office:value="3355.52" calcext:value-type="float">
            <text:p>3355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12" calcext:value-type="float">
            <text:p>359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190.5" calcext:value-type="float">
            <text:p>8190.50</text:p>
          </table:table-cell>
          <table:table-cell office:value-type="float" office:value="11901.73" calcext:value-type="float">
            <text:p>11901.73</text:p>
          </table:table-cell>
          <table:table-cell office:value-type="float" office:value="31.18" calcext:value-type="float">
            <text:p>31.18</text:p>
          </table:table-cell>
          <table:table-cell office:value-type="float" office:value="2981.71" calcext:value-type="float">
            <text:p>2981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77" calcext:value-type="float">
            <text:p>3591.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633.03" calcext:value-type="float">
            <text:p>8633.03</text:p>
          </table:table-cell>
          <table:table-cell office:value-type="float" office:value="13037.96" calcext:value-type="float">
            <text:p>13037.96</text:p>
          </table:table-cell>
          <table:table-cell office:value-type="float" office:value="33.79" calcext:value-type="float">
            <text:p>33.79</text:p>
          </table:table-cell>
          <table:table-cell office:value-type="float" office:value="3338.42" calcext:value-type="float">
            <text:p>3338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35" calcext:value-type="float">
            <text:p>3579.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7918.41" calcext:value-type="float">
            <text:p>7918.41</text:p>
          </table:table-cell>
          <table:table-cell office:value-type="float" office:value="12744.84" calcext:value-type="float">
            <text:p>12744.84</text:p>
          </table:table-cell>
          <table:table-cell office:value-type="float" office:value="37.87" calcext:value-type="float">
            <text:p>37.87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97" calcext:value-type="float">
            <text:p>3592.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0107.56" calcext:value-type="float">
            <text:p>10107.56</text:p>
          </table:table-cell>
          <table:table-cell office:value-type="float" office:value="17001.39" calcext:value-type="float">
            <text:p>17001.39</text:p>
          </table:table-cell>
          <table:table-cell office:value-type="float" office:value="40.55" calcext:value-type="float">
            <text:p>40.55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93" calcext:value-type="float">
            <text:p>3580.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1171.06" calcext:value-type="float">
            <text:p>11171.06</text:p>
          </table:table-cell>
          <table:table-cell office:value-type="float" office:value="17252.92" calcext:value-type="float">
            <text:p>17252.92</text:p>
          </table:table-cell>
          <table:table-cell office:value-type="float" office:value="35.25" calcext:value-type="float">
            <text:p>35.25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5.1" calcext:value-type="float">
            <text:p>3555.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0816.49" calcext:value-type="float">
            <text:p>10816.49</text:p>
          </table:table-cell>
          <table:table-cell office:value-type="float" office:value="17308.37" calcext:value-type="float">
            <text:p>17308.37</text:p>
          </table:table-cell>
          <table:table-cell office:value-type="float" office:value="37.51" calcext:value-type="float">
            <text:p>37.51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03" calcext:value-type="float">
            <text:p>3584.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442.41" calcext:value-type="float">
            <text:p>11442.41</text:p>
          </table:table-cell>
          <table:table-cell office:value-type="float" office:value="17703.17" calcext:value-type="float">
            <text:p>17703.17</text:p>
          </table:table-cell>
          <table:table-cell office:value-type="float" office:value="35.37" calcext:value-type="float">
            <text:p>35.37</text:p>
          </table:table-cell>
          <table:table-cell office:value-type="float" office:value="4607.1" calcext:value-type="float">
            <text:p>460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3.66" calcext:value-type="float">
            <text:p>3503.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0228.9" calcext:value-type="float">
            <text:p>10228.90</text:p>
          </table:table-cell>
          <table:table-cell office:value-type="float" office:value="14723.07" calcext:value-type="float">
            <text:p>14723.07</text:p>
          </table:table-cell>
          <table:table-cell office:value-type="float" office:value="30.65" calcext:value-type="float">
            <text:p>30.65</text:p>
          </table:table-cell>
          <table:table-cell office:value-type="float" office:value="3612.03" calcext:value-type="float">
            <text:p>3612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1.96" calcext:value-type="float">
            <text:p>3481.9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56.34" calcext:value-type="float">
            <text:p>1656.34</text:p>
          </table:table-cell>
          <table:table-cell office:value-type="float" office:value="0" calcext:value-type="float">
            <text:p>0.00</text:p>
          </table:table-cell>
          <table:table-cell office:value-type="float" office:value="375.07" calcext:value-type="float">
            <text:p>375.07</text:p>
          </table:table-cell>
          <table:table-cell office:value-type="float" office:value="8.61" calcext:value-type="float">
            <text:p>8.61</text:p>
          </table:table-cell>
          <table:table-cell office:value-type="float" office:value="2.73" calcext:value-type="float">
            <text:p>2.7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68.49" calcext:value-type="float">
            <text:p>1568.49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0.96" calcext:value-type="float">
            <text:p>0.96</text:p>
          </table:table-cell>
          <table:table-cell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64.29" calcext:value-type="float">
            <text:p>3264.29</text:p>
          </table:table-cell>
          <table:table-cell office:value-type="float" office:value="0" calcext:value-type="float">
            <text:p>0.00</text:p>
          </table:table-cell>
          <table:table-cell office:value-type="float" office:value="665.44" calcext:value-type="float">
            <text:p>665.44</text:p>
          </table:table-cell>
          <table:table-cell office:value-type="float" office:value="20.04" calcext:value-type="float">
            <text:p>20.0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67.38" calcext:value-type="float">
            <text:p>2767.38</text:p>
          </table:table-cell>
          <table:table-cell office:value-type="float" office:value="0" calcext:value-type="float">
            <text:p>0.00</text:p>
          </table:table-cell>
          <table:table-cell office:value-type="float" office:value="589.33" calcext:value-type="float">
            <text:p>589.33</text:p>
          </table:table-cell>
          <table:table-cell office:value-type="float" office:value="134.33" calcext:value-type="float">
            <text:p>134.33</text:p>
          </table:table-cell>
          <table:table-cell office:value-type="float" office:value="49.62" calcext:value-type="float">
            <text:p>49.62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88.73" calcext:value-type="float">
            <text:p>2088.73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0.87" calcext:value-type="float">
            <text:p>0.87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5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922.73" calcext:value-type="float">
            <text:p>1922.73</text:p>
          </table:table-cell>
          <table:table-cell office:value-type="float" office:value="0" calcext:value-type="float">
            <text:p>0.00</text:p>
          </table:table-cell>
          <table:table-cell office:value-type="float" office:value="429.94" calcext:value-type="float">
            <text:p>429.94</text:p>
          </table:table-cell>
          <table:table-cell office:value-type="float" office:value="27.37" calcext:value-type="float">
            <text:p>27.37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579.72" calcext:value-type="float">
            <text:p>2579.72</text:p>
          </table:table-cell>
          <table:table-cell office:value-type="float" office:value="0" calcext:value-type="float">
            <text:p>0.00</text:p>
          </table:table-cell>
          <table:table-cell office:value-type="float" office:value="535.36" calcext:value-type="float">
            <text:p>535.36</text:p>
          </table:table-cell>
          <table:table-cell office:value-type="float" office:value="129.64" calcext:value-type="float">
            <text:p>129.64</text:p>
          </table:table-cell>
          <table:table-cell office:value-type="float" office:value="13.63" calcext:value-type="float">
            <text:p>13.63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47.59" calcext:value-type="float">
            <text:p>2147.59</text:p>
          </table:table-cell>
          <table:table-cell office:value-type="float" office:value="0" calcext:value-type="float">
            <text:p>0.00</text:p>
          </table:table-cell>
          <table:table-cell office:value-type="float" office:value="457.72" calcext:value-type="float">
            <text:p>457.72</text:p>
          </table:table-cell>
          <table:table-cell office:value-type="float" office:value="34.42" calcext:value-type="float">
            <text:p>34.42</text:p>
          </table:table-cell>
          <table:table-cell office:value-type="float" office:value="13.48" calcext:value-type="float">
            <text:p>13.4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4.47" calcext:value-type="float">
            <text:p>2694.47</text:p>
          </table:table-cell>
          <table:table-cell office:value-type="float" office:value="0" calcext:value-type="float">
            <text:p>0.00</text:p>
          </table:table-cell>
          <table:table-cell office:value-type="float" office:value="567.29" calcext:value-type="float">
            <text:p>567.29</text:p>
          </table:table-cell>
          <table:table-cell office:value-type="float" office:value="399.67" calcext:value-type="float">
            <text:p>399.67</text:p>
          </table:table-cell>
          <table:table-cell office:value-type="float" office:value="18.58" calcext:value-type="float">
            <text:p>18.5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18.58" calcext:value-type="float">
            <text:p>3518.58</text:p>
          </table:table-cell>
          <table:table-cell office:value-type="float" office:value="0" calcext:value-type="float">
            <text:p>0.00</text:p>
          </table:table-cell>
          <table:table-cell office:value-type="float" office:value="730.67" calcext:value-type="float">
            <text:p>730.67</text:p>
          </table:table-cell>
          <table:table-cell office:value-type="float" office:value="1470.02" calcext:value-type="float">
            <text:p>1470.02</text:p>
          </table:table-cell>
          <table:table-cell office:value-type="float" office:value="12.78" calcext:value-type="float">
            <text:p>12.7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2941.07" calcext:value-type="float">
            <text:p>2941.07</text:p>
          </table:table-cell>
          <table:table-cell office:value-type="float" office:value="2985.69" calcext:value-type="float">
            <text:p>2985.69</text:p>
          </table:table-cell>
          <table:table-cell office:value-type="float" office:value="1.5" calcext:value-type="float">
            <text:p>1.50</text:p>
          </table:table-cell>
          <table:table-cell office:value-type="float" office:value="602.27" calcext:value-type="float">
            <text:p>602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783.11" calcext:value-type="float">
            <text:p>783.11</text:p>
          </table:table-cell>
          <table:table-cell office:value-type="float" office:value="523" calcext:value-type="float">
            <text:p>523</text:p>
          </table:table-cell>
          <table:table-cell office:value-type="float" office:value="522" calcext:value-type="float">
            <text:p>5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88.25" calcext:value-type="float">
            <text:p>2788.25</text:p>
          </table:table-cell>
          <table:table-cell office:value-type="float" office:value="0" calcext:value-type="float">
            <text:p>0.00</text:p>
          </table:table-cell>
          <table:table-cell office:value-type="float" office:value="591.67" calcext:value-type="float">
            <text:p>591.67</text:p>
          </table:table-cell>
          <table:table-cell office:value-type="float" office:value="321.83" calcext:value-type="float">
            <text:p>321.83</text:p>
          </table:table-cell>
          <table:table-cell office:value-type="float" office:value="8.96" calcext:value-type="float">
            <text:p>8.9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06.2" calcext:value-type="float">
            <text:p>3706.20</text:p>
          </table:table-cell>
          <table:table-cell office:value-type="float" office:value="0" calcext:value-type="float">
            <text:p>0.00</text:p>
          </table:table-cell>
          <table:table-cell office:value-type="float" office:value="786.96" calcext:value-type="float">
            <text:p>786.96</text:p>
          </table:table-cell>
          <table:table-cell office:value-type="float" office:value="840.1" calcext:value-type="float">
            <text:p>840.10</text:p>
          </table:table-cell>
          <table:table-cell office:value-type="float" office:value="4.47" calcext:value-type="float">
            <text:p>4.4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4999.14" calcext:value-type="float">
            <text:p>4999.14</text:p>
          </table:table-cell>
          <table:table-cell office:value-type="float" office:value="5534.78" calcext:value-type="float">
            <text:p>5534.78</text:p>
          </table:table-cell>
          <table:table-cell office:value-type="float" office:value="9.79" calcext:value-type="float">
            <text:p>9.79</text:p>
          </table:table-cell>
          <table:table-cell office:value-type="float" office:value="1211.78" calcext:value-type="float">
            <text:p>1211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2.89" calcext:value-type="float">
            <text:p>3562.8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5246.38" calcext:value-type="float">
            <text:p>5246.38</text:p>
          </table:table-cell>
          <table:table-cell office:value-type="float" office:value="7148.27" calcext:value-type="float">
            <text:p>7148.27</text:p>
          </table:table-cell>
          <table:table-cell office:value-type="float" office:value="26.62" calcext:value-type="float">
            <text:p>26.62</text:p>
          </table:table-cell>
          <table:table-cell office:value-type="float" office:value="1753.68" calcext:value-type="float">
            <text:p>1753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" calcext:value-type="float">
            <text:p>3590.7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4006.7" calcext:value-type="float">
            <text:p>4006.70</text:p>
          </table:table-cell>
          <table:table-cell office:value-type="float" office:value="4427.35" calcext:value-type="float">
            <text:p>4427.35</text:p>
          </table:table-cell>
          <table:table-cell office:value-type="float" office:value="9.51" calcext:value-type="float">
            <text:p>9.51</text:p>
          </table:table-cell>
          <table:table-cell office:value-type="float" office:value="938.04" calcext:value-type="float">
            <text:p>938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223.13" calcext:value-type="float">
            <text:p>3223.1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4893.85" calcext:value-type="float">
            <text:p>4893.85</text:p>
          </table:table-cell>
          <table:table-cell office:value-type="float" office:value="5114.38" calcext:value-type="float">
            <text:p>5114.38</text:p>
          </table:table-cell>
          <table:table-cell office:value-type="float" office:value="4.31" calcext:value-type="float">
            <text:p>4.31</text:p>
          </table:table-cell>
          <table:table-cell office:value-type="float" office:value="1094.34" calcext:value-type="float">
            <text:p>1094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435.61" calcext:value-type="float">
            <text:p>435.61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4246.25" calcext:value-type="float">
            <text:p>4246.25</text:p>
          </table:table-cell>
          <table:table-cell office:value-type="float" office:value="4914.54" calcext:value-type="float">
            <text:p>4914.54</text:p>
          </table:table-cell>
          <table:table-cell office:value-type="float" office:value="13.89" calcext:value-type="float">
            <text:p>13.89</text:p>
          </table:table-cell>
          <table:table-cell office:value-type="float" office:value="1107.04" calcext:value-type="float">
            <text:p>1107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4.1" calcext:value-type="float">
            <text:p>3514.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8327.27" calcext:value-type="float">
            <text:p>8327.27</text:p>
          </table:table-cell>
          <table:table-cell office:value-type="float" office:value="12274.2" calcext:value-type="float">
            <text:p>12274.20</text:p>
          </table:table-cell>
          <table:table-cell office:value-type="float" office:value="32.16" calcext:value-type="float">
            <text:p>32.16</text:p>
          </table:table-cell>
          <table:table-cell office:value-type="float" office:value="3077.43" calcext:value-type="float">
            <text:p>3077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5.56" calcext:value-type="float">
            <text:p>3555.5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6991.9" calcext:value-type="float">
            <text:p>6991.90</text:p>
          </table:table-cell>
          <table:table-cell office:value-type="float" office:value="11677.39" calcext:value-type="float">
            <text:p>11677.39</text:p>
          </table:table-cell>
          <table:table-cell office:value-type="float" office:value="40.12" calcext:value-type="float">
            <text:p>40.12</text:p>
          </table:table-cell>
          <table:table-cell office:value-type="float" office:value="3146.89" calcext:value-type="float">
            <text:p>3146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5" calcext:value-type="float">
            <text:p>3594.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6644.19" calcext:value-type="float">
            <text:p>6644.19</text:p>
          </table:table-cell>
          <table:table-cell office:value-type="float" office:value="10848.66" calcext:value-type="float">
            <text:p>10848.66</text:p>
          </table:table-cell>
          <table:table-cell office:value-type="float" office:value="38.76" calcext:value-type="float">
            <text:p>38.76</text:p>
          </table:table-cell>
          <table:table-cell office:value-type="float" office:value="2843.47" calcext:value-type="float">
            <text:p>2843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4" calcext:value-type="float">
            <text:p>3584.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6893.63" calcext:value-type="float">
            <text:p>6893.63</text:p>
          </table:table-cell>
          <table:table-cell office:value-type="float" office:value="11163.54" calcext:value-type="float">
            <text:p>11163.54</text:p>
          </table:table-cell>
          <table:table-cell office:value-type="float" office:value="38.26" calcext:value-type="float">
            <text:p>38.26</text:p>
          </table:table-cell>
          <table:table-cell office:value-type="float" office:value="2965.65" calcext:value-type="float">
            <text:p>2965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52" calcext:value-type="float">
            <text:p>3590.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7272.38" calcext:value-type="float">
            <text:p>7272.38</text:p>
          </table:table-cell>
          <table:table-cell office:value-type="float" office:value="10975.49" calcext:value-type="float">
            <text:p>10975.49</text:p>
          </table:table-cell>
          <table:table-cell office:value-type="float" office:value="33.76" calcext:value-type="float">
            <text:p>33.76</text:p>
          </table:table-cell>
          <table:table-cell office:value-type="float" office:value="2718.65" calcext:value-type="float">
            <text:p>2718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" calcext:value-type="float">
            <text:p>3589.5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9711.82" calcext:value-type="float">
            <text:p>9711.82</text:p>
          </table:table-cell>
          <table:table-cell office:value-type="float" office:value="16831.03" calcext:value-type="float">
            <text:p>16831.03</text:p>
          </table:table-cell>
          <table:table-cell office:value-type="float" office:value="42.3" calcext:value-type="float">
            <text:p>42.30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87" calcext:value-type="float">
            <text:p>3579.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9244.43" calcext:value-type="float">
            <text:p>9244.43</text:p>
          </table:table-cell>
          <table:table-cell office:value-type="float" office:value="16199.48" calcext:value-type="float">
            <text:p>16199.48</text:p>
          </table:table-cell>
          <table:table-cell office:value-type="float" office:value="42.93" calcext:value-type="float">
            <text:p>42.93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57" calcext:value-type="float">
            <text:p>3579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7623.5" calcext:value-type="float">
            <text:p>7623.50</text:p>
          </table:table-cell>
          <table:table-cell office:value-type="float" office:value="13084.74" calcext:value-type="float">
            <text:p>13084.74</text:p>
          </table:table-cell>
          <table:table-cell office:value-type="float" office:value="41.74" calcext:value-type="float">
            <text:p>41.74</text:p>
          </table:table-cell>
          <table:table-cell office:value-type="float" office:value="3540.24" calcext:value-type="float">
            <text:p>3540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8.15" calcext:value-type="float">
            <text:p>3508.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7724.88" calcext:value-type="float">
            <text:p>7724.88</text:p>
          </table:table-cell>
          <table:table-cell office:value-type="float" office:value="13899.38" calcext:value-type="float">
            <text:p>13899.38</text:p>
          </table:table-cell>
          <table:table-cell office:value-type="float" office:value="45.13" calcext:value-type="float">
            <text:p>45.13</text:p>
          </table:table-cell>
          <table:table-cell office:value-type="float" office:value="3794.64" calcext:value-type="float">
            <text:p>3794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22" calcext:value-type="float">
            <text:p>3573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8536.49" calcext:value-type="float">
            <text:p>8536.49</text:p>
          </table:table-cell>
          <table:table-cell office:value-type="float" office:value="15993.02" calcext:value-type="float">
            <text:p>15993.02</text:p>
          </table:table-cell>
          <table:table-cell office:value-type="float" office:value="46.62" calcext:value-type="float">
            <text:p>46.62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55" calcext:value-type="float">
            <text:p>3587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84.13" calcext:value-type="float">
            <text:p>1584.13</text:p>
          </table:table-cell>
          <table:table-cell office:value-type="float" office:value="0" calcext:value-type="float">
            <text:p>0.00</text:p>
          </table:table-cell>
          <table:table-cell office:value-type="float" office:value="350.31" calcext:value-type="float">
            <text:p>350.31</text:p>
          </table:table-cell>
          <table:table-cell office:value-type="float" office:value="9.45" calcext:value-type="float">
            <text:p>9.45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543.5" calcext:value-type="float">
            <text:p>1543.50</text:p>
          </table:table-cell>
          <table:table-cell office:value-type="float" office:value="0" calcext:value-type="float">
            <text:p>0.00</text:p>
          </table:table-cell>
          <table:table-cell office:value-type="float" office:value="346.35" calcext:value-type="float">
            <text:p>346.35</text:p>
          </table:table-cell>
          <table:table-cell office:value-type="float" office:value="4.55" calcext:value-type="float">
            <text:p>4.5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01.7" calcext:value-type="float">
            <text:p>2101.70</text:p>
          </table:table-cell>
          <table:table-cell office:value-type="float" office:value="0" calcext:value-type="float">
            <text:p>0.00</text:p>
          </table:table-cell>
          <table:table-cell office:value-type="float" office:value="465.4" calcext:value-type="float">
            <text:p>465.40</text:p>
          </table:table-cell>
          <table:table-cell office:value-type="float" office:value="8.85" calcext:value-type="float">
            <text:p>8.85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160.19" calcext:value-type="float">
            <text:p>2160.19</text:p>
          </table:table-cell>
          <table:table-cell office:value-type="float" office:value="0" calcext:value-type="float">
            <text:p>0.00</text:p>
          </table:table-cell>
          <table:table-cell office:value-type="float" office:value="467.2" calcext:value-type="float">
            <text:p>467.20</text:p>
          </table:table-cell>
          <table:table-cell office:value-type="float" office:value="17.25" calcext:value-type="float">
            <text:p>17.25</text:p>
          </table:table-cell>
          <table:table-cell office:value-type="float" office:value="1.46" calcext:value-type="float">
            <text:p>1.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47.95" calcext:value-type="float">
            <text:p>1747.95</text:p>
          </table:table-cell>
          <table:table-cell office:value-type="float" office:value="0" calcext:value-type="float">
            <text:p>0.00</text:p>
          </table:table-cell>
          <table:table-cell office:value-type="float" office:value="386.28" calcext:value-type="float">
            <text:p>386.28</text:p>
          </table:table-cell>
          <table:table-cell office:value-type="float" office:value="3.01" calcext:value-type="float">
            <text:p>3.01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403.55" calcext:value-type="float">
            <text:p>1403.55</text:p>
          </table:table-cell>
          <table:table-cell office:value-type="float" office:value="0" calcext:value-type="float">
            <text:p>0.00</text:p>
          </table:table-cell>
          <table:table-cell office:value-type="float" office:value="341.9" calcext:value-type="float">
            <text:p>341.90</text:p>
          </table:table-cell>
          <table:table-cell office:value-type="float" office:value="3.83" calcext:value-type="float">
            <text:p>3.83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43.3" calcext:value-type="float">
            <text:p>2843.30</text:p>
          </table:table-cell>
          <table:table-cell office:value-type="float" office:value="0" calcext:value-type="float">
            <text:p>0.00</text:p>
          </table:table-cell>
          <table:table-cell office:value-type="float" office:value="580.47" calcext:value-type="float">
            <text:p>580.47</text:p>
          </table:table-cell>
          <table:table-cell office:value-type="float" office:value="37.74" calcext:value-type="float">
            <text:p>37.74</text:p>
          </table:table-cell>
          <table:table-cell office:value-type="float" office:value="1.99" calcext:value-type="float">
            <text:p>1.9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36.04" calcext:value-type="float">
            <text:p>2336.04</text:p>
          </table:table-cell>
          <table:table-cell office:value-type="float" office:value="0" calcext:value-type="float">
            <text:p>0.00</text:p>
          </table:table-cell>
          <table:table-cell office:value-type="float" office:value="492.92" calcext:value-type="float">
            <text:p>492.92</text:p>
          </table:table-cell>
          <table:table-cell office:value-type="float" office:value="4.17" calcext:value-type="float">
            <text:p>4.17</text:p>
          </table:table-cell>
          <table:table-cell office:value-type="float" office:value="1.83" calcext:value-type="float">
            <text:p>1.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80.35" calcext:value-type="float">
            <text:p>3180.35</text:p>
          </table:table-cell>
          <table:table-cell office:value-type="float" office:value="0" calcext:value-type="float">
            <text:p>0.00</text:p>
          </table:table-cell>
          <table:table-cell office:value-type="float" office:value="663.53" calcext:value-type="float">
            <text:p>663.53</text:p>
          </table:table-cell>
          <table:table-cell office:value-type="float" office:value="108.2" calcext:value-type="float">
            <text:p>108.20</text:p>
          </table:table-cell>
          <table:table-cell office:value-type="float" office:value="71.57" calcext:value-type="float">
            <text:p>71.5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4856.59" calcext:value-type="float">
            <text:p>4856.59</text:p>
          </table:table-cell>
          <table:table-cell office:value-type="float" office:value="4887.56" calcext:value-type="float">
            <text:p>4887.56</text:p>
          </table:table-cell>
          <table:table-cell office:value-type="float" office:value="0.63" calcext:value-type="float">
            <text:p>0.63</text:p>
          </table:table-cell>
          <table:table-cell office:value-type="float" office:value="971.96" calcext:value-type="float">
            <text:p>971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1586.49" calcext:value-type="float">
            <text:p>1586.49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3379.5" calcext:value-type="float">
            <text:p>3379.50</text:p>
          </table:table-cell>
          <table:table-cell office:value-type="float" office:value="3540.37" calcext:value-type="float">
            <text:p>3540.37</text:p>
          </table:table-cell>
          <table:table-cell office:value-type="float" office:value="4.74" calcext:value-type="float">
            <text:p>4.74</text:p>
          </table:table-cell>
          <table:table-cell office:value-type="float" office:value="722.84" calcext:value-type="float">
            <text:p>722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4.74" calcext:value-type="float">
            <text:p>3504.7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3839.59" calcext:value-type="float">
            <text:p>3839.59</text:p>
          </table:table-cell>
          <table:table-cell office:value-type="float" office:value="4102.12" calcext:value-type="float">
            <text:p>4102.12</text:p>
          </table:table-cell>
          <table:table-cell office:value-type="float" office:value="6.6" calcext:value-type="float">
            <text:p>6.60</text:p>
          </table:table-cell>
          <table:table-cell office:value-type="float" office:value="829.6" calcext:value-type="float">
            <text:p>82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13" calcext:value-type="float">
            <text:p>3584.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21_5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89.48" calcext:value-type="float">
            <text:p>3789.48</text:p>
          </table:table-cell>
          <table:table-cell office:value-type="float" office:value="0" calcext:value-type="float">
            <text:p>0.00</text:p>
          </table:table-cell>
          <table:table-cell office:value-type="float" office:value="780.43" calcext:value-type="float">
            <text:p>780.43</text:p>
          </table:table-cell>
          <table:table-cell office:value-type="float" office:value="381.31" calcext:value-type="float">
            <text:p>381.31</text:p>
          </table:table-cell>
          <table:table-cell office:value-type="float" office:value="247.12" calcext:value-type="float">
            <text:p>247.12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6177.26" calcext:value-type="float">
            <text:p>6177.26</text:p>
          </table:table-cell>
          <table:table-cell office:value-type="float" office:value="6582.14" calcext:value-type="float">
            <text:p>6582.14</text:p>
          </table:table-cell>
          <table:table-cell office:value-type="float" office:value="8.54" calcext:value-type="float">
            <text:p>8.54</text:p>
          </table:table-cell>
          <table:table-cell office:value-type="float" office:value="1353.59" calcext:value-type="float">
            <text:p>1353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83" calcext:value-type="float">
            <text:p>3580.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5613.6" calcext:value-type="float">
            <text:p>5613.60</text:p>
          </table:table-cell>
          <table:table-cell office:value-type="float" office:value="8438.53" calcext:value-type="float">
            <text:p>8438.53</text:p>
          </table:table-cell>
          <table:table-cell office:value-type="float" office:value="33.48" calcext:value-type="float">
            <text:p>33.48</text:p>
          </table:table-cell>
          <table:table-cell office:value-type="float" office:value="2176.16" calcext:value-type="float">
            <text:p>2176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77" calcext:value-type="float">
            <text:p>3598.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5592.05" calcext:value-type="float">
            <text:p>5592.05</text:p>
          </table:table-cell>
          <table:table-cell office:value-type="float" office:value="6004.62" calcext:value-type="float">
            <text:p>6004.62</text:p>
          </table:table-cell>
          <table:table-cell office:value-type="float" office:value="6.96" calcext:value-type="float">
            <text:p>6.96</text:p>
          </table:table-cell>
          <table:table-cell office:value-type="float" office:value="1262.38" calcext:value-type="float">
            <text:p>1262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" calcext:value-type="float">
            <text:p>3567.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6989.26" calcext:value-type="float">
            <text:p>6989.26</text:p>
          </table:table-cell>
          <table:table-cell office:value-type="float" office:value="7707.95" calcext:value-type="float">
            <text:p>7707.95</text:p>
          </table:table-cell>
          <table:table-cell office:value-type="float" office:value="9.38" calcext:value-type="float">
            <text:p>9.38</text:p>
          </table:table-cell>
          <table:table-cell office:value-type="float" office:value="1634.62" calcext:value-type="float">
            <text:p>1634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" calcext:value-type="float">
            <text:p>3586.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6131.85" calcext:value-type="float">
            <text:p>6131.85</text:p>
          </table:table-cell>
          <table:table-cell office:value-type="float" office:value="9045.72" calcext:value-type="float">
            <text:p>9045.72</text:p>
          </table:table-cell>
          <table:table-cell office:value-type="float" office:value="32.21" calcext:value-type="float">
            <text:p>32.21</text:p>
          </table:table-cell>
          <table:table-cell office:value-type="float" office:value="2295.64" calcext:value-type="float">
            <text:p>2295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1" calcext:value-type="float">
            <text:p>3598.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0115.44" calcext:value-type="float">
            <text:p>10115.44</text:p>
          </table:table-cell>
          <table:table-cell office:value-type="float" office:value="14566.76" calcext:value-type="float">
            <text:p>14566.76</text:p>
          </table:table-cell>
          <table:table-cell office:value-type="float" office:value="30.56" calcext:value-type="float">
            <text:p>30.56</text:p>
          </table:table-cell>
          <table:table-cell office:value-type="float" office:value="3623.31" calcext:value-type="float">
            <text:p>3623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2.96" calcext:value-type="float">
            <text:p>3552.9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8719.09" calcext:value-type="float">
            <text:p>8719.09</text:p>
          </table:table-cell>
          <table:table-cell office:value-type="float" office:value="11904.79" calcext:value-type="float">
            <text:p>11904.79</text:p>
          </table:table-cell>
          <table:table-cell office:value-type="float" office:value="26.76" calcext:value-type="float">
            <text:p>26.76</text:p>
          </table:table-cell>
          <table:table-cell office:value-type="float" office:value="2814.12" calcext:value-type="float">
            <text:p>2814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02" calcext:value-type="float">
            <text:p>3572.0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8169.04" calcext:value-type="float">
            <text:p>8169.04</text:p>
          </table:table-cell>
          <table:table-cell office:value-type="float" office:value="11630.44" calcext:value-type="float">
            <text:p>11630.44</text:p>
          </table:table-cell>
          <table:table-cell office:value-type="float" office:value="33.68" calcext:value-type="float">
            <text:p>33.68</text:p>
          </table:table-cell>
          <table:table-cell office:value-type="float" office:value="2864.09" calcext:value-type="float">
            <text:p>2864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39" calcext:value-type="float">
            <text:p>3578.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8519.77" calcext:value-type="float">
            <text:p>8519.77</text:p>
          </table:table-cell>
          <table:table-cell office:value-type="float" office:value="12668.74" calcext:value-type="float">
            <text:p>12668.74</text:p>
          </table:table-cell>
          <table:table-cell office:value-type="float" office:value="32.76" calcext:value-type="float">
            <text:p>32.76</text:p>
          </table:table-cell>
          <table:table-cell office:value-type="float" office:value="3204.25" calcext:value-type="float">
            <text:p>3204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99" calcext:value-type="float">
            <text:p>3581.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8304.51" calcext:value-type="float">
            <text:p>8304.51</text:p>
          </table:table-cell>
          <table:table-cell office:value-type="float" office:value="12954.26" calcext:value-type="float">
            <text:p>12954.26</text:p>
          </table:table-cell>
          <table:table-cell office:value-type="float" office:value="35.89" calcext:value-type="float">
            <text:p>35.89</text:p>
          </table:table-cell>
          <table:table-cell office:value-type="float" office:value="3364.81" calcext:value-type="float">
            <text:p>3364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73" calcext:value-type="float">
            <text:p>3588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2007.8" calcext:value-type="float">
            <text:p>12007.80</text:p>
          </table:table-cell>
          <table:table-cell office:value-type="float" office:value="18028.02" calcext:value-type="float">
            <text:p>18028.02</text:p>
          </table:table-cell>
          <table:table-cell office:value-type="float" office:value="33.39" calcext:value-type="float">
            <text:p>33.39</text:p>
          </table:table-cell>
          <table:table-cell office:value-type="float" office:value="4579.6" calcext:value-type="float">
            <text:p>457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.7" calcext:value-type="float">
            <text:p>3567.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0247.72" calcext:value-type="float">
            <text:p>10247.72</text:p>
          </table:table-cell>
          <table:table-cell office:value-type="float" office:value="15372.14" calcext:value-type="float">
            <text:p>15372.14</text:p>
          </table:table-cell>
          <table:table-cell office:value-type="float" office:value="33.34" calcext:value-type="float">
            <text:p>33.34</text:p>
          </table:table-cell>
          <table:table-cell office:value-type="float" office:value="3849.75" calcext:value-type="float">
            <text:p>3849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6.93" calcext:value-type="float">
            <text:p>3536.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1248.07" calcext:value-type="float">
            <text:p>11248.07</text:p>
          </table:table-cell>
          <table:table-cell office:value-type="float" office:value="17463.81" calcext:value-type="float">
            <text:p>17463.81</text:p>
          </table:table-cell>
          <table:table-cell office:value-type="float" office:value="35.59" calcext:value-type="float">
            <text:p>35.59</text:p>
          </table:table-cell>
          <table:table-cell office:value-type="float" office:value="4553.7" calcext:value-type="float">
            <text:p>455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1.84" calcext:value-type="float">
            <text:p>3531.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1437.82" calcext:value-type="float">
            <text:p>11437.82</text:p>
          </table:table-cell>
          <table:table-cell office:value-type="float" office:value="17211.64" calcext:value-type="float">
            <text:p>17211.64</text:p>
          </table:table-cell>
          <table:table-cell office:value-type="float" office:value="33.55" calcext:value-type="float">
            <text:p>33.55</text:p>
          </table:table-cell>
          <table:table-cell office:value-type="float" office:value="4364.96" calcext:value-type="float">
            <text:p>4364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7" calcext:value-type="float">
            <text:p>3570.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1211.67" calcext:value-type="float">
            <text:p>11211.67</text:p>
          </table:table-cell>
          <table:table-cell office:value-type="float" office:value="17398.35" calcext:value-type="float">
            <text:p>17398.35</text:p>
          </table:table-cell>
          <table:table-cell office:value-type="float" office:value="35.56" calcext:value-type="float">
            <text:p>35.56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92" calcext:value-type="float">
            <text:p>3585.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96.36" calcext:value-type="float">
            <text:p>1796.36</text:p>
          </table:table-cell>
          <table:table-cell office:value-type="float" office:value="0" calcext:value-type="float">
            <text:p>0.00</text:p>
          </table:table-cell>
          <table:table-cell office:value-type="float" office:value="375.32" calcext:value-type="float">
            <text:p>375.32</text:p>
          </table:table-cell>
          <table:table-cell office:value-type="float" office:value="10.98" calcext:value-type="float">
            <text:p>10.98</text:p>
          </table:table-cell>
          <table:table-cell office:value-type="float" office:value="9.18" calcext:value-type="float">
            <text:p>9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29.66" calcext:value-type="float">
            <text:p>1729.66</text:p>
          </table:table-cell>
          <table:table-cell office:value-type="float" office:value="0" calcext:value-type="float">
            <text:p>0.00</text:p>
          </table:table-cell>
          <table:table-cell office:value-type="float" office:value="378.41" calcext:value-type="float">
            <text:p>378.41</text:p>
          </table:table-cell>
          <table:table-cell office:value-type="float" office:value="20.57" calcext:value-type="float">
            <text:p>20.57</text:p>
          </table:table-cell>
          <table:table-cell office:value-type="float" office:value="8.4" calcext:value-type="float">
            <text:p>8.4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82.58" calcext:value-type="float">
            <text:p>3382.58</text:p>
          </table:table-cell>
          <table:table-cell office:value-type="float" office:value="0" calcext:value-type="float">
            <text:p>0.00</text:p>
          </table:table-cell>
          <table:table-cell office:value-type="float" office:value="679.02" calcext:value-type="float">
            <text:p>679.02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99.82" calcext:value-type="float">
            <text:p>2699.82</text:p>
          </table:table-cell>
          <table:table-cell office:value-type="float" office:value="0" calcext:value-type="float">
            <text:p>0.00</text:p>
          </table:table-cell>
          <table:table-cell office:value-type="float" office:value="562.02" calcext:value-type="float">
            <text:p>562.02</text:p>
          </table:table-cell>
          <table:table-cell office:value-type="float" office:value="70" calcext:value-type="float">
            <text:p>70.00</text:p>
          </table:table-cell>
          <table:table-cell office:value-type="float" office:value="3.25" calcext:value-type="float">
            <text:p>3.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R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96.17" calcext:value-type="float">
            <text:p>2096.17</text:p>
          </table:table-cell>
          <table:table-cell office:value-type="float" office:value="0" calcext:value-type="float">
            <text:p>0.00</text:p>
          </table:table-cell>
          <table:table-cell office:value-type="float" office:value="453.15" calcext:value-type="float">
            <text:p>453.15</text:p>
          </table:table-cell>
          <table:table-cell office:value-type="float" office:value="2.16" calcext:value-type="float">
            <text:p>2.16</text:p>
          </table:table-cell>
          <table:table-cell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2">
          <table:table-cell table:style-name="ce3" office:value-type="string" calcext:value-type="string">
            <text:p>R101_m6_size0_p1_40_60_cap2.5_1</text:p>
          </table:table-cell>
          <table:table-cell table:style-name="ce5" office:value-type="string" calcext:value-type="string">
            <text:p>OP</text:p>
          </table:table-cell>
          <table:table-cell table:number-columns-repeated="2" table:style-name="ce8" office:value-type="float" office:value="1894.13" calcext:value-type="float">
            <text:p>1894.13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429" calcext:value-type="float">
            <text:p>429.00</text:p>
          </table:table-cell>
          <table:table-cell table:style-name="ce8" office:value-type="float" office:value="28.42" calcext:value-type="float">
            <text:p>28.42</text:p>
          </table:table-cell>
          <table:table-cell table:style-name="ce8" office:value-type="float" office:value="0.54" calcext:value-type="float">
            <text:p>0.5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95"/>
        </table:table-row>
        <table:table-row table:style-name="ro2" table:number-rows-repeated="1048094">
          <table:table-cell table:number-columns-repeated="1007"/>
        </table:table-row>
        <table:table-row table:style-name="ro2">
          <table:table-cell table:number-columns-repeated="1007"/>
        </table:table-row>
      </table:table>
      <table:table table:name="C-SDVRP_AR2ICF" table:style-name="ta1">
        <table:table-column table:style-name="co7" table:default-cell-style-name="ce2"/>
        <table:table-column table:style-name="co8" table:default-cell-style-name="ce4"/>
        <table:table-column table:style-name="co8" table:number-columns-repeated="3" table:default-cell-style-name="ce7"/>
        <table:table-column table:style-name="co9" table:default-cell-style-name="ce7"/>
        <table:table-column table:style-name="co10" table:default-cell-style-name="ce7"/>
        <table:table-column table:style-name="co8" table:number-columns-repeated="2" table:default-cell-style-name="ce7"/>
        <table:table-column table:style-name="co8" table:number-columns-repeated="4" table:default-cell-style-name="ce4"/>
        <table:table-column table:style-name="co3" table:default-cell-style-name="Default"/>
        <table:table-column table:style-name="co3" table:number-columns-repeated="993" table:default-cell-style-name="ce4"/>
        <table:table-row table:style-name="ro1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Status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UB</text:p>
          </table:table-cell>
          <table:table-cell table:style-name="ce6" office:value-type="string" calcext:value-type="string">
            <text:p>Gap (%)</text:p>
          </table:table-cell>
          <table:table-cell table:style-name="ce6" office:value-type="string" calcext:value-type="string">
            <text:p>Best emission</text:p>
          </table:table-cell>
          <table:table-cell table:style-name="ce6" office:value-type="string" calcext:value-type="string">
            <text:p>Worst emission</text:p>
          </table:table-cell>
          <table:table-cell table:style-name="ce6" office:value-type="string" calcext:value-type="string">
            <text:p> T<text:span text:style-name="T1">T</text:span> (s)</text:p>
          </table:table-cell>
          <table:table-cell table:style-name="ce6" office:value-type="string" calcext:value-type="string">
            <text:p> T<text:span text:style-name="T1">ROP</text:span> (s)</text:p>
          </table:table-cell>
          <table:table-cell table:style-name="ce6" office:value-type="string" calcext:value-type="string">
            <text:p> N<text:span text:style-name="T1">ROP</text:span> </text:p>
          </table:table-cell>
          <table:table-cell table:style-name="ce1" office:value-type="string" calcext:value-type="string">
            <text:p>Cut</text:p>
          </table:table-cell>
          <table:table-cell table:style-name="ce1" office:value-type="string" calcext:value-type="string">
            <text:p>VH</text:p>
          </table:table-cell>
          <table:table-cell table:style-name="ce1" office:value-type="string" calcext:value-type="string">
            <text:p>CS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3.34" calcext:value-type="float">
            <text:p>283.34</text:p>
          </table:table-cell>
          <table:table-cell office:value-type="float" office:value="0" calcext:value-type="float">
            <text:p>0.00</text:p>
          </table:table-cell>
          <table:table-cell office:value-type="float" office:value="1432.28" calcext:value-type="float">
            <text:p>1432.28</text:p>
          </table:table-cell>
          <table:table-cell office:value-type="float" office:value="1578.81" calcext:value-type="float">
            <text:p>1578.81</text:p>
          </table:table-cell>
          <table:table-cell office:value-type="float" office:value="743.75" calcext:value-type="float">
            <text:p>743.75</text:p>
          </table:table-cell>
          <table:table-cell office:value-type="float" office:value="109.51" calcext:value-type="float">
            <text:p>109.51</text:p>
          </table:table-cell>
          <table:table-cell office:value-type="float" office:value="6540" calcext:value-type="float">
            <text:p>6540</text:p>
          </table:table-cell>
          <table:table-cell office:value-type="float" office:value="6535" calcext:value-type="float">
            <text:p>65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41.04" calcext:value-type="float">
            <text:p>241.04</text:p>
          </table:table-cell>
          <table:table-cell office:value-type="float" office:value="0" calcext:value-type="float">
            <text:p>0.00</text:p>
          </table:table-cell>
          <table:table-cell office:value-type="float" office:value="1131.4" calcext:value-type="float">
            <text:p>1131.40</text:p>
          </table:table-cell>
          <table:table-cell office:value-type="float" office:value="1297.02" calcext:value-type="float">
            <text:p>1297.02</text:p>
          </table:table-cell>
          <table:table-cell office:value-type="float" office:value="4.57" calcext:value-type="float">
            <text:p>4.57</text:p>
          </table:table-cell>
          <table:table-cell office:value-type="float" office:value="0.8" calcext:value-type="float">
            <text:p>0.8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0.91" calcext:value-type="float">
            <text:p>200.91</text:p>
          </table:table-cell>
          <table:table-cell office:value-type="float" office:value="0" calcext:value-type="float">
            <text:p>0.00</text:p>
          </table:table-cell>
          <table:table-cell office:value-type="float" office:value="901.94" calcext:value-type="float">
            <text:p>901.94</text:p>
          </table:table-cell>
          <table:table-cell office:value-type="float" office:value="1086.35" calcext:value-type="float">
            <text:p>1086.35</text:p>
          </table:table-cell>
          <table:table-cell office:value-type="float" office:value="0.43" calcext:value-type="float">
            <text:p>0.43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70.05" calcext:value-type="float">
            <text:p>170.05</text:p>
          </table:table-cell>
          <table:table-cell office:value-type="float" office:value="0" calcext:value-type="float">
            <text:p>0.00</text:p>
          </table:table-cell>
          <table:table-cell office:value-type="float" office:value="763.69" calcext:value-type="float">
            <text:p>763.69</text:p>
          </table:table-cell>
          <table:table-cell office:value-type="float" office:value="967.3" calcext:value-type="float">
            <text:p>967.30</text:p>
          </table:table-cell>
          <table:table-cell office:value-type="float" office:value="1.67" calcext:value-type="float">
            <text:p>1.67</text:p>
          </table:table-cell>
          <table:table-cell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423.46" calcext:value-type="float">
            <text:p>423.46</text:p>
          </table:table-cell>
          <table:table-cell office:value-type="float" office:value="480.43" calcext:value-type="float">
            <text:p>480.43</text:p>
          </table:table-cell>
          <table:table-cell office:value-type="float" office:value="11.86" calcext:value-type="float">
            <text:p>11.86</text:p>
          </table:table-cell>
          <table:table-cell office:value-type="float" office:value="2313.79" calcext:value-type="float">
            <text:p>2313.79</text:p>
          </table:table-cell>
          <table:table-cell office:value-type="float" office:value="2346.14" calcext:value-type="float">
            <text:p>2346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135.47" calcext:value-type="float">
            <text:p>135.47</text:p>
          </table:table-cell>
          <table:table-cell table:number-columns-repeated="2" office:value-type="float" office:value="8361" calcext:value-type="float">
            <text:p>836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338.61" calcext:value-type="float">
            <text:p>338.61</text:p>
          </table:table-cell>
          <table:table-cell office:value-type="float" office:value="355.38" calcext:value-type="float">
            <text:p>355.38</text:p>
          </table:table-cell>
          <table:table-cell office:value-type="float" office:value="4.72" calcext:value-type="float">
            <text:p>4.72</text:p>
          </table:table-cell>
          <table:table-cell office:value-type="float" office:value="1762.27" calcext:value-type="float">
            <text:p>1762.27</text:p>
          </table:table-cell>
          <table:table-cell office:value-type="float" office:value="1921.83" calcext:value-type="float">
            <text:p>1921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164.66" calcext:value-type="float">
            <text:p>164.66</text:p>
          </table:table-cell>
          <table:table-cell office:value-type="float" office:value="9354" calcext:value-type="float">
            <text:p>9354</text:p>
          </table:table-cell>
          <table:table-cell office:value-type="float" office:value="9348" calcext:value-type="float">
            <text:p>93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9.68" calcext:value-type="float">
            <text:p>239.68</text:p>
          </table:table-cell>
          <table:table-cell office:value-type="float" office:value="0" calcext:value-type="float">
            <text:p>0.00</text:p>
          </table:table-cell>
          <table:table-cell office:value-type="float" office:value="1251.06" calcext:value-type="float">
            <text:p>1251.06</text:p>
          </table:table-cell>
          <table:table-cell office:value-type="float" office:value="1302.62" calcext:value-type="float">
            <text:p>1302.62</text:p>
          </table:table-cell>
          <table:table-cell office:value-type="float" office:value="2.68" calcext:value-type="float">
            <text:p>2.68</text:p>
          </table:table-cell>
          <table:table-cell office:value-type="float" office:value="0.32" calcext:value-type="float">
            <text:p>0.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7.83" calcext:value-type="float">
            <text:p>207.83</text:p>
          </table:table-cell>
          <table:table-cell office:value-type="float" office:value="0" calcext:value-type="float">
            <text:p>0.00</text:p>
          </table:table-cell>
          <table:table-cell office:value-type="float" office:value="1068.87" calcext:value-type="float">
            <text:p>1068.87</text:p>
          </table:table-cell>
          <table:table-cell office:value-type="float" office:value="1142.36" calcext:value-type="float">
            <text:p>1142.36</text:p>
          </table:table-cell>
          <table:table-cell office:value-type="float" office:value="135.37" calcext:value-type="float">
            <text:p>135.37</text:p>
          </table:table-cell>
          <table:table-cell office:value-type="float" office:value="8.88" calcext:value-type="float">
            <text:p>8.88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1_100_cap1.1_1</text:p>
          </table:table-cell>
          <table:table-cell office:value-type="string" calcext:value-type="string">
            <text:p>TL</text:p>
          </table:table-cell>
          <table:table-cell office:value-type="float" office:value="418.27" calcext:value-type="float">
            <text:p>418.27</text:p>
          </table:table-cell>
          <table:table-cell office:value-type="float" office:value="422.5" calcext:value-type="float">
            <text:p>422.50</text:p>
          </table:table-cell>
          <table:table-cell office:value-type="float" office:value="1" calcext:value-type="float">
            <text:p>1.00</text:p>
          </table:table-cell>
          <table:table-cell office:value-type="float" office:value="2142.01" calcext:value-type="float">
            <text:p>2142.01</text:p>
          </table:table-cell>
          <table:table-cell office:value-type="float" office:value="2214.31" calcext:value-type="float">
            <text:p>2214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129.48" calcext:value-type="float">
            <text:p>129.48</text:p>
          </table:table-cell>
          <table:table-cell office:value-type="float" office:value="3402" calcext:value-type="float">
            <text:p>3402</text:p>
          </table:table-cell>
          <table:table-cell office:value-type="float" office:value="3396" calcext:value-type="float">
            <text:p>33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1_100_cap1.5_1</text:p>
          </table:table-cell>
          <table:table-cell office:value-type="string" calcext:value-type="string">
            <text:p>TL</text:p>
          </table:table-cell>
          <table:table-cell office:value-type="float" office:value="337.66" calcext:value-type="float">
            <text:p>337.66</text:p>
          </table:table-cell>
          <table:table-cell office:value-type="float" office:value="340.55" calcext:value-type="float">
            <text:p>340.55</text:p>
          </table:table-cell>
          <table:table-cell office:value-type="float" office:value="0.85" calcext:value-type="float">
            <text:p>0.85</text:p>
          </table:table-cell>
          <table:table-cell office:value-type="float" office:value="1680.05" calcext:value-type="float">
            <text:p>1680.05</text:p>
          </table:table-cell>
          <table:table-cell office:value-type="float" office:value="1816.2" calcext:value-type="float">
            <text:p>1816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284.57" calcext:value-type="float">
            <text:p>284.57</text:p>
          </table:table-cell>
          <table:table-cell office:value-type="float" office:value="10342" calcext:value-type="float">
            <text:p>10342</text:p>
          </table:table-cell>
          <table:table-cell office:value-type="float" office:value="10336" calcext:value-type="float">
            <text:p>1033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9.94" calcext:value-type="float">
            <text:p>239.94</text:p>
          </table:table-cell>
          <table:table-cell office:value-type="float" office:value="0" calcext:value-type="float">
            <text:p>0.00</text:p>
          </table:table-cell>
          <table:table-cell office:value-type="float" office:value="1208.44" calcext:value-type="float">
            <text:p>1208.44</text:p>
          </table:table-cell>
          <table:table-cell office:value-type="float" office:value="1273.96" calcext:value-type="float">
            <text:p>1273.96</text:p>
          </table:table-cell>
          <table:table-cell office:value-type="float" office:value="15.92" calcext:value-type="float">
            <text:p>15.92</text:p>
          </table:table-cell>
          <table:table-cell office:value-type="float" office:value="13.21" calcext:value-type="float">
            <text:p>13.21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5.78" calcext:value-type="float">
            <text:p>205.78</text:p>
          </table:table-cell>
          <table:table-cell office:value-type="float" office:value="0" calcext:value-type="float">
            <text:p>0.00</text:p>
          </table:table-cell>
          <table:table-cell office:value-type="float" office:value="1048.65" calcext:value-type="float">
            <text:p>1048.65</text:p>
          </table:table-cell>
          <table:table-cell office:value-type="float" office:value="1092.14" calcext:value-type="float">
            <text:p>1092.14</text:p>
          </table:table-cell>
          <table:table-cell office:value-type="float" office:value="5.39" calcext:value-type="float">
            <text:p>5.39</text:p>
          </table:table-cell>
          <table:table-cell office:value-type="float" office:value="0.64" calcext:value-type="float">
            <text:p>0.6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40_60_cap1.1_1</text:p>
          </table:table-cell>
          <table:table-cell office:value-type="string" calcext:value-type="string">
            <text:p>TL</text:p>
          </table:table-cell>
          <table:table-cell office:value-type="float" office:value="617.85" calcext:value-type="float">
            <text:p>617.85</text:p>
          </table:table-cell>
          <table:table-cell office:value-type="float" office:value="685.17" calcext:value-type="float">
            <text:p>685.17</text:p>
          </table:table-cell>
          <table:table-cell office:value-type="float" office:value="9.82" calcext:value-type="float">
            <text:p>9.82</text:p>
          </table:table-cell>
          <table:table-cell table:number-columns-repeated="2" office:value-type="float" office:value="3312.74" calcext:value-type="float">
            <text:p>3312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2632.53" calcext:value-type="float">
            <text:p>2632.53</text:p>
          </table:table-cell>
          <table:table-cell table:number-columns-repeated="2" office:value-type="float" office:value="7475" calcext:value-type="float">
            <text:p>74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40_60_cap1.5_1</text:p>
          </table:table-cell>
          <table:table-cell office:value-type="string" calcext:value-type="string">
            <text:p>TL</text:p>
          </table:table-cell>
          <table:table-cell office:value-type="float" office:value="450.43" calcext:value-type="float">
            <text:p>450.43</text:p>
          </table:table-cell>
          <table:table-cell office:value-type="float" office:value="496.39" calcext:value-type="float">
            <text:p>496.39</text:p>
          </table:table-cell>
          <table:table-cell office:value-type="float" office:value="9.26" calcext:value-type="float">
            <text:p>9.26</text:p>
          </table:table-cell>
          <table:table-cell office:value-type="float" office:value="2428.21" calcext:value-type="float">
            <text:p>2428.21</text:p>
          </table:table-cell>
          <table:table-cell office:value-type="float" office:value="2576.91" calcext:value-type="float">
            <text:p>2576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2355.35" calcext:value-type="float">
            <text:p>2355.35</text:p>
          </table:table-cell>
          <table:table-cell office:value-type="float" office:value="5104" calcext:value-type="float">
            <text:p>5104</text:p>
          </table:table-cell>
          <table:table-cell office:value-type="float" office:value="5097" calcext:value-type="float">
            <text:p>509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40_60_cap2_1</text:p>
          </table:table-cell>
          <table:table-cell office:value-type="string" calcext:value-type="string">
            <text:p>TL</text:p>
          </table:table-cell>
          <table:table-cell office:value-type="float" office:value="345.41" calcext:value-type="float">
            <text:p>345.41</text:p>
          </table:table-cell>
          <table:table-cell office:value-type="float" office:value="370.94" calcext:value-type="float">
            <text:p>370.94</text:p>
          </table:table-cell>
          <table:table-cell office:value-type="float" office:value="6.88" calcext:value-type="float">
            <text:p>6.88</text:p>
          </table:table-cell>
          <table:table-cell office:value-type="float" office:value="1923.67" calcext:value-type="float">
            <text:p>1923.67</text:p>
          </table:table-cell>
          <table:table-cell office:value-type="float" office:value="1973.03" calcext:value-type="float">
            <text:p>1973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466.27" calcext:value-type="float">
            <text:p>466.27</text:p>
          </table:table-cell>
          <table:table-cell office:value-type="float" office:value="10637" calcext:value-type="float">
            <text:p>10637</text:p>
          </table:table-cell>
          <table:table-cell office:value-type="float" office:value="10633" calcext:value-type="float">
            <text:p>106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2.18" calcext:value-type="float">
            <text:p>302.18</text:p>
          </table:table-cell>
          <table:table-cell office:value-type="float" office:value="0" calcext:value-type="float">
            <text:p>0.00</text:p>
          </table:table-cell>
          <table:table-cell office:value-type="float" office:value="1492.72" calcext:value-type="float">
            <text:p>1492.72</text:p>
          </table:table-cell>
          <table:table-cell office:value-type="float" office:value="1609.75" calcext:value-type="float">
            <text:p>1609.75</text:p>
          </table:table-cell>
          <table:table-cell office:value-type="float" office:value="32.74" calcext:value-type="float">
            <text:p>32.74</text:p>
          </table:table-cell>
          <table:table-cell office:value-type="float" office:value="1.81" calcext:value-type="float">
            <text:p>1.81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3.47" calcext:value-type="float">
            <text:p>333.47</text:p>
          </table:table-cell>
          <table:table-cell office:value-type="float" office:value="0" calcext:value-type="float">
            <text:p>0.00</text:p>
          </table:table-cell>
          <table:table-cell office:value-type="float" office:value="1651.97" calcext:value-type="float">
            <text:p>1651.97</text:p>
          </table:table-cell>
          <table:table-cell office:value-type="float" office:value="1744.38" calcext:value-type="float">
            <text:p>1744.38</text:p>
          </table:table-cell>
          <table:table-cell office:value-type="float" office:value="6.54" calcext:value-type="float">
            <text:p>6.54</text:p>
          </table:table-cell>
          <table:table-cell office:value-type="float" office:value="0.23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2.81" calcext:value-type="float">
            <text:p>262.81</text:p>
          </table:table-cell>
          <table:table-cell office:value-type="float" office:value="0" calcext:value-type="float">
            <text:p>0.00</text:p>
          </table:table-cell>
          <table:table-cell office:value-type="float" office:value="1254.73" calcext:value-type="float">
            <text:p>1254.73</text:p>
          </table:table-cell>
          <table:table-cell office:value-type="float" office:value="1378.68" calcext:value-type="float">
            <text:p>1378.68</text:p>
          </table:table-cell>
          <table:table-cell office:value-type="float" office:value="3.23" calcext:value-type="float">
            <text:p>3.23</text:p>
          </table:table-cell>
          <table:table-cell office:value-type="float" office:value="0.23" calcext:value-type="float">
            <text:p>0.2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73.86" calcext:value-type="float">
            <text:p>573.86</text:p>
          </table:table-cell>
          <table:table-cell office:value-type="float" office:value="0" calcext:value-type="float">
            <text:p>0.00</text:p>
          </table:table-cell>
          <table:table-cell office:value-type="float" office:value="2824.65" calcext:value-type="float">
            <text:p>2824.65</text:p>
          </table:table-cell>
          <table:table-cell office:value-type="float" office:value="3218.15" calcext:value-type="float">
            <text:p>3218.15</text:p>
          </table:table-cell>
          <table:table-cell office:value-type="float" office:value="252.69" calcext:value-type="float">
            <text:p>252.69</text:p>
          </table:table-cell>
          <table:table-cell office:value-type="float" office:value="0.34" calcext:value-type="float">
            <text:p>0.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21_2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92.07" calcext:value-type="float">
            <text:p>592.07</text:p>
          </table:table-cell>
          <table:table-cell office:value-type="float" office:value="0" calcext:value-type="float">
            <text:p>0.00</text:p>
          </table:table-cell>
          <table:table-cell office:value-type="float" office:value="2932.87" calcext:value-type="float">
            <text:p>2932.87</text:p>
          </table:table-cell>
          <table:table-cell office:value-type="float" office:value="3247.76" calcext:value-type="float">
            <text:p>3247.76</text:p>
          </table:table-cell>
          <table:table-cell office:value-type="float" office:value="119.04" calcext:value-type="float">
            <text:p>119.04</text:p>
          </table:table-cell>
          <table:table-cell office:value-type="float" office:value="0.71" calcext:value-type="float">
            <text:p>0.7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569.63" calcext:value-type="float">
            <text:p>569.63</text:p>
          </table:table-cell>
          <table:table-cell office:value-type="float" office:value="596.45" calcext:value-type="float">
            <text:p>596.45</text:p>
          </table:table-cell>
          <table:table-cell office:value-type="float" office:value="4.5" calcext:value-type="float">
            <text:p>4.50</text:p>
          </table:table-cell>
          <table:table-cell office:value-type="float" office:value="2801.63" calcext:value-type="float">
            <text:p>2801.63</text:p>
          </table:table-cell>
          <table:table-cell office:value-type="float" office:value="3499.16" calcext:value-type="float">
            <text:p>3499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23.46" calcext:value-type="float">
            <text:p>23.46</text:p>
          </table:table-cell>
          <table:table-cell office:value-type="float" office:value="409" calcext:value-type="float">
            <text:p>409</text:p>
          </table:table-cell>
          <table:table-cell office:value-type="float" office:value="394" calcext:value-type="float">
            <text:p>39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604.29" calcext:value-type="float">
            <text:p>604.29</text:p>
          </table:table-cell>
          <table:table-cell office:value-type="float" office:value="617.88" calcext:value-type="float">
            <text:p>617.88</text:p>
          </table:table-cell>
          <table:table-cell office:value-type="float" office:value="2.2" calcext:value-type="float">
            <text:p>2.20</text:p>
          </table:table-cell>
          <table:table-cell office:value-type="float" office:value="2886.66" calcext:value-type="float">
            <text:p>2886.66</text:p>
          </table:table-cell>
          <table:table-cell office:value-type="float" office:value="3404.23" calcext:value-type="float">
            <text:p>3404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454.92" calcext:value-type="float">
            <text:p>454.92</text:p>
          </table:table-cell>
          <table:table-cell office:value-type="float" office:value="3655" calcext:value-type="float">
            <text:p>3655</text:p>
          </table:table-cell>
          <table:table-cell office:value-type="float" office:value="3645" calcext:value-type="float">
            <text:p>364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610.18" calcext:value-type="float">
            <text:p>610.18</text:p>
          </table:table-cell>
          <table:table-cell office:value-type="float" office:value="628.28" calcext:value-type="float">
            <text:p>628.28</text:p>
          </table:table-cell>
          <table:table-cell office:value-type="float" office:value="2.88" calcext:value-type="float">
            <text:p>2.88</text:p>
          </table:table-cell>
          <table:table-cell office:value-type="float" office:value="2976.02" calcext:value-type="float">
            <text:p>2976.02</text:p>
          </table:table-cell>
          <table:table-cell office:value-type="float" office:value="3420.86" calcext:value-type="float">
            <text:p>3420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81.75" calcext:value-type="float">
            <text:p>81.75</text:p>
          </table:table-cell>
          <table:table-cell office:value-type="float" office:value="1277" calcext:value-type="float">
            <text:p>1277</text:p>
          </table:table-cell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747.35" calcext:value-type="float">
            <text:p>747.35</text:p>
          </table:table-cell>
          <table:table-cell office:value-type="float" office:value="844.57" calcext:value-type="float">
            <text:p>844.57</text:p>
          </table:table-cell>
          <table:table-cell office:value-type="float" office:value="11.51" calcext:value-type="float">
            <text:p>11.51</text:p>
          </table:table-cell>
          <table:table-cell office:value-type="float" office:value="4215.65" calcext:value-type="float">
            <text:p>4215.65</text:p>
          </table:table-cell>
          <table:table-cell office:value-type="float" office:value="4553.1" calcext:value-type="float">
            <text:p>4553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39.72" calcext:value-type="float">
            <text:p>339.72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927.16" calcext:value-type="float">
            <text:p>927.16</text:p>
          </table:table-cell>
          <table:table-cell office:value-type="float" office:value="1039.63" calcext:value-type="float">
            <text:p>1039.63</text:p>
          </table:table-cell>
          <table:table-cell office:value-type="float" office:value="10.82" calcext:value-type="float">
            <text:p>10.82</text:p>
          </table:table-cell>
          <table:table-cell office:value-type="float" office:value="5048.97" calcext:value-type="float">
            <text:p>5048.97</text:p>
          </table:table-cell>
          <table:table-cell office:value-type="float" office:value="5617.3" calcext:value-type="float">
            <text:p>5617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260.66" calcext:value-type="float">
            <text:p>260.66</text:p>
          </table:table-cell>
          <table:table-cell office:value-type="float" office:value="463" calcext:value-type="float">
            <text:p>463</text:p>
          </table:table-cell>
          <table:table-cell office:value-type="float" office:value="441" calcext:value-type="float">
            <text:p>44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831.65" calcext:value-type="float">
            <text:p>831.65</text:p>
          </table:table-cell>
          <table:table-cell office:value-type="float" office:value="907.34" calcext:value-type="float">
            <text:p>907.34</text:p>
          </table:table-cell>
          <table:table-cell office:value-type="float" office:value="8.34" calcext:value-type="float">
            <text:p>8.34</text:p>
          </table:table-cell>
          <table:table-cell office:value-type="float" office:value="4460.9" calcext:value-type="float">
            <text:p>4460.90</text:p>
          </table:table-cell>
          <table:table-cell office:value-type="float" office:value="5124.71" calcext:value-type="float">
            <text:p>5124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143.58" calcext:value-type="float">
            <text:p>143.58</text:p>
          </table:table-cell>
          <table:table-cell office:value-type="float" office:value="274" calcext:value-type="float">
            <text:p>274</text:p>
          </table:table-cell>
          <table:table-cell office:value-type="float" office:value="264" calcext:value-type="float">
            <text:p>26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853.22" calcext:value-type="float">
            <text:p>853.22</text:p>
          </table:table-cell>
          <table:table-cell office:value-type="float" office:value="922.06" calcext:value-type="float">
            <text:p>922.06</text:p>
          </table:table-cell>
          <table:table-cell office:value-type="float" office:value="7.52" calcext:value-type="float">
            <text:p>7.52</text:p>
          </table:table-cell>
          <table:table-cell office:value-type="float" office:value="4575.67" calcext:value-type="float">
            <text:p>4575.67</text:p>
          </table:table-cell>
          <table:table-cell office:value-type="float" office:value="5093.99" calcext:value-type="float">
            <text:p>5093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77.67" calcext:value-type="float">
            <text:p>377.67</text:p>
          </table:table-cell>
          <table:table-cell office:value-type="float" office:value="637" calcext:value-type="float">
            <text:p>637</text:p>
          </table:table-cell>
          <table:table-cell office:value-type="float" office:value="619" calcext:value-type="float">
            <text:p>61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806.81" calcext:value-type="float">
            <text:p>806.81</text:p>
          </table:table-cell>
          <table:table-cell office:value-type="float" office:value="868.74" calcext:value-type="float">
            <text:p>868.74</text:p>
          </table:table-cell>
          <table:table-cell office:value-type="float" office:value="7.13" calcext:value-type="float">
            <text:p>7.13</text:p>
          </table:table-cell>
          <table:table-cell office:value-type="float" office:value="4204.09" calcext:value-type="float">
            <text:p>4204.09</text:p>
          </table:table-cell>
          <table:table-cell office:value-type="float" office:value="4804.14" calcext:value-type="float">
            <text:p>480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27.25" calcext:value-type="float">
            <text:p>27.2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119.76" calcext:value-type="float">
            <text:p>1119.76</text:p>
          </table:table-cell>
          <table:table-cell office:value-type="float" office:value="1241.45" calcext:value-type="float">
            <text:p>1241.45</text:p>
          </table:table-cell>
          <table:table-cell office:value-type="float" office:value="9.8" calcext:value-type="float">
            <text:p>9.80</text:p>
          </table:table-cell>
          <table:table-cell office:value-type="float" office:value="6236.41" calcext:value-type="float">
            <text:p>6236.41</text:p>
          </table:table-cell>
          <table:table-cell office:value-type="float" office:value="6612.16" calcext:value-type="float">
            <text:p>6612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224.67" calcext:value-type="float">
            <text:p>224.67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254.15" calcext:value-type="float">
            <text:p>1254.15</text:p>
          </table:table-cell>
          <table:table-cell office:value-type="float" office:value="1473.82" calcext:value-type="float">
            <text:p>1473.82</text:p>
          </table:table-cell>
          <table:table-cell office:value-type="float" office:value="14.9" calcext:value-type="float">
            <text:p>14.90</text:p>
          </table:table-cell>
          <table:table-cell office:value-type="float" office:value="7276.7" calcext:value-type="float">
            <text:p>7276.70</text:p>
          </table:table-cell>
          <table:table-cell office:value-type="float" office:value="7819.63" calcext:value-type="float">
            <text:p>7819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2765.74" calcext:value-type="float">
            <text:p>2765.74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109.63" calcext:value-type="float">
            <text:p>1109.63</text:p>
          </table:table-cell>
          <table:table-cell office:value-type="float" office:value="1353.94" calcext:value-type="float">
            <text:p>1353.94</text:p>
          </table:table-cell>
          <table:table-cell office:value-type="float" office:value="18.07" calcext:value-type="float">
            <text:p>18.07</text:p>
          </table:table-cell>
          <table:table-cell office:value-type="float" office:value="6518.86" calcext:value-type="float">
            <text:p>6518.86</text:p>
          </table:table-cell>
          <table:table-cell office:value-type="float" office:value="7021.44" calcext:value-type="float">
            <text:p>7021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2629.45" calcext:value-type="float">
            <text:p>2629.45</text:p>
          </table:table-cell>
          <table:table-cell office:value-type="float" office:value="614" calcext:value-type="float">
            <text:p>614</text:p>
          </table:table-cell>
          <table:table-cell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203.64" calcext:value-type="float">
            <text:p>1203.64</text:p>
          </table:table-cell>
          <table:table-cell office:value-type="float" office:value="1422.1" calcext:value-type="float">
            <text:p>1422.10</text:p>
          </table:table-cell>
          <table:table-cell office:value-type="float" office:value="15.39" calcext:value-type="float">
            <text:p>15.39</text:p>
          </table:table-cell>
          <table:table-cell office:value-type="float" office:value="6892.77" calcext:value-type="float">
            <text:p>6892.77</text:p>
          </table:table-cell>
          <table:table-cell office:value-type="float" office:value="7256.07" calcext:value-type="float">
            <text:p>7256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171.13" calcext:value-type="float">
            <text:p>3171.13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189.79" calcext:value-type="float">
            <text:p>1189.79</text:p>
          </table:table-cell>
          <table:table-cell office:value-type="float" office:value="1583.83" calcext:value-type="float">
            <text:p>1583.83</text:p>
          </table:table-cell>
          <table:table-cell office:value-type="float" office:value="24.92" calcext:value-type="float">
            <text:p>24.92</text:p>
          </table:table-cell>
          <table:table-cell office:value-type="float" office:value="7554.7" calcext:value-type="float">
            <text:p>7554.70</text:p>
          </table:table-cell>
          <table:table-cell office:value-type="float" office:value="8193.98" calcext:value-type="float">
            <text:p>8193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2174.05" calcext:value-type="float">
            <text:p>2174.05</text:p>
          </table:table-cell>
          <table:table-cell office:value-type="float" office:value="684" calcext:value-type="float">
            <text:p>684</text:p>
          </table:table-cell>
          <table:table-cell office:value-type="float" office:value="681" calcext:value-type="float">
            <text:p>68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505.83" calcext:value-type="float">
            <text:p>1505.83</text:p>
          </table:table-cell>
          <table:table-cell office:value-type="float" office:value="1917.17" calcext:value-type="float">
            <text:p>1917.17</text:p>
          </table:table-cell>
          <table:table-cell office:value-type="float" office:value="21.88" calcext:value-type="float">
            <text:p>21.88</text:p>
          </table:table-cell>
          <table:table-cell office:value-type="float" office:value="9242" calcext:value-type="float">
            <text:p>9242.00</text:p>
          </table:table-cell>
          <table:table-cell office:value-type="float" office:value="9963.81" calcext:value-type="float">
            <text:p>9963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3105.56" calcext:value-type="float">
            <text:p>3105.56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436.78" calcext:value-type="float">
            <text:p>1436.78</text:p>
          </table:table-cell>
          <table:table-cell office:value-type="float" office:value="2791.17" calcext:value-type="float">
            <text:p>2791.17</text:p>
          </table:table-cell>
          <table:table-cell office:value-type="float" office:value="48.69" calcext:value-type="float">
            <text:p>48.69</text:p>
          </table:table-cell>
          <table:table-cell office:value-type="float" office:value="11775.68" calcext:value-type="float">
            <text:p>11775.68</text:p>
          </table:table-cell>
          <table:table-cell office:value-type="float" office:value="13506.93" calcext:value-type="float">
            <text:p>13506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9.34" calcext:value-type="float">
            <text:p>3489.34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592.85" calcext:value-type="float">
            <text:p>1592.85</text:p>
          </table:table-cell>
          <table:table-cell office:value-type="float" office:value="3224.53" calcext:value-type="float">
            <text:p>3224.53</text:p>
          </table:table-cell>
          <table:table-cell office:value-type="float" office:value="50.6" calcext:value-type="float">
            <text:p>50.60</text:p>
          </table:table-cell>
          <table:table-cell office:value-type="float" office:value="12728.17" calcext:value-type="float">
            <text:p>12728.17</text:p>
          </table:table-cell>
          <table:table-cell office:value-type="float" office:value="13048.76" calcext:value-type="float">
            <text:p>13048.76</text:p>
          </table:table-cell>
          <table:table-cell office:value-type="float" office:value="3600" calcext:value-type="float">
            <text:p>3600.00</text:p>
          </table:table-cell>
          <table:table-cell office:value-type="float" office:value="3367.38" calcext:value-type="float">
            <text:p>3367.38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302.76" calcext:value-type="float">
            <text:p>1302.76</text:p>
          </table:table-cell>
          <table:table-cell office:value-type="float" office:value="1838.94" calcext:value-type="float">
            <text:p>1838.94</text:p>
          </table:table-cell>
          <table:table-cell office:value-type="float" office:value="31.29" calcext:value-type="float">
            <text:p>31.29</text:p>
          </table:table-cell>
          <table:table-cell office:value-type="float" office:value="8688.09" calcext:value-type="float">
            <text:p>8688.09</text:p>
          </table:table-cell>
          <table:table-cell office:value-type="float" office:value="9384.11" calcext:value-type="float">
            <text:p>9384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4.98" calcext:value-type="float">
            <text:p>3554.9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503.07" calcext:value-type="float">
            <text:p>1503.07</text:p>
          </table:table-cell>
          <table:table-cell office:value-type="float" office:value="1950.12" calcext:value-type="float">
            <text:p>1950.12</text:p>
          </table:table-cell>
          <table:table-cell office:value-type="float" office:value="23.44" calcext:value-type="float">
            <text:p>23.44</text:p>
          </table:table-cell>
          <table:table-cell office:value-type="float" office:value="9277.68" calcext:value-type="float">
            <text:p>9277.68</text:p>
          </table:table-cell>
          <table:table-cell office:value-type="float" office:value="10015.56" calcext:value-type="float">
            <text:p>10015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349.94" calcext:value-type="float">
            <text:p>3349.9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4.94" calcext:value-type="float">
            <text:p>204.94</text:p>
          </table:table-cell>
          <table:table-cell office:value-type="float" office:value="0" calcext:value-type="float">
            <text:p>0.00</text:p>
          </table:table-cell>
          <table:table-cell office:value-type="float" office:value="996.76" calcext:value-type="float">
            <text:p>996.76</text:p>
          </table:table-cell>
          <table:table-cell office:value-type="float" office:value="1062.26" calcext:value-type="float">
            <text:p>1062.26</text:p>
          </table:table-cell>
          <table:table-cell office:value-type="float" office:value="4.96" calcext:value-type="float">
            <text:p>4.96</text:p>
          </table:table-cell>
          <table:table-cell office:value-type="float" office:value="0.72" calcext:value-type="float">
            <text:p>0.7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8.3" calcext:value-type="float">
            <text:p>168.30</text:p>
          </table:table-cell>
          <table:table-cell office:value-type="float" office:value="0" calcext:value-type="float">
            <text:p>0.00</text:p>
          </table:table-cell>
          <table:table-cell office:value-type="float" office:value="840.62" calcext:value-type="float">
            <text:p>840.62</text:p>
          </table:table-cell>
          <table:table-cell office:value-type="float" office:value="875.17" calcext:value-type="float">
            <text:p>875.17</text:p>
          </table:table-cell>
          <table:table-cell office:value-type="float" office:value="2.09" calcext:value-type="float">
            <text:p>2.09</text:p>
          </table:table-cell>
          <table:table-cell office:value-type="float" office:value="0.1" calcext:value-type="float">
            <text:p>0.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384.81" calcext:value-type="float">
            <text:p>384.81</text:p>
          </table:table-cell>
          <table:table-cell office:value-type="float" office:value="440.29" calcext:value-type="float">
            <text:p>440.29</text:p>
          </table:table-cell>
          <table:table-cell office:value-type="float" office:value="12.6" calcext:value-type="float">
            <text:p>12.60</text:p>
          </table:table-cell>
          <table:table-cell office:value-type="float" office:value="2149.1" calcext:value-type="float">
            <text:p>2149.10</text:p>
          </table:table-cell>
          <table:table-cell office:value-type="float" office:value="2356.64" calcext:value-type="float">
            <text:p>2356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529.39" calcext:value-type="float">
            <text:p>529.39</text:p>
          </table:table-cell>
          <table:table-cell office:value-type="float" office:value="10660" calcext:value-type="float">
            <text:p>10660</text:p>
          </table:table-cell>
          <table:table-cell office:value-type="float" office:value="10653" calcext:value-type="float">
            <text:p>106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302.12" calcext:value-type="float">
            <text:p>302.12</text:p>
          </table:table-cell>
          <table:table-cell office:value-type="float" office:value="306.64" calcext:value-type="float">
            <text:p>306.64</text:p>
          </table:table-cell>
          <table:table-cell office:value-type="float" office:value="1.47" calcext:value-type="float">
            <text:p>1.47</text:p>
          </table:table-cell>
          <table:table-cell office:value-type="float" office:value="1571.73" calcext:value-type="float">
            <text:p>1571.73</text:p>
          </table:table-cell>
          <table:table-cell office:value-type="float" office:value="1667.37" calcext:value-type="float">
            <text:p>1667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103.36" calcext:value-type="float">
            <text:p>103.36</text:p>
          </table:table-cell>
          <table:table-cell office:value-type="float" office:value="11911" calcext:value-type="float">
            <text:p>11911</text:p>
          </table:table-cell>
          <table:table-cell office:value-type="float" office:value="11908" calcext:value-type="float">
            <text:p>119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3.29" calcext:value-type="float">
            <text:p>263.29</text:p>
          </table:table-cell>
          <table:table-cell office:value-type="float" office:value="0" calcext:value-type="float">
            <text:p>0.00</text:p>
          </table:table-cell>
          <table:table-cell office:value-type="float" office:value="1259.47" calcext:value-type="float">
            <text:p>1259.47</text:p>
          </table:table-cell>
          <table:table-cell office:value-type="float" office:value="1404.18" calcext:value-type="float">
            <text:p>1404.18</text:p>
          </table:table-cell>
          <table:table-cell office:value-type="float" office:value="19.94" calcext:value-type="float">
            <text:p>19.94</text:p>
          </table:table-cell>
          <table:table-cell office:value-type="float" office:value="3.32" calcext:value-type="float">
            <text:p>3.32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2.9" calcext:value-type="float">
            <text:p>202.90</text:p>
          </table:table-cell>
          <table:table-cell office:value-type="float" office:value="0" calcext:value-type="float">
            <text:p>0.00</text:p>
          </table:table-cell>
          <table:table-cell office:value-type="float" office:value="1023.03" calcext:value-type="float">
            <text:p>1023.03</text:p>
          </table:table-cell>
          <table:table-cell office:value-type="float" office:value="1061.93" calcext:value-type="float">
            <text:p>1061.93</text:p>
          </table:table-cell>
          <table:table-cell office:value-type="float" office:value="1.11" calcext:value-type="float">
            <text:p>1.11</text:p>
          </table:table-cell>
          <table:table-cell office:value-type="float" office:value="0.12" calcext:value-type="float">
            <text:p>0.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1_1</text:p>
          </table:table-cell>
          <table:table-cell office:value-type="string" calcext:value-type="string">
            <text:p>TL</text:p>
          </table:table-cell>
          <table:table-cell office:value-type="float" office:value="397.22" calcext:value-type="float">
            <text:p>397.22</text:p>
          </table:table-cell>
          <table:table-cell office:value-type="float" office:value="455.87" calcext:value-type="float">
            <text:p>455.87</text:p>
          </table:table-cell>
          <table:table-cell office:value-type="float" office:value="12.88" calcext:value-type="float">
            <text:p>12.88</text:p>
          </table:table-cell>
          <table:table-cell office:value-type="float" office:value="2246.6" calcext:value-type="float">
            <text:p>2246.60</text:p>
          </table:table-cell>
          <table:table-cell office:value-type="float" office:value="2409.84" calcext:value-type="float">
            <text:p>2409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5" calcext:value-type="float">
            <text:p>3574.50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5.96" calcext:value-type="float">
            <text:p>315.96</text:p>
          </table:table-cell>
          <table:table-cell office:value-type="float" office:value="0" calcext:value-type="float">
            <text:p>0.00</text:p>
          </table:table-cell>
          <table:table-cell office:value-type="float" office:value="1632.05" calcext:value-type="float">
            <text:p>1632.05</text:p>
          </table:table-cell>
          <table:table-cell office:value-type="float" office:value="1732.52" calcext:value-type="float">
            <text:p>1732.52</text:p>
          </table:table-cell>
          <table:table-cell office:value-type="float" office:value="388.04" calcext:value-type="float">
            <text:p>388.04</text:p>
          </table:table-cell>
          <table:table-cell office:value-type="float" office:value="46.35" calcext:value-type="float">
            <text:p>46.35</text:p>
          </table:table-cell>
          <table:table-cell office:value-type="float" office:value="572" calcext:value-type="float">
            <text:p>572</text:p>
          </table:table-cell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735.57" calcext:value-type="float">
            <text:p>735.57</text:p>
          </table:table-cell>
          <table:table-cell office:value-type="float" office:value="784.78" calcext:value-type="float">
            <text:p>784.78</text:p>
          </table:table-cell>
          <table:table-cell office:value-type="float" office:value="6.27" calcext:value-type="float">
            <text:p>6.27</text:p>
          </table:table-cell>
          <table:table-cell office:value-type="float" office:value="3795.93" calcext:value-type="float">
            <text:p>3795.93</text:p>
          </table:table-cell>
          <table:table-cell office:value-type="float" office:value="4278.99" calcext:value-type="float">
            <text:p>4278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1927.5" calcext:value-type="float">
            <text:p>1927.50</text:p>
          </table:table-cell>
          <table:table-cell office:value-type="float" office:value="1475" calcext:value-type="float">
            <text:p>1475</text:p>
          </table:table-cell>
          <table:table-cell office:value-type="float" office:value="1472" calcext:value-type="float">
            <text:p>14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698.42" calcext:value-type="float">
            <text:p>698.42</text:p>
          </table:table-cell>
          <table:table-cell office:value-type="float" office:value="714.65" calcext:value-type="float">
            <text:p>714.65</text:p>
          </table:table-cell>
          <table:table-cell office:value-type="float" office:value="2.27" calcext:value-type="float">
            <text:p>2.27</text:p>
          </table:table-cell>
          <table:table-cell office:value-type="float" office:value="3491.7" calcext:value-type="float">
            <text:p>3491.70</text:p>
          </table:table-cell>
          <table:table-cell office:value-type="float" office:value="3981.26" calcext:value-type="float">
            <text:p>3981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35.65" calcext:value-type="float">
            <text:p>335.65</text:p>
          </table:table-cell>
          <table:table-cell office:value-type="float" office:value="1414" calcext:value-type="float">
            <text:p>1414</text:p>
          </table:table-cell>
          <table:table-cell office:value-type="float" office:value="1411" calcext:value-type="float">
            <text:p>14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591.9" calcext:value-type="float">
            <text:p>591.90</text:p>
          </table:table-cell>
          <table:table-cell office:value-type="float" office:value="626.16" calcext:value-type="float">
            <text:p>626.16</text:p>
          </table:table-cell>
          <table:table-cell office:value-type="float" office:value="5.47" calcext:value-type="float">
            <text:p>5.47</text:p>
          </table:table-cell>
          <table:table-cell office:value-type="float" office:value="3179.25" calcext:value-type="float">
            <text:p>3179.25</text:p>
          </table:table-cell>
          <table:table-cell office:value-type="float" office:value="3443.65" calcext:value-type="float">
            <text:p>3443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201.14" calcext:value-type="float">
            <text:p>201.14</text:p>
          </table:table-cell>
          <table:table-cell office:value-type="float" office:value="296" calcext:value-type="float">
            <text:p>296</text:p>
          </table:table-cell>
          <table:table-cell office:value-type="float" office:value="290" calcext:value-type="float">
            <text:p>29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716.14" calcext:value-type="float">
            <text:p>716.14</text:p>
          </table:table-cell>
          <table:table-cell office:value-type="float" office:value="747.7" calcext:value-type="float">
            <text:p>747.70</text:p>
          </table:table-cell>
          <table:table-cell office:value-type="float" office:value="4.22" calcext:value-type="float">
            <text:p>4.22</text:p>
          </table:table-cell>
          <table:table-cell office:value-type="float" office:value="3822.76" calcext:value-type="float">
            <text:p>3822.76</text:p>
          </table:table-cell>
          <table:table-cell office:value-type="float" office:value="4009.54" calcext:value-type="float">
            <text:p>4009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89.8" calcext:value-type="float">
            <text:p>89.80</text:p>
          </table:table-cell>
          <table:table-cell office:value-type="float" office:value="308" calcext:value-type="float">
            <text:p>308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42.54" calcext:value-type="float">
            <text:p>742.54</text:p>
          </table:table-cell>
          <table:table-cell office:value-type="float" office:value="770.63" calcext:value-type="float">
            <text:p>770.63</text:p>
          </table:table-cell>
          <table:table-cell office:value-type="float" office:value="3.65" calcext:value-type="float">
            <text:p>3.65</text:p>
          </table:table-cell>
          <table:table-cell office:value-type="float" office:value="3935.19" calcext:value-type="float">
            <text:p>3935.19</text:p>
          </table:table-cell>
          <table:table-cell office:value-type="float" office:value="4102.59" calcext:value-type="float">
            <text:p>4102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561.64" calcext:value-type="float">
            <text:p>561.64</text:p>
          </table:table-cell>
          <table:table-cell office:value-type="float" office:value="1112" calcext:value-type="float">
            <text:p>1112</text:p>
          </table:table-cell>
          <table:table-cell office:value-type="float" office:value="1105" calcext:value-type="float">
            <text:p>11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232.16" calcext:value-type="float">
            <text:p>1232.16</text:p>
          </table:table-cell>
          <table:table-cell office:value-type="float" office:value="1335.86" calcext:value-type="float">
            <text:p>1335.86</text:p>
          </table:table-cell>
          <table:table-cell office:value-type="float" office:value="7.76" calcext:value-type="float">
            <text:p>7.76</text:p>
          </table:table-cell>
          <table:table-cell office:value-type="float" office:value="6649.67" calcext:value-type="float">
            <text:p>6649.67</text:p>
          </table:table-cell>
          <table:table-cell office:value-type="float" office:value="7358.91" calcext:value-type="float">
            <text:p>7358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106.25" calcext:value-type="float">
            <text:p>3106.25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228.87" calcext:value-type="float">
            <text:p>1228.87</text:p>
          </table:table-cell>
          <table:table-cell office:value-type="float" office:value="1617.47" calcext:value-type="float">
            <text:p>1617.47</text:p>
          </table:table-cell>
          <table:table-cell office:value-type="float" office:value="24.88" calcext:value-type="float">
            <text:p>24.88</text:p>
          </table:table-cell>
          <table:table-cell office:value-type="float" office:value="7479.81" calcext:value-type="float">
            <text:p>7479.81</text:p>
          </table:table-cell>
          <table:table-cell office:value-type="float" office:value="8675.33" calcext:value-type="float">
            <text:p>8675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" calcext:value-type="float">
            <text:p>3595.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175.82" calcext:value-type="float">
            <text:p>1175.82</text:p>
          </table:table-cell>
          <table:table-cell office:value-type="float" office:value="1508.16" calcext:value-type="float">
            <text:p>1508.16</text:p>
          </table:table-cell>
          <table:table-cell office:value-type="float" office:value="23.44" calcext:value-type="float">
            <text:p>23.44</text:p>
          </table:table-cell>
          <table:table-cell office:value-type="float" office:value="7282.71" calcext:value-type="float">
            <text:p>7282.71</text:p>
          </table:table-cell>
          <table:table-cell office:value-type="float" office:value="7885.33" calcext:value-type="float">
            <text:p>7885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11" calcext:value-type="float">
            <text:p>3592.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124.42" calcext:value-type="float">
            <text:p>1124.42</text:p>
          </table:table-cell>
          <table:table-cell office:value-type="float" office:value="1423.67" calcext:value-type="float">
            <text:p>1423.67</text:p>
          </table:table-cell>
          <table:table-cell office:value-type="float" office:value="22.16" calcext:value-type="float">
            <text:p>22.16</text:p>
          </table:table-cell>
          <table:table-cell office:value-type="float" office:value="6696.28" calcext:value-type="float">
            <text:p>6696.28</text:p>
          </table:table-cell>
          <table:table-cell office:value-type="float" office:value="7524.9" calcext:value-type="float">
            <text:p>7524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67" calcext:value-type="float">
            <text:p>3588.6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140.4" calcext:value-type="float">
            <text:p>1140.40</text:p>
          </table:table-cell>
          <table:table-cell office:value-type="float" office:value="1326.99" calcext:value-type="float">
            <text:p>1326.99</text:p>
          </table:table-cell>
          <table:table-cell office:value-type="float" office:value="14.06" calcext:value-type="float">
            <text:p>14.06</text:p>
          </table:table-cell>
          <table:table-cell office:value-type="float" office:value="6457.24" calcext:value-type="float">
            <text:p>6457.24</text:p>
          </table:table-cell>
          <table:table-cell office:value-type="float" office:value="7087.19" calcext:value-type="float">
            <text:p>7087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07" calcext:value-type="float">
            <text:p>3593.0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812.05" calcext:value-type="float">
            <text:p>1812.05</text:p>
          </table:table-cell>
          <table:table-cell office:value-type="float" office:value="2338.16" calcext:value-type="float">
            <text:p>2338.16</text:p>
          </table:table-cell>
          <table:table-cell office:value-type="float" office:value="25.85" calcext:value-type="float">
            <text:p>25.85</text:p>
          </table:table-cell>
          <table:table-cell office:value-type="float" office:value="10996.24" calcext:value-type="float">
            <text:p>10996.24</text:p>
          </table:table-cell>
          <table:table-cell office:value-type="float" office:value="12109.63" calcext:value-type="float">
            <text:p>12109.6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36" calcext:value-type="float">
            <text:p>3589.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516.35" calcext:value-type="float">
            <text:p>1516.35</text:p>
          </table:table-cell>
          <table:table-cell office:value-type="float" office:value="2878.75" calcext:value-type="float">
            <text:p>2878.75</text:p>
          </table:table-cell>
          <table:table-cell office:value-type="float" office:value="47.99" calcext:value-type="float">
            <text:p>47.99</text:p>
          </table:table-cell>
          <table:table-cell office:value-type="float" office:value="12015.71" calcext:value-type="float">
            <text:p>12015.71</text:p>
          </table:table-cell>
          <table:table-cell office:value-type="float" office:value="13211.26" calcext:value-type="float">
            <text:p>13211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19" calcext:value-type="float">
            <text:p>3591.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618.78" calcext:value-type="float">
            <text:p>1618.78</text:p>
          </table:table-cell>
          <table:table-cell office:value-type="float" office:value="2907.52" calcext:value-type="float">
            <text:p>2907.52</text:p>
          </table:table-cell>
          <table:table-cell office:value-type="float" office:value="44.32" calcext:value-type="float">
            <text:p>44.32</text:p>
          </table:table-cell>
          <table:table-cell office:value-type="float" office:value="12094.37" calcext:value-type="float">
            <text:p>12094.37</text:p>
          </table:table-cell>
          <table:table-cell office:value-type="float" office:value="13632.43" calcext:value-type="float">
            <text:p>13632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14" calcext:value-type="float">
            <text:p>3593.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745.88" calcext:value-type="float">
            <text:p>1745.88</text:p>
          </table:table-cell>
          <table:table-cell office:value-type="float" office:value="2232.4" calcext:value-type="float">
            <text:p>2232.40</text:p>
          </table:table-cell>
          <table:table-cell office:value-type="float" office:value="25.13" calcext:value-type="float">
            <text:p>25.13</text:p>
          </table:table-cell>
          <table:table-cell office:value-type="float" office:value="10643.34" calcext:value-type="float">
            <text:p>10643.34</text:p>
          </table:table-cell>
          <table:table-cell office:value-type="float" office:value="11581.09" calcext:value-type="float">
            <text:p>1158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43" calcext:value-type="float">
            <text:p>3583.4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484.67" calcext:value-type="float">
            <text:p>1484.67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63.41" calcext:value-type="float">
            <text:p>63.41</text:p>
          </table:table-cell>
          <table:table-cell table:number-columns-repeated="2" office:value-type="float" office:value="14679.11" calcext:value-type="float">
            <text:p>14679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8" calcext:value-type="float">
            <text:p>3598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2080.49" calcext:value-type="float">
            <text:p>2080.49</text:p>
          </table:table-cell>
          <table:table-cell office:value-type="float" office:value="4669.86" calcext:value-type="float">
            <text:p>4669.86</text:p>
          </table:table-cell>
          <table:table-cell office:value-type="float" office:value="55.45" calcext:value-type="float">
            <text:p>55.45</text:p>
          </table:table-cell>
          <table:table-cell office:value-type="float" office:value="18040.66" calcext:value-type="float">
            <text:p>18040.66</text:p>
          </table:table-cell>
          <table:table-cell office:value-type="float" office:value="18583.7" calcext:value-type="float">
            <text:p>18583.7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2.72" calcext:value-type="float">
            <text:p>3582.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927.28" calcext:value-type="float">
            <text:p>1927.28</text:p>
          </table:table-cell>
          <table:table-cell office:value-type="float" office:value="4605.25" calcext:value-type="float">
            <text:p>4605.25</text:p>
          </table:table-cell>
          <table:table-cell office:value-type="float" office:value="58.15" calcext:value-type="float">
            <text:p>58.15</text:p>
          </table:table-cell>
          <table:table-cell office:value-type="float" office:value="17480.09" calcext:value-type="float">
            <text:p>17480.09</text:p>
          </table:table-cell>
          <table:table-cell office:value-type="float" office:value="18282.84" calcext:value-type="float">
            <text:p>18282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65" calcext:value-type="float">
            <text:p>3586.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347.11" calcext:value-type="float">
            <text:p>2347.11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20743.46" calcext:value-type="float">
            <text:p>20743.4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3" calcext:value-type="float">
            <text:p>3596.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2135.53" calcext:value-type="float">
            <text:p>2135.53</text:p>
          </table:table-cell>
          <table:table-cell office:value-type="float" office:value="4750.66" calcext:value-type="float">
            <text:p>4750.66</text:p>
          </table:table-cell>
          <table:table-cell office:value-type="float" office:value="55.05" calcext:value-type="float">
            <text:p>55.05</text:p>
          </table:table-cell>
          <table:table-cell office:value-type="float" office:value="18525.89" calcext:value-type="float">
            <text:p>18525.89</text:p>
          </table:table-cell>
          <table:table-cell office:value-type="float" office:value="19047.27" calcext:value-type="float">
            <text:p>19047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5" calcext:value-type="float">
            <text:p>3595.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2166.31" calcext:value-type="float">
            <text:p>2166.31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59.76" calcext:value-type="float">
            <text:p>59.76</text:p>
          </table:table-cell>
          <table:table-cell table:number-columns-repeated="2" office:value-type="float" office:value="20165.44" calcext:value-type="float">
            <text:p>20165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3" calcext:value-type="float">
            <text:p>3596.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5.06" calcext:value-type="float">
            <text:p>265.06</text:p>
          </table:table-cell>
          <table:table-cell office:value-type="float" office:value="0" calcext:value-type="float">
            <text:p>0.00</text:p>
          </table:table-cell>
          <table:table-cell office:value-type="float" office:value="1297.72" calcext:value-type="float">
            <text:p>1297.72</text:p>
          </table:table-cell>
          <table:table-cell office:value-type="float" office:value="1431.57" calcext:value-type="float">
            <text:p>1431.57</text:p>
          </table:table-cell>
          <table:table-cell office:value-type="float" office:value="7.6" calcext:value-type="float">
            <text:p>7.60</text:p>
          </table:table-cell>
          <table:table-cell office:value-type="float" office:value="0.43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6.7" calcext:value-type="float">
            <text:p>206.70</text:p>
          </table:table-cell>
          <table:table-cell office:value-type="float" office:value="0" calcext:value-type="float">
            <text:p>0.00</text:p>
          </table:table-cell>
          <table:table-cell office:value-type="float" office:value="1025.46" calcext:value-type="float">
            <text:p>1025.46</text:p>
          </table:table-cell>
          <table:table-cell office:value-type="float" office:value="1075" calcext:value-type="float">
            <text:p>1075.00</text:p>
          </table:table-cell>
          <table:table-cell office:value-type="float" office:value="17.24" calcext:value-type="float">
            <text:p>17.24</text:p>
          </table:table-cell>
          <table:table-cell office:value-type="float" office:value="0.59" calcext:value-type="float">
            <text:p>0.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40_60_cap1.1_1</text:p>
          </table:table-cell>
          <table:table-cell office:value-type="string" calcext:value-type="string">
            <text:p>TL</text:p>
          </table:table-cell>
          <table:table-cell office:value-type="float" office:value="595.34" calcext:value-type="float">
            <text:p>595.34</text:p>
          </table:table-cell>
          <table:table-cell office:value-type="float" office:value="676.95" calcext:value-type="float">
            <text:p>676.95</text:p>
          </table:table-cell>
          <table:table-cell office:value-type="float" office:value="12.14" calcext:value-type="float">
            <text:p>12.14</text:p>
          </table:table-cell>
          <table:table-cell office:value-type="float" office:value="3336.64" calcext:value-type="float">
            <text:p>3336.64</text:p>
          </table:table-cell>
          <table:table-cell office:value-type="float" office:value="3461.33" calcext:value-type="float">
            <text:p>3461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27" calcext:value-type="float">
            <text:p>3594.2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40_60_cap1.5_1</text:p>
          </table:table-cell>
          <table:table-cell office:value-type="string" calcext:value-type="string">
            <text:p>TL</text:p>
          </table:table-cell>
          <table:table-cell office:value-type="float" office:value="453.15" calcext:value-type="float">
            <text:p>453.15</text:p>
          </table:table-cell>
          <table:table-cell office:value-type="float" office:value="458.57" calcext:value-type="float">
            <text:p>458.57</text:p>
          </table:table-cell>
          <table:table-cell office:value-type="float" office:value="1.19" calcext:value-type="float">
            <text:p>1.19</text:p>
          </table:table-cell>
          <table:table-cell office:value-type="float" office:value="2358.78" calcext:value-type="float">
            <text:p>2358.78</text:p>
          </table:table-cell>
          <table:table-cell office:value-type="float" office:value="2513.85" calcext:value-type="float">
            <text:p>2513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2609.24" calcext:value-type="float">
            <text:p>2609.24</text:p>
          </table:table-cell>
          <table:table-cell office:value-type="float" office:value="2713" calcext:value-type="float">
            <text:p>2713</text:p>
          </table:table-cell>
          <table:table-cell office:value-type="float" office:value="2705" calcext:value-type="float">
            <text:p>270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7.36" calcext:value-type="float">
            <text:p>347.36</text:p>
          </table:table-cell>
          <table:table-cell office:value-type="float" office:value="0" calcext:value-type="float">
            <text:p>0.00</text:p>
          </table:table-cell>
          <table:table-cell office:value-type="float" office:value="1769.4" calcext:value-type="float">
            <text:p>1769.40</text:p>
          </table:table-cell>
          <table:table-cell office:value-type="float" office:value="1865.13" calcext:value-type="float">
            <text:p>1865.13</text:p>
          </table:table-cell>
          <table:table-cell office:value-type="float" office:value="356.2" calcext:value-type="float">
            <text:p>356.20</text:p>
          </table:table-cell>
          <table:table-cell office:value-type="float" office:value="143.17" calcext:value-type="float">
            <text:p>143.17</text:p>
          </table:table-cell>
          <table:table-cell office:value-type="float" office:value="3744" calcext:value-type="float">
            <text:p>3744</text:p>
          </table:table-cell>
          <table:table-cell office:value-type="float" office:value="3737" calcext:value-type="float">
            <text:p>37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3_size0_p1_40_60_cap2.5_1</text:p>
          </table:table-cell>
          <table:table-cell office:value-type="string" calcext:value-type="string">
            <text:p>TL</text:p>
          </table:table-cell>
          <table:table-cell office:value-type="float" office:value="310.36" calcext:value-type="float">
            <text:p>310.36</text:p>
          </table:table-cell>
          <table:table-cell office:value-type="float" office:value="310.8" calcext:value-type="float">
            <text:p>310.80</text:p>
          </table:table-cell>
          <table:table-cell office:value-type="float" office:value="0.14" calcext:value-type="float">
            <text:p>0.14</text:p>
          </table:table-cell>
          <table:table-cell office:value-type="float" office:value="1544.34" calcext:value-type="float">
            <text:p>1544.34</text:p>
          </table:table-cell>
          <table:table-cell office:value-type="float" office:value="1666.9" calcext:value-type="float">
            <text:p>1666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556.6" calcext:value-type="float">
            <text:p>556.60</text:p>
          </table:table-cell>
          <table:table-cell office:value-type="float" office:value="8198" calcext:value-type="float">
            <text:p>8198</text:p>
          </table:table-cell>
          <table:table-cell office:value-type="float" office:value="8183" calcext:value-type="float">
            <text:p>818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50.69" calcext:value-type="float">
            <text:p>450.69</text:p>
          </table:table-cell>
          <table:table-cell office:value-type="float" office:value="0" calcext:value-type="float">
            <text:p>0.00</text:p>
          </table:table-cell>
          <table:table-cell office:value-type="float" office:value="2275.58" calcext:value-type="float">
            <text:p>2275.58</text:p>
          </table:table-cell>
          <table:table-cell office:value-type="float" office:value="2388.21" calcext:value-type="float">
            <text:p>2388.21</text:p>
          </table:table-cell>
          <table:table-cell office:value-type="float" office:value="130.52" calcext:value-type="float">
            <text:p>130.52</text:p>
          </table:table-cell>
          <table:table-cell office:value-type="float" office:value="8" calcext:value-type="float">
            <text:p>8.0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3.13" calcext:value-type="float">
            <text:p>323.13</text:p>
          </table:table-cell>
          <table:table-cell office:value-type="float" office:value="0" calcext:value-type="float">
            <text:p>0.00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1747.25" calcext:value-type="float">
            <text:p>1747.25</text:p>
          </table:table-cell>
          <table:table-cell office:value-type="float" office:value="664.76" calcext:value-type="float">
            <text:p>664.76</text:p>
          </table:table-cell>
          <table:table-cell office:value-type="float" office:value="72.26" calcext:value-type="float">
            <text:p>72.26</text:p>
          </table:table-cell>
          <table:table-cell office:value-type="float" office:value="1662" calcext:value-type="float">
            <text:p>1662</text:p>
          </table:table-cell>
          <table:table-cell office:value-type="float" office:value="1651" calcext:value-type="float">
            <text:p>16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624.09" calcext:value-type="float">
            <text:p>624.09</text:p>
          </table:table-cell>
          <table:table-cell office:value-type="float" office:value="649.08" calcext:value-type="float">
            <text:p>649.08</text:p>
          </table:table-cell>
          <table:table-cell office:value-type="float" office:value="3.85" calcext:value-type="float">
            <text:p>3.85</text:p>
          </table:table-cell>
          <table:table-cell office:value-type="float" office:value="3228.14" calcext:value-type="float">
            <text:p>3228.14</text:p>
          </table:table-cell>
          <table:table-cell office:value-type="float" office:value="3428.62" calcext:value-type="float">
            <text:p>3428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432.3" calcext:value-type="float">
            <text:p>432.3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679.78" calcext:value-type="float">
            <text:p>679.78</text:p>
          </table:table-cell>
          <table:table-cell office:value-type="float" office:value="681.03" calcext:value-type="float">
            <text:p>681.03</text:p>
          </table:table-cell>
          <table:table-cell office:value-type="float" office:value="0.18" calcext:value-type="float">
            <text:p>0.18</text:p>
          </table:table-cell>
          <table:table-cell office:value-type="float" office:value="3493.55" calcext:value-type="float">
            <text:p>3493.55</text:p>
          </table:table-cell>
          <table:table-cell office:value-type="float" office:value="3659.98" calcext:value-type="float">
            <text:p>3659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662.21" calcext:value-type="float">
            <text:p>662.21</text:p>
          </table:table-cell>
          <table:table-cell office:value-type="float" office:value="18765" calcext:value-type="float">
            <text:p>18765</text:p>
          </table:table-cell>
          <table:table-cell office:value-type="float" office:value="18761" calcext:value-type="float">
            <text:p>1876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510.75" calcext:value-type="float">
            <text:p>510.75</text:p>
          </table:table-cell>
          <table:table-cell office:value-type="float" office:value="538" calcext:value-type="float">
            <text:p>538.00</text:p>
          </table:table-cell>
          <table:table-cell office:value-type="float" office:value="5.06" calcext:value-type="float">
            <text:p>5.06</text:p>
          </table:table-cell>
          <table:table-cell office:value-type="float" office:value="2595.77" calcext:value-type="float">
            <text:p>2595.77</text:p>
          </table:table-cell>
          <table:table-cell office:value-type="float" office:value="3048.58" calcext:value-type="float">
            <text:p>3048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394.88" calcext:value-type="float">
            <text:p>394.8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624.15" calcext:value-type="float">
            <text:p>624.15</text:p>
          </table:table-cell>
          <table:table-cell office:value-type="float" office:value="657.51" calcext:value-type="float">
            <text:p>657.51</text:p>
          </table:table-cell>
          <table:table-cell office:value-type="float" office:value="5.07" calcext:value-type="float">
            <text:p>5.07</text:p>
          </table:table-cell>
          <table:table-cell office:value-type="float" office:value="3178.49" calcext:value-type="float">
            <text:p>3178.49</text:p>
          </table:table-cell>
          <table:table-cell office:value-type="float" office:value="3600.05" calcext:value-type="float">
            <text:p>3600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163.83" calcext:value-type="float">
            <text:p>163.83</text:p>
          </table:table-cell>
          <table:table-cell office:value-type="float" office:value="2471" calcext:value-type="float">
            <text:p>2471</text:p>
          </table:table-cell>
          <table:table-cell office:value-type="float" office:value="2457" calcext:value-type="float">
            <text:p>24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581.05" calcext:value-type="float">
            <text:p>581.05</text:p>
          </table:table-cell>
          <table:table-cell office:value-type="float" office:value="607.3" calcext:value-type="float">
            <text:p>607.30</text:p>
          </table:table-cell>
          <table:table-cell office:value-type="float" office:value="4.32" calcext:value-type="float">
            <text:p>4.32</text:p>
          </table:table-cell>
          <table:table-cell office:value-type="float" office:value="2979.46" calcext:value-type="float">
            <text:p>2979.46</text:p>
          </table:table-cell>
          <table:table-cell office:value-type="float" office:value="3236.4" calcext:value-type="float">
            <text:p>3236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15.27" calcext:value-type="float">
            <text:p>315.27</text:p>
          </table:table-cell>
          <table:table-cell office:value-type="float" office:value="369" calcext:value-type="float">
            <text:p>369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871.12" calcext:value-type="float">
            <text:p>871.12</text:p>
          </table:table-cell>
          <table:table-cell office:value-type="float" office:value="1031.84" calcext:value-type="float">
            <text:p>1031.84</text:p>
          </table:table-cell>
          <table:table-cell office:value-type="float" office:value="15.58" calcext:value-type="float">
            <text:p>15.58</text:p>
          </table:table-cell>
          <table:table-cell office:value-type="float" office:value="5108.98" calcext:value-type="float">
            <text:p>5108.98</text:p>
          </table:table-cell>
          <table:table-cell office:value-type="float" office:value="5492.09" calcext:value-type="float">
            <text:p>5492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2746.34" calcext:value-type="float">
            <text:p>2746.34</text:p>
          </table:table-cell>
          <table:table-cell office:value-type="float" office:value="960" calcext:value-type="float">
            <text:p>960</text:p>
          </table:table-cell>
          <table:table-cell office:value-type="float" office:value="958" calcext:value-type="float">
            <text:p>95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907.47" calcext:value-type="float">
            <text:p>907.47</text:p>
          </table:table-cell>
          <table:table-cell office:value-type="float" office:value="1031.95" calcext:value-type="float">
            <text:p>1031.95</text:p>
          </table:table-cell>
          <table:table-cell office:value-type="float" office:value="12.06" calcext:value-type="float">
            <text:p>12.06</text:p>
          </table:table-cell>
          <table:table-cell office:value-type="float" office:value="5079.53" calcext:value-type="float">
            <text:p>5079.53</text:p>
          </table:table-cell>
          <table:table-cell office:value-type="float" office:value="5580.15" calcext:value-type="float">
            <text:p>5580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807.1" calcext:value-type="float">
            <text:p>807.10</text:p>
          </table:table-cell>
          <table:table-cell office:value-type="float" office:value="682" calcext:value-type="float">
            <text:p>682</text:p>
          </table:table-cell>
          <table:table-cell office:value-type="float" office:value="664" calcext:value-type="float">
            <text:p>6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1057.43" calcext:value-type="float">
            <text:p>1057.43</text:p>
          </table:table-cell>
          <table:table-cell office:value-type="float" office:value="1230.4" calcext:value-type="float">
            <text:p>1230.40</text:p>
          </table:table-cell>
          <table:table-cell office:value-type="float" office:value="14.07" calcext:value-type="float">
            <text:p>14.07</text:p>
          </table:table-cell>
          <table:table-cell office:value-type="float" office:value="5996.38" calcext:value-type="float">
            <text:p>5996.38</text:p>
          </table:table-cell>
          <table:table-cell office:value-type="float" office:value="6621.62" calcext:value-type="float">
            <text:p>6621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064.52" calcext:value-type="float">
            <text:p>3064.52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914.25" calcext:value-type="float">
            <text:p>914.25</text:p>
          </table:table-cell>
          <table:table-cell office:value-type="float" office:value="977.78" calcext:value-type="float">
            <text:p>977.78</text:p>
          </table:table-cell>
          <table:table-cell office:value-type="float" office:value="6.5" calcext:value-type="float">
            <text:p>6.50</text:p>
          </table:table-cell>
          <table:table-cell office:value-type="float" office:value="4801.34" calcext:value-type="float">
            <text:p>4801.34</text:p>
          </table:table-cell>
          <table:table-cell office:value-type="float" office:value="5429.38" calcext:value-type="float">
            <text:p>5429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103.06" calcext:value-type="float">
            <text:p>103.06</text:p>
          </table:table-cell>
          <table:table-cell office:value-type="float" office:value="313" calcext:value-type="float">
            <text:p>313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1084.27" calcext:value-type="float">
            <text:p>1084.27</text:p>
          </table:table-cell>
          <table:table-cell office:value-type="float" office:value="1262.7" calcext:value-type="float">
            <text:p>1262.70</text:p>
          </table:table-cell>
          <table:table-cell office:value-type="float" office:value="14.14" calcext:value-type="float">
            <text:p>14.14</text:p>
          </table:table-cell>
          <table:table-cell office:value-type="float" office:value="6181.94" calcext:value-type="float">
            <text:p>6181.94</text:p>
          </table:table-cell>
          <table:table-cell office:value-type="float" office:value="6681.09" calcext:value-type="float">
            <text:p>6681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6.13" calcext:value-type="float">
            <text:p>3476.1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465.98" calcext:value-type="float">
            <text:p>1465.98</text:p>
          </table:table-cell>
          <table:table-cell office:value-type="float" office:value="2621.01" calcext:value-type="float">
            <text:p>2621.01</text:p>
          </table:table-cell>
          <table:table-cell office:value-type="float" office:value="54.51" calcext:value-type="float">
            <text:p>54.51</text:p>
          </table:table-cell>
          <table:table-cell office:value-type="float" office:value="11087.47" calcext:value-type="float">
            <text:p>11087.47</text:p>
          </table:table-cell>
          <table:table-cell office:value-type="float" office:value="12644.67" calcext:value-type="float">
            <text:p>12644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68" calcext:value-type="float">
            <text:p>3572.6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354.22" calcext:value-type="float">
            <text:p>1354.22</text:p>
          </table:table-cell>
          <table:table-cell office:value-type="float" office:value="2740.78" calcext:value-type="float">
            <text:p>2740.78</text:p>
          </table:table-cell>
          <table:table-cell office:value-type="float" office:value="50.59" calcext:value-type="float">
            <text:p>50.59</text:p>
          </table:table-cell>
          <table:table-cell office:value-type="float" office:value="10923.42" calcext:value-type="float">
            <text:p>10923.42</text:p>
          </table:table-cell>
          <table:table-cell office:value-type="float" office:value="12497.1" calcext:value-type="float">
            <text:p>1249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37" calcext:value-type="float">
            <text:p>3592.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209.18" calcext:value-type="float">
            <text:p>1209.18</text:p>
          </table:table-cell>
          <table:table-cell office:value-type="float" office:value="1643.43" calcext:value-type="float">
            <text:p>1643.43</text:p>
          </table:table-cell>
          <table:table-cell office:value-type="float" office:value="26.79" calcext:value-type="float">
            <text:p>26.79</text:p>
          </table:table-cell>
          <table:table-cell office:value-type="float" office:value="7647.67" calcext:value-type="float">
            <text:p>7647.67</text:p>
          </table:table-cell>
          <table:table-cell office:value-type="float" office:value="8489.65" calcext:value-type="float">
            <text:p>8489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53" calcext:value-type="float">
            <text:p>3581.5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382.58" calcext:value-type="float">
            <text:p>1382.58</text:p>
          </table:table-cell>
          <table:table-cell office:value-type="float" office:value="2226.87" calcext:value-type="float">
            <text:p>2226.87</text:p>
          </table:table-cell>
          <table:table-cell office:value-type="float" office:value="41.61" calcext:value-type="float">
            <text:p>41.61</text:p>
          </table:table-cell>
          <table:table-cell office:value-type="float" office:value="10016.83" calcext:value-type="float">
            <text:p>10016.83</text:p>
          </table:table-cell>
          <table:table-cell office:value-type="float" office:value="10916.97" calcext:value-type="float">
            <text:p>10916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8.02" calcext:value-type="float">
            <text:p>3558.0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444.45" calcext:value-type="float">
            <text:p>1444.45</text:p>
          </table:table-cell>
          <table:table-cell office:value-type="float" office:value="2576.11" calcext:value-type="float">
            <text:p>2576.11</text:p>
          </table:table-cell>
          <table:table-cell office:value-type="float" office:value="43.98" calcext:value-type="float">
            <text:p>43.98</text:p>
          </table:table-cell>
          <table:table-cell office:value-type="float" office:value="10974.27" calcext:value-type="float">
            <text:p>10974.27</text:p>
          </table:table-cell>
          <table:table-cell office:value-type="float" office:value="12233.34" calcext:value-type="float">
            <text:p>12233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32" calcext:value-type="float">
            <text:p>3591.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734.99" calcext:value-type="float">
            <text:p>1734.99</text:p>
          </table:table-cell>
          <table:table-cell office:value-type="float" office:value="2192.24" calcext:value-type="float">
            <text:p>2192.24</text:p>
          </table:table-cell>
          <table:table-cell office:value-type="float" office:value="21.09" calcext:value-type="float">
            <text:p>21.09</text:p>
          </table:table-cell>
          <table:table-cell office:value-type="float" office:value="10476.97" calcext:value-type="float">
            <text:p>10476.97</text:p>
          </table:table-cell>
          <table:table-cell office:value-type="float" office:value="11695.94" calcext:value-type="float">
            <text:p>11695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42" calcext:value-type="float">
            <text:p>3579.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892.18" calcext:value-type="float">
            <text:p>1892.18</text:p>
          </table:table-cell>
          <table:table-cell office:value-type="float" office:value="3158.39" calcext:value-type="float">
            <text:p>3158.39</text:p>
          </table:table-cell>
          <table:table-cell office:value-type="float" office:value="40.1" calcext:value-type="float">
            <text:p>40.10</text:p>
          </table:table-cell>
          <table:table-cell office:value-type="float" office:value="13804.64" calcext:value-type="float">
            <text:p>13804.64</text:p>
          </table:table-cell>
          <table:table-cell office:value-type="float" office:value="14767.67" calcext:value-type="float">
            <text:p>14767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7.85" calcext:value-type="float">
            <text:p>3567.8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575.51" calcext:value-type="float">
            <text:p>1575.51</text:p>
          </table:table-cell>
          <table:table-cell office:value-type="float" office:value="4639.25" calcext:value-type="float">
            <text:p>4639.25</text:p>
          </table:table-cell>
          <table:table-cell office:value-type="float" office:value="66.04" calcext:value-type="float">
            <text:p>66.04</text:p>
          </table:table-cell>
          <table:table-cell office:value-type="float" office:value="16502.15" calcext:value-type="float">
            <text:p>16502.15</text:p>
          </table:table-cell>
          <table:table-cell office:value-type="float" office:value="17209.43" calcext:value-type="float">
            <text:p>17209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1" calcext:value-type="float">
            <text:p>3596.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447.39" calcext:value-type="float">
            <text:p>1447.39</text:p>
          </table:table-cell>
          <table:table-cell office:value-type="float" office:value="3859.8" calcext:value-type="float">
            <text:p>3859.80</text:p>
          </table:table-cell>
          <table:table-cell office:value-type="float" office:value="63.15" calcext:value-type="float">
            <text:p>63.15</text:p>
          </table:table-cell>
          <table:table-cell office:value-type="float" office:value="14072.34" calcext:value-type="float">
            <text:p>14072.34</text:p>
          </table:table-cell>
          <table:table-cell office:value-type="float" office:value="14536.74" calcext:value-type="float">
            <text:p>14536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31" calcext:value-type="float">
            <text:p>3589.3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2023.4" calcext:value-type="float">
            <text:p>2023.40</text:p>
          </table:table-cell>
          <table:table-cell office:value-type="float" office:value="4012.92" calcext:value-type="float">
            <text:p>4012.92</text:p>
          </table:table-cell>
          <table:table-cell office:value-type="float" office:value="49.58" calcext:value-type="float">
            <text:p>49.58</text:p>
          </table:table-cell>
          <table:table-cell office:value-type="float" office:value="16145.46" calcext:value-type="float">
            <text:p>16145.46</text:p>
          </table:table-cell>
          <table:table-cell office:value-type="float" office:value="16851.66" calcext:value-type="float">
            <text:p>16851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9" calcext:value-type="float">
            <text:p>3570.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4.13" calcext:value-type="float">
            <text:p>264.13</text:p>
          </table:table-cell>
          <table:table-cell office:value-type="float" office:value="0" calcext:value-type="float">
            <text:p>0.00</text:p>
          </table:table-cell>
          <table:table-cell office:value-type="float" office:value="1312.46" calcext:value-type="float">
            <text:p>1312.46</text:p>
          </table:table-cell>
          <table:table-cell office:value-type="float" office:value="1408.55" calcext:value-type="float">
            <text:p>1408.55</text:p>
          </table:table-cell>
          <table:table-cell office:value-type="float" office:value="2.74" calcext:value-type="float">
            <text:p>2.74</text:p>
          </table:table-cell>
          <table:table-cell office:value-type="float" office:value="0.39" calcext:value-type="float">
            <text:p>0.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3.33" calcext:value-type="float">
            <text:p>203.33</text:p>
          </table:table-cell>
          <table:table-cell office:value-type="float" office:value="0" calcext:value-type="float">
            <text:p>0.00</text:p>
          </table:table-cell>
          <table:table-cell office:value-type="float" office:value="978.25" calcext:value-type="float">
            <text:p>978.25</text:p>
          </table:table-cell>
          <table:table-cell office:value-type="float" office:value="1086.62" calcext:value-type="float">
            <text:p>1086.62</text:p>
          </table:table-cell>
          <table:table-cell office:value-type="float" office:value="9.94" calcext:value-type="float">
            <text:p>9.94</text:p>
          </table:table-cell>
          <table:table-cell office:value-type="float" office:value="0.39" calcext:value-type="float">
            <text:p>0.3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10.08" calcext:value-type="float">
            <text:p>410.08</text:p>
          </table:table-cell>
          <table:table-cell office:value-type="float" office:value="0" calcext:value-type="float">
            <text:p>0.00</text:p>
          </table:table-cell>
          <table:table-cell office:value-type="float" office:value="2089.85" calcext:value-type="float">
            <text:p>2089.85</text:p>
          </table:table-cell>
          <table:table-cell office:value-type="float" office:value="2237.21" calcext:value-type="float">
            <text:p>2237.21</text:p>
          </table:table-cell>
          <table:table-cell office:value-type="float" office:value="191.1" calcext:value-type="float">
            <text:p>191.10</text:p>
          </table:table-cell>
          <table:table-cell office:value-type="float" office:value="16.36" calcext:value-type="float">
            <text:p>16.36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1.26" calcext:value-type="float">
            <text:p>341.26</text:p>
          </table:table-cell>
          <table:table-cell office:value-type="float" office:value="0" calcext:value-type="float">
            <text:p>0.00</text:p>
          </table:table-cell>
          <table:table-cell office:value-type="float" office:value="1721.21" calcext:value-type="float">
            <text:p>1721.21</text:p>
          </table:table-cell>
          <table:table-cell office:value-type="float" office:value="1848.9" calcext:value-type="float">
            <text:p>1848.90</text:p>
          </table:table-cell>
          <table:table-cell office:value-type="float" office:value="2104.22" calcext:value-type="float">
            <text:p>2104.22</text:p>
          </table:table-cell>
          <table:table-cell office:value-type="float" office:value="366.65" calcext:value-type="float">
            <text:p>366.65</text:p>
          </table:table-cell>
          <table:table-cell office:value-type="float" office:value="15010" calcext:value-type="float">
            <text:p>15010</text:p>
          </table:table-cell>
          <table:table-cell office:value-type="float" office:value="15002" calcext:value-type="float">
            <text:p>150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4.13" calcext:value-type="float">
            <text:p>264.13</text:p>
          </table:table-cell>
          <table:table-cell office:value-type="float" office:value="0" calcext:value-type="float">
            <text:p>0.00</text:p>
          </table:table-cell>
          <table:table-cell office:value-type="float" office:value="1245.13" calcext:value-type="float">
            <text:p>1245.13</text:p>
          </table:table-cell>
          <table:table-cell office:value-type="float" office:value="1369.18" calcext:value-type="float">
            <text:p>1369.18</text:p>
          </table:table-cell>
          <table:table-cell office:value-type="float" office:value="19.6" calcext:value-type="float">
            <text:p>19.60</text:p>
          </table:table-cell>
          <table:table-cell office:value-type="float" office:value="0.41" calcext:value-type="float">
            <text:p>0.4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1.31" calcext:value-type="float">
            <text:p>231.31</text:p>
          </table:table-cell>
          <table:table-cell office:value-type="float" office:value="0" calcext:value-type="float">
            <text:p>0.00</text:p>
          </table:table-cell>
          <table:table-cell office:value-type="float" office:value="1103.91" calcext:value-type="float">
            <text:p>1103.91</text:p>
          </table:table-cell>
          <table:table-cell office:value-type="float" office:value="1269.43" calcext:value-type="float">
            <text:p>1269.43</text:p>
          </table:table-cell>
          <table:table-cell office:value-type="float" office:value="19.62" calcext:value-type="float">
            <text:p>19.62</text:p>
          </table:table-cell>
          <table:table-cell office:value-type="float" office:value="9.74" calcext:value-type="float">
            <text:p>9.7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1_1</text:p>
          </table:table-cell>
          <table:table-cell office:value-type="string" calcext:value-type="string">
            <text:p>TL</text:p>
          </table:table-cell>
          <table:table-cell office:value-type="float" office:value="490.37" calcext:value-type="float">
            <text:p>490.37</text:p>
          </table:table-cell>
          <table:table-cell office:value-type="float" office:value="490.56" calcext:value-type="float">
            <text:p>490.56</text:p>
          </table:table-cell>
          <table:table-cell office:value-type="float" office:value="0.04" calcext:value-type="float">
            <text:p>0.04</text:p>
          </table:table-cell>
          <table:table-cell office:value-type="float" office:value="2544.25" calcext:value-type="float">
            <text:p>2544.25</text:p>
          </table:table-cell>
          <table:table-cell office:value-type="float" office:value="2630.15" calcext:value-type="float">
            <text:p>2630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1744.65" calcext:value-type="float">
            <text:p>1744.65</text:p>
          </table:table-cell>
          <table:table-cell office:value-type="float" office:value="6081" calcext:value-type="float">
            <text:p>6081</text:p>
          </table:table-cell>
          <table:table-cell office:value-type="float" office:value="6071" calcext:value-type="float">
            <text:p>60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3.63" calcext:value-type="float">
            <text:p>343.63</text:p>
          </table:table-cell>
          <table:table-cell office:value-type="float" office:value="0" calcext:value-type="float">
            <text:p>0.00</text:p>
          </table:table-cell>
          <table:table-cell office:value-type="float" office:value="1709.91" calcext:value-type="float">
            <text:p>1709.91</text:p>
          </table:table-cell>
          <table:table-cell office:value-type="float" office:value="1859.23" calcext:value-type="float">
            <text:p>1859.23</text:p>
          </table:table-cell>
          <table:table-cell office:value-type="float" office:value="217.63" calcext:value-type="float">
            <text:p>217.63</text:p>
          </table:table-cell>
          <table:table-cell office:value-type="float" office:value="128.94" calcext:value-type="float">
            <text:p>128.94</text:p>
          </table:table-cell>
          <table:table-cell office:value-type="float" office:value="1537" calcext:value-type="float">
            <text:p>1537</text:p>
          </table:table-cell>
          <table:table-cell office:value-type="float" office:value="1531" calcext:value-type="float">
            <text:p>15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781.39" calcext:value-type="float">
            <text:p>781.39</text:p>
          </table:table-cell>
          <table:table-cell office:value-type="float" office:value="813.91" calcext:value-type="float">
            <text:p>813.91</text:p>
          </table:table-cell>
          <table:table-cell office:value-type="float" office:value="4" calcext:value-type="float">
            <text:p>4.00</text:p>
          </table:table-cell>
          <table:table-cell office:value-type="float" office:value="4185.39" calcext:value-type="float">
            <text:p>4185.39</text:p>
          </table:table-cell>
          <table:table-cell office:value-type="float" office:value="4499.66" calcext:value-type="float">
            <text:p>4499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.52" calcext:value-type="float">
            <text:p>351.52</text:p>
          </table:table-cell>
          <table:table-cell office:value-type="float" office:value="450" calcext:value-type="float">
            <text:p>450</text:p>
          </table:table-cell>
          <table:table-cell office:value-type="float" office:value="442" calcext:value-type="float">
            <text:p>44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692.13" calcext:value-type="float">
            <text:p>692.13</text:p>
          </table:table-cell>
          <table:table-cell office:value-type="float" office:value="725.58" calcext:value-type="float">
            <text:p>725.58</text:p>
          </table:table-cell>
          <table:table-cell office:value-type="float" office:value="4.61" calcext:value-type="float">
            <text:p>4.61</text:p>
          </table:table-cell>
          <table:table-cell office:value-type="float" office:value="3715.46" calcext:value-type="float">
            <text:p>3715.46</text:p>
          </table:table-cell>
          <table:table-cell office:value-type="float" office:value="4041.38" calcext:value-type="float">
            <text:p>4041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1284.98" calcext:value-type="float">
            <text:p>1284.98</text:p>
          </table:table-cell>
          <table:table-cell office:value-type="float" office:value="1751" calcext:value-type="float">
            <text:p>1751</text:p>
          </table:table-cell>
          <table:table-cell office:value-type="float" office:value="1738" calcext:value-type="float">
            <text:p>173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719.37" calcext:value-type="float">
            <text:p>719.37</text:p>
          </table:table-cell>
          <table:table-cell office:value-type="float" office:value="731.22" calcext:value-type="float">
            <text:p>731.22</text:p>
          </table:table-cell>
          <table:table-cell office:value-type="float" office:value="1.62" calcext:value-type="float">
            <text:p>1.62</text:p>
          </table:table-cell>
          <table:table-cell office:value-type="float" office:value="3673.13" calcext:value-type="float">
            <text:p>3673.13</text:p>
          </table:table-cell>
          <table:table-cell office:value-type="float" office:value="4071.21" calcext:value-type="float">
            <text:p>4071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655.58" calcext:value-type="float">
            <text:p>655.58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695" calcext:value-type="float">
            <text:p>695.00</text:p>
          </table:table-cell>
          <table:table-cell office:value-type="float" office:value="0" calcext:value-type="float">
            <text:p>0.00</text:p>
          </table:table-cell>
          <table:table-cell office:value-type="float" office:value="3396.58" calcext:value-type="float">
            <text:p>3396.58</text:p>
          </table:table-cell>
          <table:table-cell office:value-type="float" office:value="3956.53" calcext:value-type="float">
            <text:p>3956.53</text:p>
          </table:table-cell>
          <table:table-cell office:value-type="float" office:value="665.36" calcext:value-type="float">
            <text:p>665.36</text:p>
          </table:table-cell>
          <table:table-cell office:value-type="float" office:value="14.43" calcext:value-type="float">
            <text:p>14.43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87.55" calcext:value-type="float">
            <text:p>787.55</text:p>
          </table:table-cell>
          <table:table-cell office:value-type="float" office:value="798.93" calcext:value-type="float">
            <text:p>798.93</text:p>
          </table:table-cell>
          <table:table-cell office:value-type="float" office:value="1.42" calcext:value-type="float">
            <text:p>1.42</text:p>
          </table:table-cell>
          <table:table-cell office:value-type="float" office:value="4067.01" calcext:value-type="float">
            <text:p>4067.01</text:p>
          </table:table-cell>
          <table:table-cell office:value-type="float" office:value="4476.57" calcext:value-type="float">
            <text:p>4476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01.07" calcext:value-type="float">
            <text:p>301.07</text:p>
          </table:table-cell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080.48" calcext:value-type="float">
            <text:p>1080.48</text:p>
          </table:table-cell>
          <table:table-cell office:value-type="float" office:value="1632.17" calcext:value-type="float">
            <text:p>1632.17</text:p>
          </table:table-cell>
          <table:table-cell office:value-type="float" office:value="35.05" calcext:value-type="float">
            <text:p>35.05</text:p>
          </table:table-cell>
          <table:table-cell office:value-type="float" office:value="7319.43" calcext:value-type="float">
            <text:p>7319.43</text:p>
          </table:table-cell>
          <table:table-cell office:value-type="float" office:value="8178.79" calcext:value-type="float">
            <text:p>8178.7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7" calcext:value-type="float">
            <text:p>3599.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129.85" calcext:value-type="float">
            <text:p>1129.85</text:p>
          </table:table-cell>
          <table:table-cell office:value-type="float" office:value="1452.47" calcext:value-type="float">
            <text:p>1452.47</text:p>
          </table:table-cell>
          <table:table-cell office:value-type="float" office:value="26.65" calcext:value-type="float">
            <text:p>26.65</text:p>
          </table:table-cell>
          <table:table-cell office:value-type="float" office:value="6807.17" calcext:value-type="float">
            <text:p>6807.17</text:p>
          </table:table-cell>
          <table:table-cell office:value-type="float" office:value="7896.23" calcext:value-type="float">
            <text:p>7896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81" calcext:value-type="float">
            <text:p>3589.8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160.9" calcext:value-type="float">
            <text:p>1160.90</text:p>
          </table:table-cell>
          <table:table-cell office:value-type="float" office:value="1959.18" calcext:value-type="float">
            <text:p>1959.18</text:p>
          </table:table-cell>
          <table:table-cell office:value-type="float" office:value="43.94" calcext:value-type="float">
            <text:p>43.94</text:p>
          </table:table-cell>
          <table:table-cell office:value-type="float" office:value="8577.72" calcext:value-type="float">
            <text:p>8577.72</text:p>
          </table:table-cell>
          <table:table-cell office:value-type="float" office:value="9215.84" calcext:value-type="float">
            <text:p>9215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87" calcext:value-type="float">
            <text:p>3593.8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220.2" calcext:value-type="float">
            <text:p>1220.20</text:p>
          </table:table-cell>
          <table:table-cell office:value-type="float" office:value="1625.59" calcext:value-type="float">
            <text:p>1625.59</text:p>
          </table:table-cell>
          <table:table-cell office:value-type="float" office:value="29.06" calcext:value-type="float">
            <text:p>29.06</text:p>
          </table:table-cell>
          <table:table-cell office:value-type="float" office:value="7523.22" calcext:value-type="float">
            <text:p>7523.22</text:p>
          </table:table-cell>
          <table:table-cell office:value-type="float" office:value="8471.41" calcext:value-type="float">
            <text:p>8471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7" calcext:value-type="float">
            <text:p>3596.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293.57" calcext:value-type="float">
            <text:p>1293.57</text:p>
          </table:table-cell>
          <table:table-cell office:value-type="float" office:value="1590.77" calcext:value-type="float">
            <text:p>1590.77</text:p>
          </table:table-cell>
          <table:table-cell office:value-type="float" office:value="18.69" calcext:value-type="float">
            <text:p>18.69</text:p>
          </table:table-cell>
          <table:table-cell office:value-type="float" office:value="7662.22" calcext:value-type="float">
            <text:p>7662.22</text:p>
          </table:table-cell>
          <table:table-cell office:value-type="float" office:value="8198.8" calcext:value-type="float">
            <text:p>8198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01" calcext:value-type="float">
            <text:p>3594.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662.25" calcext:value-type="float">
            <text:p>1662.25</text:p>
          </table:table-cell>
          <table:table-cell office:value-type="float" office:value="3594.98" calcext:value-type="float">
            <text:p>3594.98</text:p>
          </table:table-cell>
          <table:table-cell office:value-type="float" office:value="53.76" calcext:value-type="float">
            <text:p>53.76</text:p>
          </table:table-cell>
          <table:table-cell office:value-type="float" office:value="14039.58" calcext:value-type="float">
            <text:p>14039.58</text:p>
          </table:table-cell>
          <table:table-cell office:value-type="float" office:value="14156.86" calcext:value-type="float">
            <text:p>14156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44" calcext:value-type="float">
            <text:p>3596.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517.9" calcext:value-type="float">
            <text:p>1517.90</text:p>
          </table:table-cell>
          <table:table-cell office:value-type="float" office:value="3645.71" calcext:value-type="float">
            <text:p>3645.71</text:p>
          </table:table-cell>
          <table:table-cell office:value-type="float" office:value="58.36" calcext:value-type="float">
            <text:p>58.36</text:p>
          </table:table-cell>
          <table:table-cell office:value-type="float" office:value="13643.08" calcext:value-type="float">
            <text:p>13643.08</text:p>
          </table:table-cell>
          <table:table-cell office:value-type="float" office:value="13883.83" calcext:value-type="float">
            <text:p>13883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04" calcext:value-type="float">
            <text:p>3592.0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800.67" calcext:value-type="float">
            <text:p>1800.67</text:p>
          </table:table-cell>
          <table:table-cell office:value-type="float" office:value="4062.02" calcext:value-type="float">
            <text:p>4062.02</text:p>
          </table:table-cell>
          <table:table-cell office:value-type="float" office:value="55.67" calcext:value-type="float">
            <text:p>55.67</text:p>
          </table:table-cell>
          <table:table-cell table:number-columns-repeated="2" office:value-type="float" office:value="15631.72" calcext:value-type="float">
            <text:p>15631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5" calcext:value-type="float">
            <text:p>3598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621.42" calcext:value-type="float">
            <text:p>1621.42</text:p>
          </table:table-cell>
          <table:table-cell office:value-type="float" office:value="3920.65" calcext:value-type="float">
            <text:p>3920.65</text:p>
          </table:table-cell>
          <table:table-cell office:value-type="float" office:value="58.64" calcext:value-type="float">
            <text:p>58.64</text:p>
          </table:table-cell>
          <table:table-cell table:number-columns-repeated="2" office:value-type="float" office:value="14733.66" calcext:value-type="float">
            <text:p>1473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5" calcext:value-type="float">
            <text:p>3597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653.98" calcext:value-type="float">
            <text:p>1653.98</text:p>
          </table:table-cell>
          <table:table-cell office:value-type="float" office:value="3127.76" calcext:value-type="float">
            <text:p>3127.76</text:p>
          </table:table-cell>
          <table:table-cell office:value-type="float" office:value="55.84" calcext:value-type="float">
            <text:p>55.84</text:p>
          </table:table-cell>
          <table:table-cell office:value-type="float" office:value="13087.06" calcext:value-type="float">
            <text:p>13087.06</text:p>
          </table:table-cell>
          <table:table-cell office:value-type="float" office:value="14011.11" calcext:value-type="float">
            <text:p>14011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2" calcext:value-type="float">
            <text:p>3594.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2458.32" calcext:value-type="float">
            <text:p>2458.32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53.76" calcext:value-type="float">
            <text:p>53.76</text:p>
          </table:table-cell>
          <table:table-cell table:number-columns-repeated="2" office:value-type="float" office:value="20687.17" calcext:value-type="float">
            <text:p>20687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98" calcext:value-type="float">
            <text:p>3590.9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2209.93" calcext:value-type="float">
            <text:p>2209.93</text:p>
          </table:table-cell>
          <table:table-cell office:value-type="float" office:value="5304.4" calcext:value-type="float">
            <text:p>5304.40</text:p>
          </table:table-cell>
          <table:table-cell office:value-type="float" office:value="58.34" calcext:value-type="float">
            <text:p>58.34</text:p>
          </table:table-cell>
          <table:table-cell table:number-columns-repeated="2" office:value-type="float" office:value="20045.22" calcext:value-type="float">
            <text:p>20045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66" calcext:value-type="float">
            <text:p>3594.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370.96" calcext:value-type="float">
            <text:p>2370.96</text:p>
          </table:table-cell>
          <table:table-cell office:value-type="float" office:value="4674.38" calcext:value-type="float">
            <text:p>4674.38</text:p>
          </table:table-cell>
          <table:table-cell office:value-type="float" office:value="56.28" calcext:value-type="float">
            <text:p>56.28</text:p>
          </table:table-cell>
          <table:table-cell office:value-type="float" office:value="19062.89" calcext:value-type="float">
            <text:p>19062.89</text:p>
          </table:table-cell>
          <table:table-cell office:value-type="float" office:value="19932.99" calcext:value-type="float">
            <text:p>19932.9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7" calcext:value-type="float">
            <text:p>3593.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2242.54" calcext:value-type="float">
            <text:p>2242.54</text:p>
          </table:table-cell>
          <table:table-cell office:value-type="float" office:value="4707.92" calcext:value-type="float">
            <text:p>4707.92</text:p>
          </table:table-cell>
          <table:table-cell office:value-type="float" office:value="52.37" calcext:value-type="float">
            <text:p>52.37</text:p>
          </table:table-cell>
          <table:table-cell office:value-type="float" office:value="18616.46" calcext:value-type="float">
            <text:p>18616.46</text:p>
          </table:table-cell>
          <table:table-cell office:value-type="float" office:value="19181.78" calcext:value-type="float">
            <text:p>19181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38" calcext:value-type="float">
            <text:p>3591.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2299.05" calcext:value-type="float">
            <text:p>2299.05</text:p>
          </table:table-cell>
          <table:table-cell office:value-type="float" office:value="4551.02" calcext:value-type="float">
            <text:p>4551.02</text:p>
          </table:table-cell>
          <table:table-cell office:value-type="float" office:value="49.48" calcext:value-type="float">
            <text:p>49.48</text:p>
          </table:table-cell>
          <table:table-cell office:value-type="float" office:value="18273.29" calcext:value-type="float">
            <text:p>18273.29</text:p>
          </table:table-cell>
          <table:table-cell office:value-type="float" office:value="18743.65" calcext:value-type="float">
            <text:p>18743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91" calcext:value-type="float">
            <text:p>3589.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99.38" calcext:value-type="float">
            <text:p>299.38</text:p>
          </table:table-cell>
          <table:table-cell office:value-type="float" office:value="0" calcext:value-type="float">
            <text:p>0.00</text:p>
          </table:table-cell>
          <table:table-cell office:value-type="float" office:value="1452.65" calcext:value-type="float">
            <text:p>1452.65</text:p>
          </table:table-cell>
          <table:table-cell office:value-type="float" office:value="1583.01" calcext:value-type="float">
            <text:p>1583.01</text:p>
          </table:table-cell>
          <table:table-cell office:value-type="float" office:value="32" calcext:value-type="float">
            <text:p>32.00</text:p>
          </table:table-cell>
          <table:table-cell office:value-type="float" office:value="1.07" calcext:value-type="float">
            <text:p>1.0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3.51" calcext:value-type="float">
            <text:p>263.51</text:p>
          </table:table-cell>
          <table:table-cell office:value-type="float" office:value="0" calcext:value-type="float">
            <text:p>0.00</text:p>
          </table:table-cell>
          <table:table-cell office:value-type="float" office:value="1286.49" calcext:value-type="float">
            <text:p>1286.49</text:p>
          </table:table-cell>
          <table:table-cell office:value-type="float" office:value="1429.14" calcext:value-type="float">
            <text:p>1429.14</text:p>
          </table:table-cell>
          <table:table-cell office:value-type="float" office:value="86.29" calcext:value-type="float">
            <text:p>86.29</text:p>
          </table:table-cell>
          <table:table-cell office:value-type="float" office:value="50.64" calcext:value-type="float">
            <text:p>50.6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40_60_cap1.1_1</text:p>
          </table:table-cell>
          <table:table-cell office:value-type="string" calcext:value-type="string">
            <text:p>TL</text:p>
          </table:table-cell>
          <table:table-cell office:value-type="float" office:value="604.55" calcext:value-type="float">
            <text:p>604.55</text:p>
          </table:table-cell>
          <table:table-cell office:value-type="float" office:value="637.47" calcext:value-type="float">
            <text:p>637.47</text:p>
          </table:table-cell>
          <table:table-cell office:value-type="float" office:value="5.16" calcext:value-type="float">
            <text:p>5.16</text:p>
          </table:table-cell>
          <table:table-cell office:value-type="float" office:value="3245.07" calcext:value-type="float">
            <text:p>3245.07</text:p>
          </table:table-cell>
          <table:table-cell office:value-type="float" office:value="3434.45" calcext:value-type="float">
            <text:p>3434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7.26" calcext:value-type="float">
            <text:p>3507.26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40_60_cap1.5_1</text:p>
          </table:table-cell>
          <table:table-cell office:value-type="string" calcext:value-type="string">
            <text:p>TL</text:p>
          </table:table-cell>
          <table:table-cell office:value-type="float" office:value="431.76" calcext:value-type="float">
            <text:p>431.76</text:p>
          </table:table-cell>
          <table:table-cell office:value-type="float" office:value="489.56" calcext:value-type="float">
            <text:p>489.56</text:p>
          </table:table-cell>
          <table:table-cell office:value-type="float" office:value="11.82" calcext:value-type="float">
            <text:p>11.82</text:p>
          </table:table-cell>
          <table:table-cell office:value-type="float" office:value="2481.5" calcext:value-type="float">
            <text:p>2481.50</text:p>
          </table:table-cell>
          <table:table-cell office:value-type="float" office:value="2760.21" calcext:value-type="float">
            <text:p>2760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86" calcext:value-type="float">
            <text:p>3593.8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9.53" calcext:value-type="float">
            <text:p>349.53</text:p>
          </table:table-cell>
          <table:table-cell office:value-type="float" office:value="0" calcext:value-type="float">
            <text:p>0.00</text:p>
          </table:table-cell>
          <table:table-cell office:value-type="float" office:value="1819.85" calcext:value-type="float">
            <text:p>1819.85</text:p>
          </table:table-cell>
          <table:table-cell office:value-type="float" office:value="1872.07" calcext:value-type="float">
            <text:p>1872.07</text:p>
          </table:table-cell>
          <table:table-cell office:value-type="float" office:value="3122.8" calcext:value-type="float">
            <text:p>3122.80</text:p>
          </table:table-cell>
          <table:table-cell office:value-type="float" office:value="948.56" calcext:value-type="float">
            <text:p>948.56</text:p>
          </table:table-cell>
          <table:table-cell office:value-type="float" office:value="13560" calcext:value-type="float">
            <text:p>13560</text:p>
          </table:table-cell>
          <table:table-cell office:value-type="float" office:value="13553" calcext:value-type="float">
            <text:p>135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4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1.3" calcext:value-type="float">
            <text:p>311.30</text:p>
          </table:table-cell>
          <table:table-cell office:value-type="float" office:value="0" calcext:value-type="float">
            <text:p>0.00</text:p>
          </table:table-cell>
          <table:table-cell office:value-type="float" office:value="1564.21" calcext:value-type="float">
            <text:p>1564.21</text:p>
          </table:table-cell>
          <table:table-cell office:value-type="float" office:value="1679.55" calcext:value-type="float">
            <text:p>1679.55</text:p>
          </table:table-cell>
          <table:table-cell office:value-type="float" office:value="209.35" calcext:value-type="float">
            <text:p>209.35</text:p>
          </table:table-cell>
          <table:table-cell office:value-type="float" office:value="1.72" calcext:value-type="float">
            <text:p>1.7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384" calcext:value-type="float">
            <text:p>384.00</text:p>
          </table:table-cell>
          <table:table-cell office:value-type="float" office:value="410.14" calcext:value-type="float">
            <text:p>410.14</text:p>
          </table:table-cell>
          <table:table-cell office:value-type="float" office:value="6.37" calcext:value-type="float">
            <text:p>6.37</text:p>
          </table:table-cell>
          <table:table-cell office:value-type="float" office:value="2112.75" calcext:value-type="float">
            <text:p>2112.75</text:p>
          </table:table-cell>
          <table:table-cell office:value-type="float" office:value="2292.84" calcext:value-type="float">
            <text:p>2292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3344.36" calcext:value-type="float">
            <text:p>3344.36</text:p>
          </table:table-cell>
          <table:table-cell office:value-type="float" office:value="2259" calcext:value-type="float">
            <text:p>2259</text:p>
          </table:table-cell>
          <table:table-cell office:value-type="float" office:value="2257" calcext:value-type="float">
            <text:p>22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6.16" calcext:value-type="float">
            <text:p>266.16</text:p>
          </table:table-cell>
          <table:table-cell office:value-type="float" office:value="0" calcext:value-type="float">
            <text:p>0.00</text:p>
          </table:table-cell>
          <table:table-cell office:value-type="float" office:value="1339.8" calcext:value-type="float">
            <text:p>1339.80</text:p>
          </table:table-cell>
          <table:table-cell office:value-type="float" office:value="1490.2" calcext:value-type="float">
            <text:p>1490.20</text:p>
          </table:table-cell>
          <table:table-cell office:value-type="float" office:value="307.61" calcext:value-type="float">
            <text:p>307.61</text:p>
          </table:table-cell>
          <table:table-cell office:value-type="float" office:value="143.83" calcext:value-type="float">
            <text:p>143.83</text:p>
          </table:table-cell>
          <table:table-cell office:value-type="float" office:value="4377" calcext:value-type="float">
            <text:p>4377</text:p>
          </table:table-cell>
          <table:table-cell office:value-type="float" office:value="4355" calcext:value-type="float">
            <text:p>43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617.25" calcext:value-type="float">
            <text:p>617.25</text:p>
          </table:table-cell>
          <table:table-cell office:value-type="float" office:value="621.01" calcext:value-type="float">
            <text:p>621.01</text:p>
          </table:table-cell>
          <table:table-cell office:value-type="float" office:value="0.61" calcext:value-type="float">
            <text:p>0.61</text:p>
          </table:table-cell>
          <table:table-cell office:value-type="float" office:value="3044.99" calcext:value-type="float">
            <text:p>3044.99</text:p>
          </table:table-cell>
          <table:table-cell office:value-type="float" office:value="3527.36" calcext:value-type="float">
            <text:p>3527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528.88" calcext:value-type="float">
            <text:p>528.88</text:p>
          </table:table-cell>
          <table:table-cell office:value-type="float" office:value="11925" calcext:value-type="float">
            <text:p>11925</text:p>
          </table:table-cell>
          <table:table-cell office:value-type="float" office:value="11924" calcext:value-type="float">
            <text:p>119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725.82" calcext:value-type="float">
            <text:p>725.82</text:p>
          </table:table-cell>
          <table:table-cell office:value-type="float" office:value="759.85" calcext:value-type="float">
            <text:p>759.85</text:p>
          </table:table-cell>
          <table:table-cell office:value-type="float" office:value="4.48" calcext:value-type="float">
            <text:p>4.48</text:p>
          </table:table-cell>
          <table:table-cell office:value-type="float" office:value="3672.6" calcext:value-type="float">
            <text:p>3672.60</text:p>
          </table:table-cell>
          <table:table-cell office:value-type="float" office:value="4152.74" calcext:value-type="float">
            <text:p>4152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88.26" calcext:value-type="float">
            <text:p>88.26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511.74" calcext:value-type="float">
            <text:p>511.74</text:p>
          </table:table-cell>
          <table:table-cell office:value-type="float" office:value="518.91" calcext:value-type="float">
            <text:p>518.91</text:p>
          </table:table-cell>
          <table:table-cell office:value-type="float" office:value="1.38" calcext:value-type="float">
            <text:p>1.38</text:p>
          </table:table-cell>
          <table:table-cell office:value-type="float" office:value="2590.17" calcext:value-type="float">
            <text:p>2590.17</text:p>
          </table:table-cell>
          <table:table-cell office:value-type="float" office:value="2867.1" calcext:value-type="float">
            <text:p>2867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114.65" calcext:value-type="float">
            <text:p>114.6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655.52" calcext:value-type="float">
            <text:p>655.52</text:p>
          </table:table-cell>
          <table:table-cell office:value-type="float" office:value="673.26" calcext:value-type="float">
            <text:p>673.26</text:p>
          </table:table-cell>
          <table:table-cell office:value-type="float" office:value="2.63" calcext:value-type="float">
            <text:p>2.63</text:p>
          </table:table-cell>
          <table:table-cell office:value-type="float" office:value="3383.77" calcext:value-type="float">
            <text:p>3383.77</text:p>
          </table:table-cell>
          <table:table-cell office:value-type="float" office:value="3635.12" calcext:value-type="float">
            <text:p>3635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7.02" calcext:value-type="float">
            <text:p>7.02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649.82" calcext:value-type="float">
            <text:p>649.82</text:p>
          </table:table-cell>
          <table:table-cell office:value-type="float" office:value="665.66" calcext:value-type="float">
            <text:p>665.66</text:p>
          </table:table-cell>
          <table:table-cell office:value-type="float" office:value="2.38" calcext:value-type="float">
            <text:p>2.38</text:p>
          </table:table-cell>
          <table:table-cell office:value-type="float" office:value="3359.8" calcext:value-type="float">
            <text:p>3359.80</text:p>
          </table:table-cell>
          <table:table-cell office:value-type="float" office:value="3619.72" calcext:value-type="float">
            <text:p>3619.72</text:p>
          </table:table-cell>
          <table:table-cell office:value-type="float" office:value="3600" calcext:value-type="float">
            <text:p>3600.00</text:p>
          </table:table-cell>
          <table:table-cell office:value-type="float" office:value="334.96" calcext:value-type="float">
            <text:p>334.96</text:p>
          </table:table-cell>
          <table:table-cell office:value-type="float" office:value="1016" calcext:value-type="float">
            <text:p>1016</text:p>
          </table:table-cell>
          <table:table-cell office:value-type="float" office:value="994" calcext:value-type="float">
            <text:p>99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877.7" calcext:value-type="float">
            <text:p>877.70</text:p>
          </table:table-cell>
          <table:table-cell office:value-type="float" office:value="926.26" calcext:value-type="float">
            <text:p>926.26</text:p>
          </table:table-cell>
          <table:table-cell office:value-type="float" office:value="5.24" calcext:value-type="float">
            <text:p>5.24</text:p>
          </table:table-cell>
          <table:table-cell office:value-type="float" office:value="4745.46" calcext:value-type="float">
            <text:p>4745.46</text:p>
          </table:table-cell>
          <table:table-cell office:value-type="float" office:value="5057.92" calcext:value-type="float">
            <text:p>5057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1879.59" calcext:value-type="float">
            <text:p>1879.59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1008.55" calcext:value-type="float">
            <text:p>1008.55</text:p>
          </table:table-cell>
          <table:table-cell office:value-type="float" office:value="1148.29" calcext:value-type="float">
            <text:p>1148.29</text:p>
          </table:table-cell>
          <table:table-cell office:value-type="float" office:value="13.51" calcext:value-type="float">
            <text:p>13.51</text:p>
          </table:table-cell>
          <table:table-cell office:value-type="float" office:value="5615.55" calcext:value-type="float">
            <text:p>5615.55</text:p>
          </table:table-cell>
          <table:table-cell office:value-type="float" office:value="6314.6" calcext:value-type="float">
            <text:p>6314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0.56" calcext:value-type="float">
            <text:p>3520.5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851.15" calcext:value-type="float">
            <text:p>851.15</text:p>
          </table:table-cell>
          <table:table-cell office:value-type="float" office:value="1039.47" calcext:value-type="float">
            <text:p>1039.47</text:p>
          </table:table-cell>
          <table:table-cell office:value-type="float" office:value="18.16" calcext:value-type="float">
            <text:p>18.16</text:p>
          </table:table-cell>
          <table:table-cell office:value-type="float" office:value="4938.71" calcext:value-type="float">
            <text:p>4938.71</text:p>
          </table:table-cell>
          <table:table-cell office:value-type="float" office:value="5270.94" calcext:value-type="float">
            <text:p>5270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3.86" calcext:value-type="float">
            <text:p>3433.86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885.25" calcext:value-type="float">
            <text:p>885.25</text:p>
          </table:table-cell>
          <table:table-cell office:value-type="float" office:value="1332.13" calcext:value-type="float">
            <text:p>1332.13</text:p>
          </table:table-cell>
          <table:table-cell office:value-type="float" office:value="38.04" calcext:value-type="float">
            <text:p>38.04</text:p>
          </table:table-cell>
          <table:table-cell office:value-type="float" office:value="5887.49" calcext:value-type="float">
            <text:p>5887.49</text:p>
          </table:table-cell>
          <table:table-cell office:value-type="float" office:value="7189.44" calcext:value-type="float">
            <text:p>7189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64" calcext:value-type="float">
            <text:p>3590.6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1157.23" calcext:value-type="float">
            <text:p>1157.23</text:p>
          </table:table-cell>
          <table:table-cell office:value-type="float" office:value="1356.89" calcext:value-type="float">
            <text:p>1356.89</text:p>
          </table:table-cell>
          <table:table-cell office:value-type="float" office:value="14.76" calcext:value-type="float">
            <text:p>14.76</text:p>
          </table:table-cell>
          <table:table-cell office:value-type="float" office:value="6512.8" calcext:value-type="float">
            <text:p>6512.80</text:p>
          </table:table-cell>
          <table:table-cell office:value-type="float" office:value="7427.56" calcext:value-type="float">
            <text:p>7427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43.86" calcext:value-type="float">
            <text:p>3543.86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113.73" calcext:value-type="float">
            <text:p>1113.73</text:p>
          </table:table-cell>
          <table:table-cell office:value-type="float" office:value="1577.21" calcext:value-type="float">
            <text:p>1577.21</text:p>
          </table:table-cell>
          <table:table-cell office:value-type="float" office:value="29.42" calcext:value-type="float">
            <text:p>29.42</text:p>
          </table:table-cell>
          <table:table-cell office:value-type="float" office:value="7127.79" calcext:value-type="float">
            <text:p>7127.79</text:p>
          </table:table-cell>
          <table:table-cell office:value-type="float" office:value="8613.77" calcext:value-type="float">
            <text:p>8613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36" calcext:value-type="float">
            <text:p>3576.3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170.94" calcext:value-type="float">
            <text:p>1170.94</text:p>
          </table:table-cell>
          <table:table-cell office:value-type="float" office:value="1496.08" calcext:value-type="float">
            <text:p>1496.08</text:p>
          </table:table-cell>
          <table:table-cell office:value-type="float" office:value="21.76" calcext:value-type="float">
            <text:p>21.76</text:p>
          </table:table-cell>
          <table:table-cell office:value-type="float" office:value="7007.96" calcext:value-type="float">
            <text:p>7007.96</text:p>
          </table:table-cell>
          <table:table-cell office:value-type="float" office:value="8078.1" calcext:value-type="float">
            <text:p>807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14.74" calcext:value-type="float">
            <text:p>3514.7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189.26" calcext:value-type="float">
            <text:p>1189.26</text:p>
          </table:table-cell>
          <table:table-cell office:value-type="float" office:value="2860.47" calcext:value-type="float">
            <text:p>2860.47</text:p>
          </table:table-cell>
          <table:table-cell office:value-type="float" office:value="58.44" calcext:value-type="float">
            <text:p>58.44</text:p>
          </table:table-cell>
          <table:table-cell office:value-type="float" office:value="10792.79" calcext:value-type="float">
            <text:p>10792.79</text:p>
          </table:table-cell>
          <table:table-cell office:value-type="float" office:value="11240.92" calcext:value-type="float">
            <text:p>11240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5" calcext:value-type="float">
            <text:p>3588.5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390.63" calcext:value-type="float">
            <text:p>1390.63</text:p>
          </table:table-cell>
          <table:table-cell office:value-type="float" office:value="2146.68" calcext:value-type="float">
            <text:p>2146.68</text:p>
          </table:table-cell>
          <table:table-cell office:value-type="float" office:value="38.65" calcext:value-type="float">
            <text:p>38.65</text:p>
          </table:table-cell>
          <table:table-cell office:value-type="float" office:value="9661.48" calcext:value-type="float">
            <text:p>9661.48</text:p>
          </table:table-cell>
          <table:table-cell office:value-type="float" office:value="10399.22" calcext:value-type="float">
            <text:p>10399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3.79" calcext:value-type="float">
            <text:p>3573.7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331.09" calcext:value-type="float">
            <text:p>1331.09</text:p>
          </table:table-cell>
          <table:table-cell office:value-type="float" office:value="3015.03" calcext:value-type="float">
            <text:p>3015.03</text:p>
          </table:table-cell>
          <table:table-cell office:value-type="float" office:value="55.85" calcext:value-type="float">
            <text:p>55.85</text:p>
          </table:table-cell>
          <table:table-cell office:value-type="float" office:value="11510.97" calcext:value-type="float">
            <text:p>11510.97</text:p>
          </table:table-cell>
          <table:table-cell office:value-type="float" office:value="12168.23" calcext:value-type="float">
            <text:p>12168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2" calcext:value-type="float">
            <text:p>3594.5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771.71" calcext:value-type="float">
            <text:p>1771.71</text:p>
          </table:table-cell>
          <table:table-cell office:value-type="float" office:value="3722.95" calcext:value-type="float">
            <text:p>3722.95</text:p>
          </table:table-cell>
          <table:table-cell office:value-type="float" office:value="55.72" calcext:value-type="float">
            <text:p>55.72</text:p>
          </table:table-cell>
          <table:table-cell office:value-type="float" office:value="14754.26" calcext:value-type="float">
            <text:p>14754.26</text:p>
          </table:table-cell>
          <table:table-cell office:value-type="float" office:value="15662.89" calcext:value-type="float">
            <text:p>15662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02" calcext:value-type="float">
            <text:p>3584.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797.16" calcext:value-type="float">
            <text:p>1797.16</text:p>
          </table:table-cell>
          <table:table-cell office:value-type="float" office:value="4022.42" calcext:value-type="float">
            <text:p>4022.42</text:p>
          </table:table-cell>
          <table:table-cell office:value-type="float" office:value="55.39" calcext:value-type="float">
            <text:p>55.39</text:p>
          </table:table-cell>
          <table:table-cell office:value-type="float" office:value="15429.03" calcext:value-type="float">
            <text:p>15429.03</text:p>
          </table:table-cell>
          <table:table-cell office:value-type="float" office:value="16259.23" calcext:value-type="float">
            <text:p>16259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26" calcext:value-type="float">
            <text:p>3591.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964.05" calcext:value-type="float">
            <text:p>1964.05</text:p>
          </table:table-cell>
          <table:table-cell office:value-type="float" office:value="4250.18" calcext:value-type="float">
            <text:p>4250.18</text:p>
          </table:table-cell>
          <table:table-cell office:value-type="float" office:value="53.79" calcext:value-type="float">
            <text:p>53.79</text:p>
          </table:table-cell>
          <table:table-cell office:value-type="float" office:value="16597.79" calcext:value-type="float">
            <text:p>16597.79</text:p>
          </table:table-cell>
          <table:table-cell office:value-type="float" office:value="17347.89" calcext:value-type="float">
            <text:p>17347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9" calcext:value-type="float">
            <text:p>3596.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632.58" calcext:value-type="float">
            <text:p>1632.58</text:p>
          </table:table-cell>
          <table:table-cell office:value-type="float" office:value="3815.29" calcext:value-type="float">
            <text:p>3815.29</text:p>
          </table:table-cell>
          <table:table-cell office:value-type="float" office:value="57.21" calcext:value-type="float">
            <text:p>57.21</text:p>
          </table:table-cell>
          <table:table-cell office:value-type="float" office:value="14471.06" calcext:value-type="float">
            <text:p>14471.06</text:p>
          </table:table-cell>
          <table:table-cell office:value-type="float" office:value="15131.94" calcext:value-type="float">
            <text:p>15131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1.72" calcext:value-type="float">
            <text:p>3561.7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543.88" calcext:value-type="float">
            <text:p>1543.88</text:p>
          </table:table-cell>
          <table:table-cell office:value-type="float" office:value="3582.33" calcext:value-type="float">
            <text:p>3582.33</text:p>
          </table:table-cell>
          <table:table-cell office:value-type="float" office:value="56.9" calcext:value-type="float">
            <text:p>56.90</text:p>
          </table:table-cell>
          <table:table-cell office:value-type="float" office:value="13676.72" calcext:value-type="float">
            <text:p>13676.72</text:p>
          </table:table-cell>
          <table:table-cell office:value-type="float" office:value="14830.71" calcext:value-type="float">
            <text:p>14830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04" calcext:value-type="float">
            <text:p>3588.0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01.12" calcext:value-type="float">
            <text:p>201.12</text:p>
          </table:table-cell>
          <table:table-cell office:value-type="float" office:value="0" calcext:value-type="float">
            <text:p>0.00</text:p>
          </table:table-cell>
          <table:table-cell office:value-type="float" office:value="968.57" calcext:value-type="float">
            <text:p>968.57</text:p>
          </table:table-cell>
          <table:table-cell office:value-type="float" office:value="1021.12" calcext:value-type="float">
            <text:p>1021.12</text:p>
          </table:table-cell>
          <table:table-cell office:value-type="float" office:value="1.4" calcext:value-type="float">
            <text:p>1.40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9.46" calcext:value-type="float">
            <text:p>169.46</text:p>
          </table:table-cell>
          <table:table-cell office:value-type="float" office:value="0" calcext:value-type="float">
            <text:p>0.00</text:p>
          </table:table-cell>
          <table:table-cell office:value-type="float" office:value="871.52" calcext:value-type="float">
            <text:p>871.52</text:p>
          </table:table-cell>
          <table:table-cell office:value-type="float" office:value="923.31" calcext:value-type="float">
            <text:p>923.31</text:p>
          </table:table-cell>
          <table:table-cell office:value-type="float" office:value="20.39" calcext:value-type="float">
            <text:p>20.39</text:p>
          </table:table-cell>
          <table:table-cell office:value-type="float" office:value="8.04" calcext:value-type="float">
            <text:p>8.04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489.68" calcext:value-type="float">
            <text:p>489.68</text:p>
          </table:table-cell>
          <table:table-cell office:value-type="float" office:value="489.76" calcext:value-type="float">
            <text:p>489.76</text:p>
          </table:table-cell>
          <table:table-cell office:value-type="float" office:value="0.02" calcext:value-type="float">
            <text:p>0.02</text:p>
          </table:table-cell>
          <table:table-cell office:value-type="float" office:value="2488.46" calcext:value-type="float">
            <text:p>2488.46</text:p>
          </table:table-cell>
          <table:table-cell office:value-type="float" office:value="2678.61" calcext:value-type="float">
            <text:p>2678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964.46" calcext:value-type="float">
            <text:p>964.46</text:p>
          </table:table-cell>
          <table:table-cell office:value-type="float" office:value="7080" calcext:value-type="float">
            <text:p>7080</text:p>
          </table:table-cell>
          <table:table-cell office:value-type="float" office:value="7073" calcext:value-type="float">
            <text:p>707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6.32" calcext:value-type="float">
            <text:p>376.32</text:p>
          </table:table-cell>
          <table:table-cell office:value-type="float" office:value="0" calcext:value-type="float">
            <text:p>0.00</text:p>
          </table:table-cell>
          <table:table-cell office:value-type="float" office:value="1871.59" calcext:value-type="float">
            <text:p>1871.59</text:p>
          </table:table-cell>
          <table:table-cell office:value-type="float" office:value="2021.11" calcext:value-type="float">
            <text:p>2021.11</text:p>
          </table:table-cell>
          <table:table-cell office:value-type="float" office:value="84.14" calcext:value-type="float">
            <text:p>84.14</text:p>
          </table:table-cell>
          <table:table-cell office:value-type="float" office:value="4.9" calcext:value-type="float">
            <text:p>4.90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5.02" calcext:value-type="float">
            <text:p>265.02</text:p>
          </table:table-cell>
          <table:table-cell office:value-type="float" office:value="0" calcext:value-type="float">
            <text:p>0.00</text:p>
          </table:table-cell>
          <table:table-cell office:value-type="float" office:value="1284.86" calcext:value-type="float">
            <text:p>1284.86</text:p>
          </table:table-cell>
          <table:table-cell office:value-type="float" office:value="1426.82" calcext:value-type="float">
            <text:p>1426.82</text:p>
          </table:table-cell>
          <table:table-cell office:value-type="float" office:value="64.71" calcext:value-type="float">
            <text:p>64.71</text:p>
          </table:table-cell>
          <table:table-cell office:value-type="float" office:value="24.17" calcext:value-type="float">
            <text:p>24.17</text:p>
          </table:table-cell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2.49" calcext:value-type="float">
            <text:p>232.49</text:p>
          </table:table-cell>
          <table:table-cell office:value-type="float" office:value="0" calcext:value-type="float">
            <text:p>0.00</text:p>
          </table:table-cell>
          <table:table-cell office:value-type="float" office:value="1156.69" calcext:value-type="float">
            <text:p>1156.69</text:p>
          </table:table-cell>
          <table:table-cell office:value-type="float" office:value="1230.24" calcext:value-type="float">
            <text:p>1230.24</text:p>
          </table:table-cell>
          <table:table-cell office:value-type="float" office:value="28.08" calcext:value-type="float">
            <text:p>28.08</text:p>
          </table:table-cell>
          <table:table-cell office:value-type="float" office:value="1.07" calcext:value-type="float">
            <text:p>1.07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1_1</text:p>
          </table:table-cell>
          <table:table-cell office:value-type="string" calcext:value-type="string">
            <text:p>TL</text:p>
          </table:table-cell>
          <table:table-cell office:value-type="float" office:value="487.03" calcext:value-type="float">
            <text:p>487.03</text:p>
          </table:table-cell>
          <table:table-cell office:value-type="float" office:value="489.03" calcext:value-type="float">
            <text:p>489.03</text:p>
          </table:table-cell>
          <table:table-cell office:value-type="float" office:value="0.41" calcext:value-type="float">
            <text:p>0.41</text:p>
          </table:table-cell>
          <table:table-cell office:value-type="float" office:value="2452.87" calcext:value-type="float">
            <text:p>2452.87</text:p>
          </table:table-cell>
          <table:table-cell office:value-type="float" office:value="2632.32" calcext:value-type="float">
            <text:p>2632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1558.84" calcext:value-type="float">
            <text:p>1558.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1</text:p>
          </table:table-cell>
          <table:table-cell office:value-type="string" calcext:value-type="string">
            <text:p>TL</text:p>
          </table:table-cell>
          <table:table-cell office:value-type="float" office:value="380.45" calcext:value-type="float">
            <text:p>380.45</text:p>
          </table:table-cell>
          <table:table-cell office:value-type="float" office:value="382.71" calcext:value-type="float">
            <text:p>382.71</text:p>
          </table:table-cell>
          <table:table-cell office:value-type="float" office:value="0.59" calcext:value-type="float">
            <text:p>0.59</text:p>
          </table:table-cell>
          <table:table-cell office:value-type="float" office:value="1952.07" calcext:value-type="float">
            <text:p>1952.07</text:p>
          </table:table-cell>
          <table:table-cell office:value-type="float" office:value="2155.33" calcext:value-type="float">
            <text:p>2155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726.97" calcext:value-type="float">
            <text:p>726.97</text:p>
          </table:table-cell>
          <table:table-cell office:value-type="float" office:value="1678" calcext:value-type="float">
            <text:p>1678</text:p>
          </table:table-cell>
          <table:table-cell office:value-type="float" office:value="1664" calcext:value-type="float">
            <text:p>16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802.15" calcext:value-type="float">
            <text:p>802.15</text:p>
          </table:table-cell>
          <table:table-cell office:value-type="float" office:value="815.67" calcext:value-type="float">
            <text:p>815.67</text:p>
          </table:table-cell>
          <table:table-cell office:value-type="float" office:value="1.66" calcext:value-type="float">
            <text:p>1.66</text:p>
          </table:table-cell>
          <table:table-cell office:value-type="float" office:value="4099.54" calcext:value-type="float">
            <text:p>4099.54</text:p>
          </table:table-cell>
          <table:table-cell office:value-type="float" office:value="4540.54" calcext:value-type="float">
            <text:p>4540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2165.04" calcext:value-type="float">
            <text:p>2165.04</text:p>
          </table:table-cell>
          <table:table-cell office:value-type="float" office:value="3364" calcext:value-type="float">
            <text:p>3364</text:p>
          </table:table-cell>
          <table:table-cell office:value-type="float" office:value="3353" calcext:value-type="float">
            <text:p>335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713.28" calcext:value-type="float">
            <text:p>713.28</text:p>
          </table:table-cell>
          <table:table-cell office:value-type="float" office:value="743.05" calcext:value-type="float">
            <text:p>743.05</text:p>
          </table:table-cell>
          <table:table-cell office:value-type="float" office:value="4.01" calcext:value-type="float">
            <text:p>4.01</text:p>
          </table:table-cell>
          <table:table-cell office:value-type="float" office:value="3764.63" calcext:value-type="float">
            <text:p>3764.63</text:p>
          </table:table-cell>
          <table:table-cell office:value-type="float" office:value="4050.87" calcext:value-type="float">
            <text:p>4050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15.9" calcext:value-type="float">
            <text:p>15.9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679.03" calcext:value-type="float">
            <text:p>679.03</text:p>
          </table:table-cell>
          <table:table-cell office:value-type="float" office:value="717.73" calcext:value-type="float">
            <text:p>717.73</text:p>
          </table:table-cell>
          <table:table-cell office:value-type="float" office:value="5.39" calcext:value-type="float">
            <text:p>5.39</text:p>
          </table:table-cell>
          <table:table-cell office:value-type="float" office:value="3582.07" calcext:value-type="float">
            <text:p>3582.07</text:p>
          </table:table-cell>
          <table:table-cell office:value-type="float" office:value="3914.22" calcext:value-type="float">
            <text:p>3914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120.86" calcext:value-type="float">
            <text:p>3120.86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769.58" calcext:value-type="float">
            <text:p>769.58</text:p>
          </table:table-cell>
          <table:table-cell office:value-type="float" office:value="787.37" calcext:value-type="float">
            <text:p>787.37</text:p>
          </table:table-cell>
          <table:table-cell office:value-type="float" office:value="2.26" calcext:value-type="float">
            <text:p>2.26</text:p>
          </table:table-cell>
          <table:table-cell office:value-type="float" office:value="3854.64" calcext:value-type="float">
            <text:p>3854.64</text:p>
          </table:table-cell>
          <table:table-cell office:value-type="float" office:value="4422.47" calcext:value-type="float">
            <text:p>4422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64.14" calcext:value-type="float">
            <text:p>64.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12.31" calcext:value-type="float">
            <text:p>712.31</text:p>
          </table:table-cell>
          <table:table-cell office:value-type="float" office:value="733.69" calcext:value-type="float">
            <text:p>733.69</text:p>
          </table:table-cell>
          <table:table-cell office:value-type="float" office:value="2.91" calcext:value-type="float">
            <text:p>2.91</text:p>
          </table:table-cell>
          <table:table-cell office:value-type="float" office:value="3708.32" calcext:value-type="float">
            <text:p>3708.32</text:p>
          </table:table-cell>
          <table:table-cell office:value-type="float" office:value="4040.23" calcext:value-type="float">
            <text:p>4040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198.19" calcext:value-type="float">
            <text:p>198.19</text:p>
          </table:table-cell>
          <table:table-cell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103.63" calcext:value-type="float">
            <text:p>1103.63</text:p>
          </table:table-cell>
          <table:table-cell office:value-type="float" office:value="2380.89" calcext:value-type="float">
            <text:p>2380.89</text:p>
          </table:table-cell>
          <table:table-cell office:value-type="float" office:value="53.65" calcext:value-type="float">
            <text:p>53.65</text:p>
          </table:table-cell>
          <table:table-cell office:value-type="float" office:value="9147.53" calcext:value-type="float">
            <text:p>9147.53</text:p>
          </table:table-cell>
          <table:table-cell office:value-type="float" office:value="9315.36" calcext:value-type="float">
            <text:p>9315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9" calcext:value-type="float">
            <text:p>3598.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152.38" calcext:value-type="float">
            <text:p>1152.38</text:p>
          </table:table-cell>
          <table:table-cell office:value-type="float" office:value="2238.21" calcext:value-type="float">
            <text:p>2238.21</text:p>
          </table:table-cell>
          <table:table-cell office:value-type="float" office:value="48.51" calcext:value-type="float">
            <text:p>48.51</text:p>
          </table:table-cell>
          <table:table-cell office:value-type="float" office:value="8953.9" calcext:value-type="float">
            <text:p>8953.90</text:p>
          </table:table-cell>
          <table:table-cell office:value-type="float" office:value="9350.98" calcext:value-type="float">
            <text:p>9350.9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" calcext:value-type="float">
            <text:p>3599.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363.53" calcext:value-type="float">
            <text:p>1363.53</text:p>
          </table:table-cell>
          <table:table-cell office:value-type="float" office:value="2687.2" calcext:value-type="float">
            <text:p>2687.20</text:p>
          </table:table-cell>
          <table:table-cell office:value-type="float" office:value="49.26" calcext:value-type="float">
            <text:p>49.26</text:p>
          </table:table-cell>
          <table:table-cell table:number-columns-repeated="2" office:value-type="float" office:value="10753.51" calcext:value-type="float">
            <text:p>10753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6" calcext:value-type="float">
            <text:p>3599.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147.46" calcext:value-type="float">
            <text:p>1147.46</text:p>
          </table:table-cell>
          <table:table-cell office:value-type="float" office:value="1438.17" calcext:value-type="float">
            <text:p>1438.17</text:p>
          </table:table-cell>
          <table:table-cell office:value-type="float" office:value="21.09" calcext:value-type="float">
            <text:p>21.09</text:p>
          </table:table-cell>
          <table:table-cell office:value-type="float" office:value="6856.58" calcext:value-type="float">
            <text:p>6856.58</text:p>
          </table:table-cell>
          <table:table-cell office:value-type="float" office:value="7343.69" calcext:value-type="float">
            <text:p>7343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8" calcext:value-type="float">
            <text:p>3594.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257.95" calcext:value-type="float">
            <text:p>1257.95</text:p>
          </table:table-cell>
          <table:table-cell office:value-type="float" office:value="1902.48" calcext:value-type="float">
            <text:p>1902.48</text:p>
          </table:table-cell>
          <table:table-cell office:value-type="float" office:value="51.73" calcext:value-type="float">
            <text:p>51.73</text:p>
          </table:table-cell>
          <table:table-cell office:value-type="float" office:value="8548.56" calcext:value-type="float">
            <text:p>8548.56</text:p>
          </table:table-cell>
          <table:table-cell office:value-type="float" office:value="9213.31" calcext:value-type="float">
            <text:p>9213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3" calcext:value-type="float">
            <text:p>3599.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840.32" calcext:value-type="float">
            <text:p>1840.32</text:p>
          </table:table-cell>
          <table:table-cell office:value-type="float" office:value="3930.08" calcext:value-type="float">
            <text:p>3930.08</text:p>
          </table:table-cell>
          <table:table-cell office:value-type="float" office:value="53.17" calcext:value-type="float">
            <text:p>53.17</text:p>
          </table:table-cell>
          <table:table-cell table:number-columns-repeated="2" office:value-type="float" office:value="15299.05" calcext:value-type="float">
            <text:p>15299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59" calcext:value-type="float">
            <text:p>3596.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916.06" calcext:value-type="float">
            <text:p>1916.06</text:p>
          </table:table-cell>
          <table:table-cell office:value-type="float" office:value="3777.5" calcext:value-type="float">
            <text:p>3777.50</text:p>
          </table:table-cell>
          <table:table-cell office:value-type="float" office:value="49.28" calcext:value-type="float">
            <text:p>49.28</text:p>
          </table:table-cell>
          <table:table-cell office:value-type="float" office:value="15136.9" calcext:value-type="float">
            <text:p>15136.90</text:p>
          </table:table-cell>
          <table:table-cell office:value-type="float" office:value="15417.55" calcext:value-type="float">
            <text:p>15417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" calcext:value-type="float">
            <text:p>3597.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954.23" calcext:value-type="float">
            <text:p>1954.23</text:p>
          </table:table-cell>
          <table:table-cell office:value-type="float" office:value="3719.75" calcext:value-type="float">
            <text:p>3719.75</text:p>
          </table:table-cell>
          <table:table-cell office:value-type="float" office:value="47.46" calcext:value-type="float">
            <text:p>47.46</text:p>
          </table:table-cell>
          <table:table-cell office:value-type="float" office:value="15095.66" calcext:value-type="float">
            <text:p>15095.66</text:p>
          </table:table-cell>
          <table:table-cell office:value-type="float" office:value="15677.35" calcext:value-type="float">
            <text:p>15677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15" calcext:value-type="float">
            <text:p>3594.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632.66" calcext:value-type="float">
            <text:p>1632.66</text:p>
          </table:table-cell>
          <table:table-cell office:value-type="float" office:value="2938.5" calcext:value-type="float">
            <text:p>2938.50</text:p>
          </table:table-cell>
          <table:table-cell office:value-type="float" office:value="44.45" calcext:value-type="float">
            <text:p>44.45</text:p>
          </table:table-cell>
          <table:table-cell office:value-type="float" office:value="12319.33" calcext:value-type="float">
            <text:p>12319.33</text:p>
          </table:table-cell>
          <table:table-cell office:value-type="float" office:value="13249.78" calcext:value-type="float">
            <text:p>13249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64" calcext:value-type="float">
            <text:p>3591.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774.59" calcext:value-type="float">
            <text:p>1774.59</text:p>
          </table:table-cell>
          <table:table-cell office:value-type="float" office:value="3607.36" calcext:value-type="float">
            <text:p>3607.36</text:p>
          </table:table-cell>
          <table:table-cell office:value-type="float" office:value="50.81" calcext:value-type="float">
            <text:p>50.81</text:p>
          </table:table-cell>
          <table:table-cell office:value-type="float" office:value="14487.85" calcext:value-type="float">
            <text:p>14487.85</text:p>
          </table:table-cell>
          <table:table-cell office:value-type="float" office:value="15224.92" calcext:value-type="float">
            <text:p>15224.9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7" calcext:value-type="float">
            <text:p>3596.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2468.43" calcext:value-type="float">
            <text:p>2468.43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53.57" calcext:value-type="float">
            <text:p>53.57</text:p>
          </table:table-cell>
          <table:table-cell table:number-columns-repeated="2" office:value-type="float" office:value="20778.28" calcext:value-type="float">
            <text:p>20778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01" calcext:value-type="float">
            <text:p>3584.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2277.87" calcext:value-type="float">
            <text:p>2277.87</text:p>
          </table:table-cell>
          <table:table-cell office:value-type="float" office:value="5304.4" calcext:value-type="float">
            <text:p>5304.40</text:p>
          </table:table-cell>
          <table:table-cell office:value-type="float" office:value="57.06" calcext:value-type="float">
            <text:p>57.06</text:p>
          </table:table-cell>
          <table:table-cell table:number-columns-repeated="2" office:value-type="float" office:value="20247.41" calcext:value-type="float">
            <text:p>20247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" calcext:value-type="float">
            <text:p>3594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438.43" calcext:value-type="float">
            <text:p>2438.43</text:p>
          </table:table-cell>
          <table:table-cell office:value-type="float" office:value="4831.97" calcext:value-type="float">
            <text:p>4831.97</text:p>
          </table:table-cell>
          <table:table-cell office:value-type="float" office:value="49.54" calcext:value-type="float">
            <text:p>49.54</text:p>
          </table:table-cell>
          <table:table-cell office:value-type="float" office:value="19405.77" calcext:value-type="float">
            <text:p>19405.77</text:p>
          </table:table-cell>
          <table:table-cell office:value-type="float" office:value="20263.96" calcext:value-type="float">
            <text:p>20263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4.76" calcext:value-type="float">
            <text:p>3584.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2249.1" calcext:value-type="float">
            <text:p>2249.10</text:p>
          </table:table-cell>
          <table:table-cell office:value-type="float" office:value="4853.7" calcext:value-type="float">
            <text:p>4853.70</text:p>
          </table:table-cell>
          <table:table-cell office:value-type="float" office:value="53.66" calcext:value-type="float">
            <text:p>53.66</text:p>
          </table:table-cell>
          <table:table-cell office:value-type="float" office:value="18919.98" calcext:value-type="float">
            <text:p>18919.98</text:p>
          </table:table-cell>
          <table:table-cell office:value-type="float" office:value="19612.75" calcext:value-type="float">
            <text:p>19612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2" calcext:value-type="float">
            <text:p>3590.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2469.55" calcext:value-type="float">
            <text:p>2469.55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54.13" calcext:value-type="float">
            <text:p>54.13</text:p>
          </table:table-cell>
          <table:table-cell table:number-columns-repeated="2" office:value-type="float" office:value="20975.19" calcext:value-type="float">
            <text:p>20975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99" calcext:value-type="float">
            <text:p>3591.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98.43" calcext:value-type="float">
            <text:p>298.43</text:p>
          </table:table-cell>
          <table:table-cell office:value-type="float" office:value="0" calcext:value-type="float">
            <text:p>0.00</text:p>
          </table:table-cell>
          <table:table-cell office:value-type="float" office:value="1464.02" calcext:value-type="float">
            <text:p>1464.02</text:p>
          </table:table-cell>
          <table:table-cell office:value-type="float" office:value="1559.78" calcext:value-type="float">
            <text:p>1559.78</text:p>
          </table:table-cell>
          <table:table-cell office:value-type="float" office:value="65.48" calcext:value-type="float">
            <text:p>65.48</text:p>
          </table:table-cell>
          <table:table-cell office:value-type="float" office:value="5.47" calcext:value-type="float">
            <text:p>5.4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2.22" calcext:value-type="float">
            <text:p>232.22</text:p>
          </table:table-cell>
          <table:table-cell office:value-type="float" office:value="0" calcext:value-type="float">
            <text:p>0.00</text:p>
          </table:table-cell>
          <table:table-cell office:value-type="float" office:value="1163.83" calcext:value-type="float">
            <text:p>1163.83</text:p>
          </table:table-cell>
          <table:table-cell office:value-type="float" office:value="1313.4" calcext:value-type="float">
            <text:p>1313.40</text:p>
          </table:table-cell>
          <table:table-cell office:value-type="float" office:value="34.74" calcext:value-type="float">
            <text:p>34.74</text:p>
          </table:table-cell>
          <table:table-cell office:value-type="float" office:value="3.61" calcext:value-type="float">
            <text:p>3.6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40_60_cap1.1_1</text:p>
          </table:table-cell>
          <table:table-cell office:value-type="string" calcext:value-type="string">
            <text:p>TL</text:p>
          </table:table-cell>
          <table:table-cell office:value-type="float" office:value="602.22" calcext:value-type="float">
            <text:p>602.22</text:p>
          </table:table-cell>
          <table:table-cell office:value-type="float" office:value="661.24" calcext:value-type="float">
            <text:p>661.24</text:p>
          </table:table-cell>
          <table:table-cell office:value-type="float" office:value="8.93" calcext:value-type="float">
            <text:p>8.93</text:p>
          </table:table-cell>
          <table:table-cell office:value-type="float" office:value="3350.02" calcext:value-type="float">
            <text:p>3350.02</text:p>
          </table:table-cell>
          <table:table-cell office:value-type="float" office:value="3402.15" calcext:value-type="float">
            <text:p>3402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83" calcext:value-type="float">
            <text:p>3588.8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40_60_cap1.5_1</text:p>
          </table:table-cell>
          <table:table-cell office:value-type="string" calcext:value-type="string">
            <text:p>TL</text:p>
          </table:table-cell>
          <table:table-cell office:value-type="float" office:value="454.04" calcext:value-type="float">
            <text:p>454.04</text:p>
          </table:table-cell>
          <table:table-cell office:value-type="float" office:value="457.51" calcext:value-type="float">
            <text:p>457.51</text:p>
          </table:table-cell>
          <table:table-cell office:value-type="float" office:value="0.76" calcext:value-type="float">
            <text:p>0.76</text:p>
          </table:table-cell>
          <table:table-cell office:value-type="float" office:value="2347.67" calcext:value-type="float">
            <text:p>2347.67</text:p>
          </table:table-cell>
          <table:table-cell office:value-type="float" office:value="2505.49" calcext:value-type="float">
            <text:p>2505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832.16" calcext:value-type="float">
            <text:p>832.16</text:p>
          </table:table-cell>
          <table:table-cell office:value-type="float" office:value="1558" calcext:value-type="float">
            <text:p>1558</text:p>
          </table:table-cell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40_60_cap2_1</text:p>
          </table:table-cell>
          <table:table-cell office:value-type="string" calcext:value-type="string">
            <text:p>TL</text:p>
          </table:table-cell>
          <table:table-cell office:value-type="float" office:value="348.58" calcext:value-type="float">
            <text:p>348.58</text:p>
          </table:table-cell>
          <table:table-cell office:value-type="float" office:value="349.4" calcext:value-type="float">
            <text:p>349.40</text:p>
          </table:table-cell>
          <table:table-cell office:value-type="float" office:value="0.23" calcext:value-type="float">
            <text:p>0.23</text:p>
          </table:table-cell>
          <table:table-cell office:value-type="float" office:value="1824.05" calcext:value-type="float">
            <text:p>1824.05</text:p>
          </table:table-cell>
          <table:table-cell office:value-type="float" office:value="1878.32" calcext:value-type="float">
            <text:p>1878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650.58" calcext:value-type="float">
            <text:p>650.58</text:p>
          </table:table-cell>
          <table:table-cell office:value-type="float" office:value="6965" calcext:value-type="float">
            <text:p>6965</text:p>
          </table:table-cell>
          <table:table-cell office:value-type="float" office:value="6954" calcext:value-type="float">
            <text:p>69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5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1" calcext:value-type="float">
            <text:p>311.00</text:p>
          </table:table-cell>
          <table:table-cell office:value-type="float" office:value="0" calcext:value-type="float">
            <text:p>0.00</text:p>
          </table:table-cell>
          <table:table-cell office:value-type="float" office:value="1543.07" calcext:value-type="float">
            <text:p>1543.07</text:p>
          </table:table-cell>
          <table:table-cell office:value-type="float" office:value="1679.47" calcext:value-type="float">
            <text:p>1679.47</text:p>
          </table:table-cell>
          <table:table-cell office:value-type="float" office:value="272.58" calcext:value-type="float">
            <text:p>272.58</text:p>
          </table:table-cell>
          <table:table-cell office:value-type="float" office:value="47.35" calcext:value-type="float">
            <text:p>47.35</text:p>
          </table:table-cell>
          <table:table-cell office:value-type="float" office:value="509" calcext:value-type="float">
            <text:p>509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1_1</text:p>
          </table:table-cell>
          <table:table-cell office:value-type="string" calcext:value-type="string">
            <text:p>TL</text:p>
          </table:table-cell>
          <table:table-cell office:value-type="float" office:value="453.51" calcext:value-type="float">
            <text:p>453.51</text:p>
          </table:table-cell>
          <table:table-cell office:value-type="float" office:value="455.52" calcext:value-type="float">
            <text:p>455.52</text:p>
          </table:table-cell>
          <table:table-cell office:value-type="float" office:value="0.44" calcext:value-type="float">
            <text:p>0.44</text:p>
          </table:table-cell>
          <table:table-cell office:value-type="float" office:value="2324.94" calcext:value-type="float">
            <text:p>2324.94</text:p>
          </table:table-cell>
          <table:table-cell office:value-type="float" office:value="2416.1" calcext:value-type="float">
            <text:p>2416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1409.31" calcext:value-type="float">
            <text:p>1409.31</text:p>
          </table:table-cell>
          <table:table-cell office:value-type="float" office:value="10211" calcext:value-type="float">
            <text:p>10211</text:p>
          </table:table-cell>
          <table:table-cell office:value-type="float" office:value="10198" calcext:value-type="float">
            <text:p>1019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3.38" calcext:value-type="float">
            <text:p>343.38</text:p>
          </table:table-cell>
          <table:table-cell office:value-type="float" office:value="0" calcext:value-type="float">
            <text:p>0.00</text:p>
          </table:table-cell>
          <table:table-cell office:value-type="float" office:value="1724.74" calcext:value-type="float">
            <text:p>1724.74</text:p>
          </table:table-cell>
          <table:table-cell office:value-type="float" office:value="1797.26" calcext:value-type="float">
            <text:p>1797.26</text:p>
          </table:table-cell>
          <table:table-cell office:value-type="float" office:value="132.4" calcext:value-type="float">
            <text:p>132.40</text:p>
          </table:table-cell>
          <table:table-cell office:value-type="float" office:value="106.89" calcext:value-type="float">
            <text:p>106.8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812.81" calcext:value-type="float">
            <text:p>812.81</text:p>
          </table:table-cell>
          <table:table-cell office:value-type="float" office:value="834.67" calcext:value-type="float">
            <text:p>834.67</text:p>
          </table:table-cell>
          <table:table-cell office:value-type="float" office:value="2.62" calcext:value-type="float">
            <text:p>2.62</text:p>
          </table:table-cell>
          <table:table-cell office:value-type="float" office:value="4150.51" calcext:value-type="float">
            <text:p>4150.51</text:p>
          </table:table-cell>
          <table:table-cell office:value-type="float" office:value="4525.56" calcext:value-type="float">
            <text:p>4525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2245.69" calcext:value-type="float">
            <text:p>2245.6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791.87" calcext:value-type="float">
            <text:p>791.87</text:p>
          </table:table-cell>
          <table:table-cell office:value-type="float" office:value="842.41" calcext:value-type="float">
            <text:p>842.41</text:p>
          </table:table-cell>
          <table:table-cell office:value-type="float" office:value="6.02" calcext:value-type="float">
            <text:p>6.02</text:p>
          </table:table-cell>
          <table:table-cell office:value-type="float" office:value="4259.95" calcext:value-type="float">
            <text:p>4259.95</text:p>
          </table:table-cell>
          <table:table-cell office:value-type="float" office:value="4764.82" calcext:value-type="float">
            <text:p>4764.82</text:p>
          </table:table-cell>
          <table:table-cell office:value-type="float" office:value="3600" calcext:value-type="float">
            <text:p>3600.00</text:p>
          </table:table-cell>
          <table:table-cell office:value-type="float" office:value="2542.87" calcext:value-type="float">
            <text:p>2542.87</text:p>
          </table:table-cell>
          <table:table-cell office:value-type="float" office:value="1356" calcext:value-type="float">
            <text:p>1356</text:p>
          </table:table-cell>
          <table:table-cell office:value-type="float" office:value="1347" calcext:value-type="float">
            <text:p>13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612.87" calcext:value-type="float">
            <text:p>612.87</text:p>
          </table:table-cell>
          <table:table-cell office:value-type="float" office:value="637.77" calcext:value-type="float">
            <text:p>637.77</text:p>
          </table:table-cell>
          <table:table-cell office:value-type="float" office:value="3.9" calcext:value-type="float">
            <text:p>3.90</text:p>
          </table:table-cell>
          <table:table-cell office:value-type="float" office:value="3038.12" calcext:value-type="float">
            <text:p>3038.12</text:p>
          </table:table-cell>
          <table:table-cell office:value-type="float" office:value="3587.42" calcext:value-type="float">
            <text:p>3587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3274.17" calcext:value-type="float">
            <text:p>3274.17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581.52" calcext:value-type="float">
            <text:p>581.52</text:p>
          </table:table-cell>
          <table:table-cell office:value-type="float" office:value="597.75" calcext:value-type="float">
            <text:p>597.75</text:p>
          </table:table-cell>
          <table:table-cell office:value-type="float" office:value="2.72" calcext:value-type="float">
            <text:p>2.72</text:p>
          </table:table-cell>
          <table:table-cell office:value-type="float" office:value="2885.45" calcext:value-type="float">
            <text:p>2885.45</text:p>
          </table:table-cell>
          <table:table-cell office:value-type="float" office:value="3358.02" calcext:value-type="float">
            <text:p>3358.02</text:p>
          </table:table-cell>
          <table:table-cell office:value-type="float" office:value="3600" calcext:value-type="float">
            <text:p>3600.00</text:p>
          </table:table-cell>
          <table:table-cell office:value-type="float" office:value="23.66" calcext:value-type="float">
            <text:p>23.6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702.39" calcext:value-type="float">
            <text:p>702.39</text:p>
          </table:table-cell>
          <table:table-cell office:value-type="float" office:value="726.08" calcext:value-type="float">
            <text:p>726.08</text:p>
          </table:table-cell>
          <table:table-cell office:value-type="float" office:value="3.27" calcext:value-type="float">
            <text:p>3.27</text:p>
          </table:table-cell>
          <table:table-cell office:value-type="float" office:value="3653.95" calcext:value-type="float">
            <text:p>3653.95</text:p>
          </table:table-cell>
          <table:table-cell office:value-type="float" office:value="4043.75" calcext:value-type="float">
            <text:p>4043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27.34" calcext:value-type="float">
            <text:p>327.34</text:p>
          </table:table-cell>
          <table:table-cell office:value-type="float" office:value="656" calcext:value-type="float">
            <text:p>656</text:p>
          </table:table-cell>
          <table:table-cell office:value-type="float" office:value="633" calcext:value-type="float">
            <text:p>6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923.24" calcext:value-type="float">
            <text:p>923.24</text:p>
          </table:table-cell>
          <table:table-cell office:value-type="float" office:value="1204.28" calcext:value-type="float">
            <text:p>1204.28</text:p>
          </table:table-cell>
          <table:table-cell office:value-type="float" office:value="23.67" calcext:value-type="float">
            <text:p>23.67</text:p>
          </table:table-cell>
          <table:table-cell office:value-type="float" office:value="5820.39" calcext:value-type="float">
            <text:p>5820.39</text:p>
          </table:table-cell>
          <table:table-cell office:value-type="float" office:value="6676.06" calcext:value-type="float">
            <text:p>6676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24" calcext:value-type="float">
            <text:p>3591.2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1079.29" calcext:value-type="float">
            <text:p>1079.29</text:p>
          </table:table-cell>
          <table:table-cell office:value-type="float" office:value="1346.89" calcext:value-type="float">
            <text:p>1346.89</text:p>
          </table:table-cell>
          <table:table-cell office:value-type="float" office:value="45.81" calcext:value-type="float">
            <text:p>45.81</text:p>
          </table:table-cell>
          <table:table-cell office:value-type="float" office:value="6511.48" calcext:value-type="float">
            <text:p>6511.48</text:p>
          </table:table-cell>
          <table:table-cell office:value-type="float" office:value="7194.57" calcext:value-type="float">
            <text:p>7194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77" calcext:value-type="float">
            <text:p>3596.7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1056.87" calcext:value-type="float">
            <text:p>1056.87</text:p>
          </table:table-cell>
          <table:table-cell office:value-type="float" office:value="1195.83" calcext:value-type="float">
            <text:p>1195.83</text:p>
          </table:table-cell>
          <table:table-cell office:value-type="float" office:value="11.63" calcext:value-type="float">
            <text:p>11.63</text:p>
          </table:table-cell>
          <table:table-cell office:value-type="float" office:value="5842.16" calcext:value-type="float">
            <text:p>5842.16</text:p>
          </table:table-cell>
          <table:table-cell office:value-type="float" office:value="6605.31" calcext:value-type="float">
            <text:p>6605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1.52" calcext:value-type="float">
            <text:p>3501.52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1024.31" calcext:value-type="float">
            <text:p>1024.31</text:p>
          </table:table-cell>
          <table:table-cell office:value-type="float" office:value="1123.46" calcext:value-type="float">
            <text:p>1123.46</text:p>
          </table:table-cell>
          <table:table-cell office:value-type="float" office:value="8.83" calcext:value-type="float">
            <text:p>8.83</text:p>
          </table:table-cell>
          <table:table-cell office:value-type="float" office:value="5631.1" calcext:value-type="float">
            <text:p>5631.10</text:p>
          </table:table-cell>
          <table:table-cell office:value-type="float" office:value="6000.88" calcext:value-type="float">
            <text:p>6000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613.31" calcext:value-type="float">
            <text:p>613.31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1113.04" calcext:value-type="float">
            <text:p>1113.04</text:p>
          </table:table-cell>
          <table:table-cell office:value-type="float" office:value="1277.03" calcext:value-type="float">
            <text:p>1277.03</text:p>
          </table:table-cell>
          <table:table-cell office:value-type="float" office:value="12.86" calcext:value-type="float">
            <text:p>12.86</text:p>
          </table:table-cell>
          <table:table-cell office:value-type="float" office:value="6235.21" calcext:value-type="float">
            <text:p>6235.21</text:p>
          </table:table-cell>
          <table:table-cell office:value-type="float" office:value="6958.33" calcext:value-type="float">
            <text:p>6958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200.49" calcext:value-type="float">
            <text:p>3200.49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429.03" calcext:value-type="float">
            <text:p>1429.03</text:p>
          </table:table-cell>
          <table:table-cell office:value-type="float" office:value="2468.19" calcext:value-type="float">
            <text:p>2468.19</text:p>
          </table:table-cell>
          <table:table-cell office:value-type="float" office:value="45.81" calcext:value-type="float">
            <text:p>45.81</text:p>
          </table:table-cell>
          <table:table-cell office:value-type="float" office:value="10708.89" calcext:value-type="float">
            <text:p>10708.89</text:p>
          </table:table-cell>
          <table:table-cell office:value-type="float" office:value="12048.09" calcext:value-type="float">
            <text:p>12048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5.42" calcext:value-type="float">
            <text:p>3555.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429.52" calcext:value-type="float">
            <text:p>1429.52</text:p>
          </table:table-cell>
          <table:table-cell office:value-type="float" office:value="1764.88" calcext:value-type="float">
            <text:p>1764.88</text:p>
          </table:table-cell>
          <table:table-cell office:value-type="float" office:value="19.01" calcext:value-type="float">
            <text:p>19.01</text:p>
          </table:table-cell>
          <table:table-cell office:value-type="float" office:value="8597.42" calcext:value-type="float">
            <text:p>8597.42</text:p>
          </table:table-cell>
          <table:table-cell office:value-type="float" office:value="9526.29" calcext:value-type="float">
            <text:p>9526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16" calcext:value-type="float">
            <text:p>3588.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417.1" calcext:value-type="float">
            <text:p>1417.10</text:p>
          </table:table-cell>
          <table:table-cell office:value-type="float" office:value="2959.34" calcext:value-type="float">
            <text:p>2959.34</text:p>
          </table:table-cell>
          <table:table-cell office:value-type="float" office:value="52.82" calcext:value-type="float">
            <text:p>52.82</text:p>
          </table:table-cell>
          <table:table-cell office:value-type="float" office:value="11618.55" calcext:value-type="float">
            <text:p>11618.55</text:p>
          </table:table-cell>
          <table:table-cell office:value-type="float" office:value="12235.24" calcext:value-type="float">
            <text:p>12235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56" calcext:value-type="float">
            <text:p>3589.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432.08" calcext:value-type="float">
            <text:p>1432.08</text:p>
          </table:table-cell>
          <table:table-cell office:value-type="float" office:value="3284.9" calcext:value-type="float">
            <text:p>3284.90</text:p>
          </table:table-cell>
          <table:table-cell office:value-type="float" office:value="57.77" calcext:value-type="float">
            <text:p>57.77</text:p>
          </table:table-cell>
          <table:table-cell office:value-type="float" office:value="12610.24" calcext:value-type="float">
            <text:p>12610.24</text:p>
          </table:table-cell>
          <table:table-cell office:value-type="float" office:value="13429.03" calcext:value-type="float">
            <text:p>13429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7" calcext:value-type="float">
            <text:p>3598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376.53" calcext:value-type="float">
            <text:p>1376.53</text:p>
          </table:table-cell>
          <table:table-cell office:value-type="float" office:value="1791.64" calcext:value-type="float">
            <text:p>1791.64</text:p>
          </table:table-cell>
          <table:table-cell office:value-type="float" office:value="23.24" calcext:value-type="float">
            <text:p>23.24</text:p>
          </table:table-cell>
          <table:table-cell office:value-type="float" office:value="8371.58" calcext:value-type="float">
            <text:p>8371.58</text:p>
          </table:table-cell>
          <table:table-cell office:value-type="float" office:value="9567.49" calcext:value-type="float">
            <text:p>9567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439.59" calcext:value-type="float">
            <text:p>3439.59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708.96" calcext:value-type="float">
            <text:p>1708.96</text:p>
          </table:table-cell>
          <table:table-cell office:value-type="float" office:value="4531.48" calcext:value-type="float">
            <text:p>4531.48</text:p>
          </table:table-cell>
          <table:table-cell office:value-type="float" office:value="62.76" calcext:value-type="float">
            <text:p>62.76</text:p>
          </table:table-cell>
          <table:table-cell office:value-type="float" office:value="16605.03" calcext:value-type="float">
            <text:p>16605.03</text:p>
          </table:table-cell>
          <table:table-cell office:value-type="float" office:value="17005.6" calcext:value-type="float">
            <text:p>17005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11" calcext:value-type="float">
            <text:p>3595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745.69" calcext:value-type="float">
            <text:p>1745.69</text:p>
          </table:table-cell>
          <table:table-cell office:value-type="float" office:value="3660.83" calcext:value-type="float">
            <text:p>3660.83</text:p>
          </table:table-cell>
          <table:table-cell office:value-type="float" office:value="52.31" calcext:value-type="float">
            <text:p>52.31</text:p>
          </table:table-cell>
          <table:table-cell office:value-type="float" office:value="14514.11" calcext:value-type="float">
            <text:p>14514.11</text:p>
          </table:table-cell>
          <table:table-cell office:value-type="float" office:value="15429.91" calcext:value-type="float">
            <text:p>15429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89" calcext:value-type="float">
            <text:p>3588.8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973.23" calcext:value-type="float">
            <text:p>1973.23</text:p>
          </table:table-cell>
          <table:table-cell office:value-type="float" office:value="4339.17" calcext:value-type="float">
            <text:p>4339.17</text:p>
          </table:table-cell>
          <table:table-cell office:value-type="float" office:value="54.53" calcext:value-type="float">
            <text:p>54.53</text:p>
          </table:table-cell>
          <table:table-cell office:value-type="float" office:value="16805.91" calcext:value-type="float">
            <text:p>16805.91</text:p>
          </table:table-cell>
          <table:table-cell office:value-type="float" office:value="17525.05" calcext:value-type="float">
            <text:p>17525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97" calcext:value-type="float">
            <text:p>3593.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728.78" calcext:value-type="float">
            <text:p>1728.78</text:p>
          </table:table-cell>
          <table:table-cell office:value-type="float" office:value="4607.7" calcext:value-type="float">
            <text:p>4607.70</text:p>
          </table:table-cell>
          <table:table-cell office:value-type="float" office:value="62.48" calcext:value-type="float">
            <text:p>62.48</text:p>
          </table:table-cell>
          <table:table-cell office:value-type="float" office:value="16816.28" calcext:value-type="float">
            <text:p>16816.28</text:p>
          </table:table-cell>
          <table:table-cell office:value-type="float" office:value="17026.38" calcext:value-type="float">
            <text:p>17026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6" calcext:value-type="float">
            <text:p>3596.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878" calcext:value-type="float">
            <text:p>1878.00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65.12" calcext:value-type="float">
            <text:p>65.12</text:p>
          </table:table-cell>
          <table:table-cell table:number-columns-repeated="2" office:value-type="float" office:value="19339.64" calcext:value-type="float">
            <text:p>19339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53" calcext:value-type="float">
            <text:p>3597.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65.56" calcext:value-type="float">
            <text:p>265.56</text:p>
          </table:table-cell>
          <table:table-cell office:value-type="float" office:value="0" calcext:value-type="float">
            <text:p>0.00</text:p>
          </table:table-cell>
          <table:table-cell office:value-type="float" office:value="1265.76" calcext:value-type="float">
            <text:p>1265.76</text:p>
          </table:table-cell>
          <table:table-cell office:value-type="float" office:value="1373.94" calcext:value-type="float">
            <text:p>1373.94</text:p>
          </table:table-cell>
          <table:table-cell office:value-type="float" office:value="418.69" calcext:value-type="float">
            <text:p>418.69</text:p>
          </table:table-cell>
          <table:table-cell office:value-type="float" office:value="90.52" calcext:value-type="float">
            <text:p>90.52</text:p>
          </table:table-cell>
          <table:table-cell office:value-type="float" office:value="950" calcext:value-type="float">
            <text:p>950</text:p>
          </table:table-cell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169.23" calcext:value-type="float">
            <text:p>169.23</text:p>
          </table:table-cell>
          <table:table-cell office:value-type="float" office:value="0" calcext:value-type="float">
            <text:p>0.00</text:p>
          </table:table-cell>
          <table:table-cell office:value-type="float" office:value="856.44" calcext:value-type="float">
            <text:p>856.44</text:p>
          </table:table-cell>
          <table:table-cell office:value-type="float" office:value="906.28" calcext:value-type="float">
            <text:p>906.28</text:p>
          </table:table-cell>
          <table:table-cell office:value-type="float" office:value="3.94" calcext:value-type="float">
            <text:p>3.94</text:p>
          </table:table-cell>
          <table:table-cell office:value-type="float" office:value="1.21" calcext:value-type="float">
            <text:p>1.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447.47" calcext:value-type="float">
            <text:p>447.47</text:p>
          </table:table-cell>
          <table:table-cell office:value-type="float" office:value="447.61" calcext:value-type="float">
            <text:p>447.61</text:p>
          </table:table-cell>
          <table:table-cell office:value-type="float" office:value="0.03" calcext:value-type="float">
            <text:p>0.03</text:p>
          </table:table-cell>
          <table:table-cell office:value-type="float" office:value="2238.51" calcext:value-type="float">
            <text:p>2238.51</text:p>
          </table:table-cell>
          <table:table-cell office:value-type="float" office:value="2387.37" calcext:value-type="float">
            <text:p>2387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886.32" calcext:value-type="float">
            <text:p>886.32</text:p>
          </table:table-cell>
          <table:table-cell office:value-type="float" office:value="15425" calcext:value-type="float">
            <text:p>15425</text:p>
          </table:table-cell>
          <table:table-cell office:value-type="float" office:value="15411" calcext:value-type="float">
            <text:p>154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0.85" calcext:value-type="float">
            <text:p>350.85</text:p>
          </table:table-cell>
          <table:table-cell office:value-type="float" office:value="0" calcext:value-type="float">
            <text:p>0.00</text:p>
          </table:table-cell>
          <table:table-cell office:value-type="float" office:value="1737.39" calcext:value-type="float">
            <text:p>1737.39</text:p>
          </table:table-cell>
          <table:table-cell office:value-type="float" office:value="1890.82" calcext:value-type="float">
            <text:p>1890.82</text:p>
          </table:table-cell>
          <table:table-cell office:value-type="float" office:value="293.61" calcext:value-type="float">
            <text:p>293.61</text:p>
          </table:table-cell>
          <table:table-cell office:value-type="float" office:value="41.94" calcext:value-type="float">
            <text:p>41.94</text:p>
          </table:table-cell>
          <table:table-cell office:value-type="float" office:value="1938" calcext:value-type="float">
            <text:p>1938</text:p>
          </table:table-cell>
          <table:table-cell office:value-type="float" office:value="1934" calcext:value-type="float">
            <text:p>19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7.98" calcext:value-type="float">
            <text:p>307.98</text:p>
          </table:table-cell>
          <table:table-cell office:value-type="float" office:value="0" calcext:value-type="float">
            <text:p>0.00</text:p>
          </table:table-cell>
          <table:table-cell office:value-type="float" office:value="1523.2" calcext:value-type="float">
            <text:p>1523.20</text:p>
          </table:table-cell>
          <table:table-cell office:value-type="float" office:value="1627.27" calcext:value-type="float">
            <text:p>1627.27</text:p>
          </table:table-cell>
          <table:table-cell office:value-type="float" office:value="14.09" calcext:value-type="float">
            <text:p>14.09</text:p>
          </table:table-cell>
          <table:table-cell office:value-type="float" office:value="0.43" calcext:value-type="float">
            <text:p>0.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2.2" calcext:value-type="float">
            <text:p>272.20</text:p>
          </table:table-cell>
          <table:table-cell office:value-type="float" office:value="0" calcext:value-type="float">
            <text:p>0.00</text:p>
          </table:table-cell>
          <table:table-cell office:value-type="float" office:value="1326.67" calcext:value-type="float">
            <text:p>1326.67</text:p>
          </table:table-cell>
          <table:table-cell office:value-type="float" office:value="1447.17" calcext:value-type="float">
            <text:p>1447.17</text:p>
          </table:table-cell>
          <table:table-cell office:value-type="float" office:value="83.05" calcext:value-type="float">
            <text:p>83.05</text:p>
          </table:table-cell>
          <table:table-cell office:value-type="float" office:value="43.91" calcext:value-type="float">
            <text:p>43.91</text:p>
          </table:table-cell>
          <table:table-cell office:value-type="float" office:value="723" calcext:value-type="float">
            <text:p>723</text:p>
          </table:table-cell>
          <table:table-cell office:value-type="float" office:value="716" calcext:value-type="float">
            <text:p>7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1_1</text:p>
          </table:table-cell>
          <table:table-cell office:value-type="string" calcext:value-type="string">
            <text:p>TL</text:p>
          </table:table-cell>
          <table:table-cell office:value-type="float" office:value="497.92" calcext:value-type="float">
            <text:p>497.92</text:p>
          </table:table-cell>
          <table:table-cell office:value-type="float" office:value="502.75" calcext:value-type="float">
            <text:p>502.75</text:p>
          </table:table-cell>
          <table:table-cell office:value-type="float" office:value="0.96" calcext:value-type="float">
            <text:p>0.96</text:p>
          </table:table-cell>
          <table:table-cell office:value-type="float" office:value="2650.85" calcext:value-type="float">
            <text:p>2650.85</text:p>
          </table:table-cell>
          <table:table-cell office:value-type="float" office:value="2741.84" calcext:value-type="float">
            <text:p>2741.84</text:p>
          </table:table-cell>
          <table:table-cell office:value-type="float" office:value="3600" calcext:value-type="float">
            <text:p>3600.00</text:p>
          </table:table-cell>
          <table:table-cell office:value-type="float" office:value="1877.31" calcext:value-type="float">
            <text:p>1877.31</text:p>
          </table:table-cell>
          <table:table-cell office:value-type="float" office:value="486" calcext:value-type="float">
            <text:p>486</text:p>
          </table:table-cell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16.85" calcext:value-type="float">
            <text:p>416.85</text:p>
          </table:table-cell>
          <table:table-cell office:value-type="float" office:value="0" calcext:value-type="float">
            <text:p>0.00</text:p>
          </table:table-cell>
          <table:table-cell office:value-type="float" office:value="2130.53" calcext:value-type="float">
            <text:p>2130.53</text:p>
          </table:table-cell>
          <table:table-cell office:value-type="float" office:value="2292.09" calcext:value-type="float">
            <text:p>2292.09</text:p>
          </table:table-cell>
          <table:table-cell office:value-type="float" office:value="1459.69" calcext:value-type="float">
            <text:p>1459.69</text:p>
          </table:table-cell>
          <table:table-cell office:value-type="float" office:value="614.73" calcext:value-type="float">
            <text:p>614.73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797.5" calcext:value-type="float">
            <text:p>797.50</text:p>
          </table:table-cell>
          <table:table-cell office:value-type="float" office:value="830.6" calcext:value-type="float">
            <text:p>830.60</text:p>
          </table:table-cell>
          <table:table-cell office:value-type="float" office:value="3.99" calcext:value-type="float">
            <text:p>3.99</text:p>
          </table:table-cell>
          <table:table-cell office:value-type="float" office:value="4183.93" calcext:value-type="float">
            <text:p>4183.93</text:p>
          </table:table-cell>
          <table:table-cell office:value-type="float" office:value="4578.01" calcext:value-type="float">
            <text:p>4578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136.27" calcext:value-type="float">
            <text:p>136.27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767.38" calcext:value-type="float">
            <text:p>767.38</text:p>
          </table:table-cell>
          <table:table-cell office:value-type="float" office:value="773.82" calcext:value-type="float">
            <text:p>773.82</text:p>
          </table:table-cell>
          <table:table-cell office:value-type="float" office:value="0.83" calcext:value-type="float">
            <text:p>0.83</text:p>
          </table:table-cell>
          <table:table-cell office:value-type="float" office:value="3936.77" calcext:value-type="float">
            <text:p>3936.77</text:p>
          </table:table-cell>
          <table:table-cell office:value-type="float" office:value="4225.11" calcext:value-type="float">
            <text:p>4225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732.75" calcext:value-type="float">
            <text:p>732.7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677.69" calcext:value-type="float">
            <text:p>677.69</text:p>
          </table:table-cell>
          <table:table-cell office:value-type="float" office:value="822.04" calcext:value-type="float">
            <text:p>822.04</text:p>
          </table:table-cell>
          <table:table-cell office:value-type="float" office:value="17.57" calcext:value-type="float">
            <text:p>17.57</text:p>
          </table:table-cell>
          <table:table-cell office:value-type="float" office:value="3947.15" calcext:value-type="float">
            <text:p>3947.15</text:p>
          </table:table-cell>
          <table:table-cell office:value-type="float" office:value="4570.54" calcext:value-type="float">
            <text:p>4570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7" calcext:value-type="float">
            <text:p>3598.0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765.44" calcext:value-type="float">
            <text:p>765.44</text:p>
          </table:table-cell>
          <table:table-cell office:value-type="float" office:value="791.61" calcext:value-type="float">
            <text:p>791.61</text:p>
          </table:table-cell>
          <table:table-cell office:value-type="float" office:value="3.31" calcext:value-type="float">
            <text:p>3.31</text:p>
          </table:table-cell>
          <table:table-cell office:value-type="float" office:value="3972.44" calcext:value-type="float">
            <text:p>3972.44</text:p>
          </table:table-cell>
          <table:table-cell office:value-type="float" office:value="4352.18" calcext:value-type="float">
            <text:p>4352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12.06" calcext:value-type="float">
            <text:p>12.0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808.56" calcext:value-type="float">
            <text:p>808.56</text:p>
          </table:table-cell>
          <table:table-cell office:value-type="float" office:value="824.57" calcext:value-type="float">
            <text:p>824.57</text:p>
          </table:table-cell>
          <table:table-cell office:value-type="float" office:value="1.94" calcext:value-type="float">
            <text:p>1.94</text:p>
          </table:table-cell>
          <table:table-cell office:value-type="float" office:value="4088.46" calcext:value-type="float">
            <text:p>4088.46</text:p>
          </table:table-cell>
          <table:table-cell office:value-type="float" office:value="4659.62" calcext:value-type="float">
            <text:p>4659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459.18" calcext:value-type="float">
            <text:p>459.18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296.52" calcext:value-type="float">
            <text:p>1296.52</text:p>
          </table:table-cell>
          <table:table-cell office:value-type="float" office:value="1576.09" calcext:value-type="float">
            <text:p>1576.09</text:p>
          </table:table-cell>
          <table:table-cell office:value-type="float" office:value="17.74" calcext:value-type="float">
            <text:p>17.74</text:p>
          </table:table-cell>
          <table:table-cell office:value-type="float" office:value="7541.62" calcext:value-type="float">
            <text:p>7541.62</text:p>
          </table:table-cell>
          <table:table-cell office:value-type="float" office:value="8371.64" calcext:value-type="float">
            <text:p>8371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32" calcext:value-type="float">
            <text:p>3595.3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196.83" calcext:value-type="float">
            <text:p>1196.83</text:p>
          </table:table-cell>
          <table:table-cell office:value-type="float" office:value="2364.6" calcext:value-type="float">
            <text:p>2364.60</text:p>
          </table:table-cell>
          <table:table-cell office:value-type="float" office:value="49.39" calcext:value-type="float">
            <text:p>49.39</text:p>
          </table:table-cell>
          <table:table-cell office:value-type="float" office:value="9496.06" calcext:value-type="float">
            <text:p>9496.06</text:p>
          </table:table-cell>
          <table:table-cell office:value-type="float" office:value="9896.74" calcext:value-type="float">
            <text:p>9896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5" calcext:value-type="float">
            <text:p>3599.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192.98" calcext:value-type="float">
            <text:p>1192.98</text:p>
          </table:table-cell>
          <table:table-cell office:value-type="float" office:value="2687.2" calcext:value-type="float">
            <text:p>2687.20</text:p>
          </table:table-cell>
          <table:table-cell office:value-type="float" office:value="55.61" calcext:value-type="float">
            <text:p>55.61</text:p>
          </table:table-cell>
          <table:table-cell table:number-columns-repeated="2" office:value-type="float" office:value="10269.67" calcext:value-type="float">
            <text:p>10269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3" calcext:value-type="float">
            <text:p>3598.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015.53" calcext:value-type="float">
            <text:p>1015.53</text:p>
          </table:table-cell>
          <table:table-cell office:value-type="float" office:value="1250.41" calcext:value-type="float">
            <text:p>1250.41</text:p>
          </table:table-cell>
          <table:table-cell office:value-type="float" office:value="43.69" calcext:value-type="float">
            <text:p>43.69</text:p>
          </table:table-cell>
          <table:table-cell office:value-type="float" office:value="5993.49" calcext:value-type="float">
            <text:p>5993.49</text:p>
          </table:table-cell>
          <table:table-cell office:value-type="float" office:value="6739.12" calcext:value-type="float">
            <text:p>6739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4" calcext:value-type="float">
            <text:p>3593.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199.64" calcext:value-type="float">
            <text:p>1199.64</text:p>
          </table:table-cell>
          <table:table-cell office:value-type="float" office:value="1448.48" calcext:value-type="float">
            <text:p>1448.48</text:p>
          </table:table-cell>
          <table:table-cell office:value-type="float" office:value="19.64" calcext:value-type="float">
            <text:p>19.64</text:p>
          </table:table-cell>
          <table:table-cell office:value-type="float" office:value="7110.09" calcext:value-type="float">
            <text:p>7110.09</text:p>
          </table:table-cell>
          <table:table-cell office:value-type="float" office:value="8072.54" calcext:value-type="float">
            <text:p>8072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14" calcext:value-type="float">
            <text:p>3591.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900.83" calcext:value-type="float">
            <text:p>1900.83</text:p>
          </table:table-cell>
          <table:table-cell office:value-type="float" office:value="3341.15" calcext:value-type="float">
            <text:p>3341.15</text:p>
          </table:table-cell>
          <table:table-cell office:value-type="float" office:value="43.11" calcext:value-type="float">
            <text:p>43.11</text:p>
          </table:table-cell>
          <table:table-cell office:value-type="float" office:value="14019.12" calcext:value-type="float">
            <text:p>14019.12</text:p>
          </table:table-cell>
          <table:table-cell office:value-type="float" office:value="14549.28" calcext:value-type="float">
            <text:p>14549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31" calcext:value-type="float">
            <text:p>3587.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881.43" calcext:value-type="float">
            <text:p>1881.43</text:p>
          </table:table-cell>
          <table:table-cell office:value-type="float" office:value="3962.95" calcext:value-type="float">
            <text:p>3962.95</text:p>
          </table:table-cell>
          <table:table-cell office:value-type="float" office:value="52.52" calcext:value-type="float">
            <text:p>52.52</text:p>
          </table:table-cell>
          <table:table-cell table:number-columns-repeated="2" office:value-type="float" office:value="15518.51" calcext:value-type="float">
            <text:p>15518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6" calcext:value-type="float">
            <text:p>3594.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612.9" calcext:value-type="float">
            <text:p>1612.90</text:p>
          </table:table-cell>
          <table:table-cell office:value-type="float" office:value="3779.01" calcext:value-type="float">
            <text:p>3779.01</text:p>
          </table:table-cell>
          <table:table-cell office:value-type="float" office:value="60.29" calcext:value-type="float">
            <text:p>60.29</text:p>
          </table:table-cell>
          <table:table-cell office:value-type="float" office:value="14368.6" calcext:value-type="float">
            <text:p>14368.60</text:p>
          </table:table-cell>
          <table:table-cell office:value-type="float" office:value="15113" calcext:value-type="float">
            <text:p>15113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72" calcext:value-type="float">
            <text:p>3583.7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671.01" calcext:value-type="float">
            <text:p>1671.01</text:p>
          </table:table-cell>
          <table:table-cell office:value-type="float" office:value="3754.97" calcext:value-type="float">
            <text:p>3754.97</text:p>
          </table:table-cell>
          <table:table-cell office:value-type="float" office:value="55.5" calcext:value-type="float">
            <text:p>55.50</text:p>
          </table:table-cell>
          <table:table-cell office:value-type="float" office:value="14341.95" calcext:value-type="float">
            <text:p>14341.95</text:p>
          </table:table-cell>
          <table:table-cell office:value-type="float" office:value="14566.95" calcext:value-type="float">
            <text:p>14566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56" calcext:value-type="float">
            <text:p>3594.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961.55" calcext:value-type="float">
            <text:p>1961.55</text:p>
          </table:table-cell>
          <table:table-cell office:value-type="float" office:value="4057.87" calcext:value-type="float">
            <text:p>4057.87</text:p>
          </table:table-cell>
          <table:table-cell office:value-type="float" office:value="51.66" calcext:value-type="float">
            <text:p>51.66</text:p>
          </table:table-cell>
          <table:table-cell table:number-columns-repeated="2" office:value-type="float" office:value="16088.18" calcext:value-type="float">
            <text:p>16088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4" calcext:value-type="float">
            <text:p>3594.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2216.72" calcext:value-type="float">
            <text:p>2216.72</text:p>
          </table:table-cell>
          <table:table-cell office:value-type="float" office:value="5315.97" calcext:value-type="float">
            <text:p>5315.97</text:p>
          </table:table-cell>
          <table:table-cell office:value-type="float" office:value="58.3" calcext:value-type="float">
            <text:p>58.30</text:p>
          </table:table-cell>
          <table:table-cell table:number-columns-repeated="2" office:value-type="float" office:value="20033.68" calcext:value-type="float">
            <text:p>20033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9" calcext:value-type="float">
            <text:p>3583.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2416.73" calcext:value-type="float">
            <text:p>2416.73</text:p>
          </table:table-cell>
          <table:table-cell office:value-type="float" office:value="5304.4" calcext:value-type="float">
            <text:p>5304.40</text:p>
          </table:table-cell>
          <table:table-cell office:value-type="float" office:value="54.44" calcext:value-type="float">
            <text:p>54.44</text:p>
          </table:table-cell>
          <table:table-cell table:number-columns-repeated="2" office:value-type="float" office:value="20501.18" calcext:value-type="float">
            <text:p>20501.1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08" calcext:value-type="float">
            <text:p>3579.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249.51" calcext:value-type="float">
            <text:p>2249.51</text:p>
          </table:table-cell>
          <table:table-cell office:value-type="float" office:value="5423.38" calcext:value-type="float">
            <text:p>5423.38</text:p>
          </table:table-cell>
          <table:table-cell office:value-type="float" office:value="58.52" calcext:value-type="float">
            <text:p>58.52</text:p>
          </table:table-cell>
          <table:table-cell table:number-columns-repeated="2" office:value-type="float" office:value="20362.71" calcext:value-type="float">
            <text:p>20362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0.65" calcext:value-type="float">
            <text:p>3580.6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2392.09" calcext:value-type="float">
            <text:p>2392.09</text:p>
          </table:table-cell>
          <table:table-cell office:value-type="float" office:value="4458.5" calcext:value-type="float">
            <text:p>4458.50</text:p>
          </table:table-cell>
          <table:table-cell office:value-type="float" office:value="46.35" calcext:value-type="float">
            <text:p>46.35</text:p>
          </table:table-cell>
          <table:table-cell office:value-type="float" office:value="18424.49" calcext:value-type="float">
            <text:p>18424.49</text:p>
          </table:table-cell>
          <table:table-cell office:value-type="float" office:value="18880.87" calcext:value-type="float">
            <text:p>18880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9.08" calcext:value-type="float">
            <text:p>3579.0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2502.71" calcext:value-type="float">
            <text:p>2502.71</text:p>
          </table:table-cell>
          <table:table-cell office:value-type="float" office:value="5383.74" calcext:value-type="float">
            <text:p>5383.74</text:p>
          </table:table-cell>
          <table:table-cell office:value-type="float" office:value="53.51" calcext:value-type="float">
            <text:p>53.51</text:p>
          </table:table-cell>
          <table:table-cell table:number-columns-repeated="2" office:value-type="float" office:value="21078.77" calcext:value-type="float">
            <text:p>21078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15" calcext:value-type="float">
            <text:p>3588.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8.81" calcext:value-type="float">
            <text:p>308.81</text:p>
          </table:table-cell>
          <table:table-cell office:value-type="float" office:value="0" calcext:value-type="float">
            <text:p>0.00</text:p>
          </table:table-cell>
          <table:table-cell office:value-type="float" office:value="1533.23" calcext:value-type="float">
            <text:p>1533.23</text:p>
          </table:table-cell>
          <table:table-cell office:value-type="float" office:value="1632.21" calcext:value-type="float">
            <text:p>1632.21</text:p>
          </table:table-cell>
          <table:table-cell office:value-type="float" office:value="26.76" calcext:value-type="float">
            <text:p>26.76</text:p>
          </table:table-cell>
          <table:table-cell office:value-type="float" office:value="4.34" calcext:value-type="float">
            <text:p>4.3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39.32" calcext:value-type="float">
            <text:p>239.32</text:p>
          </table:table-cell>
          <table:table-cell office:value-type="float" office:value="0" calcext:value-type="float">
            <text:p>0.00</text:p>
          </table:table-cell>
          <table:table-cell office:value-type="float" office:value="1218.06" calcext:value-type="float">
            <text:p>1218.06</text:p>
          </table:table-cell>
          <table:table-cell office:value-type="float" office:value="1237.41" calcext:value-type="float">
            <text:p>1237.41</text:p>
          </table:table-cell>
          <table:table-cell office:value-type="float" office:value="49.99" calcext:value-type="float">
            <text:p>49.99</text:p>
          </table:table-cell>
          <table:table-cell office:value-type="float" office:value="8.4" calcext:value-type="float">
            <text:p>8.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40_60_cap1.1_1</text:p>
          </table:table-cell>
          <table:table-cell office:value-type="string" calcext:value-type="string">
            <text:p>TL</text:p>
          </table:table-cell>
          <table:table-cell office:value-type="float" office:value="598.79" calcext:value-type="float">
            <text:p>598.79</text:p>
          </table:table-cell>
          <table:table-cell office:value-type="float" office:value="665.28" calcext:value-type="float">
            <text:p>665.28</text:p>
          </table:table-cell>
          <table:table-cell office:value-type="float" office:value="10.73" calcext:value-type="float">
            <text:p>10.73</text:p>
          </table:table-cell>
          <table:table-cell office:value-type="float" office:value="3363.29" calcext:value-type="float">
            <text:p>3363.29</text:p>
          </table:table-cell>
          <table:table-cell office:value-type="float" office:value="3450.55" calcext:value-type="float">
            <text:p>3450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08" calcext:value-type="float">
            <text:p>3598.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40_60_cap1.5_1</text:p>
          </table:table-cell>
          <table:table-cell office:value-type="string" calcext:value-type="string">
            <text:p>TL</text:p>
          </table:table-cell>
          <table:table-cell office:value-type="float" office:value="488.73" calcext:value-type="float">
            <text:p>488.73</text:p>
          </table:table-cell>
          <table:table-cell office:value-type="float" office:value="490.3" calcext:value-type="float">
            <text:p>490.30</text:p>
          </table:table-cell>
          <table:table-cell office:value-type="float" office:value="0.32" calcext:value-type="float">
            <text:p>0.32</text:p>
          </table:table-cell>
          <table:table-cell office:value-type="float" office:value="2495.19" calcext:value-type="float">
            <text:p>2495.19</text:p>
          </table:table-cell>
          <table:table-cell office:value-type="float" office:value="2613.97" calcext:value-type="float">
            <text:p>2613.97</text:p>
          </table:table-cell>
          <table:table-cell office:value-type="float" office:value="3600" calcext:value-type="float">
            <text:p>3600.00</text:p>
          </table:table-cell>
          <table:table-cell office:value-type="float" office:value="33.12" calcext:value-type="float">
            <text:p>33.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7.2" calcext:value-type="float">
            <text:p>377.20</text:p>
          </table:table-cell>
          <table:table-cell office:value-type="float" office:value="0" calcext:value-type="float">
            <text:p>0.00</text:p>
          </table:table-cell>
          <table:table-cell office:value-type="float" office:value="1888.67" calcext:value-type="float">
            <text:p>1888.67</text:p>
          </table:table-cell>
          <table:table-cell office:value-type="float" office:value="1966.5" calcext:value-type="float">
            <text:p>1966.50</text:p>
          </table:table-cell>
          <table:table-cell office:value-type="float" office:value="27.92" calcext:value-type="float">
            <text:p>27.92</text:p>
          </table:table-cell>
          <table:table-cell office:value-type="float" office:value="13.39" calcext:value-type="float">
            <text:p>13.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C101_m6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1.97" calcext:value-type="float">
            <text:p>311.97</text:p>
          </table:table-cell>
          <table:table-cell office:value-type="float" office:value="0" calcext:value-type="float">
            <text:p>0.00</text:p>
          </table:table-cell>
          <table:table-cell office:value-type="float" office:value="1608.39" calcext:value-type="float">
            <text:p>1608.39</text:p>
          </table:table-cell>
          <table:table-cell office:value-type="float" office:value="1694.32" calcext:value-type="float">
            <text:p>1694.32</text:p>
          </table:table-cell>
          <table:table-cell office:value-type="float" office:value="232.97" calcext:value-type="float">
            <text:p>232.97</text:p>
          </table:table-cell>
          <table:table-cell office:value-type="float" office:value="62.65" calcext:value-type="float">
            <text:p>62.6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8.9" calcext:value-type="float">
            <text:p>408.90</text:p>
          </table:table-cell>
          <table:table-cell office:value-type="float" office:value="0" calcext:value-type="float">
            <text:p>0.00</text:p>
          </table:table-cell>
          <table:table-cell office:value-type="float" office:value="1881.97" calcext:value-type="float">
            <text:p>1881.97</text:p>
          </table:table-cell>
          <table:table-cell office:value-type="float" office:value="2140.98" calcext:value-type="float">
            <text:p>2140.98</text:p>
          </table:table-cell>
          <table:table-cell office:value-type="float" office:value="159.86" calcext:value-type="float">
            <text:p>159.86</text:p>
          </table:table-cell>
          <table:table-cell office:value-type="float" office:value="1.73" calcext:value-type="float">
            <text:p>1.7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3.01" calcext:value-type="float">
            <text:p>353.01</text:p>
          </table:table-cell>
          <table:table-cell office:value-type="float" office:value="0" calcext:value-type="float">
            <text:p>0.00</text:p>
          </table:table-cell>
          <table:table-cell office:value-type="float" office:value="1708.72" calcext:value-type="float">
            <text:p>1708.72</text:p>
          </table:table-cell>
          <table:table-cell office:value-type="float" office:value="1864.6" calcext:value-type="float">
            <text:p>1864.60</text:p>
          </table:table-cell>
          <table:table-cell office:value-type="float" office:value="27.93" calcext:value-type="float">
            <text:p>27.93</text:p>
          </table:table-cell>
          <table:table-cell office:value-type="float" office:value="0.77" calcext:value-type="float">
            <text:p>0.77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1.43" calcext:value-type="float">
            <text:p>301.43</text:p>
          </table:table-cell>
          <table:table-cell office:value-type="float" office:value="0" calcext:value-type="float">
            <text:p>0.00</text:p>
          </table:table-cell>
          <table:table-cell office:value-type="float" office:value="1414.11" calcext:value-type="float">
            <text:p>1414.11</text:p>
          </table:table-cell>
          <table:table-cell office:value-type="float" office:value="1658.01" calcext:value-type="float">
            <text:p>1658.01</text:p>
          </table:table-cell>
          <table:table-cell office:value-type="float" office:value="0.3" calcext:value-type="float">
            <text:p>0.3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80.76" calcext:value-type="float">
            <text:p>280.76</text:p>
          </table:table-cell>
          <table:table-cell office:value-type="float" office:value="0" calcext:value-type="float">
            <text:p>0.00</text:p>
          </table:table-cell>
          <table:table-cell office:value-type="float" office:value="1322.42" calcext:value-type="float">
            <text:p>1322.42</text:p>
          </table:table-cell>
          <table:table-cell office:value-type="float" office:value="1479.58" calcext:value-type="float">
            <text:p>1479.58</text:p>
          </table:table-cell>
          <table:table-cell office:value-type="float" office:value="0.39" calcext:value-type="float">
            <text:p>0.39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527.94" calcext:value-type="float">
            <text:p>527.94</text:p>
          </table:table-cell>
          <table:table-cell office:value-type="float" office:value="565.34" calcext:value-type="float">
            <text:p>565.34</text:p>
          </table:table-cell>
          <table:table-cell office:value-type="float" office:value="6.61" calcext:value-type="float">
            <text:p>6.61</text:p>
          </table:table-cell>
          <table:table-cell office:value-type="float" office:value="2686.32" calcext:value-type="float">
            <text:p>2686.32</text:p>
          </table:table-cell>
          <table:table-cell office:value-type="float" office:value="2795.67" calcext:value-type="float">
            <text:p>2795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221.81" calcext:value-type="float">
            <text:p>221.81</text:p>
          </table:table-cell>
          <table:table-cell office:value-type="float" office:value="19204" calcext:value-type="float">
            <text:p>19204</text:p>
          </table:table-cell>
          <table:table-cell office:value-type="float" office:value="19202" calcext:value-type="float">
            <text:p>192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446.32" calcext:value-type="float">
            <text:p>446.32</text:p>
          </table:table-cell>
          <table:table-cell office:value-type="float" office:value="455.97" calcext:value-type="float">
            <text:p>455.97</text:p>
          </table:table-cell>
          <table:table-cell office:value-type="float" office:value="2.12" calcext:value-type="float">
            <text:p>2.12</text:p>
          </table:table-cell>
          <table:table-cell office:value-type="float" office:value="2127.57" calcext:value-type="float">
            <text:p>2127.57</text:p>
          </table:table-cell>
          <table:table-cell office:value-type="float" office:value="2384.9" calcext:value-type="float">
            <text:p>2384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60.92" calcext:value-type="float">
            <text:p>60.92</text:p>
          </table:table-cell>
          <table:table-cell office:value-type="float" office:value="5368" calcext:value-type="float">
            <text:p>5368</text:p>
          </table:table-cell>
          <table:table-cell office:value-type="float" office:value="5367" calcext:value-type="float">
            <text:p>53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9.28" calcext:value-type="float">
            <text:p>379.28</text:p>
          </table:table-cell>
          <table:table-cell office:value-type="float" office:value="0" calcext:value-type="float">
            <text:p>0.00</text:p>
          </table:table-cell>
          <table:table-cell office:value-type="float" office:value="1804.21" calcext:value-type="float">
            <text:p>1804.21</text:p>
          </table:table-cell>
          <table:table-cell office:value-type="float" office:value="2000.32" calcext:value-type="float">
            <text:p>2000.32</text:p>
          </table:table-cell>
          <table:table-cell office:value-type="float" office:value="1240.61" calcext:value-type="float">
            <text:p>1240.61</text:p>
          </table:table-cell>
          <table:table-cell office:value-type="float" office:value="32.36" calcext:value-type="float">
            <text:p>32.36</text:p>
          </table:table-cell>
          <table:table-cell table:number-columns-repeated="2" office:value-type="float" office:value="2817" calcext:value-type="float">
            <text:p>28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2.69" calcext:value-type="float">
            <text:p>342.69</text:p>
          </table:table-cell>
          <table:table-cell office:value-type="float" office:value="0" calcext:value-type="float">
            <text:p>0.00</text:p>
          </table:table-cell>
          <table:table-cell office:value-type="float" office:value="1645.09" calcext:value-type="float">
            <text:p>1645.09</text:p>
          </table:table-cell>
          <table:table-cell office:value-type="float" office:value="1778.55" calcext:value-type="float">
            <text:p>1778.55</text:p>
          </table:table-cell>
          <table:table-cell office:value-type="float" office:value="410.7" calcext:value-type="float">
            <text:p>410.70</text:p>
          </table:table-cell>
          <table:table-cell office:value-type="float" office:value="22.3" calcext:value-type="float">
            <text:p>22.30</text:p>
          </table:table-cell>
          <table:table-cell office:value-type="float" office:value="1974" calcext:value-type="float">
            <text:p>1974</text:p>
          </table:table-cell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1_100_cap1.1_1</text:p>
          </table:table-cell>
          <table:table-cell office:value-type="string" calcext:value-type="string">
            <text:p>TL</text:p>
          </table:table-cell>
          <table:table-cell office:value-type="float" office:value="528.63" calcext:value-type="float">
            <text:p>528.63</text:p>
          </table:table-cell>
          <table:table-cell office:value-type="float" office:value="537.2" calcext:value-type="float">
            <text:p>537.20</text:p>
          </table:table-cell>
          <table:table-cell office:value-type="float" office:value="1.6" calcext:value-type="float">
            <text:p>1.60</text:p>
          </table:table-cell>
          <table:table-cell office:value-type="float" office:value="2653.21" calcext:value-type="float">
            <text:p>2653.21</text:p>
          </table:table-cell>
          <table:table-cell office:value-type="float" office:value="2914.55" calcext:value-type="float">
            <text:p>2914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481.78" calcext:value-type="float">
            <text:p>481.78</text:p>
          </table:table-cell>
          <table:table-cell office:value-type="float" office:value="12061" calcext:value-type="float">
            <text:p>12061</text:p>
          </table:table-cell>
          <table:table-cell office:value-type="float" office:value="12054" calcext:value-type="float">
            <text:p>120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43.08" calcext:value-type="float">
            <text:p>443.08</text:p>
          </table:table-cell>
          <table:table-cell office:value-type="float" office:value="0" calcext:value-type="float">
            <text:p>0.00</text:p>
          </table:table-cell>
          <table:table-cell office:value-type="float" office:value="2169.25" calcext:value-type="float">
            <text:p>2169.25</text:p>
          </table:table-cell>
          <table:table-cell office:value-type="float" office:value="2355.69" calcext:value-type="float">
            <text:p>2355.69</text:p>
          </table:table-cell>
          <table:table-cell office:value-type="float" office:value="16.55" calcext:value-type="float">
            <text:p>16.55</text:p>
          </table:table-cell>
          <table:table-cell office:value-type="float" office:value="5.29" calcext:value-type="float">
            <text:p>5.29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0.56" calcext:value-type="float">
            <text:p>370.56</text:p>
          </table:table-cell>
          <table:table-cell office:value-type="float" office:value="0" calcext:value-type="float">
            <text:p>0.00</text:p>
          </table:table-cell>
          <table:table-cell office:value-type="float" office:value="1777.61" calcext:value-type="float">
            <text:p>1777.61</text:p>
          </table:table-cell>
          <table:table-cell office:value-type="float" office:value="2080.49" calcext:value-type="float">
            <text:p>2080.49</text:p>
          </table:table-cell>
          <table:table-cell office:value-type="float" office:value="60.56" calcext:value-type="float">
            <text:p>60.56</text:p>
          </table:table-cell>
          <table:table-cell office:value-type="float" office:value="0.7" calcext:value-type="float">
            <text:p>0.7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3.58" calcext:value-type="float">
            <text:p>323.58</text:p>
          </table:table-cell>
          <table:table-cell office:value-type="float" office:value="0" calcext:value-type="float">
            <text:p>0.00</text:p>
          </table:table-cell>
          <table:table-cell office:value-type="float" office:value="1622.95" calcext:value-type="float">
            <text:p>1622.95</text:p>
          </table:table-cell>
          <table:table-cell office:value-type="float" office:value="1719.09" calcext:value-type="float">
            <text:p>1719.09</text:p>
          </table:table-cell>
          <table:table-cell office:value-type="float" office:value="3" calcext:value-type="float">
            <text:p>3.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679.02" calcext:value-type="float">
            <text:p>679.02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3307.5" calcext:value-type="float">
            <text:p>3307.50</text:p>
          </table:table-cell>
          <table:table-cell office:value-type="float" office:value="178.72" calcext:value-type="float">
            <text:p>178.72</text:p>
          </table:table-cell>
          <table:table-cell office:value-type="float" office:value="45.48" calcext:value-type="float">
            <text:p>45.48</text:p>
          </table:table-cell>
          <table:table-cell table:number-columns-repeated="2" office:value-type="float" office:value="1542" calcext:value-type="float">
            <text:p>154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40_60_cap1.5_1</text:p>
          </table:table-cell>
          <table:table-cell office:value-type="string" calcext:value-type="string">
            <text:p>TL</text:p>
          </table:table-cell>
          <table:table-cell office:value-type="float" office:value="545.55" calcext:value-type="float">
            <text:p>545.55</text:p>
          </table:table-cell>
          <table:table-cell office:value-type="float" office:value="558.96" calcext:value-type="float">
            <text:p>558.96</text:p>
          </table:table-cell>
          <table:table-cell office:value-type="float" office:value="2.4" calcext:value-type="float">
            <text:p>2.40</text:p>
          </table:table-cell>
          <table:table-cell office:value-type="float" office:value="2709.02" calcext:value-type="float">
            <text:p>2709.02</text:p>
          </table:table-cell>
          <table:table-cell office:value-type="float" office:value="2978.08" calcext:value-type="float">
            <text:p>2978.08</text:p>
          </table:table-cell>
          <table:table-cell office:value-type="float" office:value="3600" calcext:value-type="float">
            <text:p>3600.00</text:p>
          </table:table-cell>
          <table:table-cell office:value-type="float" office:value="56.21" calcext:value-type="float">
            <text:p>56.21</text:p>
          </table:table-cell>
          <table:table-cell office:value-type="float" office:value="1393" calcext:value-type="float">
            <text:p>1393</text:p>
          </table:table-cell>
          <table:table-cell office:value-type="float" office:value="1387" calcext:value-type="float">
            <text:p>138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44.19" calcext:value-type="float">
            <text:p>444.19</text:p>
          </table:table-cell>
          <table:table-cell office:value-type="float" office:value="0" calcext:value-type="float">
            <text:p>0.00</text:p>
          </table:table-cell>
          <table:table-cell office:value-type="float" office:value="2103.26" calcext:value-type="float">
            <text:p>2103.26</text:p>
          </table:table-cell>
          <table:table-cell office:value-type="float" office:value="2331.07" calcext:value-type="float">
            <text:p>2331.07</text:p>
          </table:table-cell>
          <table:table-cell office:value-type="float" office:value="1323.06" calcext:value-type="float">
            <text:p>1323.06</text:p>
          </table:table-cell>
          <table:table-cell office:value-type="float" office:value="150.56" calcext:value-type="float">
            <text:p>150.56</text:p>
          </table:table-cell>
          <table:table-cell table:number-columns-repeated="2" office:value-type="float" office:value="6673" calcext:value-type="float">
            <text:p>66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2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1.61" calcext:value-type="float">
            <text:p>401.61</text:p>
          </table:table-cell>
          <table:table-cell office:value-type="float" office:value="0" calcext:value-type="float">
            <text:p>0.00</text:p>
          </table:table-cell>
          <table:table-cell office:value-type="float" office:value="1951.05" calcext:value-type="float">
            <text:p>1951.05</text:p>
          </table:table-cell>
          <table:table-cell office:value-type="float" office:value="2117" calcext:value-type="float">
            <text:p>2117.00</text:p>
          </table:table-cell>
          <table:table-cell office:value-type="float" office:value="626.63" calcext:value-type="float">
            <text:p>626.63</text:p>
          </table:table-cell>
          <table:table-cell office:value-type="float" office:value="75.37" calcext:value-type="float">
            <text:p>75.37</text:p>
          </table:table-cell>
          <table:table-cell office:value-type="float" office:value="3884" calcext:value-type="float">
            <text:p>3884</text:p>
          </table:table-cell>
          <table:table-cell office:value-type="float" office:value="3879" calcext:value-type="float">
            <text:p>38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1.75" calcext:value-type="float">
            <text:p>401.75</text:p>
          </table:table-cell>
          <table:table-cell office:value-type="float" office:value="0" calcext:value-type="float">
            <text:p>0.00</text:p>
          </table:table-cell>
          <table:table-cell office:value-type="float" office:value="1819.11" calcext:value-type="float">
            <text:p>1819.11</text:p>
          </table:table-cell>
          <table:table-cell office:value-type="float" office:value="2230.2" calcext:value-type="float">
            <text:p>2230.20</text:p>
          </table:table-cell>
          <table:table-cell office:value-type="float" office:value="13.3" calcext:value-type="float">
            <text:p>13.30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7.37" calcext:value-type="float">
            <text:p>347.37</text:p>
          </table:table-cell>
          <table:table-cell office:value-type="float" office:value="0" calcext:value-type="float">
            <text:p>0.00</text:p>
          </table:table-cell>
          <table:table-cell office:value-type="float" office:value="1662.7" calcext:value-type="float">
            <text:p>1662.70</text:p>
          </table:table-cell>
          <table:table-cell office:value-type="float" office:value="1916.05" calcext:value-type="float">
            <text:p>1916.05</text:p>
          </table:table-cell>
          <table:table-cell office:value-type="float" office:value="50.38" calcext:value-type="float">
            <text:p>50.38</text:p>
          </table:table-cell>
          <table:table-cell office:value-type="float" office:value="7.32" calcext:value-type="float">
            <text:p>7.32</text:p>
          </table:table-cell>
          <table:table-cell office:value-type="float" office:value="705" calcext:value-type="float">
            <text:p>705</text:p>
          </table:table-cell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57.86" calcext:value-type="float">
            <text:p>457.86</text:p>
          </table:table-cell>
          <table:table-cell office:value-type="float" office:value="0" calcext:value-type="float">
            <text:p>0.00</text:p>
          </table:table-cell>
          <table:table-cell office:value-type="float" office:value="2289.88" calcext:value-type="float">
            <text:p>2289.88</text:p>
          </table:table-cell>
          <table:table-cell office:value-type="float" office:value="2521.42" calcext:value-type="float">
            <text:p>2521.42</text:p>
          </table:table-cell>
          <table:table-cell office:value-type="float" office:value="585.44" calcext:value-type="float">
            <text:p>585.44</text:p>
          </table:table-cell>
          <table:table-cell office:value-type="float" office:value="20.71" calcext:value-type="float">
            <text:p>20.71</text:p>
          </table:table-cell>
          <table:table-cell office:value-type="float" office:value="341" calcext:value-type="float">
            <text:p>341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656.73" calcext:value-type="float">
            <text:p>656.73</text:p>
          </table:table-cell>
          <table:table-cell office:value-type="float" office:value="667.01" calcext:value-type="float">
            <text:p>667.01</text:p>
          </table:table-cell>
          <table:table-cell office:value-type="float" office:value="1.54" calcext:value-type="float">
            <text:p>1.54</text:p>
          </table:table-cell>
          <table:table-cell office:value-type="float" office:value="3396.9" calcext:value-type="float">
            <text:p>3396.90</text:p>
          </table:table-cell>
          <table:table-cell office:value-type="float" office:value="3583.43" calcext:value-type="float">
            <text:p>3583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.04" calcext:value-type="float">
            <text:p>35.04</text:p>
          </table:table-cell>
          <table:table-cell office:value-type="float" office:value="872" calcext:value-type="float">
            <text:p>872</text:p>
          </table:table-cell>
          <table:table-cell office:value-type="float" office:value="863" calcext:value-type="float">
            <text:p>86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55.05" calcext:value-type="float">
            <text:p>455.05</text:p>
          </table:table-cell>
          <table:table-cell office:value-type="float" office:value="0" calcext:value-type="float">
            <text:p>0.00</text:p>
          </table:table-cell>
          <table:table-cell office:value-type="float" office:value="2237.37" calcext:value-type="float">
            <text:p>2237.37</text:p>
          </table:table-cell>
          <table:table-cell office:value-type="float" office:value="2470.62" calcext:value-type="float">
            <text:p>2470.62</text:p>
          </table:table-cell>
          <table:table-cell office:value-type="float" office:value="1159.35" calcext:value-type="float">
            <text:p>1159.35</text:p>
          </table:table-cell>
          <table:table-cell office:value-type="float" office:value="24.67" calcext:value-type="float">
            <text:p>24.67</text:p>
          </table:table-cell>
          <table:table-cell office:value-type="float" office:value="845" calcext:value-type="float">
            <text:p>845</text:p>
          </table:table-cell>
          <table:table-cell office:value-type="float" office:value="843" calcext:value-type="float">
            <text:p>8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581.76" calcext:value-type="float">
            <text:p>581.76</text:p>
          </table:table-cell>
          <table:table-cell office:value-type="float" office:value="589.91" calcext:value-type="float">
            <text:p>589.91</text:p>
          </table:table-cell>
          <table:table-cell office:value-type="float" office:value="1.38" calcext:value-type="float">
            <text:p>1.38</text:p>
          </table:table-cell>
          <table:table-cell office:value-type="float" office:value="2976.72" calcext:value-type="float">
            <text:p>2976.72</text:p>
          </table:table-cell>
          <table:table-cell office:value-type="float" office:value="3227.43" calcext:value-type="float">
            <text:p>3227.43</text:p>
          </table:table-cell>
          <table:table-cell office:value-type="float" office:value="3600" calcext:value-type="float">
            <text:p>3600.00</text:p>
          </table:table-cell>
          <table:table-cell office:value-type="float" office:value="2.36" calcext:value-type="float">
            <text:p>2.36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655.69" calcext:value-type="float">
            <text:p>655.69</text:p>
          </table:table-cell>
          <table:table-cell office:value-type="float" office:value="663.22" calcext:value-type="float">
            <text:p>663.22</text:p>
          </table:table-cell>
          <table:table-cell office:value-type="float" office:value="1.14" calcext:value-type="float">
            <text:p>1.14</text:p>
          </table:table-cell>
          <table:table-cell office:value-type="float" office:value="3128.32" calcext:value-type="float">
            <text:p>3128.32</text:p>
          </table:table-cell>
          <table:table-cell office:value-type="float" office:value="3599.83" calcext:value-type="float">
            <text:p>3599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200.03" calcext:value-type="float">
            <text:p>200.03</text:p>
          </table:table-cell>
          <table:table-cell office:value-type="float" office:value="4062" calcext:value-type="float">
            <text:p>4062</text:p>
          </table:table-cell>
          <table:table-cell office:value-type="float" office:value="4059" calcext:value-type="float">
            <text:p>40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713.38" calcext:value-type="float">
            <text:p>713.38</text:p>
          </table:table-cell>
          <table:table-cell office:value-type="float" office:value="776.38" calcext:value-type="float">
            <text:p>776.38</text:p>
          </table:table-cell>
          <table:table-cell office:value-type="float" office:value="8.12" calcext:value-type="float">
            <text:p>8.12</text:p>
          </table:table-cell>
          <table:table-cell office:value-type="float" office:value="3857.54" calcext:value-type="float">
            <text:p>3857.54</text:p>
          </table:table-cell>
          <table:table-cell office:value-type="float" office:value="4296.22" calcext:value-type="float">
            <text:p>4296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75.67" calcext:value-type="float">
            <text:p>75.67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841.46" calcext:value-type="float">
            <text:p>841.46</text:p>
          </table:table-cell>
          <table:table-cell office:value-type="float" office:value="901.46" calcext:value-type="float">
            <text:p>901.46</text:p>
          </table:table-cell>
          <table:table-cell office:value-type="float" office:value="6.66" calcext:value-type="float">
            <text:p>6.66</text:p>
          </table:table-cell>
          <table:table-cell office:value-type="float" office:value="4504.66" calcext:value-type="float">
            <text:p>4504.66</text:p>
          </table:table-cell>
          <table:table-cell office:value-type="float" office:value="5007.23" calcext:value-type="float">
            <text:p>5007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1480.34" calcext:value-type="float">
            <text:p>1480.34</text:p>
          </table:table-cell>
          <table:table-cell office:value-type="float" office:value="498" calcext:value-type="float">
            <text:p>498</text:p>
          </table:table-cell>
          <table:table-cell office:value-type="float" office:value="476" calcext:value-type="float">
            <text:p>47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801.12" calcext:value-type="float">
            <text:p>801.12</text:p>
          </table:table-cell>
          <table:table-cell office:value-type="float" office:value="869.05" calcext:value-type="float">
            <text:p>869.05</text:p>
          </table:table-cell>
          <table:table-cell office:value-type="float" office:value="7.82" calcext:value-type="float">
            <text:p>7.82</text:p>
          </table:table-cell>
          <table:table-cell office:value-type="float" office:value="4331.28" calcext:value-type="float">
            <text:p>4331.28</text:p>
          </table:table-cell>
          <table:table-cell office:value-type="float" office:value="4634.14" calcext:value-type="float">
            <text:p>4634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60.51" calcext:value-type="float">
            <text:p>60.51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901.54" calcext:value-type="float">
            <text:p>901.54</text:p>
          </table:table-cell>
          <table:table-cell office:value-type="float" office:value="978.87" calcext:value-type="float">
            <text:p>978.87</text:p>
          </table:table-cell>
          <table:table-cell office:value-type="float" office:value="7.9" calcext:value-type="float">
            <text:p>7.90</text:p>
          </table:table-cell>
          <table:table-cell office:value-type="float" office:value="4839.48" calcext:value-type="float">
            <text:p>4839.48</text:p>
          </table:table-cell>
          <table:table-cell office:value-type="float" office:value="5437.26" calcext:value-type="float">
            <text:p>5437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1697.59" calcext:value-type="float">
            <text:p>1697.59</text:p>
          </table:table-cell>
          <table:table-cell office:value-type="float" office:value="904" calcext:value-type="float">
            <text:p>904</text:p>
          </table:table-cell>
          <table:table-cell office:value-type="float" office:value="878" calcext:value-type="float">
            <text:p>87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791.33" calcext:value-type="float">
            <text:p>791.33</text:p>
          </table:table-cell>
          <table:table-cell office:value-type="float" office:value="888.52" calcext:value-type="float">
            <text:p>888.52</text:p>
          </table:table-cell>
          <table:table-cell office:value-type="float" office:value="10.94" calcext:value-type="float">
            <text:p>10.94</text:p>
          </table:table-cell>
          <table:table-cell office:value-type="float" office:value="4374.16" calcext:value-type="float">
            <text:p>4374.16</text:p>
          </table:table-cell>
          <table:table-cell office:value-type="float" office:value="4888.53" calcext:value-type="float">
            <text:p>4888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821.09" calcext:value-type="float">
            <text:p>821.09</text:p>
          </table:table-cell>
          <table:table-cell office:value-type="float" office:value="1559" calcext:value-type="float">
            <text:p>1559</text:p>
          </table:table-cell>
          <table:table-cell office:value-type="float" office:value="1556" calcext:value-type="float">
            <text:p>15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211.98" calcext:value-type="float">
            <text:p>1211.98</text:p>
          </table:table-cell>
          <table:table-cell office:value-type="float" office:value="1572.22" calcext:value-type="float">
            <text:p>1572.22</text:p>
          </table:table-cell>
          <table:table-cell office:value-type="float" office:value="22.92" calcext:value-type="float">
            <text:p>22.92</text:p>
          </table:table-cell>
          <table:table-cell office:value-type="float" office:value="7302.34" calcext:value-type="float">
            <text:p>7302.34</text:p>
          </table:table-cell>
          <table:table-cell office:value-type="float" office:value="8005" calcext:value-type="float">
            <text:p>8005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2561.15" calcext:value-type="float">
            <text:p>2561.15</text:p>
          </table:table-cell>
          <table:table-cell office:value-type="float" office:value="501" calcext:value-type="float">
            <text:p>501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232.29" calcext:value-type="float">
            <text:p>1232.29</text:p>
          </table:table-cell>
          <table:table-cell office:value-type="float" office:value="1441.83" calcext:value-type="float">
            <text:p>1441.83</text:p>
          </table:table-cell>
          <table:table-cell office:value-type="float" office:value="14.54" calcext:value-type="float">
            <text:p>14.54</text:p>
          </table:table-cell>
          <table:table-cell office:value-type="float" office:value="6808.15" calcext:value-type="float">
            <text:p>6808.15</text:p>
          </table:table-cell>
          <table:table-cell office:value-type="float" office:value="7782.31" calcext:value-type="float">
            <text:p>7782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1528.03" calcext:value-type="float">
            <text:p>1528.03</text:p>
          </table:table-cell>
          <table:table-cell office:value-type="float" office:value="794" calcext:value-type="float">
            <text:p>794</text:p>
          </table:table-cell>
          <table:table-cell office:value-type="float" office:value="791" calcext:value-type="float">
            <text:p>79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976.61" calcext:value-type="float">
            <text:p>976.61</text:p>
          </table:table-cell>
          <table:table-cell office:value-type="float" office:value="1040.92" calcext:value-type="float">
            <text:p>1040.92</text:p>
          </table:table-cell>
          <table:table-cell office:value-type="float" office:value="6.18" calcext:value-type="float">
            <text:p>6.18</text:p>
          </table:table-cell>
          <table:table-cell office:value-type="float" office:value="5176.47" calcext:value-type="float">
            <text:p>5176.47</text:p>
          </table:table-cell>
          <table:table-cell office:value-type="float" office:value="5686.37" calcext:value-type="float">
            <text:p>5686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462.43" calcext:value-type="float">
            <text:p>462.43</text:p>
          </table:table-cell>
          <table:table-cell office:value-type="float" office:value="262" calcext:value-type="float">
            <text:p>262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150.34" calcext:value-type="float">
            <text:p>1150.34</text:p>
          </table:table-cell>
          <table:table-cell office:value-type="float" office:value="1512.31" calcext:value-type="float">
            <text:p>1512.31</text:p>
          </table:table-cell>
          <table:table-cell office:value-type="float" office:value="23.94" calcext:value-type="float">
            <text:p>23.94</text:p>
          </table:table-cell>
          <table:table-cell office:value-type="float" office:value="6844.56" calcext:value-type="float">
            <text:p>6844.56</text:p>
          </table:table-cell>
          <table:table-cell office:value-type="float" office:value="7749.96" calcext:value-type="float">
            <text:p>7749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2088.25" calcext:value-type="float">
            <text:p>2088.25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076.1" calcext:value-type="float">
            <text:p>1076.10</text:p>
          </table:table-cell>
          <table:table-cell office:value-type="float" office:value="1368.59" calcext:value-type="float">
            <text:p>1368.59</text:p>
          </table:table-cell>
          <table:table-cell office:value-type="float" office:value="21.44" calcext:value-type="float">
            <text:p>21.44</text:p>
          </table:table-cell>
          <table:table-cell office:value-type="float" office:value="6497.69" calcext:value-type="float">
            <text:p>6497.69</text:p>
          </table:table-cell>
          <table:table-cell office:value-type="float" office:value="7544.57" calcext:value-type="float">
            <text:p>7544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2287.54" calcext:value-type="float">
            <text:p>2287.54</text:p>
          </table:table-cell>
          <table:table-cell office:value-type="float" office:value="801" calcext:value-type="float">
            <text:p>801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316.04" calcext:value-type="float">
            <text:p>1316.04</text:p>
          </table:table-cell>
          <table:table-cell office:value-type="float" office:value="2399.22" calcext:value-type="float">
            <text:p>2399.22</text:p>
          </table:table-cell>
          <table:table-cell office:value-type="float" office:value="46.67" calcext:value-type="float">
            <text:p>46.67</text:p>
          </table:table-cell>
          <table:table-cell office:value-type="float" office:value="9960.55" calcext:value-type="float">
            <text:p>9960.55</text:p>
          </table:table-cell>
          <table:table-cell office:value-type="float" office:value="10782.09" calcext:value-type="float">
            <text:p>10782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3.08" calcext:value-type="float">
            <text:p>3473.0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386.75" calcext:value-type="float">
            <text:p>1386.75</text:p>
          </table:table-cell>
          <table:table-cell office:value-type="float" office:value="1691.17" calcext:value-type="float">
            <text:p>1691.17</text:p>
          </table:table-cell>
          <table:table-cell office:value-type="float" office:value="18" calcext:value-type="float">
            <text:p>18.00</text:p>
          </table:table-cell>
          <table:table-cell office:value-type="float" office:value="8129.51" calcext:value-type="float">
            <text:p>8129.51</text:p>
          </table:table-cell>
          <table:table-cell office:value-type="float" office:value="9353.06" calcext:value-type="float">
            <text:p>9353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2517.63" calcext:value-type="float">
            <text:p>2517.63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506.58" calcext:value-type="float">
            <text:p>1506.58</text:p>
          </table:table-cell>
          <table:table-cell office:value-type="float" office:value="1922.14" calcext:value-type="float">
            <text:p>1922.14</text:p>
          </table:table-cell>
          <table:table-cell office:value-type="float" office:value="21.63" calcext:value-type="float">
            <text:p>21.63</text:p>
          </table:table-cell>
          <table:table-cell office:value-type="float" office:value="9038.54" calcext:value-type="float">
            <text:p>9038.54</text:p>
          </table:table-cell>
          <table:table-cell office:value-type="float" office:value="9874.31" calcext:value-type="float">
            <text:p>9874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2588.1" calcext:value-type="float">
            <text:p>2588.10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292.78" calcext:value-type="float">
            <text:p>1292.78</text:p>
          </table:table-cell>
          <table:table-cell office:value-type="float" office:value="2892.59" calcext:value-type="float">
            <text:p>2892.59</text:p>
          </table:table-cell>
          <table:table-cell office:value-type="float" office:value="57.19" calcext:value-type="float">
            <text:p>57.19</text:p>
          </table:table-cell>
          <table:table-cell office:value-type="float" office:value="11035.05" calcext:value-type="float">
            <text:p>11035.05</text:p>
          </table:table-cell>
          <table:table-cell office:value-type="float" office:value="11927.64" calcext:value-type="float">
            <text:p>1192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33.99" calcext:value-type="float">
            <text:p>3533.9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368.34" calcext:value-type="float">
            <text:p>1368.34</text:p>
          </table:table-cell>
          <table:table-cell office:value-type="float" office:value="2635.49" calcext:value-type="float">
            <text:p>2635.49</text:p>
          </table:table-cell>
          <table:table-cell office:value-type="float" office:value="48.2" calcext:value-type="float">
            <text:p>48.20</text:p>
          </table:table-cell>
          <table:table-cell office:value-type="float" office:value="10519.48" calcext:value-type="float">
            <text:p>10519.48</text:p>
          </table:table-cell>
          <table:table-cell office:value-type="float" office:value="11656.65" calcext:value-type="float">
            <text:p>11656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044.32" calcext:value-type="float">
            <text:p>3044.32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3.14" calcext:value-type="float">
            <text:p>303.14</text:p>
          </table:table-cell>
          <table:table-cell office:value-type="float" office:value="0" calcext:value-type="float">
            <text:p>0.00</text:p>
          </table:table-cell>
          <table:table-cell office:value-type="float" office:value="1476.64" calcext:value-type="float">
            <text:p>1476.64</text:p>
          </table:table-cell>
          <table:table-cell office:value-type="float" office:value="1650.26" calcext:value-type="float">
            <text:p>1650.26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8.22" calcext:value-type="float">
            <text:p>278.22</text:p>
          </table:table-cell>
          <table:table-cell office:value-type="float" office:value="0" calcext:value-type="float">
            <text:p>0.00</text:p>
          </table:table-cell>
          <table:table-cell office:value-type="float" office:value="1283.75" calcext:value-type="float">
            <text:p>1283.75</text:p>
          </table:table-cell>
          <table:table-cell office:value-type="float" office:value="1552.24" calcext:value-type="float">
            <text:p>1552.24</text:p>
          </table:table-cell>
          <table:table-cell office:value-type="float" office:value="0.41" calcext:value-type="float">
            <text:p>0.4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487.11" calcext:value-type="float">
            <text:p>487.11</text:p>
          </table:table-cell>
          <table:table-cell office:value-type="float" office:value="497.14" calcext:value-type="float">
            <text:p>497.14</text:p>
          </table:table-cell>
          <table:table-cell office:value-type="float" office:value="2.02" calcext:value-type="float">
            <text:p>2.02</text:p>
          </table:table-cell>
          <table:table-cell office:value-type="float" office:value="2303.61" calcext:value-type="float">
            <text:p>2303.61</text:p>
          </table:table-cell>
          <table:table-cell office:value-type="float" office:value="2535.19" calcext:value-type="float">
            <text:p>2535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96.15" calcext:value-type="float">
            <text:p>96.15</text:p>
          </table:table-cell>
          <table:table-cell table:number-columns-repeated="2" office:value-type="float" office:value="7169" calcext:value-type="float">
            <text:p>71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404.56" calcext:value-type="float">
            <text:p>404.56</text:p>
          </table:table-cell>
          <table:table-cell office:value-type="float" office:value="410.81" calcext:value-type="float">
            <text:p>410.81</text:p>
          </table:table-cell>
          <table:table-cell office:value-type="float" office:value="1.52" calcext:value-type="float">
            <text:p>1.52</text:p>
          </table:table-cell>
          <table:table-cell office:value-type="float" office:value="1937.21" calcext:value-type="float">
            <text:p>1937.21</text:p>
          </table:table-cell>
          <table:table-cell office:value-type="float" office:value="2154.73" calcext:value-type="float">
            <text:p>2154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65.48" calcext:value-type="float">
            <text:p>65.48</text:p>
          </table:table-cell>
          <table:table-cell office:value-type="float" office:value="4502" calcext:value-type="float">
            <text:p>4502</text:p>
          </table:table-cell>
          <table:table-cell office:value-type="float" office:value="4498" calcext:value-type="float">
            <text:p>44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3.72" calcext:value-type="float">
            <text:p>343.72</text:p>
          </table:table-cell>
          <table:table-cell office:value-type="float" office:value="0" calcext:value-type="float">
            <text:p>0.00</text:p>
          </table:table-cell>
          <table:table-cell office:value-type="float" office:value="1643.37" calcext:value-type="float">
            <text:p>1643.37</text:p>
          </table:table-cell>
          <table:table-cell office:value-type="float" office:value="1844.34" calcext:value-type="float">
            <text:p>1844.34</text:p>
          </table:table-cell>
          <table:table-cell office:value-type="float" office:value="3.15" calcext:value-type="float">
            <text:p>3.15</text:p>
          </table:table-cell>
          <table:table-cell office:value-type="float" office:value="0.42" calcext:value-type="float">
            <text:p>0.4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2.31" calcext:value-type="float">
            <text:p>312.31</text:p>
          </table:table-cell>
          <table:table-cell office:value-type="float" office:value="0" calcext:value-type="float">
            <text:p>0.00</text:p>
          </table:table-cell>
          <table:table-cell office:value-type="float" office:value="1533.35" calcext:value-type="float">
            <text:p>1533.35</text:p>
          </table:table-cell>
          <table:table-cell office:value-type="float" office:value="1687.97" calcext:value-type="float">
            <text:p>1687.97</text:p>
          </table:table-cell>
          <table:table-cell office:value-type="float" office:value="1.83" calcext:value-type="float">
            <text:p>1.83</text:p>
          </table:table-cell>
          <table:table-cell office:value-type="float" office:value="0.14" calcext:value-type="float">
            <text:p>0.1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91.04" calcext:value-type="float">
            <text:p>491.04</text:p>
          </table:table-cell>
          <table:table-cell office:value-type="float" office:value="0" calcext:value-type="float">
            <text:p>0.00</text:p>
          </table:table-cell>
          <table:table-cell office:value-type="float" office:value="2374.02" calcext:value-type="float">
            <text:p>2374.02</text:p>
          </table:table-cell>
          <table:table-cell office:value-type="float" office:value="2630.51" calcext:value-type="float">
            <text:p>2630.51</text:p>
          </table:table-cell>
          <table:table-cell office:value-type="float" office:value="630.05" calcext:value-type="float">
            <text:p>630.05</text:p>
          </table:table-cell>
          <table:table-cell office:value-type="float" office:value="67.69" calcext:value-type="float">
            <text:p>67.69</text:p>
          </table:table-cell>
          <table:table-cell office:value-type="float" office:value="1187" calcext:value-type="float">
            <text:p>1187</text:p>
          </table:table-cell>
          <table:table-cell office:value-type="float" office:value="1186" calcext:value-type="float">
            <text:p>118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1</text:p>
          </table:table-cell>
          <table:table-cell office:value-type="string" calcext:value-type="string">
            <text:p>TL</text:p>
          </table:table-cell>
          <table:table-cell office:value-type="float" office:value="398.89" calcext:value-type="float">
            <text:p>398.89</text:p>
          </table:table-cell>
          <table:table-cell office:value-type="float" office:value="409.29" calcext:value-type="float">
            <text:p>409.29</text:p>
          </table:table-cell>
          <table:table-cell office:value-type="float" office:value="2.54" calcext:value-type="float">
            <text:p>2.54</text:p>
          </table:table-cell>
          <table:table-cell office:value-type="float" office:value="2059.07" calcext:value-type="float">
            <text:p>2059.07</text:p>
          </table:table-cell>
          <table:table-cell office:value-type="float" office:value="2288.4" calcext:value-type="float">
            <text:p>2288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438.03" calcext:value-type="float">
            <text:p>438.03</text:p>
          </table:table-cell>
          <table:table-cell office:value-type="float" office:value="5638" calcext:value-type="float">
            <text:p>5638</text:p>
          </table:table-cell>
          <table:table-cell office:value-type="float" office:value="5637" calcext:value-type="float">
            <text:p>56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581.36" calcext:value-type="float">
            <text:p>581.36</text:p>
          </table:table-cell>
          <table:table-cell office:value-type="float" office:value="601.18" calcext:value-type="float">
            <text:p>601.18</text:p>
          </table:table-cell>
          <table:table-cell office:value-type="float" office:value="3.3" calcext:value-type="float">
            <text:p>3.30</text:p>
          </table:table-cell>
          <table:table-cell office:value-type="float" office:value="2949.41" calcext:value-type="float">
            <text:p>2949.41</text:p>
          </table:table-cell>
          <table:table-cell office:value-type="float" office:value="3441.83" calcext:value-type="float">
            <text:p>3441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176.09" calcext:value-type="float">
            <text:p>176.09</text:p>
          </table:table-cell>
          <table:table-cell office:value-type="float" office:value="812" calcext:value-type="float">
            <text:p>812</text:p>
          </table:table-cell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843.05" calcext:value-type="float">
            <text:p>843.05</text:p>
          </table:table-cell>
          <table:table-cell office:value-type="float" office:value="867.04" calcext:value-type="float">
            <text:p>867.04</text:p>
          </table:table-cell>
          <table:table-cell office:value-type="float" office:value="2.77" calcext:value-type="float">
            <text:p>2.77</text:p>
          </table:table-cell>
          <table:table-cell office:value-type="float" office:value="4457.75" calcext:value-type="float">
            <text:p>4457.75</text:p>
          </table:table-cell>
          <table:table-cell office:value-type="float" office:value="4716.91" calcext:value-type="float">
            <text:p>4716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593.16" calcext:value-type="float">
            <text:p>593.16</text:p>
          </table:table-cell>
          <table:table-cell office:value-type="float" office:value="1053" calcext:value-type="float">
            <text:p>1053</text:p>
          </table:table-cell>
          <table:table-cell office:value-type="float" office:value="1044" calcext:value-type="float">
            <text:p>10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1.48" calcext:value-type="float">
            <text:p>621.48</text:p>
          </table:table-cell>
          <table:table-cell office:value-type="float" office:value="4.69" calcext:value-type="float">
            <text:p>4.69</text:p>
          </table:table-cell>
          <table:table-cell office:value-type="float" office:value="3094.7" calcext:value-type="float">
            <text:p>3094.70</text:p>
          </table:table-cell>
          <table:table-cell office:value-type="float" office:value="3402.42" calcext:value-type="float">
            <text:p>3402.42</text:p>
          </table:table-cell>
          <table:table-cell office:value-type="float" office:value="3600" calcext:value-type="float">
            <text:p>3600.00</text:p>
          </table:table-cell>
          <table:table-cell office:value-type="float" office:value="956.01" calcext:value-type="float">
            <text:p>956.01</text:p>
          </table:table-cell>
          <table:table-cell office:value-type="float" office:value="1756" calcext:value-type="float">
            <text:p>1756</text:p>
          </table:table-cell>
          <table:table-cell office:value-type="float" office:value="1751" calcext:value-type="float">
            <text:p>175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685.1" calcext:value-type="float">
            <text:p>685.10</text:p>
          </table:table-cell>
          <table:table-cell office:value-type="float" office:value="713.12" calcext:value-type="float">
            <text:p>713.12</text:p>
          </table:table-cell>
          <table:table-cell office:value-type="float" office:value="3.93" calcext:value-type="float">
            <text:p>3.93</text:p>
          </table:table-cell>
          <table:table-cell office:value-type="float" office:value="3525.23" calcext:value-type="float">
            <text:p>3525.23</text:p>
          </table:table-cell>
          <table:table-cell office:value-type="float" office:value="3842.67" calcext:value-type="float">
            <text:p>3842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04.04" calcext:value-type="float">
            <text:p>304.04</text:p>
          </table:table-cell>
          <table:table-cell office:value-type="float" office:value="354" calcext:value-type="float">
            <text:p>354</text:p>
          </table:table-cell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69.83" calcext:value-type="float">
            <text:p>769.83</text:p>
          </table:table-cell>
          <table:table-cell office:value-type="float" office:value="794.41" calcext:value-type="float">
            <text:p>794.41</text:p>
          </table:table-cell>
          <table:table-cell office:value-type="float" office:value="3.09" calcext:value-type="float">
            <text:p>3.09</text:p>
          </table:table-cell>
          <table:table-cell office:value-type="float" office:value="3912.31" calcext:value-type="float">
            <text:p>3912.31</text:p>
          </table:table-cell>
          <table:table-cell office:value-type="float" office:value="4414.04" calcext:value-type="float">
            <text:p>4414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906.61" calcext:value-type="float">
            <text:p>906.61</text:p>
          </table:table-cell>
          <table:table-cell office:value-type="float" office:value="1980" calcext:value-type="float">
            <text:p>1980</text:p>
          </table:table-cell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149.5" calcext:value-type="float">
            <text:p>1149.50</text:p>
          </table:table-cell>
          <table:table-cell office:value-type="float" office:value="1415.42" calcext:value-type="float">
            <text:p>1415.42</text:p>
          </table:table-cell>
          <table:table-cell office:value-type="float" office:value="18.79" calcext:value-type="float">
            <text:p>18.79</text:p>
          </table:table-cell>
          <table:table-cell office:value-type="float" office:value="6715.55" calcext:value-type="float">
            <text:p>6715.55</text:p>
          </table:table-cell>
          <table:table-cell office:value-type="float" office:value="7535.93" calcext:value-type="float">
            <text:p>7535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9" calcext:value-type="float">
            <text:p>3596.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135.97" calcext:value-type="float">
            <text:p>1135.97</text:p>
          </table:table-cell>
          <table:table-cell office:value-type="float" office:value="1490.45" calcext:value-type="float">
            <text:p>1490.45</text:p>
          </table:table-cell>
          <table:table-cell office:value-type="float" office:value="24" calcext:value-type="float">
            <text:p>24.00</text:p>
          </table:table-cell>
          <table:table-cell office:value-type="float" office:value="6838.53" calcext:value-type="float">
            <text:p>6838.53</text:p>
          </table:table-cell>
          <table:table-cell office:value-type="float" office:value="7851.83" calcext:value-type="float">
            <text:p>7851.8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87" calcext:value-type="float">
            <text:p>3594.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986.02" calcext:value-type="float">
            <text:p>986.02</text:p>
          </table:table-cell>
          <table:table-cell office:value-type="float" office:value="1254.48" calcext:value-type="float">
            <text:p>1254.48</text:p>
          </table:table-cell>
          <table:table-cell office:value-type="float" office:value="27.87" calcext:value-type="float">
            <text:p>27.87</text:p>
          </table:table-cell>
          <table:table-cell office:value-type="float" office:value="5897.18" calcext:value-type="float">
            <text:p>5897.18</text:p>
          </table:table-cell>
          <table:table-cell office:value-type="float" office:value="6413.51" calcext:value-type="float">
            <text:p>6413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19" calcext:value-type="float">
            <text:p>3591.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141.56" calcext:value-type="float">
            <text:p>1141.56</text:p>
          </table:table-cell>
          <table:table-cell office:value-type="float" office:value="1833.95" calcext:value-type="float">
            <text:p>1833.95</text:p>
          </table:table-cell>
          <table:table-cell office:value-type="float" office:value="39.73" calcext:value-type="float">
            <text:p>39.73</text:p>
          </table:table-cell>
          <table:table-cell office:value-type="float" office:value="8093.09" calcext:value-type="float">
            <text:p>8093.09</text:p>
          </table:table-cell>
          <table:table-cell office:value-type="float" office:value="9025.33" calcext:value-type="float">
            <text:p>9025.3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27" calcext:value-type="float">
            <text:p>3594.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003.55" calcext:value-type="float">
            <text:p>1003.55</text:p>
          </table:table-cell>
          <table:table-cell office:value-type="float" office:value="1273.75" calcext:value-type="float">
            <text:p>1273.75</text:p>
          </table:table-cell>
          <table:table-cell office:value-type="float" office:value="52.49" calcext:value-type="float">
            <text:p>52.49</text:p>
          </table:table-cell>
          <table:table-cell office:value-type="float" office:value="6042.9" calcext:value-type="float">
            <text:p>6042.90</text:p>
          </table:table-cell>
          <table:table-cell office:value-type="float" office:value="6761.77" calcext:value-type="float">
            <text:p>6761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3" calcext:value-type="float">
            <text:p>3596.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841.62" calcext:value-type="float">
            <text:p>1841.62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54.16" calcext:value-type="float">
            <text:p>54.16</text:p>
          </table:table-cell>
          <table:table-cell table:number-columns-repeated="2" office:value-type="float" office:value="15478.77" calcext:value-type="float">
            <text:p>15478.7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24" calcext:value-type="float">
            <text:p>3598.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509.78" calcext:value-type="float">
            <text:p>1509.78</text:p>
          </table:table-cell>
          <table:table-cell office:value-type="float" office:value="3052.18" calcext:value-type="float">
            <text:p>3052.18</text:p>
          </table:table-cell>
          <table:table-cell office:value-type="float" office:value="50.53" calcext:value-type="float">
            <text:p>50.53</text:p>
          </table:table-cell>
          <table:table-cell office:value-type="float" office:value="11830.41" calcext:value-type="float">
            <text:p>11830.41</text:p>
          </table:table-cell>
          <table:table-cell office:value-type="float" office:value="12172.65" calcext:value-type="float">
            <text:p>12172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51" calcext:value-type="float">
            <text:p>3595.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373.33" calcext:value-type="float">
            <text:p>1373.33</text:p>
          </table:table-cell>
          <table:table-cell office:value-type="float" office:value="3335.97" calcext:value-type="float">
            <text:p>3335.97</text:p>
          </table:table-cell>
          <table:table-cell office:value-type="float" office:value="58.83" calcext:value-type="float">
            <text:p>58.83</text:p>
          </table:table-cell>
          <table:table-cell table:number-columns-repeated="2" office:value-type="float" office:value="12320.36" calcext:value-type="float">
            <text:p>12320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1" calcext:value-type="float">
            <text:p>3598.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504.55" calcext:value-type="float">
            <text:p>1504.55</text:p>
          </table:table-cell>
          <table:table-cell office:value-type="float" office:value="3454.74" calcext:value-type="float">
            <text:p>3454.74</text:p>
          </table:table-cell>
          <table:table-cell office:value-type="float" office:value="56.45" calcext:value-type="float">
            <text:p>56.45</text:p>
          </table:table-cell>
          <table:table-cell table:number-columns-repeated="2" office:value-type="float" office:value="13099.38" calcext:value-type="float">
            <text:p>13099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6" calcext:value-type="float">
            <text:p>3598.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359.43" calcext:value-type="float">
            <text:p>1359.43</text:p>
          </table:table-cell>
          <table:table-cell office:value-type="float" office:value="2997.58" calcext:value-type="float">
            <text:p>2997.58</text:p>
          </table:table-cell>
          <table:table-cell office:value-type="float" office:value="54.65" calcext:value-type="float">
            <text:p>54.65</text:p>
          </table:table-cell>
          <table:table-cell office:value-type="float" office:value="11405.24" calcext:value-type="float">
            <text:p>11405.24</text:p>
          </table:table-cell>
          <table:table-cell office:value-type="float" office:value="11783.07" calcext:value-type="float">
            <text:p>11783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2" calcext:value-type="float">
            <text:p>3597.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866.14" calcext:value-type="float">
            <text:p>1866.14</text:p>
          </table:table-cell>
          <table:table-cell office:value-type="float" office:value="4579.6" calcext:value-type="float">
            <text:p>4579.60</text:p>
          </table:table-cell>
          <table:table-cell office:value-type="float" office:value="59.25" calcext:value-type="float">
            <text:p>59.25</text:p>
          </table:table-cell>
          <table:table-cell table:number-columns-repeated="2" office:value-type="float" office:value="16967.12" calcext:value-type="float">
            <text:p>16967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98" calcext:value-type="float">
            <text:p>3593.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768.14" calcext:value-type="float">
            <text:p>1768.14</text:p>
          </table:table-cell>
          <table:table-cell office:value-type="float" office:value="3760.4" calcext:value-type="float">
            <text:p>3760.40</text:p>
          </table:table-cell>
          <table:table-cell office:value-type="float" office:value="52.98" calcext:value-type="float">
            <text:p>52.98</text:p>
          </table:table-cell>
          <table:table-cell office:value-type="float" office:value="14350.74" calcext:value-type="float">
            <text:p>14350.74</text:p>
          </table:table-cell>
          <table:table-cell office:value-type="float" office:value="14929.51" calcext:value-type="float">
            <text:p>14929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81" calcext:value-type="float">
            <text:p>3574.8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017.74" calcext:value-type="float">
            <text:p>2017.74</text:p>
          </table:table-cell>
          <table:table-cell office:value-type="float" office:value="4553.7" calcext:value-type="float">
            <text:p>4553.70</text:p>
          </table:table-cell>
          <table:table-cell office:value-type="float" office:value="55.69" calcext:value-type="float">
            <text:p>55.69</text:p>
          </table:table-cell>
          <table:table-cell table:number-columns-repeated="2" office:value-type="float" office:value="17350.49" calcext:value-type="float">
            <text:p>17350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73" calcext:value-type="float">
            <text:p>3594.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911.45" calcext:value-type="float">
            <text:p>1911.45</text:p>
          </table:table-cell>
          <table:table-cell office:value-type="float" office:value="4053.83" calcext:value-type="float">
            <text:p>4053.83</text:p>
          </table:table-cell>
          <table:table-cell office:value-type="float" office:value="52.85" calcext:value-type="float">
            <text:p>52.85</text:p>
          </table:table-cell>
          <table:table-cell office:value-type="float" office:value="15713.41" calcext:value-type="float">
            <text:p>15713.41</text:p>
          </table:table-cell>
          <table:table-cell office:value-type="float" office:value="16276.12" calcext:value-type="float">
            <text:p>16276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58" calcext:value-type="float">
            <text:p>3575.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935.97" calcext:value-type="float">
            <text:p>1935.97</text:p>
          </table:table-cell>
          <table:table-cell office:value-type="float" office:value="3958.73" calcext:value-type="float">
            <text:p>3958.73</text:p>
          </table:table-cell>
          <table:table-cell office:value-type="float" office:value="51.1" calcext:value-type="float">
            <text:p>51.10</text:p>
          </table:table-cell>
          <table:table-cell office:value-type="float" office:value="15501.73" calcext:value-type="float">
            <text:p>15501.73</text:p>
          </table:table-cell>
          <table:table-cell office:value-type="float" office:value="16042.05" calcext:value-type="float">
            <text:p>16042.0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98" calcext:value-type="float">
            <text:p>3589.9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5.84" calcext:value-type="float">
            <text:p>345.84</text:p>
          </table:table-cell>
          <table:table-cell office:value-type="float" office:value="0" calcext:value-type="float">
            <text:p>0.00</text:p>
          </table:table-cell>
          <table:table-cell office:value-type="float" office:value="1697.85" calcext:value-type="float">
            <text:p>1697.85</text:p>
          </table:table-cell>
          <table:table-cell office:value-type="float" office:value="1848.73" calcext:value-type="float">
            <text:p>1848.73</text:p>
          </table:table-cell>
          <table:table-cell office:value-type="float" office:value="2.01" calcext:value-type="float">
            <text:p>2.01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0.35" calcext:value-type="float">
            <text:p>320.35</text:p>
          </table:table-cell>
          <table:table-cell office:value-type="float" office:value="0" calcext:value-type="float">
            <text:p>0.00</text:p>
          </table:table-cell>
          <table:table-cell office:value-type="float" office:value="1491.19" calcext:value-type="float">
            <text:p>1491.19</text:p>
          </table:table-cell>
          <table:table-cell office:value-type="float" office:value="1742.18" calcext:value-type="float">
            <text:p>1742.18</text:p>
          </table:table-cell>
          <table:table-cell office:value-type="float" office:value="23.38" calcext:value-type="float">
            <text:p>23.38</text:p>
          </table:table-cell>
          <table:table-cell office:value-type="float" office:value="1.28" calcext:value-type="float">
            <text:p>1.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40_60_cap1.1_1</text:p>
          </table:table-cell>
          <table:table-cell office:value-type="string" calcext:value-type="string">
            <text:p>TL</text:p>
          </table:table-cell>
          <table:table-cell office:value-type="float" office:value="655.68" calcext:value-type="float">
            <text:p>655.68</text:p>
          </table:table-cell>
          <table:table-cell office:value-type="float" office:value="679.02" calcext:value-type="float">
            <text:p>679.02</text:p>
          </table:table-cell>
          <table:table-cell office:value-type="float" office:value="3.44" calcext:value-type="float">
            <text:p>3.44</text:p>
          </table:table-cell>
          <table:table-cell table:number-columns-repeated="2" office:value-type="float" office:value="3280.47" calcext:value-type="float">
            <text:p>3280.47</text:p>
          </table:table-cell>
          <table:table-cell office:value-type="float" office:value="3600" calcext:value-type="float">
            <text:p>3600.00</text:p>
          </table:table-cell>
          <table:table-cell office:value-type="float" office:value="2158.17" calcext:value-type="float">
            <text:p>2158.17</text:p>
          </table:table-cell>
          <table:table-cell table:number-columns-repeated="2" office:value-type="float" office:value="3391" calcext:value-type="float">
            <text:p>339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41.03" calcext:value-type="float">
            <text:p>541.03</text:p>
          </table:table-cell>
          <table:table-cell office:value-type="float" office:value="0" calcext:value-type="float">
            <text:p>0.00</text:p>
          </table:table-cell>
          <table:table-cell office:value-type="float" office:value="2687.44" calcext:value-type="float">
            <text:p>2687.44</text:p>
          </table:table-cell>
          <table:table-cell office:value-type="float" office:value="3065.61" calcext:value-type="float">
            <text:p>3065.61</text:p>
          </table:table-cell>
          <table:table-cell office:value-type="float" office:value="876.17" calcext:value-type="float">
            <text:p>876.17</text:p>
          </table:table-cell>
          <table:table-cell office:value-type="float" office:value="170.31" calcext:value-type="float">
            <text:p>170.31</text:p>
          </table:table-cell>
          <table:table-cell office:value-type="float" office:value="1104" calcext:value-type="float">
            <text:p>1104</text:p>
          </table:table-cell>
          <table:table-cell office:value-type="float" office:value="1094" calcext:value-type="float">
            <text:p>109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40_60_cap2_1</text:p>
          </table:table-cell>
          <table:table-cell office:value-type="string" calcext:value-type="string">
            <text:p>TL</text:p>
          </table:table-cell>
          <table:table-cell office:value-type="float" office:value="440.58" calcext:value-type="float">
            <text:p>440.58</text:p>
          </table:table-cell>
          <table:table-cell office:value-type="float" office:value="444.19" calcext:value-type="float">
            <text:p>444.19</text:p>
          </table:table-cell>
          <table:table-cell office:value-type="float" office:value="0.81" calcext:value-type="float">
            <text:p>0.81</text:p>
          </table:table-cell>
          <table:table-cell office:value-type="float" office:value="2080.87" calcext:value-type="float">
            <text:p>2080.87</text:p>
          </table:table-cell>
          <table:table-cell office:value-type="float" office:value="2319.24" calcext:value-type="float">
            <text:p>2319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644.88" calcext:value-type="float">
            <text:p>644.88</text:p>
          </table:table-cell>
          <table:table-cell office:value-type="float" office:value="9759" calcext:value-type="float">
            <text:p>9759</text:p>
          </table:table-cell>
          <table:table-cell office:value-type="float" office:value="9758" calcext:value-type="float">
            <text:p>975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3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93.84" calcext:value-type="float">
            <text:p>393.84</text:p>
          </table:table-cell>
          <table:table-cell office:value-type="float" office:value="0" calcext:value-type="float">
            <text:p>0.00</text:p>
          </table:table-cell>
          <table:table-cell office:value-type="float" office:value="1916.34" calcext:value-type="float">
            <text:p>1916.34</text:p>
          </table:table-cell>
          <table:table-cell office:value-type="float" office:value="2104.19" calcext:value-type="float">
            <text:p>2104.19</text:p>
          </table:table-cell>
          <table:table-cell office:value-type="float" office:value="107.87" calcext:value-type="float">
            <text:p>107.87</text:p>
          </table:table-cell>
          <table:table-cell office:value-type="float" office:value="55.44" calcext:value-type="float">
            <text:p>55.44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69.77" calcext:value-type="float">
            <text:p>369.77</text:p>
          </table:table-cell>
          <table:table-cell office:value-type="float" office:value="0" calcext:value-type="float">
            <text:p>0.00</text:p>
          </table:table-cell>
          <table:table-cell office:value-type="float" office:value="1726.65" calcext:value-type="float">
            <text:p>1726.65</text:p>
          </table:table-cell>
          <table:table-cell office:value-type="float" office:value="2004.62" calcext:value-type="float">
            <text:p>2004.62</text:p>
          </table:table-cell>
          <table:table-cell office:value-type="float" office:value="1.54" calcext:value-type="float">
            <text:p>1.54</text:p>
          </table:table-cell>
          <table:table-cell office:value-type="float" office:value="0.74" calcext:value-type="float">
            <text:p>0.7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35.77" calcext:value-type="float">
            <text:p>435.77</text:p>
          </table:table-cell>
          <table:table-cell office:value-type="float" office:value="0" calcext:value-type="float">
            <text:p>0.00</text:p>
          </table:table-cell>
          <table:table-cell office:value-type="float" office:value="2086.78" calcext:value-type="float">
            <text:p>2086.78</text:p>
          </table:table-cell>
          <table:table-cell office:value-type="float" office:value="2292.75" calcext:value-type="float">
            <text:p>2292.75</text:p>
          </table:table-cell>
          <table:table-cell office:value-type="float" office:value="1362.69" calcext:value-type="float">
            <text:p>1362.69</text:p>
          </table:table-cell>
          <table:table-cell office:value-type="float" office:value="67.13" calcext:value-type="float">
            <text:p>67.13</text:p>
          </table:table-cell>
          <table:table-cell office:value-type="float" office:value="985" calcext:value-type="float">
            <text:p>985</text:p>
          </table:table-cell>
          <table:table-cell office:value-type="float" office:value="980" calcext:value-type="float">
            <text:p>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548.7" calcext:value-type="float">
            <text:p>548.70</text:p>
          </table:table-cell>
          <table:table-cell office:value-type="float" office:value="560.61" calcext:value-type="float">
            <text:p>560.61</text:p>
          </table:table-cell>
          <table:table-cell office:value-type="float" office:value="2.13" calcext:value-type="float">
            <text:p>2.13</text:p>
          </table:table-cell>
          <table:table-cell office:value-type="float" office:value="2750.35" calcext:value-type="float">
            <text:p>2750.35</text:p>
          </table:table-cell>
          <table:table-cell office:value-type="float" office:value="2988.94" calcext:value-type="float">
            <text:p>2988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10.16" calcext:value-type="float">
            <text:p>10.16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695.06" calcext:value-type="float">
            <text:p>695.06</text:p>
          </table:table-cell>
          <table:table-cell office:value-type="float" office:value="755.28" calcext:value-type="float">
            <text:p>755.28</text:p>
          </table:table-cell>
          <table:table-cell office:value-type="float" office:value="7.97" calcext:value-type="float">
            <text:p>7.97</text:p>
          </table:table-cell>
          <table:table-cell office:value-type="float" office:value="3836.16" calcext:value-type="float">
            <text:p>3836.16</text:p>
          </table:table-cell>
          <table:table-cell office:value-type="float" office:value="4211.03" calcext:value-type="float">
            <text:p>4211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141.15" calcext:value-type="float">
            <text:p>141.15</text:p>
          </table:table-cell>
          <table:table-cell office:value-type="float" office:value="1381" calcext:value-type="float">
            <text:p>1381</text:p>
          </table:table-cell>
          <table:table-cell office:value-type="float" office:value="1377" calcext:value-type="float">
            <text:p>137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510.57" calcext:value-type="float">
            <text:p>510.57</text:p>
          </table:table-cell>
          <table:table-cell office:value-type="float" office:value="524.49" calcext:value-type="float">
            <text:p>524.49</text:p>
          </table:table-cell>
          <table:table-cell office:value-type="float" office:value="2.65" calcext:value-type="float">
            <text:p>2.65</text:p>
          </table:table-cell>
          <table:table-cell office:value-type="float" office:value="2681.46" calcext:value-type="float">
            <text:p>2681.46</text:p>
          </table:table-cell>
          <table:table-cell office:value-type="float" office:value="2906.29" calcext:value-type="float">
            <text:p>2906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115.38" calcext:value-type="float">
            <text:p>115.38</text:p>
          </table:table-cell>
          <table:table-cell office:value-type="float" office:value="1041" calcext:value-type="float">
            <text:p>1041</text:p>
          </table:table-cell>
          <table:table-cell office:value-type="float" office:value="1037" calcext:value-type="float">
            <text:p>10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571.6" calcext:value-type="float">
            <text:p>571.60</text:p>
          </table:table-cell>
          <table:table-cell office:value-type="float" office:value="591.95" calcext:value-type="float">
            <text:p>591.95</text:p>
          </table:table-cell>
          <table:table-cell office:value-type="float" office:value="3.44" calcext:value-type="float">
            <text:p>3.44</text:p>
          </table:table-cell>
          <table:table-cell office:value-type="float" office:value="2933.61" calcext:value-type="float">
            <text:p>2933.61</text:p>
          </table:table-cell>
          <table:table-cell office:value-type="float" office:value="3192.25" calcext:value-type="float">
            <text:p>3192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14.32" calcext:value-type="float">
            <text:p>14.3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648.9" calcext:value-type="float">
            <text:p>648.90</text:p>
          </table:table-cell>
          <table:table-cell office:value-type="float" office:value="651.84" calcext:value-type="float">
            <text:p>651.84</text:p>
          </table:table-cell>
          <table:table-cell office:value-type="float" office:value="0.45" calcext:value-type="float">
            <text:p>0.45</text:p>
          </table:table-cell>
          <table:table-cell office:value-type="float" office:value="3295.99" calcext:value-type="float">
            <text:p>3295.99</text:p>
          </table:table-cell>
          <table:table-cell office:value-type="float" office:value="3506.89" calcext:value-type="float">
            <text:p>3506.89</text:p>
          </table:table-cell>
          <table:table-cell office:value-type="float" office:value="3600" calcext:value-type="float">
            <text:p>3600.00</text:p>
          </table:table-cell>
          <table:table-cell office:value-type="float" office:value="710.91" calcext:value-type="float">
            <text:p>710.91</text:p>
          </table:table-cell>
          <table:table-cell office:value-type="float" office:value="14493" calcext:value-type="float">
            <text:p>14493</text:p>
          </table:table-cell>
          <table:table-cell office:value-type="float" office:value="14478" calcext:value-type="float">
            <text:p>144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1105.88" calcext:value-type="float">
            <text:p>1105.88</text:p>
          </table:table-cell>
          <table:table-cell office:value-type="float" office:value="1297.42" calcext:value-type="float">
            <text:p>1297.42</text:p>
          </table:table-cell>
          <table:table-cell office:value-type="float" office:value="14.79" calcext:value-type="float">
            <text:p>14.79</text:p>
          </table:table-cell>
          <table:table-cell office:value-type="float" office:value="6317.17" calcext:value-type="float">
            <text:p>6317.17</text:p>
          </table:table-cell>
          <table:table-cell office:value-type="float" office:value="7069.35" calcext:value-type="float">
            <text:p>7069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289.59" calcext:value-type="float">
            <text:p>3289.59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801.77" calcext:value-type="float">
            <text:p>801.77</text:p>
          </table:table-cell>
          <table:table-cell office:value-type="float" office:value="2127.01" calcext:value-type="float">
            <text:p>2127.01</text:p>
          </table:table-cell>
          <table:table-cell office:value-type="float" office:value="62.31" calcext:value-type="float">
            <text:p>62.31</text:p>
          </table:table-cell>
          <table:table-cell office:value-type="float" office:value="7498.26" calcext:value-type="float">
            <text:p>7498.26</text:p>
          </table:table-cell>
          <table:table-cell office:value-type="float" office:value="7641.75" calcext:value-type="float">
            <text:p>7641.7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14" calcext:value-type="float">
            <text:p>3599.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930.16" calcext:value-type="float">
            <text:p>930.16</text:p>
          </table:table-cell>
          <table:table-cell office:value-type="float" office:value="1004.37" calcext:value-type="float">
            <text:p>1004.37</text:p>
          </table:table-cell>
          <table:table-cell office:value-type="float" office:value="7.39" calcext:value-type="float">
            <text:p>7.39</text:p>
          </table:table-cell>
          <table:table-cell office:value-type="float" office:value="5052.43" calcext:value-type="float">
            <text:p>5052.43</text:p>
          </table:table-cell>
          <table:table-cell office:value-type="float" office:value="5384.93" calcext:value-type="float">
            <text:p>5384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850.67" calcext:value-type="float">
            <text:p>850.67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992.07" calcext:value-type="float">
            <text:p>992.07</text:p>
          </table:table-cell>
          <table:table-cell office:value-type="float" office:value="1318.88" calcext:value-type="float">
            <text:p>1318.88</text:p>
          </table:table-cell>
          <table:table-cell office:value-type="float" office:value="26.87" calcext:value-type="float">
            <text:p>26.87</text:p>
          </table:table-cell>
          <table:table-cell office:value-type="float" office:value="6217.2" calcext:value-type="float">
            <text:p>6217.20</text:p>
          </table:table-cell>
          <table:table-cell office:value-type="float" office:value="7068.8" calcext:value-type="float">
            <text:p>7068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6" calcext:value-type="float">
            <text:p>3592.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740.55" calcext:value-type="float">
            <text:p>740.55</text:p>
          </table:table-cell>
          <table:table-cell office:value-type="float" office:value="820.26" calcext:value-type="float">
            <text:p>820.26</text:p>
          </table:table-cell>
          <table:table-cell office:value-type="float" office:value="9.72" calcext:value-type="float">
            <text:p>9.72</text:p>
          </table:table-cell>
          <table:table-cell office:value-type="float" office:value="3989.15" calcext:value-type="float">
            <text:p>3989.15</text:p>
          </table:table-cell>
          <table:table-cell office:value-type="float" office:value="4535.41" calcext:value-type="float">
            <text:p>4535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151.47" calcext:value-type="float">
            <text:p>151.47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436.49" calcext:value-type="float">
            <text:p>1436.49</text:p>
          </table:table-cell>
          <table:table-cell office:value-type="float" office:value="1797.62" calcext:value-type="float">
            <text:p>1797.62</text:p>
          </table:table-cell>
          <table:table-cell office:value-type="float" office:value="20.48" calcext:value-type="float">
            <text:p>20.48</text:p>
          </table:table-cell>
          <table:table-cell office:value-type="float" office:value="8516.37" calcext:value-type="float">
            <text:p>8516.37</text:p>
          </table:table-cell>
          <table:table-cell office:value-type="float" office:value="9303.24" calcext:value-type="float">
            <text:p>9303.2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4.8" calcext:value-type="float">
            <text:p>3564.8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258.23" calcext:value-type="float">
            <text:p>1258.23</text:p>
          </table:table-cell>
          <table:table-cell office:value-type="float" office:value="1605.25" calcext:value-type="float">
            <text:p>1605.25</text:p>
          </table:table-cell>
          <table:table-cell office:value-type="float" office:value="21.63" calcext:value-type="float">
            <text:p>21.63</text:p>
          </table:table-cell>
          <table:table-cell office:value-type="float" office:value="7666.07" calcext:value-type="float">
            <text:p>7666.07</text:p>
          </table:table-cell>
          <table:table-cell office:value-type="float" office:value="8645.07" calcext:value-type="float">
            <text:p>8645.07</text:p>
          </table:table-cell>
          <table:table-cell office:value-type="float" office:value="3600" calcext:value-type="float">
            <text:p>3600.00</text:p>
          </table:table-cell>
          <table:table-cell office:value-type="float" office:value="3080.03" calcext:value-type="float">
            <text:p>3080.03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162.39" calcext:value-type="float">
            <text:p>1162.39</text:p>
          </table:table-cell>
          <table:table-cell office:value-type="float" office:value="1782.01" calcext:value-type="float">
            <text:p>1782.01</text:p>
          </table:table-cell>
          <table:table-cell office:value-type="float" office:value="36.21" calcext:value-type="float">
            <text:p>36.21</text:p>
          </table:table-cell>
          <table:table-cell office:value-type="float" office:value="8209.23" calcext:value-type="float">
            <text:p>8209.23</text:p>
          </table:table-cell>
          <table:table-cell office:value-type="float" office:value="9452.04" calcext:value-type="float">
            <text:p>9452.0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4" calcext:value-type="float">
            <text:p>3565.4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295.15" calcext:value-type="float">
            <text:p>1295.15</text:p>
          </table:table-cell>
          <table:table-cell office:value-type="float" office:value="2928.24" calcext:value-type="float">
            <text:p>2928.24</text:p>
          </table:table-cell>
          <table:table-cell office:value-type="float" office:value="55.77" calcext:value-type="float">
            <text:p>55.77</text:p>
          </table:table-cell>
          <table:table-cell office:value-type="float" office:value="11035.64" calcext:value-type="float">
            <text:p>11035.64</text:p>
          </table:table-cell>
          <table:table-cell office:value-type="float" office:value="11253.66" calcext:value-type="float">
            <text:p>11253.6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06" calcext:value-type="float">
            <text:p>3597.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051.95" calcext:value-type="float">
            <text:p>1051.95</text:p>
          </table:table-cell>
          <table:table-cell office:value-type="float" office:value="1650.34" calcext:value-type="float">
            <text:p>1650.34</text:p>
          </table:table-cell>
          <table:table-cell office:value-type="float" office:value="68.74" calcext:value-type="float">
            <text:p>68.74</text:p>
          </table:table-cell>
          <table:table-cell office:value-type="float" office:value="7456.33" calcext:value-type="float">
            <text:p>7456.33</text:p>
          </table:table-cell>
          <table:table-cell office:value-type="float" office:value="8516.51" calcext:value-type="float">
            <text:p>8516.5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61" calcext:value-type="float">
            <text:p>3597.6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488.6" calcext:value-type="float">
            <text:p>1488.60</text:p>
          </table:table-cell>
          <table:table-cell office:value-type="float" office:value="2983.69" calcext:value-type="float">
            <text:p>2983.69</text:p>
          </table:table-cell>
          <table:table-cell office:value-type="float" office:value="50.11" calcext:value-type="float">
            <text:p>50.11</text:p>
          </table:table-cell>
          <table:table-cell office:value-type="float" office:value="11978.86" calcext:value-type="float">
            <text:p>11978.86</text:p>
          </table:table-cell>
          <table:table-cell office:value-type="float" office:value="12897.67" calcext:value-type="float">
            <text:p>12897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6.46" calcext:value-type="float">
            <text:p>3566.4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508.19" calcext:value-type="float">
            <text:p>1508.19</text:p>
          </table:table-cell>
          <table:table-cell office:value-type="float" office:value="4454.88" calcext:value-type="float">
            <text:p>4454.88</text:p>
          </table:table-cell>
          <table:table-cell office:value-type="float" office:value="66.15" calcext:value-type="float">
            <text:p>66.15</text:p>
          </table:table-cell>
          <table:table-cell table:number-columns-repeated="2" office:value-type="float" office:value="15461.37" calcext:value-type="float">
            <text:p>15461.3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66" calcext:value-type="float">
            <text:p>3591.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497.29" calcext:value-type="float">
            <text:p>1497.29</text:p>
          </table:table-cell>
          <table:table-cell office:value-type="float" office:value="1950.36" calcext:value-type="float">
            <text:p>1950.36</text:p>
          </table:table-cell>
          <table:table-cell office:value-type="float" office:value="23.28" calcext:value-type="float">
            <text:p>23.28</text:p>
          </table:table-cell>
          <table:table-cell office:value-type="float" office:value="9199.7" calcext:value-type="float">
            <text:p>9199.70</text:p>
          </table:table-cell>
          <table:table-cell office:value-type="float" office:value="10415.61" calcext:value-type="float">
            <text:p>10415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485.57" calcext:value-type="float">
            <text:p>3485.5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335.09" calcext:value-type="float">
            <text:p>1335.09</text:p>
          </table:table-cell>
          <table:table-cell office:value-type="float" office:value="3229.49" calcext:value-type="float">
            <text:p>3229.49</text:p>
          </table:table-cell>
          <table:table-cell office:value-type="float" office:value="59.39" calcext:value-type="float">
            <text:p>59.39</text:p>
          </table:table-cell>
          <table:table-cell office:value-type="float" office:value="11880.69" calcext:value-type="float">
            <text:p>11880.69</text:p>
          </table:table-cell>
          <table:table-cell office:value-type="float" office:value="12413.67" calcext:value-type="float">
            <text:p>12413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23" calcext:value-type="float">
            <text:p>3560.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517.07" calcext:value-type="float">
            <text:p>1517.07</text:p>
          </table:table-cell>
          <table:table-cell office:value-type="float" office:value="1922.75" calcext:value-type="float">
            <text:p>1922.75</text:p>
          </table:table-cell>
          <table:table-cell office:value-type="float" office:value="24.56" calcext:value-type="float">
            <text:p>24.56</text:p>
          </table:table-cell>
          <table:table-cell office:value-type="float" office:value="9136.28" calcext:value-type="float">
            <text:p>9136.28</text:p>
          </table:table-cell>
          <table:table-cell office:value-type="float" office:value="10306.85" calcext:value-type="float">
            <text:p>10306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3.55" calcext:value-type="float">
            <text:p>3553.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16.2" calcext:value-type="float">
            <text:p>316.20</text:p>
          </table:table-cell>
          <table:table-cell office:value-type="float" office:value="0" calcext:value-type="float">
            <text:p>0.00</text:p>
          </table:table-cell>
          <table:table-cell office:value-type="float" office:value="1501.01" calcext:value-type="float">
            <text:p>1501.01</text:p>
          </table:table-cell>
          <table:table-cell office:value-type="float" office:value="1771.36" calcext:value-type="float">
            <text:p>1771.36</text:p>
          </table:table-cell>
          <table:table-cell office:value-type="float" office:value="4.75" calcext:value-type="float">
            <text:p>4.75</text:p>
          </table:table-cell>
          <table:table-cell office:value-type="float" office:value="0.14" calcext:value-type="float">
            <text:p>0.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277.82" calcext:value-type="float">
            <text:p>277.82</text:p>
          </table:table-cell>
          <table:table-cell office:value-type="float" office:value="0" calcext:value-type="float">
            <text:p>0.00</text:p>
          </table:table-cell>
          <table:table-cell office:value-type="float" office:value="1378.64" calcext:value-type="float">
            <text:p>1378.64</text:p>
          </table:table-cell>
          <table:table-cell office:value-type="float" office:value="1435.16" calcext:value-type="float">
            <text:p>1435.16</text:p>
          </table:table-cell>
          <table:table-cell office:value-type="float" office:value="1.12" calcext:value-type="float">
            <text:p>1.12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594.16" calcext:value-type="float">
            <text:p>594.16</text:p>
          </table:table-cell>
          <table:table-cell office:value-type="float" office:value="626.09" calcext:value-type="float">
            <text:p>626.09</text:p>
          </table:table-cell>
          <table:table-cell office:value-type="float" office:value="5.1" calcext:value-type="float">
            <text:p>5.10</text:p>
          </table:table-cell>
          <table:table-cell office:value-type="float" office:value="3007.28" calcext:value-type="float">
            <text:p>3007.28</text:p>
          </table:table-cell>
          <table:table-cell office:value-type="float" office:value="3045.53" calcext:value-type="float">
            <text:p>3045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99.26" calcext:value-type="float">
            <text:p>399.26</text:p>
          </table:table-cell>
          <table:table-cell office:value-type="float" office:value="10536" calcext:value-type="float">
            <text:p>10536</text:p>
          </table:table-cell>
          <table:table-cell office:value-type="float" office:value="10535" calcext:value-type="float">
            <text:p>1053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32.91" calcext:value-type="float">
            <text:p>432.91</text:p>
          </table:table-cell>
          <table:table-cell office:value-type="float" office:value="0" calcext:value-type="float">
            <text:p>0.00</text:p>
          </table:table-cell>
          <table:table-cell office:value-type="float" office:value="2063.66" calcext:value-type="float">
            <text:p>2063.66</text:p>
          </table:table-cell>
          <table:table-cell office:value-type="float" office:value="2359.43" calcext:value-type="float">
            <text:p>2359.43</text:p>
          </table:table-cell>
          <table:table-cell office:value-type="float" office:value="67.95" calcext:value-type="float">
            <text:p>67.95</text:p>
          </table:table-cell>
          <table:table-cell office:value-type="float" office:value="12.46" calcext:value-type="float">
            <text:p>12.4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1.95" calcext:value-type="float">
            <text:p>321.95</text:p>
          </table:table-cell>
          <table:table-cell office:value-type="float" office:value="0" calcext:value-type="float">
            <text:p>0.00</text:p>
          </table:table-cell>
          <table:table-cell office:value-type="float" office:value="1667.94" calcext:value-type="float">
            <text:p>1667.94</text:p>
          </table:table-cell>
          <table:table-cell office:value-type="float" office:value="1727.68" calcext:value-type="float">
            <text:p>1727.68</text:p>
          </table:table-cell>
          <table:table-cell office:value-type="float" office:value="6.7" calcext:value-type="float">
            <text:p>6.70</text:p>
          </table:table-cell>
          <table:table-cell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8.97" calcext:value-type="float">
            <text:p>348.97</text:p>
          </table:table-cell>
          <table:table-cell office:value-type="float" office:value="0" calcext:value-type="float">
            <text:p>0.00</text:p>
          </table:table-cell>
          <table:table-cell office:value-type="float" office:value="1609.56" calcext:value-type="float">
            <text:p>1609.56</text:p>
          </table:table-cell>
          <table:table-cell office:value-type="float" office:value="1863.65" calcext:value-type="float">
            <text:p>1863.65</text:p>
          </table:table-cell>
          <table:table-cell office:value-type="float" office:value="29.69" calcext:value-type="float">
            <text:p>29.69</text:p>
          </table:table-cell>
          <table:table-cell office:value-type="float" office:value="9.23" calcext:value-type="float">
            <text:p>9.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49.44" calcext:value-type="float">
            <text:p>549.44</text:p>
          </table:table-cell>
          <table:table-cell office:value-type="float" office:value="0" calcext:value-type="float">
            <text:p>0.00</text:p>
          </table:table-cell>
          <table:table-cell office:value-type="float" office:value="2741.06" calcext:value-type="float">
            <text:p>2741.06</text:p>
          </table:table-cell>
          <table:table-cell office:value-type="float" office:value="2994.24" calcext:value-type="float">
            <text:p>2994.24</text:p>
          </table:table-cell>
          <table:table-cell office:value-type="float" office:value="68.3" calcext:value-type="float">
            <text:p>68.30</text:p>
          </table:table-cell>
          <table:table-cell office:value-type="float" office:value="13.38" calcext:value-type="float">
            <text:p>13.38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18.08" calcext:value-type="float">
            <text:p>418.08</text:p>
          </table:table-cell>
          <table:table-cell office:value-type="float" office:value="0" calcext:value-type="float">
            <text:p>0.00</text:p>
          </table:table-cell>
          <table:table-cell office:value-type="float" office:value="2053.18" calcext:value-type="float">
            <text:p>2053.18</text:p>
          </table:table-cell>
          <table:table-cell office:value-type="float" office:value="2332.26" calcext:value-type="float">
            <text:p>2332.26</text:p>
          </table:table-cell>
          <table:table-cell office:value-type="float" office:value="16.83" calcext:value-type="float">
            <text:p>16.83</text:p>
          </table:table-cell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661.26" calcext:value-type="float">
            <text:p>661.26</text:p>
          </table:table-cell>
          <table:table-cell office:value-type="float" office:value="684.31" calcext:value-type="float">
            <text:p>684.31</text:p>
          </table:table-cell>
          <table:table-cell office:value-type="float" office:value="3.37" calcext:value-type="float">
            <text:p>3.37</text:p>
          </table:table-cell>
          <table:table-cell office:value-type="float" office:value="3484.24" calcext:value-type="float">
            <text:p>3484.24</text:p>
          </table:table-cell>
          <table:table-cell office:value-type="float" office:value="3686.94" calcext:value-type="float">
            <text:p>3686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1309.73" calcext:value-type="float">
            <text:p>1309.73</text:p>
          </table:table-cell>
          <table:table-cell office:value-type="float" office:value="1173" calcext:value-type="float">
            <text:p>1173</text:p>
          </table:table-cell>
          <table:table-cell office:value-type="float" office:value="1164" calcext:value-type="float">
            <text:p>11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858.47" calcext:value-type="float">
            <text:p>858.47</text:p>
          </table:table-cell>
          <table:table-cell office:value-type="float" office:value="864.49" calcext:value-type="float">
            <text:p>864.49</text:p>
          </table:table-cell>
          <table:table-cell office:value-type="float" office:value="0.7" calcext:value-type="float">
            <text:p>0.70</text:p>
          </table:table-cell>
          <table:table-cell office:value-type="float" office:value="4413.95" calcext:value-type="float">
            <text:p>4413.95</text:p>
          </table:table-cell>
          <table:table-cell office:value-type="float" office:value="4682.01" calcext:value-type="float">
            <text:p>4682.01</text:p>
          </table:table-cell>
          <table:table-cell office:value-type="float" office:value="3600" calcext:value-type="float">
            <text:p>3600.00</text:p>
          </table:table-cell>
          <table:table-cell office:value-type="float" office:value="1030.17" calcext:value-type="float">
            <text:p>1030.17</text:p>
          </table:table-cell>
          <table:table-cell office:value-type="float" office:value="393" calcext:value-type="float">
            <text:p>393</text:p>
          </table:table-cell>
          <table:table-cell office:value-type="float" office:value="383" calcext:value-type="float">
            <text:p>38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27.54" calcext:value-type="float">
            <text:p>527.54</text:p>
          </table:table-cell>
          <table:table-cell office:value-type="float" office:value="0" calcext:value-type="float">
            <text:p>0.00</text:p>
          </table:table-cell>
          <table:table-cell office:value-type="float" office:value="2645.57" calcext:value-type="float">
            <text:p>2645.57</text:p>
          </table:table-cell>
          <table:table-cell office:value-type="float" office:value="2839.89" calcext:value-type="float">
            <text:p>2839.89</text:p>
          </table:table-cell>
          <table:table-cell office:value-type="float" office:value="1792.64" calcext:value-type="float">
            <text:p>1792.64</text:p>
          </table:table-cell>
          <table:table-cell office:value-type="float" office:value="16.65" calcext:value-type="float">
            <text:p>16.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21_4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650.29" calcext:value-type="float">
            <text:p>650.29</text:p>
          </table:table-cell>
          <table:table-cell office:value-type="float" office:value="0" calcext:value-type="float">
            <text:p>0.00</text:p>
          </table:table-cell>
          <table:table-cell office:value-type="float" office:value="3246.01" calcext:value-type="float">
            <text:p>3246.01</text:p>
          </table:table-cell>
          <table:table-cell office:value-type="float" office:value="3580.87" calcext:value-type="float">
            <text:p>3580.87</text:p>
          </table:table-cell>
          <table:table-cell office:value-type="float" office:value="2096.22" calcext:value-type="float">
            <text:p>2096.22</text:p>
          </table:table-cell>
          <table:table-cell office:value-type="float" office:value="133.03" calcext:value-type="float">
            <text:p>133.03</text:p>
          </table:table-cell>
          <table:table-cell office:value-type="float" office:value="687" calcext:value-type="float">
            <text:p>687</text:p>
          </table:table-cell>
          <table:table-cell office:value-type="float" office:value="679" calcext:value-type="float">
            <text:p>67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55.28" calcext:value-type="float">
            <text:p>755.28</text:p>
          </table:table-cell>
          <table:table-cell office:value-type="float" office:value="867.63" calcext:value-type="float">
            <text:p>867.63</text:p>
          </table:table-cell>
          <table:table-cell office:value-type="float" office:value="12.95" calcext:value-type="float">
            <text:p>12.95</text:p>
          </table:table-cell>
          <table:table-cell office:value-type="float" office:value="4286.61" calcext:value-type="float">
            <text:p>4286.61</text:p>
          </table:table-cell>
          <table:table-cell office:value-type="float" office:value="4737.49" calcext:value-type="float">
            <text:p>4737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422.7" calcext:value-type="float">
            <text:p>3422.70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106.45" calcext:value-type="float">
            <text:p>1106.45</text:p>
          </table:table-cell>
          <table:table-cell office:value-type="float" office:value="2393.07" calcext:value-type="float">
            <text:p>2393.07</text:p>
          </table:table-cell>
          <table:table-cell office:value-type="float" office:value="53.76" calcext:value-type="float">
            <text:p>53.76</text:p>
          </table:table-cell>
          <table:table-cell table:number-columns-repeated="2" office:value-type="float" office:value="9137.53" calcext:value-type="float">
            <text:p>9137.5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41" calcext:value-type="float">
            <text:p>3598.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060.85" calcext:value-type="float">
            <text:p>1060.85</text:p>
          </table:table-cell>
          <table:table-cell office:value-type="float" office:value="1247.29" calcext:value-type="float">
            <text:p>1247.29</text:p>
          </table:table-cell>
          <table:table-cell office:value-type="float" office:value="14.96" calcext:value-type="float">
            <text:p>14.96</text:p>
          </table:table-cell>
          <table:table-cell office:value-type="float" office:value="6062" calcext:value-type="float">
            <text:p>6062.00</text:p>
          </table:table-cell>
          <table:table-cell office:value-type="float" office:value="6651.71" calcext:value-type="float">
            <text:p>6651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470.82" calcext:value-type="float">
            <text:p>3470.82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034.18" calcext:value-type="float">
            <text:p>1034.18</text:p>
          </table:table-cell>
          <table:table-cell office:value-type="float" office:value="2178.16" calcext:value-type="float">
            <text:p>2178.16</text:p>
          </table:table-cell>
          <table:table-cell office:value-type="float" office:value="52.52" calcext:value-type="float">
            <text:p>52.52</text:p>
          </table:table-cell>
          <table:table-cell table:number-columns-repeated="2" office:value-type="float" office:value="8403.95" calcext:value-type="float">
            <text:p>8403.9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18" calcext:value-type="float">
            <text:p>359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102.64" calcext:value-type="float">
            <text:p>1102.64</text:p>
          </table:table-cell>
          <table:table-cell office:value-type="float" office:value="1644.39" calcext:value-type="float">
            <text:p>1644.39</text:p>
          </table:table-cell>
          <table:table-cell office:value-type="float" office:value="33.73" calcext:value-type="float">
            <text:p>33.73</text:p>
          </table:table-cell>
          <table:table-cell office:value-type="float" office:value="7335.3" calcext:value-type="float">
            <text:p>7335.30</text:p>
          </table:table-cell>
          <table:table-cell office:value-type="float" office:value="8458.19" calcext:value-type="float">
            <text:p>8458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9" calcext:value-type="float">
            <text:p>3599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154.1" calcext:value-type="float">
            <text:p>1154.10</text:p>
          </table:table-cell>
          <table:table-cell office:value-type="float" office:value="1735.13" calcext:value-type="float">
            <text:p>1735.13</text:p>
          </table:table-cell>
          <table:table-cell office:value-type="float" office:value="34.92" calcext:value-type="float">
            <text:p>34.92</text:p>
          </table:table-cell>
          <table:table-cell office:value-type="float" office:value="7836.68" calcext:value-type="float">
            <text:p>7836.68</text:p>
          </table:table-cell>
          <table:table-cell office:value-type="float" office:value="9039.6" calcext:value-type="float">
            <text:p>9039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8.95" calcext:value-type="float">
            <text:p>3598.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619.66" calcext:value-type="float">
            <text:p>1619.66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59.69" calcext:value-type="float">
            <text:p>59.69</text:p>
          </table:table-cell>
          <table:table-cell table:number-columns-repeated="2" office:value-type="float" office:value="14889.36" calcext:value-type="float">
            <text:p>14889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34" calcext:value-type="float">
            <text:p>3597.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529.06" calcext:value-type="float">
            <text:p>1529.06</text:p>
          </table:table-cell>
          <table:table-cell office:value-type="float" office:value="2558.11" calcext:value-type="float">
            <text:p>2558.11</text:p>
          </table:table-cell>
          <table:table-cell office:value-type="float" office:value="48.44" calcext:value-type="float">
            <text:p>48.44</text:p>
          </table:table-cell>
          <table:table-cell office:value-type="float" office:value="10852.18" calcext:value-type="float">
            <text:p>10852.18</text:p>
          </table:table-cell>
          <table:table-cell office:value-type="float" office:value="11404.35" calcext:value-type="float">
            <text:p>11404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11" calcext:value-type="float">
            <text:p>3591.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590.97" calcext:value-type="float">
            <text:p>1590.97</text:p>
          </table:table-cell>
          <table:table-cell office:value-type="float" office:value="2803.69" calcext:value-type="float">
            <text:p>2803.69</text:p>
          </table:table-cell>
          <table:table-cell office:value-type="float" office:value="43.25" calcext:value-type="float">
            <text:p>43.25</text:p>
          </table:table-cell>
          <table:table-cell office:value-type="float" office:value="11498.46" calcext:value-type="float">
            <text:p>11498.46</text:p>
          </table:table-cell>
          <table:table-cell office:value-type="float" office:value="12136.88" calcext:value-type="float">
            <text:p>12136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55" calcext:value-type="float">
            <text:p>3585.5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486.03" calcext:value-type="float">
            <text:p>1486.03</text:p>
          </table:table-cell>
          <table:table-cell office:value-type="float" office:value="2774.12" calcext:value-type="float">
            <text:p>2774.12</text:p>
          </table:table-cell>
          <table:table-cell office:value-type="float" office:value="46.46" calcext:value-type="float">
            <text:p>46.46</text:p>
          </table:table-cell>
          <table:table-cell office:value-type="float" office:value="11190.85" calcext:value-type="float">
            <text:p>11190.85</text:p>
          </table:table-cell>
          <table:table-cell office:value-type="float" office:value="11873.55" calcext:value-type="float">
            <text:p>11873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15" calcext:value-type="float">
            <text:p>3585.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603.39" calcext:value-type="float">
            <text:p>1603.39</text:p>
          </table:table-cell>
          <table:table-cell office:value-type="float" office:value="3076.68" calcext:value-type="float">
            <text:p>3076.68</text:p>
          </table:table-cell>
          <table:table-cell office:value-type="float" office:value="47.89" calcext:value-type="float">
            <text:p>47.89</text:p>
          </table:table-cell>
          <table:table-cell office:value-type="float" office:value="12235.74" calcext:value-type="float">
            <text:p>12235.74</text:p>
          </table:table-cell>
          <table:table-cell office:value-type="float" office:value="12853.8" calcext:value-type="float">
            <text:p>12853.8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9" calcext:value-type="float">
            <text:p>3595.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932.91" calcext:value-type="float">
            <text:p>1932.91</text:p>
          </table:table-cell>
          <table:table-cell office:value-type="float" office:value="4579.6" calcext:value-type="float">
            <text:p>4579.60</text:p>
          </table:table-cell>
          <table:table-cell office:value-type="float" office:value="57.79" calcext:value-type="float">
            <text:p>57.79</text:p>
          </table:table-cell>
          <table:table-cell table:number-columns-repeated="2" office:value-type="float" office:value="17170.34" calcext:value-type="float">
            <text:p>17170.3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17" calcext:value-type="float">
            <text:p>3593.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986.43" calcext:value-type="float">
            <text:p>1986.43</text:p>
          </table:table-cell>
          <table:table-cell office:value-type="float" office:value="3345.93" calcext:value-type="float">
            <text:p>3345.93</text:p>
          </table:table-cell>
          <table:table-cell office:value-type="float" office:value="40.63" calcext:value-type="float">
            <text:p>40.63</text:p>
          </table:table-cell>
          <table:table-cell office:value-type="float" office:value="14154.24" calcext:value-type="float">
            <text:p>14154.24</text:p>
          </table:table-cell>
          <table:table-cell office:value-type="float" office:value="15111.35" calcext:value-type="float">
            <text:p>15111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1.75" calcext:value-type="float">
            <text:p>3571.7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1950.71" calcext:value-type="float">
            <text:p>1950.71</text:p>
          </table:table-cell>
          <table:table-cell office:value-type="float" office:value="3922.27" calcext:value-type="float">
            <text:p>3922.27</text:p>
          </table:table-cell>
          <table:table-cell office:value-type="float" office:value="50.27" calcext:value-type="float">
            <text:p>50.27</text:p>
          </table:table-cell>
          <table:table-cell office:value-type="float" office:value="15496.53" calcext:value-type="float">
            <text:p>15496.53</text:p>
          </table:table-cell>
          <table:table-cell office:value-type="float" office:value="15931.57" calcext:value-type="float">
            <text:p>15931.5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82" calcext:value-type="float">
            <text:p>3576.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1960.27" calcext:value-type="float">
            <text:p>1960.27</text:p>
          </table:table-cell>
          <table:table-cell office:value-type="float" office:value="3934.85" calcext:value-type="float">
            <text:p>3934.85</text:p>
          </table:table-cell>
          <table:table-cell office:value-type="float" office:value="57.45" calcext:value-type="float">
            <text:p>57.45</text:p>
          </table:table-cell>
          <table:table-cell office:value-type="float" office:value="15826.87" calcext:value-type="float">
            <text:p>15826.87</text:p>
          </table:table-cell>
          <table:table-cell office:value-type="float" office:value="16133" calcext:value-type="float">
            <text:p>16133.0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76" calcext:value-type="float">
            <text:p>3590.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846.75" calcext:value-type="float">
            <text:p>1846.75</text:p>
          </table:table-cell>
          <table:table-cell office:value-type="float" office:value="4495.69" calcext:value-type="float">
            <text:p>4495.69</text:p>
          </table:table-cell>
          <table:table-cell office:value-type="float" office:value="58.92" calcext:value-type="float">
            <text:p>58.92</text:p>
          </table:table-cell>
          <table:table-cell table:number-columns-repeated="2" office:value-type="float" office:value="16568.44" calcext:value-type="float">
            <text:p>16568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9.31" calcext:value-type="float">
            <text:p>3589.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6.27" calcext:value-type="float">
            <text:p>376.27</text:p>
          </table:table-cell>
          <table:table-cell office:value-type="float" office:value="0" calcext:value-type="float">
            <text:p>0.00</text:p>
          </table:table-cell>
          <table:table-cell office:value-type="float" office:value="1819.44" calcext:value-type="float">
            <text:p>1819.44</text:p>
          </table:table-cell>
          <table:table-cell office:value-type="float" office:value="1986.27" calcext:value-type="float">
            <text:p>1986.27</text:p>
          </table:table-cell>
          <table:table-cell office:value-type="float" office:value="2.57" calcext:value-type="float">
            <text:p>2.57</text:p>
          </table:table-cell>
          <table:table-cell office:value-type="float" office:value="1.17" calcext:value-type="float">
            <text:p>1.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4.36" calcext:value-type="float">
            <text:p>344.36</text:p>
          </table:table-cell>
          <table:table-cell office:value-type="float" office:value="0" calcext:value-type="float">
            <text:p>0.00</text:p>
          </table:table-cell>
          <table:table-cell office:value-type="float" office:value="1597.4" calcext:value-type="float">
            <text:p>1597.40</text:p>
          </table:table-cell>
          <table:table-cell office:value-type="float" office:value="1860.32" calcext:value-type="float">
            <text:p>1860.32</text:p>
          </table:table-cell>
          <table:table-cell office:value-type="float" office:value="5.54" calcext:value-type="float">
            <text:p>5.54</text:p>
          </table:table-cell>
          <table:table-cell office:value-type="float" office:value="1.18" calcext:value-type="float">
            <text:p>1.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40_60_cap1.1_1</text:p>
          </table:table-cell>
          <table:table-cell office:value-type="string" calcext:value-type="string">
            <text:p>TL</text:p>
          </table:table-cell>
          <table:table-cell office:value-type="float" office:value="662.77" calcext:value-type="float">
            <text:p>662.77</text:p>
          </table:table-cell>
          <table:table-cell office:value-type="float" office:value="672.59" calcext:value-type="float">
            <text:p>672.59</text:p>
          </table:table-cell>
          <table:table-cell office:value-type="float" office:value="1.46" calcext:value-type="float">
            <text:p>1.46</text:p>
          </table:table-cell>
          <table:table-cell office:value-type="float" office:value="3389.51" calcext:value-type="float">
            <text:p>3389.51</text:p>
          </table:table-cell>
          <table:table-cell office:value-type="float" office:value="3461.93" calcext:value-type="float">
            <text:p>3461.93</text:p>
          </table:table-cell>
          <table:table-cell office:value-type="float" office:value="3600" calcext:value-type="float">
            <text:p>3600.00</text:p>
          </table:table-cell>
          <table:table-cell office:value-type="float" office:value="1654" calcext:value-type="float">
            <text:p>1654.00</text:p>
          </table:table-cell>
          <table:table-cell office:value-type="float" office:value="6783" calcext:value-type="float">
            <text:p>6783</text:p>
          </table:table-cell>
          <table:table-cell office:value-type="float" office:value="6781" calcext:value-type="float">
            <text:p>678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40_60_cap1.5_1</text:p>
          </table:table-cell>
          <table:table-cell office:value-type="string" calcext:value-type="string">
            <text:p>TL</text:p>
          </table:table-cell>
          <table:table-cell office:value-type="float" office:value="540.77" calcext:value-type="float">
            <text:p>540.77</text:p>
          </table:table-cell>
          <table:table-cell office:value-type="float" office:value="558.96" calcext:value-type="float">
            <text:p>558.96</text:p>
          </table:table-cell>
          <table:table-cell office:value-type="float" office:value="3.25" calcext:value-type="float">
            <text:p>3.25</text:p>
          </table:table-cell>
          <table:table-cell office:value-type="float" office:value="2717.96" calcext:value-type="float">
            <text:p>2717.96</text:p>
          </table:table-cell>
          <table:table-cell office:value-type="float" office:value="3003.68" calcext:value-type="float">
            <text:p>3003.68</text:p>
          </table:table-cell>
          <table:table-cell office:value-type="float" office:value="3600" calcext:value-type="float">
            <text:p>3600.00</text:p>
          </table:table-cell>
          <table:table-cell office:value-type="float" office:value="108.92" calcext:value-type="float">
            <text:p>108.92</text:p>
          </table:table-cell>
          <table:table-cell office:value-type="float" office:value="564" calcext:value-type="float">
            <text:p>564</text:p>
          </table:table-cell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44.19" calcext:value-type="float">
            <text:p>444.19</text:p>
          </table:table-cell>
          <table:table-cell office:value-type="float" office:value="0" calcext:value-type="float">
            <text:p>0.00</text:p>
          </table:table-cell>
          <table:table-cell office:value-type="float" office:value="2149.42" calcext:value-type="float">
            <text:p>2149.42</text:p>
          </table:table-cell>
          <table:table-cell office:value-type="float" office:value="2406.66" calcext:value-type="float">
            <text:p>2406.66</text:p>
          </table:table-cell>
          <table:table-cell office:value-type="float" office:value="1.84" calcext:value-type="float">
            <text:p>1.8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4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2.44" calcext:value-type="float">
            <text:p>402.44</text:p>
          </table:table-cell>
          <table:table-cell office:value-type="float" office:value="0" calcext:value-type="float">
            <text:p>0.00</text:p>
          </table:table-cell>
          <table:table-cell office:value-type="float" office:value="2035.77" calcext:value-type="float">
            <text:p>2035.77</text:p>
          </table:table-cell>
          <table:table-cell office:value-type="float" office:value="2176.82" calcext:value-type="float">
            <text:p>2176.82</text:p>
          </table:table-cell>
          <table:table-cell office:value-type="float" office:value="1077.73" calcext:value-type="float">
            <text:p>1077.73</text:p>
          </table:table-cell>
          <table:table-cell office:value-type="float" office:value="370.3" calcext:value-type="float">
            <text:p>370.30</text:p>
          </table:table-cell>
          <table:table-cell office:value-type="float" office:value="4079" calcext:value-type="float">
            <text:p>4079</text:p>
          </table:table-cell>
          <table:table-cell office:value-type="float" office:value="4069" calcext:value-type="float">
            <text:p>40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80.36" calcext:value-type="float">
            <text:p>480.36</text:p>
          </table:table-cell>
          <table:table-cell office:value-type="float" office:value="0" calcext:value-type="float">
            <text:p>0.00</text:p>
          </table:table-cell>
          <table:table-cell office:value-type="float" office:value="2396.15" calcext:value-type="float">
            <text:p>2396.15</text:p>
          </table:table-cell>
          <table:table-cell office:value-type="float" office:value="2649.67" calcext:value-type="float">
            <text:p>2649.67</text:p>
          </table:table-cell>
          <table:table-cell office:value-type="float" office:value="748.26" calcext:value-type="float">
            <text:p>748.26</text:p>
          </table:table-cell>
          <table:table-cell office:value-type="float" office:value="116.14" calcext:value-type="float">
            <text:p>116.14</text:p>
          </table:table-cell>
          <table:table-cell office:value-type="float" office:value="5433" calcext:value-type="float">
            <text:p>5433</text:p>
          </table:table-cell>
          <table:table-cell office:value-type="float" office:value="5432" calcext:value-type="float">
            <text:p>54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06.66" calcext:value-type="float">
            <text:p>406.66</text:p>
          </table:table-cell>
          <table:table-cell office:value-type="float" office:value="0" calcext:value-type="float">
            <text:p>0.00</text:p>
          </table:table-cell>
          <table:table-cell office:value-type="float" office:value="1884.43" calcext:value-type="float">
            <text:p>1884.43</text:p>
          </table:table-cell>
          <table:table-cell office:value-type="float" office:value="2234.34" calcext:value-type="float">
            <text:p>2234.34</text:p>
          </table:table-cell>
          <table:table-cell office:value-type="float" office:value="29.32" calcext:value-type="float">
            <text:p>29.32</text:p>
          </table:table-cell>
          <table:table-cell office:value-type="float" office:value="5.25" calcext:value-type="float">
            <text:p>5.25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21_1</text:p>
          </table:table-cell>
          <table:table-cell office:value-type="string" calcext:value-type="string">
            <text:p>TL</text:p>
          </table:table-cell>
          <table:table-cell office:value-type="float" office:value="563.77" calcext:value-type="float">
            <text:p>563.77</text:p>
          </table:table-cell>
          <table:table-cell office:value-type="float" office:value="590.22" calcext:value-type="float">
            <text:p>590.22</text:p>
          </table:table-cell>
          <table:table-cell office:value-type="float" office:value="4.48" calcext:value-type="float">
            <text:p>4.48</text:p>
          </table:table-cell>
          <table:table-cell office:value-type="float" office:value="2928.87" calcext:value-type="float">
            <text:p>2928.87</text:p>
          </table:table-cell>
          <table:table-cell office:value-type="float" office:value="3174.21" calcext:value-type="float">
            <text:p>3174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69.05" calcext:value-type="float">
            <text:p>69.0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693.91" calcext:value-type="float">
            <text:p>693.91</text:p>
          </table:table-cell>
          <table:table-cell office:value-type="float" office:value="750.48" calcext:value-type="float">
            <text:p>750.48</text:p>
          </table:table-cell>
          <table:table-cell office:value-type="float" office:value="7.54" calcext:value-type="float">
            <text:p>7.54</text:p>
          </table:table-cell>
          <table:table-cell office:value-type="float" office:value="3861.95" calcext:value-type="float">
            <text:p>3861.95</text:p>
          </table:table-cell>
          <table:table-cell office:value-type="float" office:value="3984.96" calcext:value-type="float">
            <text:p>3984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194.8" calcext:value-type="float">
            <text:p>194.80</text:p>
          </table:table-cell>
          <table:table-cell office:value-type="float" office:value="1134" calcext:value-type="float">
            <text:p>1134</text:p>
          </table:table-cell>
          <table:table-cell office:value-type="float" office:value="1129" calcext:value-type="float">
            <text:p>112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21_3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82.58" calcext:value-type="float">
            <text:p>482.58</text:p>
          </table:table-cell>
          <table:table-cell office:value-type="float" office:value="0" calcext:value-type="float">
            <text:p>0.00</text:p>
          </table:table-cell>
          <table:table-cell office:value-type="float" office:value="2422.17" calcext:value-type="float">
            <text:p>2422.17</text:p>
          </table:table-cell>
          <table:table-cell office:value-type="float" office:value="2651.99" calcext:value-type="float">
            <text:p>2651.99</text:p>
          </table:table-cell>
          <table:table-cell office:value-type="float" office:value="1030.96" calcext:value-type="float">
            <text:p>1030.96</text:p>
          </table:table-cell>
          <table:table-cell office:value-type="float" office:value="1.14" calcext:value-type="float">
            <text:p>1.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618.55" calcext:value-type="float">
            <text:p>618.55</text:p>
          </table:table-cell>
          <table:table-cell office:value-type="float" office:value="634.88" calcext:value-type="float">
            <text:p>634.88</text:p>
          </table:table-cell>
          <table:table-cell office:value-type="float" office:value="2.57" calcext:value-type="float">
            <text:p>2.57</text:p>
          </table:table-cell>
          <table:table-cell office:value-type="float" office:value="3152.39" calcext:value-type="float">
            <text:p>3152.39</text:p>
          </table:table-cell>
          <table:table-cell office:value-type="float" office:value="3539.11" calcext:value-type="float">
            <text:p>3539.11</text:p>
          </table:table-cell>
          <table:table-cell office:value-type="float" office:value="3600" calcext:value-type="float">
            <text:p>3600.00</text:p>
          </table:table-cell>
          <table:table-cell office:value-type="float" office:value="113.92" calcext:value-type="float">
            <text:p>113.92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615.38" calcext:value-type="float">
            <text:p>615.38</text:p>
          </table:table-cell>
          <table:table-cell office:value-type="float" office:value="1362.33" calcext:value-type="float">
            <text:p>1362.33</text:p>
          </table:table-cell>
          <table:table-cell office:value-type="float" office:value="54.83" calcext:value-type="float">
            <text:p>54.83</text:p>
          </table:table-cell>
          <table:table-cell table:number-columns-repeated="2" office:value-type="float" office:value="5058.1" calcext:value-type="float">
            <text:p>5058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95" calcext:value-type="float">
            <text:p>3599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953.88" calcext:value-type="float">
            <text:p>953.88</text:p>
          </table:table-cell>
          <table:table-cell office:value-type="float" office:value="1021.38" calcext:value-type="float">
            <text:p>1021.38</text:p>
          </table:table-cell>
          <table:table-cell office:value-type="float" office:value="6.61" calcext:value-type="float">
            <text:p>6.61</text:p>
          </table:table-cell>
          <table:table-cell office:value-type="float" office:value="5162.54" calcext:value-type="float">
            <text:p>5162.54</text:p>
          </table:table-cell>
          <table:table-cell office:value-type="float" office:value="5578.81" calcext:value-type="float">
            <text:p>5578.81</text:p>
          </table:table-cell>
          <table:table-cell office:value-type="float" office:value="3600" calcext:value-type="float">
            <text:p>3600.00</text:p>
          </table:table-cell>
          <table:table-cell office:value-type="float" office:value="665.43" calcext:value-type="float">
            <text:p>665.43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838.5" calcext:value-type="float">
            <text:p>838.50</text:p>
          </table:table-cell>
          <table:table-cell office:value-type="float" office:value="1387.68" calcext:value-type="float">
            <text:p>1387.68</text:p>
          </table:table-cell>
          <table:table-cell office:value-type="float" office:value="39.59" calcext:value-type="float">
            <text:p>39.59</text:p>
          </table:table-cell>
          <table:table-cell office:value-type="float" office:value="6302.1" calcext:value-type="float">
            <text:p>6302.10</text:p>
          </table:table-cell>
          <table:table-cell office:value-type="float" office:value="7389.55" calcext:value-type="float">
            <text:p>7389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7" calcext:value-type="float">
            <text:p>3585.7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799.5" calcext:value-type="float">
            <text:p>799.50</text:p>
          </table:table-cell>
          <table:table-cell office:value-type="float" office:value="868.87" calcext:value-type="float">
            <text:p>868.87</text:p>
          </table:table-cell>
          <table:table-cell office:value-type="float" office:value="7.98" calcext:value-type="float">
            <text:p>7.98</text:p>
          </table:table-cell>
          <table:table-cell office:value-type="float" office:value="4455.12" calcext:value-type="float">
            <text:p>4455.12</text:p>
          </table:table-cell>
          <table:table-cell office:value-type="float" office:value="4693.96" calcext:value-type="float">
            <text:p>4693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839.78" calcext:value-type="float">
            <text:p>839.78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857.02" calcext:value-type="float">
            <text:p>857.02</text:p>
          </table:table-cell>
          <table:table-cell office:value-type="float" office:value="1068.41" calcext:value-type="float">
            <text:p>1068.41</text:p>
          </table:table-cell>
          <table:table-cell office:value-type="float" office:value="19.79" calcext:value-type="float">
            <text:p>19.79</text:p>
          </table:table-cell>
          <table:table-cell office:value-type="float" office:value="5071.49" calcext:value-type="float">
            <text:p>5071.49</text:p>
          </table:table-cell>
          <table:table-cell office:value-type="float" office:value="5705.13" calcext:value-type="float">
            <text:p>5705.13</text:p>
          </table:table-cell>
          <table:table-cell office:value-type="float" office:value="3600" calcext:value-type="float">
            <text:p>3600.00</text:p>
          </table:table-cell>
          <table:table-cell office:value-type="float" office:value="3303.99" calcext:value-type="float">
            <text:p>3303.9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774.67" calcext:value-type="float">
            <text:p>774.67</text:p>
          </table:table-cell>
          <table:table-cell office:value-type="float" office:value="934.55" calcext:value-type="float">
            <text:p>934.55</text:p>
          </table:table-cell>
          <table:table-cell office:value-type="float" office:value="17.11" calcext:value-type="float">
            <text:p>17.11</text:p>
          </table:table-cell>
          <table:table-cell office:value-type="float" office:value="4560.27" calcext:value-type="float">
            <text:p>4560.27</text:p>
          </table:table-cell>
          <table:table-cell office:value-type="float" office:value="5127.74" calcext:value-type="float">
            <text:p>5127.74</text:p>
          </table:table-cell>
          <table:table-cell office:value-type="float" office:value="3600" calcext:value-type="float">
            <text:p>3600.00</text:p>
          </table:table-cell>
          <table:table-cell office:value-type="float" office:value="1004.88" calcext:value-type="float">
            <text:p>1004.88</text:p>
          </table:table-cell>
          <table:table-cell table:number-columns-repeated="2" office:value-type="float" office:value="1630" calcext:value-type="float">
            <text:p>163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438.75" calcext:value-type="float">
            <text:p>1438.75</text:p>
          </table:table-cell>
          <table:table-cell office:value-type="float" office:value="3056.75" calcext:value-type="float">
            <text:p>3056.75</text:p>
          </table:table-cell>
          <table:table-cell office:value-type="float" office:value="52.93" calcext:value-type="float">
            <text:p>52.93</text:p>
          </table:table-cell>
          <table:table-cell office:value-type="float" office:value="11913.99" calcext:value-type="float">
            <text:p>11913.99</text:p>
          </table:table-cell>
          <table:table-cell office:value-type="float" office:value="12209.55" calcext:value-type="float">
            <text:p>12209.5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91" calcext:value-type="float">
            <text:p>3597.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114.92" calcext:value-type="float">
            <text:p>1114.92</text:p>
          </table:table-cell>
          <table:table-cell office:value-type="float" office:value="1523.27" calcext:value-type="float">
            <text:p>1523.27</text:p>
          </table:table-cell>
          <table:table-cell office:value-type="float" office:value="41.58" calcext:value-type="float">
            <text:p>41.58</text:p>
          </table:table-cell>
          <table:table-cell office:value-type="float" office:value="7187.23" calcext:value-type="float">
            <text:p>7187.23</text:p>
          </table:table-cell>
          <table:table-cell office:value-type="float" office:value="8093.15" calcext:value-type="float">
            <text:p>8093.1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01" calcext:value-type="float">
            <text:p>3581.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126.85" calcext:value-type="float">
            <text:p>1126.85</text:p>
          </table:table-cell>
          <table:table-cell office:value-type="float" office:value="1799.74" calcext:value-type="float">
            <text:p>1799.74</text:p>
          </table:table-cell>
          <table:table-cell office:value-type="float" office:value="37.82" calcext:value-type="float">
            <text:p>37.82</text:p>
          </table:table-cell>
          <table:table-cell office:value-type="float" office:value="8267.21" calcext:value-type="float">
            <text:p>8267.21</text:p>
          </table:table-cell>
          <table:table-cell office:value-type="float" office:value="8701.87" calcext:value-type="float">
            <text:p>8701.8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2.4" calcext:value-type="float">
            <text:p>3552.4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174.6" calcext:value-type="float">
            <text:p>1174.60</text:p>
          </table:table-cell>
          <table:table-cell office:value-type="float" office:value="2170.83" calcext:value-type="float">
            <text:p>2170.83</text:p>
          </table:table-cell>
          <table:table-cell office:value-type="float" office:value="46.07" calcext:value-type="float">
            <text:p>46.07</text:p>
          </table:table-cell>
          <table:table-cell office:value-type="float" office:value="8967.46" calcext:value-type="float">
            <text:p>8967.46</text:p>
          </table:table-cell>
          <table:table-cell office:value-type="float" office:value="10135.21" calcext:value-type="float">
            <text:p>10135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68" calcext:value-type="float">
            <text:p>3565.6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277.91" calcext:value-type="float">
            <text:p>1277.91</text:p>
          </table:table-cell>
          <table:table-cell office:value-type="float" office:value="1604.86" calcext:value-type="float">
            <text:p>1604.86</text:p>
          </table:table-cell>
          <table:table-cell office:value-type="float" office:value="20.45" calcext:value-type="float">
            <text:p>20.45</text:p>
          </table:table-cell>
          <table:table-cell office:value-type="float" office:value="7674.08" calcext:value-type="float">
            <text:p>7674.08</text:p>
          </table:table-cell>
          <table:table-cell office:value-type="float" office:value="8641.1" calcext:value-type="float">
            <text:p>8641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51.21" calcext:value-type="float">
            <text:p>3551.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717.66" calcext:value-type="float">
            <text:p>1717.66</text:p>
          </table:table-cell>
          <table:table-cell office:value-type="float" office:value="3822.45" calcext:value-type="float">
            <text:p>3822.45</text:p>
          </table:table-cell>
          <table:table-cell office:value-type="float" office:value="55.06" calcext:value-type="float">
            <text:p>55.06</text:p>
          </table:table-cell>
          <table:table-cell office:value-type="float" office:value="14613.86" calcext:value-type="float">
            <text:p>14613.86</text:p>
          </table:table-cell>
          <table:table-cell office:value-type="float" office:value="15243.19" calcext:value-type="float">
            <text:p>15243.1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39" calcext:value-type="float">
            <text:p>3575.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580.23" calcext:value-type="float">
            <text:p>1580.23</text:p>
          </table:table-cell>
          <table:table-cell office:value-type="float" office:value="3703.67" calcext:value-type="float">
            <text:p>3703.67</text:p>
          </table:table-cell>
          <table:table-cell office:value-type="float" office:value="57.33" calcext:value-type="float">
            <text:p>57.33</text:p>
          </table:table-cell>
          <table:table-cell office:value-type="float" office:value="13938.47" calcext:value-type="float">
            <text:p>13938.47</text:p>
          </table:table-cell>
          <table:table-cell office:value-type="float" office:value="14417.65" calcext:value-type="float">
            <text:p>14417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6.84" calcext:value-type="float">
            <text:p>3586.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680.07" calcext:value-type="float">
            <text:p>1680.07</text:p>
          </table:table-cell>
          <table:table-cell office:value-type="float" office:value="2883.23" calcext:value-type="float">
            <text:p>2883.23</text:p>
          </table:table-cell>
          <table:table-cell office:value-type="float" office:value="43.18" calcext:value-type="float">
            <text:p>43.18</text:p>
          </table:table-cell>
          <table:table-cell office:value-type="float" office:value="12759.32" calcext:value-type="float">
            <text:p>12759.32</text:p>
          </table:table-cell>
          <table:table-cell office:value-type="float" office:value="13976.59" calcext:value-type="float">
            <text:p>13976.5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24.97" calcext:value-type="float">
            <text:p>3524.97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550.44" calcext:value-type="float">
            <text:p>1550.44</text:p>
          </table:table-cell>
          <table:table-cell office:value-type="float" office:value="3980.97" calcext:value-type="float">
            <text:p>3980.97</text:p>
          </table:table-cell>
          <table:table-cell office:value-type="float" office:value="61.76" calcext:value-type="float">
            <text:p>61.76</text:p>
          </table:table-cell>
          <table:table-cell office:value-type="float" office:value="14528.62" calcext:value-type="float">
            <text:p>14528.62</text:p>
          </table:table-cell>
          <table:table-cell office:value-type="float" office:value="14899.62" calcext:value-type="float">
            <text:p>14899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99" calcext:value-type="float">
            <text:p>3591.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613.18" calcext:value-type="float">
            <text:p>1613.18</text:p>
          </table:table-cell>
          <table:table-cell office:value-type="float" office:value="2810.75" calcext:value-type="float">
            <text:p>2810.75</text:p>
          </table:table-cell>
          <table:table-cell office:value-type="float" office:value="43.01" calcext:value-type="float">
            <text:p>43.01</text:p>
          </table:table-cell>
          <table:table-cell office:value-type="float" office:value="11703.72" calcext:value-type="float">
            <text:p>11703.72</text:p>
          </table:table-cell>
          <table:table-cell office:value-type="float" office:value="12792.28" calcext:value-type="float">
            <text:p>12792.2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0.88" calcext:value-type="float">
            <text:p>3570.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43.93" calcext:value-type="float">
            <text:p>343.93</text:p>
          </table:table-cell>
          <table:table-cell office:value-type="float" office:value="0" calcext:value-type="float">
            <text:p>0.00</text:p>
          </table:table-cell>
          <table:table-cell office:value-type="float" office:value="1603.88" calcext:value-type="float">
            <text:p>1603.88</text:p>
          </table:table-cell>
          <table:table-cell office:value-type="float" office:value="1819.85" calcext:value-type="float">
            <text:p>1819.85</text:p>
          </table:table-cell>
          <table:table-cell office:value-type="float" office:value="3.68" calcext:value-type="float">
            <text:p>3.68</text:p>
          </table:table-cell>
          <table:table-cell office:value-type="float" office:value="2.13" calcext:value-type="float">
            <text:p>2.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4.38" calcext:value-type="float">
            <text:p>324.38</text:p>
          </table:table-cell>
          <table:table-cell office:value-type="float" office:value="0" calcext:value-type="float">
            <text:p>0.00</text:p>
          </table:table-cell>
          <table:table-cell office:value-type="float" office:value="1689.45" calcext:value-type="float">
            <text:p>1689.45</text:p>
          </table:table-cell>
          <table:table-cell office:value-type="float" office:value="1752.72" calcext:value-type="float">
            <text:p>1752.72</text:p>
          </table:table-cell>
          <table:table-cell office:value-type="float" office:value="6.02" calcext:value-type="float">
            <text:p>6.02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40_6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40.78" calcext:value-type="float">
            <text:p>540.78</text:p>
          </table:table-cell>
          <table:table-cell office:value-type="float" office:value="0" calcext:value-type="float">
            <text:p>0.00</text:p>
          </table:table-cell>
          <table:table-cell office:value-type="float" office:value="2648.88" calcext:value-type="float">
            <text:p>2648.88</text:p>
          </table:table-cell>
          <table:table-cell office:value-type="float" office:value="2932.93" calcext:value-type="float">
            <text:p>2932.93</text:p>
          </table:table-cell>
          <table:table-cell office:value-type="float" office:value="348.05" calcext:value-type="float">
            <text:p>348.05</text:p>
          </table:table-cell>
          <table:table-cell office:value-type="float" office:value="114.35" calcext:value-type="float">
            <text:p>114.35</text:p>
          </table:table-cell>
          <table:table-cell office:value-type="float" office:value="2234" calcext:value-type="float">
            <text:p>2234</text:p>
          </table:table-cell>
          <table:table-cell office:value-type="float" office:value="2228" calcext:value-type="float">
            <text:p>22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40_6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93.54" calcext:value-type="float">
            <text:p>393.54</text:p>
          </table:table-cell>
          <table:table-cell office:value-type="float" office:value="0" calcext:value-type="float">
            <text:p>0.00</text:p>
          </table:table-cell>
          <table:table-cell office:value-type="float" office:value="1981.43" calcext:value-type="float">
            <text:p>1981.43</text:p>
          </table:table-cell>
          <table:table-cell office:value-type="float" office:value="2136.82" calcext:value-type="float">
            <text:p>2136.82</text:p>
          </table:table-cell>
          <table:table-cell office:value-type="float" office:value="11.96" calcext:value-type="float">
            <text:p>11.96</text:p>
          </table:table-cell>
          <table:table-cell office:value-type="float" office:value="0.54" calcext:value-type="float">
            <text:p>0.5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40_60_cap2_1</text:p>
          </table:table-cell>
          <table:table-cell office:value-type="string" calcext:value-type="string">
            <text:p>TL</text:p>
          </table:table-cell>
          <table:table-cell office:value-type="float" office:value="391.88" calcext:value-type="float">
            <text:p>391.88</text:p>
          </table:table-cell>
          <table:table-cell office:value-type="float" office:value="398.16" calcext:value-type="float">
            <text:p>398.16</text:p>
          </table:table-cell>
          <table:table-cell office:value-type="float" office:value="1.58" calcext:value-type="float">
            <text:p>1.58</text:p>
          </table:table-cell>
          <table:table-cell office:value-type="float" office:value="1937.03" calcext:value-type="float">
            <text:p>1937.03</text:p>
          </table:table-cell>
          <table:table-cell office:value-type="float" office:value="2140.49" calcext:value-type="float">
            <text:p>2140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378.28" calcext:value-type="float">
            <text:p>378.28</text:p>
          </table:table-cell>
          <table:table-cell office:value-type="float" office:value="7510" calcext:value-type="float">
            <text:p>7510</text:p>
          </table:table-cell>
          <table:table-cell office:value-type="float" office:value="7503" calcext:value-type="float">
            <text:p>75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1.78" calcext:value-type="float">
            <text:p>331.78</text:p>
          </table:table-cell>
          <table:table-cell office:value-type="float" office:value="0" calcext:value-type="float">
            <text:p>0.00</text:p>
          </table:table-cell>
          <table:table-cell office:value-type="float" office:value="1702.27" calcext:value-type="float">
            <text:p>1702.27</text:p>
          </table:table-cell>
          <table:table-cell office:value-type="float" office:value="1798.88" calcext:value-type="float">
            <text:p>1798.88</text:p>
          </table:table-cell>
          <table:table-cell office:value-type="float" office:value="30.57" calcext:value-type="float">
            <text:p>30.57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1_1</text:p>
          </table:table-cell>
          <table:table-cell office:value-type="string" calcext:value-type="string">
            <text:p>TL</text:p>
          </table:table-cell>
          <table:table-cell office:value-type="float" office:value="538.21" calcext:value-type="float">
            <text:p>538.21</text:p>
          </table:table-cell>
          <table:table-cell office:value-type="float" office:value="546.37" calcext:value-type="float">
            <text:p>546.37</text:p>
          </table:table-cell>
          <table:table-cell office:value-type="float" office:value="1.49" calcext:value-type="float">
            <text:p>1.49</text:p>
          </table:table-cell>
          <table:table-cell office:value-type="float" office:value="2656.48" calcext:value-type="float">
            <text:p>2656.48</text:p>
          </table:table-cell>
          <table:table-cell office:value-type="float" office:value="2988.36" calcext:value-type="float">
            <text:p>2988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601.08" calcext:value-type="float">
            <text:p>601.08</text:p>
          </table:table-cell>
          <table:table-cell office:value-type="float" office:value="2128" calcext:value-type="float">
            <text:p>2128</text:p>
          </table:table-cell>
          <table:table-cell office:value-type="float" office:value="2125" calcext:value-type="float">
            <text:p>21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54.76" calcext:value-type="float">
            <text:p>454.76</text:p>
          </table:table-cell>
          <table:table-cell office:value-type="float" office:value="0" calcext:value-type="float">
            <text:p>0.00</text:p>
          </table:table-cell>
          <table:table-cell office:value-type="float" office:value="2251.73" calcext:value-type="float">
            <text:p>2251.73</text:p>
          </table:table-cell>
          <table:table-cell office:value-type="float" office:value="2477.15" calcext:value-type="float">
            <text:p>2477.15</text:p>
          </table:table-cell>
          <table:table-cell office:value-type="float" office:value="30.26" calcext:value-type="float">
            <text:p>30.26</text:p>
          </table:table-cell>
          <table:table-cell office:value-type="float" office:value="2.62" calcext:value-type="float">
            <text:p>2.6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621.16" calcext:value-type="float">
            <text:p>621.16</text:p>
          </table:table-cell>
          <table:table-cell office:value-type="float" office:value="661.82" calcext:value-type="float">
            <text:p>661.82</text:p>
          </table:table-cell>
          <table:table-cell office:value-type="float" office:value="6.15" calcext:value-type="float">
            <text:p>6.15</text:p>
          </table:table-cell>
          <table:table-cell office:value-type="float" office:value="3367.74" calcext:value-type="float">
            <text:p>3367.74</text:p>
          </table:table-cell>
          <table:table-cell office:value-type="float" office:value="3612.35" calcext:value-type="float">
            <text:p>3612.35</text:p>
          </table:table-cell>
          <table:table-cell office:value-type="float" office:value="3600" calcext:value-type="float">
            <text:p>3600.00</text:p>
          </table:table-cell>
          <table:table-cell office:value-type="float" office:value="198.4" calcext:value-type="float">
            <text:p>198.40</text:p>
          </table:table-cell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1032.43" calcext:value-type="float">
            <text:p>1032.43</text:p>
          </table:table-cell>
          <table:table-cell office:value-type="float" office:value="1066.64" calcext:value-type="float">
            <text:p>1066.64</text:p>
          </table:table-cell>
          <table:table-cell office:value-type="float" office:value="3.21" calcext:value-type="float">
            <text:p>3.21</text:p>
          </table:table-cell>
          <table:table-cell office:value-type="float" office:value="5513.66" calcext:value-type="float">
            <text:p>5513.66</text:p>
          </table:table-cell>
          <table:table-cell office:value-type="float" office:value="5828.39" calcext:value-type="float">
            <text:p>5828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1447.02" calcext:value-type="float">
            <text:p>1447.02</text:p>
          </table:table-cell>
          <table:table-cell office:value-type="float" office:value="207" calcext:value-type="float">
            <text:p>207</text:p>
          </table:table-cell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658.37" calcext:value-type="float">
            <text:p>658.37</text:p>
          </table:table-cell>
          <table:table-cell office:value-type="float" office:value="669.64" calcext:value-type="float">
            <text:p>669.64</text:p>
          </table:table-cell>
          <table:table-cell office:value-type="float" office:value="1.68" calcext:value-type="float">
            <text:p>1.68</text:p>
          </table:table-cell>
          <table:table-cell office:value-type="float" office:value="3390.03" calcext:value-type="float">
            <text:p>3390.03</text:p>
          </table:table-cell>
          <table:table-cell office:value-type="float" office:value="3711.9" calcext:value-type="float">
            <text:p>3711.90</text:p>
          </table:table-cell>
          <table:table-cell office:value-type="float" office:value="3600" calcext:value-type="float">
            <text:p>3600.00</text:p>
          </table:table-cell>
          <table:table-cell office:value-type="float" office:value="242.26" calcext:value-type="float">
            <text:p>242.26</text:p>
          </table:table-cell>
          <table:table-cell office:value-type="float" office:value="566" calcext:value-type="float">
            <text:p>566</text:p>
          </table:table-cell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654.52" calcext:value-type="float">
            <text:p>654.52</text:p>
          </table:table-cell>
          <table:table-cell office:value-type="float" office:value="687.01" calcext:value-type="float">
            <text:p>687.01</text:p>
          </table:table-cell>
          <table:table-cell office:value-type="float" office:value="4.73" calcext:value-type="float">
            <text:p>4.73</text:p>
          </table:table-cell>
          <table:table-cell office:value-type="float" office:value="3506.67" calcext:value-type="float">
            <text:p>3506.67</text:p>
          </table:table-cell>
          <table:table-cell office:value-type="float" office:value="3749.38" calcext:value-type="float">
            <text:p>3749.38</text:p>
          </table:table-cell>
          <table:table-cell office:value-type="float" office:value="3600" calcext:value-type="float">
            <text:p>3600.00</text:p>
          </table:table-cell>
          <table:table-cell office:value-type="float" office:value="668.16" calcext:value-type="float">
            <text:p>668.16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82.19" calcext:value-type="float">
            <text:p>782.19</text:p>
          </table:table-cell>
          <table:table-cell office:value-type="float" office:value="828.23" calcext:value-type="float">
            <text:p>828.23</text:p>
          </table:table-cell>
          <table:table-cell office:value-type="float" office:value="5.56" calcext:value-type="float">
            <text:p>5.56</text:p>
          </table:table-cell>
          <table:table-cell office:value-type="float" office:value="4139.17" calcext:value-type="float">
            <text:p>4139.17</text:p>
          </table:table-cell>
          <table:table-cell office:value-type="float" office:value="4600.09" calcext:value-type="float">
            <text:p>4600.09</text:p>
          </table:table-cell>
          <table:table-cell office:value-type="float" office:value="3600" calcext:value-type="float">
            <text:p>3600.00</text:p>
          </table:table-cell>
          <table:table-cell office:value-type="float" office:value="3466.47" calcext:value-type="float">
            <text:p>3466.47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152.2" calcext:value-type="float">
            <text:p>1152.20</text:p>
          </table:table-cell>
          <table:table-cell office:value-type="float" office:value="2187.98" calcext:value-type="float">
            <text:p>2187.98</text:p>
          </table:table-cell>
          <table:table-cell office:value-type="float" office:value="47.52" calcext:value-type="float">
            <text:p>47.52</text:p>
          </table:table-cell>
          <table:table-cell office:value-type="float" office:value="8688.98" calcext:value-type="float">
            <text:p>8688.98</text:p>
          </table:table-cell>
          <table:table-cell office:value-type="float" office:value="9020.17" calcext:value-type="float">
            <text:p>9020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03" calcext:value-type="float">
            <text:p>3599.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081.1" calcext:value-type="float">
            <text:p>1081.10</text:p>
          </table:table-cell>
          <table:table-cell office:value-type="float" office:value="2224.68" calcext:value-type="float">
            <text:p>2224.68</text:p>
          </table:table-cell>
          <table:table-cell office:value-type="float" office:value="51.4" calcext:value-type="float">
            <text:p>51.40</text:p>
          </table:table-cell>
          <table:table-cell table:number-columns-repeated="2" office:value-type="float" office:value="8612.36" calcext:value-type="float">
            <text:p>8612.3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41" calcext:value-type="float">
            <text:p>3599.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055.13" calcext:value-type="float">
            <text:p>1055.13</text:p>
          </table:table-cell>
          <table:table-cell office:value-type="float" office:value="1110.06" calcext:value-type="float">
            <text:p>1110.06</text:p>
          </table:table-cell>
          <table:table-cell office:value-type="float" office:value="4.95" calcext:value-type="float">
            <text:p>4.95</text:p>
          </table:table-cell>
          <table:table-cell office:value-type="float" office:value="5751.21" calcext:value-type="float">
            <text:p>5751.21</text:p>
          </table:table-cell>
          <table:table-cell office:value-type="float" office:value="6053.85" calcext:value-type="float">
            <text:p>6053.85</text:p>
          </table:table-cell>
          <table:table-cell office:value-type="float" office:value="3600" calcext:value-type="float">
            <text:p>3600.00</text:p>
          </table:table-cell>
          <table:table-cell office:value-type="float" office:value="2328.76" calcext:value-type="float">
            <text:p>2328.76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233.89" calcext:value-type="float">
            <text:p>1233.89</text:p>
          </table:table-cell>
          <table:table-cell office:value-type="float" office:value="1479.74" calcext:value-type="float">
            <text:p>1479.74</text:p>
          </table:table-cell>
          <table:table-cell office:value-type="float" office:value="16.62" calcext:value-type="float">
            <text:p>16.62</text:p>
          </table:table-cell>
          <table:table-cell office:value-type="float" office:value="7154.42" calcext:value-type="float">
            <text:p>7154.42</text:p>
          </table:table-cell>
          <table:table-cell office:value-type="float" office:value="7893.41" calcext:value-type="float">
            <text:p>7893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32" calcext:value-type="float">
            <text:p>3590.3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160.21" calcext:value-type="float">
            <text:p>1160.21</text:p>
          </table:table-cell>
          <table:table-cell office:value-type="float" office:value="1445.67" calcext:value-type="float">
            <text:p>1445.67</text:p>
          </table:table-cell>
          <table:table-cell office:value-type="float" office:value="25.23" calcext:value-type="float">
            <text:p>25.23</text:p>
          </table:table-cell>
          <table:table-cell office:value-type="float" office:value="6888.68" calcext:value-type="float">
            <text:p>6888.68</text:p>
          </table:table-cell>
          <table:table-cell office:value-type="float" office:value="7926.71" calcext:value-type="float">
            <text:p>7926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93" calcext:value-type="float">
            <text:p>3594.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809.74" calcext:value-type="float">
            <text:p>1809.74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54.96" calcext:value-type="float">
            <text:p>54.96</text:p>
          </table:table-cell>
          <table:table-cell table:number-columns-repeated="2" office:value-type="float" office:value="15418.4" calcext:value-type="float">
            <text:p>15418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3" calcext:value-type="float">
            <text:p>3596.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591.18" calcext:value-type="float">
            <text:p>1591.18</text:p>
          </table:table-cell>
          <table:table-cell office:value-type="float" office:value="2934.82" calcext:value-type="float">
            <text:p>2934.82</text:p>
          </table:table-cell>
          <table:table-cell office:value-type="float" office:value="45.78" calcext:value-type="float">
            <text:p>45.78</text:p>
          </table:table-cell>
          <table:table-cell office:value-type="float" office:value="11881.02" calcext:value-type="float">
            <text:p>11881.02</text:p>
          </table:table-cell>
          <table:table-cell office:value-type="float" office:value="12254.69" calcext:value-type="float">
            <text:p>12254.6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43" calcext:value-type="float">
            <text:p>3595.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579.43" calcext:value-type="float">
            <text:p>1579.43</text:p>
          </table:table-cell>
          <table:table-cell office:value-type="float" office:value="2713.93" calcext:value-type="float">
            <text:p>2713.93</text:p>
          </table:table-cell>
          <table:table-cell office:value-type="float" office:value="41.8" calcext:value-type="float">
            <text:p>41.80</text:p>
          </table:table-cell>
          <table:table-cell office:value-type="float" office:value="11271.3" calcext:value-type="float">
            <text:p>11271.30</text:p>
          </table:table-cell>
          <table:table-cell office:value-type="float" office:value="12279.41" calcext:value-type="float">
            <text:p>12279.4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35" calcext:value-type="float">
            <text:p>3581.3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650.83" calcext:value-type="float">
            <text:p>1650.83</text:p>
          </table:table-cell>
          <table:table-cell office:value-type="float" office:value="2854.2" calcext:value-type="float">
            <text:p>2854.20</text:p>
          </table:table-cell>
          <table:table-cell office:value-type="float" office:value="42.16" calcext:value-type="float">
            <text:p>42.16</text:p>
          </table:table-cell>
          <table:table-cell office:value-type="float" office:value="11847.75" calcext:value-type="float">
            <text:p>11847.75</text:p>
          </table:table-cell>
          <table:table-cell office:value-type="float" office:value="12844.65" calcext:value-type="float">
            <text:p>12844.6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1.47" calcext:value-type="float">
            <text:p>3591.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515.43" calcext:value-type="float">
            <text:p>1515.43</text:p>
          </table:table-cell>
          <table:table-cell office:value-type="float" office:value="2969.23" calcext:value-type="float">
            <text:p>2969.23</text:p>
          </table:table-cell>
          <table:table-cell office:value-type="float" office:value="48.96" calcext:value-type="float">
            <text:p>48.96</text:p>
          </table:table-cell>
          <table:table-cell office:value-type="float" office:value="11857.31" calcext:value-type="float">
            <text:p>11857.31</text:p>
          </table:table-cell>
          <table:table-cell office:value-type="float" office:value="12385.86" calcext:value-type="float">
            <text:p>12385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4.31" calcext:value-type="float">
            <text:p>3594.3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1934.71" calcext:value-type="float">
            <text:p>1934.71</text:p>
          </table:table-cell>
          <table:table-cell office:value-type="float" office:value="3855.88" calcext:value-type="float">
            <text:p>3855.88</text:p>
          </table:table-cell>
          <table:table-cell office:value-type="float" office:value="57.75" calcext:value-type="float">
            <text:p>57.75</text:p>
          </table:table-cell>
          <table:table-cell office:value-type="float" office:value="15314.54" calcext:value-type="float">
            <text:p>15314.54</text:p>
          </table:table-cell>
          <table:table-cell office:value-type="float" office:value="15889.54" calcext:value-type="float">
            <text:p>15889.5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4.08" calcext:value-type="float">
            <text:p>3574.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2079.95" calcext:value-type="float">
            <text:p>2079.95</text:p>
          </table:table-cell>
          <table:table-cell office:value-type="float" office:value="4004.68" calcext:value-type="float">
            <text:p>4004.68</text:p>
          </table:table-cell>
          <table:table-cell office:value-type="float" office:value="53.31" calcext:value-type="float">
            <text:p>53.31</text:p>
          </table:table-cell>
          <table:table-cell office:value-type="float" office:value="16147.38" calcext:value-type="float">
            <text:p>16147.38</text:p>
          </table:table-cell>
          <table:table-cell office:value-type="float" office:value="16844.4" calcext:value-type="float">
            <text:p>16844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93" calcext:value-type="float">
            <text:p>3588.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072.29" calcext:value-type="float">
            <text:p>2072.29</text:p>
          </table:table-cell>
          <table:table-cell office:value-type="float" office:value="3495.63" calcext:value-type="float">
            <text:p>3495.63</text:p>
          </table:table-cell>
          <table:table-cell office:value-type="float" office:value="40.73" calcext:value-type="float">
            <text:p>40.73</text:p>
          </table:table-cell>
          <table:table-cell office:value-type="float" office:value="14655.23" calcext:value-type="float">
            <text:p>14655.23</text:p>
          </table:table-cell>
          <table:table-cell office:value-type="float" office:value="15221.56" calcext:value-type="float">
            <text:p>15221.5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5.4" calcext:value-type="float">
            <text:p>3565.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2155.62" calcext:value-type="float">
            <text:p>2155.62</text:p>
          </table:table-cell>
          <table:table-cell office:value-type="float" office:value="4179.19" calcext:value-type="float">
            <text:p>4179.19</text:p>
          </table:table-cell>
          <table:table-cell office:value-type="float" office:value="53.21" calcext:value-type="float">
            <text:p>53.21</text:p>
          </table:table-cell>
          <table:table-cell office:value-type="float" office:value="16647.88" calcext:value-type="float">
            <text:p>16647.88</text:p>
          </table:table-cell>
          <table:table-cell office:value-type="float" office:value="16988.61" calcext:value-type="float">
            <text:p>16988.6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6.78" calcext:value-type="float">
            <text:p>3576.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1938.65" calcext:value-type="float">
            <text:p>1938.65</text:p>
          </table:table-cell>
          <table:table-cell office:value-type="float" office:value="4249.49" calcext:value-type="float">
            <text:p>4249.49</text:p>
          </table:table-cell>
          <table:table-cell office:value-type="float" office:value="54.38" calcext:value-type="float">
            <text:p>54.38</text:p>
          </table:table-cell>
          <table:table-cell office:value-type="float" office:value="16152.94" calcext:value-type="float">
            <text:p>16152.94</text:p>
          </table:table-cell>
          <table:table-cell office:value-type="float" office:value="16511.91" calcext:value-type="float">
            <text:p>16511.9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60.76" calcext:value-type="float">
            <text:p>3560.7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51.18" calcext:value-type="float">
            <text:p>351.18</text:p>
          </table:table-cell>
          <table:table-cell office:value-type="float" office:value="0" calcext:value-type="float">
            <text:p>0.00</text:p>
          </table:table-cell>
          <table:table-cell office:value-type="float" office:value="1719.6" calcext:value-type="float">
            <text:p>1719.60</text:p>
          </table:table-cell>
          <table:table-cell office:value-type="float" office:value="1839.75" calcext:value-type="float">
            <text:p>1839.75</text:p>
          </table:table-cell>
          <table:table-cell office:value-type="float" office:value="5.7" calcext:value-type="float">
            <text:p>5.70</text:p>
          </table:table-cell>
          <table:table-cell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9.66" calcext:value-type="float">
            <text:p>339.66</text:p>
          </table:table-cell>
          <table:table-cell office:value-type="float" office:value="0" calcext:value-type="float">
            <text:p>0.00</text:p>
          </table:table-cell>
          <table:table-cell office:value-type="float" office:value="1593.33" calcext:value-type="float">
            <text:p>1593.33</text:p>
          </table:table-cell>
          <table:table-cell office:value-type="float" office:value="1754.31" calcext:value-type="float">
            <text:p>1754.31</text:p>
          </table:table-cell>
          <table:table-cell office:value-type="float" office:value="3.86" calcext:value-type="float">
            <text:p>3.86</text:p>
          </table:table-cell>
          <table:table-cell office:value-type="float" office:value="2.65" calcext:value-type="float">
            <text:p>2.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40_60_cap1.1_1</text:p>
          </table:table-cell>
          <table:table-cell office:value-type="string" calcext:value-type="string">
            <text:p>TL</text:p>
          </table:table-cell>
          <table:table-cell office:value-type="float" office:value="648.44" calcext:value-type="float">
            <text:p>648.44</text:p>
          </table:table-cell>
          <table:table-cell office:value-type="float" office:value="665.12" calcext:value-type="float">
            <text:p>665.12</text:p>
          </table:table-cell>
          <table:table-cell office:value-type="float" office:value="2.51" calcext:value-type="float">
            <text:p>2.51</text:p>
          </table:table-cell>
          <table:table-cell office:value-type="float" office:value="3340.05" calcext:value-type="float">
            <text:p>3340.05</text:p>
          </table:table-cell>
          <table:table-cell office:value-type="float" office:value="3544.78" calcext:value-type="float">
            <text:p>3544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1709.8" calcext:value-type="float">
            <text:p>1709.80</text:p>
          </table:table-cell>
          <table:table-cell office:value-type="float" office:value="1255" calcext:value-type="float">
            <text:p>1255</text:p>
          </table:table-cell>
          <table:table-cell office:value-type="float" office:value="1252" calcext:value-type="float">
            <text:p>12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40_60_cap1.5_1</text:p>
          </table:table-cell>
          <table:table-cell office:value-type="string" calcext:value-type="string">
            <text:p>TL</text:p>
          </table:table-cell>
          <table:table-cell office:value-type="float" office:value="553.94" calcext:value-type="float">
            <text:p>553.94</text:p>
          </table:table-cell>
          <table:table-cell office:value-type="float" office:value="566.45" calcext:value-type="float">
            <text:p>566.45</text:p>
          </table:table-cell>
          <table:table-cell office:value-type="float" office:value="2.21" calcext:value-type="float">
            <text:p>2.21</text:p>
          </table:table-cell>
          <table:table-cell office:value-type="float" office:value="2865.44" calcext:value-type="float">
            <text:p>2865.44</text:p>
          </table:table-cell>
          <table:table-cell office:value-type="float" office:value="3034.39" calcext:value-type="float">
            <text:p>3034.39</text:p>
          </table:table-cell>
          <table:table-cell office:value-type="float" office:value="3600" calcext:value-type="float">
            <text:p>3600.00</text:p>
          </table:table-cell>
          <table:table-cell office:value-type="float" office:value="1004.13" calcext:value-type="float">
            <text:p>1004.13</text:p>
          </table:table-cell>
          <table:table-cell office:value-type="float" office:value="8191" calcext:value-type="float">
            <text:p>8191</text:p>
          </table:table-cell>
          <table:table-cell office:value-type="float" office:value="8179" calcext:value-type="float">
            <text:p>817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43.56" calcext:value-type="float">
            <text:p>443.56</text:p>
          </table:table-cell>
          <table:table-cell office:value-type="float" office:value="0" calcext:value-type="float">
            <text:p>0.00</text:p>
          </table:table-cell>
          <table:table-cell office:value-type="float" office:value="2220.21" calcext:value-type="float">
            <text:p>2220.21</text:p>
          </table:table-cell>
          <table:table-cell office:value-type="float" office:value="2451.63" calcext:value-type="float">
            <text:p>2451.63</text:p>
          </table:table-cell>
          <table:table-cell office:value-type="float" office:value="634.04" calcext:value-type="float">
            <text:p>634.04</text:p>
          </table:table-cell>
          <table:table-cell office:value-type="float" office:value="2.25" calcext:value-type="float">
            <text:p>2.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5_size0_p1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99.76" calcext:value-type="float">
            <text:p>399.76</text:p>
          </table:table-cell>
          <table:table-cell office:value-type="float" office:value="0" calcext:value-type="float">
            <text:p>0.00</text:p>
          </table:table-cell>
          <table:table-cell office:value-type="float" office:value="2016.09" calcext:value-type="float">
            <text:p>2016.09</text:p>
          </table:table-cell>
          <table:table-cell office:value-type="float" office:value="2166.46" calcext:value-type="float">
            <text:p>2166.46</text:p>
          </table:table-cell>
          <table:table-cell office:value-type="float" office:value="291.37" calcext:value-type="float">
            <text:p>291.37</text:p>
          </table:table-cell>
          <table:table-cell office:value-type="float" office:value="117" calcext:value-type="float">
            <text:p>117.00</text:p>
          </table:table-cell>
          <table:table-cell office:value-type="float" office:value="1081" calcext:value-type="float">
            <text:p>1081</text:p>
          </table:table-cell>
          <table:table-cell office:value-type="float" office:value="1076" calcext:value-type="float">
            <text:p>10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25.55" calcext:value-type="float">
            <text:p>525.55</text:p>
          </table:table-cell>
          <table:table-cell office:value-type="float" office:value="0" calcext:value-type="float">
            <text:p>0.00</text:p>
          </table:table-cell>
          <table:table-cell office:value-type="float" office:value="2609.71" calcext:value-type="float">
            <text:p>2609.71</text:p>
          </table:table-cell>
          <table:table-cell office:value-type="float" office:value="2794.32" calcext:value-type="float">
            <text:p>2794.32</text:p>
          </table:table-cell>
          <table:table-cell office:value-type="float" office:value="785.22" calcext:value-type="float">
            <text:p>785.22</text:p>
          </table:table-cell>
          <table:table-cell office:value-type="float" office:value="84.98" calcext:value-type="float">
            <text:p>84.98</text:p>
          </table:table-cell>
          <table:table-cell office:value-type="float" office:value="1233" calcext:value-type="float">
            <text:p>1233</text:p>
          </table:table-cell>
          <table:table-cell office:value-type="float" office:value="1218" calcext:value-type="float">
            <text:p>12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1</text:p>
          </table:table-cell>
          <table:table-cell office:value-type="string" calcext:value-type="string">
            <text:p>TL</text:p>
          </table:table-cell>
          <table:table-cell office:value-type="float" office:value="441.19" calcext:value-type="float">
            <text:p>441.19</text:p>
          </table:table-cell>
          <table:table-cell office:value-type="float" office:value="451.37" calcext:value-type="float">
            <text:p>451.37</text:p>
          </table:table-cell>
          <table:table-cell office:value-type="float" office:value="2.26" calcext:value-type="float">
            <text:p>2.26</text:p>
          </table:table-cell>
          <table:table-cell office:value-type="float" office:value="2216.5" calcext:value-type="float">
            <text:p>2216.50</text:p>
          </table:table-cell>
          <table:table-cell office:value-type="float" office:value="2513.3" calcext:value-type="float">
            <text:p>2513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401.73" calcext:value-type="float">
            <text:p>401.73</text:p>
          </table:table-cell>
          <table:table-cell office:value-type="float" office:value="10084" calcext:value-type="float">
            <text:p>10084</text:p>
          </table:table-cell>
          <table:table-cell office:value-type="float" office:value="10075" calcext:value-type="float">
            <text:p>1007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21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548.17" calcext:value-type="float">
            <text:p>548.17</text:p>
          </table:table-cell>
          <table:table-cell office:value-type="float" office:value="0" calcext:value-type="float">
            <text:p>0.00</text:p>
          </table:table-cell>
          <table:table-cell office:value-type="float" office:value="2848.41" calcext:value-type="float">
            <text:p>2848.41</text:p>
          </table:table-cell>
          <table:table-cell office:value-type="float" office:value="2936.53" calcext:value-type="float">
            <text:p>2936.53</text:p>
          </table:table-cell>
          <table:table-cell office:value-type="float" office:value="3134.52" calcext:value-type="float">
            <text:p>3134.52</text:p>
          </table:table-cell>
          <table:table-cell office:value-type="float" office:value="5.49" calcext:value-type="float">
            <text:p>5.4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21_2</text:p>
          </table:table-cell>
          <table:table-cell office:value-type="string" calcext:value-type="string">
            <text:p>TL</text:p>
          </table:table-cell>
          <table:table-cell office:value-type="float" office:value="696.75" calcext:value-type="float">
            <text:p>696.75</text:p>
          </table:table-cell>
          <table:table-cell office:value-type="float" office:value="716.79" calcext:value-type="float">
            <text:p>716.79</text:p>
          </table:table-cell>
          <table:table-cell office:value-type="float" office:value="2.79" calcext:value-type="float">
            <text:p>2.79</text:p>
          </table:table-cell>
          <table:table-cell office:value-type="float" office:value="3550.99" calcext:value-type="float">
            <text:p>3550.99</text:p>
          </table:table-cell>
          <table:table-cell office:value-type="float" office:value="3978.6" calcext:value-type="float">
            <text:p>3978.60</text:p>
          </table:table-cell>
          <table:table-cell office:value-type="float" office:value="3600" calcext:value-type="float">
            <text:p>3600.00</text:p>
          </table:table-cell>
          <table:table-cell office:value-type="float" office:value="20.21" calcext:value-type="float">
            <text:p>20.21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21_3</text:p>
          </table:table-cell>
          <table:table-cell office:value-type="string" calcext:value-type="string">
            <text:p>TL</text:p>
          </table:table-cell>
          <table:table-cell office:value-type="float" office:value="573.7" calcext:value-type="float">
            <text:p>573.70</text:p>
          </table:table-cell>
          <table:table-cell office:value-type="float" office:value="607.31" calcext:value-type="float">
            <text:p>607.31</text:p>
          </table:table-cell>
          <table:table-cell office:value-type="float" office:value="5.53" calcext:value-type="float">
            <text:p>5.53</text:p>
          </table:table-cell>
          <table:table-cell office:value-type="float" office:value="3069.31" calcext:value-type="float">
            <text:p>3069.31</text:p>
          </table:table-cell>
          <table:table-cell office:value-type="float" office:value="3225.44" calcext:value-type="float">
            <text:p>3225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536.81" calcext:value-type="float">
            <text:p>536.81</text:p>
          </table:table-cell>
          <table:table-cell office:value-type="float" office:value="1422" calcext:value-type="float">
            <text:p>1422</text:p>
          </table:table-cell>
          <table:table-cell office:value-type="float" office:value="1419" calcext:value-type="float">
            <text:p>141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21_4</text:p>
          </table:table-cell>
          <table:table-cell office:value-type="string" calcext:value-type="string">
            <text:p>TL</text:p>
          </table:table-cell>
          <table:table-cell office:value-type="float" office:value="551.24" calcext:value-type="float">
            <text:p>551.24</text:p>
          </table:table-cell>
          <table:table-cell office:value-type="float" office:value="583.29" calcext:value-type="float">
            <text:p>583.29</text:p>
          </table:table-cell>
          <table:table-cell office:value-type="float" office:value="5.5" calcext:value-type="float">
            <text:p>5.50</text:p>
          </table:table-cell>
          <table:table-cell office:value-type="float" office:value="2981.31" calcext:value-type="float">
            <text:p>2981.31</text:p>
          </table:table-cell>
          <table:table-cell office:value-type="float" office:value="3263.49" calcext:value-type="float">
            <text:p>3263.49</text:p>
          </table:table-cell>
          <table:table-cell office:value-type="float" office:value="3600" calcext:value-type="float">
            <text:p>3600.00</text:p>
          </table:table-cell>
          <table:table-cell office:value-type="float" office:value="211.95" calcext:value-type="float">
            <text:p>211.95</text:p>
          </table:table-cell>
          <table:table-cell office:value-type="float" office:value="657" calcext:value-type="float">
            <text:p>657</text:p>
          </table:table-cell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21_5</text:p>
          </table:table-cell>
          <table:table-cell office:value-type="string" calcext:value-type="string">
            <text:p>TL</text:p>
          </table:table-cell>
          <table:table-cell office:value-type="float" office:value="734.71" calcext:value-type="float">
            <text:p>734.71</text:p>
          </table:table-cell>
          <table:table-cell office:value-type="float" office:value="771.1" calcext:value-type="float">
            <text:p>771.10</text:p>
          </table:table-cell>
          <table:table-cell office:value-type="float" office:value="4.72" calcext:value-type="float">
            <text:p>4.72</text:p>
          </table:table-cell>
          <table:table-cell office:value-type="float" office:value="3797.52" calcext:value-type="float">
            <text:p>3797.52</text:p>
          </table:table-cell>
          <table:table-cell office:value-type="float" office:value="4205.06" calcext:value-type="float">
            <text:p>4205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202.6" calcext:value-type="float">
            <text:p>202.60</text:p>
          </table:table-cell>
          <table:table-cell office:value-type="float" office:value="391" calcext:value-type="float">
            <text:p>391</text:p>
          </table:table-cell>
          <table:table-cell office:value-type="float" office:value="380" calcext:value-type="float">
            <text:p>38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41_1</text:p>
          </table:table-cell>
          <table:table-cell office:value-type="string" calcext:value-type="string">
            <text:p>TL</text:p>
          </table:table-cell>
          <table:table-cell office:value-type="float" office:value="923.64" calcext:value-type="float">
            <text:p>923.64</text:p>
          </table:table-cell>
          <table:table-cell office:value-type="float" office:value="1614.5" calcext:value-type="float">
            <text:p>1614.50</text:p>
          </table:table-cell>
          <table:table-cell office:value-type="float" office:value="61.4" calcext:value-type="float">
            <text:p>61.40</text:p>
          </table:table-cell>
          <table:table-cell office:value-type="float" office:value="7289.37" calcext:value-type="float">
            <text:p>7289.37</text:p>
          </table:table-cell>
          <table:table-cell office:value-type="float" office:value="8834.16" calcext:value-type="float">
            <text:p>8834.1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9.56" calcext:value-type="float">
            <text:p>3599.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41_2</text:p>
          </table:table-cell>
          <table:table-cell office:value-type="string" calcext:value-type="string">
            <text:p>TL</text:p>
          </table:table-cell>
          <table:table-cell office:value-type="float" office:value="1002.74" calcext:value-type="float">
            <text:p>1002.74</text:p>
          </table:table-cell>
          <table:table-cell office:value-type="float" office:value="1266.33" calcext:value-type="float">
            <text:p>1266.33</text:p>
          </table:table-cell>
          <table:table-cell office:value-type="float" office:value="40.04" calcext:value-type="float">
            <text:p>40.04</text:p>
          </table:table-cell>
          <table:table-cell office:value-type="float" office:value="6027.09" calcext:value-type="float">
            <text:p>6027.09</text:p>
          </table:table-cell>
          <table:table-cell office:value-type="float" office:value="6853.2" calcext:value-type="float">
            <text:p>6853.2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2.75" calcext:value-type="float">
            <text:p>3592.7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41_3</text:p>
          </table:table-cell>
          <table:table-cell office:value-type="string" calcext:value-type="string">
            <text:p>TL</text:p>
          </table:table-cell>
          <table:table-cell office:value-type="float" office:value="778.28" calcext:value-type="float">
            <text:p>778.28</text:p>
          </table:table-cell>
          <table:table-cell office:value-type="float" office:value="926.07" calcext:value-type="float">
            <text:p>926.07</text:p>
          </table:table-cell>
          <table:table-cell office:value-type="float" office:value="17.31" calcext:value-type="float">
            <text:p>17.31</text:p>
          </table:table-cell>
          <table:table-cell office:value-type="float" office:value="4542.71" calcext:value-type="float">
            <text:p>4542.71</text:p>
          </table:table-cell>
          <table:table-cell office:value-type="float" office:value="5052.12" calcext:value-type="float">
            <text:p>5052.1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09.05" calcext:value-type="float">
            <text:p>3509.0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41_4</text:p>
          </table:table-cell>
          <table:table-cell office:value-type="string" calcext:value-type="string">
            <text:p>TL</text:p>
          </table:table-cell>
          <table:table-cell office:value-type="float" office:value="959.88" calcext:value-type="float">
            <text:p>959.88</text:p>
          </table:table-cell>
          <table:table-cell office:value-type="float" office:value="1094.33" calcext:value-type="float">
            <text:p>1094.33</text:p>
          </table:table-cell>
          <table:table-cell office:value-type="float" office:value="14.21" calcext:value-type="float">
            <text:p>14.21</text:p>
          </table:table-cell>
          <table:table-cell office:value-type="float" office:value="5250.59" calcext:value-type="float">
            <text:p>5250.59</text:p>
          </table:table-cell>
          <table:table-cell office:value-type="float" office:value="5906.78" calcext:value-type="float">
            <text:p>5906.78</text:p>
          </table:table-cell>
          <table:table-cell office:value-type="float" office:value="3600" calcext:value-type="float">
            <text:p>3600.00</text:p>
          </table:table-cell>
          <table:table-cell office:value-type="float" office:value="3376.44" calcext:value-type="float">
            <text:p>3376.44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41_5</text:p>
          </table:table-cell>
          <table:table-cell office:value-type="string" calcext:value-type="string">
            <text:p>TL</text:p>
          </table:table-cell>
          <table:table-cell office:value-type="float" office:value="816.67" calcext:value-type="float">
            <text:p>816.67</text:p>
          </table:table-cell>
          <table:table-cell office:value-type="float" office:value="970.73" calcext:value-type="float">
            <text:p>970.73</text:p>
          </table:table-cell>
          <table:table-cell office:value-type="float" office:value="16.76" calcext:value-type="float">
            <text:p>16.76</text:p>
          </table:table-cell>
          <table:table-cell office:value-type="float" office:value="4638.01" calcext:value-type="float">
            <text:p>4638.01</text:p>
          </table:table-cell>
          <table:table-cell office:value-type="float" office:value="5261.17" calcext:value-type="float">
            <text:p>5261.1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97" calcext:value-type="float">
            <text:p>3583.9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61_1</text:p>
          </table:table-cell>
          <table:table-cell office:value-type="string" calcext:value-type="string">
            <text:p>TL</text:p>
          </table:table-cell>
          <table:table-cell office:value-type="float" office:value="1568.59" calcext:value-type="float">
            <text:p>1568.59</text:p>
          </table:table-cell>
          <table:table-cell office:value-type="float" office:value="2757.35" calcext:value-type="float">
            <text:p>2757.35</text:p>
          </table:table-cell>
          <table:table-cell office:value-type="float" office:value="43.11" calcext:value-type="float">
            <text:p>43.11</text:p>
          </table:table-cell>
          <table:table-cell office:value-type="float" office:value="11518.56" calcext:value-type="float">
            <text:p>11518.56</text:p>
          </table:table-cell>
          <table:table-cell office:value-type="float" office:value="12632.44" calcext:value-type="float">
            <text:p>12632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38" calcext:value-type="float">
            <text:p>3587.3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61_2</text:p>
          </table:table-cell>
          <table:table-cell office:value-type="string" calcext:value-type="string">
            <text:p>TL</text:p>
          </table:table-cell>
          <table:table-cell office:value-type="float" office:value="1332.89" calcext:value-type="float">
            <text:p>1332.89</text:p>
          </table:table-cell>
          <table:table-cell office:value-type="float" office:value="2340.4" calcext:value-type="float">
            <text:p>2340.40</text:p>
          </table:table-cell>
          <table:table-cell office:value-type="float" office:value="44.7" calcext:value-type="float">
            <text:p>44.70</text:p>
          </table:table-cell>
          <table:table-cell office:value-type="float" office:value="9899.14" calcext:value-type="float">
            <text:p>9899.14</text:p>
          </table:table-cell>
          <table:table-cell office:value-type="float" office:value="10773.86" calcext:value-type="float">
            <text:p>10773.8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92" calcext:value-type="float">
            <text:p>3588.9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61_3</text:p>
          </table:table-cell>
          <table:table-cell office:value-type="string" calcext:value-type="string">
            <text:p>TL</text:p>
          </table:table-cell>
          <table:table-cell office:value-type="float" office:value="1256.33" calcext:value-type="float">
            <text:p>1256.33</text:p>
          </table:table-cell>
          <table:table-cell office:value-type="float" office:value="3000.61" calcext:value-type="float">
            <text:p>3000.61</text:p>
          </table:table-cell>
          <table:table-cell office:value-type="float" office:value="58.13" calcext:value-type="float">
            <text:p>58.13</text:p>
          </table:table-cell>
          <table:table-cell office:value-type="float" office:value="11095.05" calcext:value-type="float">
            <text:p>11095.05</text:p>
          </table:table-cell>
          <table:table-cell office:value-type="float" office:value="11572.67" calcext:value-type="float">
            <text:p>11572.67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81" calcext:value-type="float">
            <text:p>3596.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61_4</text:p>
          </table:table-cell>
          <table:table-cell office:value-type="string" calcext:value-type="string">
            <text:p>TL</text:p>
          </table:table-cell>
          <table:table-cell office:value-type="float" office:value="1310.65" calcext:value-type="float">
            <text:p>1310.65</text:p>
          </table:table-cell>
          <table:table-cell office:value-type="float" office:value="2939.9" calcext:value-type="float">
            <text:p>2939.90</text:p>
          </table:table-cell>
          <table:table-cell office:value-type="float" office:value="56.14" calcext:value-type="float">
            <text:p>56.14</text:p>
          </table:table-cell>
          <table:table-cell office:value-type="float" office:value="10987.1" calcext:value-type="float">
            <text:p>10987.10</text:p>
          </table:table-cell>
          <table:table-cell office:value-type="float" office:value="11339.4" calcext:value-type="float">
            <text:p>11339.4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38" calcext:value-type="float">
            <text:p>3596.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61_5</text:p>
          </table:table-cell>
          <table:table-cell office:value-type="string" calcext:value-type="string">
            <text:p>TL</text:p>
          </table:table-cell>
          <table:table-cell office:value-type="float" office:value="1396.48" calcext:value-type="float">
            <text:p>1396.48</text:p>
          </table:table-cell>
          <table:table-cell office:value-type="float" office:value="2653.95" calcext:value-type="float">
            <text:p>2653.95</text:p>
          </table:table-cell>
          <table:table-cell office:value-type="float" office:value="47.38" calcext:value-type="float">
            <text:p>47.38</text:p>
          </table:table-cell>
          <table:table-cell office:value-type="float" office:value="10577.65" calcext:value-type="float">
            <text:p>10577.65</text:p>
          </table:table-cell>
          <table:table-cell office:value-type="float" office:value="11025.3" calcext:value-type="float">
            <text:p>11025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73" calcext:value-type="float">
            <text:p>3588.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81_1</text:p>
          </table:table-cell>
          <table:table-cell office:value-type="string" calcext:value-type="string">
            <text:p>TL</text:p>
          </table:table-cell>
          <table:table-cell office:value-type="float" office:value="1811.77" calcext:value-type="float">
            <text:p>1811.77</text:p>
          </table:table-cell>
          <table:table-cell office:value-type="float" office:value="4579.6" calcext:value-type="float">
            <text:p>4579.60</text:p>
          </table:table-cell>
          <table:table-cell office:value-type="float" office:value="60.44" calcext:value-type="float">
            <text:p>60.44</text:p>
          </table:table-cell>
          <table:table-cell table:number-columns-repeated="2" office:value-type="float" office:value="16831.03" calcext:value-type="float">
            <text:p>16831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34" calcext:value-type="float">
            <text:p>3593.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81_2</text:p>
          </table:table-cell>
          <table:table-cell office:value-type="string" calcext:value-type="string">
            <text:p>TL</text:p>
          </table:table-cell>
          <table:table-cell office:value-type="float" office:value="1792.82" calcext:value-type="float">
            <text:p>1792.82</text:p>
          </table:table-cell>
          <table:table-cell office:value-type="float" office:value="3831.62" calcext:value-type="float">
            <text:p>3831.62</text:p>
          </table:table-cell>
          <table:table-cell office:value-type="float" office:value="53.21" calcext:value-type="float">
            <text:p>53.21</text:p>
          </table:table-cell>
          <table:table-cell office:value-type="float" office:value="14721.26" calcext:value-type="float">
            <text:p>14721.26</text:p>
          </table:table-cell>
          <table:table-cell office:value-type="float" office:value="15145.25" calcext:value-type="float">
            <text:p>15145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01" calcext:value-type="float">
            <text:p>3587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81_3</text:p>
          </table:table-cell>
          <table:table-cell office:value-type="string" calcext:value-type="string">
            <text:p>TL</text:p>
          </table:table-cell>
          <table:table-cell office:value-type="float" office:value="1441.91" calcext:value-type="float">
            <text:p>1441.91</text:p>
          </table:table-cell>
          <table:table-cell office:value-type="float" office:value="4553.7" calcext:value-type="float">
            <text:p>4553.70</text:p>
          </table:table-cell>
          <table:table-cell office:value-type="float" office:value="68.34" calcext:value-type="float">
            <text:p>68.34</text:p>
          </table:table-cell>
          <table:table-cell table:number-columns-repeated="2" office:value-type="float" office:value="15527.64" calcext:value-type="float">
            <text:p>15527.64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7.64" calcext:value-type="float">
            <text:p>3587.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81_4</text:p>
          </table:table-cell>
          <table:table-cell office:value-type="string" calcext:value-type="string">
            <text:p>TL</text:p>
          </table:table-cell>
          <table:table-cell office:value-type="float" office:value="1472.62" calcext:value-type="float">
            <text:p>1472.62</text:p>
          </table:table-cell>
          <table:table-cell office:value-type="float" office:value="3796.96" calcext:value-type="float">
            <text:p>3796.96</text:p>
          </table:table-cell>
          <table:table-cell office:value-type="float" office:value="62.23" calcext:value-type="float">
            <text:p>62.23</text:p>
          </table:table-cell>
          <table:table-cell office:value-type="float" office:value="13798.29" calcext:value-type="float">
            <text:p>13798.29</text:p>
          </table:table-cell>
          <table:table-cell office:value-type="float" office:value="14064.32" calcext:value-type="float">
            <text:p>14064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2.13" calcext:value-type="float">
            <text:p>3572.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1.5_81_5</text:p>
          </table:table-cell>
          <table:table-cell office:value-type="string" calcext:value-type="string">
            <text:p>TL</text:p>
          </table:table-cell>
          <table:table-cell office:value-type="float" office:value="1641.12" calcext:value-type="float">
            <text:p>1641.12</text:p>
          </table:table-cell>
          <table:table-cell office:value-type="float" office:value="2848.76" calcext:value-type="float">
            <text:p>2848.76</text:p>
          </table:table-cell>
          <table:table-cell office:value-type="float" office:value="42.72" calcext:value-type="float">
            <text:p>42.72</text:p>
          </table:table-cell>
          <table:table-cell office:value-type="float" office:value="12257.17" calcext:value-type="float">
            <text:p>12257.17</text:p>
          </table:table-cell>
          <table:table-cell office:value-type="float" office:value="13579.1" calcext:value-type="float">
            <text:p>13579.10</text:p>
          </table:table-cell>
          <table:table-cell office:value-type="float" office:value="3600" calcext:value-type="float">
            <text:p>3600.00</text:p>
          </table:table-cell>
          <table:table-cell office:value-type="float" office:value="3469.68" calcext:value-type="float">
            <text:p>3469.6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25.84" calcext:value-type="float">
            <text:p>325.84</text:p>
          </table:table-cell>
          <table:table-cell office:value-type="float" office:value="0" calcext:value-type="float">
            <text:p>0.00</text:p>
          </table:table-cell>
          <table:table-cell office:value-type="float" office:value="1678.99" calcext:value-type="float">
            <text:p>1678.99</text:p>
          </table:table-cell>
          <table:table-cell office:value-type="float" office:value="1807.29" calcext:value-type="float">
            <text:p>1807.29</text:p>
          </table:table-cell>
          <table:table-cell office:value-type="float" office:value="42.58" calcext:value-type="float">
            <text:p>42.58</text:p>
          </table:table-cell>
          <table:table-cell office:value-type="float" office:value="38.11" calcext:value-type="float">
            <text:p>38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34.59" calcext:value-type="float">
            <text:p>334.59</text:p>
          </table:table-cell>
          <table:table-cell office:value-type="float" office:value="0" calcext:value-type="float">
            <text:p>0.00</text:p>
          </table:table-cell>
          <table:table-cell office:value-type="float" office:value="1665.72" calcext:value-type="float">
            <text:p>1665.72</text:p>
          </table:table-cell>
          <table:table-cell office:value-type="float" office:value="1821.76" calcext:value-type="float">
            <text:p>1821.76</text:p>
          </table:table-cell>
          <table:table-cell office:value-type="float" office:value="78.35" calcext:value-type="float">
            <text:p>78.35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40_60_cap1.1_1</text:p>
          </table:table-cell>
          <table:table-cell office:value-type="string" calcext:value-type="string">
            <text:p>TL</text:p>
          </table:table-cell>
          <table:table-cell office:value-type="float" office:value="440.58" calcext:value-type="float">
            <text:p>440.58</text:p>
          </table:table-cell>
          <table:table-cell office:value-type="float" office:value="447.99" calcext:value-type="float">
            <text:p>447.99</text:p>
          </table:table-cell>
          <table:table-cell office:value-type="float" office:value="1.65" calcext:value-type="float">
            <text:p>1.65</text:p>
          </table:table-cell>
          <table:table-cell office:value-type="float" office:value="2173.78" calcext:value-type="float">
            <text:p>2173.78</text:p>
          </table:table-cell>
          <table:table-cell office:value-type="float" office:value="2414.06" calcext:value-type="float">
            <text:p>2414.06</text:p>
          </table:table-cell>
          <table:table-cell office:value-type="float" office:value="3600" calcext:value-type="float">
            <text:p>3600.00</text:p>
          </table:table-cell>
          <table:table-cell office:value-type="float" office:value="214.04" calcext:value-type="float">
            <text:p>214.04</text:p>
          </table:table-cell>
          <table:table-cell office:value-type="float" office:value="5860" calcext:value-type="float">
            <text:p>5860</text:p>
          </table:table-cell>
          <table:table-cell office:value-type="float" office:value="5858" calcext:value-type="float">
            <text:p>585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40_60_cap1.5_1</text:p>
          </table:table-cell>
          <table:table-cell office:value-type="string" calcext:value-type="string">
            <text:p>TL</text:p>
          </table:table-cell>
          <table:table-cell office:value-type="float" office:value="440.01" calcext:value-type="float">
            <text:p>440.01</text:p>
          </table:table-cell>
          <table:table-cell office:value-type="float" office:value="450.37" calcext:value-type="float">
            <text:p>450.37</text:p>
          </table:table-cell>
          <table:table-cell office:value-type="float" office:value="2.3" calcext:value-type="float">
            <text:p>2.30</text:p>
          </table:table-cell>
          <table:table-cell office:value-type="float" office:value="2224.13" calcext:value-type="float">
            <text:p>2224.13</text:p>
          </table:table-cell>
          <table:table-cell office:value-type="float" office:value="2532.14" calcext:value-type="float">
            <text:p>2532.14</text:p>
          </table:table-cell>
          <table:table-cell office:value-type="float" office:value="3600" calcext:value-type="float">
            <text:p>3600.00</text:p>
          </table:table-cell>
          <table:table-cell office:value-type="float" office:value="491.01" calcext:value-type="float">
            <text:p>491.01</text:p>
          </table:table-cell>
          <table:table-cell office:value-type="float" office:value="9069" calcext:value-type="float">
            <text:p>9069</text:p>
          </table:table-cell>
          <table:table-cell office:value-type="float" office:value="9063" calcext:value-type="float">
            <text:p>906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4.28" calcext:value-type="float">
            <text:p>374.28</text:p>
          </table:table-cell>
          <table:table-cell office:value-type="float" office:value="0" calcext:value-type="float">
            <text:p>0.00</text:p>
          </table:table-cell>
          <table:table-cell office:value-type="float" office:value="1800.58" calcext:value-type="float">
            <text:p>1800.58</text:p>
          </table:table-cell>
          <table:table-cell office:value-type="float" office:value="1968.09" calcext:value-type="float">
            <text:p>1968.09</text:p>
          </table:table-cell>
          <table:table-cell office:value-type="float" office:value="761.95" calcext:value-type="float">
            <text:p>761.95</text:p>
          </table:table-cell>
          <table:table-cell office:value-type="float" office:value="148.49" calcext:value-type="float">
            <text:p>148.49</text:p>
          </table:table-cell>
          <table:table-cell office:value-type="float" office:value="3628" calcext:value-type="float">
            <text:p>3628</text:p>
          </table:table-cell>
          <table:table-cell office:value-type="float" office:value="3627" calcext:value-type="float">
            <text:p>36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0.6_40_6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07.02" calcext:value-type="float">
            <text:p>307.02</text:p>
          </table:table-cell>
          <table:table-cell office:value-type="float" office:value="0" calcext:value-type="float">
            <text:p>0.00</text:p>
          </table:table-cell>
          <table:table-cell office:value-type="float" office:value="1471.09" calcext:value-type="float">
            <text:p>1471.09</text:p>
          </table:table-cell>
          <table:table-cell office:value-type="float" office:value="1582.83" calcext:value-type="float">
            <text:p>1582.83</text:p>
          </table:table-cell>
          <table:table-cell office:value-type="float" office:value="4.42" calcext:value-type="float">
            <text:p>4.42</text:p>
          </table:table-cell>
          <table:table-cell office:value-type="float" office:value="3.05" calcext:value-type="float">
            <text:p>3.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1_1</text:p>
          </table:table-cell>
          <table:table-cell office:value-type="string" calcext:value-type="string">
            <text:p>TL</text:p>
          </table:table-cell>
          <table:table-cell office:value-type="float" office:value="569.73" calcext:value-type="float">
            <text:p>569.73</text:p>
          </table:table-cell>
          <table:table-cell office:value-type="float" office:value="575.24" calcext:value-type="float">
            <text:p>575.24</text:p>
          </table:table-cell>
          <table:table-cell office:value-type="float" office:value="0.96" calcext:value-type="float">
            <text:p>0.96</text:p>
          </table:table-cell>
          <table:table-cell office:value-type="float" office:value="2879.95" calcext:value-type="float">
            <text:p>2879.95</text:p>
          </table:table-cell>
          <table:table-cell office:value-type="float" office:value="3082.88" calcext:value-type="float">
            <text:p>3082.88</text:p>
          </table:table-cell>
          <table:table-cell office:value-type="float" office:value="3600" calcext:value-type="float">
            <text:p>3600.00</text:p>
          </table:table-cell>
          <table:table-cell office:value-type="float" office:value="683.28" calcext:value-type="float">
            <text:p>683.28</text:p>
          </table:table-cell>
          <table:table-cell office:value-type="float" office:value="886" calcext:value-type="float">
            <text:p>886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88.5" calcext:value-type="float">
            <text:p>488.50</text:p>
          </table:table-cell>
          <table:table-cell office:value-type="float" office:value="0" calcext:value-type="float">
            <text:p>0.00</text:p>
          </table:table-cell>
          <table:table-cell office:value-type="float" office:value="2372.15" calcext:value-type="float">
            <text:p>2372.15</text:p>
          </table:table-cell>
          <table:table-cell office:value-type="float" office:value="2660.6" calcext:value-type="float">
            <text:p>2660.60</text:p>
          </table:table-cell>
          <table:table-cell office:value-type="float" office:value="297.5" calcext:value-type="float">
            <text:p>297.50</text:p>
          </table:table-cell>
          <table:table-cell office:value-type="float" office:value="2.17" calcext:value-type="float">
            <text:p>2.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21_1</text:p>
          </table:table-cell>
          <table:table-cell office:value-type="string" calcext:value-type="string">
            <text:p>TL</text:p>
          </table:table-cell>
          <table:table-cell office:value-type="float" office:value="641.23" calcext:value-type="float">
            <text:p>641.23</text:p>
          </table:table-cell>
          <table:table-cell office:value-type="float" office:value="656.77" calcext:value-type="float">
            <text:p>656.77</text:p>
          </table:table-cell>
          <table:table-cell office:value-type="float" office:value="2.37" calcext:value-type="float">
            <text:p>2.37</text:p>
          </table:table-cell>
          <table:table-cell office:value-type="float" office:value="3200.03" calcext:value-type="float">
            <text:p>3200.03</text:p>
          </table:table-cell>
          <table:table-cell office:value-type="float" office:value="3741.94" calcext:value-type="float">
            <text:p>3741.94</text:p>
          </table:table-cell>
          <table:table-cell office:value-type="float" office:value="3600" calcext:value-type="float">
            <text:p>3600.00</text:p>
          </table:table-cell>
          <table:table-cell office:value-type="float" office:value="28.31" calcext:value-type="float">
            <text:p>28.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21_2</text:p>
          </table:table-cell>
          <table:table-cell office:value-type="string" calcext:value-type="string">
            <text:p>TL</text:p>
          </table:table-cell>
          <table:table-cell office:value-type="float" office:value="951.55" calcext:value-type="float">
            <text:p>951.55</text:p>
          </table:table-cell>
          <table:table-cell office:value-type="float" office:value="968.03" calcext:value-type="float">
            <text:p>968.03</text:p>
          </table:table-cell>
          <table:table-cell office:value-type="float" office:value="1.7" calcext:value-type="float">
            <text:p>1.70</text:p>
          </table:table-cell>
          <table:table-cell office:value-type="float" office:value="5011.08" calcext:value-type="float">
            <text:p>5011.08</text:p>
          </table:table-cell>
          <table:table-cell office:value-type="float" office:value="5179.23" calcext:value-type="float">
            <text:p>5179.23</text:p>
          </table:table-cell>
          <table:table-cell office:value-type="float" office:value="3600" calcext:value-type="float">
            <text:p>3600.00</text:p>
          </table:table-cell>
          <table:table-cell office:value-type="float" office:value="120.23" calcext:value-type="float">
            <text:p>120.2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21_3</text:p>
          </table:table-cell>
          <table:table-cell office:value-type="string" calcext:value-type="string">
            <text:p>TL</text:p>
          </table:table-cell>
          <table:table-cell office:value-type="float" office:value="665.89" calcext:value-type="float">
            <text:p>665.89</text:p>
          </table:table-cell>
          <table:table-cell office:value-type="float" office:value="720.71" calcext:value-type="float">
            <text:p>720.71</text:p>
          </table:table-cell>
          <table:table-cell office:value-type="float" office:value="7.61" calcext:value-type="float">
            <text:p>7.61</text:p>
          </table:table-cell>
          <table:table-cell office:value-type="float" office:value="3683.68" calcext:value-type="float">
            <text:p>3683.68</text:p>
          </table:table-cell>
          <table:table-cell office:value-type="float" office:value="3931.27" calcext:value-type="float">
            <text:p>3931.27</text:p>
          </table:table-cell>
          <table:table-cell office:value-type="float" office:value="3600" calcext:value-type="float">
            <text:p>3600.00</text:p>
          </table:table-cell>
          <table:table-cell office:value-type="float" office:value="2800.75" calcext:value-type="float">
            <text:p>2800.75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21_4</text:p>
          </table:table-cell>
          <table:table-cell office:value-type="string" calcext:value-type="string">
            <text:p>TL</text:p>
          </table:table-cell>
          <table:table-cell office:value-type="float" office:value="770.11" calcext:value-type="float">
            <text:p>770.11</text:p>
          </table:table-cell>
          <table:table-cell office:value-type="float" office:value="806.39" calcext:value-type="float">
            <text:p>806.39</text:p>
          </table:table-cell>
          <table:table-cell office:value-type="float" office:value="4.5" calcext:value-type="float">
            <text:p>4.50</text:p>
          </table:table-cell>
          <table:table-cell office:value-type="float" office:value="4185.84" calcext:value-type="float">
            <text:p>4185.84</text:p>
          </table:table-cell>
          <table:table-cell office:value-type="float" office:value="4402.25" calcext:value-type="float">
            <text:p>4402.25</text:p>
          </table:table-cell>
          <table:table-cell office:value-type="float" office:value="3600" calcext:value-type="float">
            <text:p>3600.00</text:p>
          </table:table-cell>
          <table:table-cell office:value-type="float" office:value="1210.23" calcext:value-type="float">
            <text:p>1210.23</text:p>
          </table:table-cell>
          <table:table-cell office:value-type="float" office:value="186" calcext:value-type="float">
            <text:p>186</text:p>
          </table:table-cell>
          <table:table-cell office:value-type="float" office:value="171" calcext:value-type="float">
            <text:p>1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21_5</text:p>
          </table:table-cell>
          <table:table-cell office:value-type="string" calcext:value-type="string">
            <text:p>TL</text:p>
          </table:table-cell>
          <table:table-cell office:value-type="float" office:value="768.77" calcext:value-type="float">
            <text:p>768.77</text:p>
          </table:table-cell>
          <table:table-cell office:value-type="float" office:value="775.02" calcext:value-type="float">
            <text:p>775.02</text:p>
          </table:table-cell>
          <table:table-cell office:value-type="float" office:value="0.81" calcext:value-type="float">
            <text:p>0.81</text:p>
          </table:table-cell>
          <table:table-cell office:value-type="float" office:value="3895.07" calcext:value-type="float">
            <text:p>3895.07</text:p>
          </table:table-cell>
          <table:table-cell office:value-type="float" office:value="4211.03" calcext:value-type="float">
            <text:p>4211.03</text:p>
          </table:table-cell>
          <table:table-cell office:value-type="float" office:value="3600" calcext:value-type="float">
            <text:p>3600.00</text:p>
          </table:table-cell>
          <table:table-cell office:value-type="float" office:value="1228" calcext:value-type="float">
            <text:p>1228.0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41_1</text:p>
          </table:table-cell>
          <table:table-cell office:value-type="string" calcext:value-type="string">
            <text:p>TL</text:p>
          </table:table-cell>
          <table:table-cell office:value-type="float" office:value="1184.64" calcext:value-type="float">
            <text:p>1184.64</text:p>
          </table:table-cell>
          <table:table-cell office:value-type="float" office:value="1409.77" calcext:value-type="float">
            <text:p>1409.77</text:p>
          </table:table-cell>
          <table:table-cell office:value-type="float" office:value="29.07" calcext:value-type="float">
            <text:p>29.07</text:p>
          </table:table-cell>
          <table:table-cell office:value-type="float" office:value="6888.88" calcext:value-type="float">
            <text:p>6888.88</text:p>
          </table:table-cell>
          <table:table-cell office:value-type="float" office:value="7760.73" calcext:value-type="float">
            <text:p>7760.73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13" calcext:value-type="float">
            <text:p>3596.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41_2</text:p>
          </table:table-cell>
          <table:table-cell office:value-type="string" calcext:value-type="string">
            <text:p>TL</text:p>
          </table:table-cell>
          <table:table-cell office:value-type="float" office:value="1091.51" calcext:value-type="float">
            <text:p>1091.51</text:p>
          </table:table-cell>
          <table:table-cell office:value-type="float" office:value="1289" calcext:value-type="float">
            <text:p>1289.00</text:p>
          </table:table-cell>
          <table:table-cell office:value-type="float" office:value="15.59" calcext:value-type="float">
            <text:p>15.59</text:p>
          </table:table-cell>
          <table:table-cell office:value-type="float" office:value="6211.44" calcext:value-type="float">
            <text:p>6211.44</text:p>
          </table:table-cell>
          <table:table-cell office:value-type="float" office:value="6817.52" calcext:value-type="float">
            <text:p>6817.5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7.21" calcext:value-type="float">
            <text:p>3597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41_3</text:p>
          </table:table-cell>
          <table:table-cell office:value-type="string" calcext:value-type="string">
            <text:p>TL</text:p>
          </table:table-cell>
          <table:table-cell office:value-type="float" office:value="1071.04" calcext:value-type="float">
            <text:p>1071.04</text:p>
          </table:table-cell>
          <table:table-cell office:value-type="float" office:value="1327.39" calcext:value-type="float">
            <text:p>1327.39</text:p>
          </table:table-cell>
          <table:table-cell office:value-type="float" office:value="23.81" calcext:value-type="float">
            <text:p>23.81</text:p>
          </table:table-cell>
          <table:table-cell office:value-type="float" office:value="6363.35" calcext:value-type="float">
            <text:p>6363.35</text:p>
          </table:table-cell>
          <table:table-cell office:value-type="float" office:value="6937.45" calcext:value-type="float">
            <text:p>6937.45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24" calcext:value-type="float">
            <text:p>3595.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41_4</text:p>
          </table:table-cell>
          <table:table-cell office:value-type="string" calcext:value-type="string">
            <text:p>TL</text:p>
          </table:table-cell>
          <table:table-cell office:value-type="float" office:value="1344.94" calcext:value-type="float">
            <text:p>1344.94</text:p>
          </table:table-cell>
          <table:table-cell office:value-type="float" office:value="1598.61" calcext:value-type="float">
            <text:p>1598.61</text:p>
          </table:table-cell>
          <table:table-cell office:value-type="float" office:value="16.91" calcext:value-type="float">
            <text:p>16.91</text:p>
          </table:table-cell>
          <table:table-cell office:value-type="float" office:value="7725.42" calcext:value-type="float">
            <text:p>7725.42</text:p>
          </table:table-cell>
          <table:table-cell office:value-type="float" office:value="8496.22" calcext:value-type="float">
            <text:p>8496.2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1.48" calcext:value-type="float">
            <text:p>3581.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41_5</text:p>
          </table:table-cell>
          <table:table-cell office:value-type="string" calcext:value-type="string">
            <text:p>TL</text:p>
          </table:table-cell>
          <table:table-cell office:value-type="float" office:value="1197.34" calcext:value-type="float">
            <text:p>1197.34</text:p>
          </table:table-cell>
          <table:table-cell office:value-type="float" office:value="1477.95" calcext:value-type="float">
            <text:p>1477.95</text:p>
          </table:table-cell>
          <table:table-cell office:value-type="float" office:value="19.02" calcext:value-type="float">
            <text:p>19.02</text:p>
          </table:table-cell>
          <table:table-cell office:value-type="float" office:value="7114.23" calcext:value-type="float">
            <text:p>7114.23</text:p>
          </table:table-cell>
          <table:table-cell office:value-type="float" office:value="7889.26" calcext:value-type="float">
            <text:p>7889.2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5.63" calcext:value-type="float">
            <text:p>3575.6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61_1</text:p>
          </table:table-cell>
          <table:table-cell office:value-type="string" calcext:value-type="string">
            <text:p>TL</text:p>
          </table:table-cell>
          <table:table-cell office:value-type="float" office:value="1868.33" calcext:value-type="float">
            <text:p>1868.33</text:p>
          </table:table-cell>
          <table:table-cell office:value-type="float" office:value="4017.82" calcext:value-type="float">
            <text:p>4017.82</text:p>
          </table:table-cell>
          <table:table-cell office:value-type="float" office:value="53.5" calcext:value-type="float">
            <text:p>53.50</text:p>
          </table:table-cell>
          <table:table-cell table:number-columns-repeated="2" office:value-type="float" office:value="15556.62" calcext:value-type="float">
            <text:p>15556.6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99" calcext:value-type="float">
            <text:p>3596.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61_2</text:p>
          </table:table-cell>
          <table:table-cell office:value-type="string" calcext:value-type="string">
            <text:p>TL</text:p>
          </table:table-cell>
          <table:table-cell office:value-type="float" office:value="1653.76" calcext:value-type="float">
            <text:p>1653.76</text:p>
          </table:table-cell>
          <table:table-cell office:value-type="float" office:value="3116" calcext:value-type="float">
            <text:p>3116.00</text:p>
          </table:table-cell>
          <table:table-cell office:value-type="float" office:value="46.93" calcext:value-type="float">
            <text:p>46.93</text:p>
          </table:table-cell>
          <table:table-cell office:value-type="float" office:value="12489.31" calcext:value-type="float">
            <text:p>12489.31</text:p>
          </table:table-cell>
          <table:table-cell office:value-type="float" office:value="12730.48" calcext:value-type="float">
            <text:p>12730.48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3.71" calcext:value-type="float">
            <text:p>3593.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61_3</text:p>
          </table:table-cell>
          <table:table-cell office:value-type="string" calcext:value-type="string">
            <text:p>TL</text:p>
          </table:table-cell>
          <table:table-cell office:value-type="float" office:value="1551.62" calcext:value-type="float">
            <text:p>1551.62</text:p>
          </table:table-cell>
          <table:table-cell office:value-type="float" office:value="2850.9" calcext:value-type="float">
            <text:p>2850.90</text:p>
          </table:table-cell>
          <table:table-cell office:value-type="float" office:value="46.39" calcext:value-type="float">
            <text:p>46.39</text:p>
          </table:table-cell>
          <table:table-cell office:value-type="float" office:value="11963.23" calcext:value-type="float">
            <text:p>11963.23</text:p>
          </table:table-cell>
          <table:table-cell office:value-type="float" office:value="12648.3" calcext:value-type="float">
            <text:p>12648.30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81" calcext:value-type="float">
            <text:p>3585.8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61_4</text:p>
          </table:table-cell>
          <table:table-cell office:value-type="string" calcext:value-type="string">
            <text:p>TL</text:p>
          </table:table-cell>
          <table:table-cell office:value-type="float" office:value="1603.56" calcext:value-type="float">
            <text:p>1603.56</text:p>
          </table:table-cell>
          <table:table-cell office:value-type="float" office:value="3108.63" calcext:value-type="float">
            <text:p>3108.63</text:p>
          </table:table-cell>
          <table:table-cell office:value-type="float" office:value="48.72" calcext:value-type="float">
            <text:p>48.72</text:p>
          </table:table-cell>
          <table:table-cell office:value-type="float" office:value="12451.6" calcext:value-type="float">
            <text:p>12451.60</text:p>
          </table:table-cell>
          <table:table-cell office:value-type="float" office:value="12789.96" calcext:value-type="float">
            <text:p>12789.96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6.29" calcext:value-type="float">
            <text:p>3596.2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61_5</text:p>
          </table:table-cell>
          <table:table-cell office:value-type="string" calcext:value-type="string">
            <text:p>TL</text:p>
          </table:table-cell>
          <table:table-cell office:value-type="float" office:value="1589.6" calcext:value-type="float">
            <text:p>1589.60</text:p>
          </table:table-cell>
          <table:table-cell office:value-type="float" office:value="3085.09" calcext:value-type="float">
            <text:p>3085.09</text:p>
          </table:table-cell>
          <table:table-cell office:value-type="float" office:value="48.47" calcext:value-type="float">
            <text:p>48.47</text:p>
          </table:table-cell>
          <table:table-cell office:value-type="float" office:value="12293.91" calcext:value-type="float">
            <text:p>12293.91</text:p>
          </table:table-cell>
          <table:table-cell office:value-type="float" office:value="12438.29" calcext:value-type="float">
            <text:p>12438.29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5.8" calcext:value-type="float">
            <text:p>3595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81_1</text:p>
          </table:table-cell>
          <table:table-cell office:value-type="string" calcext:value-type="string">
            <text:p>TL</text:p>
          </table:table-cell>
          <table:table-cell office:value-type="float" office:value="2277.13" calcext:value-type="float">
            <text:p>2277.13</text:p>
          </table:table-cell>
          <table:table-cell office:value-type="float" office:value="4149.61" calcext:value-type="float">
            <text:p>4149.61</text:p>
          </table:table-cell>
          <table:table-cell office:value-type="float" office:value="45.12" calcext:value-type="float">
            <text:p>45.12</text:p>
          </table:table-cell>
          <table:table-cell office:value-type="float" office:value="16951.51" calcext:value-type="float">
            <text:p>16951.51</text:p>
          </table:table-cell>
          <table:table-cell office:value-type="float" office:value="17315.21" calcext:value-type="float">
            <text:p>17315.2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90.94" calcext:value-type="float">
            <text:p>3590.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81_2</text:p>
          </table:table-cell>
          <table:table-cell office:value-type="string" calcext:value-type="string">
            <text:p>TL</text:p>
          </table:table-cell>
          <table:table-cell office:value-type="float" office:value="1957.36" calcext:value-type="float">
            <text:p>1957.36</text:p>
          </table:table-cell>
          <table:table-cell office:value-type="float" office:value="3758.88" calcext:value-type="float">
            <text:p>3758.88</text:p>
          </table:table-cell>
          <table:table-cell office:value-type="float" office:value="48.74" calcext:value-type="float">
            <text:p>48.74</text:p>
          </table:table-cell>
          <table:table-cell office:value-type="float" office:value="14977.9" calcext:value-type="float">
            <text:p>14977.90</text:p>
          </table:table-cell>
          <table:table-cell office:value-type="float" office:value="15618.31" calcext:value-type="float">
            <text:p>15618.3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78.53" calcext:value-type="float">
            <text:p>3578.5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81_3</text:p>
          </table:table-cell>
          <table:table-cell office:value-type="string" calcext:value-type="string">
            <text:p>TL</text:p>
          </table:table-cell>
          <table:table-cell office:value-type="float" office:value="2103.43" calcext:value-type="float">
            <text:p>2103.43</text:p>
          </table:table-cell>
          <table:table-cell office:value-type="float" office:value="4060.23" calcext:value-type="float">
            <text:p>4060.23</text:p>
          </table:table-cell>
          <table:table-cell office:value-type="float" office:value="48.19" calcext:value-type="float">
            <text:p>48.19</text:p>
          </table:table-cell>
          <table:table-cell office:value-type="float" office:value="16275.11" calcext:value-type="float">
            <text:p>16275.11</text:p>
          </table:table-cell>
          <table:table-cell office:value-type="float" office:value="16727.32" calcext:value-type="float">
            <text:p>16727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5.88" calcext:value-type="float">
            <text:p>3585.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81_4</text:p>
          </table:table-cell>
          <table:table-cell office:value-type="string" calcext:value-type="string">
            <text:p>TL</text:p>
          </table:table-cell>
          <table:table-cell office:value-type="float" office:value="2164.72" calcext:value-type="float">
            <text:p>2164.72</text:p>
          </table:table-cell>
          <table:table-cell office:value-type="float" office:value="4248.54" calcext:value-type="float">
            <text:p>4248.54</text:p>
          </table:table-cell>
          <table:table-cell office:value-type="float" office:value="49.32" calcext:value-type="float">
            <text:p>49.32</text:p>
          </table:table-cell>
          <table:table-cell office:value-type="float" office:value="16996.13" calcext:value-type="float">
            <text:p>16996.13</text:p>
          </table:table-cell>
          <table:table-cell office:value-type="float" office:value="17453.32" calcext:value-type="float">
            <text:p>17453.32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3.13" calcext:value-type="float">
            <text:p>3583.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1.5_81_5</text:p>
          </table:table-cell>
          <table:table-cell office:value-type="string" calcext:value-type="string">
            <text:p>TL</text:p>
          </table:table-cell>
          <table:table-cell office:value-type="float" office:value="2128.09" calcext:value-type="float">
            <text:p>2128.09</text:p>
          </table:table-cell>
          <table:table-cell office:value-type="float" office:value="4176.16" calcext:value-type="float">
            <text:p>4176.16</text:p>
          </table:table-cell>
          <table:table-cell office:value-type="float" office:value="49.04" calcext:value-type="float">
            <text:p>49.04</text:p>
          </table:table-cell>
          <table:table-cell office:value-type="float" office:value="16580.89" calcext:value-type="float">
            <text:p>16580.89</text:p>
          </table:table-cell>
          <table:table-cell office:value-type="float" office:value="16986.71" calcext:value-type="float">
            <text:p>16986.71</text:p>
          </table:table-cell>
          <table:table-cell office:value-type="float" office:value="3600" calcext:value-type="float">
            <text:p>3600.00</text:p>
          </table:table-cell>
          <table:table-cell office:value-type="float" office:value="3588.07" calcext:value-type="float">
            <text:p>3588.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75.32" calcext:value-type="float">
            <text:p>375.32</text:p>
          </table:table-cell>
          <table:table-cell office:value-type="float" office:value="0" calcext:value-type="float">
            <text:p>0.00</text:p>
          </table:table-cell>
          <table:table-cell office:value-type="float" office:value="1796.36" calcext:value-type="float">
            <text:p>1796.36</text:p>
          </table:table-cell>
          <table:table-cell office:value-type="float" office:value="1988.07" calcext:value-type="float">
            <text:p>1988.07</text:p>
          </table:table-cell>
          <table:table-cell office:value-type="float" office:value="5.32" calcext:value-type="float">
            <text:p>5.32</text:p>
          </table:table-cell>
          <table:table-cell office:value-type="float" office:value="0.53" calcext:value-type="float">
            <text:p>0.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1_100_cap2.5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360.28" calcext:value-type="float">
            <text:p>360.28</text:p>
          </table:table-cell>
          <table:table-cell office:value-type="float" office:value="0" calcext:value-type="float">
            <text:p>0.00</text:p>
          </table:table-cell>
          <table:table-cell office:value-type="float" office:value="1748.69" calcext:value-type="float">
            <text:p>1748.69</text:p>
          </table:table-cell>
          <table:table-cell office:value-type="float" office:value="1993.16" calcext:value-type="float">
            <text:p>1993.16</text:p>
          </table:table-cell>
          <table:table-cell office:value-type="float" office:value="115.32" calcext:value-type="float">
            <text:p>115.32</text:p>
          </table:table-cell>
          <table:table-cell office:value-type="float" office:value="1.32" calcext:value-type="float">
            <text:p>1.3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40_60_cap1.1_1</text:p>
          </table:table-cell>
          <table:table-cell office:value-type="string" calcext:value-type="string">
            <text:p>TL</text:p>
          </table:table-cell>
          <table:table-cell office:value-type="float" office:value="673.72" calcext:value-type="float">
            <text:p>673.72</text:p>
          </table:table-cell>
          <table:table-cell office:value-type="float" office:value="679.02" calcext:value-type="float">
            <text:p>679.02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3382.58" calcext:value-type="float">
            <text:p>3382.58</text:p>
          </table:table-cell>
          <table:table-cell office:value-type="float" office:value="3600" calcext:value-type="float">
            <text:p>3600.00</text:p>
          </table:table-cell>
          <table:table-cell office:value-type="float" office:value="2508.68" calcext:value-type="float">
            <text:p>2508.68</text:p>
          </table:table-cell>
          <table:table-cell table:number-columns-repeated="2" office:value-type="float" office:value="2357" calcext:value-type="float">
            <text:p>23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40_60_cap1.5_1</text:p>
          </table:table-cell>
          <table:table-cell office:value-type="string" calcext:value-type="string">
            <text:p>TL</text:p>
          </table:table-cell>
          <table:table-cell office:value-type="float" office:value="537.23" calcext:value-type="float">
            <text:p>537.23</text:p>
          </table:table-cell>
          <table:table-cell office:value-type="float" office:value="551.36" calcext:value-type="float">
            <text:p>551.36</text:p>
          </table:table-cell>
          <table:table-cell office:value-type="float" office:value="2.56" calcext:value-type="float">
            <text:p>2.56</text:p>
          </table:table-cell>
          <table:table-cell office:value-type="float" office:value="2798.52" calcext:value-type="float">
            <text:p>2798.52</text:p>
          </table:table-cell>
          <table:table-cell office:value-type="float" office:value="3104.44" calcext:value-type="float">
            <text:p>3104.44</text:p>
          </table:table-cell>
          <table:table-cell office:value-type="float" office:value="3600" calcext:value-type="float">
            <text:p>3600.00</text:p>
          </table:table-cell>
          <table:table-cell office:value-type="float" office:value="416.76" calcext:value-type="float">
            <text:p>416.76</text:p>
          </table:table-cell>
          <table:table-cell office:value-type="float" office:value="1443" calcext:value-type="float">
            <text:p>1443</text:p>
          </table:table-cell>
          <table:table-cell office:value-type="float" office:value="1434" calcext:value-type="float">
            <text:p>143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R101_m6_size0_p1_40_60_cap2_1</text:p>
          </table:table-cell>
          <table:table-cell office:value-type="string" calcext:value-type="string">
            <text:p>OP</text:p>
          </table:table-cell>
          <table:table-cell table:number-columns-repeated="2" office:value-type="float" office:value="443.77" calcext:value-type="float">
            <text:p>443.77</text:p>
          </table:table-cell>
          <table:table-cell office:value-type="float" office:value="0" calcext:value-type="float">
            <text:p>0.00</text:p>
          </table:table-cell>
          <table:table-cell office:value-type="float" office:value="2220.42" calcext:value-type="float">
            <text:p>2220.42</text:p>
          </table:table-cell>
          <table:table-cell office:value-type="float" office:value="2472.27" calcext:value-type="float">
            <text:p>2472.27</text:p>
          </table:table-cell>
          <table:table-cell office:value-type="float" office:value="2535.03" calcext:value-type="float">
            <text:p>2535.03</text:p>
          </table:table-cell>
          <table:table-cell office:value-type="float" office:value="10.75" calcext:value-type="float">
            <text:p>10.7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table:style-name="ce3" office:value-type="string" calcext:value-type="string">
            <text:p>R101_m6_size0_p1_40_60_cap2.5_1</text:p>
          </table:table-cell>
          <table:table-cell table:style-name="ce5" office:value-type="string" calcext:value-type="string">
            <text:p>OP</text:p>
          </table:table-cell>
          <table:table-cell table:number-columns-repeated="2" table:style-name="ce8" office:value-type="float" office:value="391.3" calcext:value-type="float">
            <text:p>391.30</text:p>
          </table:table-cell>
          <table:table-cell table:style-name="ce8" office:value-type="float" office:value="0" calcext:value-type="float">
            <text:p>0.00</text:p>
          </table:table-cell>
          <table:table-cell table:style-name="ce8" office:value-type="float" office:value="1935.39" calcext:value-type="float">
            <text:p>1935.39</text:p>
          </table:table-cell>
          <table:table-cell table:style-name="ce8" office:value-type="float" office:value="2125.8" calcext:value-type="float">
            <text:p>2125.80</text:p>
          </table:table-cell>
          <table:table-cell table:style-name="ce8" office:value-type="float" office:value="42.78" calcext:value-type="float">
            <text:p>42.78</text:p>
          </table:table-cell>
          <table:table-cell table:style-name="ce8" office:value-type="float" office:value="10.38" calcext:value-type="float">
            <text:p>10.3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994"/>
        </table:table-row>
        <table:table-row table:style-name="ro2" table:number-rows-repeated="1048094">
          <table:table-cell table:number-columns-repeated="1007"/>
        </table:table-row>
        <table:table-row table:style-name="ro2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7T23:52:13.535350749</meta:creation-date>
    <dc:date>2024-04-18T00:20:51.448240739</dc:date>
    <meta:editing-duration>PT28M28S</meta:editing-duration>
    <meta:editing-cycles>18</meta:editing-cycles>
    <meta:generator>LibreOffice/6.0.7.3$Linux_X86_64 LibreOffice_project/00m0$Build-3</meta:generator>
    <meta:document-statistic meta:table-count="4" meta:cell-count="22126" meta:object-count="0"/>
  </office:meta>
</office:document-meta>
</file>